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padding="3pt"/>
    </style:style>
    <style:style style:name="ce7" style:family="table-cell" style:parent-style-name="Default">
      <style:table-cell-properties fo:padding="3pt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Unweighted Selection" table:style-name="ta1">
        <table:shapes>
          <draw:frame draw:z-index="0" draw:style-name="gr1" draw:text-style-name="P1" svg:width="453.51pt" svg:height="255.09pt" svg:x="417.03pt" svg:y="12.84pt">
            <draw:object draw:notify-on-update-of-ranges="'Unweighted Selection'.A2:'Unweighted Selection'.A202 'Unweighted Selection'.B1:'Unweighted Selection'.B1 'Unweighted Selection'.B2:'Unweighted Selection'.B202 'Unweighted Selection'.A2:'Unweighted Selection'.A202 'Unweighted Selection'.C1:'Unweighted Selection'.C1 'Unweighted Selection'.C2:'Unweighted Selection'.C202 'Unweighted Selection'.A2:'Unweighted Selection'.A202 'Unweighted Selection'.D1:'Unweighted Selection'.D1 'Unweighted Selection'.D2:'Unweighted Selection'.D202 'Unweighted Selection'.A2:'Unweighted Selection'.A202 'Unweighted Selection'.E1:'Unweighted Selection'.E1 'Unweighted Selection'.E2:'Unweighted Selection'.E202 'Unweighted Selection'.A2:'Unweighted Selection'.A202 'Unweighted Selection'.F1:'Unweighted Selection'.F1 'Unweighted Selection'.F2:'Unweighted Selection'.F2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E-050" calcext:value-type="float">
            <text:p>1.00E-050</text:p>
          </table:table-cell>
          <table:table-cell table:style-name="ce3" office:value-type="float" office:value="1E-070" calcext:value-type="float">
            <text:p>1.00E-0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1.4513993060094E-032" calcext:value-type="float">
            <text:p>1.45E-032</text:p>
          </table:table-cell>
          <table:table-cell table:style-name="ce3" office:value-type="float" office:value="1E-065" calcext:value-type="float">
            <text:p>1.00E-0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1.17030884339056E-025" calcext:value-type="float">
            <text:p>1.17E-025</text:p>
          </table:table-cell>
          <table:table-cell table:style-name="ce3" office:value-type="float" office:value="1.69638042512201E-053" calcext:value-type="float">
            <text:p>1.70E-0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2.47381842439891E-022" calcext:value-type="float">
            <text:p>2.47E-022</text:p>
          </table:table-cell>
          <table:table-cell table:style-name="ce3" office:value-type="float" office:value="5.04365325784314E-045" calcext:value-type="float">
            <text:p>5.04E-045</text:p>
          </table:table-cell>
          <table:table-cell table:style-name="ce3" office:value-type="float" office:value="1.62357555849661E-102" calcext:value-type="float">
            <text:p>1.62E-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3.37059898820686E-020" calcext:value-type="float">
            <text:p>3.37E-020</text:p>
          </table:table-cell>
          <table:table-cell table:style-name="ce3" office:value-type="float" office:value="4.12127716629567E-040" calcext:value-type="float">
            <text:p>4.12E-040</text:p>
          </table:table-cell>
          <table:table-cell table:style-name="ce3" office:value-type="float" office:value="4.25384985140807E-086" calcext:value-type="float">
            <text:p>4.25E-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1.61794053647151E-018" calcext:value-type="float">
            <text:p>1.62E-018</text:p>
          </table:table-cell>
          <table:table-cell table:style-name="ce3" office:value-type="float" office:value="2.14674266768331E-036" calcext:value-type="float">
            <text:p>2.15E-036</text:p>
          </table:table-cell>
          <table:table-cell table:style-name="ce3" office:value-type="float" office:value="3.06454003935454E-076" calcext:value-type="float">
            <text:p>3.06E-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3.54519597787521E-017" calcext:value-type="float">
            <text:p>3.55E-017</text:p>
          </table:table-cell>
          <table:table-cell table:style-name="ce3" office:value-type="float" office:value="1.69387901909828E-033" calcext:value-type="float">
            <text:p>1.69E-033</text:p>
          </table:table-cell>
          <table:table-cell table:style-name="ce3" office:value-type="float" office:value="3.60627049100268E-069" calcext:value-type="float">
            <text:p>3.61E-069</text:p>
          </table:table-cell>
          <table:table-cell table:style-name="ce3" office:value-type="float" office:value="9.97440760099731E-165" calcext:value-type="float">
            <text:p>9.97E-1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4.15274270403024E-016" calcext:value-type="float">
            <text:p>4.15E-016</text:p>
          </table:table-cell>
          <table:table-cell table:style-name="ce3" office:value-type="float" office:value="3.20336756029021E-031" calcext:value-type="float">
            <text:p>3.20E-031</text:p>
          </table:table-cell>
          <table:table-cell table:style-name="ce3" office:value-type="float" office:value="7.52436846687536E-064" calcext:value-type="float">
            <text:p>7.52E-064</text:p>
          </table:table-cell>
          <table:table-cell table:style-name="ce3" office:value-type="float" office:value="4.04842811359833E-145" calcext:value-type="float">
            <text:p>4.05E-1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3.75973886175586E-015" calcext:value-type="float">
            <text:p>3.76E-015</text:p>
          </table:table-cell>
          <table:table-cell table:style-name="ce3" office:value-type="float" office:value="3.34084558454387E-029" calcext:value-type="float">
            <text:p>3.34E-029</text:p>
          </table:table-cell>
          <table:table-cell table:style-name="ce3" office:value-type="float" office:value="2.91144825125474E-059" calcext:value-type="float">
            <text:p>2.91E-059</text:p>
          </table:table-cell>
          <table:table-cell table:style-name="ce3" office:value-type="float" office:value="2.51517666348333E-131" calcext:value-type="float">
            <text:p>2.52E-1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00000256073062164122" calcext:value-type="float">
            <text:p>2.56E-014</text:p>
          </table:table-cell>
          <table:table-cell table:style-name="ce3" office:value-type="float" office:value="1.85402907506409E-027" calcext:value-type="float">
            <text:p>1.85E-027</text:p>
          </table:table-cell>
          <table:table-cell table:style-name="ce3" office:value-type="float" office:value="2.25058660088602E-055" calcext:value-type="float">
            <text:p>2.25E-055</text:p>
          </table:table-cell>
          <table:table-cell table:style-name="ce3" office:value-type="float" office:value="1.0574802563479E-120" calcext:value-type="float">
            <text:p>1.06E-1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0000139765186273138" calcext:value-type="float">
            <text:p>1.40E-013</text:p>
          </table:table-cell>
          <table:table-cell table:style-name="ce3" office:value-type="float" office:value="6.33919401325793E-026" calcext:value-type="float">
            <text:p>6.34E-026</text:p>
          </table:table-cell>
          <table:table-cell table:style-name="ce3" office:value-type="float" office:value="5.28446885229868E-052" calcext:value-type="float">
            <text:p>5.28E-052</text:p>
          </table:table-cell>
          <table:table-cell table:style-name="ce3" office:value-type="float" office:value="5.27411717669316E-112" calcext:value-type="float">
            <text:p>5.27E-1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0000600012332707717" calcext:value-type="float">
            <text:p>6.00E-013</text:p>
          </table:table-cell>
          <table:table-cell table:style-name="ce3" office:value-type="float" office:value="1.29679043863564E-024" calcext:value-type="float">
            <text:p>1.30E-024</text:p>
          </table:table-cell>
          <table:table-cell table:style-name="ce3" office:value-type="float" office:value="3.73774265835911E-049" calcext:value-type="float">
            <text:p>3.74E-049</text:p>
          </table:table-cell>
          <table:table-cell table:style-name="ce3" office:value-type="float" office:value="6.33043596081403E-105" calcext:value-type="float">
            <text:p>6.33E-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000238621400359111" calcext:value-type="float">
            <text:p>2.39E-012</text:p>
          </table:table-cell>
          <table:table-cell table:style-name="ce3" office:value-type="float" office:value="2.23961185651874E-023" calcext:value-type="float">
            <text:p>2.24E-023</text:p>
          </table:table-cell>
          <table:table-cell table:style-name="ce3" office:value-type="float" office:value="1.73556890499815E-046" calcext:value-type="float">
            <text:p>1.74E-046</text:p>
          </table:table-cell>
          <table:table-cell table:style-name="ce3" office:value-type="float" office:value="1.76374915146672E-098" calcext:value-type="float">
            <text:p>1.76E-098</text:p>
          </table:table-cell>
          <table:table-cell table:style-name="ce3" office:value-type="float" office:value="1.9713949394955E-249" calcext:value-type="float">
            <text:p>1.97E-249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000840063369534593" calcext:value-type="float">
            <text:p>8.40E-012</text:p>
          </table:table-cell>
          <table:table-cell table:style-name="ce3" office:value-type="float" office:value="2.9818462516506E-022" calcext:value-type="float">
            <text:p>2.98E-022</text:p>
          </table:table-cell>
          <table:table-cell table:style-name="ce3" office:value-type="float" office:value="4.42057575945643E-044" calcext:value-type="float">
            <text:p>4.42E-044</text:p>
          </table:table-cell>
          <table:table-cell table:style-name="ce3" office:value-type="float" office:value="8.65445555804525E-093" calcext:value-type="float">
            <text:p>8.65E-093</text:p>
          </table:table-cell>
          <table:table-cell table:style-name="ce3" office:value-type="float" office:value="1.30286954968707E-226" calcext:value-type="float">
            <text:p>1.30E-22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00254173722419284" calcext:value-type="float">
            <text:p>2.54E-011</text:p>
          </table:table-cell>
          <table:table-cell table:style-name="ce3" office:value-type="float" office:value="2.8888650388924E-021" calcext:value-type="float">
            <text:p>2.89E-021</text:p>
          </table:table-cell>
          <table:table-cell table:style-name="ce3" office:value-type="float" office:value="5.54338882142806E-042" calcext:value-type="float">
            <text:p>5.54E-042</text:p>
          </table:table-cell>
          <table:table-cell table:style-name="ce3" office:value-type="float" office:value="6.57981303920629E-088" calcext:value-type="float">
            <text:p>6.58E-088</text:p>
          </table:table-cell>
          <table:table-cell table:style-name="ce3" office:value-type="float" office:value="6.72085029552031E-210" calcext:value-type="float">
            <text:p>6.72E-210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00741422919859269" calcext:value-type="float">
            <text:p>7.41E-011</text:p>
          </table:table-cell>
          <table:table-cell table:style-name="ce3" office:value-type="float" office:value="2.58260404279343E-020" calcext:value-type="float">
            <text:p>2.58E-020</text:p>
          </table:table-cell>
          <table:table-cell table:style-name="ce3" office:value-type="float" office:value="5.72565863186739E-040" calcext:value-type="float">
            <text:p>5.73E-040</text:p>
          </table:table-cell>
          <table:table-cell table:style-name="ce3" office:value-type="float" office:value="2.7571223232874E-083" calcext:value-type="float">
            <text:p>2.76E-083</text:p>
          </table:table-cell>
          <table:table-cell table:style-name="ce3" office:value-type="float" office:value="1.92664114468582E-195" calcext:value-type="float">
            <text:p>1.93E-195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0200213483907165" calcext:value-type="float">
            <text:p>2.00E-010</text:p>
          </table:table-cell>
          <table:table-cell table:style-name="ce3" office:value-type="float" office:value="1.96272271609574E-019" calcext:value-type="float">
            <text:p>1.96E-019</text:p>
          </table:table-cell>
          <table:table-cell table:style-name="ce3" office:value-type="float" office:value="4.11592359124588E-038" calcext:value-type="float">
            <text:p>4.12E-038</text:p>
          </table:table-cell>
          <table:table-cell table:style-name="ce3" office:value-type="float" office:value="4.49795484549672E-079" calcext:value-type="float">
            <text:p>4.50E-079</text:p>
          </table:table-cell>
          <table:table-cell table:style-name="ce3" office:value-type="float" office:value="4.57624754215374E-183" calcext:value-type="float">
            <text:p>4.58E-183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0486044058501323" calcext:value-type="float">
            <text:p>4.86E-010</text:p>
          </table:table-cell>
          <table:table-cell table:style-name="ce3" office:value-type="float" office:value="1.19591305743434E-018" calcext:value-type="float">
            <text:p>1.20E-018</text:p>
          </table:table-cell>
          <table:table-cell table:style-name="ce3" office:value-type="float" office:value="1.83107823684357E-036" calcext:value-type="float">
            <text:p>1.83E-036</text:p>
          </table:table-cell>
          <table:table-cell table:style-name="ce3" office:value-type="float" office:value="2.27842872224914E-075" calcext:value-type="float">
            <text:p>2.28E-075</text:p>
          </table:table-cell>
          <table:table-cell table:style-name="ce3" office:value-type="float" office:value="1.16454421319374E-172" calcext:value-type="float">
            <text:p>1.16E-172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115867544316751" calcext:value-type="float">
            <text:p>1.16E-009</text:p>
          </table:table-cell>
          <table:table-cell table:style-name="ce3" office:value-type="float" office:value="6.99959342722905E-018" calcext:value-type="float">
            <text:p>7.00E-018</text:p>
          </table:table-cell>
          <table:table-cell table:style-name="ce3" office:value-type="float" office:value="7.39613110293041E-035" calcext:value-type="float">
            <text:p>7.40E-035</text:p>
          </table:table-cell>
          <table:table-cell table:style-name="ce3" office:value-type="float" office:value="8.69027625424523E-072" calcext:value-type="float">
            <text:p>8.69E-072</text:p>
          </table:table-cell>
          <table:table-cell table:style-name="ce3" office:value-type="float" office:value="6.08599444597386E-163" calcext:value-type="float">
            <text:p>6.09E-163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261890653858099" calcext:value-type="float">
            <text:p>2.62E-009</text:p>
          </table:table-cell>
          <table:table-cell table:style-name="ce3" office:value-type="float" office:value="3.66595735930968E-017" calcext:value-type="float">
            <text:p>3.67E-017</text:p>
          </table:table-cell>
          <table:table-cell table:style-name="ce3" office:value-type="float" office:value="2.343202990757E-033" calcext:value-type="float">
            <text:p>2.34E-033</text:p>
          </table:table-cell>
          <table:table-cell table:style-name="ce3" office:value-type="float" office:value="1.82581295803649E-068" calcext:value-type="float">
            <text:p>1.83E-068</text:p>
          </table:table-cell>
          <table:table-cell table:style-name="ce3" office:value-type="float" office:value="3.54274355092198E-154" calcext:value-type="float">
            <text:p>3.54E-154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564390734552278" calcext:value-type="float">
            <text:p>5.64E-009</text:p>
          </table:table-cell>
          <table:table-cell table:style-name="ce3" office:value-type="float" office:value="1.73864064895583E-016" calcext:value-type="float">
            <text:p>1.74E-016</text:p>
          </table:table-cell>
          <table:table-cell table:style-name="ce3" office:value-type="float" office:value="5.98296337037295E-032" calcext:value-type="float">
            <text:p>5.98E-032</text:p>
          </table:table-cell>
          <table:table-cell table:style-name="ce3" office:value-type="float" office:value="2.2757543869588E-065" calcext:value-type="float">
            <text:p>2.28E-065</text:p>
          </table:table-cell>
          <table:table-cell table:style-name="ce3" office:value-type="float" office:value="3.39265124087262E-146" calcext:value-type="float">
            <text:p>3.39E-146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113000125009577" calcext:value-type="float">
            <text:p>1.13E-008</text:p>
          </table:table-cell>
          <table:table-cell table:style-name="ce3" office:value-type="float" office:value="7.0885157976559E-016" calcext:value-type="float">
            <text:p>7.09E-016</text:p>
          </table:table-cell>
          <table:table-cell table:style-name="ce3" office:value-type="float" office:value="1.10742147833844E-030" calcext:value-type="float">
            <text:p>1.11E-030</text:p>
          </table:table-cell>
          <table:table-cell table:style-name="ce3" office:value-type="float" office:value="1.35044134559063E-062" calcext:value-type="float">
            <text:p>1.35E-062</text:p>
          </table:table-cell>
          <table:table-cell table:style-name="ce3" office:value-type="float" office:value="3.52896516803032E-139" calcext:value-type="float">
            <text:p>3.53E-139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224768002411477" calcext:value-type="float">
            <text:p>2.25E-008</text:p>
          </table:table-cell>
          <table:table-cell table:style-name="ce3" office:value-type="float" office:value="2.84655088901449E-015" calcext:value-type="float">
            <text:p>2.85E-015</text:p>
          </table:table-cell>
          <table:table-cell table:style-name="ce3" office:value-type="float" office:value="1.97394558660351E-029" calcext:value-type="float">
            <text:p>1.97E-029</text:p>
          </table:table-cell>
          <table:table-cell table:style-name="ce3" office:value-type="float" office:value="7.16035893332121E-060" calcext:value-type="float">
            <text:p>7.16E-060</text:p>
          </table:table-cell>
          <table:table-cell table:style-name="ce3" office:value-type="float" office:value="2.14825141541445E-132" calcext:value-type="float">
            <text:p>2.15E-132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431502449918423" calcext:value-type="float">
            <text:p>4.32E-008</text:p>
          </table:table-cell>
          <table:table-cell table:style-name="ce3" office:value-type="float" office:value="0.0000000000000106212119754431" calcext:value-type="float">
            <text:p>1.06E-014</text:p>
          </table:table-cell>
          <table:table-cell table:style-name="ce3" office:value-type="float" office:value="3.00494121022578E-028" calcext:value-type="float">
            <text:p>3.00E-028</text:p>
          </table:table-cell>
          <table:table-cell table:style-name="ce3" office:value-type="float" office:value="2.62361036936531E-057" calcext:value-type="float">
            <text:p>2.62E-057</text:p>
          </table:table-cell>
          <table:table-cell table:style-name="ce3" office:value-type="float" office:value="4.24572455361314E-126" calcext:value-type="float">
            <text:p>4.25E-126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781142873782186" calcext:value-type="float">
            <text:p>7.81E-008</text:p>
          </table:table-cell>
          <table:table-cell table:style-name="ce3" office:value-type="float" office:value="0.0000000000000351474252633437" calcext:value-type="float">
            <text:p>3.51E-014</text:p>
          </table:table-cell>
          <table:table-cell table:style-name="ce3" office:value-type="float" office:value="3.55265458528732E-027" calcext:value-type="float">
            <text:p>3.55E-027</text:p>
          </table:table-cell>
          <table:table-cell table:style-name="ce3" office:value-type="float" office:value="5.44292803201631E-055" calcext:value-type="float">
            <text:p>5.44E-055</text:p>
          </table:table-cell>
          <table:table-cell table:style-name="ce3" office:value-type="float" office:value="1.77706702635056E-120" calcext:value-type="float">
            <text:p>1.78E-120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141102037821831" calcext:value-type="float">
            <text:p>1.41E-007</text:p>
          </table:table-cell>
          <table:table-cell table:style-name="ce3" office:value-type="float" office:value="0.000000000000115633753754347" calcext:value-type="float">
            <text:p>1.16E-013</text:p>
          </table:table-cell>
          <table:table-cell table:style-name="ce3" office:value-type="float" office:value="4.13262083236375E-026" calcext:value-type="float">
            <text:p>4.13E-026</text:p>
          </table:table-cell>
          <table:table-cell table:style-name="ce3" office:value-type="float" office:value="1.07022880194026E-052" calcext:value-type="float">
            <text:p>1.07E-052</text:p>
          </table:table-cell>
          <table:table-cell table:style-name="ce3" office:value-type="float" office:value="5.71385730171402E-115" calcext:value-type="float">
            <text:p>5.71E-115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24797471401499" calcext:value-type="float">
            <text:p>2.48E-007</text:p>
          </table:table-cell>
          <table:table-cell table:style-name="ce3" office:value-type="float" office:value="0.000000000000359469294164647" calcext:value-type="float">
            <text:p>3.59E-013</text:p>
          </table:table-cell>
          <table:table-cell table:style-name="ce3" office:value-type="float" office:value="4.26107185691382E-025" calcext:value-type="float">
            <text:p>4.26E-025</text:p>
          </table:table-cell>
          <table:table-cell table:style-name="ce3" office:value-type="float" office:value="1.59676651975732E-050" calcext:value-type="float">
            <text:p>1.60E-050</text:p>
          </table:table-cell>
          <table:table-cell table:style-name="ce3" office:value-type="float" office:value="8.45256361908821E-110" calcext:value-type="float">
            <text:p>8.45E-110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415252677414944" calcext:value-type="float">
            <text:p>4.15E-007</text:p>
          </table:table-cell>
          <table:table-cell table:style-name="ce3" office:value-type="float" office:value="0.00000000000101284754179662" calcext:value-type="float">
            <text:p>1.01E-012</text:p>
          </table:table-cell>
          <table:table-cell table:style-name="ce3" office:value-type="float" office:value="3.57756129246595E-024" calcext:value-type="float">
            <text:p>3.58E-024</text:p>
          </table:table-cell>
          <table:table-cell table:style-name="ce3" office:value-type="float" office:value="1.51274406380931E-048" calcext:value-type="float">
            <text:p>1.51E-048</text:p>
          </table:table-cell>
          <table:table-cell table:style-name="ce3" office:value-type="float" office:value="3.88250608606354E-105" calcext:value-type="float">
            <text:p>3.88E-105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695638744570918" calcext:value-type="float">
            <text:p>6.96E-007</text:p>
          </table:table-cell>
          <table:table-cell table:style-name="ce3" office:value-type="float" office:value="0.00000000000285270267672428" calcext:value-type="float">
            <text:p>2.85E-012</text:p>
          </table:table-cell>
          <table:table-cell table:style-name="ce3" office:value-type="float" office:value="2.99218582618475E-023" calcext:value-type="float">
            <text:p>2.99E-023</text:p>
          </table:table-cell>
          <table:table-cell table:style-name="ce3" office:value-type="float" office:value="1.40403471225055E-046" calcext:value-type="float">
            <text:p>1.40E-046</text:p>
          </table:table-cell>
          <table:table-cell table:style-name="ce3" office:value-type="float" office:value="1.5696519751741E-100" calcext:value-type="float">
            <text:p>1.57E-100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114007563984247" calcext:value-type="float">
            <text:p>1.14E-006</text:p>
          </table:table-cell>
          <table:table-cell table:style-name="ce3" office:value-type="float" office:value="0.00000000000768022557578551" calcext:value-type="float">
            <text:p>7.68E-012</text:p>
          </table:table-cell>
          <table:table-cell table:style-name="ce3" office:value-type="float" office:value="2.27496655146525E-022" calcext:value-type="float">
            <text:p>2.27E-022</text:p>
          </table:table-cell>
          <table:table-cell table:style-name="ce3" office:value-type="float" office:value="1.05153459494082E-044" calcext:value-type="float">
            <text:p>1.05E-044</text:p>
          </table:table-cell>
          <table:table-cell table:style-name="ce3" office:value-type="float" office:value="3.58338709389916E-096" calcext:value-type="float">
            <text:p>3.58E-09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183067052111581" calcext:value-type="float">
            <text:p>1.83E-006</text:p>
          </table:table-cell>
          <table:table-cell table:style-name="ce3" office:value-type="float" office:value="0.0000000000198263582876873" calcext:value-type="float">
            <text:p>1.98E-011</text:p>
          </table:table-cell>
          <table:table-cell table:style-name="ce3" office:value-type="float" office:value="1.58294751297657E-021" calcext:value-type="float">
            <text:p>1.58E-021</text:p>
          </table:table-cell>
          <table:table-cell table:style-name="ce3" office:value-type="float" office:value="6.45790843487697E-043" calcext:value-type="float">
            <text:p>6.46E-043</text:p>
          </table:table-cell>
          <table:table-cell table:style-name="ce3" office:value-type="float" office:value="4.85906982398678E-092" calcext:value-type="float">
            <text:p>4.86E-092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282864854030551" calcext:value-type="float">
            <text:p>2.83E-006</text:p>
          </table:table-cell>
          <table:table-cell table:style-name="ce3" office:value-type="float" office:value="0.0000000000473417978379925" calcext:value-type="float">
            <text:p>4.73E-011</text:p>
          </table:table-cell>
          <table:table-cell table:style-name="ce3" office:value-type="float" office:value="9.36956612884392E-021" calcext:value-type="float">
            <text:p>9.37E-021</text:p>
          </table:table-cell>
          <table:table-cell table:style-name="ce3" office:value-type="float" office:value="2.7906320958474E-041" calcext:value-type="float">
            <text:p>2.79E-041</text:p>
          </table:table-cell>
          <table:table-cell table:style-name="ce3" office:value-type="float" office:value="2.78656723320505E-088" calcext:value-type="float">
            <text:p>2.79E-088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438053205218334" calcext:value-type="float">
            <text:p>4.38E-006</text:p>
          </table:table-cell>
          <table:table-cell table:style-name="ce3" office:value-type="float" office:value="0.000000000113447584848809" calcext:value-type="float">
            <text:p>1.13E-010</text:p>
          </table:table-cell>
          <table:table-cell table:style-name="ce3" office:value-type="float" office:value="5.574511349086E-020" calcext:value-type="float">
            <text:p>5.57E-020</text:p>
          </table:table-cell>
          <table:table-cell table:style-name="ce3" office:value-type="float" office:value="1.20976286256476E-039" calcext:value-type="float">
            <text:p>1.21E-039</text:p>
          </table:table-cell>
          <table:table-cell table:style-name="ce3" office:value-type="float" office:value="1.54041407641162E-084" calcext:value-type="float">
            <text:p>1.54E-084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667061065997795" calcext:value-type="float">
            <text:p>6.67E-006</text:p>
          </table:table-cell>
          <table:table-cell table:style-name="ce3" office:value-type="float" office:value="0.000000000262626452615211" calcext:value-type="float">
            <text:p>2.63E-010</text:p>
          </table:table-cell>
          <table:table-cell table:style-name="ce3" office:value-type="float" office:value="3.084524676876E-019" calcext:value-type="float">
            <text:p>3.08E-019</text:p>
          </table:table-cell>
          <table:table-cell table:style-name="ce3" office:value-type="float" office:value="4.46709650595698E-038" calcext:value-type="float">
            <text:p>4.47E-038</text:p>
          </table:table-cell>
          <table:table-cell table:style-name="ce3" office:value-type="float" office:value="5.67235195713657E-081" calcext:value-type="float">
            <text:p>5.67E-081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982708380708104" calcext:value-type="float">
            <text:p>9.83E-006</text:p>
          </table:table-cell>
          <table:table-cell table:style-name="ce3" office:value-type="float" office:value="0.000000000568613168213712" calcext:value-type="float">
            <text:p>5.69E-010</text:p>
          </table:table-cell>
          <table:table-cell table:style-name="ce3" office:value-type="float" office:value="1.48648414551524E-018" calcext:value-type="float">
            <text:p>1.49E-018</text:p>
          </table:table-cell>
          <table:table-cell table:style-name="ce3" office:value-type="float" office:value="1.22504054477666E-036" calcext:value-type="float">
            <text:p>1.23E-036</text:p>
          </table:table-cell>
          <table:table-cell table:style-name="ce3" office:value-type="float" office:value="1.02745296571968E-077" calcext:value-type="float">
            <text:p>1.03E-077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145205158113826" calcext:value-type="float">
            <text:p>1.45E-005</text:p>
          </table:table-cell>
          <table:table-cell table:style-name="ce3" office:value-type="float" office:value="0.00000000123741817011412" calcext:value-type="float">
            <text:p>1.24E-009</text:p>
          </table:table-cell>
          <table:table-cell table:style-name="ce3" office:value-type="float" office:value="7.22598221943289E-018" calcext:value-type="float">
            <text:p>7.23E-018</text:p>
          </table:table-cell>
          <table:table-cell table:style-name="ce3" office:value-type="float" office:value="3.40191670198373E-035" calcext:value-type="float">
            <text:p>3.40E-035</text:p>
          </table:table-cell>
          <table:table-cell table:style-name="ce3" office:value-type="float" office:value="1.85778775111276E-074" calcext:value-type="float">
            <text:p>1.86E-074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211546170702807" calcext:value-type="float">
            <text:p>2.12E-005</text:p>
          </table:table-cell>
          <table:table-cell table:style-name="ce3" office:value-type="float" office:value="0.00000000261597752686888" calcext:value-type="float">
            <text:p>2.62E-009</text:p>
          </table:table-cell>
          <table:table-cell table:style-name="ce3" office:value-type="float" office:value="3.30611073996239E-017" calcext:value-type="float">
            <text:p>3.31E-017</text:p>
          </table:table-cell>
          <table:table-cell table:style-name="ce3" office:value-type="float" office:value="8.27306241351795E-034" calcext:value-type="float">
            <text:p>8.27E-034</text:p>
          </table:table-cell>
          <table:table-cell table:style-name="ce3" office:value-type="float" office:value="2.42258331585743E-071" calcext:value-type="float">
            <text:p>2.42E-071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299425711238309" calcext:value-type="float">
            <text:p>2.99E-005</text:p>
          </table:table-cell>
          <table:table-cell table:style-name="ce3" office:value-type="float" office:value="0.00000000521762786330259" calcext:value-type="float">
            <text:p>5.22E-009</text:p>
          </table:table-cell>
          <table:table-cell table:style-name="ce3" office:value-type="float" office:value="1.34196851153141E-016" calcext:value-type="float">
            <text:p>1.34E-016</text:p>
          </table:table-cell>
          <table:table-cell table:style-name="ce3" office:value-type="float" office:value="1.55778929039932E-032" calcext:value-type="float">
            <text:p>1.56E-032</text:p>
          </table:table-cell>
          <table:table-cell table:style-name="ce3" office:value-type="float" office:value="1.73727964296963E-068" calcext:value-type="float">
            <text:p>1.74E-068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425250222192762" calcext:value-type="float">
            <text:p>4.25E-005</text:p>
          </table:table-cell>
          <table:table-cell table:style-name="ce3" office:value-type="float" office:value="0.0000000104687960636005" calcext:value-type="float">
            <text:p>1.05E-008</text:p>
          </table:table-cell>
          <table:table-cell table:style-name="ce3" office:value-type="float" office:value="5.50514669285898E-016" calcext:value-type="float">
            <text:p>5.51E-016</text:p>
          </table:table-cell>
          <table:table-cell table:style-name="ce3" office:value-type="float" office:value="2.98597304146794E-031" calcext:value-type="float">
            <text:p>2.99E-031</text:p>
          </table:table-cell>
          <table:table-cell table:style-name="ce3" office:value-type="float" office:value="1.26896626754887E-065" calcext:value-type="float">
            <text:p>1.27E-065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59671948127882" calcext:value-type="float">
            <text:p>5.97E-005</text:p>
          </table:table-cell>
          <table:table-cell table:style-name="ce3" office:value-type="float" office:value="0.0000000204926996485942" calcext:value-type="float">
            <text:p>2.05E-008</text:p>
          </table:table-cell>
          <table:table-cell table:style-name="ce3" office:value-type="float" office:value="2.14504197035672E-015" calcext:value-type="float">
            <text:p>2.15E-015</text:p>
          </table:table-cell>
          <table:table-cell table:style-name="ce3" office:value-type="float" office:value="5.1177866811593E-030" calcext:value-type="float">
            <text:p>5.12E-030</text:p>
          </table:table-cell>
          <table:table-cell table:style-name="ce3" office:value-type="float" office:value="7.07913755814205E-063" calcext:value-type="float">
            <text:p>7.08E-063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82779960001575" calcext:value-type="float">
            <text:p>8.28E-005</text:p>
          </table:table-cell>
          <table:table-cell table:style-name="ce3" office:value-type="float" office:value="0.0000000391843275729093" calcext:value-type="float">
            <text:p>3.92E-008</text:p>
          </table:table-cell>
          <table:table-cell table:style-name="ce3" office:value-type="float" office:value="7.95920412243942E-015" calcext:value-type="float">
            <text:p>7.96E-015</text:p>
          </table:table-cell>
          <table:table-cell table:style-name="ce3" office:value-type="float" office:value="7.88955990108094E-029" calcext:value-type="float">
            <text:p>7.89E-029</text:p>
          </table:table-cell>
          <table:table-cell table:style-name="ce3" office:value-type="float" office:value="3.06430338910034E-060" calcext:value-type="float">
            <text:p>3.06E-060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112064820134574" calcext:value-type="float">
            <text:p>0.0001120648</text:p>
          </table:table-cell>
          <table:table-cell table:style-name="ce3" office:value-type="float" office:value="0.0000000713353415393848" calcext:value-type="float">
            <text:p>7.13E-008</text:p>
          </table:table-cell>
          <table:table-cell table:style-name="ce3" office:value-type="float" office:value="0.0000000000000267076140173742" calcext:value-type="float">
            <text:p>2.67E-014</text:p>
          </table:table-cell>
          <table:table-cell table:style-name="ce3" office:value-type="float" office:value="9.82809692927567E-028" calcext:value-type="float">
            <text:p>9.83E-028</text:p>
          </table:table-cell>
          <table:table-cell table:style-name="ce3" office:value-type="float" office:value="8.14188954571574E-058" calcext:value-type="float">
            <text:p>8.14E-058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152256210690056" calcext:value-type="float">
            <text:p>0.0001522562</text:p>
          </table:table-cell>
          <table:table-cell table:style-name="ce3" office:value-type="float" office:value="0.000000130697880269572" calcext:value-type="float">
            <text:p>1.31E-007</text:p>
          </table:table-cell>
          <table:table-cell table:style-name="ce3" office:value-type="float" office:value="0.0000000000000906680581082257" calcext:value-type="float">
            <text:p>9.07E-014</text:p>
          </table:table-cell>
          <table:table-cell table:style-name="ce3" office:value-type="float" office:value="1.25025552186536E-026" calcext:value-type="float">
            <text:p>1.25E-026</text:p>
          </table:table-cell>
          <table:table-cell table:style-name="ce3" office:value-type="float" office:value="2.23386272834218E-055" calcext:value-type="float">
            <text:p>2.23E-055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204817920107972" calcext:value-type="float">
            <text:p>0.0002048179</text:p>
          </table:table-cell>
          <table:table-cell table:style-name="ce3" office:value-type="float" office:value="0.000000234634175882533" calcext:value-type="float">
            <text:p>2.35E-007</text:p>
          </table:table-cell>
          <table:table-cell table:style-name="ce3" office:value-type="float" office:value="0.000000000000295043289578079" calcext:value-type="float">
            <text:p>2.95E-013</text:p>
          </table:table-cell>
          <table:table-cell table:style-name="ce3" office:value-type="float" office:value="1.45181056684022E-025" calcext:value-type="float">
            <text:p>1.45E-025</text:p>
          </table:table-cell>
          <table:table-cell table:style-name="ce3" office:value-type="float" office:value="4.94453871859652E-053" calcext:value-type="float">
            <text:p>4.94E-053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269589134508616" calcext:value-type="float">
            <text:p>0.0002695891</text:p>
          </table:table-cell>
          <table:table-cell table:style-name="ce3" office:value-type="float" office:value="0.000000403230996329552" calcext:value-type="float">
            <text:p>4.03E-007</text:p>
          </table:table-cell>
          <table:table-cell table:style-name="ce3" office:value-type="float" office:value="0.00000000000087819723238251" calcext:value-type="float">
            <text:p>8.78E-013</text:p>
          </table:table-cell>
          <table:table-cell table:style-name="ce3" office:value-type="float" office:value="1.39685001086068E-024" calcext:value-type="float">
            <text:p>1.40E-024</text:p>
          </table:table-cell>
          <table:table-cell table:style-name="ce3" office:value-type="float" office:value="7.15123710371266E-051" calcext:value-type="float">
            <text:p>7.15E-051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356122183117951" calcext:value-type="float">
            <text:p>0.0003561222</text:p>
          </table:table-cell>
          <table:table-cell table:style-name="ce3" office:value-type="float" office:value="0.000000697407475971706" calcext:value-type="float">
            <text:p>6.97E-007</text:p>
          </table:table-cell>
          <table:table-cell table:style-name="ce3" office:value-type="float" office:value="0.00000000000264469803487191" calcext:value-type="float">
            <text:p>2.64E-012</text:p>
          </table:table-cell>
          <table:table-cell table:style-name="ce3" office:value-type="float" office:value="1.37325303044954E-023" calcext:value-type="float">
            <text:p>1.37E-023</text:p>
          </table:table-cell>
          <table:table-cell table:style-name="ce3" office:value-type="float" office:value="1.07263027418619E-048" calcext:value-type="float">
            <text:p>1.07E-048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46634990973542" calcext:value-type="float">
            <text:p>0.0004663499</text:p>
          </table:table-cell>
          <table:table-cell table:style-name="ce3" office:value-type="float" office:value="0.00000118483867638303" calcext:value-type="float">
            <text:p>1.18E-006</text:p>
          </table:table-cell>
          <table:table-cell table:style-name="ce3" office:value-type="float" office:value="0.00000000000767436804572495" calcext:value-type="float">
            <text:p>7.67E-012</text:p>
          </table:table-cell>
          <table:table-cell table:style-name="ce3" office:value-type="float" office:value="1.2467986040582E-022" calcext:value-type="float">
            <text:p>1.25E-022</text:p>
          </table:table-cell>
          <table:table-cell table:style-name="ce3" office:value-type="float" office:value="1.33752209005059E-046" calcext:value-type="float">
            <text:p>1.34E-046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98874630365782" calcext:value-type="float">
            <text:p>0.0005988746</text:p>
          </table:table-cell>
          <table:table-cell table:style-name="ce3" office:value-type="float" office:value="0.00000193577959896151" calcext:value-type="float">
            <text:p>1.94E-006</text:p>
          </table:table-cell>
          <table:table-cell table:style-name="ce3" office:value-type="float" office:value="0.0000000000205648132947322" calcext:value-type="float">
            <text:p>2.06E-011</text:p>
          </table:table-cell>
          <table:table-cell table:style-name="ce3" office:value-type="float" office:value="9.57663607700144E-022" calcext:value-type="float">
            <text:p>9.58E-022</text:p>
          </table:table-cell>
          <table:table-cell table:style-name="ce3" office:value-type="float" office:value="1.14661334653046E-044" calcext:value-type="float">
            <text:p>1.15E-044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771767432162985" calcext:value-type="float">
            <text:p>0.0007717674</text:p>
          </table:table-cell>
          <table:table-cell table:style-name="ce3" office:value-type="float" office:value="0.00000318232392501658" calcext:value-type="float">
            <text:p>3.18E-006</text:p>
          </table:table-cell>
          <table:table-cell table:style-name="ce3" office:value-type="float" office:value="0.0000000000557362017624684" calcext:value-type="float">
            <text:p>5.57E-011</text:p>
          </table:table-cell>
          <table:table-cell table:style-name="ce3" office:value-type="float" office:value="7.51303830565082E-021" calcext:value-type="float">
            <text:p>7.51E-021</text:p>
          </table:table-cell>
          <table:table-cell table:style-name="ce3" office:value-type="float" office:value="1.02063974816414E-042" calcext:value-type="float">
            <text:p>1.02E-042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986926381569217" calcext:value-type="float">
            <text:p>0.0009869264</text:p>
          </table:table-cell>
          <table:table-cell table:style-name="ce3" office:value-type="float" office:value="0.00000514934775766505" calcext:value-type="float">
            <text:p>5.15E-006</text:p>
          </table:table-cell>
          <table:table-cell table:style-name="ce3" office:value-type="float" office:value="0.000000000146174261304563" calcext:value-type="float">
            <text:p>1.46E-010</text:p>
          </table:table-cell>
          <table:table-cell table:style-name="ce3" office:value-type="float" office:value="5.49449726836277E-020" calcext:value-type="float">
            <text:p>5.49E-020</text:p>
          </table:table-cell>
          <table:table-cell table:style-name="ce3" office:value-type="float" office:value="7.73336827332405E-041" calcext:value-type="float">
            <text:p>7.73E-041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25273412860637" calcext:value-type="float">
            <text:p>0.0012527341</text:p>
          </table:table-cell>
          <table:table-cell table:style-name="ce3" office:value-type="float" office:value="0.00000820615854910167" calcext:value-type="float">
            <text:p>8.21E-006</text:p>
          </table:table-cell>
          <table:table-cell table:style-name="ce3" office:value-type="float" office:value="0.000000000371422525348665" calcext:value-type="float">
            <text:p>3.71E-010</text:p>
          </table:table-cell>
          <table:table-cell table:style-name="ce3" office:value-type="float" office:value="3.75615731457886E-019" calcext:value-type="float">
            <text:p>3.76E-019</text:p>
          </table:table-cell>
          <table:table-cell table:style-name="ce3" office:value-type="float" office:value="5.02205053855975E-039" calcext:value-type="float">
            <text:p>5.02E-039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156323343781221" calcext:value-type="float">
            <text:p>0.0015632334</text:p>
          </table:table-cell>
          <table:table-cell table:style-name="ce3" office:value-type="float" office:value="0.0000126403438874915" calcext:value-type="float">
            <text:p>1.26E-005</text:p>
          </table:table-cell>
          <table:table-cell table:style-name="ce3" office:value-type="float" office:value="0.000000000880790764677813" calcext:value-type="float">
            <text:p>8.81E-010</text:p>
          </table:table-cell>
          <table:table-cell table:style-name="ce3" office:value-type="float" office:value="2.22268837493925E-018" calcext:value-type="float">
            <text:p>2.22E-018</text:p>
          </table:table-cell>
          <table:table-cell table:style-name="ce3" office:value-type="float" office:value="2.36842872586972E-037" calcext:value-type="float">
            <text:p>2.37E-037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195718054141956" calcext:value-type="float">
            <text:p>0.0019571805</text:p>
          </table:table-cell>
          <table:table-cell table:style-name="ce3" office:value-type="float" office:value="0.0000195833468934603" calcext:value-type="float">
            <text:p>1.96E-005</text:p>
          </table:table-cell>
          <table:table-cell table:style-name="ce3" office:value-type="float" office:value="0.00000000211074577974055" calcext:value-type="float">
            <text:p>2.11E-009</text:p>
          </table:table-cell>
          <table:table-cell table:style-name="ce3" office:value-type="float" office:value="1.34132250882714E-017" calcext:value-type="float">
            <text:p>1.34E-017</text:p>
          </table:table-cell>
          <table:table-cell table:style-name="ce3" office:value-type="float" office:value="1.1580627086446E-035" calcext:value-type="float">
            <text:p>1.16E-035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243415849801014" calcext:value-type="float">
            <text:p>0.0024341585</text:p>
          </table:table-cell>
          <table:table-cell table:style-name="ce3" office:value-type="float" office:value="0.0000299278198300601" calcext:value-type="float">
            <text:p>2.99E-005</text:p>
          </table:table-cell>
          <table:table-cell table:style-name="ce3" office:value-type="float" office:value="0.00000000491673154266991" calcext:value-type="float">
            <text:p>4.92E-009</text:p>
          </table:table-cell>
          <table:table-cell table:style-name="ce3" office:value-type="float" office:value="7.62051645115883E-017" calcext:value-type="float">
            <text:p>7.62E-017</text:p>
          </table:table-cell>
          <table:table-cell table:style-name="ce3" office:value-type="float" office:value="4.93910425533458E-034" calcext:value-type="float">
            <text:p>4.94E-034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298083501626206" calcext:value-type="float">
            <text:p>0.002980835</text:p>
          </table:table-cell>
          <table:table-cell table:style-name="ce3" office:value-type="float" office:value="0.0000443490995561956" calcext:value-type="float">
            <text:p>4.43E-005</text:p>
          </table:table-cell>
          <table:table-cell table:style-name="ce3" office:value-type="float" office:value="0.0000000107599085728121" calcext:value-type="float">
            <text:p>1.08E-008</text:p>
          </table:table-cell>
          <table:table-cell table:style-name="ce3" office:value-type="float" office:value="3.80155471769727E-016" calcext:value-type="float">
            <text:p>3.80E-016</text:p>
          </table:table-cell>
          <table:table-cell table:style-name="ce3" office:value-type="float" office:value="1.58206904478487E-032" calcext:value-type="float">
            <text:p>1.58E-032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366174938929955" calcext:value-type="float">
            <text:p>0.0036617494</text:p>
          </table:table-cell>
          <table:table-cell table:style-name="ce3" office:value-type="float" office:value="0.0000660738203505016" calcext:value-type="float">
            <text:p>6.61E-005</text:p>
          </table:table-cell>
          <table:table-cell table:style-name="ce3" office:value-type="float" office:value="0.0000000237758614467802" calcext:value-type="float">
            <text:p>2.38E-008</text:p>
          </table:table-cell>
          <table:table-cell table:style-name="ce3" office:value-type="float" office:value="1.93084747765948E-015" calcext:value-type="float">
            <text:p>1.93E-015</text:p>
          </table:table-cell>
          <table:table-cell table:style-name="ce3" office:value-type="float" office:value="5.24028645965762E-031" calcext:value-type="float">
            <text:p>5.24E-031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447127214266036" calcext:value-type="float">
            <text:p>0.0044712721</text:p>
          </table:table-cell>
          <table:table-cell table:style-name="ce3" office:value-type="float" office:value="0.0000972305759809956" calcext:value-type="float">
            <text:p>9.72E-005</text:p>
          </table:table-cell>
          <table:table-cell table:style-name="ce3" office:value-type="float" office:value="0.0000000512056179990113" calcext:value-type="float">
            <text:p>5.12E-008</text:p>
          </table:table-cell>
          <table:table-cell table:style-name="ce3" office:value-type="float" office:value="9.28723178499847E-015" calcext:value-type="float">
            <text:p>9.29E-015</text:p>
          </table:table-cell>
          <table:table-cell table:style-name="ce3" office:value-type="float" office:value="1.5358089218335E-029" calcext:value-type="float">
            <text:p>1.54E-029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38319175812434" calcext:value-type="float">
            <text:p>0.0053831918</text:p>
          </table:table-cell>
          <table:table-cell office:value-type="float" office:value="0.000139127801368434" calcext:value-type="float">
            <text:p>0.0001391278</text:p>
          </table:table-cell>
          <table:table-cell table:style-name="ce3" office:value-type="float" office:value="0.000000104209855869651" calcext:value-type="float">
            <text:p>1.04E-007</text:p>
          </table:table-cell>
          <table:table-cell table:style-name="ce3" office:value-type="float" office:value="0.0000000000000397138853922539" calcext:value-type="float">
            <text:p>3.97E-014</text:p>
          </table:table-cell>
          <table:table-cell table:style-name="ce3" office:value-type="float" office:value="3.47937897434975E-028" calcext:value-type="float">
            <text:p>3.48E-028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650010480895502" calcext:value-type="float">
            <text:p>0.0065001048</text:p>
          </table:table-cell>
          <table:table-cell office:value-type="float" office:value="0.000200062357800147" calcext:value-type="float">
            <text:p>0.0002000624</text:p>
          </table:table-cell>
          <table:table-cell table:style-name="ce3" office:value-type="float" office:value="0.000000213936704259858" calcext:value-type="float">
            <text:p>2.14E-007</text:p>
          </table:table-cell>
          <table:table-cell table:style-name="ce3" office:value-type="float" office:value="0.000000000000172575336489112" calcext:value-type="float">
            <text:p>1.73E-013</text:p>
          </table:table-cell>
          <table:table-cell table:style-name="ce3" office:value-type="float" office:value="8.12284481475186E-027" calcext:value-type="float">
            <text:p>8.12E-027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780603425239463" calcext:value-type="float">
            <text:p>0.0078060343</text:p>
          </table:table-cell>
          <table:table-cell office:value-type="float" office:value="0.000284462930680923" calcext:value-type="float">
            <text:p>0.0002844629</text:p>
          </table:table-cell>
          <table:table-cell table:style-name="ce3" office:value-type="float" office:value="0.000000429045691429772" calcext:value-type="float">
            <text:p>4.29E-007</text:p>
          </table:table-cell>
          <table:table-cell table:style-name="ce3" office:value-type="float" office:value="0.000000000000713669777349633" calcext:value-type="float">
            <text:p>7.14E-013</text:p>
          </table:table-cell>
          <table:table-cell table:style-name="ce3" office:value-type="float" office:value="1.69775386850085E-025" calcext:value-type="float">
            <text:p>1.70E-025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932486047074559" calcext:value-type="float">
            <text:p>0.0093248605</text:p>
          </table:table-cell>
          <table:table-cell office:value-type="float" office:value="0.000400073977190275" calcext:value-type="float">
            <text:p>0.000400074</text:p>
          </table:table-cell>
          <table:table-cell table:style-name="ce3" office:value-type="float" office:value="0.00000084112777383998" calcext:value-type="float">
            <text:p>8.41E-007</text:p>
          </table:table-cell>
          <table:table-cell table:style-name="ce3" office:value-type="float" office:value="0.00000000000281279711484868" calcext:value-type="float">
            <text:p>2.81E-012</text:p>
          </table:table-cell>
          <table:table-cell table:style-name="ce3" office:value-type="float" office:value="3.18803482534771E-024" calcext:value-type="float">
            <text:p>3.19E-024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110004368025249" calcext:value-type="float">
            <text:p>0.0110004368</text:p>
          </table:table-cell>
          <table:table-cell office:value-type="float" office:value="0.0005489107984214" calcext:value-type="float">
            <text:p>0.0005489108</text:p>
          </table:table-cell>
          <table:table-cell table:style-name="ce3" office:value-type="float" office:value="0.00000156871365160468" calcext:value-type="float">
            <text:p>1.57E-006</text:p>
          </table:table-cell>
          <table:table-cell table:style-name="ce3" office:value-type="float" office:value="0.00000000000999779279886621" calcext:value-type="float">
            <text:p>1.00E-011</text:p>
          </table:table-cell>
          <table:table-cell table:style-name="ce3" office:value-type="float" office:value="4.78174851687794E-023" calcext:value-type="float">
            <text:p>4.78E-023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130112904181565" calcext:value-type="float">
            <text:p>0.0130112904</text:p>
          </table:table-cell>
          <table:table-cell office:value-type="float" office:value="0.000756351791760143" calcext:value-type="float">
            <text:p>0.0007563518</text:p>
          </table:table-cell>
          <table:table-cell table:style-name="ce3" office:value-type="float" office:value="0.00000294723193864895" calcext:value-type="float">
            <text:p>2.95E-006</text:p>
          </table:table-cell>
          <table:table-cell table:style-name="ce3" office:value-type="float" office:value="0.0000000000360093461272102" calcext:value-type="float">
            <text:p>3.60E-011</text:p>
          </table:table-cell>
          <table:table-cell table:style-name="ce3" office:value-type="float" office:value="7.34986753926985E-022" calcext:value-type="float">
            <text:p>7.35E-022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15315299683109" calcext:value-type="float">
            <text:p>0.0153152997</text:p>
          </table:table-cell>
          <table:table-cell office:value-type="float" office:value="0.00103178245728511" calcext:value-type="float">
            <text:p>0.0010317825</text:p>
          </table:table-cell>
          <table:table-cell table:style-name="ce3" office:value-type="float" office:value="0.0000054227307569603" calcext:value-type="float">
            <text:p>5.42E-006</text:p>
          </table:table-cell>
          <table:table-cell table:style-name="ce3" office:value-type="float" office:value="0.000000000124091280090979" calcext:value-type="float">
            <text:p>1.24E-010</text:p>
          </table:table-cell>
          <table:table-cell table:style-name="ce3" office:value-type="float" office:value="1.02433767472524E-020" calcext:value-type="float">
            <text:p>1.02E-020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178211861904863" calcext:value-type="float">
            <text:p>0.0178211862</text:p>
          </table:table-cell>
          <table:table-cell office:value-type="float" office:value="0.00137600626983261" calcext:value-type="float">
            <text:p>0.0013760063</text:p>
          </table:table-cell>
          <table:table-cell table:style-name="ce3" office:value-type="float" office:value="0.00000953338230904906" calcext:value-type="float">
            <text:p>9.53E-006</text:p>
          </table:table-cell>
          <table:table-cell table:style-name="ce3" office:value-type="float" office:value="0.000000000389247457434848" calcext:value-type="float">
            <text:p>3.89E-010</text:p>
          </table:table-cell>
          <table:table-cell table:style-name="ce3" office:value-type="float" office:value="1.16457963203678E-019" calcext:value-type="float">
            <text:p>1.16E-019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207869506118718" calcext:value-type="float">
            <text:p>0.0207869506</text:p>
          </table:table-cell>
          <table:table-cell office:value-type="float" office:value="0.00184202726653833" calcext:value-type="float">
            <text:p>0.0018420273</text:p>
          </table:table-cell>
          <table:table-cell table:style-name="ce3" office:value-type="float" office:value="0.0000168654424383165" calcext:value-type="float">
            <text:p>1.69E-005</text:p>
          </table:table-cell>
          <table:table-cell table:style-name="ce3" office:value-type="float" office:value="0.00000000123444517694098" calcext:value-type="float">
            <text:p>1.23E-009</text:p>
          </table:table-cell>
          <table:table-cell table:style-name="ce3" office:value-type="float" office:value="1.3505855849179E-018" calcext:value-type="float">
            <text:p>1.35E-018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241382746435356" calcext:value-type="float">
            <text:p>0.0241382746</text:p>
          </table:table-cell>
          <table:table-cell office:value-type="float" office:value="0.00244313815529299" calcext:value-type="float">
            <text:p>0.0024431382</text:p>
          </table:table-cell>
          <table:table-cell table:style-name="ce3" office:value-type="float" office:value="0.0000292658109145351" calcext:value-type="float">
            <text:p>2.93E-005</text:p>
          </table:table-cell>
          <table:table-cell table:style-name="ce3" office:value-type="float" office:value="0.00000000375811333215006" calcext:value-type="float">
            <text:p>3.76E-009</text:p>
          </table:table-cell>
          <table:table-cell table:style-name="ce3" office:value-type="float" office:value="1.43116967461973E-017" calcext:value-type="float">
            <text:p>1.43E-017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277352707507194" calcext:value-type="float">
            <text:p>0.0277352708</text:p>
          </table:table-cell>
          <table:table-cell office:value-type="float" office:value="0.0031739270035702" calcext:value-type="float">
            <text:p>0.003173927</text:p>
          </table:table-cell>
          <table:table-cell table:style-name="ce3" office:value-type="float" office:value="0.0000487146035730143" calcext:value-type="float">
            <text:p>4.87E-005</text:p>
          </table:table-cell>
          <table:table-cell table:style-name="ce3" office:value-type="float" office:value="0.0000000105012779184912" calcext:value-type="float">
            <text:p>1.05E-008</text:p>
          </table:table-cell>
          <table:table-cell table:style-name="ce3" office:value-type="float" office:value="1.26052736631993E-016" calcext:value-type="float">
            <text:p>1.26E-016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19374894444356" calcext:value-type="float">
            <text:p>0.0319374894</text:p>
          </table:table-cell>
          <table:table-cell office:value-type="float" office:value="0.00413684287152428" calcext:value-type="float">
            <text:p>0.0041368429</text:p>
          </table:table-cell>
          <table:table-cell table:style-name="ce3" office:value-type="float" office:value="0.0000815084366589915" calcext:value-type="float">
            <text:p>8.15E-005</text:p>
          </table:table-cell>
          <table:table-cell table:style-name="ce3" office:value-type="float" office:value="0.0000000295977789060379" calcext:value-type="float">
            <text:p>2.96E-008</text:p>
          </table:table-cell>
          <table:table-cell table:style-name="ce3" office:value-type="float" office:value="1.12699356685459E-015" calcext:value-type="float">
            <text:p>1.13E-015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366248113017394" calcext:value-type="float">
            <text:p>0.0366248113</text:p>
          </table:table-cell>
          <table:table-cell office:value-type="float" office:value="0.00534573751657505" calcext:value-type="float">
            <text:p>0.0053457375</text:p>
          </table:table-cell>
          <table:table-cell office:value-type="float" office:value="0.000133950465829714" calcext:value-type="float">
            <text:p>0.0001339505</text:p>
          </table:table-cell>
          <table:table-cell table:style-name="ce3" office:value-type="float" office:value="0.0000000803076713739279" calcext:value-type="float">
            <text:p>8.03E-008</text:p>
          </table:table-cell>
          <table:table-cell table:style-name="ce3" office:value-type="float" office:value="9.26679838065002E-015" calcext:value-type="float">
            <text:p>9.27E-015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1593655335319" calcext:value-type="float">
            <text:p>0.0415936553</text:p>
          </table:table-cell>
          <table:table-cell office:value-type="float" office:value="0.00677789176988096" calcext:value-type="float">
            <text:p>0.0067778918</text:p>
          </table:table-cell>
          <table:table-cell office:value-type="float" office:value="0.000211920000446453" calcext:value-type="float">
            <text:p>0.00021192</text:p>
          </table:table-cell>
          <table:table-cell table:style-name="ce3" office:value-type="float" office:value="0.000000201509844914319" calcext:value-type="float">
            <text:p>2.02E-007</text:p>
          </table:table-cell>
          <table:table-cell table:style-name="ce3" office:value-type="float" office:value="0.0000000000000644049448559068" calcext:value-type="float">
            <text:p>6.44E-014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473282207557822" calcext:value-type="float">
            <text:p>0.0473282208</text:p>
          </table:table-cell>
          <table:table-cell office:value-type="float" office:value="0.00861756182901705" calcext:value-type="float">
            <text:p>0.0086175618</text:p>
          </table:table-cell>
          <table:table-cell office:value-type="float" office:value="0.000336638376254958" calcext:value-type="float">
            <text:p>0.0003366384</text:p>
          </table:table-cell>
          <table:table-cell table:style-name="ce3" office:value-type="float" office:value="0.00000050879566932942" calcext:value-type="float">
            <text:p>5.09E-007</text:p>
          </table:table-cell>
          <table:table-cell table:style-name="ce3" office:value-type="float" office:value="0.000000000000452079570697613" calcext:value-type="float">
            <text:p>4.52E-013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53647159900243" calcext:value-type="float">
            <text:p>0.0536471599</text:p>
          </table:table-cell>
          <table:table-cell office:value-type="float" office:value="0.0108691351141699" calcext:value-type="float">
            <text:p>0.0108691351</text:p>
          </table:table-cell>
          <table:table-cell office:value-type="float" office:value="0.000525852667880673" calcext:value-type="float">
            <text:p>0.0005258527</text:p>
          </table:table-cell>
          <table:table-cell table:style-name="ce3" office:value-type="float" office:value="0.00000123973863637749" calcext:value-type="float">
            <text:p>1.24E-006</text:p>
          </table:table-cell>
          <table:table-cell table:style-name="ce3" office:value-type="float" office:value="0.00000000000293457968343792" calcext:value-type="float">
            <text:p>2.93E-012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605823791304087" calcext:value-type="float">
            <text:p>0.0605823791</text:p>
          </table:table-cell>
          <table:table-cell office:value-type="float" office:value="0.0136020840950946" calcext:value-type="float">
            <text:p>0.0136020841</text:p>
          </table:table-cell>
          <table:table-cell office:value-type="float" office:value="0.000808037407344375" calcext:value-type="float">
            <text:p>0.0008080374</text:p>
          </table:table-cell>
          <table:table-cell table:style-name="ce3" office:value-type="float" office:value="0.00000291730427272373" calcext:value-type="float">
            <text:p>2.92E-006</text:p>
          </table:table-cell>
          <table:table-cell table:style-name="ce3" office:value-type="float" office:value="0.0000000000176457532975987" calcext:value-type="float">
            <text:p>1.76E-011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678208034698584" calcext:value-type="float">
            <text:p>0.0678208035</text:p>
          </table:table-cell>
          <table:table-cell office:value-type="float" office:value="0.0167366756255342" calcext:value-type="float">
            <text:p>0.0167366756</text:p>
          </table:table-cell>
          <table:table-cell office:value-type="float" office:value="0.00120047334249788" calcext:value-type="float">
            <text:p>0.0012004733</text:p>
          </table:table-cell>
          <table:table-cell table:style-name="ce3" office:value-type="float" office:value="0.00000640617369594516" calcext:value-type="float">
            <text:p>6.41E-006</text:p>
          </table:table-cell>
          <table:table-cell table:style-name="ce3" office:value-type="float" office:value="0.0000000000914950393562396" calcext:value-type="float">
            <text:p>9.15E-011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60480083485006" calcext:value-type="float">
            <text:p>0.0760480083</text:p>
          </table:table-cell>
          <table:table-cell office:value-type="float" office:value="0.0206368945417638" calcext:value-type="float">
            <text:p>0.0206368945</text:p>
          </table:table-cell>
          <table:table-cell office:value-type="float" office:value="0.00178812122878978" calcext:value-type="float">
            <text:p>0.0017881212</text:p>
          </table:table-cell>
          <table:table-cell table:style-name="ce3" office:value-type="float" office:value="0.000014109891903195" calcext:value-type="float">
            <text:p>1.41E-005</text:p>
          </table:table-cell>
          <table:table-cell table:style-name="ce3" office:value-type="float" office:value="0.000000000475804880193334" calcext:value-type="float">
            <text:p>4.76E-010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849755409636175" calcext:value-type="float">
            <text:p>0.084975541</text:p>
          </table:table-cell>
          <table:table-cell office:value-type="float" office:value="0.0252601438777117" calcext:value-type="float">
            <text:p>0.0252601439</text:p>
          </table:table-cell>
          <table:table-cell office:value-type="float" office:value="0.00262264632109702" calcext:value-type="float">
            <text:p>0.0026226463</text:p>
          </table:table-cell>
          <table:table-cell table:style-name="ce3" office:value-type="float" office:value="0.0000300741368254979" calcext:value-type="float">
            <text:p>3.01E-005</text:p>
          </table:table-cell>
          <table:table-cell table:style-name="ce3" office:value-type="float" office:value="0.00000000230232724774174" calcext:value-type="float">
            <text:p>2.30E-009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941920356107473" calcext:value-type="float">
            <text:p>0.0941920356</text:p>
          </table:table-cell>
          <table:table-cell office:value-type="float" office:value="0.0304434564036524" calcext:value-type="float">
            <text:p>0.0304434564</text:p>
          </table:table-cell>
          <table:table-cell office:value-type="float" office:value="0.00372995845383036" calcext:value-type="float">
            <text:p>0.0037299585</text:p>
          </table:table-cell>
          <table:table-cell table:style-name="ce3" office:value-type="float" office:value="0.0000601846077663413" calcext:value-type="float">
            <text:p>6.02E-005</text:p>
          </table:table-cell>
          <table:table-cell table:style-name="ce3" office:value-type="float" office:value="0.00000000973645316055631" calcext:value-type="float">
            <text:p>9.74E-009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04555188015569" calcext:value-type="float">
            <text:p>0.104555188</text:p>
          </table:table-cell>
          <table:table-cell office:value-type="float" office:value="0.036749468243832" calcext:value-type="float">
            <text:p>0.0367494682</text:p>
          </table:table-cell>
          <table:table-cell office:value-type="float" office:value="0.00531277640186882" calcext:value-type="float">
            <text:p>0.0053127764</text:p>
          </table:table-cell>
          <table:table-cell office:value-type="float" office:value="0.000120515796903048" calcext:value-type="float">
            <text:p>0.0001205158</text:p>
          </table:table-cell>
          <table:table-cell table:style-name="ce3" office:value-type="float" office:value="0.0000000410778211905987" calcext:value-type="float">
            <text:p>4.11E-008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115679111718757" calcext:value-type="float">
            <text:p>0.1156791117</text:p>
          </table:table-cell>
          <table:table-cell office:value-type="float" office:value="0.0440574158000086" calcext:value-type="float">
            <text:p>0.0440574158</text:p>
          </table:table-cell>
          <table:table-cell office:value-type="float" office:value="0.00745802837899255" calcext:value-type="float">
            <text:p>0.0074580284</text:p>
          </table:table-cell>
          <table:table-cell office:value-type="float" office:value="0.000233950919749209" calcext:value-type="float">
            <text:p>0.0002339509</text:p>
          </table:table-cell>
          <table:table-cell table:style-name="ce3" office:value-type="float" office:value="0.000000161882704198716" calcext:value-type="float">
            <text:p>1.62E-007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757711632956" calcext:value-type="float">
            <text:p>0.1275771163</text:p>
          </table:table-cell>
          <table:table-cell office:value-type="float" office:value="0.0524637735534227" calcext:value-type="float">
            <text:p>0.0524637736</text:p>
          </table:table-cell>
          <table:table-cell office:value-type="float" office:value="0.0103212929050876" calcext:value-type="float">
            <text:p>0.0103212929</text:p>
          </table:table-cell>
          <table:table-cell office:value-type="float" office:value="0.000440526785533225" calcext:value-type="float">
            <text:p>0.0004405268</text:p>
          </table:table-cell>
          <table:table-cell table:style-name="ce3" office:value-type="float" office:value="0.000000596621154950506" calcext:value-type="float">
            <text:p>5.97E-00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139690596375595" calcext:value-type="float">
            <text:p>0.1396905964</text:p>
          </table:table-cell>
          <table:table-cell office:value-type="float" office:value="0.0616195554344833" calcext:value-type="float">
            <text:p>0.0616195554</text:p>
          </table:table-cell>
          <table:table-cell office:value-type="float" office:value="0.0139003105163496" calcext:value-type="float">
            <text:p>0.0139003105</text:p>
          </table:table-cell>
          <table:table-cell office:value-type="float" office:value="0.000784703861604541" calcext:value-type="float">
            <text:p>0.0007847039</text:p>
          </table:table-cell>
          <table:table-cell table:style-name="ce3" office:value-type="float" office:value="0.0000019534424090383" calcext:value-type="float">
            <text:p>1.95E-00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5312532215526" calcext:value-type="float">
            <text:p>0.1531253222</text:p>
          </table:table-cell>
          <table:table-cell office:value-type="float" office:value="0.0724441214548797" calcext:value-type="float">
            <text:p>0.0724441215</text:p>
          </table:table-cell>
          <table:table-cell office:value-type="float" office:value="0.0187223782780698" calcext:value-type="float">
            <text:p>0.0187223783</text:p>
          </table:table-cell>
          <table:table-cell office:value-type="float" office:value="0.0013942517070117" calcext:value-type="float">
            <text:p>0.0013942517</text:p>
          </table:table-cell>
          <table:table-cell table:style-name="ce3" office:value-type="float" office:value="0.00000633571511683143" calcext:value-type="float">
            <text:p>6.34E-00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16734780301481" calcext:value-type="float">
            <text:p>0.167347803</text:p>
          </table:table-cell>
          <table:table-cell office:value-type="float" office:value="0.084631646255133" calcext:value-type="float">
            <text:p>0.0846316463</text:p>
          </table:table-cell>
          <table:table-cell office:value-type="float" office:value="0.024879940584902" calcext:value-type="float">
            <text:p>0.0248799406</text:p>
          </table:table-cell>
          <table:table-cell office:value-type="float" office:value="0.00240671918378093" calcext:value-type="float">
            <text:p>0.0024067192</text:p>
          </table:table-cell>
          <table:table-cell table:style-name="ce3" office:value-type="float" office:value="0.0000192803347318859" calcext:value-type="float">
            <text:p>1.93E-00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81684531088487" calcext:value-type="float">
            <text:p>0.1816845311</text:p>
          </table:table-cell>
          <table:table-cell office:value-type="float" office:value="0.0976336889056225" calcext:value-type="float">
            <text:p>0.0976336889</text:p>
          </table:table-cell>
          <table:table-cell office:value-type="float" office:value="0.0322551640903304" calcext:value-type="float">
            <text:p>0.0322551641</text:p>
          </table:table-cell>
          <table:table-cell office:value-type="float" office:value="0.00395057642421229" calcext:value-type="float">
            <text:p>0.0039505764</text:p>
          </table:table-cell>
          <table:table-cell table:style-name="ce3" office:value-type="float" office:value="0.0000527153059084434" calcext:value-type="float">
            <text:p>5.27E-005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97429199856369" calcext:value-type="float">
            <text:p>0.1974291999</text:p>
          </table:table-cell>
          <table:table-cell office:value-type="float" office:value="0.112693474278823" calcext:value-type="float">
            <text:p>0.1126934743</text:p>
          </table:table-cell>
          <table:table-cell office:value-type="float" office:value="0.0417798403433422" calcext:value-type="float">
            <text:p>0.0417798403</text:p>
          </table:table-cell>
          <table:table-cell office:value-type="float" office:value="0.0064539049592905" calcext:value-type="float">
            <text:p>0.006453905</text:p>
          </table:table-cell>
          <table:table-cell office:value-type="float" office:value="0.000142035228705823" calcext:value-type="float">
            <text:p>0.0001420352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13931920241406" calcext:value-type="float">
            <text:p>0.2139319202</text:p>
          </table:table-cell>
          <table:table-cell office:value-type="float" office:value="0.129301587709678" calcext:value-type="float">
            <text:p>0.1293015877</text:p>
          </table:table-cell>
          <table:table-cell office:value-type="float" office:value="0.0534332590750172" calcext:value-type="float">
            <text:p>0.0534332591</text:p>
          </table:table-cell>
          <table:table-cell office:value-type="float" office:value="0.0102583369962787" calcext:value-type="float">
            <text:p>0.010258337</text:p>
          </table:table-cell>
          <table:table-cell office:value-type="float" office:value="0.000360146475118759" calcext:value-type="float">
            <text:p>0.0003601465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230407556192571" calcext:value-type="float">
            <text:p>0.2304075562</text:p>
          </table:table-cell>
          <table:table-cell office:value-type="float" office:value="0.14666762772688" calcext:value-type="float">
            <text:p>0.1466676277</text:p>
          </table:table-cell>
          <table:table-cell office:value-type="float" office:value="0.0668256171211633" calcext:value-type="float">
            <text:p>0.0668256171</text:p>
          </table:table-cell>
          <table:table-cell office:value-type="float" office:value="0.0155824862427669" calcext:value-type="float">
            <text:p>0.0155824862</text:p>
          </table:table-cell>
          <table:table-cell office:value-type="float" office:value="0.000829289555754091" calcext:value-type="float">
            <text:p>0.0008292896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48328994580889" calcext:value-type="float">
            <text:p>0.2483289946</text:p>
          </table:table-cell>
          <table:table-cell office:value-type="float" office:value="0.166385492228453" calcext:value-type="float">
            <text:p>0.1663854922</text:p>
          </table:table-cell>
          <table:table-cell office:value-type="float" office:value="0.0834246863409708" calcext:value-type="float">
            <text:p>0.0834246863</text:p>
          </table:table-cell>
          <table:table-cell office:value-type="float" office:value="0.0235079722521142" calcext:value-type="float">
            <text:p>0.0235079723</text:p>
          </table:table-cell>
          <table:table-cell office:value-type="float" office:value="0.00187248580913315" calcext:value-type="float">
            <text:p>0.0018724858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266932175742391" calcext:value-type="float">
            <text:p>0.2669321757</text:p>
          </table:table-cell>
          <table:table-cell office:value-type="float" office:value="0.187696439924275" calcext:value-type="float">
            <text:p>0.1876964399</text:p>
          </table:table-cell>
          <table:table-cell office:value-type="float" office:value="0.102906352295807" calcext:value-type="float">
            <text:p>0.1029063523</text:p>
          </table:table-cell>
          <table:table-cell office:value-type="float" office:value="0.0345561012006401" calcext:value-type="float">
            <text:p>0.0345561012</text:p>
          </table:table-cell>
          <table:table-cell office:value-type="float" office:value="0.00399044810865038" calcext:value-type="float">
            <text:p>0.0039904481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85331046937903" calcext:value-type="float">
            <text:p>0.2853310469</text:p>
          </table:table-cell>
          <table:table-cell office:value-type="float" office:value="0.209548263546873" calcext:value-type="float">
            <text:p>0.2095482635</text:p>
          </table:table-cell>
          <table:table-cell office:value-type="float" office:value="0.124410573971159" calcext:value-type="float">
            <text:p>0.124410574</text:p>
          </table:table-cell>
          <table:table-cell office:value-type="float" office:value="0.0487775943543343" calcext:value-type="float">
            <text:p>0.0487775944</text:p>
          </table:table-cell>
          <table:table-cell office:value-type="float" office:value="0.0078027863683786" calcext:value-type="float">
            <text:p>0.0078027864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30515848623024" calcext:value-type="float">
            <text:p>0.3051584862</text:p>
          </table:table-cell>
          <table:table-cell office:value-type="float" office:value="0.233881718440386" calcext:value-type="float">
            <text:p>0.2338817184</text:p>
          </table:table-cell>
          <table:table-cell office:value-type="float" office:value="0.150016090224937" calcext:value-type="float">
            <text:p>0.1500160902</text:p>
          </table:table-cell>
          <table:table-cell office:value-type="float" office:value="0.0682544660228827" calcext:value-type="float">
            <text:p>0.068254466</text:p>
          </table:table-cell>
          <table:table-cell office:value-type="float" office:value="0.0148942925539913" calcext:value-type="float">
            <text:p>0.0148942926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25546003337759" calcext:value-type="float">
            <text:p>0.3255460033</text:p>
          </table:table-cell>
          <table:table-cell office:value-type="float" office:value="0.259667404031466" calcext:value-type="float">
            <text:p>0.259667404</text:p>
          </table:table-cell>
          <table:table-cell office:value-type="float" office:value="0.178870575464353" calcext:value-type="float">
            <text:p>0.1788705755</text:p>
          </table:table-cell>
          <table:table-cell office:value-type="float" office:value="0.093207440255268" calcext:value-type="float">
            <text:p>0.0932074403</text:p>
          </table:table-cell>
          <table:table-cell office:value-type="float" office:value="0.0269180505386513" calcext:value-type="float">
            <text:p>0.0269180505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34644310033074" calcext:value-type="float">
            <text:p>0.3464431003</text:p>
          </table:table-cell>
          <table:table-cell office:value-type="float" office:value="0.286812397847883" calcext:value-type="float">
            <text:p>0.2868123978</text:p>
          </table:table-cell>
          <table:table-cell office:value-type="float" office:value="0.210947323387045" calcext:value-type="float">
            <text:p>0.2109473234</text:p>
          </table:table-cell>
          <table:table-cell office:value-type="float" office:value="0.12428721458532" calcext:value-type="float">
            <text:p>0.1242872146</text:p>
          </table:table-cell>
          <table:table-cell office:value-type="float" office:value="0.046114431347486" calcext:value-type="float">
            <text:p>0.0461144313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66858058925166" calcext:value-type="float">
            <text:p>0.3668580589</text:p>
          </table:table-cell>
          <table:table-cell office:value-type="float" office:value="0.313943064507002" calcext:value-type="float">
            <text:p>0.3139430645</text:p>
          </table:table-cell>
          <table:table-cell office:value-type="float" office:value="0.244535675599431" calcext:value-type="float">
            <text:p>0.2445356756</text:p>
          </table:table-cell>
          <table:table-cell office:value-type="float" office:value="0.160151216089542" calcext:value-type="float">
            <text:p>0.1601512161</text:p>
          </table:table-cell>
          <table:table-cell office:value-type="float" office:value="0.0734926810260326" calcext:value-type="float">
            <text:p>0.073492681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88590473158394" calcext:value-type="float">
            <text:p>0.3885904732</text:p>
          </table:table-cell>
          <table:table-cell office:value-type="float" office:value="0.343394813138762" calcext:value-type="float">
            <text:p>0.3433948131</text:p>
          </table:table-cell>
          <table:table-cell office:value-type="float" office:value="0.282483071514065" calcext:value-type="float">
            <text:p>0.2824830715</text:p>
          </table:table-cell>
          <table:table-cell office:value-type="float" office:value="0.204191723639685" calcext:value-type="float">
            <text:p>0.2041917236</text:p>
          </table:table-cell>
          <table:table-cell office:value-type="float" office:value="0.113830886223332" calcext:value-type="float">
            <text:p>0.1138308862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10660215202736" calcext:value-type="float">
            <text:p>0.4106602152</text:p>
          </table:table-cell>
          <table:table-cell office:value-type="float" office:value="0.373805815894432" calcext:value-type="float">
            <text:p>0.3738058159</text:p>
          </table:table-cell>
          <table:table-cell office:value-type="float" office:value="0.323021330589873" calcext:value-type="float">
            <text:p>0.3230213306</text:p>
          </table:table-cell>
          <table:table-cell office:value-type="float" office:value="0.254696687053801" calcext:value-type="float">
            <text:p>0.2546966871</text:p>
          </table:table-cell>
          <table:table-cell office:value-type="float" office:value="0.167834791265194" calcext:value-type="float">
            <text:p>0.1678347913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432026542884894" calcext:value-type="float">
            <text:p>0.4320265429</text:p>
          </table:table-cell>
          <table:table-cell office:value-type="float" office:value="0.403633831730289" calcext:value-type="float">
            <text:p>0.4036338317</text:p>
          </table:table-cell>
          <table:table-cell office:value-type="float" office:value="0.36385479387945" calcext:value-type="float">
            <text:p>0.3638547939</text:p>
          </table:table-cell>
          <table:table-cell office:value-type="float" office:value="0.30847277334186" calcext:value-type="float">
            <text:p>0.3084727733</text:p>
          </table:table-cell>
          <table:table-cell office:value-type="float" office:value="0.232737541800706" calcext:value-type="float">
            <text:p>0.2327375418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54567401590399" calcext:value-type="float">
            <text:p>0.4545674016</text:p>
          </table:table-cell>
          <table:table-cell office:value-type="float" office:value="0.435411278784985" calcext:value-type="float">
            <text:p>0.4354112788</text:p>
          </table:table-cell>
          <table:table-cell office:value-type="float" office:value="0.408235899493807" calcext:value-type="float">
            <text:p>0.4082358995</text:p>
          </table:table-cell>
          <table:table-cell office:value-type="float" office:value="0.36941219609093" calcext:value-type="float">
            <text:p>0.3694121961</text:p>
          </table:table-cell>
          <table:table-cell office:value-type="float" office:value="0.313305166995638" calcext:value-type="float">
            <text:p>0.313305167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77248490716995" calcext:value-type="float">
            <text:p>0.4772484907</text:p>
          </table:table-cell>
          <table:table-cell office:value-type="float" office:value="0.467601480304455" calcext:value-type="float">
            <text:p>0.4676014803</text:p>
          </table:table-cell>
          <table:table-cell office:value-type="float" office:value="0.453813025206385" calcext:value-type="float">
            <text:p>0.4538130252</text:p>
          </table:table-cell>
          <table:table-cell office:value-type="float" office:value="0.433806333272983" calcext:value-type="float">
            <text:p>0.4338063333</text:p>
          </table:table-cell>
          <table:table-cell office:value-type="float" office:value="0.403913434142383" calcext:value-type="float">
            <text:p>0.4039134341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0000000001551" calcext:value-type="float">
            <text:p>0.5</text:p>
          </table:table-cell>
          <table:table-cell office:value-type="float" office:value="0.499999999997797" calcext:value-type="float">
            <text:p>0.5</text:p>
          </table:table-cell>
          <table:table-cell office:value-type="float" office:value="0.499999999998703" calcext:value-type="float">
            <text:p>0.5</text:p>
          </table:table-cell>
          <table:table-cell office:value-type="float" office:value="0.499999999997295" calcext:value-type="float">
            <text:p>0.5</text:p>
          </table:table-cell>
          <table:table-cell office:value-type="float" office:value="0.499999999999534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521763269500013" calcext:value-type="float">
            <text:p>0.5217632695</text:p>
          </table:table-cell>
          <table:table-cell office:value-type="float" office:value="0.530992721628396" calcext:value-type="float">
            <text:p>0.5309927216</text:p>
          </table:table-cell>
          <table:table-cell office:value-type="float" office:value="0.544187165933063" calcext:value-type="float">
            <text:p>0.5441871659</text:p>
          </table:table-cell>
          <table:table-cell office:value-type="float" office:value="0.563340395024954" calcext:value-type="float">
            <text:p>0.563340395</text:p>
          </table:table-cell>
          <table:table-cell office:value-type="float" office:value="0.591985207147685" calcext:value-type="float">
            <text:p>0.5919852071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44448878558486" calcext:value-type="float">
            <text:p>0.5444488786</text:p>
          </table:table-cell>
          <table:table-cell office:value-type="float" office:value="0.563196273145248" calcext:value-type="float">
            <text:p>0.5631962731</text:p>
          </table:table-cell>
          <table:table-cell office:value-type="float" office:value="0.589803248549759" calcext:value-type="float">
            <text:p>0.5898032485</text:p>
          </table:table-cell>
          <table:table-cell office:value-type="float" office:value="0.627848718018569" calcext:value-type="float">
            <text:p>0.627848718</text:p>
          </table:table-cell>
          <table:table-cell office:value-type="float" office:value="0.682936025479447" calcext:value-type="float">
            <text:p>0.6829360255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566997271538271" calcext:value-type="float">
            <text:p>0.5669972715</text:p>
          </table:table-cell>
          <table:table-cell office:value-type="float" office:value="0.594995826295733" calcext:value-type="float">
            <text:p>0.5949958263</text:p>
          </table:table-cell>
          <table:table-cell office:value-type="float" office:value="0.634247995342436" calcext:value-type="float">
            <text:p>0.6342479953</text:p>
          </table:table-cell>
          <table:table-cell office:value-type="float" office:value="0.688969486206545" calcext:value-type="float">
            <text:p>0.6889694862</text:p>
          </table:table-cell>
          <table:table-cell office:value-type="float" office:value="0.764015175678453" calcext:value-type="float">
            <text:p>0.7640151757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88373566834451" calcext:value-type="float">
            <text:p>0.5883735668</text:p>
          </table:table-cell>
          <table:table-cell office:value-type="float" office:value="0.624852805612127" calcext:value-type="float">
            <text:p>0.6248528056</text:p>
          </table:table-cell>
          <table:table-cell office:value-type="float" office:value="0.675163206720752" calcext:value-type="float">
            <text:p>0.6751632067</text:p>
          </table:table-cell>
          <table:table-cell office:value-type="float" office:value="0.742969085447241" calcext:value-type="float">
            <text:p>0.7429690854</text:p>
          </table:table-cell>
          <table:table-cell office:value-type="float" office:value="0.829493999673052" calcext:value-type="float">
            <text:p>0.8294939997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610456529702127" calcext:value-type="float">
            <text:p>0.6104565297</text:p>
          </table:table-cell>
          <table:table-cell office:value-type="float" office:value="0.655301729389492" calcext:value-type="float">
            <text:p>0.6553017294</text:p>
          </table:table-cell>
          <table:table-cell office:value-type="float" office:value="0.715805696648051" calcext:value-type="float">
            <text:p>0.7158056966</text:p>
          </table:table-cell>
          <table:table-cell office:value-type="float" office:value="0.793743708090242" calcext:value-type="float">
            <text:p>0.7937437081</text:p>
          </table:table-cell>
          <table:table-cell office:value-type="float" office:value="0.884113963928599" calcext:value-type="float">
            <text:p>0.8841139639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32204915679468" calcext:value-type="float">
            <text:p>0.6322049157</text:p>
          </table:table-cell>
          <table:table-cell office:value-type="float" office:value="0.684798536673095" calcext:value-type="float">
            <text:p>0.6847985367</text:p>
          </table:table-cell>
          <table:table-cell office:value-type="float" office:value="0.753872822275349" calcext:value-type="float">
            <text:p>0.7538728223</text:p>
          </table:table-cell>
          <table:table-cell office:value-type="float" office:value="0.838072865066194" calcext:value-type="float">
            <text:p>0.8380728651</text:p>
          </table:table-cell>
          <table:table-cell office:value-type="float" office:value="0.92501746670308" calcext:value-type="float">
            <text:p>0.9250174667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52637601231567" calcext:value-type="float">
            <text:p>0.6526376012</text:p>
          </table:table-cell>
          <table:table-cell office:value-type="float" office:value="0.711978250513087" calcext:value-type="float">
            <text:p>0.7119782505</text:p>
          </table:table-cell>
          <table:table-cell office:value-type="float" office:value="0.787586427258575" calcext:value-type="float">
            <text:p>0.7875864273</text:p>
          </table:table-cell>
          <table:table-cell office:value-type="float" office:value="0.874214805134251" calcext:value-type="float">
            <text:p>0.8742148051</text:p>
          </table:table-cell>
          <table:table-cell office:value-type="float" office:value="0.95284982783437" calcext:value-type="float">
            <text:p>0.9528498278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73555642131493" calcext:value-type="float">
            <text:p>0.6735556421</text:p>
          </table:table-cell>
          <table:table-cell office:value-type="float" office:value="0.739179888359704" calcext:value-type="float">
            <text:p>0.7391798884</text:p>
          </table:table-cell>
          <table:table-cell office:value-type="float" office:value="0.819801261468864" calcext:value-type="float">
            <text:p>0.8198012615</text:p>
          </table:table-cell>
          <table:table-cell office:value-type="float" office:value="0.905572701762952" calcext:value-type="float">
            <text:p>0.9055727018</text:p>
          </table:table-cell>
          <table:table-cell office:value-type="float" office:value="0.972414065400023" calcext:value-type="float">
            <text:p>0.9724140654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693966396592" calcext:value-type="float">
            <text:p>0.6939663966</text:p>
          </table:table-cell>
          <table:table-cell office:value-type="float" office:value="0.765026771007521" calcext:value-type="float">
            <text:p>0.765026771</text:p>
          </table:table-cell>
          <table:table-cell office:value-type="float" office:value="0.848797044822604" calcext:value-type="float">
            <text:p>0.8487970448</text:p>
          </table:table-cell>
          <table:table-cell office:value-type="float" office:value="0.930779773792451" calcext:value-type="float">
            <text:p>0.9307797738</text:p>
          </table:table-cell>
          <table:table-cell office:value-type="float" office:value="0.984700226260833" calcext:value-type="float">
            <text:p>0.9847002263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13819176637635" calcext:value-type="float">
            <text:p>0.7138191766</text:p>
          </table:table-cell>
          <table:table-cell office:value-type="float" office:value="0.789424988427991" calcext:value-type="float">
            <text:p>0.7894249884</text:p>
          </table:table-cell>
          <table:table-cell office:value-type="float" office:value="0.87454319874264" calcext:value-type="float">
            <text:p>0.8745431987</text:p>
          </table:table-cell>
          <table:table-cell office:value-type="float" office:value="0.950479183416064" calcext:value-type="float">
            <text:p>0.9504791834</text:p>
          </table:table-cell>
          <table:table-cell office:value-type="float" office:value="0.99196552438062" calcext:value-type="float">
            <text:p>0.9919655244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732244066978532" calcext:value-type="float">
            <text:p>0.732244067</text:p>
          </table:table-cell>
          <table:table-cell office:value-type="float" office:value="0.811341170394653" calcext:value-type="float">
            <text:p>0.8113411704</text:p>
          </table:table-cell>
          <table:table-cell office:value-type="float" office:value="0.896178154169167" calcext:value-type="float">
            <text:p>0.8961781542</text:p>
          </table:table-cell>
          <table:table-cell office:value-type="float" office:value="0.964880618771021" calcext:value-type="float">
            <text:p>0.9648806188</text:p>
          </table:table-cell>
          <table:table-cell office:value-type="float" office:value="0.995881434740223" calcext:value-type="float">
            <text:p>0.9958814347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50876103506753" calcext:value-type="float">
            <text:p>0.7508761035</text:p>
          </table:table-cell>
          <table:table-cell office:value-type="float" office:value="0.832720965105381" calcext:value-type="float">
            <text:p>0.8327209651</text:p>
          </table:table-cell>
          <table:table-cell office:value-type="float" office:value="0.915789750841558" calcext:value-type="float">
            <text:p>0.9157897508</text:p>
          </table:table-cell>
          <table:table-cell office:value-type="float" office:value="0.976082144797554" calcext:value-type="float">
            <text:p>0.9760821448</text:p>
          </table:table-cell>
          <table:table-cell office:value-type="float" office:value="0.998062576354922" calcext:value-type="float">
            <text:p>0.9980625764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768827866769114" calcext:value-type="float">
            <text:p>0.7688278668</text:p>
          </table:table-cell>
          <table:table-cell office:value-type="float" office:value="0.852508327086266" calcext:value-type="float">
            <text:p>0.8525083271</text:p>
          </table:table-cell>
          <table:table-cell office:value-type="float" office:value="0.932509623211805" calcext:value-type="float">
            <text:p>0.9325096232</text:p>
          </table:table-cell>
          <table:table-cell office:value-type="float" office:value="0.984127756290923" calcext:value-type="float">
            <text:p>0.9841277563</text:p>
          </table:table-cell>
          <table:table-cell office:value-type="float" office:value="0.999139773156125" calcext:value-type="float">
            <text:p>0.9991397732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785333672055256" calcext:value-type="float">
            <text:p>0.7853336721</text:p>
          </table:table-cell>
          <table:table-cell office:value-type="float" office:value="0.869940612891045" calcext:value-type="float">
            <text:p>0.8699406129</text:p>
          </table:table-cell>
          <table:table-cell office:value-type="float" office:value="0.946007493835907" calcext:value-type="float">
            <text:p>0.9460074938</text:p>
          </table:table-cell>
          <table:table-cell office:value-type="float" office:value="0.989539309538935" calcext:value-type="float">
            <text:p>0.9895393095</text:p>
          </table:table-cell>
          <table:table-cell office:value-type="float" office:value="0.999625496159665" calcext:value-type="float">
            <text:p>0.9996254962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801868923818907" calcext:value-type="float">
            <text:p>0.8018689238</text:p>
          </table:table-cell>
          <table:table-cell office:value-type="float" office:value="0.88661693366166" calcext:value-type="float">
            <text:p>0.8866169337</text:p>
          </table:table-cell>
          <table:table-cell office:value-type="float" office:value="0.957759771340904" calcext:value-type="float">
            <text:p>0.9577597713</text:p>
          </table:table-cell>
          <table:table-cell office:value-type="float" office:value="0.993411010544394" calcext:value-type="float">
            <text:p>0.9934110105</text:p>
          </table:table-cell>
          <table:table-cell office:value-type="float" office:value="0.999851915273879" calcext:value-type="float">
            <text:p>0.9998519153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1764690585398" calcext:value-type="float">
            <text:p>0.8176469059</text:p>
          </table:table-cell>
          <table:table-cell office:value-type="float" office:value="0.901743110020306" calcext:value-type="float">
            <text:p>0.90174311</text:p>
          </table:table-cell>
          <table:table-cell office:value-type="float" office:value="0.96737119953552" calcext:value-type="float">
            <text:p>0.9673711995</text:p>
          </table:table-cell>
          <table:table-cell office:value-type="float" office:value="0.99596188290816" calcext:value-type="float">
            <text:p>0.9959618829</text:p>
          </table:table-cell>
          <table:table-cell office:value-type="float" office:value="0.999944893017376" calcext:value-type="float">
            <text:p>0.999944893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83201601608321" calcext:value-type="float">
            <text:p>0.8320160161</text:p>
          </table:table-cell>
          <table:table-cell office:value-type="float" office:value="0.914806349359549" calcext:value-type="float">
            <text:p>0.9148063494</text:p>
          </table:table-cell>
          <table:table-cell office:value-type="float" office:value="0.974818159653293" calcext:value-type="float">
            <text:p>0.9748181597</text:p>
          </table:table-cell>
          <table:table-cell office:value-type="float" office:value="0.997537069618208" calcext:value-type="float">
            <text:p>0.9975370696</text:p>
          </table:table-cell>
          <table:table-cell office:value-type="float" office:value="0.999979792732219" calcext:value-type="float">
            <text:p>0.9999797927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46272671854718" calcext:value-type="float">
            <text:p>0.8462726719</text:p>
          </table:table-cell>
          <table:table-cell office:value-type="float" office:value="0.927054903778682" calcext:value-type="float">
            <text:p>0.9270549038</text:p>
          </table:table-cell>
          <table:table-cell office:value-type="float" office:value="0.981039452840342" calcext:value-type="float">
            <text:p>0.9810394528</text:p>
          </table:table-cell>
          <table:table-cell office:value-type="float" office:value="0.998571406803934" calcext:value-type="float">
            <text:p>0.9985714068</text:p>
          </table:table-cell>
          <table:table-cell office:value-type="float" office:value="0.99999334141647" calcext:value-type="float">
            <text:p>0.9999933414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859741682207387" calcext:value-type="float">
            <text:p>0.8597416822</text:p>
          </table:table-cell>
          <table:table-cell office:value-type="float" office:value="0.937937042857021" calcext:value-type="float">
            <text:p>0.9379370429</text:p>
          </table:table-cell>
          <table:table-cell office:value-type="float" office:value="0.985914542089167" calcext:value-type="float">
            <text:p>0.9859145421</text:p>
          </table:table-cell>
          <table:table-cell office:value-type="float" office:value="0.99919494875496" calcext:value-type="float">
            <text:p>0.9991949488</text:p>
          </table:table-cell>
          <table:table-cell office:value-type="float" office:value="0.999997941268192" calcext:value-type="float">
            <text:p>0.999997941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72422883673817" calcext:value-type="float">
            <text:p>0.8724228837</text:p>
          </table:table-cell>
          <table:table-cell office:value-type="float" office:value="0.947536226441983" calcext:value-type="float">
            <text:p>0.9475362264</text:p>
          </table:table-cell>
          <table:table-cell office:value-type="float" office:value="0.989678707093684" calcext:value-type="float">
            <text:p>0.9896787071</text:p>
          </table:table-cell>
          <table:table-cell office:value-type="float" office:value="0.999559473210236" calcext:value-type="float">
            <text:p>0.9995594732</text:p>
          </table:table-cell>
          <table:table-cell office:value-type="float" office:value="0.999999403379718" calcext:value-type="float">
            <text:p>0.9999994034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883819761180414" calcext:value-type="float">
            <text:p>0.8838197612</text:p>
          </table:table-cell>
          <table:table-cell office:value-type="float" office:value="0.955600623916707" calcext:value-type="float">
            <text:p>0.9556006239</text:p>
          </table:table-cell>
          <table:table-cell office:value-type="float" office:value="0.992433637517642" calcext:value-type="float">
            <text:p>0.9924336375</text:p>
          </table:table-cell>
          <table:table-cell office:value-type="float" office:value="0.999759370931464" calcext:value-type="float">
            <text:p>0.9997593709</text:p>
          </table:table-cell>
          <table:table-cell office:value-type="float" office:value="0.99999982843496" calcext:value-type="float">
            <text:p>0.9999998284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894977092974158" calcext:value-type="float">
            <text:p>0.894977093</text:p>
          </table:table-cell>
          <table:table-cell office:value-type="float" office:value="0.962954329762862" calcext:value-type="float">
            <text:p>0.9629543298</text:p>
          </table:table-cell>
          <table:table-cell office:value-type="float" office:value="0.994606677258543" calcext:value-type="float">
            <text:p>0.9946066773</text:p>
          </table:table-cell>
          <table:table-cell office:value-type="float" office:value="0.99987587830183" calcext:value-type="float">
            <text:p>0.9998758783</text:p>
          </table:table-cell>
          <table:table-cell office:value-type="float" office:value="0.999999956334939" calcext:value-type="float">
            <text:p>0.9999999563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905372992139742" calcext:value-type="float">
            <text:p>0.9053729921</text:p>
          </table:table-cell>
          <table:table-cell office:value-type="float" office:value="0.969301890766006" calcext:value-type="float">
            <text:p>0.9693018908</text:p>
          </table:table-cell>
          <table:table-cell office:value-type="float" office:value="0.996211074781719" calcext:value-type="float">
            <text:p>0.9962110748</text:p>
          </table:table-cell>
          <table:table-cell office:value-type="float" office:value="0.999937930195803" calcext:value-type="float">
            <text:p>0.9999379302</text:p>
          </table:table-cell>
          <table:table-cell office:value-type="float" office:value="0.999999989618687" calcext:value-type="float">
            <text:p>0.9999999896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14620043325792" calcext:value-type="float">
            <text:p>0.9146200433</text:p>
          </table:table-cell>
          <table:table-cell office:value-type="float" office:value="0.97452104094953" calcext:value-type="float">
            <text:p>0.9745210409</text:p>
          </table:table-cell>
          <table:table-cell office:value-type="float" office:value="0.997334233500549" calcext:value-type="float">
            <text:p>0.9973342335</text:p>
          </table:table-cell>
          <table:table-cell office:value-type="float" office:value="0.99996894267167" calcext:value-type="float">
            <text:p>0.9999689427</text:p>
          </table:table-cell>
          <table:table-cell office:value-type="float" office:value="0.99999999753996" calcext:value-type="float">
            <text:p>0.9999999975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923578581543152" calcext:value-type="float">
            <text:p>0.9235785815</text:p>
          </table:table-cell>
          <table:table-cell office:value-type="float" office:value="0.979177778297782" calcext:value-type="float">
            <text:p>0.9791777783</text:p>
          </table:table-cell>
          <table:table-cell office:value-type="float" office:value="0.998181272588058" calcext:value-type="float">
            <text:p>0.9981812726</text:p>
          </table:table-cell>
          <table:table-cell office:value-type="float" office:value="0.999985408222276" calcext:value-type="float">
            <text:p>0.9999854082</text:p>
          </table:table-cell>
          <table:table-cell office:value-type="float" office:value="0.999999999491161" calcext:value-type="float">
            <text:p>0.9999999995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1835706447455" calcext:value-type="float">
            <text:p>0.9318357064</text:p>
          </table:table-cell>
          <table:table-cell office:value-type="float" office:value="0.983107583211466" calcext:value-type="float">
            <text:p>0.9831075832</text:p>
          </table:table-cell>
          <table:table-cell office:value-type="float" office:value="0.998778151303088" calcext:value-type="float">
            <text:p>0.9987781513</text:p>
          </table:table-cell>
          <table:table-cell office:value-type="float" office:value="0.999993365488936" calcext:value-type="float">
            <text:p>0.9999933655</text:p>
          </table:table-cell>
          <table:table-cell office:value-type="float" office:value="0.99999999990443" calcext:value-type="float">
            <text:p>0.9999999999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939101633326012" calcext:value-type="float">
            <text:p>0.9391016333</text:p>
          </table:table-cell>
          <table:table-cell office:value-type="float" office:value="0.986267021212934" calcext:value-type="float">
            <text:p>0.9862670212</text:p>
          </table:table-cell>
          <table:table-cell office:value-type="float" office:value="0.999177030670935" calcext:value-type="float">
            <text:p>0.9991770307</text:p>
          </table:table-cell>
          <table:table-cell office:value-type="float" office:value="0.999996974461193" calcext:value-type="float">
            <text:p>0.9999969745</text:p>
          </table:table-cell>
          <table:table-cell office:value-type="float" office:value="0.99999999998219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46064349570589" calcext:value-type="float">
            <text:p>0.9460643496</text:p>
          </table:table-cell>
          <table:table-cell office:value-type="float" office:value="0.989022577818215" calcext:value-type="float">
            <text:p>0.9890225778</text:p>
          </table:table-cell>
          <table:table-cell office:value-type="float" office:value="0.99946405167833" calcext:value-type="float">
            <text:p>0.9994640517</text:p>
          </table:table-cell>
          <table:table-cell office:value-type="float" office:value="0.99999871233292" calcext:value-type="float">
            <text:p>0.9999987123</text:p>
          </table:table-cell>
          <table:table-cell office:value-type="float" office:value="0.99999999999560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952409429398758" calcext:value-type="float">
            <text:p>0.9524094294</text:p>
          </table:table-cell>
          <table:table-cell office:value-type="float" office:value="0.99129358749427" calcext:value-type="float">
            <text:p>0.9912935875</text:p>
          </table:table-cell>
          <table:table-cell office:value-type="float" office:value="0.999656650963192" calcext:value-type="float">
            <text:p>0.999656651</text:p>
          </table:table-cell>
          <table:table-cell office:value-type="float" office:value="0.999999470719033" calcext:value-type="float">
            <text:p>0.9999994707</text:p>
          </table:table-cell>
          <table:table-cell office:value-type="float" office:value="0.9999999999965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57930055614271" calcext:value-type="float">
            <text:p>0.9579300556</text:p>
          </table:table-cell>
          <table:table-cell office:value-type="float" office:value="0.99307685408905" calcext:value-type="float">
            <text:p>0.9930768541</text:p>
          </table:table-cell>
          <table:table-cell office:value-type="float" office:value="0.999779228470686" calcext:value-type="float">
            <text:p>0.9997792285</text:p>
          </table:table-cell>
          <table:table-cell office:value-type="float" office:value="0.9999997812684" calcext:value-type="float">
            <text:p>0.9999997813</text:p>
          </table:table-cell>
          <table:table-cell office:value-type="float" office:value="0.9999999999978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963159861070225" calcext:value-type="float">
            <text:p>0.9631598611</text:p>
          </table:table-cell>
          <table:table-cell office:value-type="float" office:value="0.994595380194182" calcext:value-type="float">
            <text:p>0.9945953802</text:p>
          </table:table-cell>
          <table:table-cell office:value-type="float" office:value="0.999863179821573" calcext:value-type="float">
            <text:p>0.9998631798</text:p>
          </table:table-cell>
          <table:table-cell office:value-type="float" office:value="0.999999916194968" calcext:value-type="float">
            <text:p>0.9999999162</text:p>
          </table:table-cell>
          <table:table-cell office:value-type="float" office:value="0.9999999999988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67869047904728" calcext:value-type="float">
            <text:p>0.9678690479</text:p>
          </table:table-cell>
          <table:table-cell office:value-type="float" office:value="0.995816046912757" calcext:value-type="float">
            <text:p>0.9958160469</text:p>
          </table:table-cell>
          <table:table-cell office:value-type="float" office:value="0.9999166810989" calcext:value-type="float">
            <text:p>0.9999166811</text:p>
          </table:table-cell>
          <table:table-cell office:value-type="float" office:value="0.99999996905969" calcext:value-type="float">
            <text:p>0.9999999691</text:p>
          </table:table-cell>
          <table:table-cell office:value-type="float" office:value="1.0000000000005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972091648838209" calcext:value-type="float">
            <text:p>0.9720916488</text:p>
          </table:table-cell>
          <table:table-cell office:value-type="float" office:value="0.996788714194784" calcext:value-type="float">
            <text:p>0.9967887142</text:p>
          </table:table-cell>
          <table:table-cell office:value-type="float" office:value="0.999950163996094" calcext:value-type="float">
            <text:p>0.999950164</text:p>
          </table:table-cell>
          <table:table-cell office:value-type="float" office:value="0.999999989002176" calcext:value-type="float">
            <text:p>0.999999989</text:p>
          </table:table-cell>
          <table:table-cell office:value-type="float" office:value="1.0000000000022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75706759118217" calcext:value-type="float">
            <text:p>0.9757067591</text:p>
          </table:table-cell>
          <table:table-cell office:value-type="float" office:value="0.997527188277549" calcext:value-type="float">
            <text:p>0.9975271883</text:p>
          </table:table-cell>
          <table:table-cell office:value-type="float" office:value="0.999970037321691" calcext:value-type="float">
            <text:p>0.9999700373</text:p>
          </table:table-cell>
          <table:table-cell office:value-type="float" office:value="0.999999996054529" calcext:value-type="float">
            <text:p>0.9999999961</text:p>
          </table:table-cell>
          <table:table-cell office:value-type="float" office:value="1.0000000000013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979075594418942" calcext:value-type="float">
            <text:p>0.9790755944</text:p>
          </table:table-cell>
          <table:table-cell office:value-type="float" office:value="0.998134859042624" calcext:value-type="float">
            <text:p>0.998134859</text:p>
          </table:table-cell>
          <table:table-cell office:value-type="float" office:value="0.999982718646666" calcext:value-type="float">
            <text:p>0.9999827186</text:p>
          </table:table-cell>
          <table:table-cell office:value-type="float" office:value="0.999999998696146" calcext:value-type="float">
            <text:p>0.9999999987</text:p>
          </table:table-cell>
          <table:table-cell office:value-type="float" office:value="0.99999999999969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82057442601254" calcext:value-type="float">
            <text:p>0.9820574426</text:p>
          </table:table-cell>
          <table:table-cell office:value-type="float" office:value="0.998606159239561" calcext:value-type="float">
            <text:p>0.9986061592</text:p>
          </table:table-cell>
          <table:table-cell office:value-type="float" office:value="0.999990223211576" calcext:value-type="float">
            <text:p>0.9999902232</text:p>
          </table:table-cell>
          <table:table-cell office:value-type="float" office:value="0.999999999584286" calcext:value-type="float">
            <text:p>0.9999999996</text:p>
          </table:table-cell>
          <table:table-cell office:value-type="float" office:value="1.000000000000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984577415861473" calcext:value-type="float">
            <text:p>0.9845774159</text:p>
          </table:table-cell>
          <table:table-cell office:value-type="float" office:value="0.998954425924488" calcext:value-type="float">
            <text:p>0.9989544259</text:p>
          </table:table-cell>
          <table:table-cell office:value-type="float" office:value="0.999994434175094" calcext:value-type="float">
            <text:p>0.9999944342</text:p>
          </table:table-cell>
          <table:table-cell office:value-type="float" office:value="0.999999999862913" calcext:value-type="float">
            <text:p>0.9999999999</text:p>
          </table:table-cell>
          <table:table-cell office:value-type="float" office:value="0.99999999999966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986894844006004" calcext:value-type="float">
            <text:p>0.986894844</text:p>
          </table:table-cell>
          <table:table-cell office:value-type="float" office:value="0.999233208581621" calcext:value-type="float">
            <text:p>0.9992332086</text:p>
          </table:table-cell>
          <table:table-cell office:value-type="float" office:value="0.999996972290616" calcext:value-type="float">
            <text:p>0.9999969723</text:p>
          </table:table-cell>
          <table:table-cell office:value-type="float" office:value="0.999999999957406" calcext:value-type="float">
            <text:p>1</text:p>
          </table:table-cell>
          <table:table-cell office:value-type="float" office:value="1.000000000002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988917836399492" calcext:value-type="float">
            <text:p>0.9889178364</text:p>
          </table:table-cell>
          <table:table-cell office:value-type="float" office:value="0.999443266707787" calcext:value-type="float">
            <text:p>0.9994432667</text:p>
          </table:table-cell>
          <table:table-cell office:value-type="float" office:value="0.999998386969623" calcext:value-type="float">
            <text:p>0.999998387</text:p>
          </table:table-cell>
          <table:table-cell office:value-type="float" office:value="0.999999999986263" calcext:value-type="float">
            <text:p>1</text:p>
          </table:table-cell>
          <table:table-cell office:value-type="float" office:value="1.0000000000028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0603885090411" calcext:value-type="float">
            <text:p>0.9906038851</text:p>
          </table:table-cell>
          <table:table-cell office:value-type="float" office:value="0.999594048098667" calcext:value-type="float">
            <text:p>0.9995940481</text:p>
          </table:table-cell>
          <table:table-cell office:value-type="float" office:value="0.999999134327224" calcext:value-type="float">
            <text:p>0.9999991343</text:p>
          </table:table-cell>
          <table:table-cell office:value-type="float" office:value="0.999999999992414" calcext:value-type="float">
            <text:p>1</text:p>
          </table:table-cell>
          <table:table-cell office:value-type="float" office:value="1.0000000000015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992132535873781" calcext:value-type="float">
            <text:p>0.9921325359</text:p>
          </table:table-cell>
          <table:table-cell office:value-type="float" office:value="0.99971122266411" calcext:value-type="float">
            <text:p>0.9997112227</text:p>
          </table:table-cell>
          <table:table-cell office:value-type="float" office:value="0.999999558007344" calcext:value-type="float">
            <text:p>0.999999558</text:p>
          </table:table-cell>
          <table:table-cell office:value-type="float" office:value="0.999999999997012" calcext:value-type="float">
            <text:p>1</text:p>
          </table:table-cell>
          <table:table-cell office:value-type="float" office:value="1.0000000000039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93447212653942" calcext:value-type="float">
            <text:p>0.9934472127</text:p>
          </table:table-cell>
          <table:table-cell office:value-type="float" office:value="0.999796805418802" calcext:value-type="float">
            <text:p>0.9997968054</text:p>
          </table:table-cell>
          <table:table-cell office:value-type="float" office:value="0.999999779383129" calcext:value-type="float">
            <text:p>0.9999997794</text:p>
          </table:table-cell>
          <table:table-cell office:value-type="float" office:value="0.999999999992549" calcext:value-type="float">
            <text:p>1</text:p>
          </table:table-cell>
          <table:table-cell office:value-type="float" office:value="0.99999999999885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994571870739348" calcext:value-type="float">
            <text:p>0.9945718707</text:p>
          </table:table-cell>
          <table:table-cell office:value-type="float" office:value="0.999858623748727" calcext:value-type="float">
            <text:p>0.9998586237</text:p>
          </table:table-cell>
          <table:table-cell office:value-type="float" office:value="0.999999892423863" calcext:value-type="float">
            <text:p>0.9999998924</text:p>
          </table:table-cell>
          <table:table-cell office:value-type="float" office:value="0.999999999992903" calcext:value-type="float">
            <text:p>1</text:p>
          </table:table-cell>
          <table:table-cell office:value-type="float" office:value="0.9999999999983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5490330878979" calcext:value-type="float">
            <text:p>0.9954903309</text:p>
          </table:table-cell>
          <table:table-cell office:value-type="float" office:value="0.999901149647154" calcext:value-type="float">
            <text:p>0.9999011496</text:p>
          </table:table-cell>
          <table:table-cell office:value-type="float" office:value="0.999999947085737" calcext:value-type="float">
            <text:p>0.9999999471</text:p>
          </table:table-cell>
          <table:table-cell office:value-type="float" office:value="0.999999999993782" calcext:value-type="float">
            <text:p>1</text:p>
          </table:table-cell>
          <table:table-cell office:value-type="float" office:value="0.99999999999900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96305857580295" calcext:value-type="float">
            <text:p>0.9963058576</text:p>
          </table:table-cell>
          <table:table-cell office:value-type="float" office:value="0.999932789925519" calcext:value-type="float">
            <text:p>0.9999327899</text:p>
          </table:table-cell>
          <table:table-cell office:value-type="float" office:value="0.99999997540172" calcext:value-type="float">
            <text:p>0.9999999754</text:p>
          </table:table-cell>
          <table:table-cell office:value-type="float" office:value="0.999999999991939" calcext:value-type="float">
            <text:p>1</text:p>
          </table:table-cell>
          <table:table-cell office:value-type="float" office:value="0.99999999999811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96991997565566" calcext:value-type="float">
            <text:p>0.9969919976</text:p>
          </table:table-cell>
          <table:table-cell office:value-type="float" office:value="0.999954863594434" calcext:value-type="float">
            <text:p>0.9999548636</text:p>
          </table:table-cell>
          <table:table-cell office:value-type="float" office:value="0.999999988857092" calcext:value-type="float">
            <text:p>0.9999999889</text:p>
          </table:table-cell>
          <table:table-cell office:value-type="float" office:value="0.999999999996903" calcext:value-type="float">
            <text:p>1</text:p>
          </table:table-cell>
          <table:table-cell office:value-type="float" office:value="1.0000000000020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997543011845171" calcext:value-type="float">
            <text:p>0.9975430118</text:p>
          </table:table-cell>
          <table:table-cell office:value-type="float" office:value="0.999969524432503" calcext:value-type="float">
            <text:p>0.9999695244</text:p>
          </table:table-cell>
          <table:table-cell office:value-type="float" office:value="0.999999994899769" calcext:value-type="float">
            <text:p>0.9999999949</text:p>
          </table:table-cell>
          <table:table-cell office:value-type="float" office:value="0.999999999992646" calcext:value-type="float">
            <text:p>1</text:p>
          </table:table-cell>
          <table:table-cell office:value-type="float" office:value="0.99999999999820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8023902407518" calcext:value-type="float">
            <text:p>0.9980239024</text:p>
          </table:table-cell>
          <table:table-cell office:value-type="float" office:value="0.999980046584823" calcext:value-type="float">
            <text:p>0.9999800466</text:p>
          </table:table-cell>
          <table:table-cell office:value-type="float" office:value="0.999999997806877" calcext:value-type="float">
            <text:p>0.9999999978</text:p>
          </table:table-cell>
          <table:table-cell office:value-type="float" office:value="0.999999999993369" calcext:value-type="float">
            <text:p>1</text:p>
          </table:table-cell>
          <table:table-cell office:value-type="float" office:value="0.99999999999955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998421192726318" calcext:value-type="float">
            <text:p>0.9984211927</text:p>
          </table:table-cell>
          <table:table-cell office:value-type="float" office:value="0.999987112998902" calcext:value-type="float">
            <text:p>0.999987113</text:p>
          </table:table-cell>
          <table:table-cell office:value-type="float" office:value="0.999999999084067" calcext:value-type="float">
            <text:p>0.9999999991</text:p>
          </table:table-cell>
          <table:table-cell office:value-type="float" office:value="0.999999999995115" calcext:value-type="float">
            <text:p>1</text:p>
          </table:table-cell>
          <table:table-cell office:value-type="float" office:value="1.0000000000012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98747265873258" calcext:value-type="float">
            <text:p>0.9987472659</text:p>
          </table:table-cell>
          <table:table-cell office:value-type="float" office:value="0.999991793835278" calcext:value-type="float">
            <text:p>0.9999917938</text:p>
          </table:table-cell>
          <table:table-cell office:value-type="float" office:value="0.999999999625677" calcext:value-type="float">
            <text:p>0.9999999996</text:p>
          </table:table-cell>
          <table:table-cell office:value-type="float" office:value="0.999999999993214" calcext:value-type="float">
            <text:p>1</text:p>
          </table:table-cell>
          <table:table-cell office:value-type="float" office:value="0.99999999999884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999002634991187" calcext:value-type="float">
            <text:p>0.999002635</text:p>
          </table:table-cell>
          <table:table-cell office:value-type="float" office:value="0.999994743605042" calcext:value-type="float">
            <text:p>0.9999947436</text:p>
          </table:table-cell>
          <table:table-cell office:value-type="float" office:value="0.999999999845368" calcext:value-type="float">
            <text:p>0.9999999998</text:p>
          </table:table-cell>
          <table:table-cell office:value-type="float" office:value="0.999999999994213" calcext:value-type="float">
            <text:p>1</text:p>
          </table:table-cell>
          <table:table-cell office:value-type="float" office:value="0.99999999999922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9219813196343" calcext:value-type="float">
            <text:p>0.9992198132</text:p>
          </table:table-cell>
          <table:table-cell office:value-type="float" office:value="0.999996749327849" calcext:value-type="float">
            <text:p>0.9999967493</text:p>
          </table:table-cell>
          <table:table-cell office:value-type="float" office:value="0.999999999942094" calcext:value-type="float">
            <text:p>0.9999999999</text:p>
          </table:table-cell>
          <table:table-cell office:value-type="float" office:value="0.999999999995959" calcext:value-type="float">
            <text:p>1</text:p>
          </table:table-cell>
          <table:table-cell office:value-type="float" office:value="1.0000000000019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99939438503788" calcext:value-type="float">
            <text:p>0.999394385</text:p>
          </table:table-cell>
          <table:table-cell office:value-type="float" office:value="0.999998021250899" calcext:value-type="float">
            <text:p>0.9999980213</text:p>
          </table:table-cell>
          <table:table-cell office:value-type="float" office:value="0.999999999975069" calcext:value-type="float">
            <text:p>1</text:p>
          </table:table-cell>
          <table:table-cell office:value-type="float" office:value="0.999999999991976" calcext:value-type="float">
            <text:p>1</text:p>
          </table:table-cell>
          <table:table-cell office:value-type="float" office:value="0.99999999999802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9528240811472" calcext:value-type="float">
            <text:p>0.9995282408</text:p>
          </table:table-cell>
          <table:table-cell office:value-type="float" office:value="0.999998788016298" calcext:value-type="float">
            <text:p>0.999998788</text:p>
          </table:table-cell>
          <table:table-cell office:value-type="float" office:value="0.999999999993176" calcext:value-type="float">
            <text:p>1</text:p>
          </table:table-cell>
          <table:table-cell office:value-type="float" office:value="0.999999999996344" calcext:value-type="float">
            <text:p>1</text:p>
          </table:table-cell>
          <table:table-cell office:value-type="float" office:value="1.000000000002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999639613590383" calcext:value-type="float">
            <text:p>0.9996396136</text:p>
          </table:table-cell>
          <table:table-cell office:value-type="float" office:value="0.999999286067905" calcext:value-type="float">
            <text:p>0.9999992861</text:p>
          </table:table-cell>
          <table:table-cell office:value-type="float" office:value="0.999999999995337" calcext:value-type="float">
            <text:p>1</text:p>
          </table:table-cell>
          <table:table-cell office:value-type="float" office:value="0.99999999999324" calcext:value-type="float">
            <text:p>1</text:p>
          </table:table-cell>
          <table:table-cell office:value-type="float" office:value="0.99999999999977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9727077303546" calcext:value-type="float">
            <text:p>0.9997270773</text:p>
          </table:table-cell>
          <table:table-cell office:value-type="float" office:value="0.999999586886336" calcext:value-type="float">
            <text:p>0.9999995869</text:p>
          </table:table-cell>
          <table:table-cell office:value-type="float" office:value="0.999999999999079" calcext:value-type="float">
            <text:p>1</text:p>
          </table:table-cell>
          <table:table-cell office:value-type="float" office:value="0.999999999995516" calcext:value-type="float">
            <text:p>1</text:p>
          </table:table-cell>
          <table:table-cell office:value-type="float" office:value="1.0000000000010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99792569403705" calcext:value-type="float">
            <text:p>0.9997925694</text:p>
          </table:table-cell>
          <table:table-cell office:value-type="float" office:value="0.999999759423284" calcext:value-type="float">
            <text:p>0.9999997594</text:p>
          </table:table-cell>
          <table:table-cell office:value-type="float" office:value="0.999999999999584" calcext:value-type="float">
            <text:p>1</text:p>
          </table:table-cell>
          <table:table-cell office:value-type="float" office:value="0.999999999996393" calcext:value-type="float">
            <text:p>1</text:p>
          </table:table-cell>
          <table:table-cell office:value-type="float" office:value="1.0000000000019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9984573658285" calcext:value-type="float">
            <text:p>0.9998457366</text:p>
          </table:table-cell>
          <table:table-cell office:value-type="float" office:value="0.999999865872862" calcext:value-type="float">
            <text:p>0.9999998659</text:p>
          </table:table-cell>
          <table:table-cell office:value-type="float" office:value="0.999999999999336" calcext:value-type="float">
            <text:p>1</text:p>
          </table:table-cell>
          <table:table-cell office:value-type="float" office:value="0.999999999995616" calcext:value-type="float">
            <text:p>1</text:p>
          </table:table-cell>
          <table:table-cell office:value-type="float" office:value="1.0000000000007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99988640769589" calcext:value-type="float">
            <text:p>0.9998864077</text:p>
          </table:table-cell>
          <table:table-cell office:value-type="float" office:value="0.99999992672442" calcext:value-type="float">
            <text:p>0.9999999267</text:p>
          </table:table-cell>
          <table:table-cell office:value-type="float" office:value="0.99999999999951" calcext:value-type="float">
            <text:p>1</text:p>
          </table:table-cell>
          <table:table-cell office:value-type="float" office:value="0.99999999999601" calcext:value-type="float">
            <text:p>1</text:p>
          </table:table-cell>
          <table:table-cell office:value-type="float" office:value="1.0000000000004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9917220040794" calcext:value-type="float">
            <text:p>0.99991722</text:p>
          </table:table-cell>
          <table:table-cell office:value-type="float" office:value="0.999999960809391" calcext:value-type="float">
            <text:p>0.9999999608</text:p>
          </table:table-cell>
          <table:table-cell office:value-type="float" office:value="0.999999999996698" calcext:value-type="float">
            <text:p>1</text:p>
          </table:table-cell>
          <table:table-cell office:value-type="float" office:value="0.999999999993865" calcext:value-type="float">
            <text:p>1</text:p>
          </table:table-cell>
          <table:table-cell office:value-type="float" office:value="0.99999999999841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999939458610601" calcext:value-type="float">
            <text:p>0.9999394586</text:p>
          </table:table-cell>
          <table:table-cell office:value-type="float" office:value="0.999999978909547" calcext:value-type="float">
            <text:p>0.9999999789</text:p>
          </table:table-cell>
          <table:table-cell office:value-type="float" office:value="1.00000000000142" calcext:value-type="float">
            <text:p>1</text:p>
          </table:table-cell>
          <table:table-cell office:value-type="float" office:value="0.999999999998525" calcext:value-type="float">
            <text:p>1</text:p>
          </table:table-cell>
          <table:table-cell office:value-type="float" office:value="1.000000000004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99956833374979" calcext:value-type="float">
            <text:p>0.9999568334</text:p>
          </table:table-cell>
          <table:table-cell office:value-type="float" office:value="0.999999989209816" calcext:value-type="float">
            <text:p>0.9999999892</text:p>
          </table:table-cell>
          <table:table-cell office:value-type="float" office:value="0.999999999999093" calcext:value-type="float">
            <text:p>1</text:p>
          </table:table-cell>
          <table:table-cell office:value-type="float" office:value="0.99999999999424" calcext:value-type="float">
            <text:p>1</text:p>
          </table:table-cell>
          <table:table-cell office:value-type="float" office:value="0.99999999999967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999969589350291" calcext:value-type="float">
            <text:p>0.9999695894</text:p>
          </table:table-cell>
          <table:table-cell office:value-type="float" office:value="0.999999994612198" calcext:value-type="float">
            <text:p>0.9999999946</text:p>
          </table:table-cell>
          <table:table-cell office:value-type="float" office:value="0.99999999999672" calcext:value-type="float">
            <text:p>1</text:p>
          </table:table-cell>
          <table:table-cell office:value-type="float" office:value="0.999999999992863" calcext:value-type="float">
            <text:p>1</text:p>
          </table:table-cell>
          <table:table-cell office:value-type="float" office:value="0.99999999999837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9997850306548" calcext:value-type="float">
            <text:p>0.9999785031</text:p>
          </table:table-cell>
          <table:table-cell office:value-type="float" office:value="0.999999997294974" calcext:value-type="float">
            <text:p>0.9999999973</text:p>
          </table:table-cell>
          <table:table-cell office:value-type="float" office:value="0.999999999999868" calcext:value-type="float">
            <text:p>1</text:p>
          </table:table-cell>
          <table:table-cell office:value-type="float" office:value="0.999999999995925" calcext:value-type="float">
            <text:p>1</text:p>
          </table:table-cell>
          <table:table-cell office:value-type="float" office:value="1.0000000000013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999985235717548" calcext:value-type="float">
            <text:p>0.9999852357</text:p>
          </table:table-cell>
          <table:table-cell office:value-type="float" office:value="0.99999999871578" calcext:value-type="float">
            <text:p>0.9999999987</text:p>
          </table:table-cell>
          <table:table-cell office:value-type="float" office:value="0.999999999999519" calcext:value-type="float">
            <text:p>1</text:p>
          </table:table-cell>
          <table:table-cell office:value-type="float" office:value="0.999999999994712" calcext:value-type="float">
            <text:p>1</text:p>
          </table:table-cell>
          <table:table-cell office:value-type="float" office:value="1.0000000000003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99990001639714" calcext:value-type="float">
            <text:p>0.9999900016</text:p>
          </table:table-cell>
          <table:table-cell office:value-type="float" office:value="0.999999999407835" calcext:value-type="float">
            <text:p>0.9999999994</text:p>
          </table:table-cell>
          <table:table-cell office:value-type="float" office:value="1.00000000000161" calcext:value-type="float">
            <text:p>1</text:p>
          </table:table-cell>
          <table:table-cell office:value-type="float" office:value="0.999999999996016" calcext:value-type="float">
            <text:p>1</text:p>
          </table:table-cell>
          <table:table-cell office:value-type="float" office:value="1.000000000002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999993208788129" calcext:value-type="float">
            <text:p>0.9999932088</text:p>
          </table:table-cell>
          <table:table-cell office:value-type="float" office:value="0.999999999724282" calcext:value-type="float">
            <text:p>0.9999999997</text:p>
          </table:table-cell>
          <table:table-cell office:value-type="float" office:value="0.999999999999968" calcext:value-type="float">
            <text:p>1</text:p>
          </table:table-cell>
          <table:table-cell office:value-type="float" office:value="0.999999999996255" calcext:value-type="float">
            <text:p>1</text:p>
          </table:table-cell>
          <table:table-cell office:value-type="float" office:value="1.000000000001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99995537110503" calcext:value-type="float">
            <text:p>0.9999955371</text:p>
          </table:table-cell>
          <table:table-cell office:value-type="float" office:value="0.999999999876393" calcext:value-type="float">
            <text:p>0.9999999999</text:p>
          </table:table-cell>
          <table:table-cell office:value-type="float" office:value="0.999999999999363" calcext:value-type="float">
            <text:p>1</text:p>
          </table:table-cell>
          <table:table-cell office:value-type="float" office:value="0.99999999999433" calcext:value-type="float">
            <text:p>1</text:p>
          </table:table-cell>
          <table:table-cell office:value-type="float" office:value="1.0000000000005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99997115998646" calcext:value-type="float">
            <text:p>0.999997116</text:p>
          </table:table-cell>
          <table:table-cell office:value-type="float" office:value="0.999999999944434" calcext:value-type="float">
            <text:p>0.9999999999</text:p>
          </table:table-cell>
          <table:table-cell office:value-type="float" office:value="0.999999999997743" calcext:value-type="float">
            <text:p>1</text:p>
          </table:table-cell>
          <table:table-cell office:value-type="float" office:value="0.999999999992893" calcext:value-type="float">
            <text:p>1</text:p>
          </table:table-cell>
          <table:table-cell office:value-type="float" office:value="0.99999999999948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99998169333296" calcext:value-type="float">
            <text:p>0.9999981693</text:p>
          </table:table-cell>
          <table:table-cell office:value-type="float" office:value="0.999999999975476" calcext:value-type="float">
            <text:p>1</text:p>
          </table:table-cell>
          <table:table-cell office:value-type="float" office:value="1.00000000000063" calcext:value-type="float">
            <text:p>1</text:p>
          </table:table-cell>
          <table:table-cell office:value-type="float" office:value="0.99999999999567" calcext:value-type="float">
            <text:p>1</text:p>
          </table:table-cell>
          <table:table-cell office:value-type="float" office:value="1.0000000000017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999998835732706" calcext:value-type="float">
            <text:p>0.9999988357</text:p>
          </table:table-cell>
          <table:table-cell office:value-type="float" office:value="0.999999999991856" calcext:value-type="float">
            <text:p>1</text:p>
          </table:table-cell>
          <table:table-cell office:value-type="float" office:value="1.0000000000055" calcext:value-type="float">
            <text:p>1</text:p>
          </table:table-cell>
          <table:table-cell office:value-type="float" office:value="1.00000000000106" calcext:value-type="float">
            <text:p>1</text:p>
          </table:table-cell>
          <table:table-cell office:value-type="float" office:value="1.0000000000065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99999288944124" calcext:value-type="float">
            <text:p>0.9999992889</text:p>
          </table:table-cell>
          <table:table-cell office:value-type="float" office:value="0.999999999992018" calcext:value-type="float">
            <text:p>1</text:p>
          </table:table-cell>
          <table:table-cell office:value-type="float" office:value="0.999999999998865" calcext:value-type="float">
            <text:p>1</text:p>
          </table:table-cell>
          <table:table-cell office:value-type="float" office:value="0.999999999994904" calcext:value-type="float">
            <text:p>1</text:p>
          </table:table-cell>
          <table:table-cell office:value-type="float" office:value="1.0000000000005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999999575127322" calcext:value-type="float">
            <text:p>0.9999995751</text:p>
          </table:table-cell>
          <table:table-cell office:value-type="float" office:value="0.999999999992958" calcext:value-type="float">
            <text:p>1</text:p>
          </table:table-cell>
          <table:table-cell office:value-type="float" office:value="0.999999999999093" calcext:value-type="float">
            <text:p>1</text:p>
          </table:table-cell>
          <table:table-cell office:value-type="float" office:value="0.999999999994575" calcext:value-type="float">
            <text:p>1</text:p>
          </table:table-cell>
          <table:table-cell office:value-type="float" office:value="1.0000000000002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99999746025956" calcext:value-type="float">
            <text:p>0.999999746</text:p>
          </table:table-cell>
          <table:table-cell office:value-type="float" office:value="0.999999999995763" calcext:value-type="float">
            <text:p>1</text:p>
          </table:table-cell>
          <table:table-cell office:value-type="float" office:value="1.00000000000029" calcext:value-type="float">
            <text:p>1</text:p>
          </table:table-cell>
          <table:table-cell office:value-type="float" office:value="0.999999999996226" calcext:value-type="float">
            <text:p>1</text:p>
          </table:table-cell>
          <table:table-cell office:value-type="float" office:value="1.0000000000021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99999855321559" calcext:value-type="float">
            <text:p>0.9999998553</text:p>
          </table:table-cell>
          <table:table-cell office:value-type="float" office:value="0.99999999999611" calcext:value-type="float">
            <text:p>1</text:p>
          </table:table-cell>
          <table:table-cell office:value-type="float" office:value="1.00000000000095" calcext:value-type="float">
            <text:p>1</text:p>
          </table:table-cell>
          <table:table-cell office:value-type="float" office:value="0.999999999997653" calcext:value-type="float">
            <text:p>1</text:p>
          </table:table-cell>
          <table:table-cell office:value-type="float" office:value="1.0000000000017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99999919804245" calcext:value-type="float">
            <text:p>0.9999999198</text:p>
          </table:table-cell>
          <table:table-cell office:value-type="float" office:value="0.999999999992903" calcext:value-type="float">
            <text:p>1</text:p>
          </table:table-cell>
          <table:table-cell office:value-type="float" office:value="0.999999999995926" calcext:value-type="float">
            <text:p>1</text:p>
          </table:table-cell>
          <table:table-cell office:value-type="float" office:value="0.999999999992777" calcext:value-type="float">
            <text:p>1</text:p>
          </table:table-cell>
          <table:table-cell office:value-type="float" office:value="0.99999999999722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999999955647173" calcext:value-type="float">
            <text:p>0.9999999556</text:p>
          </table:table-cell>
          <table:table-cell office:value-type="float" office:value="0.999999999996333" calcext:value-type="float">
            <text:p>1</text:p>
          </table:table-cell>
          <table:table-cell office:value-type="float" office:value="1.00000000000143" calcext:value-type="float">
            <text:p>1</text:p>
          </table:table-cell>
          <table:table-cell office:value-type="float" office:value="0.999999999995801" calcext:value-type="float">
            <text:p>1</text:p>
          </table:table-cell>
          <table:table-cell office:value-type="float" office:value="1.000000000001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99999976865438" calcext:value-type="float">
            <text:p>0.9999999769</text:p>
          </table:table-cell>
          <table:table-cell office:value-type="float" office:value="0.999999999994889" calcext:value-type="float">
            <text:p>1</text:p>
          </table:table-cell>
          <table:table-cell office:value-type="float" office:value="0.99999999999887" calcext:value-type="float">
            <text:p>1</text:p>
          </table:table-cell>
          <table:table-cell office:value-type="float" office:value="0.999999999995884" calcext:value-type="float">
            <text:p>1</text:p>
          </table:table-cell>
          <table:table-cell office:value-type="float" office:value="1.00000000000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999999988350431" calcext:value-type="float">
            <text:p>0.9999999884</text:p>
          </table:table-cell>
          <table:table-cell office:value-type="float" office:value="0.999999999993141" calcext:value-type="float">
            <text:p>1</text:p>
          </table:table-cell>
          <table:table-cell office:value-type="float" office:value="0.999999999997567" calcext:value-type="float">
            <text:p>1</text:p>
          </table:table-cell>
          <table:table-cell office:value-type="float" office:value="0.999999999992936" calcext:value-type="float">
            <text:p>1</text:p>
          </table:table-cell>
          <table:table-cell office:value-type="float" office:value="0.99999999999836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99999994173985" calcext:value-type="float">
            <text:p>0.9999999942</text:p>
          </table:table-cell>
          <table:table-cell office:value-type="float" office:value="0.999999999993326" calcext:value-type="float">
            <text:p>1</text:p>
          </table:table-cell>
          <table:table-cell office:value-type="float" office:value="0.99999999999777" calcext:value-type="float">
            <text:p>1</text:p>
          </table:table-cell>
          <table:table-cell office:value-type="float" office:value="0.999999999994868" calcext:value-type="float">
            <text:p>1</text:p>
          </table:table-cell>
          <table:table-cell office:value-type="float" office:value="0.99999999999992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999999997292857" calcext:value-type="float">
            <text:p>0.9999999973</text:p>
          </table:table-cell>
          <table:table-cell office:value-type="float" office:value="0.999999999995922" calcext:value-type="float">
            <text:p>1</text:p>
          </table:table-cell>
          <table:table-cell office:value-type="float" office:value="0.999999999999967" calcext:value-type="float">
            <text:p>1</text:p>
          </table:table-cell>
          <table:table-cell office:value-type="float" office:value="0.999999999995539" calcext:value-type="float">
            <text:p>1</text:p>
          </table:table-cell>
          <table:table-cell office:value-type="float" office:value="1.0000000000020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99999998803512" calcext:value-type="float">
            <text:p>0.9999999988</text:p>
          </table:table-cell>
          <table:table-cell office:value-type="float" office:value="0.999999999994553" calcext:value-type="float">
            <text:p>1</text:p>
          </table:table-cell>
          <table:table-cell office:value-type="float" office:value="1.0000000000001" calcext:value-type="float">
            <text:p>1</text:p>
          </table:table-cell>
          <table:table-cell office:value-type="float" office:value="0.999999999996037" calcext:value-type="float">
            <text:p>1</text:p>
          </table:table-cell>
          <table:table-cell office:value-type="float" office:value="1.0000000000017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999999999499546" calcext:value-type="float">
            <text:p>0.9999999995</text:p>
          </table:table-cell>
          <table:table-cell office:value-type="float" office:value="0.999999999995252" calcext:value-type="float">
            <text:p>1</text:p>
          </table:table-cell>
          <table:table-cell office:value-type="float" office:value="0.999999999999694" calcext:value-type="float">
            <text:p>1</text:p>
          </table:table-cell>
          <table:table-cell office:value-type="float" office:value="0.999999999995704" calcext:value-type="float">
            <text:p>1</text:p>
          </table:table-cell>
          <table:table-cell office:value-type="float" office:value="1.0000000000012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99999999798577" calcext:value-type="float">
            <text:p>0.9999999998</text:p>
          </table:table-cell>
          <table:table-cell office:value-type="float" office:value="0.999999999997143" calcext:value-type="float">
            <text:p>1</text:p>
          </table:table-cell>
          <table:table-cell office:value-type="float" office:value="1.00000000000104" calcext:value-type="float">
            <text:p>1</text:p>
          </table:table-cell>
          <table:table-cell office:value-type="float" office:value="0.999999999997624" calcext:value-type="float">
            <text:p>1</text:p>
          </table:table-cell>
          <table:table-cell office:value-type="float" office:value="1.0000000000028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999999999925111" calcext:value-type="float">
            <text:p>0.9999999999</text:p>
          </table:table-cell>
          <table:table-cell office:value-type="float" office:value="0.999999999993951" calcext:value-type="float">
            <text:p>1</text:p>
          </table:table-cell>
          <table:table-cell office:value-type="float" office:value="0.999999999996609" calcext:value-type="float">
            <text:p>1</text:p>
          </table:table-cell>
          <table:table-cell office:value-type="float" office:value="0.999999999994734" calcext:value-type="float">
            <text:p>1</text:p>
          </table:table-cell>
          <table:table-cell office:value-type="float" office:value="0.99999999999962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99999999978685" calcext:value-type="float">
            <text:p>1</text:p>
          </table:table-cell>
          <table:table-cell office:value-type="float" office:value="0.999999999997631" calcext:value-type="float">
            <text:p>1</text:p>
          </table:table-cell>
          <table:table-cell office:value-type="float" office:value="1.00000000000099" calcext:value-type="float">
            <text:p>1</text:p>
          </table:table-cell>
          <table:table-cell office:value-type="float" office:value="0.999999999997776" calcext:value-type="float">
            <text:p>1</text:p>
          </table:table-cell>
          <table:table-cell office:value-type="float" office:value="1.0000000000038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999999999994369" calcext:value-type="float">
            <text:p>1</text:p>
          </table:table-cell>
          <table:table-cell office:value-type="float" office:value="0.999999999993705" calcext:value-type="float">
            <text:p>1</text:p>
          </table:table-cell>
          <table:table-cell office:value-type="float" office:value="0.999999999999562" calcext:value-type="float">
            <text:p>1</text:p>
          </table:table-cell>
          <table:table-cell office:value-type="float" office:value="0.999999999996176" calcext:value-type="float">
            <text:p>1</text:p>
          </table:table-cell>
          <table:table-cell office:value-type="float" office:value="1.0000000000006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0000000000124" calcext:value-type="float">
            <text:p>1</text:p>
          </table:table-cell>
          <table:table-cell office:value-type="float" office:value="0.999999999995563" calcext:value-type="float">
            <text:p>1</text:p>
          </table:table-cell>
          <table:table-cell office:value-type="float" office:value="1.0000000000004" calcext:value-type="float">
            <text:p>1</text:p>
          </table:table-cell>
          <table:table-cell office:value-type="float" office:value="0.999999999995783" calcext:value-type="float">
            <text:p>1</text:p>
          </table:table-cell>
          <table:table-cell office:value-type="float" office:value="1.0000000000013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00000000000394" calcext:value-type="float">
            <text:p>1</text:p>
          </table:table-cell>
          <table:table-cell office:value-type="float" office:value="0.999999999994555" calcext:value-type="float">
            <text:p>1</text:p>
          </table:table-cell>
          <table:table-cell office:value-type="float" office:value="0.999999999997934" calcext:value-type="float">
            <text:p>1</text:p>
          </table:table-cell>
          <table:table-cell office:value-type="float" office:value="0.999999999994899" calcext:value-type="float">
            <text:p>1</text:p>
          </table:table-cell>
          <table:table-cell office:value-type="float" office:value="1.000000000000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0000000000573" calcext:value-type="float">
            <text:p>1</text:p>
          </table:table-cell>
          <table:table-cell office:value-type="float" office:value="0.999999999998488" calcext:value-type="float">
            <text:p>1</text:p>
          </table:table-cell>
          <table:table-cell office:value-type="float" office:value="1.00000000000098" calcext:value-type="float">
            <text:p>1</text:p>
          </table:table-cell>
          <table:table-cell office:value-type="float" office:value="0.999999999998626" calcext:value-type="float">
            <text:p>1</text:p>
          </table:table-cell>
          <table:table-cell office:value-type="float" office:value="1.0000000000026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.00000000000435" calcext:value-type="float">
            <text:p>1</text:p>
          </table:table-cell>
          <table:table-cell office:value-type="float" office:value="0.999999999995862" calcext:value-type="float">
            <text:p>1</text:p>
          </table:table-cell>
          <table:table-cell office:value-type="float" office:value="0.999999999998845" calcext:value-type="float">
            <text:p>1</text:p>
          </table:table-cell>
          <table:table-cell office:value-type="float" office:value="0.999999999994849" calcext:value-type="float">
            <text:p>1</text:p>
          </table:table-cell>
          <table:table-cell office:value-type="float" office:value="1.0000000000010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0000000000443" calcext:value-type="float">
            <text:p>1</text:p>
          </table:table-cell>
          <table:table-cell office:value-type="float" office:value="0.99999999999704" calcext:value-type="float">
            <text:p>1</text:p>
          </table:table-cell>
          <table:table-cell office:value-type="float" office:value="0.999999999998974" calcext:value-type="float">
            <text:p>1</text:p>
          </table:table-cell>
          <table:table-cell office:value-type="float" office:value="0.999999999995101" calcext:value-type="float">
            <text:p>1</text:p>
          </table:table-cell>
          <table:table-cell office:value-type="float" office:value="1.0000000000008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00000000000432" calcext:value-type="float">
            <text:p>1</text:p>
          </table:table-cell>
          <table:table-cell office:value-type="float" office:value="0.999999999995369" calcext:value-type="float">
            <text:p>1</text:p>
          </table:table-cell>
          <table:table-cell office:value-type="float" office:value="0.999999999998286" calcext:value-type="float">
            <text:p>1</text:p>
          </table:table-cell>
          <table:table-cell office:value-type="float" office:value="0.999999999994488" calcext:value-type="float">
            <text:p>1</text:p>
          </table:table-cell>
          <table:table-cell office:value-type="float" office:value="0.99999999999865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0000000000686" calcext:value-type="float">
            <text:p>1</text:p>
          </table:table-cell>
          <table:table-cell office:value-type="float" office:value="0.999999999998428" calcext:value-type="float">
            <text:p>1</text:p>
          </table:table-cell>
          <table:table-cell office:value-type="float" office:value="1.00000000000175" calcext:value-type="float">
            <text:p>1</text:p>
          </table:table-cell>
          <table:table-cell office:value-type="float" office:value="0.999999999997578" calcext:value-type="float">
            <text:p>1</text:p>
          </table:table-cell>
          <table:table-cell office:value-type="float" office:value="1.0000000000050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00000000000252" calcext:value-type="float">
            <text:p>1</text:p>
          </table:table-cell>
          <table:table-cell office:value-type="float" office:value="0.999999999993627" calcext:value-type="float">
            <text:p>1</text:p>
          </table:table-cell>
          <table:table-cell office:value-type="float" office:value="0.999999999997424" calcext:value-type="float">
            <text:p>1</text:p>
          </table:table-cell>
          <table:table-cell office:value-type="float" office:value="0.999999999991956" calcext:value-type="float">
            <text:p>1</text:p>
          </table:table-cell>
          <table:table-cell office:value-type="float" office:value="0.99999999999811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0000000000794" calcext:value-type="float">
            <text:p>1</text:p>
          </table:table-cell>
          <table:table-cell office:value-type="float" office:value="0.999999999995245" calcext:value-type="float">
            <text:p>1</text:p>
          </table:table-cell>
          <table:table-cell office:value-type="float" office:value="1.0000000000004" calcext:value-type="float">
            <text:p>1</text:p>
          </table:table-cell>
          <table:table-cell office:value-type="float" office:value="0.999999999996908" calcext:value-type="float">
            <text:p>1</text:p>
          </table:table-cell>
          <table:table-cell office:value-type="float" office:value="1.0000000000019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.00000000000518" calcext:value-type="float">
            <text:p>1</text:p>
          </table:table-cell>
          <table:table-cell office:value-type="float" office:value="0.999999999997244" calcext:value-type="float">
            <text:p>1</text:p>
          </table:table-cell>
          <table:table-cell office:value-type="float" office:value="1.0000000000021" calcext:value-type="float">
            <text:p>1</text:p>
          </table:table-cell>
          <table:table-cell office:value-type="float" office:value="0.999999999994743" calcext:value-type="float">
            <text:p>1</text:p>
          </table:table-cell>
          <table:table-cell office:value-type="float" office:value="1.0000000000007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9999999642" calcext:value-type="float">
            <text:p>1</text:p>
          </table:table-cell>
          <table:table-cell office:value-type="float" office:value="0.999999999993679" calcext:value-type="float">
            <text:p>1</text:p>
          </table:table-cell>
          <table:table-cell office:value-type="float" office:value="0.999999999997041" calcext:value-type="float">
            <text:p>1</text:p>
          </table:table-cell>
          <table:table-cell office:value-type="float" office:value="0.999999999993825" calcext:value-type="float">
            <text:p>1</text:p>
          </table:table-cell>
          <table:table-cell office:value-type="float" office:value="1.0000000000003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00000000001144" calcext:value-type="float">
            <text:p>1</text:p>
          </table:table-cell>
          <table:table-cell office:value-type="float" office:value="0.999999999998771" calcext:value-type="float">
            <text:p>1</text:p>
          </table:table-cell>
          <table:table-cell office:value-type="float" office:value="1.00000000000688" calcext:value-type="float">
            <text:p>1</text:p>
          </table:table-cell>
          <table:table-cell office:value-type="float" office:value="1.00000000000236" calcext:value-type="float">
            <text:p>1</text:p>
          </table:table-cell>
          <table:table-cell office:value-type="float" office:value="1.00000000000902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0%)" table:style-name="ta1">
        <table:shapes>
          <draw:frame draw:z-index="0" draw:style-name="gr1" draw:text-style-name="P1" svg:width="453.51pt" svg:height="255.09pt" svg:x="418.42pt" svg:y="14.34pt">
            <draw:object draw:notify-on-update-of-ranges="'Weighted (0%)'.A2:'Weighted (0%)'.A202 'Weighted (0%)'.B1:'Weighted (0%)'.B1 'Weighted (0%)'.B2:'Weighted (0%)'.B202 'Weighted (0%)'.A2:'Weighted (0%)'.A202 'Weighted (0%)'.C1:'Weighted (0%)'.C1 'Weighted (0%)'.C2:'Weighted (0%)'.C202 'Weighted (0%)'.A2:'Weighted (0%)'.A202 'Weighted (0%)'.D1:'Weighted (0%)'.D1 'Weighted (0%)'.D2:'Weighted (0%)'.D202 'Weighted (0%)'.A2:'Weighted (0%)'.A202 'Weighted (0%)'.E1:'Weighted (0%)'.E1 'Weighted (0%)'.E2:'Weighted (0%)'.E202 'Weighted (0%)'.A2:'Weighted (0%)'.A202 'Weighted (0%)'.F1:'Weighted (0%)'.F1 'Weighted (0%)'.F2:'Weighted (0%)'.F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9.45223644029385E-079" calcext:value-type="float">
            <text:p>9.45E-079</text:p>
          </table:table-cell>
          <table:table-cell table:style-name="ce3" office:value-type="float" office:value="1.81223001771524E-159" calcext:value-type="float">
            <text:p>1.81E-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3.02959382629971E-070" calcext:value-type="float">
            <text:p>3.03E-070</text:p>
          </table:table-cell>
          <table:table-cell table:style-name="ce3" office:value-type="float" office:value="1.20427813226507E-139" calcext:value-type="float">
            <text:p>1.20E-139</text:p>
          </table:table-cell>
          <table:table-cell table:style-name="ce3" office:value-type="float" office:value="1.56527082741426E-281" calcext:value-type="float">
            <text:p>1.57E-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5.9396229613073E-066" calcext:value-type="float">
            <text:p>5.94E-066</text:p>
          </table:table-cell>
          <table:table-cell table:style-name="ce3" office:value-type="float" office:value="1.22803074977993E-130" calcext:value-type="float">
            <text:p>1.23E-130</text:p>
          </table:table-cell>
          <table:table-cell table:style-name="ce3" office:value-type="float" office:value="2.16820924580721E-261" calcext:value-type="float">
            <text:p>2.17E-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6.56782691019002E-063" calcext:value-type="float">
            <text:p>6.57E-063</text:p>
          </table:table-cell>
          <table:table-cell table:style-name="ce3" office:value-type="float" office:value="2.21264045547228E-124" calcext:value-type="float">
            <text:p>2.21E-124</text:p>
          </table:table-cell>
          <table:table-cell table:style-name="ce3" office:value-type="float" office:value="4.03134053422095E-248" calcext:value-type="float">
            <text:p>4.03E-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1.45674443638182E-060" calcext:value-type="float">
            <text:p>1.46E-060</text:p>
          </table:table-cell>
          <table:table-cell table:style-name="ce3" office:value-type="float" office:value="1.32737197580572E-119" calcext:value-type="float">
            <text:p>1.33E-119</text:p>
          </table:table-cell>
          <table:table-cell table:style-name="ce3" office:value-type="float" office:value="3.4171973235974E-238" calcext:value-type="float">
            <text:p>3.42E-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8.99680037598321E-059" calcext:value-type="float">
            <text:p>9.00E-059</text:p>
          </table:table-cell>
          <table:table-cell table:style-name="ce3" office:value-type="float" office:value="5.65798639295429E-116" calcext:value-type="float">
            <text:p>5.66E-116</text:p>
          </table:table-cell>
          <table:table-cell table:style-name="ce3" office:value-type="float" office:value="9.933051991467E-231" calcext:value-type="float">
            <text:p>9.93E-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2.42482856227357E-057" calcext:value-type="float">
            <text:p>2.42E-057</text:p>
          </table:table-cell>
          <table:table-cell table:style-name="ce3" office:value-type="float" office:value="4.40775395569254E-113" calcext:value-type="float">
            <text:p>4.41E-113</text:p>
          </table:table-cell>
          <table:table-cell table:style-name="ce3" office:value-type="float" office:value="8.07405698914025E-225" calcext:value-type="float">
            <text:p>8.07E-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4.21725501987393E-056" calcext:value-type="float">
            <text:p>4.22E-056</text:p>
          </table:table-cell>
          <table:table-cell table:style-name="ce3" office:value-type="float" office:value="1.40135006097961E-110" calcext:value-type="float">
            <text:p>1.40E-110</text:p>
          </table:table-cell>
          <table:table-cell table:style-name="ce3" office:value-type="float" office:value="1.00332622909403E-219" calcext:value-type="float">
            <text:p>1.00E-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5.29335523249677E-055" calcext:value-type="float">
            <text:p>5.29E-055</text:p>
          </table:table-cell>
          <table:table-cell table:style-name="ce3" office:value-type="float" office:value="2.29133898736868E-108" calcext:value-type="float">
            <text:p>2.29E-108</text:p>
          </table:table-cell>
          <table:table-cell table:style-name="ce3" office:value-type="float" office:value="3.12668813502568E-215" calcext:value-type="float">
            <text:p>3.13E-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4.64620089831668E-054" calcext:value-type="float">
            <text:p>4.65E-054</text:p>
          </table:table-cell>
          <table:table-cell table:style-name="ce3" office:value-type="float" office:value="1.81449946571261E-106" calcext:value-type="float">
            <text:p>1.81E-106</text:p>
          </table:table-cell>
          <table:table-cell table:style-name="ce3" office:value-type="float" office:value="2.19499964859991E-211" calcext:value-type="float">
            <text:p>2.19E-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3.01664739232972E-053" calcext:value-type="float">
            <text:p>3.02E-053</text:p>
          </table:table-cell>
          <table:table-cell table:style-name="ce3" office:value-type="float" office:value="7.80996065097153E-105" calcext:value-type="float">
            <text:p>7.81E-105</text:p>
          </table:table-cell>
          <table:table-cell table:style-name="ce3" office:value-type="float" office:value="4.42830772490366E-208" calcext:value-type="float">
            <text:p>4.43E-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1.80044399750644E-052" calcext:value-type="float">
            <text:p>1.80E-052</text:p>
          </table:table-cell>
          <table:table-cell table:style-name="ce3" office:value-type="float" office:value="2.83169279698783E-103" calcext:value-type="float">
            <text:p>2.83E-103</text:p>
          </table:table-cell>
          <table:table-cell table:style-name="ce3" office:value-type="float" office:value="6.25815796780533E-205" calcext:value-type="float">
            <text:p>6.26E-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9.60159151273742E-052" calcext:value-type="float">
            <text:p>9.60E-052</text:p>
          </table:table-cell>
          <table:table-cell table:style-name="ce3" office:value-type="float" office:value="8.17387241241822E-102" calcext:value-type="float">
            <text:p>8.17E-102</text:p>
          </table:table-cell>
          <table:table-cell table:style-name="ce3" office:value-type="float" office:value="5.54039620379998E-202" calcext:value-type="float">
            <text:p>5.54E-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4.53821884378966E-051" calcext:value-type="float">
            <text:p>4.54E-051</text:p>
          </table:table-cell>
          <table:table-cell table:style-name="ce3" office:value-type="float" office:value="1.84892383274097E-100" calcext:value-type="float">
            <text:p>1.85E-100</text:p>
          </table:table-cell>
          <table:table-cell table:style-name="ce3" office:value-type="float" office:value="2.98228861954759E-199" calcext:value-type="float">
            <text:p>2.98E-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1.93531453997098E-050" calcext:value-type="float">
            <text:p>1.94E-050</text:p>
          </table:table-cell>
          <table:table-cell table:style-name="ce3" office:value-type="float" office:value="3.39814062129923E-099" calcext:value-type="float">
            <text:p>3.40E-099</text:p>
          </table:table-cell>
          <table:table-cell table:style-name="ce3" office:value-type="float" office:value="1.05165793773424E-196" calcext:value-type="float">
            <text:p>1.05E-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7.69747012215491E-050" calcext:value-type="float">
            <text:p>7.70E-050</text:p>
          </table:table-cell>
          <table:table-cell table:style-name="ce3" office:value-type="float" office:value="5.4253585357751E-098" calcext:value-type="float">
            <text:p>5.43E-098</text:p>
          </table:table-cell>
          <table:table-cell table:style-name="ce3" office:value-type="float" office:value="2.78286157443289E-194" calcext:value-type="float">
            <text:p>2.78E-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2.79202454276117E-049" calcext:value-type="float">
            <text:p>2.79E-049</text:p>
          </table:table-cell>
          <table:table-cell table:style-name="ce3" office:value-type="float" office:value="7.19441711933732E-097" calcext:value-type="float">
            <text:p>7.19E-097</text:p>
          </table:table-cell>
          <table:table-cell table:style-name="ce3" office:value-type="float" office:value="5.05295686570585E-192" calcext:value-type="float">
            <text:p>5.05E-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9.45286980782041E-049" calcext:value-type="float">
            <text:p>9.45E-049</text:p>
          </table:table-cell>
          <table:table-cell table:style-name="ce3" office:value-type="float" office:value="8.3038169501207E-096" calcext:value-type="float">
            <text:p>8.30E-096</text:p>
          </table:table-cell>
          <table:table-cell table:style-name="ce3" office:value-type="float" office:value="6.9226403322416E-190" calcext:value-type="float">
            <text:p>6.92E-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2.92053986952809E-048" calcext:value-type="float">
            <text:p>2.92E-048</text:p>
          </table:table-cell>
          <table:table-cell table:style-name="ce3" office:value-type="float" office:value="7.9734455499407E-095" calcext:value-type="float">
            <text:p>7.97E-095</text:p>
          </table:table-cell>
          <table:table-cell table:style-name="ce3" office:value-type="float" office:value="6.53802049924611E-188" calcext:value-type="float">
            <text:p>6.54E-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8.86632026596875E-048" calcext:value-type="float">
            <text:p>8.87E-048</text:p>
          </table:table-cell>
          <table:table-cell table:style-name="ce3" office:value-type="float" office:value="7.38859497069867E-094" calcext:value-type="float">
            <text:p>7.39E-094</text:p>
          </table:table-cell>
          <table:table-cell table:style-name="ce3" office:value-type="float" office:value="5.73913495921307E-186" calcext:value-type="float">
            <text:p>5.74E-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2.58312644009788E-047" calcext:value-type="float">
            <text:p>2.58E-047</text:p>
          </table:table-cell>
          <table:table-cell table:style-name="ce3" office:value-type="float" office:value="6.30205020844523E-093" calcext:value-type="float">
            <text:p>6.30E-093</text:p>
          </table:table-cell>
          <table:table-cell table:style-name="ce3" office:value-type="float" office:value="4.25875246848721E-184" calcext:value-type="float">
            <text:p>4.26E-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7.96729100597345E-047" calcext:value-type="float">
            <text:p>7.97E-047</text:p>
          </table:table-cell>
          <table:table-cell table:style-name="ce3" office:value-type="float" office:value="6.02405823672216E-092" calcext:value-type="float">
            <text:p>6.02E-092</text:p>
          </table:table-cell>
          <table:table-cell table:style-name="ce3" office:value-type="float" office:value="3.9677153329338E-182" calcext:value-type="float">
            <text:p>3.97E-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2.57045683691574E-046" calcext:value-type="float">
            <text:p>2.57E-046</text:p>
          </table:table-cell>
          <table:table-cell table:style-name="ce3" office:value-type="float" office:value="6.29934345102631E-091" calcext:value-type="float">
            <text:p>6.30E-091</text:p>
          </table:table-cell>
          <table:table-cell table:style-name="ce3" office:value-type="float" office:value="4.42093952570941E-180" calcext:value-type="float">
            <text:p>4.42E-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8.16339452892722E-046" calcext:value-type="float">
            <text:p>8.16E-046</text:p>
          </table:table-cell>
          <table:table-cell table:style-name="ce3" office:value-type="float" office:value="6.38047965701994E-090" calcext:value-type="float">
            <text:p>6.38E-090</text:p>
          </table:table-cell>
          <table:table-cell table:style-name="ce3" office:value-type="float" office:value="4.61432405228739E-178" calcext:value-type="float">
            <text:p>4.61E-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2.56299833409582E-045" calcext:value-type="float">
            <text:p>2.56E-045</text:p>
          </table:table-cell>
          <table:table-cell table:style-name="ce3" office:value-type="float" office:value="6.31389239224775E-089" calcext:value-type="float">
            <text:p>6.31E-089</text:p>
          </table:table-cell>
          <table:table-cell table:style-name="ce3" office:value-type="float" office:value="4.59067478260716E-176" calcext:value-type="float">
            <text:p>4.59E-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7.90630021584203E-045" calcext:value-type="float">
            <text:p>7.91E-045</text:p>
          </table:table-cell>
          <table:table-cell table:style-name="ce3" office:value-type="float" office:value="6.02964741717739E-088" calcext:value-type="float">
            <text:p>6.03E-088</text:p>
          </table:table-cell>
          <table:table-cell table:style-name="ce3" office:value-type="float" office:value="4.24784129626385E-174" calcext:value-type="float">
            <text:p>4.25E-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2.46930011964596E-044" calcext:value-type="float">
            <text:p>2.47E-044</text:p>
          </table:table-cell>
          <table:table-cell table:style-name="ce3" office:value-type="float" office:value="5.90124647973525E-087" calcext:value-type="float">
            <text:p>5.90E-087</text:p>
          </table:table-cell>
          <table:table-cell table:style-name="ce3" office:value-type="float" office:value="4.12477170201475E-172" calcext:value-type="float">
            <text:p>4.12E-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8.15318212194761E-044" calcext:value-type="float">
            <text:p>8.15E-044</text:p>
          </table:table-cell>
          <table:table-cell table:style-name="ce3" office:value-type="float" office:value="6.45445984696697E-086" calcext:value-type="float">
            <text:p>6.45E-086</text:p>
          </table:table-cell>
          <table:table-cell table:style-name="ce3" office:value-type="float" office:value="5.00039112973585E-170" calcext:value-type="float">
            <text:p>5.00E-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2.70242945025155E-043" calcext:value-type="float">
            <text:p>2.70E-043</text:p>
          </table:table-cell>
          <table:table-cell table:style-name="ce3" office:value-type="float" office:value="7.11248269783014E-085" calcext:value-type="float">
            <text:p>7.11E-085</text:p>
          </table:table-cell>
          <table:table-cell table:style-name="ce3" office:value-type="float" office:value="6.1473962775255E-168" calcext:value-type="float">
            <text:p>6.15E-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8.95153665998919E-043" calcext:value-type="float">
            <text:p>8.95E-043</text:p>
          </table:table-cell>
          <table:table-cell table:style-name="ce3" office:value-type="float" office:value="7.8255311718461E-084" calcext:value-type="float">
            <text:p>7.83E-084</text:p>
          </table:table-cell>
          <table:table-cell table:style-name="ce3" office:value-type="float" office:value="7.52735950872464E-166" calcext:value-type="float">
            <text:p>7.53E-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2.82255044621387E-042" calcext:value-type="float">
            <text:p>2.82E-042</text:p>
          </table:table-cell>
          <table:table-cell table:style-name="ce3" office:value-type="float" office:value="7.79957614154593E-083" calcext:value-type="float">
            <text:p>7.80E-083</text:p>
          </table:table-cell>
          <table:table-cell table:style-name="ce3" office:value-type="float" office:value="7.55394919066416E-164" calcext:value-type="float">
            <text:p>7.55E-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9.39802515829146E-042" calcext:value-type="float">
            <text:p>9.40E-042</text:p>
          </table:table-cell>
          <table:table-cell table:style-name="ce3" office:value-type="float" office:value="8.66751524635723E-082" calcext:value-type="float">
            <text:p>8.67E-082</text:p>
          </table:table-cell>
          <table:table-cell table:style-name="ce3" office:value-type="float" office:value="9.42131346360958E-162" calcext:value-type="float">
            <text:p>9.42E-162</text:p>
          </table:table-cell>
          <table:table-cell table:style-name="ce5" office:value-type="string" calcext:value-type="string">
            <text:p>1.06718179501709e-3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2.99566781333782E-041" calcext:value-type="float">
            <text:p>3.00E-041</text:p>
          </table:table-cell>
          <table:table-cell table:style-name="ce3" office:value-type="float" office:value="8.82525804168773E-081" calcext:value-type="float">
            <text:p>8.83E-081</text:p>
          </table:table-cell>
          <table:table-cell table:style-name="ce3" office:value-type="float" office:value="9.85391427376167E-160" calcext:value-type="float">
            <text:p>9.85E-160</text:p>
          </table:table-cell>
          <table:table-cell table:style-name="ce5" office:value-type="string" calcext:value-type="string">
            <text:p>1.21289657594505e-3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9.32826908221318E-041" calcext:value-type="float">
            <text:p>9.33E-041</text:p>
          </table:table-cell>
          <table:table-cell table:style-name="ce3" office:value-type="float" office:value="8.57379665616235E-080" calcext:value-type="float">
            <text:p>8.57E-080</text:p>
          </table:table-cell>
          <table:table-cell table:style-name="ce3" office:value-type="float" office:value="9.37532670393437E-158" calcext:value-type="float">
            <text:p>9.38E-158</text:p>
          </table:table-cell>
          <table:table-cell table:style-name="ce5" office:value-type="string" calcext:value-type="string">
            <text:p>1.13444412741479e-3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2.82209123010134E-040" calcext:value-type="float">
            <text:p>2.82E-040</text:p>
          </table:table-cell>
          <table:table-cell table:style-name="ce3" office:value-type="float" office:value="7.8606983309157E-079" calcext:value-type="float">
            <text:p>7.86E-079</text:p>
          </table:table-cell>
          <table:table-cell table:style-name="ce3" office:value-type="float" office:value="7.93818768593195E-156" calcext:value-type="float">
            <text:p>7.94E-156</text:p>
          </table:table-cell>
          <table:table-cell table:style-name="ce5" office:value-type="string" calcext:value-type="string">
            <text:p>8.37800290316171e-3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8.33723261187358E-040" calcext:value-type="float">
            <text:p>8.34E-040</text:p>
          </table:table-cell>
          <table:table-cell table:style-name="ce3" office:value-type="float" office:value="6.87130414075718E-078" calcext:value-type="float">
            <text:p>6.87E-078</text:p>
          </table:table-cell>
          <table:table-cell table:style-name="ce3" office:value-type="float" office:value="6.10598496246772E-154" calcext:value-type="float">
            <text:p>6.11E-154</text:p>
          </table:table-cell>
          <table:table-cell table:style-name="ce3" office:value-type="float" office:value="5.09294430733408E-306" calcext:value-type="float">
            <text:p>5.09E-3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2.37803987635156E-039" calcext:value-type="float">
            <text:p>2.38E-039</text:p>
          </table:table-cell>
          <table:table-cell table:style-name="ce3" office:value-type="float" office:value="5.59807285893785E-077" calcext:value-type="float">
            <text:p>5.60E-077</text:p>
          </table:table-cell>
          <table:table-cell table:style-name="ce3" office:value-type="float" office:value="4.07710274270065E-152" calcext:value-type="float">
            <text:p>4.08E-152</text:p>
          </table:table-cell>
          <table:table-cell table:style-name="ce3" office:value-type="float" office:value="2.3269688928536E-302" calcext:value-type="float">
            <text:p>2.33E-3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6.53718391906211E-039" calcext:value-type="float">
            <text:p>6.54E-039</text:p>
          </table:table-cell>
          <table:table-cell table:style-name="ce3" office:value-type="float" office:value="4.23566672861788E-076" calcext:value-type="float">
            <text:p>4.24E-076</text:p>
          </table:table-cell>
          <table:table-cell table:style-name="ce3" office:value-type="float" office:value="2.34671057585571E-150" calcext:value-type="float">
            <text:p>2.35E-150</text:p>
          </table:table-cell>
          <table:table-cell table:style-name="ce3" office:value-type="float" office:value="7.88149802533618E-299" calcext:value-type="float">
            <text:p>7.88E-29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1.72802760574277E-038" calcext:value-type="float">
            <text:p>1.73E-038</text:p>
          </table:table-cell>
          <table:table-cell table:style-name="ce3" office:value-type="float" office:value="2.96293784002681E-075" calcext:value-type="float">
            <text:p>2.96E-075</text:p>
          </table:table-cell>
          <table:table-cell table:style-name="ce3" office:value-type="float" office:value="1.15390093362218E-148" calcext:value-type="float">
            <text:p>1.15E-148</text:p>
          </table:table-cell>
          <table:table-cell table:style-name="ce3" office:value-type="float" office:value="1.94397103168623E-295" calcext:value-type="float">
            <text:p>1.94E-29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47928301994383E-038" calcext:value-type="float">
            <text:p>4.48E-038</text:p>
          </table:table-cell>
          <table:table-cell table:style-name="ce3" office:value-type="float" office:value="1.99285038399847E-074" calcext:value-type="float">
            <text:p>1.99E-074</text:p>
          </table:table-cell>
          <table:table-cell table:style-name="ce3" office:value-type="float" office:value="5.24335674995715E-147" calcext:value-type="float">
            <text:p>5.24E-147</text:p>
          </table:table-cell>
          <table:table-cell table:style-name="ce3" office:value-type="float" office:value="4.0883936181423E-292" calcext:value-type="float">
            <text:p>4.09E-2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1.09680037585884E-037" calcext:value-type="float">
            <text:p>1.10E-037</text:p>
          </table:table-cell>
          <table:table-cell table:style-name="ce3" office:value-type="float" office:value="1.19589574768608E-073" calcext:value-type="float">
            <text:p>1.20E-073</text:p>
          </table:table-cell>
          <table:table-cell table:style-name="ce3" office:value-type="float" office:value="1.89564795522099E-145" calcext:value-type="float">
            <text:p>1.90E-145</text:p>
          </table:table-cell>
          <table:table-cell table:style-name="ce3" office:value-type="float" office:value="5.4315169907029E-289" calcext:value-type="float">
            <text:p>5.43E-2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2.83943824210565E-037" calcext:value-type="float">
            <text:p>2.84E-037</text:p>
          </table:table-cell>
          <table:table-cell table:style-name="ce3" office:value-type="float" office:value="8.02188994135407E-073" calcext:value-type="float">
            <text:p>8.02E-073</text:p>
          </table:table-cell>
          <table:table-cell table:style-name="ce3" office:value-type="float" office:value="8.56311097211945E-144" calcext:value-type="float">
            <text:p>8.56E-144</text:p>
          </table:table-cell>
          <table:table-cell table:style-name="ce3" office:value-type="float" office:value="1.12654359876225E-285" calcext:value-type="float">
            <text:p>1.13E-28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7.31100930411127E-037" calcext:value-type="float">
            <text:p>7.31E-037</text:p>
          </table:table-cell>
          <table:table-cell table:style-name="ce3" office:value-type="float" office:value="5.32241015070042E-072" calcext:value-type="float">
            <text:p>5.32E-072</text:p>
          </table:table-cell>
          <table:table-cell table:style-name="ce3" office:value-type="float" office:value="3.78342807729187E-142" calcext:value-type="float">
            <text:p>3.78E-142</text:p>
          </table:table-cell>
          <table:table-cell table:style-name="ce3" office:value-type="float" office:value="2.23294229385799E-282" calcext:value-type="float">
            <text:p>2.23E-2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1.85271602472121E-036" calcext:value-type="float">
            <text:p>1.85E-036</text:p>
          </table:table-cell>
          <table:table-cell table:style-name="ce3" office:value-type="float" office:value="3.42042187758546E-071" calcext:value-type="float">
            <text:p>3.42E-071</text:p>
          </table:table-cell>
          <table:table-cell table:style-name="ce3" office:value-type="float" office:value="1.567810855552E-140" calcext:value-type="float">
            <text:p>1.57E-140</text:p>
          </table:table-cell>
          <table:table-cell table:style-name="ce3" office:value-type="float" office:value="3.88885403085E-279" calcext:value-type="float">
            <text:p>3.89E-2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4.69650070544206E-036" calcext:value-type="float">
            <text:p>4.70E-036</text:p>
          </table:table-cell>
          <table:table-cell table:style-name="ce3" office:value-type="float" office:value="2.19934133053229E-070" calcext:value-type="float">
            <text:p>2.20E-070</text:p>
          </table:table-cell>
          <table:table-cell table:style-name="ce3" office:value-type="float" office:value="6.50269109067509E-139" calcext:value-type="float">
            <text:p>6.50E-139</text:p>
          </table:table-cell>
          <table:table-cell table:style-name="ce3" office:value-type="float" office:value="6.77941653680136E-276" calcext:value-type="float">
            <text:p>6.78E-2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1.15935762950131E-035" calcext:value-type="float">
            <text:p>1.16E-035</text:p>
          </table:table-cell>
          <table:table-cell table:style-name="ce3" office:value-type="float" office:value="1.34099787291335E-069" calcext:value-type="float">
            <text:p>1.34E-069</text:p>
          </table:table-cell>
          <table:table-cell table:style-name="ce3" office:value-type="float" office:value="2.42445533930353E-137" calcext:value-type="float">
            <text:p>2.42E-137</text:p>
          </table:table-cell>
          <table:table-cell table:style-name="ce3" office:value-type="float" office:value="9.5393210703405E-273" calcext:value-type="float">
            <text:p>9.54E-2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2.78893454819489E-035" calcext:value-type="float">
            <text:p>2.79E-035</text:p>
          </table:table-cell>
          <table:table-cell table:style-name="ce3" office:value-type="float" office:value="7.76407618993058E-069" calcext:value-type="float">
            <text:p>7.76E-069</text:p>
          </table:table-cell>
          <table:table-cell table:style-name="ce3" office:value-type="float" office:value="8.14847659209928E-136" calcext:value-type="float">
            <text:p>8.15E-136</text:p>
          </table:table-cell>
          <table:table-cell table:style-name="ce3" office:value-type="float" office:value="1.0896437509333E-269" calcext:value-type="float">
            <text:p>1.09E-2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6.56206162032425E-035" calcext:value-type="float">
            <text:p>6.56E-035</text:p>
          </table:table-cell>
          <table:table-cell table:style-name="ce3" office:value-type="float" office:value="4.300189240295E-068" calcext:value-type="float">
            <text:p>4.30E-068</text:p>
          </table:table-cell>
          <table:table-cell table:style-name="ce3" office:value-type="float" office:value="2.50561161256349E-134" calcext:value-type="float">
            <text:p>2.51E-134</text:p>
          </table:table-cell>
          <table:table-cell table:style-name="ce3" office:value-type="float" office:value="1.04092486673818E-266" calcext:value-type="float">
            <text:p>1.04E-2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1.52874316936348E-034" calcext:value-type="float">
            <text:p>1.53E-034</text:p>
          </table:table-cell>
          <table:table-cell table:style-name="ce3" office:value-type="float" office:value="2.33479204058949E-067" calcext:value-type="float">
            <text:p>2.33E-067</text:p>
          </table:table-cell>
          <table:table-cell table:style-name="ce3" office:value-type="float" office:value="7.4028909840232E-133" calcext:value-type="float">
            <text:p>7.40E-133</text:p>
          </table:table-cell>
          <table:table-cell table:style-name="ce3" office:value-type="float" office:value="9.17409988328945E-264" calcext:value-type="float">
            <text:p>9.17E-26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3.55899545288301E-034" calcext:value-type="float">
            <text:p>3.56E-034</text:p>
          </table:table-cell>
          <table:table-cell table:style-name="ce3" office:value-type="float" office:value="1.26586452328328E-066" calcext:value-type="float">
            <text:p>1.27E-066</text:p>
          </table:table-cell>
          <table:table-cell table:style-name="ce3" office:value-type="float" office:value="2.18064400939642E-131" calcext:value-type="float">
            <text:p>2.18E-131</text:p>
          </table:table-cell>
          <table:table-cell table:style-name="ce3" office:value-type="float" office:value="8.03285117729838E-261" calcext:value-type="float">
            <text:p>8.03E-26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7.96030460803715E-034" calcext:value-type="float">
            <text:p>7.96E-034</text:p>
          </table:table-cell>
          <table:table-cell table:style-name="ce3" office:value-type="float" office:value="6.33462150847105E-066" calcext:value-type="float">
            <text:p>6.33E-066</text:p>
          </table:table-cell>
          <table:table-cell table:style-name="ce3" office:value-type="float" office:value="5.47092135652078E-130" calcext:value-type="float">
            <text:p>5.47E-130</text:p>
          </table:table-cell>
          <table:table-cell table:style-name="ce3" office:value-type="float" office:value="5.09769552171284E-258" calcext:value-type="float">
            <text:p>5.10E-25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1.8353924316376E-033" calcext:value-type="float">
            <text:p>1.84E-033</text:p>
          </table:table-cell>
          <table:table-cell table:style-name="ce3" office:value-type="float" office:value="3.36849310921239E-065" calcext:value-type="float">
            <text:p>3.37E-065</text:p>
          </table:table-cell>
          <table:table-cell table:style-name="ce3" office:value-type="float" office:value="1.54980379083089E-128" calcext:value-type="float">
            <text:p>1.55E-128</text:p>
          </table:table-cell>
          <table:table-cell table:style-name="ce3" office:value-type="float" office:value="4.1237939851498E-255" calcext:value-type="float">
            <text:p>4.12E-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4.21959803387014E-033" calcext:value-type="float">
            <text:p>4.22E-033</text:p>
          </table:table-cell>
          <table:table-cell table:style-name="ce3" office:value-type="float" office:value="1.78081533342975E-064" calcext:value-type="float">
            <text:p>1.78E-064</text:p>
          </table:table-cell>
          <table:table-cell table:style-name="ce3" office:value-type="float" office:value="4.3388540081224E-127" calcext:value-type="float">
            <text:p>4.34E-127</text:p>
          </table:table-cell>
          <table:table-cell table:style-name="ce3" office:value-type="float" office:value="3.25673602521534E-252" calcext:value-type="float">
            <text:p>3.26E-2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9.91537485032276E-033" calcext:value-type="float">
            <text:p>9.92E-033</text:p>
          </table:table-cell>
          <table:table-cell table:style-name="ce3" office:value-type="float" office:value="9.83510372106601E-064" calcext:value-type="float">
            <text:p>9.84E-064</text:p>
          </table:table-cell>
          <table:table-cell table:style-name="ce3" office:value-type="float" office:value="1.32554557816349E-125" calcext:value-type="float">
            <text:p>1.33E-125</text:p>
          </table:table-cell>
          <table:table-cell table:style-name="ce3" office:value-type="float" office:value="3.06203320223124E-249" calcext:value-type="float">
            <text:p>3.06E-2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2.36590680222547E-032" calcext:value-type="float">
            <text:p>2.37E-032</text:p>
          </table:table-cell>
          <table:table-cell table:style-name="ce3" office:value-type="float" office:value="5.60045575834894E-063" calcext:value-type="float">
            <text:p>5.60E-063</text:p>
          </table:table-cell>
          <table:table-cell table:style-name="ce3" office:value-type="float" office:value="4.30471091979965E-124" calcext:value-type="float">
            <text:p>4.30E-124</text:p>
          </table:table-cell>
          <table:table-cell table:style-name="ce3" office:value-type="float" office:value="3.2521339228765E-246" calcext:value-type="float">
            <text:p>3.25E-2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5.6641941112112E-032" calcext:value-type="float">
            <text:p>5.66E-032</text:p>
          </table:table-cell>
          <table:table-cell table:style-name="ce3" office:value-type="float" office:value="3.2103611720141E-062" calcext:value-type="float">
            <text:p>3.21E-062</text:p>
          </table:table-cell>
          <table:table-cell table:style-name="ce3" office:value-type="float" office:value="1.4165033242223E-122" calcext:value-type="float">
            <text:p>1.42E-122</text:p>
          </table:table-cell>
          <table:table-cell table:style-name="ce3" office:value-type="float" office:value="3.54493510168069E-243" calcext:value-type="float">
            <text:p>3.54E-2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1.35102502446567E-031" calcext:value-type="float">
            <text:p>1.35E-031</text:p>
          </table:table-cell>
          <table:table-cell table:style-name="ce3" office:value-type="float" office:value="1.82656823350259E-061" calcext:value-type="float">
            <text:p>1.83E-061</text:p>
          </table:table-cell>
          <table:table-cell table:style-name="ce3" office:value-type="float" office:value="4.59137971539372E-121" calcext:value-type="float">
            <text:p>4.59E-121</text:p>
          </table:table-cell>
          <table:table-cell table:style-name="ce3" office:value-type="float" office:value="3.7477475745197E-240" calcext:value-type="float">
            <text:p>3.75E-2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3.26485288666185E-031" calcext:value-type="float">
            <text:p>3.26E-031</text:p>
          </table:table-cell>
          <table:table-cell table:style-name="ce3" office:value-type="float" office:value="1.06671913674636E-060" calcext:value-type="float">
            <text:p>1.07E-060</text:p>
          </table:table-cell>
          <table:table-cell table:style-name="ce3" office:value-type="float" office:value="1.56781176364983E-119" calcext:value-type="float">
            <text:p>1.57E-119</text:p>
          </table:table-cell>
          <table:table-cell table:style-name="ce3" office:value-type="float" office:value="4.39600906267057E-237" calcext:value-type="float">
            <text:p>4.40E-2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7.89580774572549E-031" calcext:value-type="float">
            <text:p>7.90E-031</text:p>
          </table:table-cell>
          <table:table-cell table:style-name="ce3" office:value-type="float" office:value="6.23894856000149E-060" calcext:value-type="float">
            <text:p>6.24E-060</text:p>
          </table:table-cell>
          <table:table-cell table:style-name="ce3" office:value-type="float" office:value="5.3689931189482E-118" calcext:value-type="float">
            <text:p>5.37E-118</text:p>
          </table:table-cell>
          <table:table-cell table:style-name="ce3" office:value-type="float" office:value="5.18426570284688E-234" calcext:value-type="float">
            <text:p>5.18E-2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1.90522158099964E-030" calcext:value-type="float">
            <text:p>1.91E-030</text:p>
          </table:table-cell>
          <table:table-cell table:style-name="ce3" office:value-type="float" office:value="3.63233893053344E-059" calcext:value-type="float">
            <text:p>3.63E-059</text:p>
          </table:table-cell>
          <table:table-cell table:style-name="ce3" office:value-type="float" office:value="1.8216835626778E-116" calcext:value-type="float">
            <text:p>1.82E-116</text:p>
          </table:table-cell>
          <table:table-cell table:style-name="ce3" office:value-type="float" office:value="5.99959152859418E-231" calcext:value-type="float">
            <text:p>6.00E-23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4.45261059260237E-030" calcext:value-type="float">
            <text:p>4.45E-030</text:p>
          </table:table-cell>
          <table:table-cell table:style-name="ce3" office:value-type="float" office:value="1.98374302123562E-058" calcext:value-type="float">
            <text:p>1.98E-058</text:p>
          </table:table-cell>
          <table:table-cell table:style-name="ce3" office:value-type="float" office:value="5.43806353280347E-115" calcext:value-type="float">
            <text:p>5.44E-115</text:p>
          </table:table-cell>
          <table:table-cell table:style-name="ce3" office:value-type="float" office:value="5.37180922746277E-228" calcext:value-type="float">
            <text:p>5.37E-2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1.07871934550615E-029" calcext:value-type="float">
            <text:p>1.08E-029</text:p>
          </table:table-cell>
          <table:table-cell table:style-name="ce3" office:value-type="float" office:value="1.16416223743901E-057" calcext:value-type="float">
            <text:p>1.16E-057</text:p>
          </table:table-cell>
          <table:table-cell table:style-name="ce3" office:value-type="float" office:value="1.87433674410086E-113" calcext:value-type="float">
            <text:p>1.87E-113</text:p>
          </table:table-cell>
          <table:table-cell table:style-name="ce3" office:value-type="float" office:value="6.41114136179362E-225" calcext:value-type="float">
            <text:p>6.41E-2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2.57920759852546E-029" calcext:value-type="float">
            <text:p>2.58E-029</text:p>
          </table:table-cell>
          <table:table-cell table:style-name="ce3" office:value-type="float" office:value="6.65414477529081E-057" calcext:value-type="float">
            <text:p>6.65E-057</text:p>
          </table:table-cell>
          <table:table-cell table:style-name="ce3" office:value-type="float" office:value="6.12782197859054E-112" calcext:value-type="float">
            <text:p>6.13E-112</text:p>
          </table:table-cell>
          <table:table-cell table:style-name="ce3" office:value-type="float" office:value="6.88179162849455E-222" calcext:value-type="float">
            <text:p>6.88E-2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6.07972721433438E-029" calcext:value-type="float">
            <text:p>6.08E-029</text:p>
          </table:table-cell>
          <table:table-cell table:style-name="ce3" office:value-type="float" office:value="3.69652766125223E-056" calcext:value-type="float">
            <text:p>3.70E-056</text:p>
          </table:table-cell>
          <table:table-cell table:style-name="ce3" office:value-type="float" office:value="1.89219958362483E-110" calcext:value-type="float">
            <text:p>1.89E-110</text:p>
          </table:table-cell>
          <table:table-cell table:style-name="ce3" office:value-type="float" office:value="6.58752707096873E-219" calcext:value-type="float">
            <text:p>6.59E-2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1.4281017726373E-028" calcext:value-type="float">
            <text:p>1.43E-028</text:p>
          </table:table-cell>
          <table:table-cell table:style-name="ce3" office:value-type="float" office:value="2.0390716414116E-055" calcext:value-type="float">
            <text:p>2.04E-055</text:p>
          </table:table-cell>
          <table:table-cell table:style-name="ce3" office:value-type="float" office:value="5.76053497725177E-109" calcext:value-type="float">
            <text:p>5.76E-109</text:p>
          </table:table-cell>
          <table:table-cell table:style-name="ce3" office:value-type="float" office:value="6.12764319263884E-216" calcext:value-type="float">
            <text:p>6.13E-2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3.33031417817402E-028" calcext:value-type="float">
            <text:p>3.33E-028</text:p>
          </table:table-cell>
          <table:table-cell table:style-name="ce3" office:value-type="float" office:value="1.10855092443127E-054" calcext:value-type="float">
            <text:p>1.11E-054</text:p>
          </table:table-cell>
          <table:table-cell table:style-name="ce3" office:value-type="float" office:value="1.70329436928102E-107" calcext:value-type="float">
            <text:p>1.70E-107</text:p>
          </table:table-cell>
          <table:table-cell table:style-name="ce3" office:value-type="float" office:value="5.37534250634225E-213" calcext:value-type="float">
            <text:p>5.38E-2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7.58533895697103E-028" calcext:value-type="float">
            <text:p>7.59E-028</text:p>
          </table:table-cell>
          <table:table-cell table:style-name="ce3" office:value-type="float" office:value="5.74899658559251E-054" calcext:value-type="float">
            <text:p>5.75E-054</text:p>
          </table:table-cell>
          <table:table-cell table:style-name="ce3" office:value-type="float" office:value="4.58251385316457E-106" calcext:value-type="float">
            <text:p>4.58E-106</text:p>
          </table:table-cell>
          <table:table-cell table:style-name="ce3" office:value-type="float" office:value="3.90260305022757E-210" calcext:value-type="float">
            <text:p>3.90E-2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1.70338329307181E-027" calcext:value-type="float">
            <text:p>1.70E-027</text:p>
          </table:table-cell>
          <table:table-cell table:style-name="ce3" office:value-type="float" office:value="2.89806842635042E-053" calcext:value-type="float">
            <text:p>2.90E-053</text:p>
          </table:table-cell>
          <table:table-cell table:style-name="ce3" office:value-type="float" office:value="1.16477817116071E-104" calcext:value-type="float">
            <text:p>1.16E-104</text:p>
          </table:table-cell>
          <table:table-cell table:style-name="ce3" office:value-type="float" office:value="2.52836433410572E-207" calcext:value-type="float">
            <text:p>2.53E-2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3.77963679667783E-027" calcext:value-type="float">
            <text:p>3.78E-027</text:p>
          </table:table-cell>
          <table:table-cell table:style-name="ce3" office:value-type="float" office:value="1.42629949572117E-052" calcext:value-type="float">
            <text:p>1.43E-052</text:p>
          </table:table-cell>
          <table:table-cell table:style-name="ce3" office:value-type="float" office:value="2.82176439435657E-103" calcext:value-type="float">
            <text:p>2.82E-103</text:p>
          </table:table-cell>
          <table:table-cell table:style-name="ce3" office:value-type="float" office:value="1.48764082784996E-204" calcext:value-type="float">
            <text:p>1.49E-2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8.00747921075404E-027" calcext:value-type="float">
            <text:p>8.01E-027</text:p>
          </table:table-cell>
          <table:table-cell table:style-name="ce3" office:value-type="float" office:value="6.39915723852057E-052" calcext:value-type="float">
            <text:p>6.40E-052</text:p>
          </table:table-cell>
          <table:table-cell table:style-name="ce3" office:value-type="float" office:value="5.68048685811103E-102" calcext:value-type="float">
            <text:p>5.68E-102</text:p>
          </table:table-cell>
          <table:table-cell table:style-name="ce3" office:value-type="float" office:value="6.04215909132528E-202" calcext:value-type="float">
            <text:p>6.04E-2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1.73128042494835E-026" calcext:value-type="float">
            <text:p>1.73E-026</text:p>
          </table:table-cell>
          <table:table-cell table:style-name="ce3" office:value-type="float" office:value="2.98995610493313E-051" calcext:value-type="float">
            <text:p>2.99E-051</text:p>
          </table:table-cell>
          <table:table-cell table:style-name="ce3" office:value-type="float" office:value="1.24017459432274E-100" calcext:value-type="float">
            <text:p>1.24E-100</text:p>
          </table:table-cell>
          <table:table-cell table:style-name="ce3" office:value-type="float" office:value="2.8860502173846E-199" calcext:value-type="float">
            <text:p>2.89E-19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3.68321749748125E-026" calcext:value-type="float">
            <text:p>3.68E-026</text:p>
          </table:table-cell>
          <table:table-cell table:style-name="ce3" office:value-type="float" office:value="1.35260408816883E-050" calcext:value-type="float">
            <text:p>1.35E-050</text:p>
          </table:table-cell>
          <table:table-cell table:style-name="ce3" office:value-type="float" office:value="2.53792895408785E-099" calcext:value-type="float">
            <text:p>2.54E-099</text:p>
          </table:table-cell>
          <table:table-cell table:style-name="ce3" office:value-type="float" office:value="1.21094682562934E-196" calcext:value-type="float">
            <text:p>1.21E-19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7.71751236090711E-026" calcext:value-type="float">
            <text:p>7.72E-026</text:p>
          </table:table-cell>
          <table:table-cell table:style-name="ce3" office:value-type="float" office:value="5.93531909763732E-050" calcext:value-type="float">
            <text:p>5.94E-050</text:p>
          </table:table-cell>
          <table:table-cell table:style-name="ce3" office:value-type="float" office:value="4.88634737045044E-098" calcext:value-type="float">
            <text:p>4.89E-098</text:p>
          </table:table-cell>
          <table:table-cell table:style-name="ce3" office:value-type="float" office:value="4.49656222504051E-194" calcext:value-type="float">
            <text:p>4.50E-1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1.59941663884499E-025" calcext:value-type="float">
            <text:p>1.60E-025</text:p>
          </table:table-cell>
          <table:table-cell table:style-name="ce3" office:value-type="float" office:value="2.5478423439187E-049" calcext:value-type="float">
            <text:p>2.55E-049</text:p>
          </table:table-cell>
          <table:table-cell table:style-name="ce3" office:value-type="float" office:value="9.00272003979986E-097" calcext:value-type="float">
            <text:p>9.00E-097</text:p>
          </table:table-cell>
          <table:table-cell table:style-name="ce3" office:value-type="float" office:value="1.52873517945621E-191" calcext:value-type="float">
            <text:p>1.53E-1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3.2789535943171E-025" calcext:value-type="float">
            <text:p>3.28E-025</text:p>
          </table:table-cell>
          <table:table-cell table:style-name="ce3" office:value-type="float" office:value="1.07020380606079E-048" calcext:value-type="float">
            <text:p>1.07E-048</text:p>
          </table:table-cell>
          <table:table-cell table:style-name="ce3" office:value-type="float" office:value="1.5880687609318E-095" calcext:value-type="float">
            <text:p>1.59E-095</text:p>
          </table:table-cell>
          <table:table-cell table:style-name="ce3" office:value-type="float" office:value="4.7635146694569E-189" calcext:value-type="float">
            <text:p>4.76E-1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6.62304826337099E-025" calcext:value-type="float">
            <text:p>6.62E-025</text:p>
          </table:table-cell>
          <table:table-cell table:style-name="ce3" office:value-type="float" office:value="4.3636192297771E-048" calcext:value-type="float">
            <text:p>4.36E-048</text:p>
          </table:table-cell>
          <table:table-cell table:style-name="ce3" office:value-type="float" office:value="2.63945726870384E-094" calcext:value-type="float">
            <text:p>2.64E-094</text:p>
          </table:table-cell>
          <table:table-cell table:style-name="ce3" office:value-type="float" office:value="1.31751145572369E-186" calcext:value-type="float">
            <text:p>1.32E-1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1.33256685173322E-024" calcext:value-type="float">
            <text:p>1.33E-024</text:p>
          </table:table-cell>
          <table:table-cell table:style-name="ce3" office:value-type="float" office:value="1.76534058795285E-047" calcext:value-type="float">
            <text:p>1.77E-047</text:p>
          </table:table-cell>
          <table:table-cell table:style-name="ce3" office:value-type="float" office:value="4.3185548350356E-093" calcext:value-type="float">
            <text:p>4.32E-093</text:p>
          </table:table-cell>
          <table:table-cell table:style-name="ce3" office:value-type="float" office:value="3.53087151082344E-184" calcext:value-type="float">
            <text:p>3.53E-1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2.65754602885698E-024" calcext:value-type="float">
            <text:p>2.66E-024</text:p>
          </table:table-cell>
          <table:table-cell table:style-name="ce3" office:value-type="float" office:value="7.01645602118113E-047" calcext:value-type="float">
            <text:p>7.02E-047</text:p>
          </table:table-cell>
          <table:table-cell table:style-name="ce3" office:value-type="float" office:value="6.81953304034338E-092" calcext:value-type="float">
            <text:p>6.82E-092</text:p>
          </table:table-cell>
          <table:table-cell table:style-name="ce3" office:value-type="float" office:value="8.81326374309602E-182" calcext:value-type="float">
            <text:p>8.81E-1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5.25078535470328E-024" calcext:value-type="float">
            <text:p>5.25E-024</text:p>
          </table:table-cell>
          <table:table-cell table:style-name="ce3" office:value-type="float" office:value="2.73714037822891E-046" calcext:value-type="float">
            <text:p>2.74E-046</text:p>
          </table:table-cell>
          <table:table-cell table:style-name="ce3" office:value-type="float" office:value="1.0373579380208E-090" calcext:value-type="float">
            <text:p>1.04E-090</text:p>
          </table:table-cell>
          <table:table-cell table:style-name="ce3" office:value-type="float" office:value="2.04104329525487E-179" calcext:value-type="float">
            <text:p>2.04E-1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.02863442680585E-023" calcext:value-type="float">
            <text:p>1.03E-023</text:p>
          </table:table-cell>
          <table:table-cell table:style-name="ce3" office:value-type="float" office:value="1.0496613242015E-045" calcext:value-type="float">
            <text:p>1.05E-045</text:p>
          </table:table-cell>
          <table:table-cell table:style-name="ce3" office:value-type="float" office:value="1.52484800437491E-089" calcext:value-type="float">
            <text:p>1.52E-089</text:p>
          </table:table-cell>
          <table:table-cell table:style-name="ce3" office:value-type="float" office:value="4.41329945820629E-177" calcext:value-type="float">
            <text:p>4.41E-1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1.94709062803164E-023" calcext:value-type="float">
            <text:p>1.95E-023</text:p>
          </table:table-cell>
          <table:table-cell table:style-name="ce3" office:value-type="float" office:value="3.75818036162025E-045" calcext:value-type="float">
            <text:p>3.76E-045</text:p>
          </table:table-cell>
          <table:table-cell table:style-name="ce3" office:value-type="float" office:value="1.95373250786227E-088" calcext:value-type="float">
            <text:p>1.95E-088</text:p>
          </table:table-cell>
          <table:table-cell table:style-name="ce3" office:value-type="float" office:value="7.24930753250586E-175" calcext:value-type="float">
            <text:p>7.25E-1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3.77741306772349E-023" calcext:value-type="float">
            <text:p>3.78E-023</text:p>
          </table:table-cell>
          <table:table-cell table:style-name="ce3" office:value-type="float" office:value="1.41332530359663E-044" calcext:value-type="float">
            <text:p>1.41E-044</text:p>
          </table:table-cell>
          <table:table-cell table:style-name="ce3" office:value-type="float" office:value="2.76149105628324E-087" calcext:value-type="float">
            <text:p>2.76E-087</text:p>
          </table:table-cell>
          <table:table-cell table:style-name="ce3" office:value-type="float" office:value="1.44902319754906E-172" calcext:value-type="float">
            <text:p>1.45E-1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7.25284117706105E-023" calcext:value-type="float">
            <text:p>7.25E-023</text:p>
          </table:table-cell>
          <table:table-cell table:style-name="ce3" office:value-type="float" office:value="5.20600280686645E-044" calcext:value-type="float">
            <text:p>5.21E-044</text:p>
          </table:table-cell>
          <table:table-cell table:style-name="ce3" office:value-type="float" office:value="3.74453171011223E-086" calcext:value-type="float">
            <text:p>3.74E-086</text:p>
          </table:table-cell>
          <table:table-cell table:style-name="ce3" office:value-type="float" office:value="2.66537104010391E-170" calcext:value-type="float">
            <text:p>2.67E-1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1.38199215044166E-022" calcext:value-type="float">
            <text:p>1.38E-022</text:p>
          </table:table-cell>
          <table:table-cell table:style-name="ce3" office:value-type="float" office:value="1.88851191508748E-043" calcext:value-type="float">
            <text:p>1.89E-043</text:p>
          </table:table-cell>
          <table:table-cell table:style-name="ce3" office:value-type="float" office:value="4.92421091339098E-085" calcext:value-type="float">
            <text:p>4.92E-085</text:p>
          </table:table-cell>
          <table:table-cell table:style-name="ce3" office:value-type="float" office:value="4.61069162346237E-168" calcext:value-type="float">
            <text:p>4.61E-16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2.62027250730847E-022" calcext:value-type="float">
            <text:p>2.62E-022</text:p>
          </table:table-cell>
          <table:table-cell table:style-name="ce3" office:value-type="float" office:value="6.78274986076587E-043" calcext:value-type="float">
            <text:p>6.78E-043</text:p>
          </table:table-cell>
          <table:table-cell table:style-name="ce3" office:value-type="float" office:value="6.34739177459988E-084" calcext:value-type="float">
            <text:p>6.35E-084</text:p>
          </table:table-cell>
          <table:table-cell table:style-name="ce3" office:value-type="float" office:value="7.66250871440016E-166" calcext:value-type="float">
            <text:p>7.66E-1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4.93222566753104E-022" calcext:value-type="float">
            <text:p>4.93E-022</text:p>
          </table:table-cell>
          <table:table-cell table:style-name="ce3" office:value-type="float" office:value="2.40097778619752E-042" calcext:value-type="float">
            <text:p>2.40E-042</text:p>
          </table:table-cell>
          <table:table-cell table:style-name="ce3" office:value-type="float" office:value="7.94741323378017E-083" calcext:value-type="float">
            <text:p>7.95E-083</text:p>
          </table:table-cell>
          <table:table-cell table:style-name="ce3" office:value-type="float" office:value="1.20137305055787E-163" calcext:value-type="float">
            <text:p>1.20E-1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9.26284490964007E-022" calcext:value-type="float">
            <text:p>9.26E-022</text:p>
          </table:table-cell>
          <table:table-cell table:style-name="ce3" office:value-type="float" office:value="8.45983717827056E-042" calcext:value-type="float">
            <text:p>8.46E-042</text:p>
          </table:table-cell>
          <table:table-cell table:style-name="ce3" office:value-type="float" office:value="9.85861383616851E-082" calcext:value-type="float">
            <text:p>9.86E-082</text:p>
          </table:table-cell>
          <table:table-cell table:style-name="ce3" office:value-type="float" office:value="1.84868745556919E-161" calcext:value-type="float">
            <text:p>1.85E-1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1.73070613050831E-021" calcext:value-type="float">
            <text:p>1.73E-021</text:p>
          </table:table-cell>
          <table:table-cell table:style-name="ce3" office:value-type="float" office:value="2.95035249564941E-041" calcext:value-type="float">
            <text:p>2.95E-041</text:p>
          </table:table-cell>
          <table:table-cell table:style-name="ce3" office:value-type="float" office:value="1.19800865296134E-080" calcext:value-type="float">
            <text:p>1.20E-080</text:p>
          </table:table-cell>
          <table:table-cell table:style-name="ce3" office:value-type="float" office:value="2.72971495712977E-159" calcext:value-type="float">
            <text:p>2.73E-1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3.19723384127143E-021" calcext:value-type="float">
            <text:p>3.20E-021</text:p>
          </table:table-cell>
          <table:table-cell table:style-name="ce3" office:value-type="float" office:value="1.0058137594192E-040" calcext:value-type="float">
            <text:p>1.01E-040</text:p>
          </table:table-cell>
          <table:table-cell table:style-name="ce3" office:value-type="float" office:value="1.39107183458834E-079" calcext:value-type="float">
            <text:p>1.39E-079</text:p>
          </table:table-cell>
          <table:table-cell table:style-name="ce3" office:value-type="float" office:value="3.6797980170737E-157" calcext:value-type="float">
            <text:p>3.68E-15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5.70475356495127E-021" calcext:value-type="float">
            <text:p>5.70E-021</text:p>
          </table:table-cell>
          <table:table-cell table:style-name="ce3" office:value-type="float" office:value="3.19882624875157E-040" calcext:value-type="float">
            <text:p>3.20E-040</text:p>
          </table:table-cell>
          <table:table-cell table:style-name="ce3" office:value-type="float" office:value="1.40571491825746E-078" calcext:value-type="float">
            <text:p>1.41E-078</text:p>
          </table:table-cell>
          <table:table-cell table:style-name="ce3" office:value-type="float" office:value="3.75677821687294E-155" calcext:value-type="float">
            <text:p>3.76E-15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1.03972117508627E-020" calcext:value-type="float">
            <text:p>1.04E-020</text:p>
          </table:table-cell>
          <table:table-cell table:style-name="ce3" office:value-type="float" office:value="1.06135716280271E-039" calcext:value-type="float">
            <text:p>1.06E-039</text:p>
          </table:table-cell>
          <table:table-cell table:style-name="ce3" office:value-type="float" office:value="1.54597144913381E-077" calcext:value-type="float">
            <text:p>1.55E-077</text:p>
          </table:table-cell>
          <table:table-cell table:style-name="ce3" office:value-type="float" office:value="4.542340944762E-153" calcext:value-type="float">
            <text:p>4.54E-153</text:p>
          </table:table-cell>
          <table:table-cell table:style-name="ce3" office:value-type="float" office:value="5.16552271341266E-304" calcext:value-type="float">
            <text:p>5.17E-30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1.89920691191628E-020" calcext:value-type="float">
            <text:p>1.90E-020</text:p>
          </table:table-cell>
          <table:table-cell table:style-name="ce3" office:value-type="float" office:value="3.53719867693455E-039" calcext:value-type="float">
            <text:p>3.54E-039</text:p>
          </table:table-cell>
          <table:table-cell table:style-name="ce3" office:value-type="float" office:value="1.71526860952834E-076" calcext:value-type="float">
            <text:p>1.72E-076</text:p>
          </table:table-cell>
          <table:table-cell table:style-name="ce3" office:value-type="float" office:value="5.58931320336753E-151" calcext:value-type="float">
            <text:p>5.59E-151</text:p>
          </table:table-cell>
          <table:table-cell table:style-name="ce3" office:value-type="float" office:value="7.83914750602043E-300" calcext:value-type="float">
            <text:p>7.84E-30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3.43755721554362E-020" calcext:value-type="float">
            <text:p>3.44E-020</text:p>
          </table:table-cell>
          <table:table-cell table:style-name="ce3" office:value-type="float" office:value="1.15741013628195E-038" calcext:value-type="float">
            <text:p>1.16E-038</text:p>
          </table:table-cell>
          <table:table-cell table:style-name="ce3" office:value-type="float" office:value="1.8344404290838E-075" calcext:value-type="float">
            <text:p>1.83E-075</text:p>
          </table:table-cell>
          <table:table-cell table:style-name="ce3" office:value-type="float" office:value="6.38975332737181E-149" calcext:value-type="float">
            <text:p>6.39E-149</text:p>
          </table:table-cell>
          <table:table-cell table:style-name="ce3" office:value-type="float" office:value="1.02664758977136E-295" calcext:value-type="float">
            <text:p>1.03E-29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6.16202869919981E-020" calcext:value-type="float">
            <text:p>6.16E-020</text:p>
          </table:table-cell>
          <table:table-cell table:style-name="ce3" office:value-type="float" office:value="3.71444160867379E-038" calcext:value-type="float">
            <text:p>3.71E-038</text:p>
          </table:table-cell>
          <table:table-cell table:style-name="ce3" office:value-type="float" office:value="1.88718169380944E-074" calcext:value-type="float">
            <text:p>1.89E-074</text:p>
          </table:table-cell>
          <table:table-cell table:style-name="ce3" office:value-type="float" office:value="6.75855462918863E-147" calcext:value-type="float">
            <text:p>6.76E-147</text:p>
          </table:table-cell>
          <table:table-cell table:style-name="ce3" office:value-type="float" office:value="1.15072172244446E-291" calcext:value-type="float">
            <text:p>1.15E-29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1.0985762953877E-019" calcext:value-type="float">
            <text:p>1.10E-019</text:p>
          </table:table-cell>
          <table:table-cell table:style-name="ce3" office:value-type="float" office:value="1.17909125407468E-037" calcext:value-type="float">
            <text:p>1.18E-037</text:p>
          </table:table-cell>
          <table:table-cell table:style-name="ce3" office:value-type="float" office:value="1.89931671417704E-073" calcext:value-type="float">
            <text:p>1.90E-073</text:p>
          </table:table-cell>
          <table:table-cell table:style-name="ce3" office:value-type="float" office:value="6.84126820003008E-145" calcext:value-type="float">
            <text:p>6.84E-145</text:p>
          </table:table-cell>
          <table:table-cell table:style-name="ce3" office:value-type="float" office:value="1.1810363069056E-287" calcext:value-type="float">
            <text:p>1.18E-28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1.93744808855346E-019" calcext:value-type="float">
            <text:p>1.94E-019</text:p>
          </table:table-cell>
          <table:table-cell table:style-name="ce3" office:value-type="float" office:value="3.66248159811442E-037" calcext:value-type="float">
            <text:p>3.66E-037</text:p>
          </table:table-cell>
          <table:table-cell table:style-name="ce3" office:value-type="float" office:value="1.83026018686975E-072" calcext:value-type="float">
            <text:p>1.83E-072</text:p>
          </table:table-cell>
          <table:table-cell table:style-name="ce3" office:value-type="float" office:value="6.34822800854453E-143" calcext:value-type="float">
            <text:p>6.35E-143</text:p>
          </table:table-cell>
          <table:table-cell table:style-name="ce3" office:value-type="float" office:value="1.01844470357943E-283" calcext:value-type="float">
            <text:p>1.02E-28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3.37428784874486E-019" calcext:value-type="float">
            <text:p>3.37E-019</text:p>
          </table:table-cell>
          <table:table-cell table:style-name="ce3" office:value-type="float" office:value="1.10942419720484E-036" calcext:value-type="float">
            <text:p>1.11E-036</text:p>
          </table:table-cell>
          <table:table-cell table:style-name="ce3" office:value-type="float" office:value="1.67726787168675E-071" calcext:value-type="float">
            <text:p>1.68E-071</text:p>
          </table:table-cell>
          <table:table-cell table:style-name="ce3" office:value-type="float" office:value="5.32707488429535E-141" calcext:value-type="float">
            <text:p>5.33E-141</text:p>
          </table:table-cell>
          <table:table-cell table:style-name="ce3" office:value-type="float" office:value="7.18076036433815E-280" calcext:value-type="float">
            <text:p>7.18E-28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5.82017035698869E-019" calcext:value-type="float">
            <text:p>5.82E-019</text:p>
          </table:table-cell>
          <table:table-cell table:style-name="ce3" office:value-type="float" office:value="3.2961741295378E-036" calcext:value-type="float">
            <text:p>3.30E-036</text:p>
          </table:table-cell>
          <table:table-cell table:style-name="ce3" office:value-type="float" office:value="1.47861953113338E-070" calcext:value-type="float">
            <text:p>1.48E-070</text:p>
          </table:table-cell>
          <table:table-cell table:style-name="ce3" office:value-type="float" office:value="4.13643073257121E-139" calcext:value-type="float">
            <text:p>4.14E-139</text:p>
          </table:table-cell>
          <table:table-cell table:style-name="ce3" office:value-type="float" office:value="4.33441228065673E-276" calcext:value-type="float">
            <text:p>4.33E-27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1.01862404215939E-018" calcext:value-type="float">
            <text:p>1.02E-018</text:p>
          </table:table-cell>
          <table:table-cell table:style-name="ce3" office:value-type="float" office:value="1.00816489334772E-035" calcext:value-type="float">
            <text:p>1.01E-035</text:p>
          </table:table-cell>
          <table:table-cell table:style-name="ce3" office:value-type="float" office:value="1.38129136108909E-069" calcext:value-type="float">
            <text:p>1.38E-069</text:p>
          </table:table-cell>
          <table:table-cell table:style-name="ce3" office:value-type="float" office:value="3.60633946041748E-137" calcext:value-type="float">
            <text:p>3.61E-137</text:p>
          </table:table-cell>
          <table:table-cell table:style-name="ce3" office:value-type="float" office:value="3.29795174421416E-272" calcext:value-type="float">
            <text:p>3.30E-27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78209937845361E-018" calcext:value-type="float">
            <text:p>1.78E-018</text:p>
          </table:table-cell>
          <table:table-cell table:style-name="ce3" office:value-type="float" office:value="3.08110958883255E-035" calcext:value-type="float">
            <text:p>3.08E-035</text:p>
          </table:table-cell>
          <table:table-cell table:style-name="ce3" office:value-type="float" office:value="1.28823153256945E-068" calcext:value-type="float">
            <text:p>1.29E-068</text:p>
          </table:table-cell>
          <table:table-cell table:style-name="ce3" office:value-type="float" office:value="3.13350367597653E-135" calcext:value-type="float">
            <text:p>3.13E-135</text:p>
          </table:table-cell>
          <table:table-cell table:style-name="ce3" office:value-type="float" office:value="2.49193457981481E-268" calcext:value-type="float">
            <text:p>2.49E-26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3.0475427532964E-018" calcext:value-type="float">
            <text:p>3.05E-018</text:p>
          </table:table-cell>
          <table:table-cell table:style-name="ce3" office:value-type="float" office:value="8.99672125070085E-035" calcext:value-type="float">
            <text:p>9.00E-035</text:p>
          </table:table-cell>
          <table:table-cell table:style-name="ce3" office:value-type="float" office:value="1.09673992685431E-067" calcext:value-type="float">
            <text:p>1.10E-067</text:p>
          </table:table-cell>
          <table:table-cell table:style-name="ce3" office:value-type="float" office:value="2.26870947651337E-133" calcext:value-type="float">
            <text:p>2.27E-133</text:p>
          </table:table-cell>
          <table:table-cell table:style-name="ce3" office:value-type="float" office:value="1.30713829670195E-264" calcext:value-type="float">
            <text:p>1.31E-26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5.36405929790414E-018" calcext:value-type="float">
            <text:p>5.36E-018</text:p>
          </table:table-cell>
          <table:table-cell table:style-name="ce3" office:value-type="float" office:value="2.78259488036909E-034" calcext:value-type="float">
            <text:p>2.78E-034</text:p>
          </table:table-cell>
          <table:table-cell table:style-name="ce3" office:value-type="float" office:value="1.04742990626745E-066" calcext:value-type="float">
            <text:p>1.05E-066</text:p>
          </table:table-cell>
          <table:table-cell table:style-name="ce3" office:value-type="float" office:value="2.06674503117136E-131" calcext:value-type="float">
            <text:p>2.07E-131</text:p>
          </table:table-cell>
          <table:table-cell table:style-name="ce3" office:value-type="float" office:value="1.08536094928256E-260" calcext:value-type="float">
            <text:p>1.09E-26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9.42807541365815E-018" calcext:value-type="float">
            <text:p>9.43E-018</text:p>
          </table:table-cell>
          <table:table-cell table:style-name="ce3" office:value-type="float" office:value="8.58142584613484E-034" calcext:value-type="float">
            <text:p>8.58E-034</text:p>
          </table:table-cell>
          <table:table-cell table:style-name="ce3" office:value-type="float" office:value="9.9449554755593E-066" calcext:value-type="float">
            <text:p>9.94E-066</text:p>
          </table:table-cell>
          <table:table-cell table:style-name="ce3" office:value-type="float" office:value="1.86066859053345E-129" calcext:value-type="float">
            <text:p>1.86E-129</text:p>
          </table:table-cell>
          <table:table-cell table:style-name="ce3" office:value-type="float" office:value="8.80048439059869E-257" calcext:value-type="float">
            <text:p>8.80E-25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1.64869868724431E-017" calcext:value-type="float">
            <text:p>1.65E-017</text:p>
          </table:table-cell>
          <table:table-cell table:style-name="ce3" office:value-type="float" office:value="2.61952735929637E-033" calcext:value-type="float">
            <text:p>2.62E-033</text:p>
          </table:table-cell>
          <table:table-cell table:style-name="ce3" office:value-type="float" office:value="9.25043058021526E-065" calcext:value-type="float">
            <text:p>9.25E-065</text:p>
          </table:table-cell>
          <table:table-cell table:style-name="ce3" office:value-type="float" office:value="1.60759979708647E-127" calcext:value-type="float">
            <text:p>1.61E-127</text:p>
          </table:table-cell>
          <table:table-cell table:style-name="ce3" office:value-type="float" office:value="6.57088723406619E-253" calcext:value-type="float">
            <text:p>6.57E-25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2.8719892810105E-017" calcext:value-type="float">
            <text:p>2.87E-017</text:p>
          </table:table-cell>
          <table:table-cell table:style-name="ce3" office:value-type="float" office:value="7.93427534088449E-033" calcext:value-type="float">
            <text:p>7.93E-033</text:p>
          </table:table-cell>
          <table:table-cell table:style-name="ce3" office:value-type="float" office:value="8.47098273791196E-064" calcext:value-type="float">
            <text:p>8.47E-064</text:p>
          </table:table-cell>
          <table:table-cell table:style-name="ce3" office:value-type="float" office:value="1.34609371750518E-125" calcext:value-type="float">
            <text:p>1.35E-125</text:p>
          </table:table-cell>
          <table:table-cell table:style-name="ce3" office:value-type="float" office:value="4.60735202292573E-249" calcext:value-type="float">
            <text:p>4.61E-24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4.96994583183993E-017" calcext:value-type="float">
            <text:p>4.97E-017</text:p>
          </table:table-cell>
          <table:table-cell table:style-name="ce3" office:value-type="float" office:value="2.37150542128961E-032" calcext:value-type="float">
            <text:p>2.37E-032</text:p>
          </table:table-cell>
          <table:table-cell table:style-name="ce3" office:value-type="float" office:value="7.55344992485083E-063" calcext:value-type="float">
            <text:p>7.55E-063</text:p>
          </table:table-cell>
          <table:table-cell table:style-name="ce3" office:value-type="float" office:value="1.06860757012307E-123" calcext:value-type="float">
            <text:p>1.07E-123</text:p>
          </table:table-cell>
          <table:table-cell table:style-name="ce3" office:value-type="float" office:value="2.90338353377163E-245" calcext:value-type="float">
            <text:p>2.90E-24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8.53900188391808E-017" calcext:value-type="float">
            <text:p>8.54E-017</text:p>
          </table:table-cell>
          <table:table-cell table:style-name="ce3" office:value-type="float" office:value="6.9870335214032E-032" calcext:value-type="float">
            <text:p>6.99E-032</text:p>
          </table:table-cell>
          <table:table-cell table:style-name="ce3" office:value-type="float" office:value="6.5438920711599E-062" calcext:value-type="float">
            <text:p>6.54E-062</text:p>
          </table:table-cell>
          <table:table-cell table:style-name="ce3" office:value-type="float" office:value="8.00731450939971E-122" calcext:value-type="float">
            <text:p>8.01E-122</text:p>
          </table:table-cell>
          <table:table-cell table:style-name="ce3" office:value-type="float" office:value="1.62984119089411E-241" calcext:value-type="float">
            <text:p>1.63E-24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1.45435225602064E-016" calcext:value-type="float">
            <text:p>1.45E-016</text:p>
          </table:table-cell>
          <table:table-cell table:style-name="ce3" office:value-type="float" office:value="2.02281809613048E-031" calcext:value-type="float">
            <text:p>2.02E-031</text:p>
          </table:table-cell>
          <table:table-cell table:style-name="ce3" office:value-type="float" office:value="5.47388545940003E-061" calcext:value-type="float">
            <text:p>5.47E-061</text:p>
          </table:table-cell>
          <table:table-cell table:style-name="ce3" office:value-type="float" office:value="5.59323512460405E-120" calcext:value-type="float">
            <text:p>5.59E-120</text:p>
          </table:table-cell>
          <table:table-cell table:style-name="ce3" office:value-type="float" office:value="7.9495093495406E-238" calcext:value-type="float">
            <text:p>7.95E-23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2.47316571378647E-016" calcext:value-type="float">
            <text:p>2.47E-016</text:p>
          </table:table-cell>
          <table:table-cell table:style-name="ce3" office:value-type="float" office:value="5.83757235330198E-031" calcext:value-type="float">
            <text:p>5.84E-031</text:p>
          </table:table-cell>
          <table:table-cell table:style-name="ce3" office:value-type="float" office:value="4.54929711626089E-060" calcext:value-type="float">
            <text:p>4.55E-060</text:p>
          </table:table-cell>
          <table:table-cell table:style-name="ce3" office:value-type="float" office:value="3.85635703735616E-118" calcext:value-type="float">
            <text:p>3.86E-118</text:p>
          </table:table-cell>
          <table:table-cell table:style-name="ce3" office:value-type="float" office:value="3.7770216036734E-234" calcext:value-type="float">
            <text:p>3.78E-23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4.18975752407146E-016" calcext:value-type="float">
            <text:p>4.19E-016</text:p>
          </table:table-cell>
          <table:table-cell table:style-name="ce3" office:value-type="float" office:value="1.67179857822416E-030" calcext:value-type="float">
            <text:p>1.67E-030</text:p>
          </table:table-cell>
          <table:table-cell table:style-name="ce3" office:value-type="float" office:value="3.72318402066057E-059" calcext:value-type="float">
            <text:p>3.72E-059</text:p>
          </table:table-cell>
          <table:table-cell table:style-name="ce3" office:value-type="float" office:value="2.57808436810186E-116" calcext:value-type="float">
            <text:p>2.58E-116</text:p>
          </table:table-cell>
          <table:table-cell table:style-name="ce3" office:value-type="float" office:value="1.68697790622169E-230" calcext:value-type="float">
            <text:p>1.69E-23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6.89554159334532E-016" calcext:value-type="float">
            <text:p>6.90E-016</text:p>
          </table:table-cell>
          <table:table-cell table:style-name="ce3" office:value-type="float" office:value="4.51898679025758E-030" calcext:value-type="float">
            <text:p>4.52E-030</text:p>
          </table:table-cell>
          <table:table-cell table:style-name="ce3" office:value-type="float" office:value="2.71463374329579E-058" calcext:value-type="float">
            <text:p>2.71E-058</text:p>
          </table:table-cell>
          <table:table-cell table:style-name="ce3" office:value-type="float" office:value="1.36796335281899E-114" calcext:value-type="float">
            <text:p>1.37E-114</text:p>
          </table:table-cell>
          <table:table-cell table:style-name="ce3" office:value-type="float" office:value="4.74615434666003E-227" calcext:value-type="float">
            <text:p>4.75E-2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1.15385598295393E-015" calcext:value-type="float">
            <text:p>1.15E-015</text:p>
          </table:table-cell>
          <table:table-cell table:style-name="ce3" office:value-type="float" office:value="1.26252794903503E-029" calcext:value-type="float">
            <text:p>1.26E-029</text:p>
          </table:table-cell>
          <table:table-cell table:style-name="ce3" office:value-type="float" office:value="2.11409933923184E-057" calcext:value-type="float">
            <text:p>2.11E-057</text:p>
          </table:table-cell>
          <table:table-cell table:style-name="ce3" office:value-type="float" office:value="8.27973861628537E-113" calcext:value-type="float">
            <text:p>8.28E-113</text:p>
          </table:table-cell>
          <table:table-cell table:style-name="ce3" office:value-type="float" office:value="1.73713465430093E-223" calcext:value-type="float">
            <text:p>1.74E-22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1.91892910958413E-015" calcext:value-type="float">
            <text:p>1.92E-015</text:p>
          </table:table-cell>
          <table:table-cell table:style-name="ce3" office:value-type="float" office:value="3.48389210310783E-029" calcext:value-type="float">
            <text:p>3.48E-029</text:p>
          </table:table-cell>
          <table:table-cell table:style-name="ce3" office:value-type="float" office:value="1.60605288727121E-056" calcext:value-type="float">
            <text:p>1.61E-056</text:p>
          </table:table-cell>
          <table:table-cell table:style-name="ce3" office:value-type="float" office:value="4.76832533936174E-111" calcext:value-type="float">
            <text:p>4.77E-111</text:p>
          </table:table-cell>
          <table:table-cell table:style-name="ce3" office:value-type="float" office:value="5.75550557248381E-220" calcext:value-type="float">
            <text:p>5.76E-2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3.17310532254441E-015" calcext:value-type="float">
            <text:p>3.17E-015</text:p>
          </table:table-cell>
          <table:table-cell table:style-name="ce3" office:value-type="float" office:value="9.50384636668772E-029" calcext:value-type="float">
            <text:p>9.50E-029</text:p>
          </table:table-cell>
          <table:table-cell table:style-name="ce3" office:value-type="float" office:value="1.19230681988133E-055" calcext:value-type="float">
            <text:p>1.19E-055</text:p>
          </table:table-cell>
          <table:table-cell table:style-name="ce3" office:value-type="float" office:value="2.62221537983523E-109" calcext:value-type="float">
            <text:p>2.62E-109</text:p>
          </table:table-cell>
          <table:table-cell table:style-name="ce3" office:value-type="float" office:value="1.73854071948488E-216" calcext:value-type="float">
            <text:p>1.74E-2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5.24576783844085E-015" calcext:value-type="float">
            <text:p>5.25E-015</text:p>
          </table:table-cell>
          <table:table-cell table:style-name="ce3" office:value-type="float" office:value="2.59116309581744E-028" calcext:value-type="float">
            <text:p>2.59E-028</text:p>
          </table:table-cell>
          <table:table-cell table:style-name="ce3" office:value-type="float" office:value="8.84091111722367E-055" calcext:value-type="float">
            <text:p>8.84E-055</text:p>
          </table:table-cell>
          <table:table-cell table:style-name="ce3" office:value-type="float" office:value="1.438424815249E-107" calcext:value-type="float">
            <text:p>1.44E-107</text:p>
          </table:table-cell>
          <table:table-cell table:style-name="ce3" office:value-type="float" office:value="5.22466299388955E-213" calcext:value-type="float">
            <text:p>5.22E-21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8.67858440855312E-015" calcext:value-type="float">
            <text:p>8.68E-015</text:p>
          </table:table-cell>
          <table:table-cell table:style-name="ce3" office:value-type="float" office:value="7.07423786969118E-028" calcext:value-type="float">
            <text:p>7.07E-028</text:p>
          </table:table-cell>
          <table:table-cell table:style-name="ce3" office:value-type="float" office:value="6.57265601840686E-054" calcext:value-type="float">
            <text:p>6.57E-054</text:p>
          </table:table-cell>
          <table:table-cell table:style-name="ce3" office:value-type="float" office:value="7.93097986996474E-106" calcext:value-type="float">
            <text:p>7.93E-106</text:p>
          </table:table-cell>
          <table:table-cell table:style-name="ce3" office:value-type="float" office:value="1.58602704439117E-209" calcext:value-type="float">
            <text:p>1.59E-2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0000000143856864852159" calcext:value-type="float">
            <text:p>1.44E-014</text:p>
          </table:table-cell>
          <table:table-cell table:style-name="ce3" office:value-type="float" office:value="1.93866469858095E-027" calcext:value-type="float">
            <text:p>1.94E-027</text:p>
          </table:table-cell>
          <table:table-cell table:style-name="ce3" office:value-type="float" office:value="4.92279832717699E-053" calcext:value-type="float">
            <text:p>4.92E-053</text:p>
          </table:table-cell>
          <table:table-cell table:style-name="ce3" office:value-type="float" office:value="4.43779852359629E-104" calcext:value-type="float">
            <text:p>4.44E-104</text:p>
          </table:table-cell>
          <table:table-cell table:style-name="ce3" office:value-type="float" office:value="4.95791146157847E-206" calcext:value-type="float">
            <text:p>4.96E-20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0000000238603899607455" calcext:value-type="float">
            <text:p>2.39E-014</text:p>
          </table:table-cell>
          <table:table-cell table:style-name="ce3" office:value-type="float" office:value="5.31877506666995E-027" calcext:value-type="float">
            <text:p>5.32E-027</text:p>
          </table:table-cell>
          <table:table-cell table:style-name="ce3" office:value-type="float" office:value="3.69493526702038E-052" calcext:value-type="float">
            <text:p>3.69E-052</text:p>
          </table:table-cell>
          <table:table-cell table:style-name="ce3" office:value-type="float" office:value="2.49346252735491E-102" calcext:value-type="float">
            <text:p>2.49E-102</text:p>
          </table:table-cell>
          <table:table-cell table:style-name="ce3" office:value-type="float" office:value="1.56246292249453E-202" calcext:value-type="float">
            <text:p>1.56E-20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0000000396872343462032" calcext:value-type="float">
            <text:p>3.97E-014</text:p>
          </table:table-cell>
          <table:table-cell table:style-name="ce3" office:value-type="float" office:value="1.46730748063646E-026" calcext:value-type="float">
            <text:p>1.47E-026</text:p>
          </table:table-cell>
          <table:table-cell table:style-name="ce3" office:value-type="float" office:value="2.8037991037522E-051" calcext:value-type="float">
            <text:p>2.80E-051</text:p>
          </table:table-cell>
          <table:table-cell table:style-name="ce3" office:value-type="float" office:value="1.43175397563905E-100" calcext:value-type="float">
            <text:p>1.43E-100</text:p>
          </table:table-cell>
          <table:table-cell table:style-name="ce3" office:value-type="float" office:value="5.14173190919275E-199" calcext:value-type="float">
            <text:p>5.14E-19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0000000660950030314775" calcext:value-type="float">
            <text:p>6.61E-014</text:p>
          </table:table-cell>
          <table:table-cell table:style-name="ce3" office:value-type="float" office:value="4.05759605667228E-026" calcext:value-type="float">
            <text:p>4.06E-026</text:p>
          </table:table-cell>
          <table:table-cell table:style-name="ce3" office:value-type="float" office:value="2.13751265423346E-050" calcext:value-type="float">
            <text:p>2.14E-050</text:p>
          </table:table-cell>
          <table:table-cell table:style-name="ce3" office:value-type="float" office:value="8.29694483130097E-099" calcext:value-type="float">
            <text:p>8.30E-099</text:p>
          </table:table-cell>
          <table:table-cell table:style-name="ce3" office:value-type="float" office:value="1.72308158964038E-195" calcext:value-type="float">
            <text:p>1.72E-19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0000000108190040059033" calcext:value-type="float">
            <text:p>1.08E-013</text:p>
          </table:table-cell>
          <table:table-cell table:style-name="ce3" office:value-type="float" office:value="1.08396290268316E-025" calcext:value-type="float">
            <text:p>1.08E-025</text:p>
          </table:table-cell>
          <table:table-cell table:style-name="ce3" office:value-type="float" office:value="1.52075912526846E-049" calcext:value-type="float">
            <text:p>1.52E-049</text:p>
          </table:table-cell>
          <table:table-cell table:style-name="ce3" office:value-type="float" office:value="4.1873129793396E-097" calcext:value-type="float">
            <text:p>4.19E-097</text:p>
          </table:table-cell>
          <table:table-cell table:style-name="ce3" office:value-type="float" office:value="4.37924864441875E-192" calcext:value-type="float">
            <text:p>4.38E-19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0000000181815690856223" calcext:value-type="float">
            <text:p>1.82E-013</text:p>
          </table:table-cell>
          <table:table-cell table:style-name="ce3" office:value-type="float" office:value="3.05133170110391E-025" calcext:value-type="float">
            <text:p>3.05E-025</text:p>
          </table:table-cell>
          <table:table-cell table:style-name="ce3" office:value-type="float" office:value="1.20099964749564E-048" calcext:value-type="float">
            <text:p>1.20E-048</text:p>
          </table:table-cell>
          <table:table-cell table:style-name="ce3" office:value-type="float" office:value="2.60305891794568E-095" calcext:value-type="float">
            <text:p>2.60E-095</text:p>
          </table:table-cell>
          <table:table-cell table:style-name="ce3" office:value-type="float" office:value="1.68822965471341E-188" calcext:value-type="float">
            <text:p>1.69E-18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0000000307562271971384" calcext:value-type="float">
            <text:p>3.08E-013</text:p>
          </table:table-cell>
          <table:table-cell table:style-name="ce3" office:value-type="float" office:value="8.70170377293329E-025" calcext:value-type="float">
            <text:p>8.70E-025</text:p>
          </table:table-cell>
          <table:table-cell table:style-name="ce3" office:value-type="float" office:value="9.73250534616968E-048" calcext:value-type="float">
            <text:p>9.73E-048</text:p>
          </table:table-cell>
          <table:table-cell table:style-name="ce3" office:value-type="float" office:value="1.70351687413929E-093" calcext:value-type="float">
            <text:p>1.70E-093</text:p>
          </table:table-cell>
          <table:table-cell table:style-name="ce3" office:value-type="float" office:value="7.21103502818787E-185" calcext:value-type="float">
            <text:p>7.21E-18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0000000519470890904705" calcext:value-type="float">
            <text:p>5.19E-013</text:p>
          </table:table-cell>
          <table:table-cell table:style-name="ce3" office:value-type="float" office:value="2.47352489552393E-024" calcext:value-type="float">
            <text:p>2.47E-024</text:p>
          </table:table-cell>
          <table:table-cell table:style-name="ce3" office:value-type="float" office:value="7.83502689624482E-047" calcext:value-type="float">
            <text:p>7.84E-047</text:p>
          </table:table-cell>
          <table:table-cell table:style-name="ce3" office:value-type="float" office:value="1.10004794734746E-091" calcext:value-type="float">
            <text:p>1.10E-091</text:p>
          </table:table-cell>
          <table:table-cell table:style-name="ce3" office:value-type="float" office:value="2.99840208120944E-181" calcext:value-type="float">
            <text:p>3.00E-18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0000000872983655240013" calcext:value-type="float">
            <text:p>8.73E-013</text:p>
          </table:table-cell>
          <table:table-cell table:style-name="ce3" office:value-type="float" office:value="6.96008538606805E-024" calcext:value-type="float">
            <text:p>6.96E-024</text:p>
          </table:table-cell>
          <table:table-cell table:style-name="ce3" office:value-type="float" office:value="6.1798450045079E-046" calcext:value-type="float">
            <text:p>6.18E-046</text:p>
          </table:table-cell>
          <table:table-cell table:style-name="ce3" office:value-type="float" office:value="6.81808777633094E-090" calcext:value-type="float">
            <text:p>6.82E-090</text:p>
          </table:table-cell>
          <table:table-cell table:style-name="ce3" office:value-type="float" office:value="1.14836887050018E-177" calcext:value-type="float">
            <text:p>1.15E-17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000000146068343253906" calcext:value-type="float">
            <text:p>1.46E-012</text:p>
          </table:table-cell>
          <table:table-cell table:style-name="ce3" office:value-type="float" office:value="1.94121043448911E-023" calcext:value-type="float">
            <text:p>1.94E-023</text:p>
          </table:table-cell>
          <table:table-cell table:style-name="ce3" office:value-type="float" office:value="4.78828024724269E-045" calcext:value-type="float">
            <text:p>4.79E-045</text:p>
          </table:table-cell>
          <table:table-cell table:style-name="ce3" office:value-type="float" office:value="4.07740039401683E-088" calcext:value-type="float">
            <text:p>4.08E-088</text:p>
          </table:table-cell>
          <table:table-cell table:style-name="ce3" office:value-type="float" office:value="4.09390835762893E-174" calcext:value-type="float">
            <text:p>4.09E-17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000000243056886193545" calcext:value-type="float">
            <text:p>2.43E-012</text:p>
          </table:table-cell>
          <table:table-cell table:style-name="ce3" office:value-type="float" office:value="5.35410035406838E-023" calcext:value-type="float">
            <text:p>5.35E-023</text:p>
          </table:table-cell>
          <table:table-cell table:style-name="ce3" office:value-type="float" office:value="3.62778192493819E-044" calcext:value-type="float">
            <text:p>3.63E-044</text:p>
          </table:table-cell>
          <table:table-cell table:style-name="ce3" office:value-type="float" office:value="2.33112789552479E-086" calcext:value-type="float">
            <text:p>2.33E-086</text:p>
          </table:table-cell>
          <table:table-cell table:style-name="ce3" office:value-type="float" office:value="1.33366522064085E-170" calcext:value-type="float">
            <text:p>1.33E-17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000000402669647502282" calcext:value-type="float">
            <text:p>4.03E-012</text:p>
          </table:table-cell>
          <table:table-cell table:style-name="ce3" office:value-type="float" office:value="1.46361203056834E-022" calcext:value-type="float">
            <text:p>1.46E-022</text:p>
          </table:table-cell>
          <table:table-cell table:style-name="ce3" office:value-type="float" office:value="2.69958360555437E-043" calcext:value-type="float">
            <text:p>2.70E-043</text:p>
          </table:table-cell>
          <table:table-cell table:style-name="ce3" office:value-type="float" office:value="1.28550731110908E-084" calcext:value-type="float">
            <text:p>1.29E-084</text:p>
          </table:table-cell>
          <table:table-cell table:style-name="ce3" office:value-type="float" office:value="4.04139472035621E-167" calcext:value-type="float">
            <text:p>4.04E-16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000000663200077649946" calcext:value-type="float">
            <text:p>6.63E-012</text:p>
          </table:table-cell>
          <table:table-cell table:style-name="ce3" office:value-type="float" office:value="3.95390376235963E-022" calcext:value-type="float">
            <text:p>3.95E-022</text:p>
          </table:table-cell>
          <table:table-cell table:style-name="ce3" office:value-type="float" office:value="1.96164617565425E-042" calcext:value-type="float">
            <text:p>1.96E-042</text:p>
          </table:table-cell>
          <table:table-cell table:style-name="ce3" office:value-type="float" office:value="6.75867245951289E-083" calcext:value-type="float">
            <text:p>6.76E-083</text:p>
          </table:table-cell>
          <table:table-cell table:style-name="ce3" office:value-type="float" office:value="1.1130140762904E-163" calcext:value-type="float">
            <text:p>1.11E-16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00000106676736216022" calcext:value-type="float">
            <text:p>1.07E-011</text:p>
          </table:table-cell>
          <table:table-cell table:style-name="ce3" office:value-type="float" office:value="1.01883366244725E-021" calcext:value-type="float">
            <text:p>1.02E-021</text:p>
          </table:table-cell>
          <table:table-cell table:style-name="ce3" office:value-type="float" office:value="1.29692776463924E-041" calcext:value-type="float">
            <text:p>1.30E-041</text:p>
          </table:table-cell>
          <table:table-cell table:style-name="ce3" office:value-type="float" office:value="2.9417272387503E-081" calcext:value-type="float">
            <text:p>2.94E-081</text:p>
          </table:table-cell>
          <table:table-cell table:style-name="ce3" office:value-type="float" office:value="2.10072087678422E-160" calcext:value-type="float">
            <text:p>2.10E-16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00000174302427822989" calcext:value-type="float">
            <text:p>1.74E-011</text:p>
          </table:table-cell>
          <table:table-cell table:style-name="ce3" office:value-type="float" office:value="2.70811775719256E-021" calcext:value-type="float">
            <text:p>2.71E-021</text:p>
          </table:table-cell>
          <table:table-cell table:style-name="ce3" office:value-type="float" office:value="9.12108620197849E-041" calcext:value-type="float">
            <text:p>9.12E-041</text:p>
          </table:table-cell>
          <table:table-cell table:style-name="ce3" office:value-type="float" office:value="1.44834427338749E-079" calcext:value-type="float">
            <text:p>1.45E-079</text:p>
          </table:table-cell>
          <table:table-cell table:style-name="ce3" office:value-type="float" office:value="5.07163611348185E-157" calcext:value-type="float">
            <text:p>5.07E-15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00000284461809298191" calcext:value-type="float">
            <text:p>2.84E-011</text:p>
          </table:table-cell>
          <table:table-cell table:style-name="ce3" office:value-type="float" office:value="7.18015773056637E-021" calcext:value-type="float">
            <text:p>7.18E-021</text:p>
          </table:table-cell>
          <table:table-cell table:style-name="ce3" office:value-type="float" office:value="6.38123441551238E-040" calcext:value-type="float">
            <text:p>6.38E-040</text:p>
          </table:table-cell>
          <table:table-cell table:style-name="ce3" office:value-type="float" office:value="7.05527463880255E-078" calcext:value-type="float">
            <text:p>7.06E-078</text:p>
          </table:table-cell>
          <table:table-cell table:style-name="ce3" office:value-type="float" office:value="1.19834263073831E-153" calcext:value-type="float">
            <text:p>1.20E-15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00000463096116790427" calcext:value-type="float">
            <text:p>4.63E-011</text:p>
          </table:table-cell>
          <table:table-cell table:style-name="ce3" office:value-type="float" office:value="1.89402064576559E-020" calcext:value-type="float">
            <text:p>1.89E-020</text:p>
          </table:table-cell>
          <table:table-cell table:style-name="ce3" office:value-type="float" office:value="4.418315991652E-039" calcext:value-type="float">
            <text:p>4.42E-039</text:p>
          </table:table-cell>
          <table:table-cell table:style-name="ce3" office:value-type="float" office:value="3.36561291616719E-076" calcext:value-type="float">
            <text:p>3.37E-076</text:p>
          </table:table-cell>
          <table:table-cell table:style-name="ce3" office:value-type="float" office:value="2.71481344936416E-150" calcext:value-type="float">
            <text:p>2.71E-15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00000755096792732262" calcext:value-type="float">
            <text:p>7.55E-011</text:p>
          </table:table-cell>
          <table:table-cell table:style-name="ce3" office:value-type="float" office:value="5.01088455947146E-020" calcext:value-type="float">
            <text:p>5.01E-020</text:p>
          </table:table-cell>
          <table:table-cell table:style-name="ce3" office:value-type="float" office:value="3.07659482474203E-038" calcext:value-type="float">
            <text:p>3.08E-038</text:p>
          </table:table-cell>
          <table:table-cell table:style-name="ce3" office:value-type="float" office:value="1.62343757805574E-074" calcext:value-type="float">
            <text:p>1.62E-074</text:p>
          </table:table-cell>
          <table:table-cell table:style-name="ce3" office:value-type="float" office:value="6.28681954779156E-147" calcext:value-type="float">
            <text:p>6.29E-14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0000123517234782464" calcext:value-type="float">
            <text:p>1.24E-010</text:p>
          </table:table-cell>
          <table:table-cell table:style-name="ce3" office:value-type="float" office:value="1.33391691416655E-019" calcext:value-type="float">
            <text:p>1.33E-019</text:p>
          </table:table-cell>
          <table:table-cell table:style-name="ce3" office:value-type="float" office:value="2.1684195308389E-037" calcext:value-type="float">
            <text:p>2.17E-037</text:p>
          </table:table-cell>
          <table:table-cell table:style-name="ce3" office:value-type="float" office:value="8.02066776947994E-073" calcext:value-type="float">
            <text:p>8.02E-073</text:p>
          </table:table-cell>
          <table:table-cell table:style-name="ce3" office:value-type="float" office:value="1.52688232071427E-143" calcext:value-type="float">
            <text:p>1.53E-14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00000201447234680645" calcext:value-type="float">
            <text:p>2.01E-010</text:p>
          </table:table-cell>
          <table:table-cell table:style-name="ce3" office:value-type="float" office:value="3.52924749932483E-019" calcext:value-type="float">
            <text:p>3.53E-019</text:p>
          </table:table-cell>
          <table:table-cell table:style-name="ce3" office:value-type="float" office:value="1.50941618799493E-036" calcext:value-type="float">
            <text:p>1.51E-036</text:p>
          </table:table-cell>
          <table:table-cell table:style-name="ce3" office:value-type="float" office:value="3.86438134790994E-071" calcext:value-type="float">
            <text:p>3.86E-071</text:p>
          </table:table-cell>
          <table:table-cell table:style-name="ce3" office:value-type="float" office:value="3.52588434621126E-140" calcext:value-type="float">
            <text:p>3.53E-14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00000328091417448842" calcext:value-type="float">
            <text:p>3.28E-010</text:p>
          </table:table-cell>
          <table:table-cell table:style-name="ce3" office:value-type="float" office:value="9.30990818395346E-019" calcext:value-type="float">
            <text:p>9.31E-019</text:p>
          </table:table-cell>
          <table:table-cell table:style-name="ce3" office:value-type="float" office:value="1.04423328307526E-035" calcext:value-type="float">
            <text:p>1.04E-035</text:p>
          </table:table-cell>
          <table:table-cell table:style-name="ce3" office:value-type="float" office:value="1.83862121545854E-069" calcext:value-type="float">
            <text:p>1.84E-069</text:p>
          </table:table-cell>
          <table:table-cell table:style-name="ce3" office:value-type="float" office:value="7.93786704934932E-137" calcext:value-type="float">
            <text:p>7.94E-13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00000533654198755159" calcext:value-type="float">
            <text:p>5.34E-010</text:p>
          </table:table-cell>
          <table:table-cell table:style-name="ce3" office:value-type="float" office:value="2.44893571883486E-018" calcext:value-type="float">
            <text:p>2.45E-018</text:p>
          </table:table-cell>
          <table:table-cell table:style-name="ce3" office:value-type="float" office:value="7.18160294620962E-035" calcext:value-type="float">
            <text:p>7.18E-035</text:p>
          </table:table-cell>
          <table:table-cell table:style-name="ce3" office:value-type="float" office:value="8.64305333655169E-068" calcext:value-type="float">
            <text:p>8.64E-068</text:p>
          </table:table-cell>
          <table:table-cell table:style-name="ce3" office:value-type="float" office:value="1.74400358975982E-133" calcext:value-type="float">
            <text:p>1.74E-13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00000869431271800024" calcext:value-type="float">
            <text:p>8.69E-010</text:p>
          </table:table-cell>
          <table:table-cell table:style-name="ce3" office:value-type="float" office:value="6.46122739615144E-018" calcext:value-type="float">
            <text:p>6.46E-018</text:p>
          </table:table-cell>
          <table:table-cell table:style-name="ce3" office:value-type="float" office:value="4.96743783017218E-034" calcext:value-type="float">
            <text:p>4.97E-034</text:p>
          </table:table-cell>
          <table:table-cell table:style-name="ce3" office:value-type="float" office:value="4.10852491680989E-066" calcext:value-type="float">
            <text:p>4.11E-066</text:p>
          </table:table-cell>
          <table:table-cell table:style-name="ce3" office:value-type="float" office:value="3.91687364974196E-130" calcext:value-type="float">
            <text:p>3.92E-13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000013855236219992" calcext:value-type="float">
            <text:p>1.39E-009</text:p>
          </table:table-cell>
          <table:table-cell table:style-name="ce3" office:value-type="float" office:value="1.63107076986634E-017" calcext:value-type="float">
            <text:p>1.63E-017</text:p>
          </table:table-cell>
          <table:table-cell table:style-name="ce3" office:value-type="float" office:value="3.14554134444348E-033" calcext:value-type="float">
            <text:p>3.15E-033</text:p>
          </table:table-cell>
          <table:table-cell table:style-name="ce3" office:value-type="float" office:value="1.63687534528371E-064" calcext:value-type="float">
            <text:p>1.64E-064</text:p>
          </table:table-cell>
          <table:table-cell table:style-name="ce3" office:value-type="float" office:value="6.17938508479417E-127" calcext:value-type="float">
            <text:p>6.18E-1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000022744909747986" calcext:value-type="float">
            <text:p>2.27E-009</text:p>
          </table:table-cell>
          <table:table-cell table:style-name="ce3" office:value-type="float" office:value="4.36646162973281E-017" calcext:value-type="float">
            <text:p>4.37E-017</text:p>
          </table:table-cell>
          <table:table-cell table:style-name="ce3" office:value-type="float" office:value="2.23847677853164E-032" calcext:value-type="float">
            <text:p>2.24E-032</text:p>
          </table:table-cell>
          <table:table-cell table:style-name="ce3" office:value-type="float" office:value="8.23038379730141E-063" calcext:value-type="float">
            <text:p>8.23E-063</text:p>
          </table:table-cell>
          <table:table-cell table:style-name="ce3" office:value-type="float" office:value="1.55162559808024E-123" calcext:value-type="float">
            <text:p>1.55E-12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0000378975694163172" calcext:value-type="float">
            <text:p>3.79E-009</text:p>
          </table:table-cell>
          <table:table-cell table:style-name="ce3" office:value-type="float" office:value="1.20359033074623E-016" calcext:value-type="float">
            <text:p>1.20E-016</text:p>
          </table:table-cell>
          <table:table-cell table:style-name="ce3" office:value-type="float" office:value="1.68793605276276E-031" calcext:value-type="float">
            <text:p>1.69E-031</text:p>
          </table:table-cell>
          <table:table-cell table:style-name="ce3" office:value-type="float" office:value="4.64375323327724E-061" calcext:value-type="float">
            <text:p>4.64E-061</text:p>
          </table:table-cell>
          <table:table-cell table:style-name="ce3" office:value-type="float" office:value="4.90302808020167E-120" calcext:value-type="float">
            <text:p>4.90E-1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0000640129686779969" calcext:value-type="float">
            <text:p>6.40E-009</text:p>
          </table:table-cell>
          <table:table-cell table:style-name="ce3" office:value-type="float" office:value="3.40763052764175E-016" calcext:value-type="float">
            <text:p>3.41E-016</text:p>
          </table:table-cell>
          <table:table-cell table:style-name="ce3" office:value-type="float" office:value="1.34201241334452E-030" calcext:value-type="float">
            <text:p>1.34E-030</text:p>
          </table:table-cell>
          <table:table-cell table:style-name="ce3" office:value-type="float" office:value="2.91104873095888E-059" calcext:value-type="float">
            <text:p>2.91E-059</text:p>
          </table:table-cell>
          <table:table-cell table:style-name="ce3" office:value-type="float" office:value="1.91132545949801E-116" calcext:value-type="float">
            <text:p>1.91E-1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000109301623896219" calcext:value-type="float">
            <text:p>1.09E-008</text:p>
          </table:table-cell>
          <table:table-cell table:style-name="ce3" office:value-type="float" office:value="9.85356764825493E-016" calcext:value-type="float">
            <text:p>9.85E-016</text:p>
          </table:table-cell>
          <table:table-cell table:style-name="ce3" office:value-type="float" office:value="1.11233466264052E-029" calcext:value-type="float">
            <text:p>1.11E-029</text:p>
          </table:table-cell>
          <table:table-cell table:style-name="ce3" office:value-type="float" office:value="1.98207040630377E-057" calcext:value-type="float">
            <text:p>1.98E-057</text:p>
          </table:table-cell>
          <table:table-cell table:style-name="ce3" office:value-type="float" office:value="8.7843067897864E-113" calcext:value-type="float">
            <text:p>8.78E-11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000188431856095204" calcext:value-type="float">
            <text:p>1.88E-008</text:p>
          </table:table-cell>
          <table:table-cell table:style-name="ce3" office:value-type="float" office:value="2.90283764746737E-015" calcext:value-type="float">
            <text:p>2.90E-015</text:p>
          </table:table-cell>
          <table:table-cell table:style-name="ce3" office:value-type="float" office:value="9.56357480918775E-029" calcext:value-type="float">
            <text:p>9.56E-029</text:p>
          </table:table-cell>
          <table:table-cell table:style-name="ce3" office:value-type="float" office:value="1.45116588965848E-055" calcext:value-type="float">
            <text:p>1.45E-055</text:p>
          </table:table-cell>
          <table:table-cell table:style-name="ce3" office:value-type="float" office:value="4.66491997391434E-109" calcext:value-type="float">
            <text:p>4.66E-1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000325743887574389" calcext:value-type="float">
            <text:p>3.26E-008</text:p>
          </table:table-cell>
          <table:table-cell table:style-name="ce3" office:value-type="float" office:value="8.59447544414131E-015" calcext:value-type="float">
            <text:p>8.59E-015</text:p>
          </table:table-cell>
          <table:table-cell table:style-name="ce3" office:value-type="float" office:value="8.30039828461083E-028" calcext:value-type="float">
            <text:p>8.30E-028</text:p>
          </table:table-cell>
          <table:table-cell table:style-name="ce3" office:value-type="float" office:value="1.08205450868715E-053" calcext:value-type="float">
            <text:p>1.08E-053</text:p>
          </table:table-cell>
          <table:table-cell table:style-name="ce3" office:value-type="float" office:value="2.56793337216894E-105" calcext:value-type="float">
            <text:p>2.57E-10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style-name="ce3" office:value-type="float" office:value="0.0000000562292089325028" calcext:value-type="float">
            <text:p>5.62E-008</text:p>
          </table:table-cell>
          <table:table-cell table:style-name="ce3" office:value-type="float" office:value="0.0000000000000253593765030263" calcext:value-type="float">
            <text:p>2.54E-014</text:p>
          </table:table-cell>
          <table:table-cell table:style-name="ce3" office:value-type="float" office:value="7.15151835702345E-027" calcext:value-type="float">
            <text:p>7.15E-027</text:p>
          </table:table-cell>
          <table:table-cell table:style-name="ce3" office:value-type="float" office:value="7.94666858253186E-052" calcext:value-type="float">
            <text:p>7.95E-052</text:p>
          </table:table-cell>
          <table:table-cell table:style-name="ce3" office:value-type="float" office:value="1.37050519422999E-101" calcext:value-type="float">
            <text:p>1.37E-10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ce3" office:value-type="float" office:value="0.0000000974548019005835" calcext:value-type="float">
            <text:p>9.75E-008</text:p>
          </table:table-cell>
          <table:table-cell table:style-name="ce3" office:value-type="float" office:value="0.000000000000075388235840915" calcext:value-type="float">
            <text:p>7.54E-014</text:p>
          </table:table-cell>
          <table:table-cell table:style-name="ce3" office:value-type="float" office:value="6.25027724982662E-026" calcext:value-type="float">
            <text:p>6.25E-026</text:p>
          </table:table-cell>
          <table:table-cell table:style-name="ce3" office:value-type="float" office:value="6.00093549733366E-050" calcext:value-type="float">
            <text:p>6.00E-050</text:p>
          </table:table-cell>
          <table:table-cell table:style-name="ce3" office:value-type="float" office:value="7.72778955605192E-098" calcext:value-type="float">
            <text:p>7.73E-09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45" calcext:value-type="float">
            <text:p>0.745</text:p>
          </table:table-cell>
          <table:table-cell table:style-name="ce3" office:value-type="float" office:value="0.000000170904143928121" calcext:value-type="float">
            <text:p>1.71E-007</text:p>
          </table:table-cell>
          <table:table-cell table:style-name="ce3" office:value-type="float" office:value="0.000000000000229259535247824" calcext:value-type="float">
            <text:p>2.29E-013</text:p>
          </table:table-cell>
          <table:table-cell table:style-name="ce3" office:value-type="float" office:value="5.71121169318722E-025" calcext:value-type="float">
            <text:p>5.71E-025</text:p>
          </table:table-cell>
          <table:table-cell table:style-name="ce3" office:value-type="float" office:value="4.94879488564712E-048" calcext:value-type="float">
            <text:p>4.95E-048</text:p>
          </table:table-cell>
          <table:table-cell table:style-name="ce3" office:value-type="float" office:value="5.19159834587169E-094" calcext:value-type="float">
            <text:p>5.19E-09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office:value-type="float" office:value="0.000000298356963188774" calcext:value-type="float">
            <text:p>2.98E-007</text:p>
          </table:table-cell>
          <table:table-cell table:style-name="ce3" office:value-type="float" office:value="0.000000000000690523045675485" calcext:value-type="float">
            <text:p>6.91E-013</text:p>
          </table:table-cell>
          <table:table-cell table:style-name="ce3" office:value-type="float" office:value="5.11615737547146E-024" calcext:value-type="float">
            <text:p>5.12E-024</text:p>
          </table:table-cell>
          <table:table-cell table:style-name="ce3" office:value-type="float" office:value="3.91984641528659E-046" calcext:value-type="float">
            <text:p>3.92E-046</text:p>
          </table:table-cell>
          <table:table-cell table:style-name="ce3" office:value-type="float" office:value="3.21532689761327E-090" calcext:value-type="float">
            <text:p>3.22E-09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55" calcext:value-type="float">
            <text:p>0.755</text:p>
          </table:table-cell>
          <table:table-cell table:style-name="ce3" office:value-type="float" office:value="0.000000502554564109618" calcext:value-type="float">
            <text:p>5.03E-007</text:p>
          </table:table-cell>
          <table:table-cell table:style-name="ce3" office:value-type="float" office:value="0.00000000000193646991247811" calcext:value-type="float">
            <text:p>1.94E-012</text:p>
          </table:table-cell>
          <table:table-cell table:style-name="ce3" office:value-type="float" office:value="3.97350106962494E-023" calcext:value-type="float">
            <text:p>3.97E-023</text:p>
          </table:table-cell>
          <table:table-cell table:style-name="ce3" office:value-type="float" office:value="2.33404612212444E-044" calcext:value-type="float">
            <text:p>2.33E-044</text:p>
          </table:table-cell>
          <table:table-cell table:style-name="ce3" office:value-type="float" office:value="1.12542449361019E-086" calcext:value-type="float">
            <text:p>1.13E-08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ce3" office:value-type="float" office:value="0.00000086131334133199" calcext:value-type="float">
            <text:p>8.61E-007</text:p>
          </table:table-cell>
          <table:table-cell table:style-name="ce3" office:value-type="float" office:value="0.00000000000561611985645773" calcext:value-type="float">
            <text:p>5.62E-012</text:p>
          </table:table-cell>
          <table:table-cell table:style-name="ce3" office:value-type="float" office:value="3.29666976638251E-022" calcext:value-type="float">
            <text:p>3.30E-022</text:p>
          </table:table-cell>
          <table:table-cell table:style-name="ce3" office:value-type="float" office:value="1.58399963962385E-042" calcext:value-type="float">
            <text:p>1.58E-042</text:p>
          </table:table-cell>
          <table:table-cell table:style-name="ce3" office:value-type="float" office:value="5.11049719323909E-083" calcext:value-type="float">
            <text:p>5.11E-08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65" calcext:value-type="float">
            <text:p>0.765</text:p>
          </table:table-cell>
          <table:table-cell table:style-name="ce3" office:value-type="float" office:value="0.00000147375666496712" calcext:value-type="float">
            <text:p>1.47E-006</text:p>
          </table:table-cell>
          <table:table-cell table:style-name="ce3" office:value-type="float" office:value="0.0000000000162226931131155" calcext:value-type="float">
            <text:p>1.62E-011</text:p>
          </table:table-cell>
          <table:table-cell table:style-name="ce3" office:value-type="float" office:value="2.71114106644394E-021" calcext:value-type="float">
            <text:p>2.71E-021</text:p>
          </table:table-cell>
          <table:table-cell table:style-name="ce3" office:value-type="float" office:value="1.05530943998546E-040" calcext:value-type="float">
            <text:p>1.06E-040</text:p>
          </table:table-cell>
          <table:table-cell table:style-name="ce3" office:value-type="float" office:value="2.23450211069597E-079" calcext:value-type="float">
            <text:p>2.23E-07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style-name="ce3" office:value-type="float" office:value="0.00000250778357105829" calcext:value-type="float">
            <text:p>2.51E-006</text:p>
          </table:table-cell>
          <table:table-cell table:style-name="ce3" office:value-type="float" office:value="0.0000000000463145331522431" calcext:value-type="float">
            <text:p>4.63E-011</text:p>
          </table:table-cell>
          <table:table-cell table:style-name="ce3" office:value-type="float" office:value="2.1762930809579E-020" calcext:value-type="float">
            <text:p>2.18E-020</text:p>
          </table:table-cell>
          <table:table-cell table:style-name="ce3" office:value-type="float" office:value="6.6931654544376E-039" calcext:value-type="float">
            <text:p>6.69E-039</text:p>
          </table:table-cell>
          <table:table-cell table:style-name="ce3" office:value-type="float" office:value="8.84674837511764E-076" calcext:value-type="float">
            <text:p>8.85E-07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office:value-type="float" office:value="0.00000422804716404237" calcext:value-type="float">
            <text:p>4.23E-006</text:p>
          </table:table-cell>
          <table:table-cell table:style-name="ce3" office:value-type="float" office:value="0.000000000129723384714883" calcext:value-type="float">
            <text:p>1.30E-010</text:p>
          </table:table-cell>
          <table:table-cell table:style-name="ce3" office:value-type="float" office:value="1.68033721844237E-019" calcext:value-type="float">
            <text:p>1.68E-019</text:p>
          </table:table-cell>
          <table:table-cell table:style-name="ce3" office:value-type="float" office:value="3.92453124295312E-037" calcext:value-type="float">
            <text:p>3.92E-037</text:p>
          </table:table-cell>
          <table:table-cell table:style-name="ce3" office:value-type="float" office:value="2.99125272505396E-072" calcext:value-type="float">
            <text:p>2.99E-07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ce3" office:value-type="float" office:value="0.00000708482786153906" calcext:value-type="float">
            <text:p>7.08E-006</text:p>
          </table:table-cell>
          <table:table-cell table:style-name="ce3" office:value-type="float" office:value="0.000000000358657171269212" calcext:value-type="float">
            <text:p>3.59E-010</text:p>
          </table:table-cell>
          <table:table-cell table:style-name="ce3" office:value-type="float" office:value="1.26309224288051E-018" calcext:value-type="float">
            <text:p>1.26E-018</text:p>
          </table:table-cell>
          <table:table-cell table:style-name="ce3" office:value-type="float" office:value="2.17908655018794E-035" calcext:value-type="float">
            <text:p>2.18E-035</text:p>
          </table:table-cell>
          <table:table-cell table:style-name="ce3" office:value-type="float" office:value="9.06095712447119E-069" calcext:value-type="float">
            <text:p>9.06E-06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85" calcext:value-type="float">
            <text:p>0.785</text:p>
          </table:table-cell>
          <table:table-cell table:style-name="ce3" office:value-type="float" office:value="0.0000118558330093855" calcext:value-type="float">
            <text:p>1.19E-005</text:p>
          </table:table-cell>
          <table:table-cell table:style-name="ce3" office:value-type="float" office:value="0.000000000988002614401017" calcext:value-type="float">
            <text:p>9.88E-010</text:p>
          </table:table-cell>
          <table:table-cell table:style-name="ce3" office:value-type="float" office:value="9.41557399040839E-018" calcext:value-type="float">
            <text:p>9.42E-018</text:p>
          </table:table-cell>
          <table:table-cell table:style-name="ce3" office:value-type="float" office:value="1.18853436968136E-033" calcext:value-type="float">
            <text:p>1.19E-033</text:p>
          </table:table-cell>
          <table:table-cell table:style-name="ce3" office:value-type="float" office:value="2.64531400160011E-065" calcext:value-type="float">
            <text:p>2.65E-06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style-name="ce3" office:value-type="float" office:value="0.0000196815437519557" calcext:value-type="float">
            <text:p>1.97E-005</text:p>
          </table:table-cell>
          <table:table-cell table:style-name="ce3" office:value-type="float" office:value="0.00000000267632961512328" calcext:value-type="float">
            <text:p>2.68E-009</text:p>
          </table:table-cell>
          <table:table-cell table:style-name="ce3" office:value-type="float" office:value="6.78060696689422E-017" calcext:value-type="float">
            <text:p>6.78E-017</text:p>
          </table:table-cell>
          <table:table-cell table:style-name="ce3" office:value-type="float" office:value="6.04421034966109E-032" calcext:value-type="float">
            <text:p>6.04E-032</text:p>
          </table:table-cell>
          <table:table-cell table:style-name="ce3" office:value-type="float" office:value="6.70668003492263E-062" calcext:value-type="float">
            <text:p>6.71E-06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95" calcext:value-type="float">
            <text:p>0.795</text:p>
          </table:table-cell>
          <table:table-cell table:style-name="ce3" office:value-type="float" office:value="0.0000323640882924954" calcext:value-type="float">
            <text:p>3.24E-005</text:p>
          </table:table-cell>
          <table:table-cell table:style-name="ce3" office:value-type="float" office:value="0.00000000710773675033651" calcext:value-type="float">
            <text:p>7.11E-009</text:p>
          </table:table-cell>
          <table:table-cell table:style-name="ce3" office:value-type="float" office:value="4.68935970082438E-016" calcext:value-type="float">
            <text:p>4.69E-016</text:p>
          </table:table-cell>
          <table:table-cell table:style-name="ce3" office:value-type="float" office:value="2.83191585310753E-030" calcext:value-type="float">
            <text:p>2.83E-030</text:p>
          </table:table-cell>
          <table:table-cell table:style-name="ce3" office:value-type="float" office:value="1.44179730629847E-058" calcext:value-type="float">
            <text:p>1.44E-05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0.0000527147886734516" calcext:value-type="float">
            <text:p>5.27E-005</text:p>
          </table:table-cell>
          <table:table-cell table:style-name="ce3" office:value-type="float" office:value="0.0000000185050120684126" calcext:value-type="float">
            <text:p>1.85E-008</text:p>
          </table:table-cell>
          <table:table-cell table:style-name="ce3" office:value-type="float" office:value="3.11364383424329E-015" calcext:value-type="float">
            <text:p>3.11E-015</text:p>
          </table:table-cell>
          <table:table-cell table:style-name="ce3" office:value-type="float" office:value="1.22174198191929E-028" calcext:value-type="float">
            <text:p>1.22E-028</text:p>
          </table:table-cell>
          <table:table-cell table:style-name="ce3" office:value-type="float" office:value="2.62498454200771E-055" calcext:value-type="float">
            <text:p>2.62E-05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05" calcext:value-type="float">
            <text:p>0.805</text:p>
          </table:table-cell>
          <table:table-cell table:style-name="ce3" office:value-type="float" office:value="0.0000834145181091418" calcext:value-type="float">
            <text:p>8.34E-005</text:p>
          </table:table-cell>
          <table:table-cell table:style-name="ce3" office:value-type="float" office:value="0.0000000454674872719578" calcext:value-type="float">
            <text:p>4.55E-008</text:p>
          </table:table-cell>
          <table:table-cell table:style-name="ce3" office:value-type="float" office:value="0.0000000000000184109315020881" calcext:value-type="float">
            <text:p>1.84E-014</text:p>
          </table:table-cell>
          <table:table-cell table:style-name="ce3" office:value-type="float" office:value="4.17928742443072E-027" calcext:value-type="float">
            <text:p>4.18E-027</text:p>
          </table:table-cell>
          <table:table-cell table:style-name="ce3" office:value-type="float" office:value="3.00396314192444E-052" calcext:value-type="float">
            <text:p>3.00E-05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133500016035476" calcext:value-type="float">
            <text:p>0.0001335</text:p>
          </table:table-cell>
          <table:table-cell table:style-name="ce3" office:value-type="float" office:value="0.000000114077954162502" calcext:value-type="float">
            <text:p>1.14E-007</text:p>
          </table:table-cell>
          <table:table-cell table:style-name="ce3" office:value-type="float" office:value="0.000000000000113287459639121" calcext:value-type="float">
            <text:p>1.13E-013</text:p>
          </table:table-cell>
          <table:table-cell table:style-name="ce3" office:value-type="float" office:value="1.54480464667163E-025" calcext:value-type="float">
            <text:p>1.54E-025</text:p>
          </table:table-cell>
          <table:table-cell table:style-name="ce3" office:value-type="float" office:value="4.00467645757086E-049" calcext:value-type="float">
            <text:p>4.00E-04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211555754856592" calcext:value-type="float">
            <text:p>0.0002115558</text:p>
          </table:table-cell>
          <table:table-cell table:style-name="ce3" office:value-type="float" office:value="0.000000280337235143072" calcext:value-type="float">
            <text:p>2.80E-007</text:p>
          </table:table-cell>
          <table:table-cell table:style-name="ce3" office:value-type="float" office:value="0.000000000000667936713748978" calcext:value-type="float">
            <text:p>6.68E-013</text:p>
          </table:table-cell>
          <table:table-cell table:style-name="ce3" office:value-type="float" office:value="5.23569309737433E-024" calcext:value-type="float">
            <text:p>5.24E-024</text:p>
          </table:table-cell>
          <table:table-cell table:style-name="ce3" office:value-type="float" office:value="4.48223925831049E-046" calcext:value-type="float">
            <text:p>4.48E-04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330907339003907" calcext:value-type="float">
            <text:p>0.0003309073</text:p>
          </table:table-cell>
          <table:table-cell table:style-name="ce3" office:value-type="float" office:value="0.000000670579197625626" calcext:value-type="float">
            <text:p>6.71E-007</text:p>
          </table:table-cell>
          <table:table-cell table:style-name="ce3" office:value-type="float" office:value="0.00000000000372736879231559" calcext:value-type="float">
            <text:p>3.73E-012</text:p>
          </table:table-cell>
          <table:table-cell table:style-name="ce3" office:value-type="float" office:value="1.58772873315135E-022" calcext:value-type="float">
            <text:p>1.59E-022</text:p>
          </table:table-cell>
          <table:table-cell table:style-name="ce3" office:value-type="float" office:value="4.01106172004362E-043" calcext:value-type="float">
            <text:p>4.01E-04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11207195689363" calcext:value-type="float">
            <text:p>0.0005112072</text:p>
          </table:table-cell>
          <table:table-cell table:style-name="ce3" office:value-type="float" office:value="0.00000156322450467166" calcext:value-type="float">
            <text:p>1.56E-006</text:p>
          </table:table-cell>
          <table:table-cell table:style-name="ce3" office:value-type="float" office:value="0.0000000000197317961704107" calcext:value-type="float">
            <text:p>1.97E-011</text:p>
          </table:table-cell>
          <table:table-cell table:style-name="ce3" office:value-type="float" office:value="4.32712529147023E-021" calcext:value-type="float">
            <text:p>4.33E-021</text:p>
          </table:table-cell>
          <table:table-cell table:style-name="ce3" office:value-type="float" office:value="2.89498771703372E-040" calcext:value-type="float">
            <text:p>2.89E-04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779535800916293" calcext:value-type="float">
            <text:p>0.0007795358</text:p>
          </table:table-cell>
          <table:table-cell table:style-name="ce3" office:value-type="float" office:value="0.00000354707523016307" calcext:value-type="float">
            <text:p>3.55E-006</text:p>
          </table:table-cell>
          <table:table-cell table:style-name="ce3" office:value-type="float" office:value="0.0000000000988481849796332" calcext:value-type="float">
            <text:p>9.88E-011</text:p>
          </table:table-cell>
          <table:table-cell table:style-name="ce3" office:value-type="float" office:value="1.05464691272252E-019" calcext:value-type="float">
            <text:p>1.05E-019</text:p>
          </table:table-cell>
          <table:table-cell table:style-name="ce3" office:value-type="float" office:value="1.66863455636706E-037" calcext:value-type="float">
            <text:p>1.67E-03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117883582680736" calcext:value-type="float">
            <text:p>0.0011788358</text:p>
          </table:table-cell>
          <table:table-cell table:style-name="ce3" office:value-type="float" office:value="0.00000790512297435232" calcext:value-type="float">
            <text:p>7.91E-006</text:p>
          </table:table-cell>
          <table:table-cell table:style-name="ce3" office:value-type="float" office:value="0.000000000476932659624183" calcext:value-type="float">
            <text:p>4.77E-010</text:p>
          </table:table-cell>
          <table:table-cell table:style-name="ce3" office:value-type="float" office:value="2.38013678859353E-018" calcext:value-type="float">
            <text:p>2.38E-018</text:p>
          </table:table-cell>
          <table:table-cell table:style-name="ce3" office:value-type="float" office:value="8.23004724655247E-035" calcext:value-type="float">
            <text:p>8.23E-03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176340948479008" calcext:value-type="float">
            <text:p>0.0017634095</text:p>
          </table:table-cell>
          <table:table-cell table:style-name="ce3" office:value-type="float" office:value="0.0000172176492224949" calcext:value-type="float">
            <text:p>1.72E-005</text:p>
          </table:table-cell>
          <table:table-cell table:style-name="ce3" office:value-type="float" office:value="0.00000000219446609860824" calcext:value-type="float">
            <text:p>2.19E-009</text:p>
          </table:table-cell>
          <table:table-cell table:style-name="ce3" office:value-type="float" office:value="4.87631283407634E-017" calcext:value-type="float">
            <text:p>4.88E-017</text:p>
          </table:table-cell>
          <table:table-cell table:style-name="ce3" office:value-type="float" office:value="3.33880916961471E-032" calcext:value-type="float">
            <text:p>3.34E-03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261024942246368" calcext:value-type="float">
            <text:p>0.0026102494</text:p>
          </table:table-cell>
          <table:table-cell table:style-name="ce3" office:value-type="float" office:value="0.0000366700927536825" calcext:value-type="float">
            <text:p>3.67E-005</text:p>
          </table:table-cell>
          <table:table-cell table:style-name="ce3" office:value-type="float" office:value="0.0000000096385309309421" calcext:value-type="float">
            <text:p>9.64E-009</text:p>
          </table:table-cell>
          <table:table-cell table:style-name="ce3" office:value-type="float" office:value="9.08548116855422E-016" calcext:value-type="float">
            <text:p>9.09E-016</text:p>
          </table:table-cell>
          <table:table-cell table:style-name="ce3" office:value-type="float" office:value="1.1178402106722E-029" calcext:value-type="float">
            <text:p>1.12E-02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381769874316232" calcext:value-type="float">
            <text:p>0.0038176987</text:p>
          </table:table-cell>
          <table:table-cell table:style-name="ce3" office:value-type="float" office:value="0.0000761475650735101" calcext:value-type="float">
            <text:p>7.61E-005</text:p>
          </table:table-cell>
          <table:table-cell table:style-name="ce3" office:value-type="float" office:value="0.0000000401758915776114" calcext:value-type="float">
            <text:p>4.02E-008</text:p>
          </table:table-cell>
          <table:table-cell table:style-name="ce3" office:value-type="float" office:value="0.0000000000000152152530020503" calcext:value-type="float">
            <text:p>1.52E-014</text:p>
          </table:table-cell>
          <table:table-cell table:style-name="ce3" office:value-type="float" office:value="3.01685908729513E-027" calcext:value-type="float">
            <text:p>3.02E-0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545543000661093" calcext:value-type="float">
            <text:p>0.00545543</text:p>
          </table:table-cell>
          <table:table-cell office:value-type="float" office:value="0.000150880585922598" calcext:value-type="float">
            <text:p>0.0001508806</text:p>
          </table:table-cell>
          <table:table-cell table:style-name="ce3" office:value-type="float" office:value="0.000000152365515017439" calcext:value-type="float">
            <text:p>1.52E-007</text:p>
          </table:table-cell>
          <table:table-cell table:style-name="ce3" office:value-type="float" office:value="0.000000000000210735247998005" calcext:value-type="float">
            <text:p>2.11E-013</text:p>
          </table:table-cell>
          <table:table-cell table:style-name="ce3" office:value-type="float" office:value="5.5628458766983E-025" calcext:value-type="float">
            <text:p>5.56E-02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79050997337596" calcext:value-type="float">
            <text:p>0.0079050997</text:p>
          </table:table-cell>
          <table:table-cell office:value-type="float" office:value="0.000306241737058346" calcext:value-type="float">
            <text:p>0.0003062417</text:p>
          </table:table-cell>
          <table:table-cell table:style-name="ce3" office:value-type="float" office:value="0.000000603538072336787" calcext:value-type="float">
            <text:p>6.04E-007</text:p>
          </table:table-cell>
          <table:table-cell table:style-name="ce3" office:value-type="float" office:value="0.00000000000316733455927054" calcext:value-type="float">
            <text:p>3.17E-012</text:p>
          </table:table-cell>
          <table:table-cell table:style-name="ce3" office:value-type="float" office:value="1.20101968641798E-022" calcext:value-type="float">
            <text:p>1.20E-02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113688689359722" calcext:value-type="float">
            <text:p>0.0113688689</text:p>
          </table:table-cell>
          <table:table-cell office:value-type="float" office:value="0.000610889421950786" calcext:value-type="float">
            <text:p>0.0006108894</text:p>
          </table:table-cell>
          <table:table-cell table:style-name="ce3" office:value-type="float" office:value="0.00000230230932775195" calcext:value-type="float">
            <text:p>2.30E-006</text:p>
          </table:table-cell>
          <table:table-cell table:style-name="ce3" office:value-type="float" office:value="0.0000000000439931643184525" calcext:value-type="float">
            <text:p>4.40E-011</text:p>
          </table:table-cell>
          <table:table-cell table:style-name="ce3" office:value-type="float" office:value="2.20567188495348E-020" calcext:value-type="float">
            <text:p>2.21E-0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161408928276168" calcext:value-type="float">
            <text:p>0.0161408928</text:p>
          </table:table-cell>
          <table:table-cell office:value-type="float" office:value="0.00118524857363593" calcext:value-type="float">
            <text:p>0.0011852486</text:p>
          </table:table-cell>
          <table:table-cell table:style-name="ce3" office:value-type="float" office:value="0.00000828631942961725" calcext:value-type="float">
            <text:p>8.29E-006</text:p>
          </table:table-cell>
          <table:table-cell table:style-name="ce3" office:value-type="float" office:value="0.000000000542150728496277" calcext:value-type="float">
            <text:p>5.42E-010</text:p>
          </table:table-cell>
          <table:table-cell table:style-name="ce3" office:value-type="float" office:value="3.17669904560301E-018" calcext:value-type="float">
            <text:p>3.18E-01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226629092891915" calcext:value-type="float">
            <text:p>0.0226629093</text:p>
          </table:table-cell>
          <table:table-cell office:value-type="float" office:value="0.0022438531842636" calcext:value-type="float">
            <text:p>0.0022438532</text:p>
          </table:table-cell>
          <table:table-cell table:style-name="ce3" office:value-type="float" office:value="0.0000283039103827226" calcext:value-type="float">
            <text:p>2.83E-005</text:p>
          </table:table-cell>
          <table:table-cell table:style-name="ce3" office:value-type="float" office:value="0.00000000599368033056366" calcext:value-type="float">
            <text:p>5.99E-009</text:p>
          </table:table-cell>
          <table:table-cell table:style-name="ce3" office:value-type="float" office:value="3.66511148745609E-016" calcext:value-type="float">
            <text:p>3.67E-0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315150886607696" calcext:value-type="float">
            <text:p>0.0315150887</text:p>
          </table:table-cell>
          <table:table-cell office:value-type="float" office:value="0.00415525021770755" calcext:value-type="float">
            <text:p>0.0041552502</text:p>
          </table:table-cell>
          <table:table-cell table:style-name="ce3" office:value-type="float" office:value="0.0000921506878111224" calcext:value-type="float">
            <text:p>9.22E-005</text:p>
          </table:table-cell>
          <table:table-cell table:style-name="ce3" office:value-type="float" office:value="0.0000000599095827476591" calcext:value-type="float">
            <text:p>5.99E-008</text:p>
          </table:table-cell>
          <table:table-cell table:style-name="ce3" office:value-type="float" office:value="0.0000000000000343718988747249" calcext:value-type="float">
            <text:p>3.44E-01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433278793047121" calcext:value-type="float">
            <text:p>0.0433278793</text:p>
          </table:table-cell>
          <table:table-cell office:value-type="float" office:value="0.00749969671958216" calcext:value-type="float">
            <text:p>0.0074996967</text:p>
          </table:table-cell>
          <table:table-cell office:value-type="float" office:value="0.000283836277941533" calcext:value-type="float">
            <text:p>0.0002838363</text:p>
          </table:table-cell>
          <table:table-cell table:style-name="ce3" office:value-type="float" office:value="0.000000533133681250293" calcext:value-type="float">
            <text:p>5.33E-007</text:p>
          </table:table-cell>
          <table:table-cell table:style-name="ce3" office:value-type="float" office:value="0.00000000000253897950154298" calcext:value-type="float">
            <text:p>2.54E-01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590006688357575" calcext:value-type="float">
            <text:p>0.0590006688</text:p>
          </table:table-cell>
          <table:table-cell office:value-type="float" office:value="0.0132324635887251" calcext:value-type="float">
            <text:p>0.0132324636</text:p>
          </table:table-cell>
          <table:table-cell office:value-type="float" office:value="0.000831288697250631" calcext:value-type="float">
            <text:p>0.0008312887</text:p>
          </table:table-cell>
          <table:table-cell table:style-name="ce3" office:value-type="float" office:value="0.00000426119339402526" calcext:value-type="float">
            <text:p>4.26E-006</text:p>
          </table:table-cell>
          <table:table-cell table:style-name="ce3" office:value-type="float" office:value="0.000000000150091966720078" calcext:value-type="float">
            <text:p>1.50E-01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794023396975236" calcext:value-type="float">
            <text:p>0.0794023397</text:p>
          </table:table-cell>
          <table:table-cell office:value-type="float" office:value="0.0227214581312816" calcext:value-type="float">
            <text:p>0.0227214581</text:p>
          </table:table-cell>
          <table:table-cell office:value-type="float" office:value="0.00229351374429651" calcext:value-type="float">
            <text:p>0.0022935137</text:p>
          </table:table-cell>
          <table:table-cell table:style-name="ce3" office:value-type="float" office:value="0.0000300040976348847" calcext:value-type="float">
            <text:p>3.00E-005</text:p>
          </table:table-cell>
          <table:table-cell table:style-name="ce3" office:value-type="float" office:value="0.00000000682358221982478" calcext:value-type="float">
            <text:p>6.82E-0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4560410870528" calcext:value-type="float">
            <text:p>0.1045604109</text:p>
          </table:table-cell>
          <table:table-cell office:value-type="float" office:value="0.03728041259649" calcext:value-type="float">
            <text:p>0.0372804126</text:p>
          </table:table-cell>
          <table:table-cell office:value-type="float" office:value="0.00575729526940429" calcext:value-type="float">
            <text:p>0.0057572953</text:p>
          </table:table-cell>
          <table:table-cell office:value-type="float" office:value="0.000173934935854871" calcext:value-type="float">
            <text:p>0.0001739349</text:p>
          </table:table-cell>
          <table:table-cell table:style-name="ce3" office:value-type="float" office:value="0.000000208707689296054" calcext:value-type="float">
            <text:p>2.09E-007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138277958543527" calcext:value-type="float">
            <text:p>0.1382779585</text:p>
          </table:table-cell>
          <table:table-cell office:value-type="float" office:value="0.0611980425658107" calcext:value-type="float">
            <text:p>0.0611980426</text:p>
          </table:table-cell>
          <table:table-cell office:value-type="float" office:value="0.0143008515248467" calcext:value-type="float">
            <text:p>0.0143008515</text:p>
          </table:table-cell>
          <table:table-cell office:value-type="float" office:value="0.000972009426607026" calcext:value-type="float">
            <text:p>0.0009720094</text:p>
          </table:table-cell>
          <table:table-cell table:style-name="ce3" office:value-type="float" office:value="0.00000581664968273002" calcext:value-type="float">
            <text:p>5.82E-006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8033693218147" calcext:value-type="float">
            <text:p>0.1803369322</text:p>
          </table:table-cell>
          <table:table-cell office:value-type="float" office:value="0.0971856625659051" calcext:value-type="float">
            <text:p>0.0971856626</text:p>
          </table:table-cell>
          <table:table-cell office:value-type="float" office:value="0.0329657317743047" calcext:value-type="float">
            <text:p>0.0329657318</text:p>
          </table:table-cell>
          <table:table-cell office:value-type="float" office:value="0.00461878798422579" calcext:value-type="float">
            <text:p>0.004618788</text:p>
          </table:table-cell>
          <table:table-cell office:value-type="float" office:value="0.000115148766515778" calcext:value-type="float">
            <text:p>0.0001151488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231875211997005" calcext:value-type="float">
            <text:p>0.231875212</text:p>
          </table:table-cell>
          <table:table-cell office:value-type="float" office:value="0.149118029454425" calcext:value-type="float">
            <text:p>0.1491180295</text:p>
          </table:table-cell>
          <table:table-cell office:value-type="float" office:value="0.070244202357695" calcext:value-type="float">
            <text:p>0.0702442024</text:p>
          </table:table-cell>
          <table:table-cell office:value-type="float" office:value="0.0184638648682095" calcext:value-type="float">
            <text:p>0.0184638649</text:p>
          </table:table-cell>
          <table:table-cell office:value-type="float" office:value="0.00157697028490484" calcext:value-type="float">
            <text:p>0.0015769703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93772426217361" calcext:value-type="float">
            <text:p>0.2937724262</text:p>
          </table:table-cell>
          <table:table-cell office:value-type="float" office:value="0.220630425303492" calcext:value-type="float">
            <text:p>0.2206304253</text:p>
          </table:table-cell>
          <table:table-cell office:value-type="float" office:value="0.137599416574717" calcext:value-type="float">
            <text:p>0.1375994166</text:p>
          </table:table-cell>
          <table:table-cell office:value-type="float" office:value="0.061214087690081" calcext:value-type="float">
            <text:p>0.0612140877</text:p>
          </table:table-cell>
          <table:table-cell office:value-type="float" office:value="0.0144233433424717" calcext:value-type="float">
            <text:p>0.0144233433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366485090432228" calcext:value-type="float">
            <text:p>0.3664850904</text:p>
          </table:table-cell>
          <table:table-cell office:value-type="float" office:value="0.314056128831751" calcext:value-type="float">
            <text:p>0.3140561288</text:p>
          </table:table-cell>
          <table:table-cell office:value-type="float" office:value="0.246241304198554" calcext:value-type="float">
            <text:p>0.2462413042</text:p>
          </table:table-cell>
          <table:table-cell office:value-type="float" office:value="0.165619369005293" calcext:value-type="float">
            <text:p>0.165619369</text:p>
          </table:table-cell>
          <table:table-cell office:value-type="float" office:value="0.0846014940704932" calcext:value-type="float">
            <text:p>0.084601494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48236657470295" calcext:value-type="float">
            <text:p>0.4482366575</text:p>
          </table:table-cell>
          <table:table-cell office:value-type="float" office:value="0.426718632784938" calcext:value-type="float">
            <text:p>0.4267186328</text:p>
          </table:table-cell>
          <table:table-cell office:value-type="float" office:value="0.396751081952432" calcext:value-type="float">
            <text:p>0.396751082</text:p>
          </table:table-cell>
          <table:table-cell office:value-type="float" office:value="0.355483953179523" calcext:value-type="float">
            <text:p>0.3554839532</text:p>
          </table:table-cell>
          <table:table-cell office:value-type="float" office:value="0.300031928322662" calcext:value-type="float">
            <text:p>0.3000319283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535770289892697" calcext:value-type="float">
            <text:p>0.5357702899</text:p>
          </table:table-cell>
          <table:table-cell office:value-type="float" office:value="0.550715679637172" calcext:value-type="float">
            <text:p>0.5507156796</text:p>
          </table:table-cell>
          <table:table-cell office:value-type="float" office:value="0.57166800752" calcext:value-type="float">
            <text:p>0.5716680075</text:p>
          </table:table-cell>
          <table:table-cell office:value-type="float" office:value="0.600904840306875" calcext:value-type="float">
            <text:p>0.6009048403</text:p>
          </table:table-cell>
          <table:table-cell office:value-type="float" office:value="0.641242242703342" calcext:value-type="float">
            <text:p>0.6412422427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24947502580262" calcext:value-type="float">
            <text:p>0.6249475026</text:p>
          </table:table-cell>
          <table:table-cell office:value-type="float" office:value="0.674434278405837" calcext:value-type="float">
            <text:p>0.6744342784</text:p>
          </table:table-cell>
          <table:table-cell office:value-type="float" office:value="0.739156275232263" calcext:value-type="float">
            <text:p>0.7391562752</text:p>
          </table:table-cell>
          <table:table-cell office:value-type="float" office:value="0.817808042074113" calcext:value-type="float">
            <text:p>0.8178080421</text:p>
          </table:table-cell>
          <table:table-cell office:value-type="float" office:value="0.900323227840262" calcext:value-type="float">
            <text:p>0.9003232278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712279834012181" calcext:value-type="float">
            <text:p>0.712279834</text:p>
          </table:table-cell>
          <table:table-cell office:value-type="float" office:value="0.786733475932623" calcext:value-type="float">
            <text:p>0.7867334759</text:p>
          </table:table-cell>
          <table:table-cell office:value-type="float" office:value="0.870064368105182" calcext:value-type="float">
            <text:p>0.8700643681</text:p>
          </table:table-cell>
          <table:table-cell office:value-type="float" office:value="0.944638741632115" calcext:value-type="float">
            <text:p>0.9446387416</text:p>
          </table:table-cell>
          <table:table-cell office:value-type="float" office:value="0.987987681602723" calcext:value-type="float">
            <text:p>0.9879876816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89695996521452" calcext:value-type="float">
            <text:p>0.7896959965</text:p>
          </table:table-cell>
          <table:table-cell office:value-type="float" office:value="0.873566039408203" calcext:value-type="float">
            <text:p>0.8735660394</text:p>
          </table:table-cell>
          <table:table-cell office:value-type="float" office:value="0.947404101524827" calcext:value-type="float">
            <text:p>0.9474041015</text:p>
          </table:table-cell>
          <table:table-cell office:value-type="float" office:value="0.989091629071811" calcext:value-type="float">
            <text:p>0.9890916291</text:p>
          </table:table-cell>
          <table:table-cell office:value-type="float" office:value="0.999413124522521" calcext:value-type="float">
            <text:p>0.999413124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860381855580708" calcext:value-type="float">
            <text:p>0.8603818556</text:p>
          </table:table-cell>
          <table:table-cell office:value-type="float" office:value="0.937755533433129" calcext:value-type="float">
            <text:p>0.9377555334</text:p>
          </table:table-cell>
          <table:table-cell office:value-type="float" office:value="0.985250702069015" calcext:value-type="float">
            <text:p>0.9852507021</text:p>
          </table:table-cell>
          <table:table-cell office:value-type="float" office:value="0.998969970438926" calcext:value-type="float">
            <text:p>0.9989699704</text:p>
          </table:table-cell>
          <table:table-cell office:value-type="float" office:value="0.999993509686751" calcext:value-type="float">
            <text:p>0.9999935097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17087559132028" calcext:value-type="float">
            <text:p>0.9170875591</text:p>
          </table:table-cell>
          <table:table-cell office:value-type="float" office:value="0.975429721185535" calcext:value-type="float">
            <text:p>0.9754297212</text:p>
          </table:table-cell>
          <table:table-cell office:value-type="float" office:value="0.997345839444477" calcext:value-type="float">
            <text:p>0.9973458394</text:p>
          </table:table-cell>
          <table:table-cell office:value-type="float" office:value="0.999960349997729" calcext:value-type="float">
            <text:p>0.99996035</text:p>
          </table:table-cell>
          <table:table-cell office:value-type="float" office:value="0.999999987929065" calcext:value-type="float">
            <text:p>0.9999999879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57231778839099" calcext:value-type="float">
            <text:p>0.9572317788</text:p>
          </table:table-cell>
          <table:table-cell office:value-type="float" office:value="0.992678317249793" calcext:value-type="float">
            <text:p>0.9926783172</text:p>
          </table:table-cell>
          <table:table-cell office:value-type="float" office:value="0.999728834161468" calcext:value-type="float">
            <text:p>0.9997288342</text:p>
          </table:table-cell>
          <table:table-cell office:value-type="float" office:value="0.999999554262552" calcext:value-type="float">
            <text:p>0.9999995543</text:p>
          </table:table-cell>
          <table:table-cell office:value-type="float" office:value="1.00000000414362" calcext:value-type="float">
            <text:p>1.0000000041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81770609419933" calcext:value-type="float">
            <text:p>0.9817706094</text:p>
          </table:table-cell>
          <table:table-cell office:value-type="float" office:value="0.998509332350553" calcext:value-type="float">
            <text:p>0.9985093324</text:p>
          </table:table-cell>
          <table:table-cell office:value-type="float" office:value="0.999987107757009" calcext:value-type="float">
            <text:p>0.99998710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4047788660294" calcext:value-type="float">
            <text:p>0.9940477887</text:p>
          </table:table-cell>
          <table:table-cell office:value-type="float" office:value="0.999821778649557" calcext:value-type="float">
            <text:p>0.9998217786</text:p>
          </table:table-cell>
          <table:table-cell office:value-type="float" office:value="0.999999807136042" calcext:value-type="float">
            <text:p>0.99999980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8682557591052" calcext:value-type="float">
            <text:p>0.9986825576</text:p>
          </table:table-cell>
          <table:table-cell office:value-type="float" office:value="0.999990199066292" calcext:value-type="float">
            <text:p>0.9999901991</text:p>
          </table:table-cell>
          <table:table-cell office:value-type="float" office:value="1.00000000846657" calcext:value-type="float">
            <text:p>1.0000000085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24116" calcext:value-type="float">
            <text:p>0.9999999999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84655140369" calcext:value-type="float">
            <text:p>0.9998465514</text:p>
          </table:table-cell>
          <table:table-cell office:value-type="float" office:value="0.999999856193941" calcext:value-type="float">
            <text:p>0.9999998562</text:p>
          </table:table-cell>
          <table:table-cell office:value-type="float" office:value="1.00000000735186" calcext:value-type="float">
            <text:p>1.0000000074</text:p>
          </table:table-cell>
          <table:table-cell office:value-type="float" office:value="1" calcext:value-type="float">
            <text:p>1</text:p>
          </table:table-cell>
          <table:table-cell office:value-type="float" office:value="1.00000000040974" calcext:value-type="float">
            <text:p>1.0000000004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5054786145" calcext:value-type="float">
            <text:p>0.9999950548</text:p>
          </table:table-cell>
          <table:table-cell office:value-type="float" office:value="0.999999995767788" calcext:value-type="float">
            <text:p>0.9999999958</text:p>
          </table:table-cell>
          <table:table-cell office:value-type="float" office:value="0.999999995937588" calcext:value-type="float">
            <text:p>0.99999999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5%)" table:style-name="ta1">
        <table:shapes>
          <draw:frame draw:z-index="0" draw:style-name="gr1" draw:text-style-name="P1" svg:width="453.51pt" svg:height="255.09pt" svg:x="420.89pt" svg:y="16.04pt">
            <draw:object draw:notify-on-update-of-ranges="'Weighted (5%)'.A2:'Weighted (5%)'.A202 'Weighted (5%)'.B1:'Weighted (5%)'.B1 'Weighted (5%)'.B2:'Weighted (5%)'.B202 'Weighted (5%)'.A2:'Weighted (5%)'.A202 'Weighted (5%)'.C1:'Weighted (5%)'.C1 'Weighted (5%)'.C2:'Weighted (5%)'.C202 'Weighted (5%)'.A2:'Weighted (5%)'.A202 'Weighted (5%)'.D1:'Weighted (5%)'.D1 'Weighted (5%)'.D2:'Weighted (5%)'.D202 'Weighted (5%)'.A2:'Weighted (5%)'.A202 'Weighted (5%)'.E1:'Weighted (5%)'.E1 'Weighted (5%)'.E2:'Weighted (5%)'.E202 'Weighted (5%)'.A2:'Weighted (5%)'.A202 'Weighted (5%)'.F1:'Weighted (5%)'.F1 'Weighted (5%)'.F2:'Weighted (5%)'.F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00000000000222699357892233" calcext:value-type="float">
            <text:p>2.23E-013</text:p>
          </table:table-cell>
          <table:table-cell table:style-name="ce3" office:value-type="float" office:value="4.57190591935222E-025" calcext:value-type="float">
            <text:p>4.57E-025</text:p>
          </table:table-cell>
          <table:table-cell table:style-name="ce3" office:value-type="float" office:value="2.69258146975488E-048" calcext:value-type="float">
            <text:p>2.69E-048</text:p>
          </table:table-cell>
          <table:table-cell table:style-name="ce3" office:value-type="float" office:value="1.30666691602138E-094" calcext:value-type="float">
            <text:p>1.31E-094</text:p>
          </table:table-cell>
          <table:table-cell table:style-name="ce3" office:value-type="float" office:value="4.24967657021704E-187" calcext:value-type="float">
            <text:p>4.25E-187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0.000000000000222998626066813" calcext:value-type="float">
            <text:p>2.23E-013</text:p>
          </table:table-cell>
          <table:table-cell table:style-name="ce3" office:value-type="float" office:value="4.58416204686573E-025" calcext:value-type="float">
            <text:p>4.58E-025</text:p>
          </table:table-cell>
          <table:table-cell table:style-name="ce3" office:value-type="float" office:value="2.7070125163848E-048" calcext:value-type="float">
            <text:p>2.71E-048</text:p>
          </table:table-cell>
          <table:table-cell table:style-name="ce3" office:value-type="float" office:value="1.32069921700863E-094" calcext:value-type="float">
            <text:p>1.32E-094</text:p>
          </table:table-cell>
          <table:table-cell table:style-name="ce3" office:value-type="float" office:value="4.34141199091903E-187" calcext:value-type="float">
            <text:p>4.34E-187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000000000000223605122451089" calcext:value-type="float">
            <text:p>2.24E-013</text:p>
          </table:table-cell>
          <table:table-cell table:style-name="ce3" office:value-type="float" office:value="4.60904997955166E-025" calcext:value-type="float">
            <text:p>4.61E-025</text:p>
          </table:table-cell>
          <table:table-cell table:style-name="ce3" office:value-type="float" office:value="2.73643559553615E-048" calcext:value-type="float">
            <text:p>2.74E-048</text:p>
          </table:table-cell>
          <table:table-cell table:style-name="ce3" office:value-type="float" office:value="1.34954107666102E-094" calcext:value-type="float">
            <text:p>1.35E-094</text:p>
          </table:table-cell>
          <table:table-cell table:style-name="ce3" office:value-type="float" office:value="4.53303877154558E-187" calcext:value-type="float">
            <text:p>4.53E-187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0.000000000000224350006047248" calcext:value-type="float">
            <text:p>2.24E-013</text:p>
          </table:table-cell>
          <table:table-cell table:style-name="ce3" office:value-type="float" office:value="4.6397084281663E-025" calcext:value-type="float">
            <text:p>4.64E-025</text:p>
          </table:table-cell>
          <table:table-cell table:style-name="ce3" office:value-type="float" office:value="2.7728987534427E-048" calcext:value-type="float">
            <text:p>2.77E-048</text:p>
          </table:table-cell>
          <table:table-cell table:style-name="ce3" office:value-type="float" office:value="1.38571600569303E-094" calcext:value-type="float">
            <text:p>1.39E-094</text:p>
          </table:table-cell>
          <table:table-cell table:style-name="ce3" office:value-type="float" office:value="4.77923546972624E-187" calcext:value-type="float">
            <text:p>4.78E-187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0.000000000000225234534335285" calcext:value-type="float">
            <text:p>2.25E-013</text:p>
          </table:table-cell>
          <table:table-cell table:style-name="ce3" office:value-type="float" office:value="4.67624655318569E-025" calcext:value-type="float">
            <text:p>4.68E-025</text:p>
          </table:table-cell>
          <table:table-cell table:style-name="ce3" office:value-type="float" office:value="2.81666967604858E-048" calcext:value-type="float">
            <text:p>2.82E-048</text:p>
          </table:table-cell>
          <table:table-cell table:style-name="ce3" office:value-type="float" office:value="1.42977222921617E-094" calcext:value-type="float">
            <text:p>1.43E-094</text:p>
          </table:table-cell>
          <table:table-cell table:style-name="ce3" office:value-type="float" office:value="5.08785885977285E-187" calcext:value-type="float">
            <text:p>5.09E-187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0.00000000000022623955903215" calcext:value-type="float">
            <text:p>2.26E-013</text:p>
          </table:table-cell>
          <table:table-cell table:style-name="ce3" office:value-type="float" office:value="4.71793514686055E-025" calcext:value-type="float">
            <text:p>4.72E-025</text:p>
          </table:table-cell>
          <table:table-cell table:style-name="ce3" office:value-type="float" office:value="2.8670282364651E-048" calcext:value-type="float">
            <text:p>2.87E-048</text:p>
          </table:table-cell>
          <table:table-cell table:style-name="ce3" office:value-type="float" office:value="1.48131117620616E-094" calcext:value-type="float">
            <text:p>1.48E-094</text:p>
          </table:table-cell>
          <table:table-cell table:style-name="ce3" office:value-type="float" office:value="5.46115096028137E-187" calcext:value-type="float">
            <text:p>5.46E-187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0.000000000000227276466193379" calcext:value-type="float">
            <text:p>2.27E-013</text:p>
          </table:table-cell>
          <table:table-cell table:style-name="ce3" office:value-type="float" office:value="4.76113933179449E-025" calcext:value-type="float">
            <text:p>4.76E-025</text:p>
          </table:table-cell>
          <table:table-cell table:style-name="ce3" office:value-type="float" office:value="2.91968768721712E-048" calcext:value-type="float">
            <text:p>2.92E-048</text:p>
          </table:table-cell>
          <table:table-cell table:style-name="ce3" office:value-type="float" office:value="1.53618014623509E-094" calcext:value-type="float">
            <text:p>1.54E-094</text:p>
          </table:table-cell>
          <table:table-cell table:style-name="ce3" office:value-type="float" office:value="5.87307914748796E-187" calcext:value-type="float">
            <text:p>5.87E-187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0.000000000000228324748283869" calcext:value-type="float">
            <text:p>2.28E-013</text:p>
          </table:table-cell>
          <table:table-cell table:style-name="ce3" office:value-type="float" office:value="4.80501715808009E-025" calcext:value-type="float">
            <text:p>4.81E-025</text:p>
          </table:table-cell>
          <table:table-cell table:style-name="ce3" office:value-type="float" office:value="2.97365784877126E-048" calcext:value-type="float">
            <text:p>2.97E-048</text:p>
          </table:table-cell>
          <table:table-cell table:style-name="ce3" office:value-type="float" office:value="1.59344927750424E-094" calcext:value-type="float">
            <text:p>1.59E-094</text:p>
          </table:table-cell>
          <table:table-cell table:style-name="ce3" office:value-type="float" office:value="6.31899419787317E-187" calcext:value-type="float">
            <text:p>6.32E-187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0.000000000000229433434101961" calcext:value-type="float">
            <text:p>2.29E-013</text:p>
          </table:table-cell>
          <table:table-cell table:style-name="ce3" office:value-type="float" office:value="4.85164139131044E-025" calcext:value-type="float">
            <text:p>4.85E-025</text:p>
          </table:table-cell>
          <table:table-cell table:style-name="ce3" office:value-type="float" office:value="3.03154690315308E-048" calcext:value-type="float">
            <text:p>3.03E-048</text:p>
          </table:table-cell>
          <table:table-cell table:style-name="ce3" office:value-type="float" office:value="1.65604082498548E-094" calcext:value-type="float">
            <text:p>1.66E-094</text:p>
          </table:table-cell>
          <table:table-cell table:style-name="ce3" office:value-type="float" office:value="6.82500423131051E-187" calcext:value-type="float">
            <text:p>6.83E-187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0000230596283779318" calcext:value-type="float">
            <text:p>2.31E-013</text:p>
          </table:table-cell>
          <table:table-cell table:style-name="ce3" office:value-type="float" office:value="4.90078441797902E-025" calcext:value-type="float">
            <text:p>4.90E-025</text:p>
          </table:table-cell>
          <table:table-cell table:style-name="ce3" office:value-type="float" office:value="3.09316602065877E-048" calcext:value-type="float">
            <text:p>3.09E-048</text:p>
          </table:table-cell>
          <table:table-cell table:style-name="ce3" office:value-type="float" office:value="1.72398909046122E-094" calcext:value-type="float">
            <text:p>1.72E-094</text:p>
          </table:table-cell>
          <table:table-cell table:style-name="ce3" office:value-type="float" office:value="7.39637230258897E-187" calcext:value-type="float">
            <text:p>7.40E-187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0000231764614339804" calcext:value-type="float">
            <text:p>2.32E-013</text:p>
          </table:table-cell>
          <table:table-cell table:style-name="ce3" office:value-type="float" office:value="4.95040770673017E-025" calcext:value-type="float">
            <text:p>4.95E-025</text:p>
          </table:table-cell>
          <table:table-cell table:style-name="ce3" office:value-type="float" office:value="3.15601536050045E-048" calcext:value-type="float">
            <text:p>3.16E-048</text:p>
          </table:table-cell>
          <table:table-cell table:style-name="ce3" office:value-type="float" office:value="1.79470004614144E-094" calcext:value-type="float">
            <text:p>1.79E-094</text:p>
          </table:table-cell>
          <table:table-cell table:style-name="ce3" office:value-type="float" office:value="8.01534758074701E-187" calcext:value-type="float">
            <text:p>8.02E-187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0000232903011730275" calcext:value-type="float">
            <text:p>2.33E-013</text:p>
          </table:table-cell>
          <table:table-cell table:style-name="ce3" office:value-type="float" office:value="4.99899928611824E-025" calcext:value-type="float">
            <text:p>5.00E-025</text:p>
          </table:table-cell>
          <table:table-cell table:style-name="ce3" office:value-type="float" office:value="3.21816965339203E-048" calcext:value-type="float">
            <text:p>3.22E-048</text:p>
          </table:table-cell>
          <table:table-cell table:style-name="ce3" office:value-type="float" office:value="1.86602537964727E-094" calcext:value-type="float">
            <text:p>1.87E-094</text:p>
          </table:table-cell>
          <table:table-cell table:style-name="ce3" office:value-type="float" office:value="8.66488798771348E-187" calcext:value-type="float">
            <text:p>8.66E-187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0000234132067720465" calcext:value-type="float">
            <text:p>2.34E-013</text:p>
          </table:table-cell>
          <table:table-cell table:style-name="ce3" office:value-type="float" office:value="5.05172592998899E-025" calcext:value-type="float">
            <text:p>5.05E-025</text:p>
          </table:table-cell>
          <table:table-cell table:style-name="ce3" office:value-type="float" office:value="3.28629734518808E-048" calcext:value-type="float">
            <text:p>3.29E-048</text:p>
          </table:table-cell>
          <table:table-cell table:style-name="ce3" office:value-type="float" office:value="1.94580081854521E-094" calcext:value-type="float">
            <text:p>1.95E-094</text:p>
          </table:table-cell>
          <table:table-cell table:style-name="ce3" office:value-type="float" office:value="9.42134769119835E-187" calcext:value-type="float">
            <text:p>9.42E-187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0000235424421884557" calcext:value-type="float">
            <text:p>2.35E-013</text:p>
          </table:table-cell>
          <table:table-cell table:style-name="ce3" office:value-type="float" office:value="5.10746525175312E-025" calcext:value-type="float">
            <text:p>5.11E-025</text:p>
          </table:table-cell>
          <table:table-cell table:style-name="ce3" office:value-type="float" office:value="3.3590923515095E-048" calcext:value-type="float">
            <text:p>3.36E-048</text:p>
          </table:table-cell>
          <table:table-cell table:style-name="ce3" office:value-type="float" office:value="2.03288516700491E-094" calcext:value-type="float">
            <text:p>2.03E-094</text:p>
          </table:table-cell>
          <table:table-cell table:style-name="ce3" office:value-type="float" office:value="1.02832367363646E-186" calcext:value-type="float">
            <text:p>1.03E-18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000023675219965595" calcext:value-type="float">
            <text:p>2.37E-013</text:p>
          </table:table-cell>
          <table:table-cell table:style-name="ce3" office:value-type="float" office:value="5.16504978735876E-025" calcext:value-type="float">
            <text:p>5.17E-025</text:p>
          </table:table-cell>
          <table:table-cell table:style-name="ce3" office:value-type="float" office:value="3.43513296412579E-048" calcext:value-type="float">
            <text:p>3.44E-048</text:p>
          </table:table-cell>
          <table:table-cell table:style-name="ce3" office:value-type="float" office:value="2.12588621434294E-094" calcext:value-type="float">
            <text:p>2.13E-094</text:p>
          </table:table-cell>
          <table:table-cell table:style-name="ce3" office:value-type="float" office:value="1.12453188632909E-186" calcext:value-type="float">
            <text:p>1.12E-186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0000238123111956898" calcext:value-type="float">
            <text:p>2.38E-013</text:p>
          </table:table-cell>
          <table:table-cell table:style-name="ce3" office:value-type="float" office:value="5.22484267397921E-025" calcext:value-type="float">
            <text:p>5.22E-025</text:p>
          </table:table-cell>
          <table:table-cell table:style-name="ce3" office:value-type="float" office:value="3.51498902793697E-048" calcext:value-type="float">
            <text:p>3.51E-048</text:p>
          </table:table-cell>
          <table:table-cell table:style-name="ce3" office:value-type="float" office:value="2.22579089839341E-094" calcext:value-type="float">
            <text:p>2.23E-094</text:p>
          </table:table-cell>
          <table:table-cell table:style-name="ce3" office:value-type="float" office:value="1.23267258955426E-186" calcext:value-type="float">
            <text:p>1.23E-186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0000239552335911767" calcext:value-type="float">
            <text:p>2.40E-013</text:p>
          </table:table-cell>
          <table:table-cell table:style-name="ce3" office:value-type="float" office:value="5.28754400437145E-025" calcext:value-type="float">
            <text:p>5.29E-025</text:p>
          </table:table-cell>
          <table:table-cell table:style-name="ce3" office:value-type="float" office:value="3.59971303847197E-048" calcext:value-type="float">
            <text:p>3.60E-048</text:p>
          </table:table-cell>
          <table:table-cell table:style-name="ce3" office:value-type="float" office:value="2.33429144800774E-094" calcext:value-type="float">
            <text:p>2.33E-094</text:p>
          </table:table-cell>
          <table:table-cell table:style-name="ce3" office:value-type="float" office:value="1.3557386214102E-186" calcext:value-type="float">
            <text:p>1.36E-186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0000241018816897714" calcext:value-type="float">
            <text:p>2.41E-013</text:p>
          </table:table-cell>
          <table:table-cell table:style-name="ce3" office:value-type="float" office:value="5.35226675906388E-025" calcext:value-type="float">
            <text:p>5.35E-025</text:p>
          </table:table-cell>
          <table:table-cell table:style-name="ce3" office:value-type="float" office:value="3.68822496903563E-048" calcext:value-type="float">
            <text:p>3.69E-048</text:p>
          </table:table-cell>
          <table:table-cell table:style-name="ce3" office:value-type="float" office:value="2.45039821080421E-094" calcext:value-type="float">
            <text:p>2.45E-094</text:p>
          </table:table-cell>
          <table:table-cell table:style-name="ce3" office:value-type="float" office:value="1.49391423675625E-186" calcext:value-type="float">
            <text:p>1.49E-186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0000242523082636915" calcext:value-type="float">
            <text:p>2.43E-013</text:p>
          </table:table-cell>
          <table:table-cell table:style-name="ce3" office:value-type="float" office:value="5.41906508502422E-025" calcext:value-type="float">
            <text:p>5.42E-025</text:p>
          </table:table-cell>
          <table:table-cell table:style-name="ce3" office:value-type="float" office:value="3.78070042316E-048" calcext:value-type="float">
            <text:p>3.78E-048</text:p>
          </table:table-cell>
          <table:table-cell table:style-name="ce3" office:value-type="float" office:value="2.57471172972132E-094" calcext:value-type="float">
            <text:p>2.57E-094</text:p>
          </table:table-cell>
          <table:table-cell table:style-name="ce3" office:value-type="float" office:value="1.64928528039342E-186" calcext:value-type="float">
            <text:p>1.65E-186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0000244028679566398" calcext:value-type="float">
            <text:p>2.44E-013</text:p>
          </table:table-cell>
          <table:table-cell table:style-name="ce3" office:value-type="float" office:value="5.48633593817947E-025" calcext:value-type="float">
            <text:p>5.49E-025</text:p>
          </table:table-cell>
          <table:table-cell table:style-name="ce3" office:value-type="float" office:value="3.87498540457382E-048" calcext:value-type="float">
            <text:p>3.87E-048</text:p>
          </table:table-cell>
          <table:table-cell table:style-name="ce3" office:value-type="float" office:value="2.70462149718984E-094" calcext:value-type="float">
            <text:p>2.70E-094</text:p>
          </table:table-cell>
          <table:table-cell table:style-name="ce3" office:value-type="float" office:value="1.81985964956681E-186" calcext:value-type="float">
            <text:p>1.82E-186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0000245632332852849" calcext:value-type="float">
            <text:p>2.46E-013</text:p>
          </table:table-cell>
          <table:table-cell table:style-name="ce3" office:value-type="float" office:value="5.55844250316426E-025" calcext:value-type="float">
            <text:p>5.56E-025</text:p>
          </table:table-cell>
          <table:table-cell table:style-name="ce3" office:value-type="float" office:value="3.97733504624746E-048" calcext:value-type="float">
            <text:p>3.98E-048</text:p>
          </table:table-cell>
          <table:table-cell table:style-name="ce3" office:value-type="float" office:value="2.84925900787702E-094" calcext:value-type="float">
            <text:p>2.85E-094</text:p>
          </table:table-cell>
          <table:table-cell table:style-name="ce3" office:value-type="float" office:value="2.01964134012384E-186" calcext:value-type="float">
            <text:p>2.02E-186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00000247290740001937" calcext:value-type="float">
            <text:p>2.47E-013</text:p>
          </table:table-cell>
          <table:table-cell table:style-name="ce3" office:value-type="float" office:value="5.63350494460219E-025" calcext:value-type="float">
            <text:p>5.63E-025</text:p>
          </table:table-cell>
          <table:table-cell table:style-name="ce3" office:value-type="float" office:value="4.08529495309292E-048" calcext:value-type="float">
            <text:p>4.09E-048</text:p>
          </table:table-cell>
          <table:table-cell table:style-name="ce3" office:value-type="float" office:value="3.00590421643492E-094" calcext:value-type="float">
            <text:p>3.01E-094</text:p>
          </table:table-cell>
          <table:table-cell table:style-name="ce3" office:value-type="float" office:value="2.24773826289162E-186" calcext:value-type="float">
            <text:p>2.25E-186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00000249178359226643" calcext:value-type="float">
            <text:p>2.49E-013</text:p>
          </table:table-cell>
          <table:table-cell table:style-name="ce3" office:value-type="float" office:value="5.71955153259402E-025" calcext:value-type="float">
            <text:p>5.72E-025</text:p>
          </table:table-cell>
          <table:table-cell table:style-name="ce3" office:value-type="float" office:value="4.21082834199366E-048" calcext:value-type="float">
            <text:p>4.21E-048</text:p>
          </table:table-cell>
          <table:table-cell table:style-name="ce3" office:value-type="float" office:value="3.19331363756353E-094" calcext:value-type="float">
            <text:p>3.19E-094</text:p>
          </table:table-cell>
          <table:table-cell table:style-name="ce3" office:value-type="float" office:value="2.53665686635747E-186" calcext:value-type="float">
            <text:p>2.54E-186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00000251299882615143" calcext:value-type="float">
            <text:p>2.51E-013</text:p>
          </table:table-cell>
          <table:table-cell table:style-name="ce3" office:value-type="float" office:value="5.81703671437961E-025" calcext:value-type="float">
            <text:p>5.82E-025</text:p>
          </table:table-cell>
          <table:table-cell table:style-name="ce3" office:value-type="float" office:value="4.35534060081327E-048" calcext:value-type="float">
            <text:p>4.36E-048</text:p>
          </table:table-cell>
          <table:table-cell table:style-name="ce3" office:value-type="float" office:value="3.41606730393947E-094" calcext:value-type="float">
            <text:p>3.42E-094</text:p>
          </table:table-cell>
          <table:table-cell table:style-name="ce3" office:value-type="float" office:value="2.90276987065582E-186" calcext:value-type="float">
            <text:p>2.90E-186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00000253576253020303" calcext:value-type="float">
            <text:p>2.54E-013</text:p>
          </table:table-cell>
          <table:table-cell table:style-name="ce3" office:value-type="float" office:value="5.92255018245854E-025" calcext:value-type="float">
            <text:p>5.92E-025</text:p>
          </table:table-cell>
          <table:table-cell table:style-name="ce3" office:value-type="float" office:value="4.51449669529063E-048" calcext:value-type="float">
            <text:p>4.51E-048</text:p>
          </table:table-cell>
          <table:table-cell table:style-name="ce3" office:value-type="float" office:value="3.67007518938106E-094" calcext:value-type="float">
            <text:p>3.67E-094</text:p>
          </table:table-cell>
          <table:table-cell table:style-name="ce3" office:value-type="float" office:value="3.35034584665818E-186" calcext:value-type="float">
            <text:p>3.35E-186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000000256011099498063" calcext:value-type="float">
            <text:p>2.56E-013</text:p>
          </table:table-cell>
          <table:table-cell table:style-name="ce3" office:value-type="float" office:value="6.03645476504803E-025" calcext:value-type="float">
            <text:p>6.04E-025</text:p>
          </table:table-cell>
          <table:table-cell table:style-name="ce3" office:value-type="float" office:value="4.68950968888896E-048" calcext:value-type="float">
            <text:p>4.69E-048</text:p>
          </table:table-cell>
          <table:table-cell table:style-name="ce3" office:value-type="float" office:value="3.95989523448778E-094" calcext:value-type="float">
            <text:p>3.96E-094</text:p>
          </table:table-cell>
          <table:table-cell table:style-name="ce3" office:value-type="float" office:value="3.9001905884797E-186" calcext:value-type="float">
            <text:p>3.90E-186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000000258608281132933" calcext:value-type="float">
            <text:p>2.59E-013</text:p>
          </table:table-cell>
          <table:table-cell table:style-name="ce3" office:value-type="float" office:value="6.1591454333036E-025" calcext:value-type="float">
            <text:p>6.16E-025</text:p>
          </table:table-cell>
          <table:table-cell table:style-name="ce3" office:value-type="float" office:value="4.8817389678199E-048" calcext:value-type="float">
            <text:p>4.88E-048</text:p>
          </table:table-cell>
          <table:table-cell table:style-name="ce3" office:value-type="float" office:value="4.29090495816809E-094" calcext:value-type="float">
            <text:p>4.29E-094</text:p>
          </table:table-cell>
          <table:table-cell table:style-name="ce3" office:value-type="float" office:value="4.57924355806955E-186" calcext:value-type="float">
            <text:p>4.58E-186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000000261458781395008" calcext:value-type="float">
            <text:p>2.61E-013</text:p>
          </table:table-cell>
          <table:table-cell table:style-name="ce3" office:value-type="float" office:value="6.29521844949419E-025" calcext:value-type="float">
            <text:p>6.30E-025</text:p>
          </table:table-cell>
          <table:table-cell table:style-name="ce3" office:value-type="float" office:value="5.09944268672074E-048" calcext:value-type="float">
            <text:p>5.10E-048</text:p>
          </table:table-cell>
          <table:table-cell table:style-name="ce3" office:value-type="float" office:value="4.68180866847314E-094" calcext:value-type="float">
            <text:p>4.68E-094</text:p>
          </table:table-cell>
          <table:table-cell table:style-name="ce3" office:value-type="float" office:value="5.45128380394048E-186" calcext:value-type="float">
            <text:p>5.45E-186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000000264713517611848" calcext:value-type="float">
            <text:p>2.65E-013</text:p>
          </table:table-cell>
          <table:table-cell table:style-name="ce3" office:value-type="float" office:value="6.45239974863797E-025" calcext:value-type="float">
            <text:p>6.45E-025</text:p>
          </table:table-cell>
          <table:table-cell table:style-name="ce3" office:value-type="float" office:value="5.3568183279157E-048" calcext:value-type="float">
            <text:p>5.36E-048</text:p>
          </table:table-cell>
          <table:table-cell table:style-name="ce3" office:value-type="float" office:value="5.1659049211371E-094" calcext:value-type="float">
            <text:p>5.17E-094</text:p>
          </table:table-cell>
          <table:table-cell table:style-name="ce3" office:value-type="float" office:value="6.6364625008944E-186" calcext:value-type="float">
            <text:p>6.64E-186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0000000268264514987997" calcext:value-type="float">
            <text:p>2.68E-013</text:p>
          </table:table-cell>
          <table:table-cell table:style-name="ce3" office:value-type="float" office:value="6.62609154427544E-025" calcext:value-type="float">
            <text:p>6.63E-025</text:p>
          </table:table-cell>
          <table:table-cell table:style-name="ce3" office:value-type="float" office:value="5.64858443685955E-048" calcext:value-type="float">
            <text:p>5.65E-048</text:p>
          </table:table-cell>
          <table:table-cell table:style-name="ce3" office:value-type="float" office:value="5.74345685798486E-094" calcext:value-type="float">
            <text:p>5.74E-094</text:p>
          </table:table-cell>
          <table:table-cell table:style-name="ce3" office:value-type="float" office:value="8.20277302467534E-186" calcext:value-type="float">
            <text:p>8.20E-18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0000000272146425211189" calcext:value-type="float">
            <text:p>2.72E-013</text:p>
          </table:table-cell>
          <table:table-cell table:style-name="ce3" office:value-type="float" office:value="6.81859899513289E-025" calcext:value-type="float">
            <text:p>6.82E-025</text:p>
          </table:table-cell>
          <table:table-cell table:style-name="ce3" office:value-type="float" office:value="5.98097957783396E-048" calcext:value-type="float">
            <text:p>5.98E-048</text:p>
          </table:table-cell>
          <table:table-cell table:style-name="ce3" office:value-type="float" office:value="6.43868638166585E-094" calcext:value-type="float">
            <text:p>6.44E-094</text:p>
          </table:table-cell>
          <table:table-cell table:style-name="ce3" office:value-type="float" office:value="1.03080445711538E-185" calcext:value-type="float">
            <text:p>1.03E-185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0000000276205159039023" calcext:value-type="float">
            <text:p>2.76E-013</text:p>
          </table:table-cell>
          <table:table-cell table:style-name="ce3" office:value-type="float" office:value="7.02281242428554E-025" calcext:value-type="float">
            <text:p>7.02E-025</text:p>
          </table:table-cell>
          <table:table-cell table:style-name="ce3" office:value-type="float" office:value="6.3439543768767E-048" calcext:value-type="float">
            <text:p>6.34E-048</text:p>
          </table:table-cell>
          <table:table-cell table:style-name="ce3" office:value-type="float" office:value="7.24319063742795E-094" calcext:value-type="float">
            <text:p>7.24E-094</text:p>
          </table:table-cell>
          <table:table-cell table:style-name="ce3" office:value-type="float" office:value="1.30439239547662E-185" calcext:value-type="float">
            <text:p>1.30E-185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0000000280851218375097" calcext:value-type="float">
            <text:p>2.81E-013</text:p>
          </table:table-cell>
          <table:table-cell table:style-name="ce3" office:value-type="float" office:value="7.2602619198425E-025" calcext:value-type="float">
            <text:p>7.26E-025</text:p>
          </table:table-cell>
          <table:table-cell table:style-name="ce3" office:value-type="float" office:value="6.77942333228016E-048" calcext:value-type="float">
            <text:p>6.78E-048</text:p>
          </table:table-cell>
          <table:table-cell table:style-name="ce3" office:value-type="float" office:value="8.27079022188898E-094" calcext:value-type="float">
            <text:p>8.27E-094</text:p>
          </table:table-cell>
          <table:table-cell table:style-name="ce3" office:value-type="float" office:value="1.70061065861426E-185" calcext:value-type="float">
            <text:p>1.70E-185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0000000285749938249595" calcext:value-type="float">
            <text:p>2.86E-013</text:p>
          </table:table-cell>
          <table:table-cell table:style-name="ce3" office:value-type="float" office:value="7.51488493578999E-025" calcext:value-type="float">
            <text:p>7.51E-025</text:p>
          </table:table-cell>
          <table:table-cell table:style-name="ce3" office:value-type="float" office:value="7.26241729861053E-048" calcext:value-type="float">
            <text:p>7.26E-048</text:p>
          </table:table-cell>
          <table:table-cell table:style-name="ce3" office:value-type="float" office:value="9.49016483106701E-094" calcext:value-type="float">
            <text:p>9.49E-094</text:p>
          </table:table-cell>
          <table:table-cell table:style-name="ce3" office:value-type="float" office:value="2.23882081561549E-185" calcext:value-type="float">
            <text:p>2.24E-185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0000000290989608897704" calcext:value-type="float">
            <text:p>2.91E-013</text:p>
          </table:table-cell>
          <table:table-cell table:style-name="ce3" office:value-type="float" office:value="7.7920685307079E-025" calcext:value-type="float">
            <text:p>7.79E-025</text:p>
          </table:table-cell>
          <table:table-cell table:style-name="ce3" office:value-type="float" office:value="7.80706350049597E-048" calcext:value-type="float">
            <text:p>7.81E-048</text:p>
          </table:table-cell>
          <table:table-cell table:style-name="ce3" office:value-type="float" office:value="1.09656396987381E-093" calcext:value-type="float">
            <text:p>1.10E-093</text:p>
          </table:table-cell>
          <table:table-cell table:style-name="ce3" office:value-type="float" office:value="2.98881225285429E-185" calcext:value-type="float">
            <text:p>2.99E-185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00000000296567007479728" calcext:value-type="float">
            <text:p>2.97E-013</text:p>
          </table:table-cell>
          <table:table-cell table:style-name="ce3" office:value-type="float" office:value="8.09261437689025E-025" calcext:value-type="float">
            <text:p>8.09E-025</text:p>
          </table:table-cell>
          <table:table-cell table:style-name="ce3" office:value-type="float" office:value="8.41982402831916E-048" calcext:value-type="float">
            <text:p>8.42E-048</text:p>
          </table:table-cell>
          <table:table-cell table:style-name="ce3" office:value-type="float" office:value="1.27529113922326E-093" calcext:value-type="float">
            <text:p>1.28E-093</text:p>
          </table:table-cell>
          <table:table-cell table:style-name="ce3" office:value-type="float" office:value="4.04209303343792E-185" calcext:value-type="float">
            <text:p>4.04E-185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0000000030251492282017" calcext:value-type="float">
            <text:p>3.03E-013</text:p>
          </table:table-cell>
          <table:table-cell table:style-name="ce3" office:value-type="float" office:value="8.41936872565411E-025" calcext:value-type="float">
            <text:p>8.42E-025</text:p>
          </table:table-cell>
          <table:table-cell table:style-name="ce3" office:value-type="float" office:value="9.11223313101789E-048" calcext:value-type="float">
            <text:p>9.11E-048</text:p>
          </table:table-cell>
          <table:table-cell table:style-name="ce3" office:value-type="float" office:value="1.49346513580955E-093" calcext:value-type="float">
            <text:p>1.49E-093</text:p>
          </table:table-cell>
          <table:table-cell table:style-name="ce3" office:value-type="float" office:value="5.54284362502295E-185" calcext:value-type="float">
            <text:p>5.54E-185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00000000308785610753628" calcext:value-type="float">
            <text:p>3.09E-013</text:p>
          </table:table-cell>
          <table:table-cell table:style-name="ce3" office:value-type="float" office:value="8.77083254155406E-025" calcext:value-type="float">
            <text:p>8.77E-025</text:p>
          </table:table-cell>
          <table:table-cell table:style-name="ce3" office:value-type="float" office:value="9.8874837983994E-048" calcext:value-type="float">
            <text:p>9.89E-048</text:p>
          </table:table-cell>
          <table:table-cell table:style-name="ce3" office:value-type="float" office:value="1.75815476956318E-093" calcext:value-type="float">
            <text:p>1.76E-093</text:p>
          </table:table-cell>
          <table:table-cell table:style-name="ce3" office:value-type="float" office:value="7.68086080861752E-185" calcext:value-type="float">
            <text:p>7.68E-185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00000000315355658426984" calcext:value-type="float">
            <text:p>3.15E-013</text:p>
          </table:table-cell>
          <table:table-cell table:style-name="ce3" office:value-type="float" office:value="9.14675582799232E-025" calcext:value-type="float">
            <text:p>9.15E-025</text:p>
          </table:table-cell>
          <table:table-cell table:style-name="ce3" office:value-type="float" office:value="1.07516458789769E-047" calcext:value-type="float">
            <text:p>1.08E-047</text:p>
          </table:table-cell>
          <table:table-cell table:style-name="ce3" office:value-type="float" office:value="2.07861406739293E-093" calcext:value-type="float">
            <text:p>2.08E-093</text:p>
          </table:table-cell>
          <table:table-cell table:style-name="ce3" office:value-type="float" office:value="1.07348319512649E-184" calcext:value-type="float">
            <text:p>1.07E-184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00000000322218607926794" calcext:value-type="float">
            <text:p>3.22E-013</text:p>
          </table:table-cell>
          <table:table-cell table:style-name="ce3" office:value-type="float" office:value="9.54783055023145E-025" calcext:value-type="float">
            <text:p>9.55E-025</text:p>
          </table:table-cell>
          <table:table-cell table:style-name="ce3" office:value-type="float" office:value="1.17134629864757E-047" calcext:value-type="float">
            <text:p>1.17E-047</text:p>
          </table:table-cell>
          <table:table-cell table:style-name="ce3" office:value-type="float" office:value="2.46678615862221E-093" calcext:value-type="float">
            <text:p>2.47E-093</text:p>
          </table:table-cell>
          <table:table-cell table:style-name="ce3" office:value-type="float" office:value="1.51168450658446E-184" calcext:value-type="float">
            <text:p>1.51E-184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00000000329513960469829" calcext:value-type="float">
            <text:p>3.30E-013</text:p>
          </table:table-cell>
          <table:table-cell table:style-name="ce3" office:value-type="float" office:value="9.98357708393821E-025" calcext:value-type="float">
            <text:p>9.98E-025</text:p>
          </table:table-cell>
          <table:table-cell table:style-name="ce3" office:value-type="float" office:value="1.28050315530513E-047" calcext:value-type="float">
            <text:p>1.28E-047</text:p>
          </table:table-cell>
          <table:table-cell table:style-name="ce3" office:value-type="float" office:value="2.94751795396233E-093" calcext:value-type="float">
            <text:p>2.95E-093</text:p>
          </table:table-cell>
          <table:table-cell table:style-name="ce3" office:value-type="float" office:value="2.15804031537531E-184" calcext:value-type="float">
            <text:p>2.16E-184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0.000000000000336922873468549" calcext:value-type="float">
            <text:p>3.37E-013</text:p>
          </table:table-cell>
          <table:table-cell table:style-name="ce3" office:value-type="float" office:value="1.04360201794929E-024" calcext:value-type="float">
            <text:p>1.04E-024</text:p>
          </table:table-cell>
          <table:table-cell table:style-name="ce3" office:value-type="float" office:value="1.39897793341162E-047" calcext:value-type="float">
            <text:p>1.40E-047</text:p>
          </table:table-cell>
          <table:table-cell table:style-name="ce3" office:value-type="float" office:value="3.51764051519039E-093" calcext:value-type="float">
            <text:p>3.52E-093</text:p>
          </table:table-cell>
          <table:table-cell table:style-name="ce3" office:value-type="float" office:value="3.07325273616563E-184" calcext:value-type="float">
            <text:p>3.07E-184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0.000000000000345457200645823" calcext:value-type="float">
            <text:p>3.45E-013</text:p>
          </table:table-cell>
          <table:table-cell table:style-name="ce3" office:value-type="float" office:value="1.09695694273347E-024" calcext:value-type="float">
            <text:p>1.10E-024</text:p>
          </table:table-cell>
          <table:table-cell table:style-name="ce3" office:value-type="float" office:value="1.54541249326591E-047" calcext:value-type="float">
            <text:p>1.55E-047</text:p>
          </table:table-cell>
          <table:table-cell table:style-name="ce3" office:value-type="float" office:value="4.29185272715424E-093" calcext:value-type="float">
            <text:p>4.29E-093</text:p>
          </table:table-cell>
          <table:table-cell table:style-name="ce3" office:value-type="float" office:value="4.57432618868598E-184" calcext:value-type="float">
            <text:p>4.57E-184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0.000000000000354674362776654" calcext:value-type="float">
            <text:p>3.55E-013</text:p>
          </table:table-cell>
          <table:table-cell table:style-name="ce3" office:value-type="float" office:value="1.15606934562459E-024" calcext:value-type="float">
            <text:p>1.16E-024</text:p>
          </table:table-cell>
          <table:table-cell table:style-name="ce3" office:value-type="float" office:value="1.71614143864484E-047" calcext:value-type="float">
            <text:p>1.72E-047</text:p>
          </table:table-cell>
          <table:table-cell table:style-name="ce3" office:value-type="float" office:value="5.2915676068328E-093" calcext:value-type="float">
            <text:p>5.29E-093</text:p>
          </table:table-cell>
          <table:table-cell table:style-name="ce3" office:value-type="float" office:value="6.95256528250611E-184" calcext:value-type="float">
            <text:p>6.95E-184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0.000000000000364528509395199" calcext:value-type="float">
            <text:p>3.65E-013</text:p>
          </table:table-cell>
          <table:table-cell table:style-name="ce3" office:value-type="float" office:value="1.22097620423754E-024" calcext:value-type="float">
            <text:p>1.22E-024</text:p>
          </table:table-cell>
          <table:table-cell table:style-name="ce3" office:value-type="float" office:value="1.91388712342179E-047" calcext:value-type="float">
            <text:p>1.91E-047</text:p>
          </table:table-cell>
          <table:table-cell table:style-name="ce3" office:value-type="float" office:value="6.58005774777788E-093" calcext:value-type="float">
            <text:p>6.58E-093</text:p>
          </table:table-cell>
          <table:table-cell table:style-name="ce3" office:value-type="float" office:value="1.07490950486084E-183" calcext:value-type="float">
            <text:p>1.07E-183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0.000000000000375255297720876" calcext:value-type="float">
            <text:p>3.75E-013</text:p>
          </table:table-cell>
          <table:table-cell table:style-name="ce3" office:value-type="float" office:value="1.29363853949038E-024" calcext:value-type="float">
            <text:p>1.29E-024</text:p>
          </table:table-cell>
          <table:table-cell table:style-name="ce3" office:value-type="float" office:value="2.1480252164209E-047" calcext:value-type="float">
            <text:p>2.15E-047</text:p>
          </table:table-cell>
          <table:table-cell table:style-name="ce3" office:value-type="float" office:value="8.28685474171326E-093" calcext:value-type="float">
            <text:p>8.29E-093</text:p>
          </table:table-cell>
          <table:table-cell table:style-name="ce3" office:value-type="float" office:value="1.70460649671456E-183" calcext:value-type="float">
            <text:p>1.70E-183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0.000000000000386604653409654" calcext:value-type="float">
            <text:p>3.87E-013</text:p>
          </table:table-cell>
          <table:table-cell table:style-name="ce3" office:value-type="float" office:value="1.37279585126023E-024" calcext:value-type="float">
            <text:p>1.37E-024</text:p>
          </table:table-cell>
          <table:table-cell table:style-name="ce3" office:value-type="float" office:value="2.41843451576001E-047" calcext:value-type="float">
            <text:p>2.42E-047</text:p>
          </table:table-cell>
          <table:table-cell table:style-name="ce3" office:value-type="float" office:value="1.05024575224637E-092" calcext:value-type="float">
            <text:p>1.05E-092</text:p>
          </table:table-cell>
          <table:table-cell table:style-name="ce3" office:value-type="float" office:value="2.73751574866628E-183" calcext:value-type="float">
            <text:p>2.74E-183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0.000000000000398588303288352" calcext:value-type="float">
            <text:p>3.99E-013</text:p>
          </table:table-cell>
          <table:table-cell table:style-name="ce3" office:value-type="float" office:value="1.45891868343777E-024" calcext:value-type="float">
            <text:p>1.46E-024</text:p>
          </table:table-cell>
          <table:table-cell table:style-name="ce3" office:value-type="float" office:value="2.73080737800387E-047" calcext:value-type="float">
            <text:p>2.73E-047</text:p>
          </table:table-cell>
          <table:table-cell table:style-name="ce3" office:value-type="float" office:value="1.3387926916704E-092" calcext:value-type="float">
            <text:p>1.34E-092</text:p>
          </table:table-cell>
          <table:table-cell table:style-name="ce3" office:value-type="float" office:value="4.44763846621228E-183" calcext:value-type="float">
            <text:p>4.45E-183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0.000000000000411289875982083" calcext:value-type="float">
            <text:p>4.11E-013</text:p>
          </table:table-cell>
          <table:table-cell table:style-name="ce3" office:value-type="float" office:value="1.55305026730166E-024" calcext:value-type="float">
            <text:p>1.55E-024</text:p>
          </table:table-cell>
          <table:table-cell table:style-name="ce3" office:value-type="float" office:value="3.09388086185015E-047" calcext:value-type="float">
            <text:p>3.09E-047</text:p>
          </table:table-cell>
          <table:table-cell table:style-name="ce3" office:value-type="float" office:value="1.71808446766376E-092" calcext:value-type="float">
            <text:p>1.72E-092</text:p>
          </table:table-cell>
          <table:table-cell table:style-name="ce3" office:value-type="float" office:value="7.32348207707681E-183" calcext:value-type="float">
            <text:p>7.32E-183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0.000000000000424925246382155" calcext:value-type="float">
            <text:p>4.25E-013</text:p>
          </table:table-cell>
          <table:table-cell table:style-name="ce3" office:value-type="float" office:value="1.65736483954978E-024" calcext:value-type="float">
            <text:p>1.66E-024</text:p>
          </table:table-cell>
          <table:table-cell table:style-name="ce3" office:value-type="float" office:value="3.52264100066322E-047" calcext:value-type="float">
            <text:p>3.52E-047</text:p>
          </table:table-cell>
          <table:table-cell table:style-name="ce3" office:value-type="float" office:value="2.22677468589185E-092" calcext:value-type="float">
            <text:p>2.23E-092</text:p>
          </table:table-cell>
          <table:table-cell table:style-name="ce3" office:value-type="float" office:value="1.22999588458184E-182" calcext:value-type="float">
            <text:p>1.23E-182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0.000000000000439748224932896" calcext:value-type="float">
            <text:p>4.40E-013</text:p>
          </table:table-cell>
          <table:table-cell table:style-name="ce3" office:value-type="float" office:value="1.77459651146759E-024" calcext:value-type="float">
            <text:p>1.77E-024</text:p>
          </table:table-cell>
          <table:table-cell table:style-name="ce3" office:value-type="float" office:value="4.03762068203864E-047" calcext:value-type="float">
            <text:p>4.04E-047</text:p>
          </table:table-cell>
          <table:table-cell table:style-name="ce3" office:value-type="float" office:value="2.92474052716414E-092" calcext:value-type="float">
            <text:p>2.92E-092</text:p>
          </table:table-cell>
          <table:table-cell table:style-name="ce3" office:value-type="float" office:value="2.12150470647668E-182" calcext:value-type="float">
            <text:p>2.12E-182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0.000000000000455104234144166" calcext:value-type="float">
            <text:p>4.55E-013</text:p>
          </table:table-cell>
          <table:table-cell table:style-name="ce3" office:value-type="float" office:value="1.90025192702298E-024" calcext:value-type="float">
            <text:p>1.90E-024</text:p>
          </table:table-cell>
          <table:table-cell table:style-name="ce3" office:value-type="float" office:value="4.62852296800875E-047" calcext:value-type="float">
            <text:p>4.63E-047</text:p>
          </table:table-cell>
          <table:table-cell table:style-name="ce3" office:value-type="float" office:value="3.84253279039451E-092" calcext:value-type="float">
            <text:p>3.84E-092</text:p>
          </table:table-cell>
          <table:table-cell table:style-name="ce3" office:value-type="float" office:value="3.66118932373347E-182" calcext:value-type="float">
            <text:p>3.66E-182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0.00000000000047244828897613" calcext:value-type="float">
            <text:p>4.72E-013</text:p>
          </table:table-cell>
          <table:table-cell table:style-name="ce3" office:value-type="float" office:value="2.04732389962756E-024" calcext:value-type="float">
            <text:p>2.05E-024</text:p>
          </table:table-cell>
          <table:table-cell table:style-name="ce3" office:value-type="float" office:value="5.37127102676775E-047" calcext:value-type="float">
            <text:p>5.37E-047</text:p>
          </table:table-cell>
          <table:table-cell table:style-name="ce3" office:value-type="float" office:value="5.17337119116789E-092" calcext:value-type="float">
            <text:p>5.17E-092</text:p>
          </table:table-cell>
          <table:table-cell table:style-name="ce3" office:value-type="float" office:value="6.63505131030955E-182" calcext:value-type="float">
            <text:p>6.64E-182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0.00000000000049132811706934" calcext:value-type="float">
            <text:p>4.91E-013</text:p>
          </table:table-cell>
          <table:table-cell table:style-name="ce3" office:value-type="float" office:value="2.21362547108487E-024" calcext:value-type="float">
            <text:p>2.21E-024</text:p>
          </table:table-cell>
          <table:table-cell table:style-name="ce3" office:value-type="float" office:value="6.2775510099155E-047" calcext:value-type="float">
            <text:p>6.28E-047</text:p>
          </table:table-cell>
          <table:table-cell table:style-name="ce3" office:value-type="float" office:value="7.06449324849739E-092" calcext:value-type="float">
            <text:p>7.06E-092</text:p>
          </table:table-cell>
          <table:table-cell table:style-name="ce3" office:value-type="float" office:value="1.23698438711268E-181" calcext:value-type="float">
            <text:p>1.24E-181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0.00000000000051254522697556" calcext:value-type="float">
            <text:p>5.13E-013</text:p>
          </table:table-cell>
          <table:table-cell table:style-name="ce3" office:value-type="float" office:value="2.40823324899945E-024" calcext:value-type="float">
            <text:p>2.41E-024</text:p>
          </table:table-cell>
          <table:table-cell table:style-name="ce3" office:value-type="float" office:value="7.42757425458307E-047" calcext:value-type="float">
            <text:p>7.43E-047</text:p>
          </table:table-cell>
          <table:table-cell table:style-name="ce3" office:value-type="float" office:value="9.88702540656626E-092" calcext:value-type="float">
            <text:p>9.89E-092</text:p>
          </table:table-cell>
          <table:table-cell table:style-name="ce3" office:value-type="float" office:value="2.42231525965936E-181" calcext:value-type="float">
            <text:p>2.42E-181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0.000000000000536289271039396" calcext:value-type="float">
            <text:p>5.36E-013</text:p>
          </table:table-cell>
          <table:table-cell table:style-name="ce3" office:value-type="float" office:value="2.63570117994554E-024" calcext:value-type="float">
            <text:p>2.64E-024</text:p>
          </table:table-cell>
          <table:table-cell table:style-name="ce3" office:value-type="float" office:value="8.89406570303384E-047" calcext:value-type="float">
            <text:p>8.89E-047</text:p>
          </table:table-cell>
          <table:table-cell table:style-name="ce3" office:value-type="float" office:value="1.41720848733105E-091" calcext:value-type="float">
            <text:p>1.42E-091</text:p>
          </table:table-cell>
          <table:table-cell table:style-name="ce3" office:value-type="float" office:value="4.97572211330754E-181" calcext:value-type="float">
            <text:p>4.98E-181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0.000000000000562582019875288" calcext:value-type="float">
            <text:p>5.63E-013</text:p>
          </table:table-cell>
          <table:table-cell table:style-name="ce3" office:value-type="float" office:value="2.89951392163112E-024" calcext:value-type="float">
            <text:p>2.90E-024</text:p>
          </table:table-cell>
          <table:table-cell table:style-name="ce3" office:value-type="float" office:value="1.07598895409136E-046" calcext:value-type="float">
            <text:p>1.08E-046</text:p>
          </table:table-cell>
          <table:table-cell table:style-name="ce3" office:value-type="float" office:value="2.07348864674035E-091" calcext:value-type="float">
            <text:p>2.07E-091</text:p>
          </table:table-cell>
          <table:table-cell table:style-name="ce3" office:value-type="float" office:value="1.064815110715E-180" calcext:value-type="float">
            <text:p>1.06E-180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0.000000000000591537037259022" calcext:value-type="float">
            <text:p>5.92E-013</text:p>
          </table:table-cell>
          <table:table-cell table:style-name="ce3" office:value-type="float" office:value="3.20453739577105E-024" calcext:value-type="float">
            <text:p>3.20E-024</text:p>
          </table:table-cell>
          <table:table-cell table:style-name="ce3" office:value-type="float" office:value="1.31380118986495E-046" calcext:value-type="float">
            <text:p>1.31E-046</text:p>
          </table:table-cell>
          <table:table-cell table:style-name="ce3" office:value-type="float" office:value="3.09022805891924E-091" calcext:value-type="float">
            <text:p>3.09E-091</text:p>
          </table:table-cell>
          <table:table-cell table:style-name="ce3" office:value-type="float" office:value="2.36443682492529E-180" calcext:value-type="float">
            <text:p>2.36E-180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0.000000000000624123399171997" calcext:value-type="float">
            <text:p>6.24E-013</text:p>
          </table:table-cell>
          <table:table-cell table:style-name="ce3" office:value-type="float" office:value="3.56598303922187E-024" calcext:value-type="float">
            <text:p>3.57E-024</text:p>
          </table:table-cell>
          <table:table-cell table:style-name="ce3" office:value-type="float" office:value="1.62625067375833E-046" calcext:value-type="float">
            <text:p>1.63E-046</text:p>
          </table:table-cell>
          <table:table-cell table:style-name="ce3" office:value-type="float" office:value="4.73303838248125E-091" calcext:value-type="float">
            <text:p>4.73E-091</text:p>
          </table:table-cell>
          <table:table-cell table:style-name="ce3" office:value-type="float" office:value="5.54489188901677E-180" calcext:value-type="float">
            <text:p>5.54E-180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0.000000000000660409247963897" calcext:value-type="float">
            <text:p>6.60E-013</text:p>
          </table:table-cell>
          <table:table-cell table:style-name="ce3" office:value-type="float" office:value="3.99109468292646E-024" calcext:value-type="float">
            <text:p>3.99E-024</text:p>
          </table:table-cell>
          <table:table-cell table:style-name="ce3" office:value-type="float" office:value="2.03625909279938E-046" calcext:value-type="float">
            <text:p>2.04E-046</text:p>
          </table:table-cell>
          <table:table-cell table:style-name="ce3" office:value-type="float" office:value="7.41745873592945E-091" calcext:value-type="float">
            <text:p>7.42E-091</text:p>
          </table:table-cell>
          <table:table-cell table:style-name="ce3" office:value-type="float" office:value="1.36138674790639E-179" calcext:value-type="float">
            <text:p>1.36E-179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0.000000000000700781557894186" calcext:value-type="float">
            <text:p>7.01E-013</text:p>
          </table:table-cell>
          <table:table-cell table:style-name="ce3" office:value-type="float" office:value="4.49209598018289E-024" calcext:value-type="float">
            <text:p>4.49E-024</text:p>
          </table:table-cell>
          <table:table-cell table:style-name="ce3" office:value-type="float" office:value="2.57844105054766E-046" calcext:value-type="float">
            <text:p>2.58E-046</text:p>
          </table:table-cell>
          <table:table-cell table:style-name="ce3" office:value-type="float" office:value="1.18882465598496E-090" calcext:value-type="float">
            <text:p>1.19E-090</text:p>
          </table:table-cell>
          <table:table-cell table:style-name="ce3" office:value-type="float" office:value="3.49588291319256E-179" calcext:value-type="float">
            <text:p>3.50E-179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0.000000000000744234679556763" calcext:value-type="float">
            <text:p>7.44E-013</text:p>
          </table:table-cell>
          <table:table-cell table:style-name="ce3" office:value-type="float" office:value="5.0642843724404E-024" calcext:value-type="float">
            <text:p>5.06E-024</text:p>
          </table:table-cell>
          <table:table-cell table:style-name="ce3" office:value-type="float" office:value="3.27568352622174E-046" calcext:value-type="float">
            <text:p>3.28E-046</text:p>
          </table:table-cell>
          <table:table-cell table:style-name="ce3" office:value-type="float" office:value="1.91786492771776E-090" calcext:value-type="float">
            <text:p>1.92E-090</text:p>
          </table:table-cell>
          <table:table-cell table:style-name="ce3" office:value-type="float" office:value="9.09502971855958E-179" calcext:value-type="float">
            <text:p>9.10E-179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0.000000000000794948305507872" calcext:value-type="float">
            <text:p>7.95E-013</text:p>
          </table:table-cell>
          <table:table-cell table:style-name="ce3" office:value-type="float" office:value="5.77526468001156E-024" calcext:value-type="float">
            <text:p>5.78E-024</text:p>
          </table:table-cell>
          <table:table-cell table:style-name="ce3" office:value-type="float" office:value="4.25791172978755E-046" calcext:value-type="float">
            <text:p>4.26E-046</text:p>
          </table:table-cell>
          <table:table-cell table:style-name="ce3" office:value-type="float" office:value="3.23891043403516E-090" calcext:value-type="float">
            <text:p>3.24E-090</text:p>
          </table:table-cell>
          <table:table-cell table:style-name="ce3" office:value-type="float" office:value="2.59296604995883E-178" calcext:value-type="float">
            <text:p>2.59E-178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0.000000000000851156424188356" calcext:value-type="float">
            <text:p>8.51E-013</text:p>
          </table:table-cell>
          <table:table-cell table:style-name="ce3" office:value-type="float" office:value="6.61759528930434E-024" calcext:value-type="float">
            <text:p>6.62E-024</text:p>
          </table:table-cell>
          <table:table-cell table:style-name="ce3" office:value-type="float" office:value="5.58767820642809E-046" calcext:value-type="float">
            <text:p>5.59E-046</text:p>
          </table:table-cell>
          <table:table-cell table:style-name="ce3" office:value-type="float" office:value="5.57507966313762E-090" calcext:value-type="float">
            <text:p>5.58E-090</text:p>
          </table:table-cell>
          <table:table-cell table:style-name="ce3" office:value-type="float" office:value="7.67934698275031E-178" calcext:value-type="float">
            <text:p>7.68E-178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0.000000000000913443810166935" calcext:value-type="float">
            <text:p>9.13E-013</text:p>
          </table:table-cell>
          <table:table-cell table:style-name="ce3" office:value-type="float" office:value="7.61770396250591E-024" calcext:value-type="float">
            <text:p>7.62E-024</text:p>
          </table:table-cell>
          <table:table-cell table:style-name="ce3" office:value-type="float" office:value="7.40028699868395E-046" calcext:value-type="float">
            <text:p>7.40E-046</text:p>
          </table:table-cell>
          <table:table-cell table:style-name="ce3" office:value-type="float" office:value="9.77370846489819E-090" calcext:value-type="float">
            <text:p>9.77E-090</text:p>
          </table:table-cell>
          <table:table-cell table:style-name="ce3" office:value-type="float" office:value="2.35915567548951E-177" calcext:value-type="float">
            <text:p>2.36E-177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0.000000000000983466218741316" calcext:value-type="float">
            <text:p>9.83E-013</text:p>
          </table:table-cell>
          <table:table-cell table:style-name="ce3" office:value-type="float" office:value="8.82565338139443E-024" calcext:value-type="float">
            <text:p>8.83E-024</text:p>
          </table:table-cell>
          <table:table-cell table:style-name="ce3" office:value-type="float" office:value="9.92776689531507E-046" calcext:value-type="float">
            <text:p>9.93E-046</text:p>
          </table:table-cell>
          <table:table-cell table:style-name="ce3" office:value-type="float" office:value="1.75803508833542E-089" calcext:value-type="float">
            <text:p>1.76E-089</text:p>
          </table:table-cell>
          <table:table-cell table:style-name="ce3" office:value-type="float" office:value="7.62954088310412E-177" calcext:value-type="float">
            <text:p>7.63E-177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0.00000000000106205840834539" calcext:value-type="float">
            <text:p>1.06E-012</text:p>
          </table:table-cell>
          <table:table-cell table:style-name="ce3" office:value-type="float" office:value="1.02868270901245E-023" calcext:value-type="float">
            <text:p>1.03E-023</text:p>
          </table:table-cell>
          <table:table-cell table:style-name="ce3" office:value-type="float" office:value="1.34792805303345E-045" calcext:value-type="float">
            <text:p>1.35E-045</text:p>
          </table:table-cell>
          <table:table-cell table:style-name="ce3" office:value-type="float" office:value="3.23898238049627E-089" calcext:value-type="float">
            <text:p>3.24E-089</text:p>
          </table:table-cell>
          <table:table-cell table:style-name="ce3" office:value-type="float" office:value="2.5885476875937E-176" calcext:value-type="float">
            <text:p>2.59E-176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0.00000000000114861900448169" calcext:value-type="float">
            <text:p>1.15E-012</text:p>
          </table:table-cell>
          <table:table-cell table:style-name="ce3" office:value-type="float" office:value="1.20250577201989E-023" calcext:value-type="float">
            <text:p>1.20E-023</text:p>
          </table:table-cell>
          <table:table-cell table:style-name="ce3" office:value-type="float" office:value="1.84084708742753E-045" calcext:value-type="float">
            <text:p>1.84E-045</text:p>
          </table:table-cell>
          <table:table-cell table:style-name="ce3" office:value-type="float" office:value="6.03746888779582E-089" calcext:value-type="float">
            <text:p>6.04E-089</text:p>
          </table:table-cell>
          <table:table-cell table:style-name="ce3" office:value-type="float" office:value="8.98956393882169E-176" calcext:value-type="float">
            <text:p>8.99E-176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0.00000000000124507502864614" calcext:value-type="float">
            <text:p>1.25E-012</text:p>
          </table:table-cell>
          <table:table-cell table:style-name="ce3" office:value-type="float" office:value="1.41210789676439E-023" calcext:value-type="float">
            <text:p>1.41E-023</text:p>
          </table:table-cell>
          <table:table-cell table:style-name="ce3" office:value-type="float" office:value="2.53693551221176E-045" calcext:value-type="float">
            <text:p>2.54E-045</text:p>
          </table:table-cell>
          <table:table-cell table:style-name="ce3" office:value-type="float" office:value="1.1459703020576E-088" calcext:value-type="float">
            <text:p>1.15E-088</text:p>
          </table:table-cell>
          <table:table-cell table:style-name="ce3" office:value-type="float" office:value="3.23710710210098E-175" calcext:value-type="float">
            <text:p>3.24E-175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0.00000000000135295308813874" calcext:value-type="float">
            <text:p>1.35E-012</text:p>
          </table:table-cell>
          <table:table-cell table:style-name="ce3" office:value-type="float" office:value="1.66638144174085E-023" calcext:value-type="float">
            <text:p>1.67E-023</text:p>
          </table:table-cell>
          <table:table-cell table:style-name="ce3" office:value-type="float" office:value="3.53055311125113E-045" calcext:value-type="float">
            <text:p>3.53E-045</text:p>
          </table:table-cell>
          <table:table-cell table:style-name="ce3" office:value-type="float" office:value="2.21801773619071E-088" calcext:value-type="float">
            <text:p>2.22E-088</text:p>
          </table:table-cell>
          <table:table-cell table:style-name="ce3" office:value-type="float" office:value="1.21202911120152E-174" calcext:value-type="float">
            <text:p>1.21E-174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0.00000000000146817591316387" calcext:value-type="float">
            <text:p>1.47E-012</text:p>
          </table:table-cell>
          <table:table-cell table:style-name="ce3" office:value-type="float" office:value="1.96110096886695E-023" calcext:value-type="float">
            <text:p>1.96E-023</text:p>
          </table:table-cell>
          <table:table-cell table:style-name="ce3" office:value-type="float" office:value="4.88671301652554E-045" calcext:value-type="float">
            <text:p>4.89E-045</text:p>
          </table:table-cell>
          <table:table-cell table:style-name="ce3" office:value-type="float" office:value="4.246594508181E-088" calcext:value-type="float">
            <text:p>4.25E-088</text:p>
          </table:table-cell>
          <table:table-cell table:style-name="ce3" office:value-type="float" office:value="4.44057068612245E-174" calcext:value-type="float">
            <text:p>4.44E-174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0.00000000000160251053750337" calcext:value-type="float">
            <text:p>1.60E-012</text:p>
          </table:table-cell>
          <table:table-cell table:style-name="ce3" office:value-type="float" office:value="2.33485349146224E-023" calcext:value-type="float">
            <text:p>2.33E-023</text:p>
          </table:table-cell>
          <table:table-cell table:style-name="ce3" office:value-type="float" office:value="6.92209439554188E-045" calcext:value-type="float">
            <text:p>6.92E-045</text:p>
          </table:table-cell>
          <table:table-cell table:style-name="ce3" office:value-type="float" office:value="8.51506978174574E-088" calcext:value-type="float">
            <text:p>8.52E-088</text:p>
          </table:table-cell>
          <table:table-cell table:style-name="ce3" office:value-type="float" office:value="1.78438776824189E-173" calcext:value-type="float">
            <text:p>1.78E-173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0.00000000000175241939387565" calcext:value-type="float">
            <text:p>1.75E-012</text:p>
          </table:table-cell>
          <table:table-cell table:style-name="ce3" office:value-type="float" office:value="2.79022934287273E-023" calcext:value-type="float">
            <text:p>2.79E-023</text:p>
          </table:table-cell>
          <table:table-cell table:style-name="ce3" office:value-type="float" office:value="9.87849464429587E-045" calcext:value-type="float">
            <text:p>9.88E-045</text:p>
          </table:table-cell>
          <table:table-cell table:style-name="ce3" office:value-type="float" office:value="1.73297446990108E-087" calcext:value-type="float">
            <text:p>1.73E-087</text:p>
          </table:table-cell>
          <table:table-cell table:style-name="ce3" office:value-type="float" office:value="7.38660467141671E-173" calcext:value-type="float">
            <text:p>7.39E-173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0.00000000000191992440725135" calcext:value-type="float">
            <text:p>1.92E-012</text:p>
          </table:table-cell>
          <table:table-cell table:style-name="ce3" office:value-type="float" office:value="3.34680035468615E-023" calcext:value-type="float">
            <text:p>3.35E-023</text:p>
          </table:table-cell>
          <table:table-cell table:style-name="ce3" office:value-type="float" office:value="1.42021687693848E-044" calcext:value-type="float">
            <text:p>1.42E-044</text:p>
          </table:table-cell>
          <table:table-cell table:style-name="ce3" office:value-type="float" office:value="3.57938740770814E-087" calcext:value-type="float">
            <text:p>3.58E-087</text:p>
          </table:table-cell>
          <table:table-cell table:style-name="ce3" office:value-type="float" office:value="3.14932629175756E-172" calcext:value-type="float">
            <text:p>3.15E-172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0.00000000000210832485508634" calcext:value-type="float">
            <text:p>2.11E-012</text:p>
          </table:table-cell>
          <table:table-cell table:style-name="ce3" office:value-type="float" office:value="4.03296443980587E-023" calcext:value-type="float">
            <text:p>4.03E-023</text:p>
          </table:table-cell>
          <table:table-cell table:style-name="ce3" office:value-type="float" office:value="2.060712983798E-044" calcext:value-type="float">
            <text:p>2.06E-044</text:p>
          </table:table-cell>
          <table:table-cell table:style-name="ce3" office:value-type="float" office:value="7.530306316558E-087" calcext:value-type="float">
            <text:p>7.53E-087</text:p>
          </table:table-cell>
          <table:table-cell table:style-name="ce3" office:value-type="float" office:value="1.39301457551946E-171" calcext:value-type="float">
            <text:p>1.39E-171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0.00000000000232053386464371" calcext:value-type="float">
            <text:p>2.32E-012</text:p>
          </table:table-cell>
          <table:table-cell table:style-name="ce3" office:value-type="float" office:value="4.88205850171934E-023" calcext:value-type="float">
            <text:p>4.88E-023</text:p>
          </table:table-cell>
          <table:table-cell table:style-name="ce3" office:value-type="float" office:value="3.01743417930711E-044" calcext:value-type="float">
            <text:p>3.02E-044</text:p>
          </table:table-cell>
          <table:table-cell table:style-name="ce3" office:value-type="float" office:value="1.61332141571273E-086" calcext:value-type="float">
            <text:p>1.61E-086</text:p>
          </table:table-cell>
          <table:table-cell table:style-name="ce3" office:value-type="float" office:value="6.38987870049512E-171" calcext:value-type="float">
            <text:p>6.39E-171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0.00000000000255839273935596" calcext:value-type="float">
            <text:p>2.56E-012</text:p>
          </table:table-cell>
          <table:table-cell table:style-name="ce3" office:value-type="float" office:value="5.92968021744893E-023" calcext:value-type="float">
            <text:p>5.93E-023</text:p>
          </table:table-cell>
          <table:table-cell table:style-name="ce3" office:value-type="float" office:value="4.44783787543373E-044" calcext:value-type="float">
            <text:p>4.45E-044</text:p>
          </table:table-cell>
          <table:table-cell table:style-name="ce3" office:value-type="float" office:value="3.50269393174226E-086" calcext:value-type="float">
            <text:p>3.50E-086</text:p>
          </table:table-cell>
          <table:table-cell table:style-name="ce3" office:value-type="float" office:value="3.01000672948417E-170" calcext:value-type="float">
            <text:p>3.01E-170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0.00000000000282959974073511" calcext:value-type="float">
            <text:p>2.83E-012</text:p>
          </table:table-cell>
          <table:table-cell table:style-name="ce3" office:value-type="float" office:value="7.24774915744634E-023" calcext:value-type="float">
            <text:p>7.25E-023</text:p>
          </table:table-cell>
          <table:table-cell table:style-name="ce3" office:value-type="float" office:value="6.63946632867915E-044" calcext:value-type="float">
            <text:p>6.64E-044</text:p>
          </table:table-cell>
          <table:table-cell table:style-name="ce3" office:value-type="float" office:value="7.79857942266297E-086" calcext:value-type="float">
            <text:p>7.80E-086</text:p>
          </table:table-cell>
          <table:table-cell table:style-name="ce3" office:value-type="float" office:value="1.49105463144555E-169" calcext:value-type="float">
            <text:p>1.49E-169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0.00000000000313736613677496" calcext:value-type="float">
            <text:p>3.14E-012</text:p>
          </table:table-cell>
          <table:table-cell table:style-name="ce3" office:value-type="float" office:value="8.90283993388204E-023" calcext:value-type="float">
            <text:p>8.90E-023</text:p>
          </table:table-cell>
          <table:table-cell table:style-name="ce3" office:value-type="float" office:value="1.00095043219684E-043" calcext:value-type="float">
            <text:p>1.00E-043</text:p>
          </table:table-cell>
          <table:table-cell table:style-name="ce3" office:value-type="float" office:value="1.77095364581849E-085" calcext:value-type="float">
            <text:p>1.77E-085</text:p>
          </table:table-cell>
          <table:table-cell table:style-name="ce3" office:value-type="float" office:value="7.68360996279208E-169" calcext:value-type="float">
            <text:p>7.68E-169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0.00000000000348690446849279" calcext:value-type="float">
            <text:p>3.49E-012</text:p>
          </table:table-cell>
          <table:table-cell table:style-name="ce3" office:value-type="float" office:value="1.09878340607409E-022" calcext:value-type="float">
            <text:p>1.10E-022</text:p>
          </table:table-cell>
          <table:table-cell table:style-name="ce3" office:value-type="float" office:value="1.5233385131445E-043" calcext:value-type="float">
            <text:p>1.52E-043</text:p>
          </table:table-cell>
          <table:table-cell table:style-name="ce3" office:value-type="float" office:value="4.09822575410531E-085" calcext:value-type="float">
            <text:p>4.10E-085</text:p>
          </table:table-cell>
          <table:table-cell table:style-name="ce3" office:value-type="float" office:value="4.11168629083098E-168" calcext:value-type="float">
            <text:p>4.11E-168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0.00000000000388478841513323" calcext:value-type="float">
            <text:p>3.88E-012</text:p>
          </table:table-cell>
          <table:table-cell table:style-name="ce3" office:value-type="float" office:value="1.36266478374776E-022" calcext:value-type="float">
            <text:p>1.36E-022</text:p>
          </table:table-cell>
          <table:table-cell table:style-name="ce3" office:value-type="float" office:value="2.34074958083214E-043" calcext:value-type="float">
            <text:p>2.34E-043</text:p>
          </table:table-cell>
          <table:table-cell table:style-name="ce3" office:value-type="float" office:value="9.66766574223551E-085" calcext:value-type="float">
            <text:p>9.67E-085</text:p>
          </table:table-cell>
          <table:table-cell table:style-name="ce3" office:value-type="float" office:value="2.28632151684018E-167" calcext:value-type="float">
            <text:p>2.29E-16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0.00000000000431971588668545" calcext:value-type="float">
            <text:p>4.32E-012</text:p>
          </table:table-cell>
          <table:table-cell table:style-name="ce3" office:value-type="float" office:value="1.68341259471116E-022" calcext:value-type="float">
            <text:p>1.68E-022</text:p>
          </table:table-cell>
          <table:table-cell table:style-name="ce3" office:value-type="float" office:value="3.56916307551344E-043" calcext:value-type="float">
            <text:p>3.57E-043</text:p>
          </table:table-cell>
          <table:table-cell table:style-name="ce3" office:value-type="float" office:value="2.24572531712287E-084" calcext:value-type="float">
            <text:p>2.25E-084</text:p>
          </table:table-cell>
          <table:table-cell table:style-name="ce3" office:value-type="float" office:value="1.23275007594095E-166" calcext:value-type="float">
            <text:p>1.23E-16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0.00000000000484124145171666" calcext:value-type="float">
            <text:p>4.84E-012</text:p>
          </table:table-cell>
          <table:table-cell table:style-name="ce3" office:value-type="float" office:value="2.11245979808103E-022" calcext:value-type="float">
            <text:p>2.11E-022</text:p>
          </table:table-cell>
          <table:table-cell table:style-name="ce3" office:value-type="float" office:value="5.61484461828887E-043" calcext:value-type="float">
            <text:p>5.61E-043</text:p>
          </table:table-cell>
          <table:table-cell table:style-name="ce3" office:value-type="float" office:value="5.55237433427233E-084" calcext:value-type="float">
            <text:p>5.55E-084</text:p>
          </table:table-cell>
          <table:table-cell table:style-name="ce3" office:value-type="float" office:value="7.52935605167807E-166" calcext:value-type="float">
            <text:p>7.53E-16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0.00000000000543711651688329" calcext:value-type="float">
            <text:p>5.44E-012</text:p>
          </table:table-cell>
          <table:table-cell table:style-name="ce3" office:value-type="float" office:value="2.66192489465699E-022" calcext:value-type="float">
            <text:p>2.66E-022</text:p>
          </table:table-cell>
          <table:table-cell table:style-name="ce3" office:value-type="float" office:value="8.90668753481632E-043" calcext:value-type="float">
            <text:p>8.91E-043</text:p>
          </table:table-cell>
          <table:table-cell table:style-name="ce3" office:value-type="float" office:value="1.39573520060567E-083" calcext:value-type="float">
            <text:p>1.40E-083</text:p>
          </table:table-cell>
          <table:table-cell table:style-name="ce3" office:value-type="float" office:value="4.75371940311937E-165" calcext:value-type="float">
            <text:p>4.75E-16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0.00000000000612174757454807" calcext:value-type="float">
            <text:p>6.12E-012</text:p>
          </table:table-cell>
          <table:table-cell table:style-name="ce3" office:value-type="float" office:value="3.37116452106783E-022" calcext:value-type="float">
            <text:p>3.37E-022</text:p>
          </table:table-cell>
          <table:table-cell table:style-name="ce3" office:value-type="float" office:value="1.42703483130969E-042" calcext:value-type="float">
            <text:p>1.43E-042</text:p>
          </table:table-cell>
          <table:table-cell table:style-name="ce3" office:value-type="float" office:value="3.57925969869836E-083" calcext:value-type="float">
            <text:p>3.58E-083</text:p>
          </table:table-cell>
          <table:table-cell table:style-name="ce3" office:value-type="float" office:value="3.12340160341623E-164" calcext:value-type="float">
            <text:p>3.12E-164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0.00000000000691297466203458" calcext:value-type="float">
            <text:p>6.91E-012</text:p>
          </table:table-cell>
          <table:table-cell table:style-name="ce3" office:value-type="float" office:value="4.29452085981306E-022" calcext:value-type="float">
            <text:p>4.29E-022</text:p>
          </table:table-cell>
          <table:table-cell table:style-name="ce3" office:value-type="float" office:value="2.31333468031859E-042" calcext:value-type="float">
            <text:p>2.31E-042</text:p>
          </table:table-cell>
          <table:table-cell table:style-name="ce3" office:value-type="float" office:value="9.39590422345384E-083" calcext:value-type="float">
            <text:p>9.40E-083</text:p>
          </table:table-cell>
          <table:table-cell table:style-name="ce3" office:value-type="float" office:value="2.15039112126678E-163" calcext:value-type="float">
            <text:p>2.15E-163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0.00000000000782646828906315" calcext:value-type="float">
            <text:p>7.83E-012</text:p>
          </table:table-cell>
          <table:table-cell table:style-name="ce3" office:value-type="float" office:value="5.49867915133214E-022" calcext:value-type="float">
            <text:p>5.50E-022</text:p>
          </table:table-cell>
          <table:table-cell table:style-name="ce3" office:value-type="float" office:value="3.78831059946254E-042" calcext:value-type="float">
            <text:p>3.79E-042</text:p>
          </table:table-cell>
          <table:table-cell table:style-name="ce3" office:value-type="float" office:value="2.51695553075127E-082" calcext:value-type="float">
            <text:p>2.52E-082</text:p>
          </table:table-cell>
          <table:table-cell table:style-name="ce3" office:value-type="float" office:value="1.54161591115673E-162" calcext:value-type="float">
            <text:p>1.54E-162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0.00000000000889191558437288" calcext:value-type="float">
            <text:p>8.89E-012</text:p>
          </table:table-cell>
          <table:table-cell table:style-name="ce3" office:value-type="float" office:value="7.08992464650833E-022" calcext:value-type="float">
            <text:p>7.09E-022</text:p>
          </table:table-cell>
          <table:table-cell table:style-name="ce3" office:value-type="float" office:value="6.29090547167898E-042" calcext:value-type="float">
            <text:p>6.29E-042</text:p>
          </table:table-cell>
          <table:table-cell table:style-name="ce3" office:value-type="float" office:value="6.9328938348557E-082" calcext:value-type="float">
            <text:p>6.93E-082</text:p>
          </table:table-cell>
          <table:table-cell table:style-name="ce3" office:value-type="float" office:value="1.16847966044252E-161" calcext:value-type="float">
            <text:p>1.17E-161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0.0000000000101322155227598" calcext:value-type="float">
            <text:p>1.01E-011</text:p>
          </table:table-cell>
          <table:table-cell table:style-name="ce3" office:value-type="float" office:value="9.19534565238156E-022" calcext:value-type="float">
            <text:p>9.20E-022</text:p>
          </table:table-cell>
          <table:table-cell table:style-name="ce3" office:value-type="float" office:value="1.0569398504695E-041" calcext:value-type="float">
            <text:p>1.06E-041</text:p>
          </table:table-cell>
          <table:table-cell table:style-name="ce3" office:value-type="float" office:value="1.95467899304258E-081" calcext:value-type="float">
            <text:p>1.95E-081</text:p>
          </table:table-cell>
          <table:table-cell table:style-name="ce3" office:value-type="float" office:value="9.27883600954776E-161" calcext:value-type="float">
            <text:p>9.28E-161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0.0000000000115640385397234" calcext:value-type="float">
            <text:p>1.16E-011</text:p>
          </table:table-cell>
          <table:table-cell table:style-name="ce3" office:value-type="float" office:value="1.19639684053476E-021" calcext:value-type="float">
            <text:p>1.20E-021</text:p>
          </table:table-cell>
          <table:table-cell table:style-name="ce3" office:value-type="float" office:value="1.78705086100253E-041" calcext:value-type="float">
            <text:p>1.79E-041</text:p>
          </table:table-cell>
          <table:table-cell table:style-name="ce3" office:value-type="float" office:value="5.58114274727765E-081" calcext:value-type="float">
            <text:p>5.58E-081</text:p>
          </table:table-cell>
          <table:table-cell table:style-name="ce3" office:value-type="float" office:value="7.55661406461078E-160" calcext:value-type="float">
            <text:p>7.56E-160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0.0000000000131481297769713" calcext:value-type="float">
            <text:p>1.31E-011</text:p>
          </table:table-cell>
          <table:table-cell table:style-name="ce3" office:value-type="float" office:value="1.54486503121895E-021" calcext:value-type="float">
            <text:p>1.54E-021</text:p>
          </table:table-cell>
          <table:table-cell table:style-name="ce3" office:value-type="float" office:value="2.97611317114714E-041" calcext:value-type="float">
            <text:p>2.98E-041</text:p>
          </table:table-cell>
          <table:table-cell table:style-name="ce3" office:value-type="float" office:value="1.54607970431145E-080" calcext:value-type="float">
            <text:p>1.55E-080</text:p>
          </table:table-cell>
          <table:table-cell table:style-name="ce3" office:value-type="float" office:value="5.79281772828339E-159" calcext:value-type="float">
            <text:p>5.79E-159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0.000000000015077832422841" calcext:value-type="float">
            <text:p>1.51E-011</text:p>
          </table:table-cell>
          <table:table-cell table:style-name="ce3" office:value-type="float" office:value="2.02912229186211E-021" calcext:value-type="float">
            <text:p>2.03E-021</text:p>
          </table:table-cell>
          <table:table-cell table:style-name="ce3" office:value-type="float" office:value="5.12774225805564E-041" calcext:value-type="float">
            <text:p>5.13E-041</text:p>
          </table:table-cell>
          <table:table-cell table:style-name="ce3" office:value-type="float" office:value="4.5838269782847E-080" calcext:value-type="float">
            <text:p>4.58E-080</text:p>
          </table:table-cell>
          <table:table-cell table:style-name="ce3" office:value-type="float" office:value="5.0861621306636E-158" calcext:value-type="float">
            <text:p>5.09E-158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0.0000000000173687964764399" calcext:value-type="float">
            <text:p>1.74E-011</text:p>
          </table:table-cell>
          <table:table-cell table:style-name="ce3" office:value-type="float" office:value="2.68914411254015E-021" calcext:value-type="float">
            <text:p>2.69E-021</text:p>
          </table:table-cell>
          <table:table-cell table:style-name="ce3" office:value-type="float" office:value="8.99402884963258E-041" calcext:value-type="float">
            <text:p>8.99E-041</text:p>
          </table:table-cell>
          <table:table-cell table:style-name="ce3" office:value-type="float" office:value="1.4083217543778E-079" calcext:value-type="float">
            <text:p>1.41E-079</text:p>
          </table:table-cell>
          <table:table-cell table:style-name="ce3" office:value-type="float" office:value="4.79536006282815E-157" calcext:value-type="float">
            <text:p>4.80E-157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0.0000000000200455412503155" calcext:value-type="float">
            <text:p>2.00E-011</text:p>
          </table:table-cell>
          <table:table-cell table:style-name="ce3" office:value-type="float" office:value="3.57717785758658E-021" calcext:value-type="float">
            <text:p>3.58E-021</text:p>
          </table:table-cell>
          <table:table-cell table:style-name="ce3" office:value-type="float" office:value="1.58931090995915E-040" calcext:value-type="float">
            <text:p>1.59E-040</text:p>
          </table:table-cell>
          <table:table-cell table:style-name="ce3" office:value-type="float" office:value="4.39150555325035E-079" calcext:value-type="float">
            <text:p>4.39E-079</text:p>
          </table:table-cell>
          <table:table-cell table:style-name="ce3" office:value-type="float" office:value="4.65707152632854E-156" calcext:value-type="float">
            <text:p>4.66E-156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0.000000000023172582770766" calcext:value-type="float">
            <text:p>2.32E-011</text:p>
          </table:table-cell>
          <table:table-cell table:style-name="ce3" office:value-type="float" office:value="4.7738745089046E-021" calcext:value-type="float">
            <text:p>4.77E-021</text:p>
          </table:table-cell>
          <table:table-cell table:style-name="ce3" office:value-type="float" office:value="2.82655506168705E-040" calcext:value-type="float">
            <text:p>2.83E-040</text:p>
          </table:table-cell>
          <table:table-cell table:style-name="ce3" office:value-type="float" office:value="1.38707050061705E-078" calcext:value-type="float">
            <text:p>1.39E-078</text:p>
          </table:table-cell>
          <table:table-cell table:style-name="ce3" office:value-type="float" office:value="4.64020522565423E-155" calcext:value-type="float">
            <text:p>4.64E-155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0.0000000000268568752322029" calcext:value-type="float">
            <text:p>2.69E-011</text:p>
          </table:table-cell>
          <table:table-cell table:style-name="ce3" office:value-type="float" office:value="6.40372732759224E-021" calcext:value-type="float">
            <text:p>6.40E-021</text:p>
          </table:table-cell>
          <table:table-cell table:style-name="ce3" office:value-type="float" office:value="5.07867297047751E-040" calcext:value-type="float">
            <text:p>5.08E-040</text:p>
          </table:table-cell>
          <table:table-cell table:style-name="ce3" office:value-type="float" office:value="4.4714985364708E-078" calcext:value-type="float">
            <text:p>4.47E-078</text:p>
          </table:table-cell>
          <table:table-cell table:style-name="ce3" office:value-type="float" office:value="4.81594787978247E-154" calcext:value-type="float">
            <text:p>4.82E-154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0.0000000000311614824016695" calcext:value-type="float">
            <text:p>3.12E-011</text:p>
          </table:table-cell>
          <table:table-cell table:style-name="ce3" office:value-type="float" office:value="8.60886813243422E-021" calcext:value-type="float">
            <text:p>8.61E-021</text:p>
          </table:table-cell>
          <table:table-cell table:style-name="ce3" office:value-type="float" office:value="9.16501752858888E-040" calcext:value-type="float">
            <text:p>9.17E-040</text:p>
          </table:table-cell>
          <table:table-cell table:style-name="ce3" office:value-type="float" office:value="1.4540358930201E-077" calcext:value-type="float">
            <text:p>1.45E-077</text:p>
          </table:table-cell>
          <table:table-cell table:style-name="ce3" office:value-type="float" office:value="5.08566670338853E-153" calcext:value-type="float">
            <text:p>5.09E-153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0.0000000000361741102814661" calcext:value-type="float">
            <text:p>3.62E-011</text:p>
          </table:table-cell>
          <table:table-cell table:style-name="ce3" office:value-type="float" office:value="1.15846795376278E-020" calcext:value-type="float">
            <text:p>1.16E-020</text:p>
          </table:table-cell>
          <table:table-cell table:style-name="ce3" office:value-type="float" office:value="1.65712658067803E-039" calcext:value-type="float">
            <text:p>1.66E-039</text:p>
          </table:table-cell>
          <table:table-cell table:style-name="ce3" office:value-type="float" office:value="4.74640948743146E-077" calcext:value-type="float">
            <text:p>4.75E-077</text:p>
          </table:table-cell>
          <table:table-cell table:style-name="ce3" office:value-type="float" office:value="5.41176327712033E-152" calcext:value-type="float">
            <text:p>5.41E-152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0.0000000000420392119658159" calcext:value-type="float">
            <text:p>4.20E-011</text:p>
          </table:table-cell>
          <table:table-cell table:style-name="ce3" office:value-type="float" office:value="1.56229740028081E-020" calcext:value-type="float">
            <text:p>1.56E-020</text:p>
          </table:table-cell>
          <table:table-cell table:style-name="ce3" office:value-type="float" office:value="3.00918163555028E-039" calcext:value-type="float">
            <text:p>3.01E-039</text:p>
          </table:table-cell>
          <table:table-cell table:style-name="ce3" office:value-type="float" office:value="1.56272440138456E-076" calcext:value-type="float">
            <text:p>1.56E-076</text:p>
          </table:table-cell>
          <table:table-cell table:style-name="ce3" office:value-type="float" office:value="5.85827784845328E-151" calcext:value-type="float">
            <text:p>5.86E-151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0.0000000000492433720323503" calcext:value-type="float">
            <text:p>4.92E-011</text:p>
          </table:table-cell>
          <table:table-cell table:style-name="ce3" office:value-type="float" office:value="2.14029990126189E-020" calcext:value-type="float">
            <text:p>2.14E-020</text:p>
          </table:table-cell>
          <table:table-cell table:style-name="ce3" office:value-type="float" office:value="5.63844652696387E-039" calcext:value-type="float">
            <text:p>5.64E-039</text:p>
          </table:table-cell>
          <table:table-cell table:style-name="ce3" office:value-type="float" office:value="5.47761440729183E-076" calcext:value-type="float">
            <text:p>5.48E-076</text:p>
          </table:table-cell>
          <table:table-cell table:style-name="ce3" office:value-type="float" office:value="7.18691641343452E-150" calcext:value-type="float">
            <text:p>7.19E-150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0.00000000005790569005274" calcext:value-type="float">
            <text:p>5.79E-011</text:p>
          </table:table-cell>
          <table:table-cell table:style-name="ce3" office:value-type="float" office:value="2.95474789908424E-020" calcext:value-type="float">
            <text:p>2.95E-020</text:p>
          </table:table-cell>
          <table:table-cell table:style-name="ce3" office:value-type="float" office:value="1.07278598743379E-038" calcext:value-type="float">
            <text:p>1.07E-038</text:p>
          </table:table-cell>
          <table:table-cell table:style-name="ce3" office:value-type="float" office:value="1.97951089419224E-075" calcext:value-type="float">
            <text:p>1.98E-075</text:p>
          </table:table-cell>
          <table:table-cell table:style-name="ce3" office:value-type="float" office:value="9.37136424864919E-149" calcext:value-type="float">
            <text:p>9.37E-149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0.000000000067900384745865" calcext:value-type="float">
            <text:p>6.79E-011</text:p>
          </table:table-cell>
          <table:table-cell table:style-name="ce3" office:value-type="float" office:value="4.05624691860343E-020" calcext:value-type="float">
            <text:p>4.06E-020</text:p>
          </table:table-cell>
          <table:table-cell table:style-name="ce3" office:value-type="float" office:value="2.01830142701351E-038" calcext:value-type="float">
            <text:p>2.02E-038</text:p>
          </table:table-cell>
          <table:table-cell table:style-name="ce3" office:value-type="float" office:value="6.99464062685138E-075" calcext:value-type="float">
            <text:p>6.99E-075</text:p>
          </table:table-cell>
          <table:table-cell table:style-name="ce3" office:value-type="float" office:value="1.1682760195878E-147" calcext:value-type="float">
            <text:p>1.17E-14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0.0000000000806341723871443" calcext:value-type="float">
            <text:p>8.06E-011</text:p>
          </table:table-cell>
          <table:table-cell table:style-name="ce3" office:value-type="float" office:value="5.71023982618131E-020" calcext:value-type="float">
            <text:p>5.71E-020</text:p>
          </table:table-cell>
          <table:table-cell table:style-name="ce3" office:value-type="float" office:value="3.99246849262042E-038" calcext:value-type="float">
            <text:p>3.99E-038</text:p>
          </table:table-cell>
          <table:table-cell table:style-name="ce3" office:value-type="float" office:value="2.73191727011094E-074" calcext:value-type="float">
            <text:p>2.73E-074</text:p>
          </table:table-cell>
          <table:table-cell table:style-name="ce3" office:value-type="float" office:value="1.77914416154426E-146" calcext:value-type="float">
            <text:p>1.78E-146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0.0000000000961196128862815" calcext:value-type="float">
            <text:p>9.61E-011</text:p>
          </table:table-cell>
          <table:table-cell table:style-name="ce3" office:value-type="float" office:value="8.09931396848748E-020" calcext:value-type="float">
            <text:p>8.10E-020</text:p>
          </table:table-cell>
          <table:table-cell table:style-name="ce3" office:value-type="float" office:value="8.01668763177932E-038" calcext:value-type="float">
            <text:p>8.02E-038</text:p>
          </table:table-cell>
          <table:table-cell table:style-name="ce3" office:value-type="float" office:value="1.0993477218012E-073" calcext:value-type="float">
            <text:p>1.10E-073</text:p>
          </table:table-cell>
          <table:table-cell table:style-name="ce3" office:value-type="float" office:value="2.87592343175402E-145" calcext:value-type="float">
            <text:p>2.88E-14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0.000000000114881123058007" calcext:value-type="float">
            <text:p>1.15E-010</text:p>
          </table:table-cell>
          <table:table-cell table:style-name="ce3" office:value-type="float" office:value="1.15479795186926E-019" calcext:value-type="float">
            <text:p>1.15E-019</text:p>
          </table:table-cell>
          <table:table-cell table:style-name="ce3" office:value-type="float" office:value="1.62648824208515E-037" calcext:value-type="float">
            <text:p>1.63E-037</text:p>
          </table:table-cell>
          <table:table-cell table:style-name="ce3" office:value-type="float" office:value="4.51628681720957E-073" calcext:value-type="float">
            <text:p>4.52E-073</text:p>
          </table:table-cell>
          <table:table-cell table:style-name="ce3" office:value-type="float" office:value="4.84479125101616E-144" calcext:value-type="float">
            <text:p>4.84E-144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0.000000000137714897741529" calcext:value-type="float">
            <text:p>1.38E-010</text:p>
          </table:table-cell>
          <table:table-cell table:style-name="ce3" office:value-type="float" office:value="1.65626131548051E-019" calcext:value-type="float">
            <text:p>1.66E-019</text:p>
          </table:table-cell>
          <table:table-cell table:style-name="ce3" office:value-type="float" office:value="3.33894495136196E-037" calcext:value-type="float">
            <text:p>3.34E-037</text:p>
          </table:table-cell>
          <table:table-cell table:style-name="ce3" office:value-type="float" office:value="1.89934575978853E-072" calcext:value-type="float">
            <text:p>1.90E-072</text:p>
          </table:table-cell>
          <table:table-cell table:style-name="ce3" office:value-type="float" office:value="8.55256289568193E-143" calcext:value-type="float">
            <text:p>8.55E-143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0.000000000165419104165999" calcext:value-type="float">
            <text:p>1.65E-010</text:p>
          </table:table-cell>
          <table:table-cell table:style-name="ce3" office:value-type="float" office:value="2.38492326667197E-019" calcext:value-type="float">
            <text:p>2.38E-019</text:p>
          </table:table-cell>
          <table:table-cell table:style-name="ce3" office:value-type="float" office:value="6.90858572129892E-037" calcext:value-type="float">
            <text:p>6.91E-037</text:p>
          </table:table-cell>
          <table:table-cell table:style-name="ce3" office:value-type="float" office:value="8.11418616796663E-072" calcext:value-type="float">
            <text:p>8.11E-072</text:p>
          </table:table-cell>
          <table:table-cell table:style-name="ce3" office:value-type="float" office:value="1.55786242065237E-141" calcext:value-type="float">
            <text:p>1.56E-141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0.000000000199035372459673" calcext:value-type="float">
            <text:p>1.99E-010</text:p>
          </table:table-cell>
          <table:table-cell table:style-name="ce3" office:value-type="float" office:value="3.4457057306075E-019" calcext:value-type="float">
            <text:p>3.45E-019</text:p>
          </table:table-cell>
          <table:table-cell table:style-name="ce3" office:value-type="float" office:value="1.43900566132294E-036" calcext:value-type="float">
            <text:p>1.44E-036</text:p>
          </table:table-cell>
          <table:table-cell table:style-name="ce3" office:value-type="float" office:value="3.51276339860623E-071" calcext:value-type="float">
            <text:p>3.51E-071</text:p>
          </table:table-cell>
          <table:table-cell table:style-name="ce3" office:value-type="float" office:value="2.9138243691459E-140" calcext:value-type="float">
            <text:p>2.91E-140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0.000000000239732008678073" calcext:value-type="float">
            <text:p>2.40E-010</text:p>
          </table:table-cell>
          <table:table-cell table:style-name="ce3" office:value-type="float" office:value="4.98844678137658E-019" calcext:value-type="float">
            <text:p>4.99E-019</text:p>
          </table:table-cell>
          <table:table-cell table:style-name="ce3" office:value-type="float" office:value="3.00941632897667E-036" calcext:value-type="float">
            <text:p>3.01E-036</text:p>
          </table:table-cell>
          <table:table-cell table:style-name="ce3" office:value-type="float" office:value="1.53293768872237E-070" calcext:value-type="float">
            <text:p>1.53E-070</text:p>
          </table:table-cell>
          <table:table-cell table:style-name="ce3" office:value-type="float" office:value="5.53756535031817E-139" calcext:value-type="float">
            <text:p>5.54E-139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0.000000000289753707168718" calcext:value-type="float">
            <text:p>2.90E-010</text:p>
          </table:table-cell>
          <table:table-cell table:style-name="ce3" office:value-type="float" office:value="7.27169158556479E-019" calcext:value-type="float">
            <text:p>7.27E-019</text:p>
          </table:table-cell>
          <table:table-cell table:style-name="ce3" office:value-type="float" office:value="6.38020096478891E-036" calcext:value-type="float">
            <text:p>6.38E-036</text:p>
          </table:table-cell>
          <table:table-cell table:style-name="ce3" office:value-type="float" office:value="6.87432495375804E-070" calcext:value-type="float">
            <text:p>6.87E-070</text:p>
          </table:table-cell>
          <table:table-cell table:style-name="ce3" office:value-type="float" office:value="1.11121865593599E-137" calcext:value-type="float">
            <text:p>1.11E-137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0.000000000351143065787853" calcext:value-type="float">
            <text:p>3.51E-010</text:p>
          </table:table-cell>
          <table:table-cell table:style-name="ce3" office:value-type="float" office:value="1.06556837743505E-018" calcext:value-type="float">
            <text:p>1.07E-018</text:p>
          </table:table-cell>
          <table:table-cell table:style-name="ce3" office:value-type="float" office:value="1.3668080546903E-035" calcext:value-type="float">
            <text:p>1.37E-035</text:p>
          </table:table-cell>
          <table:table-cell table:style-name="ce3" office:value-type="float" office:value="3.14735872505023E-069" calcext:value-type="float">
            <text:p>3.15E-069</text:p>
          </table:table-cell>
          <table:table-cell table:style-name="ce3" office:value-type="float" office:value="2.32417852440672E-136" calcext:value-type="float">
            <text:p>2.32E-136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0.000000000422635214294456" calcext:value-type="float">
            <text:p>4.23E-010</text:p>
          </table:table-cell>
          <table:table-cell table:style-name="ce3" office:value-type="float" office:value="1.54027951974443E-018" calcext:value-type="float">
            <text:p>1.54E-018</text:p>
          </table:table-cell>
          <table:table-cell table:style-name="ce3" office:value-type="float" office:value="2.84934769235644E-035" calcext:value-type="float">
            <text:p>2.85E-035</text:p>
          </table:table-cell>
          <table:table-cell table:style-name="ce3" office:value-type="float" office:value="1.3646193388013E-068" calcext:value-type="float">
            <text:p>1.36E-068</text:p>
          </table:table-cell>
          <table:table-cell table:style-name="ce3" office:value-type="float" office:value="4.35966908550524E-135" calcext:value-type="float">
            <text:p>4.36E-135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0.00000000051377597091675" calcext:value-type="float">
            <text:p>5.14E-010</text:p>
          </table:table-cell>
          <table:table-cell table:style-name="ce3" office:value-type="float" office:value="2.27093020506155E-018" calcext:value-type="float">
            <text:p>2.27E-018</text:p>
          </table:table-cell>
          <table:table-cell table:style-name="ce3" office:value-type="float" office:value="6.17851682347227E-035" calcext:value-type="float">
            <text:p>6.18E-035</text:p>
          </table:table-cell>
          <table:table-cell table:style-name="ce3" office:value-type="float" office:value="6.40037944847964E-068" calcext:value-type="float">
            <text:p>6.40E-068</text:p>
          </table:table-cell>
          <table:table-cell table:style-name="ce3" office:value-type="float" office:value="9.56807526947044E-134" calcext:value-type="float">
            <text:p>9.57E-134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0.000000000625512236869909" calcext:value-type="float">
            <text:p>6.26E-010</text:p>
          </table:table-cell>
          <table:table-cell table:style-name="ce3" office:value-type="float" office:value="3.35807871558901E-018" calcext:value-type="float">
            <text:p>3.36E-018</text:p>
          </table:table-cell>
          <table:table-cell table:style-name="ce3" office:value-type="float" office:value="1.34760265144945E-034" calcext:value-type="float">
            <text:p>1.35E-034</text:p>
          </table:table-cell>
          <table:table-cell table:style-name="ce3" office:value-type="float" office:value="3.03703357011634E-067" calcext:value-type="float">
            <text:p>3.04E-067</text:p>
          </table:table-cell>
          <table:table-cell table:style-name="ce3" office:value-type="float" office:value="2.14914679610238E-132" calcext:value-type="float">
            <text:p>2.15E-132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0.000000000762727103921605" calcext:value-type="float">
            <text:p>7.63E-010</text:p>
          </table:table-cell>
          <table:table-cell table:style-name="ce3" office:value-type="float" office:value="4.98074892341268E-018" calcext:value-type="float">
            <text:p>4.98E-018</text:p>
          </table:table-cell>
          <table:table-cell table:style-name="ce3" office:value-type="float" office:value="2.95695642659541E-034" calcext:value-type="float">
            <text:p>2.96E-034</text:p>
          </table:table-cell>
          <table:table-cell table:style-name="ce3" office:value-type="float" office:value="1.45839531582378E-066" calcext:value-type="float">
            <text:p>1.46E-066</text:p>
          </table:table-cell>
          <table:table-cell table:style-name="ce3" office:value-type="float" office:value="4.94357440647832E-131" calcext:value-type="float">
            <text:p>4.94E-131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0.000000000933472659759343" calcext:value-type="float">
            <text:p>9.33E-010</text:p>
          </table:table-cell>
          <table:table-cell table:style-name="ce3" office:value-type="float" office:value="7.44145686751219E-018" calcext:value-type="float">
            <text:p>7.44E-018</text:p>
          </table:table-cell>
          <table:table-cell table:style-name="ce3" office:value-type="float" office:value="6.58272676602519E-034" calcext:value-type="float">
            <text:p>6.58E-034</text:p>
          </table:table-cell>
          <table:table-cell table:style-name="ce3" office:value-type="float" office:value="7.20798614786117E-066" calcext:value-type="float">
            <text:p>7.21E-066</text:p>
          </table:table-cell>
          <table:table-cell table:style-name="ce3" office:value-type="float" office:value="1.20447865249227E-129" calcext:value-type="float">
            <text:p>1.20E-129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0.00000000114710969702699" calcext:value-type="float">
            <text:p>1.15E-009</text:p>
          </table:table-cell>
          <table:table-cell table:style-name="ce3" office:value-type="float" office:value="1.12078148775653E-017" calcext:value-type="float">
            <text:p>1.12E-017</text:p>
          </table:table-cell>
          <table:table-cell table:style-name="ce3" office:value-type="float" office:value="1.48908969887606E-033" calcext:value-type="float">
            <text:p>1.49E-033</text:p>
          </table:table-cell>
          <table:table-cell table:style-name="ce3" office:value-type="float" office:value="3.67802043601257E-065" calcext:value-type="float">
            <text:p>3.68E-065</text:p>
          </table:table-cell>
          <table:table-cell table:style-name="ce3" office:value-type="float" office:value="3.12775808129293E-128" calcext:value-type="float">
            <text:p>3.13E-128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00141618796985982" calcext:value-type="float">
            <text:p>1.42E-009</text:p>
          </table:table-cell>
          <table:table-cell table:style-name="ce3" office:value-type="float" office:value="1.70357793878644E-017" calcext:value-type="float">
            <text:p>1.70E-017</text:p>
          </table:table-cell>
          <table:table-cell table:style-name="ce3" office:value-type="float" office:value="3.43037548259623E-033" calcext:value-type="float">
            <text:p>3.43E-033</text:p>
          </table:table-cell>
          <table:table-cell table:style-name="ce3" office:value-type="float" office:value="1.94613864807015E-064" calcext:value-type="float">
            <text:p>1.95E-064</text:p>
          </table:table-cell>
          <table:table-cell table:style-name="ce3" office:value-type="float" office:value="8.73240302048651E-127" calcext:value-type="float">
            <text:p>8.73E-127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00175559588158882" calcext:value-type="float">
            <text:p>1.76E-009</text:p>
          </table:table-cell>
          <table:table-cell table:style-name="ce3" office:value-type="float" office:value="2.61055256350292E-017" calcext:value-type="float">
            <text:p>2.61E-017</text:p>
          </table:table-cell>
          <table:table-cell table:style-name="ce3" office:value-type="float" office:value="8.03104219832415E-033" calcext:value-type="float">
            <text:p>8.03E-033</text:p>
          </table:table-cell>
          <table:table-cell table:style-name="ce3" office:value-type="float" office:value="1.06341127073097E-063" calcext:value-type="float">
            <text:p>1.06E-063</text:p>
          </table:table-cell>
          <table:table-cell table:style-name="ce3" office:value-type="float" office:value="2.59967157223432E-125" calcext:value-type="float">
            <text:p>2.60E-125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00218754532983534" calcext:value-type="float">
            <text:p>2.19E-009</text:p>
          </table:table-cell>
          <table:table-cell table:style-name="ce3" office:value-type="float" office:value="4.04116590547591E-017" calcext:value-type="float">
            <text:p>4.04E-017</text:p>
          </table:table-cell>
          <table:table-cell table:style-name="ce3" office:value-type="float" office:value="1.91845655096465E-032" calcext:value-type="float">
            <text:p>1.92E-032</text:p>
          </table:table-cell>
          <table:table-cell table:style-name="ce3" office:value-type="float" office:value="6.04879142786054E-063" calcext:value-type="float">
            <text:p>6.05E-063</text:p>
          </table:table-cell>
          <table:table-cell table:style-name="ce3" office:value-type="float" office:value="8.38538252761928E-124" calcext:value-type="float">
            <text:p>8.39E-124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00273810876099817" calcext:value-type="float">
            <text:p>2.74E-009</text:p>
          </table:table-cell>
          <table:table-cell table:style-name="ce3" office:value-type="float" office:value="6.31176110138854E-017" calcext:value-type="float">
            <text:p>6.31E-017</text:p>
          </table:table-cell>
          <table:table-cell table:style-name="ce3" office:value-type="float" office:value="4.66460529458802E-032" calcext:value-type="float">
            <text:p>4.66E-032</text:p>
          </table:table-cell>
          <table:table-cell table:style-name="ce3" office:value-type="float" office:value="3.56404558279652E-062" calcext:value-type="float">
            <text:p>3.56E-062</text:p>
          </table:table-cell>
          <table:table-cell table:style-name="ce3" office:value-type="float" office:value="2.90190231024661E-122" calcext:value-type="float">
            <text:p>2.90E-122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00034141238433741" calcext:value-type="float">
            <text:p>3.41E-009</text:p>
          </table:table-cell>
          <table:table-cell table:style-name="ce3" office:value-type="float" office:value="9.78274910925984E-017" calcext:value-type="float">
            <text:p>9.78E-017</text:p>
          </table:table-cell>
          <table:table-cell table:style-name="ce3" office:value-type="float" office:value="1.11688004276605E-031" calcext:value-type="float">
            <text:p>1.12E-031</text:p>
          </table:table-cell>
          <table:table-cell table:style-name="ce3" office:value-type="float" office:value="2.03643207037813E-061" calcext:value-type="float">
            <text:p>2.04E-061</text:p>
          </table:table-cell>
          <table:table-cell table:style-name="ce3" office:value-type="float" office:value="9.44361922771447E-121" calcext:value-type="float">
            <text:p>9.44E-121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000432491931702185" calcext:value-type="float">
            <text:p>4.32E-009</text:p>
          </table:table-cell>
          <table:table-cell table:style-name="ce3" office:value-type="float" office:value="1.56453510329373E-016" calcext:value-type="float">
            <text:p>1.56E-016</text:p>
          </table:table-cell>
          <table:table-cell table:style-name="ce3" office:value-type="float" office:value="2.84637082650793E-031" calcext:value-type="float">
            <text:p>2.85E-031</text:p>
          </table:table-cell>
          <table:table-cell table:style-name="ce3" office:value-type="float" office:value="1.31778545270637E-060" calcext:value-type="float">
            <text:p>1.32E-060</text:p>
          </table:table-cell>
          <table:table-cell table:style-name="ce3" office:value-type="float" office:value="3.94052386948461E-119" calcext:value-type="float">
            <text:p>3.94E-119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000551848897041394" calcext:value-type="float">
            <text:p>5.52E-009</text:p>
          </table:table-cell>
          <table:table-cell table:style-name="ce3" office:value-type="float" office:value="2.5381562236981E-016" calcext:value-type="float">
            <text:p>2.54E-016</text:p>
          </table:table-cell>
          <table:table-cell table:style-name="ce3" office:value-type="float" office:value="7.462938641778E-031" calcext:value-type="float">
            <text:p>7.46E-031</text:p>
          </table:table-cell>
          <table:table-cell table:style-name="ce3" office:value-type="float" office:value="9.02401096858453E-060" calcext:value-type="float">
            <text:p>9.02E-060</text:p>
          </table:table-cell>
          <table:table-cell table:style-name="ce3" office:value-type="float" office:value="1.84095247185429E-117" calcext:value-type="float">
            <text:p>1.84E-117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000706622698325515" calcext:value-type="float">
            <text:p>7.07E-009</text:p>
          </table:table-cell>
          <table:table-cell table:style-name="ce3" office:value-type="float" office:value="4.14614237380456E-016" calcext:value-type="float">
            <text:p>4.15E-016</text:p>
          </table:table-cell>
          <table:table-cell table:style-name="ce3" office:value-type="float" office:value="1.98358917460347E-030" calcext:value-type="float">
            <text:p>1.98E-030</text:p>
          </table:table-cell>
          <table:table-cell table:style-name="ce3" office:value-type="float" office:value="6.34945836440668E-059" calcext:value-type="float">
            <text:p>6.35E-059</text:p>
          </table:table-cell>
          <table:table-cell table:style-name="ce3" office:value-type="float" office:value="9.07881674631807E-116" calcext:value-type="float">
            <text:p>9.08E-11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000906443585261314" calcext:value-type="float">
            <text:p>9.06E-009</text:p>
          </table:table-cell>
          <table:table-cell table:style-name="ce3" office:value-type="float" office:value="6.7966182130202E-016" calcext:value-type="float">
            <text:p>6.80E-016</text:p>
          </table:table-cell>
          <table:table-cell table:style-name="ce3" office:value-type="float" office:value="5.30867800335164E-030" calcext:value-type="float">
            <text:p>5.31E-030</text:p>
          </table:table-cell>
          <table:table-cell table:style-name="ce3" office:value-type="float" office:value="4.5290181801976E-058" calcext:value-type="float">
            <text:p>4.53E-058</text:p>
          </table:table-cell>
          <table:table-cell table:style-name="ce3" office:value-type="float" office:value="4.60065080726885E-114" calcext:value-type="float">
            <text:p>4.60E-114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00116511278582077" calcext:value-type="float">
            <text:p>1.17E-008</text:p>
          </table:table-cell>
          <table:table-cell table:style-name="ce3" office:value-type="float" office:value="1.11850358581875E-015" calcext:value-type="float">
            <text:p>1.12E-015</text:p>
          </table:table-cell>
          <table:table-cell table:style-name="ce3" office:value-type="float" office:value="1.43171408101177E-029" calcext:value-type="float">
            <text:p>1.43E-029</text:p>
          </table:table-cell>
          <table:table-cell table:style-name="ce3" office:value-type="float" office:value="3.28006843084793E-057" calcext:value-type="float">
            <text:p>3.28E-057</text:p>
          </table:table-cell>
          <table:table-cell table:style-name="ce3" office:value-type="float" office:value="2.4030958817258E-112" calcext:value-type="float">
            <text:p>2.40E-112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00149961703454945" calcext:value-type="float">
            <text:p>1.50E-008</text:p>
          </table:table-cell>
          <table:table-cell table:style-name="ce3" office:value-type="float" office:value="1.84545181686558E-015" calcext:value-type="float">
            <text:p>1.85E-015</text:p>
          </table:table-cell>
          <table:table-cell table:style-name="ce3" office:value-type="float" office:value="3.88073517154779E-029" calcext:value-type="float">
            <text:p>3.88E-029</text:p>
          </table:table-cell>
          <table:table-cell table:style-name="ce3" office:value-type="float" office:value="2.39927947441999E-056" calcext:value-type="float">
            <text:p>2.40E-056</text:p>
          </table:table-cell>
          <table:table-cell table:style-name="ce3" office:value-type="float" office:value="1.28027248140887E-110" calcext:value-type="float">
            <text:p>1.28E-110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00193356588006754" calcext:value-type="float">
            <text:p>1.93E-008</text:p>
          </table:table-cell>
          <table:table-cell table:style-name="ce3" office:value-type="float" office:value="3.05524421889313E-015" calcext:value-type="float">
            <text:p>3.06E-015</text:p>
          </table:table-cell>
          <table:table-cell table:style-name="ce3" office:value-type="float" office:value="1.0589326798925E-028" calcext:value-type="float">
            <text:p>1.06E-028</text:p>
          </table:table-cell>
          <table:table-cell table:style-name="ce3" office:value-type="float" office:value="1.77832037285374E-055" calcext:value-type="float">
            <text:p>1.78E-055</text:p>
          </table:table-cell>
          <table:table-cell table:style-name="ce3" office:value-type="float" office:value="7.00215775994427E-109" calcext:value-type="float">
            <text:p>7.00E-109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00249536213726095" calcext:value-type="float">
            <text:p>2.50E-008</text:p>
          </table:table-cell>
          <table:table-cell table:style-name="ce3" office:value-type="float" office:value="5.0667639227239E-015" calcext:value-type="float">
            <text:p>5.07E-015</text:p>
          </table:table-cell>
          <table:table-cell table:style-name="ce3" office:value-type="float" office:value="2.89901715412686E-028" calcext:value-type="float">
            <text:p>2.90E-028</text:p>
          </table:table-cell>
          <table:table-cell table:style-name="ce3" office:value-type="float" office:value="1.32659266826833E-054" calcext:value-type="float">
            <text:p>1.33E-054</text:p>
          </table:table-cell>
          <table:table-cell table:style-name="ce3" office:value-type="float" office:value="3.87880504910007E-107" calcext:value-type="float">
            <text:p>3.88E-107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00319309524748795" calcext:value-type="float">
            <text:p>3.19E-008</text:p>
          </table:table-cell>
          <table:table-cell table:style-name="ce3" office:value-type="float" office:value="8.26117453637126E-015" calcext:value-type="float">
            <text:p>8.26E-015</text:p>
          </table:table-cell>
          <table:table-cell table:style-name="ce3" office:value-type="float" office:value="7.67193836877926E-028" calcext:value-type="float">
            <text:p>7.67E-028</text:p>
          </table:table-cell>
          <table:table-cell table:style-name="ce3" office:value-type="float" office:value="9.24755816606557E-054" calcext:value-type="float">
            <text:p>9.25E-054</text:p>
          </table:table-cell>
          <table:table-cell table:style-name="ce3" office:value-type="float" office:value="1.87629768586334E-105" calcext:value-type="float">
            <text:p>1.88E-105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00413430822347737" calcext:value-type="float">
            <text:p>4.13E-008</text:p>
          </table:table-cell>
          <table:table-cell table:style-name="ce3" office:value-type="float" office:value="0.0000000000000137861548371234" calcext:value-type="float">
            <text:p>1.38E-014</text:p>
          </table:table-cell>
          <table:table-cell table:style-name="ce3" office:value-type="float" office:value="2.12615273555525E-027" calcext:value-type="float">
            <text:p>2.13E-027</text:p>
          </table:table-cell>
          <table:table-cell table:style-name="ce3" office:value-type="float" office:value="7.06701264071829E-053" calcext:value-type="float">
            <text:p>7.07E-053</text:p>
          </table:table-cell>
          <table:table-cell table:style-name="ce3" office:value-type="float" office:value="1.09041734819904E-103" calcext:value-type="float">
            <text:p>1.09E-103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00536942483138733" calcext:value-type="float">
            <text:p>5.37E-008</text:p>
          </table:table-cell>
          <table:table-cell table:style-name="ce3" office:value-type="float" office:value="0.0000000000000231439885374128" calcext:value-type="float">
            <text:p>2.31E-014</text:p>
          </table:table-cell>
          <table:table-cell table:style-name="ce3" office:value-type="float" office:value="5.96198155445012E-027" calcext:value-type="float">
            <text:p>5.96E-027</text:p>
          </table:table-cell>
          <table:table-cell table:style-name="ce3" office:value-type="float" office:value="5.52807504484779E-052" calcext:value-type="float">
            <text:p>5.53E-052</text:p>
          </table:table-cell>
          <table:table-cell table:style-name="ce3" office:value-type="float" office:value="6.63827942106716E-102" calcext:value-type="float">
            <text:p>6.64E-102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00698973693582031" calcext:value-type="float">
            <text:p>6.99E-008</text:p>
          </table:table-cell>
          <table:table-cell table:style-name="ce3" office:value-type="float" office:value="0.0000000000000390281451957127" calcext:value-type="float">
            <text:p>3.90E-014</text:p>
          </table:table-cell>
          <table:table-cell table:style-name="ce3" office:value-type="float" office:value="1.68654584111875E-026" calcext:value-type="float">
            <text:p>1.69E-026</text:p>
          </table:table-cell>
          <table:table-cell table:style-name="ce3" office:value-type="float" office:value="4.4000016223635E-051" calcext:value-type="float">
            <text:p>4.40E-051</text:p>
          </table:table-cell>
          <table:table-cell table:style-name="ce3" office:value-type="float" office:value="4.18326574627284E-100" calcext:value-type="float">
            <text:p>4.18E-100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00913994395249466" calcext:value-type="float">
            <text:p>9.14E-008</text:p>
          </table:table-cell>
          <table:table-cell table:style-name="ce3" office:value-type="float" office:value="0.000000000000066393223908941" calcext:value-type="float">
            <text:p>6.64E-014</text:p>
          </table:table-cell>
          <table:table-cell table:style-name="ce3" office:value-type="float" office:value="4.85419018532043E-026" calcext:value-type="float">
            <text:p>4.85E-026</text:p>
          </table:table-cell>
          <table:table-cell table:style-name="ce3" office:value-type="float" office:value="3.62450061016902E-050" calcext:value-type="float">
            <text:p>3.62E-050</text:p>
          </table:table-cell>
          <table:table-cell table:style-name="ce3" office:value-type="float" office:value="2.82292846812861E-098" calcext:value-type="float">
            <text:p>2.82E-09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0120167893405921" calcext:value-type="float">
            <text:p>1.20E-007</text:p>
          </table:table-cell>
          <table:table-cell table:style-name="ce3" office:value-type="float" office:value="0.000000000000114153094802116" calcext:value-type="float">
            <text:p>1.14E-013</text:p>
          </table:table-cell>
          <table:table-cell table:style-name="ce3" office:value-type="float" office:value="1.42677710465449E-025" calcext:value-type="float">
            <text:p>1.43E-025</text:p>
          </table:table-cell>
          <table:table-cell table:style-name="ce3" office:value-type="float" office:value="3.11289263229947E-049" calcext:value-type="float">
            <text:p>3.11E-049</text:p>
          </table:table-cell>
          <table:table-cell table:style-name="ce3" office:value-type="float" office:value="2.07015133942483E-096" calcext:value-type="float">
            <text:p>2.07E-096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0015830266175912" calcext:value-type="float">
            <text:p>1.58E-007</text:p>
          </table:table-cell>
          <table:table-cell table:style-name="ce3" office:value-type="float" office:value="0.00000000000019700609003758" calcext:value-type="float">
            <text:p>1.97E-013</text:p>
          </table:table-cell>
          <table:table-cell table:style-name="ce3" office:value-type="float" office:value="4.22437266607344E-025" calcext:value-type="float">
            <text:p>4.22E-025</text:p>
          </table:table-cell>
          <table:table-cell table:style-name="ce3" office:value-type="float" office:value="2.71218663165108E-048" calcext:value-type="float">
            <text:p>2.71E-048</text:p>
          </table:table-cell>
          <table:table-cell table:style-name="ce3" office:value-type="float" office:value="1.56201747549809E-094" calcext:value-type="float">
            <text:p>1.56E-094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00209124920844686" calcext:value-type="float">
            <text:p>2.09E-007</text:p>
          </table:table-cell>
          <table:table-cell table:style-name="ce3" office:value-type="float" office:value="0.000000000000341832979993674" calcext:value-type="float">
            <text:p>3.42E-013</text:p>
          </table:table-cell>
          <table:table-cell table:style-name="ce3" office:value-type="float" office:value="1.26401173800432E-024" calcext:value-type="float">
            <text:p>1.26E-024</text:p>
          </table:table-cell>
          <table:table-cell table:style-name="ce3" office:value-type="float" office:value="2.41286722072015E-047" calcext:value-type="float">
            <text:p>2.41E-047</text:p>
          </table:table-cell>
          <table:table-cell table:style-name="ce3" office:value-type="float" office:value="1.22850223797848E-092" calcext:value-type="float">
            <text:p>1.23E-092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00277036515590253" calcext:value-type="float">
            <text:p>2.77E-007</text:p>
          </table:table-cell>
          <table:table-cell table:style-name="ce3" office:value-type="float" office:value="0.000000000000596317545762126" calcext:value-type="float">
            <text:p>5.96E-013</text:p>
          </table:table-cell>
          <table:table-cell table:style-name="ce3" office:value-type="float" office:value="3.82200589269255E-024" calcext:value-type="float">
            <text:p>3.82E-024</text:p>
          </table:table-cell>
          <table:table-cell table:style-name="ce3" office:value-type="float" office:value="2.19147805474992E-046" calcext:value-type="float">
            <text:p>2.19E-046</text:p>
          </table:table-cell>
          <table:table-cell table:style-name="ce3" office:value-type="float" office:value="1.00676740046873E-090" calcext:value-type="float">
            <text:p>1.01E-090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00368654823555293" calcext:value-type="float">
            <text:p>3.69E-007</text:p>
          </table:table-cell>
          <table:table-cell table:style-name="ce3" office:value-type="float" office:value="0.00000000000104936111279207" calcext:value-type="float">
            <text:p>1.05E-012</text:p>
          </table:table-cell>
          <table:table-cell table:style-name="ce3" office:value-type="float" office:value="1.17562392697343E-023" calcext:value-type="float">
            <text:p>1.18E-023</text:p>
          </table:table-cell>
          <table:table-cell table:style-name="ce3" office:value-type="float" office:value="2.05909848874925E-045" calcext:value-type="float">
            <text:p>2.06E-045</text:p>
          </table:table-cell>
          <table:table-cell table:style-name="ce3" office:value-type="float" office:value="8.82701341554957E-089" calcext:value-type="float">
            <text:p>8.83E-089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00485856110693326" calcext:value-type="float">
            <text:p>4.86E-007</text:p>
          </table:table-cell>
          <table:table-cell table:style-name="ce3" office:value-type="float" office:value="0.00000000000181132383441397" calcext:value-type="float">
            <text:p>1.81E-012</text:p>
          </table:table-cell>
          <table:table-cell table:style-name="ce3" office:value-type="float" office:value="3.47941004004273E-023" calcext:value-type="float">
            <text:p>3.48E-023</text:p>
          </table:table-cell>
          <table:table-cell table:style-name="ce3" office:value-type="float" office:value="1.79121618624096E-044" calcext:value-type="float">
            <text:p>1.79E-044</text:p>
          </table:table-cell>
          <table:table-cell table:style-name="ce3" office:value-type="float" office:value="6.63385672563389E-087" calcext:value-type="float">
            <text:p>6.63E-087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00653963261742454" calcext:value-type="float">
            <text:p>6.54E-007</text:p>
          </table:table-cell>
          <table:table-cell table:style-name="ce3" office:value-type="float" office:value="0.00000000000325902289274725" calcext:value-type="float">
            <text:p>3.26E-012</text:p>
          </table:table-cell>
          <table:table-cell table:style-name="ce3" office:value-type="float" office:value="1.11805360696498E-022" calcext:value-type="float">
            <text:p>1.12E-022</text:p>
          </table:table-cell>
          <table:table-cell table:style-name="ce3" office:value-type="float" office:value="1.83537313286182E-043" calcext:value-type="float">
            <text:p>1.84E-043</text:p>
          </table:table-cell>
          <table:table-cell table:style-name="ce3" office:value-type="float" office:value="6.91180638066079E-085" calcext:value-type="float">
            <text:p>6.91E-085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00891448264817328" calcext:value-type="float">
            <text:p>8.91E-007</text:p>
          </table:table-cell>
          <table:table-cell table:style-name="ce3" office:value-type="float" office:value="0.00000000000601093973131981" calcext:value-type="float">
            <text:p>6.01E-012</text:p>
          </table:table-cell>
          <table:table-cell table:style-name="ce3" office:value-type="float" office:value="3.77307633371519E-022" calcext:value-type="float">
            <text:p>3.77E-022</text:p>
          </table:table-cell>
          <table:table-cell table:style-name="ce3" office:value-type="float" office:value="2.07295255275061E-042" calcext:value-type="float">
            <text:p>2.07E-042</text:p>
          </table:table-cell>
          <table:table-cell table:style-name="ce3" office:value-type="float" office:value="8.74432013379895E-083" calcext:value-type="float">
            <text:p>8.74E-083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0123009080251397" calcext:value-type="float">
            <text:p>1.23E-006</text:p>
          </table:table-cell>
          <table:table-cell table:style-name="ce3" office:value-type="float" office:value="0.000000000011354030223242" calcext:value-type="float">
            <text:p>1.14E-011</text:p>
          </table:table-cell>
          <table:table-cell table:style-name="ce3" office:value-type="float" office:value="1.33465076197254E-021" calcext:value-type="float">
            <text:p>1.33E-021</text:p>
          </table:table-cell>
          <table:table-cell table:style-name="ce3" office:value-type="float" office:value="2.57070990232256E-041" calcext:value-type="float">
            <text:p>2.57E-041</text:p>
          </table:table-cell>
          <table:table-cell table:style-name="ce3" office:value-type="float" office:value="1.33282332261928E-080" calcext:value-type="float">
            <text:p>1.33E-080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017156236202802" calcext:value-type="float">
            <text:p>1.72E-006</text:p>
          </table:table-cell>
          <table:table-cell table:style-name="ce3" office:value-type="float" office:value="0.0000000000218977189256462" calcext:value-type="float">
            <text:p>2.19E-011</text:p>
          </table:table-cell>
          <table:table-cell table:style-name="ce3" office:value-type="float" office:value="4.91871709276972E-021" calcext:value-type="float">
            <text:p>4.92E-021</text:p>
          </table:table-cell>
          <table:table-cell table:style-name="ce3" office:value-type="float" office:value="3.45825398197551E-040" calcext:value-type="float">
            <text:p>3.46E-040</text:p>
          </table:table-cell>
          <table:table-cell table:style-name="ce3" office:value-type="float" office:value="2.3889564926158E-078" calcext:value-type="float">
            <text:p>2.39E-078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0241719065680668" calcext:value-type="float">
            <text:p>2.42E-006</text:p>
          </table:table-cell>
          <table:table-cell table:style-name="ce3" office:value-type="float" office:value="0.0000000000430720433003871" calcext:value-type="float">
            <text:p>4.31E-011</text:p>
          </table:table-cell>
          <table:table-cell table:style-name="ce3" office:value-type="float" office:value="1.88428014086442E-020" calcext:value-type="float">
            <text:p>1.88E-020</text:p>
          </table:table-cell>
          <table:table-cell table:style-name="ce3" office:value-type="float" office:value="5.02317179034479E-039" calcext:value-type="float">
            <text:p>5.02E-039</text:p>
          </table:table-cell>
          <table:table-cell table:style-name="ce3" office:value-type="float" office:value="4.98848898377098E-076" calcext:value-type="float">
            <text:p>4.99E-076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0342585738220242" calcext:value-type="float">
            <text:p>3.43E-006</text:p>
          </table:table-cell>
          <table:table-cell table:style-name="ce3" office:value-type="float" office:value="0.0000000000856841898793455" calcext:value-type="float">
            <text:p>8.57E-011</text:p>
          </table:table-cell>
          <table:table-cell table:style-name="ce3" office:value-type="float" office:value="7.37906846190256E-020" calcext:value-type="float">
            <text:p>7.38E-020</text:p>
          </table:table-cell>
          <table:table-cell table:style-name="ce3" office:value-type="float" office:value="7.61998604948853E-038" calcext:value-type="float">
            <text:p>7.62E-038</text:p>
          </table:table-cell>
          <table:table-cell table:style-name="ce3" office:value-type="float" office:value="1.1354319476582E-073" calcext:value-type="float">
            <text:p>1.14E-073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style-name="ce3" office:value-type="float" office:value="0.00000487093288552011" calcext:value-type="float">
            <text:p>4.87E-006</text:p>
          </table:table-cell>
          <table:table-cell table:style-name="ce3" office:value-type="float" office:value="0.000000000171459434546219" calcext:value-type="float">
            <text:p>1.71E-010</text:p>
          </table:table-cell>
          <table:table-cell table:style-name="ce3" office:value-type="float" office:value="2.92234118189768E-019" calcext:value-type="float">
            <text:p>2.92E-019</text:p>
          </table:table-cell>
          <table:table-cell table:style-name="ce3" office:value-type="float" office:value="1.18147384688964E-036" calcext:value-type="float">
            <text:p>1.18E-036</text:p>
          </table:table-cell>
          <table:table-cell table:style-name="ce3" office:value-type="float" office:value="2.69822621378787E-071" calcext:value-type="float">
            <text:p>2.70E-07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ce3" office:value-type="float" office:value="0.00000697222342691952" calcext:value-type="float">
            <text:p>6.97E-006</text:p>
          </table:table-cell>
          <table:table-cell table:style-name="ce3" office:value-type="float" office:value="0.000000000347518744359961" calcext:value-type="float">
            <text:p>3.48E-010</text:p>
          </table:table-cell>
          <table:table-cell table:style-name="ce3" office:value-type="float" office:value="1.18649410332363E-018" calcext:value-type="float">
            <text:p>1.19E-018</text:p>
          </table:table-cell>
          <table:table-cell table:style-name="ce3" office:value-type="float" office:value="1.92388283774036E-035" calcext:value-type="float">
            <text:p>1.92E-035</text:p>
          </table:table-cell>
          <table:table-cell table:style-name="ce3" office:value-type="float" office:value="7.06687992584255E-069" calcext:value-type="float">
            <text:p>7.07E-069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table:style-name="ce3" office:value-type="float" office:value="0.0000100992938407908" calcext:value-type="float">
            <text:p>1.01E-005</text:p>
          </table:table-cell>
          <table:table-cell table:style-name="ce3" office:value-type="float" office:value="0.000000000720682109602459" calcext:value-type="float">
            <text:p>7.21E-010</text:p>
          </table:table-cell>
          <table:table-cell table:style-name="ce3" office:value-type="float" office:value="5.03830765065793E-018" calcext:value-type="float">
            <text:p>5.04E-018</text:p>
          </table:table-cell>
          <table:table-cell table:style-name="ce3" office:value-type="float" office:value="3.42345199973094E-034" calcext:value-type="float">
            <text:p>3.42E-034</text:p>
          </table:table-cell>
          <table:table-cell table:style-name="ce3" office:value-type="float" office:value="2.20794464435164E-066" calcext:value-type="float">
            <text:p>2.21E-066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office:value-type="float" office:value="0.0000146456399198882" calcext:value-type="float">
            <text:p>1.46E-005</text:p>
          </table:table-cell>
          <table:table-cell table:style-name="ce3" office:value-type="float" office:value="0.00000000149710631885592" calcext:value-type="float">
            <text:p>1.50E-009</text:p>
          </table:table-cell>
          <table:table-cell table:style-name="ce3" office:value-type="float" office:value="2.14539274620572E-017" calcext:value-type="float">
            <text:p>2.15E-017</text:p>
          </table:table-cell>
          <table:table-cell table:style-name="ce3" office:value-type="float" office:value="6.12141104914294E-033" calcext:value-type="float">
            <text:p>6.12E-033</text:p>
          </table:table-cell>
          <table:table-cell table:style-name="ce3" office:value-type="float" office:value="6.96040032206337E-064" calcext:value-type="float">
            <text:p>6.96E-064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table:style-name="ce3" office:value-type="float" office:value="0.000020814017607674" calcext:value-type="float">
            <text:p>2.08E-005</text:p>
          </table:table-cell>
          <table:table-cell table:style-name="ce3" office:value-type="float" office:value="0.00000000298729865185722" calcext:value-type="float">
            <text:p>2.99E-009</text:p>
          </table:table-cell>
          <table:table-cell table:style-name="ce3" office:value-type="float" office:value="8.42974482991855E-017" calcext:value-type="float">
            <text:p>8.43E-017</text:p>
          </table:table-cell>
          <table:table-cell table:style-name="ce3" office:value-type="float" office:value="9.32084144449932E-032" calcext:value-type="float">
            <text:p>9.32E-032</text:p>
          </table:table-cell>
          <table:table-cell table:style-name="ce3" office:value-type="float" office:value="1.59128767562123E-061" calcext:value-type="float">
            <text:p>1.59E-061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ce3" office:value-type="float" office:value="0.0000300380409005359" calcext:value-type="float">
            <text:p>3.00E-005</text:p>
          </table:table-cell>
          <table:table-cell table:style-name="ce3" office:value-type="float" office:value="0.0000000061397739363264" calcext:value-type="float">
            <text:p>6.14E-009</text:p>
          </table:table-cell>
          <table:table-cell table:style-name="ce3" office:value-type="float" office:value="3.50972408122445E-016" calcext:value-type="float">
            <text:p>3.51E-016</text:p>
          </table:table-cell>
          <table:table-cell table:style-name="ce3" office:value-type="float" office:value="1.59140649068547E-030" calcext:value-type="float">
            <text:p>1.59E-030</text:p>
          </table:table-cell>
          <table:table-cell table:style-name="ce3" office:value-type="float" office:value="4.56783039952666E-059" calcext:value-type="float">
            <text:p>4.57E-059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table:style-name="ce3" office:value-type="float" office:value="0.0000434600110986381" calcext:value-type="float">
            <text:p>4.35E-005</text:p>
          </table:table-cell>
          <table:table-cell table:style-name="ce3" office:value-type="float" office:value="0.0000000126737528822744" calcext:value-type="float">
            <text:p>1.27E-008</text:p>
          </table:table-cell>
          <table:table-cell table:style-name="ce3" office:value-type="float" office:value="1.47271905257522E-015" calcext:value-type="float">
            <text:p>1.47E-015</text:p>
          </table:table-cell>
          <table:table-cell table:style-name="ce3" office:value-type="float" office:value="2.75730825392973E-029" calcext:value-type="float">
            <text:p>2.76E-029</text:p>
          </table:table-cell>
          <table:table-cell table:style-name="ce3" office:value-type="float" office:value="1.34899757718268E-056" calcext:value-type="float">
            <text:p>1.35E-056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style-name="ce3" office:value-type="float" office:value="0.0000628616227802908" calcext:value-type="float">
            <text:p>6.29E-005</text:p>
          </table:table-cell>
          <table:table-cell table:style-name="ce3" office:value-type="float" office:value="0.0000000261281665475439" calcext:value-type="float">
            <text:p>2.61E-008</text:p>
          </table:table-cell>
          <table:table-cell table:style-name="ce3" office:value-type="float" office:value="6.15913949119061E-015" calcext:value-type="float">
            <text:p>6.16E-015</text:p>
          </table:table-cell>
          <table:table-cell table:style-name="ce3" office:value-type="float" office:value="4.74152281972944E-028" calcext:value-type="float">
            <text:p>4.74E-028</text:p>
          </table:table-cell>
          <table:table-cell table:style-name="ce3" office:value-type="float" office:value="3.92077473969012E-054" calcext:value-type="float">
            <text:p>3.92E-054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office:value-type="float" office:value="0.0000906460315154403" calcext:value-type="float">
            <text:p>9.06E-005</text:p>
          </table:table-cell>
          <table:table-cell table:style-name="ce3" office:value-type="float" office:value="0.000000053502182223381" calcext:value-type="float">
            <text:p>5.35E-008</text:p>
          </table:table-cell>
          <table:table-cell table:style-name="ce3" office:value-type="float" office:value="0.0000000000000253932210413007" calcext:value-type="float">
            <text:p>2.54E-014</text:p>
          </table:table-cell>
          <table:table-cell table:style-name="ce3" office:value-type="float" office:value="7.91763443583455E-027" calcext:value-type="float">
            <text:p>7.92E-027</text:p>
          </table:table-cell>
          <table:table-cell table:style-name="ce3" office:value-type="float" office:value="1.07362496678624E-051" calcext:value-type="float">
            <text:p>1.07E-05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130567987855345" calcext:value-type="float">
            <text:p>0.000130568</text:p>
          </table:table-cell>
          <table:table-cell table:style-name="ce3" office:value-type="float" office:value="0.000000109232111335368" calcext:value-type="float">
            <text:p>1.09E-007</text:p>
          </table:table-cell>
          <table:table-cell table:style-name="ce3" office:value-type="float" office:value="0.000000000000103983000026548" calcext:value-type="float">
            <text:p>1.04E-013</text:p>
          </table:table-cell>
          <table:table-cell table:style-name="ce3" office:value-type="float" office:value="1.303002120183E-025" calcext:value-type="float">
            <text:p>1.30E-025</text:p>
          </table:table-cell>
          <table:table-cell table:style-name="ce3" office:value-type="float" office:value="2.85254728959229E-049" calcext:value-type="float">
            <text:p>2.85E-049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188474697851457" calcext:value-type="float">
            <text:p>0.0001884747</text:p>
          </table:table-cell>
          <table:table-cell table:style-name="ce3" office:value-type="float" office:value="0.000000223747970971784" calcext:value-type="float">
            <text:p>2.24E-007</text:p>
          </table:table-cell>
          <table:table-cell table:style-name="ce3" office:value-type="float" office:value="0.000000000000428128356889146" calcext:value-type="float">
            <text:p>4.28E-013</text:p>
          </table:table-cell>
          <table:table-cell table:style-name="ce3" office:value-type="float" office:value="2.16516741257195E-024" calcext:value-type="float">
            <text:p>2.17E-024</text:p>
          </table:table-cell>
          <table:table-cell table:style-name="ce3" office:value-type="float" office:value="7.71686787684919E-047" calcext:value-type="float">
            <text:p>7.72E-047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271316368230919" calcext:value-type="float">
            <text:p>0.0002713164</text:p>
          </table:table-cell>
          <table:table-cell table:style-name="ce3" office:value-type="float" office:value="0.000000455428400736616" calcext:value-type="float">
            <text:p>4.55E-007</text:p>
          </table:table-cell>
          <table:table-cell table:style-name="ce3" office:value-type="float" office:value="0.00000000000173886555983063" calcext:value-type="float">
            <text:p>1.74E-012</text:p>
          </table:table-cell>
          <table:table-cell table:style-name="ce3" office:value-type="float" office:value="3.49727939921946E-023" calcext:value-type="float">
            <text:p>3.50E-023</text:p>
          </table:table-cell>
          <table:table-cell table:style-name="ce3" office:value-type="float" office:value="1.97032215663701E-044" calcext:value-type="float">
            <text:p>1.97E-044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388994410308924" calcext:value-type="float">
            <text:p>0.0003889944</text:p>
          </table:table-cell>
          <table:table-cell table:style-name="ce3" office:value-type="float" office:value="0.000000918778594931232" calcext:value-type="float">
            <text:p>9.19E-007</text:p>
          </table:table-cell>
          <table:table-cell table:style-name="ce3" office:value-type="float" office:value="0.00000000000693092608490451" calcext:value-type="float">
            <text:p>6.93E-012</text:p>
          </table:table-cell>
          <table:table-cell table:style-name="ce3" office:value-type="float" office:value="5.43452579505727E-022" calcext:value-type="float">
            <text:p>5.43E-022</text:p>
          </table:table-cell>
          <table:table-cell table:style-name="ce3" office:value-type="float" office:value="4.65064144568003E-042" calcext:value-type="float">
            <text:p>4.65E-042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55325203058378" calcext:value-type="float">
            <text:p>0.0005553252</text:p>
          </table:table-cell>
          <table:table-cell table:style-name="ce3" office:value-type="float" office:value="0.00000183609732797084" calcext:value-type="float">
            <text:p>1.84E-006</text:p>
          </table:table-cell>
          <table:table-cell table:style-name="ce3" office:value-type="float" office:value="0.0000000000270801635493828" calcext:value-type="float">
            <text:p>2.71E-011</text:p>
          </table:table-cell>
          <table:table-cell table:style-name="ce3" office:value-type="float" office:value="8.10504905574034E-021" calcext:value-type="float">
            <text:p>8.11E-021</text:p>
          </table:table-cell>
          <table:table-cell table:style-name="ce3" office:value-type="float" office:value="1.00988455487305E-039" calcext:value-type="float">
            <text:p>1.01E-039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778003275681537" calcext:value-type="float">
            <text:p>0.0007780033</text:p>
          </table:table-cell>
          <table:table-cell table:style-name="ce3" office:value-type="float" office:value="0.00000353356005061093" calcext:value-type="float">
            <text:p>3.53E-006</text:p>
          </table:table-cell>
          <table:table-cell table:style-name="ce3" office:value-type="float" office:value="0.0000000000981093642063693" calcext:value-type="float">
            <text:p>9.81E-011</text:p>
          </table:table-cell>
          <table:table-cell table:style-name="ce3" office:value-type="float" office:value="1.0390877087138E-019" calcext:value-type="float">
            <text:p>1.04E-019</text:p>
          </table:table-cell>
          <table:table-cell table:style-name="ce3" office:value-type="float" office:value="1.62000036064428E-037" calcext:value-type="float">
            <text:p>1.62E-037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110158020027556" calcext:value-type="float">
            <text:p>0.0011015802</text:p>
          </table:table-cell>
          <table:table-cell table:style-name="ce3" office:value-type="float" office:value="0.00000693307312365669" calcext:value-type="float">
            <text:p>6.93E-006</text:p>
          </table:table-cell>
          <table:table-cell table:style-name="ce3" office:value-type="float" office:value="0.000000000368656826050177" calcext:value-type="float">
            <text:p>3.69E-010</text:p>
          </table:table-cell>
          <table:table-cell table:style-name="ce3" office:value-type="float" office:value="1.42961143947932E-018" calcext:value-type="float">
            <text:p>1.43E-018</text:p>
          </table:table-cell>
          <table:table-cell table:style-name="ce3" office:value-type="float" office:value="2.98539669065531E-035" calcext:value-type="float">
            <text:p>2.99E-035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155166560701381" calcext:value-type="float">
            <text:p>0.0015516656</text:p>
          </table:table-cell>
          <table:table-cell table:style-name="ce3" office:value-type="float" office:value="0.00001344888569149" calcext:value-type="float">
            <text:p>1.34E-005</text:p>
          </table:table-cell>
          <table:table-cell table:style-name="ce3" office:value-type="float" office:value="0.00000000135232251903118" calcext:value-type="float">
            <text:p>1.35E-009</text:p>
          </table:table-cell>
          <table:table-cell table:style-name="ce3" office:value-type="float" office:value="1.87176750981606E-017" calcext:value-type="float">
            <text:p>1.87E-017</text:p>
          </table:table-cell>
          <table:table-cell table:style-name="ce3" office:value-type="float" office:value="4.97450466630042E-033" calcext:value-type="float">
            <text:p>4.97E-033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216879619121964" calcext:value-type="float">
            <text:p>0.0021687962</text:p>
          </table:table-cell>
          <table:table-cell table:style-name="ce3" office:value-type="float" office:value="0.0000256638597598831" calcext:value-type="float">
            <text:p>2.57E-005</text:p>
          </table:table-cell>
          <table:table-cell table:style-name="ce3" office:value-type="float" office:value="0.00000000479494974347648" calcext:value-type="float">
            <text:p>4.79E-009</text:p>
          </table:table-cell>
          <table:table-cell table:style-name="ce3" office:value-type="float" office:value="2.28661513334788E-016" calcext:value-type="float">
            <text:p>2.29E-016</text:p>
          </table:table-cell>
          <table:table-cell table:style-name="ce3" office:value-type="float" office:value="7.20565046937347E-031" calcext:value-type="float">
            <text:p>7.21E-03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300868796919785" calcext:value-type="float">
            <text:p>0.003008688</text:p>
          </table:table-cell>
          <table:table-cell table:style-name="ce3" office:value-type="float" office:value="0.0000481948246954867" calcext:value-type="float">
            <text:p>4.82E-005</text:p>
          </table:table-cell>
          <table:table-cell table:style-name="ce3" office:value-type="float" office:value="0.0000000164446947684499" calcext:value-type="float">
            <text:p>1.64E-008</text:p>
          </table:table-cell>
          <table:table-cell table:style-name="ce3" office:value-type="float" office:value="2.60958747819728E-015" calcext:value-type="float">
            <text:p>2.61E-015</text:p>
          </table:table-cell>
          <table:table-cell table:style-name="ce3" office:value-type="float" office:value="9.09433050387759E-029" calcext:value-type="float">
            <text:p>9.09E-029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413984199047942" calcext:value-type="float">
            <text:p>0.004139842</text:p>
          </table:table-cell>
          <table:table-cell table:style-name="ce3" office:value-type="float" office:value="0.0000889486528799954" calcext:value-type="float">
            <text:p>8.89E-005</text:p>
          </table:table-cell>
          <table:table-cell table:style-name="ce3" office:value-type="float" office:value="0.0000000544037109902164" calcext:value-type="float">
            <text:p>5.44E-008</text:p>
          </table:table-cell>
          <table:table-cell table:style-name="ce3" office:value-type="float" office:value="0.0000000000000276701656794431" calcext:value-type="float">
            <text:p>2.77E-014</text:p>
          </table:table-cell>
          <table:table-cell table:style-name="ce3" office:value-type="float" office:value="9.89142998362461E-027" calcext:value-type="float">
            <text:p>9.89E-027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566879983739235" calcext:value-type="float">
            <text:p>0.0056687998</text:p>
          </table:table-cell>
          <table:table-cell office:value-type="float" office:value="0.000162364404919361" calcext:value-type="float">
            <text:p>0.0001623644</text:p>
          </table:table-cell>
          <table:table-cell table:style-name="ce3" office:value-type="float" office:value="0.000000175755708211565" calcext:value-type="float">
            <text:p>1.76E-007</text:p>
          </table:table-cell>
          <table:table-cell table:style-name="ce3" office:value-type="float" office:value="0.000000000000279211437323196" calcext:value-type="float">
            <text:p>2.79E-013</text:p>
          </table:table-cell>
          <table:table-cell table:style-name="ce3" office:value-type="float" office:value="9.72179223839582E-025" calcext:value-type="float">
            <text:p>9.72E-025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770895841988537" calcext:value-type="float">
            <text:p>0.0077089584</text:p>
          </table:table-cell>
          <table:table-cell office:value-type="float" office:value="0.000291929914389277" calcext:value-type="float">
            <text:p>0.0002919299</text:p>
          </table:table-cell>
          <table:table-cell table:style-name="ce3" office:value-type="float" office:value="0.000000549968844142741" calcext:value-type="float">
            <text:p>5.50E-007</text:p>
          </table:table-cell>
          <table:table-cell table:style-name="ce3" office:value-type="float" office:value="0.00000000000263806265463522" calcext:value-type="float">
            <text:p>2.64E-012</text:p>
          </table:table-cell>
          <table:table-cell table:style-name="ce3" office:value-type="float" office:value="8.35851790198367E-023" calcext:value-type="float">
            <text:p>8.36E-023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104119626162183" calcext:value-type="float">
            <text:p>0.0104119626</text:p>
          </table:table-cell>
          <table:table-cell office:value-type="float" office:value="0.000517041536327902" calcext:value-type="float">
            <text:p>0.0005170415</text:p>
          </table:table-cell>
          <table:table-cell table:style-name="ce3" office:value-type="float" office:value="0.00000166682383903234" calcext:value-type="float">
            <text:p>1.67E-006</text:p>
          </table:table-cell>
          <table:table-cell table:style-name="ce3" office:value-type="float" office:value="0.000000000023330535024728" calcext:value-type="float">
            <text:p>2.33E-011</text:p>
          </table:table-cell>
          <table:table-cell table:style-name="ce3" office:value-type="float" office:value="6.28073888148746E-021" calcext:value-type="float">
            <text:p>6.28E-02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3948837128304" calcext:value-type="float">
            <text:p>0.0139488371</text:p>
          </table:table-cell>
          <table:table-cell office:value-type="float" office:value="0.000899735803840026" calcext:value-type="float">
            <text:p>0.0008997358</text:p>
          </table:table-cell>
          <table:table-cell table:style-name="ce3" office:value-type="float" office:value="0.00000486774208412657" calcext:value-type="float">
            <text:p>4.87E-006</text:p>
          </table:table-cell>
          <table:table-cell table:style-name="ce3" office:value-type="float" office:value="0.000000000191141513473431" calcext:value-type="float">
            <text:p>1.91E-010</text:p>
          </table:table-cell>
          <table:table-cell table:style-name="ce3" office:value-type="float" office:value="4.03975987977095E-019" calcext:value-type="float">
            <text:p>4.04E-019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183723959374262" calcext:value-type="float">
            <text:p>0.0183723959</text:p>
          </table:table-cell>
          <table:table-cell office:value-type="float" office:value="0.00151274703658674" calcext:value-type="float">
            <text:p>0.001512747</text:p>
          </table:table-cell>
          <table:table-cell table:style-name="ce3" office:value-type="float" office:value="0.0000132604598932365" calcext:value-type="float">
            <text:p>1.33E-005</text:p>
          </table:table-cell>
          <table:table-cell table:style-name="ce3" office:value-type="float" office:value="0.00000000136110936553881" calcext:value-type="float">
            <text:p>1.36E-009</text:p>
          </table:table-cell>
          <table:table-cell table:style-name="ce3" office:value-type="float" office:value="1.96027248820244E-017" calcext:value-type="float">
            <text:p>1.96E-017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24480690499744" calcext:value-type="float">
            <text:p>0.0244806905</text:p>
          </table:table-cell>
          <table:table-cell office:value-type="float" office:value="0.00259282081902257" calcext:value-type="float">
            <text:p>0.0025928208</text:p>
          </table:table-cell>
          <table:table-cell table:style-name="ce3" office:value-type="float" office:value="0.0000373542851514578" calcext:value-type="float">
            <text:p>3.74E-005</text:p>
          </table:table-cell>
          <table:table-cell table:style-name="ce3" office:value-type="float" office:value="0.0000000103033785052338" calcext:value-type="float">
            <text:p>1.03E-008</text:p>
          </table:table-cell>
          <table:table-cell table:style-name="ce3" office:value-type="float" office:value="1.06790285009737E-015" calcext:value-type="float">
            <text:p>1.07E-015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324544440041317" calcext:value-type="float">
            <text:p>0.032454444</text:p>
          </table:table-cell>
          <table:table-cell office:value-type="float" office:value="0.00438875778663299" calcext:value-type="float">
            <text:p>0.0043887578</text:p>
          </table:table-cell>
          <table:table-cell office:value-type="float" office:value="0.000102295289635236" calcext:value-type="float">
            <text:p>0.0001022953</text:p>
          </table:table-cell>
          <table:table-cell table:style-name="ce3" office:value-type="float" office:value="0.0000000734153014071574" calcext:value-type="float">
            <text:p>7.34E-008</text:p>
          </table:table-cell>
          <table:table-cell table:style-name="ce3" office:value-type="float" office:value="0.0000000000000513050253180711" calcext:value-type="float">
            <text:p>5.13E-014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426226503066698" calcext:value-type="float">
            <text:p>0.0426226503</text:p>
          </table:table-cell>
          <table:table-cell office:value-type="float" office:value="0.00727569612938618" calcext:value-type="float">
            <text:p>0.0072756961</text:p>
          </table:table-cell>
          <table:table-cell office:value-type="float" office:value="0.000267949521635702" calcext:value-type="float">
            <text:p>0.0002679495</text:p>
          </table:table-cell>
          <table:table-cell table:style-name="ce3" office:value-type="float" office:value="0.000000476789827668606" calcext:value-type="float">
            <text:p>4.77E-007</text:p>
          </table:table-cell>
          <table:table-cell table:style-name="ce3" office:value-type="float" office:value="0.00000000000203845750575901" calcext:value-type="float">
            <text:p>2.04E-012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555213792312984" calcext:value-type="float">
            <text:p>0.0555213792</text:p>
          </table:table-cell>
          <table:table-cell office:value-type="float" office:value="0.0118380890254472" calcext:value-type="float">
            <text:p>0.011838089</text:p>
          </table:table-cell>
          <table:table-cell office:value-type="float" office:value="0.000673765970655575" calcext:value-type="float">
            <text:p>0.000673766</text:p>
          </table:table-cell>
          <table:table-cell table:style-name="ce3" office:value-type="float" office:value="0.00000284062767180173" calcext:value-type="float">
            <text:p>2.84E-006</text:p>
          </table:table-cell>
          <table:table-cell table:style-name="ce3" office:value-type="float" office:value="0.0000000000677876355762322" calcext:value-type="float">
            <text:p>6.78E-01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718070717855593" calcext:value-type="float">
            <text:p>0.0718070718</text:p>
          </table:table-cell>
          <table:table-cell office:value-type="float" office:value="0.0189337864654853" calcext:value-type="float">
            <text:p>0.0189337865</text:p>
          </table:table-cell>
          <table:table-cell office:value-type="float" office:value="0.00163035296622523" calcext:value-type="float">
            <text:p>0.001630353</text:p>
          </table:table-cell>
          <table:table-cell table:style-name="ce3" office:value-type="float" office:value="0.0000155863908545508" calcext:value-type="float">
            <text:p>1.56E-005</text:p>
          </table:table-cell>
          <table:table-cell table:style-name="ce3" office:value-type="float" office:value="0.00000000189911385003067" calcext:value-type="float">
            <text:p>1.90E-009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20654008152372" calcext:value-type="float">
            <text:p>0.0920654008</text:p>
          </table:table-cell>
          <table:table-cell office:value-type="float" office:value="0.029674749285965" calcext:value-type="float">
            <text:p>0.0296747493</text:p>
          </table:table-cell>
          <table:table-cell office:value-type="float" office:value="0.00377192330808383" calcext:value-type="float">
            <text:p>0.0037719233</text:p>
          </table:table-cell>
          <table:table-cell table:style-name="ce3" office:value-type="float" office:value="0.0000777117150993509" calcext:value-type="float">
            <text:p>7.77E-005</text:p>
          </table:table-cell>
          <table:table-cell table:style-name="ce3" office:value-type="float" office:value="0.0000000435982417925437" calcext:value-type="float">
            <text:p>4.36E-008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17167895909325" calcext:value-type="float">
            <text:p>0.1171678959</text:p>
          </table:table-cell>
          <table:table-cell office:value-type="float" office:value="0.0456642009123394" calcext:value-type="float">
            <text:p>0.0456642009</text:p>
          </table:table-cell>
          <table:table-cell office:value-type="float" office:value="0.00836790416201085" calcext:value-type="float">
            <text:p>0.0083679042</text:p>
          </table:table-cell>
          <table:table-cell office:value-type="float" office:value="0.000353608185181372" calcext:value-type="float">
            <text:p>0.0003536082</text:p>
          </table:table-cell>
          <table:table-cell table:style-name="ce3" office:value-type="float" office:value="0.000000825618618984655" calcext:value-type="float">
            <text:p>8.26E-007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47739040383063" calcext:value-type="float">
            <text:p>0.1477390404</text:p>
          </table:table-cell>
          <table:table-cell office:value-type="float" office:value="0.0687327429208449" calcext:value-type="float">
            <text:p>0.0687327429</text:p>
          </table:table-cell>
          <table:table-cell office:value-type="float" office:value="0.017661913532921" calcext:value-type="float">
            <text:p>0.0176619135</text:p>
          </table:table-cell>
          <table:table-cell office:value-type="float" office:value="0.00144448996117584" calcext:value-type="float">
            <text:p>0.00144449</text:p>
          </table:table-cell>
          <table:table-cell table:style-name="ce3" office:value-type="float" office:value="0.0000124619387425471" calcext:value-type="float">
            <text:p>1.25E-005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83113516155983" calcext:value-type="float">
            <text:p>0.1831135162</text:p>
          </table:table-cell>
          <table:table-cell office:value-type="float" office:value="0.099777166099646" calcext:value-type="float">
            <text:p>0.0997771661</text:p>
          </table:table-cell>
          <table:table-cell office:value-type="float" office:value="0.0345527511291446" calcext:value-type="float">
            <text:p>0.0345527511</text:p>
          </table:table-cell>
          <table:table-cell office:value-type="float" office:value="0.00503843377174049" calcext:value-type="float">
            <text:p>0.0050384338</text:p>
          </table:table-cell>
          <table:table-cell office:value-type="float" office:value="0.000135871160223909" calcext:value-type="float">
            <text:p>0.0001358712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227627986105731" calcext:value-type="float">
            <text:p>0.2276279861</text:p>
          </table:table-cell>
          <table:table-cell office:value-type="float" office:value="0.144550908092715" calcext:value-type="float">
            <text:p>0.1445509081</text:p>
          </table:table-cell>
          <table:table-cell office:value-type="float" office:value="0.0665316889779853" calcext:value-type="float">
            <text:p>0.066531689</text:p>
          </table:table-cell>
          <table:table-cell office:value-type="float" office:value="0.0167341661780168" calcext:value-type="float">
            <text:p>0.0167341662</text:p>
          </table:table-cell>
          <table:table-cell office:value-type="float" office:value="0.00131176711062066" calcext:value-type="float">
            <text:p>0.001311767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79753902186041" calcext:value-type="float">
            <text:p>0.2797539022</text:p>
          </table:table-cell>
          <table:table-cell office:value-type="float" office:value="0.203686886308018" calcext:value-type="float">
            <text:p>0.2036868863</text:p>
          </table:table-cell>
          <table:table-cell office:value-type="float" office:value="0.120197068872633" calcext:value-type="float">
            <text:p>0.1201970689</text:p>
          </table:table-cell>
          <table:table-cell office:value-type="float" office:value="0.0482642864728605" calcext:value-type="float">
            <text:p>0.0482642865</text:p>
          </table:table-cell>
          <table:table-cell office:value-type="float" office:value="0.00934923003577397" calcext:value-type="float">
            <text:p>0.00934923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339800926370284" calcext:value-type="float">
            <text:p>0.3398009264</text:p>
          </table:table-cell>
          <table:table-cell office:value-type="float" office:value="0.278815235071931" calcext:value-type="float">
            <text:p>0.2788152351</text:p>
          </table:table-cell>
          <table:table-cell office:value-type="float" office:value="0.203024127902719" calcext:value-type="float">
            <text:p>0.2030241279</text:p>
          </table:table-cell>
          <table:table-cell office:value-type="float" office:value="0.119761536631244" calcext:value-type="float">
            <text:p>0.1197615366</text:p>
          </table:table-cell>
          <table:table-cell office:value-type="float" office:value="0.0480359636824835" calcext:value-type="float">
            <text:p>0.0480359637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0767381979815" calcext:value-type="float">
            <text:p>0.4076738198</text:p>
          </table:table-cell>
          <table:table-cell office:value-type="float" office:value="0.370111522613558" calcext:value-type="float">
            <text:p>0.3701115226</text:p>
          </table:table-cell>
          <table:table-cell office:value-type="float" office:value="0.319244737937336" calcext:value-type="float">
            <text:p>0.3192447379</text:p>
          </table:table-cell>
          <table:table-cell office:value-type="float" office:value="0.253003648532274" calcext:value-type="float">
            <text:p>0.2530036485</text:p>
          </table:table-cell>
          <table:table-cell office:value-type="float" office:value="0.173347581770247" calcext:value-type="float">
            <text:p>0.1733475818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482780274698382" calcext:value-type="float">
            <text:p>0.4827802747</text:p>
          </table:table-cell>
          <table:table-cell office:value-type="float" office:value="0.475559992783248" calcext:value-type="float">
            <text:p>0.4755599928</text:p>
          </table:table-cell>
          <table:table-cell office:value-type="float" office:value="0.465390771917916" calcext:value-type="float">
            <text:p>0.4653907719</text:p>
          </table:table-cell>
          <table:table-cell office:value-type="float" office:value="0.451068753887111" calcext:value-type="float">
            <text:p>0.4510687539</text:p>
          </table:table-cell>
          <table:table-cell office:value-type="float" office:value="0.430940126085191" calcext:value-type="float">
            <text:p>0.430940126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62408007641843" calcext:value-type="float">
            <text:p>0.5624080076</text:p>
          </table:table-cell>
          <table:table-cell office:value-type="float" office:value="0.588236203442473" calcext:value-type="float">
            <text:p>0.5882362034</text:p>
          </table:table-cell>
          <table:table-cell office:value-type="float" office:value="0.623999328369901" calcext:value-type="float">
            <text:p>0.6239993284</text:p>
          </table:table-cell>
          <table:table-cell office:value-type="float" office:value="0.672682740574075" calcext:value-type="float">
            <text:p>0.6726827406</text:p>
          </table:table-cell>
          <table:table-cell office:value-type="float" office:value="0.736614110206399" calcext:value-type="float">
            <text:p>0.7366141102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642937429085889" calcext:value-type="float">
            <text:p>0.6429374291</text:p>
          </table:table-cell>
          <table:table-cell office:value-type="float" office:value="0.698497478997879" calcext:value-type="float">
            <text:p>0.698497479</text:p>
          </table:table-cell>
          <table:table-cell office:value-type="float" office:value="0.769423481875936" calcext:value-type="float">
            <text:p>0.7694234819</text:p>
          </table:table-cell>
          <table:table-cell office:value-type="float" office:value="0.851578813043273" calcext:value-type="float">
            <text:p>0.851578813</text:p>
          </table:table-cell>
          <table:table-cell office:value-type="float" office:value="0.930039765079793" calcext:value-type="float">
            <text:p>0.930039765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72057809472663" calcext:value-type="float">
            <text:p>0.7205780947</text:p>
          </table:table-cell>
          <table:table-cell office:value-type="float" office:value="0.796709457886745" calcext:value-type="float">
            <text:p>0.7967094579</text:p>
          </table:table-cell>
          <table:table-cell office:value-type="float" office:value="0.880200084105355" calcext:value-type="float">
            <text:p>0.8802000841</text:p>
          </table:table-cell>
          <table:table-cell office:value-type="float" office:value="0.952016885602608" calcext:value-type="float">
            <text:p>0.9520168856</text:p>
          </table:table-cell>
          <table:table-cell office:value-type="float" office:value="0.990750234520064" calcext:value-type="float">
            <text:p>0.9907502345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792655442309989" calcext:value-type="float">
            <text:p>0.7926554423</text:p>
          </table:table-cell>
          <table:table-cell office:value-type="float" office:value="0.876575777773436" calcext:value-type="float">
            <text:p>0.8765757778</text:p>
          </table:table-cell>
          <table:table-cell office:value-type="float" office:value="0.949592420134782" calcext:value-type="float">
            <text:p>0.9495924201</text:p>
          </table:table-cell>
          <table:table-cell office:value-type="float" office:value="0.98990728228575" calcext:value-type="float">
            <text:p>0.9899072823</text:p>
          </table:table-cell>
          <table:table-cell office:value-type="float" office:value="0.999493140365509" calcext:value-type="float">
            <text:p>0.9994931404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53365529495678" calcext:value-type="float">
            <text:p>0.8533655295</text:p>
          </table:table-cell>
          <table:table-cell office:value-type="float" office:value="0.93216446293952" calcext:value-type="float">
            <text:p>0.9321644629</text:p>
          </table:table-cell>
          <table:table-cell office:value-type="float" office:value="0.982754239282999" calcext:value-type="float">
            <text:p>0.9827542393</text:p>
          </table:table-cell>
          <table:table-cell office:value-type="float" office:value="0.998618671076676" calcext:value-type="float">
            <text:p>0.9986186711</text:p>
          </table:table-cell>
          <table:table-cell office:value-type="float" office:value="0.999988569337659" calcext:value-type="float">
            <text:p>0.9999885693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0608797797679" calcext:value-type="float">
            <text:p>0.906087978</text:p>
          </table:table-cell>
          <table:table-cell office:value-type="float" office:value="0.969246797624569" calcext:value-type="float">
            <text:p>0.9692467976</text:p>
          </table:table-cell>
          <table:table-cell office:value-type="float" office:value="0.995969509188914" calcext:value-type="float">
            <text:p>0.9959695092</text:p>
          </table:table-cell>
          <table:table-cell office:value-type="float" office:value="0.999911852796045" calcext:value-type="float">
            <text:p>0.9999118528</text:p>
          </table:table-cell>
          <table:table-cell office:value-type="float" office:value="0.999999953313914" calcext:value-type="float">
            <text:p>0.9999999533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6287063556677" calcext:value-type="float">
            <text:p>0.9462870636</text:p>
          </table:table-cell>
          <table:table-cell office:value-type="float" office:value="0.988859741771837" calcext:value-type="float">
            <text:p>0.9888597418</text:p>
          </table:table-cell>
          <table:table-cell office:value-type="float" office:value="0.999399294471508" calcext:value-type="float">
            <text:p>0.9993992945</text:p>
          </table:table-cell>
          <table:table-cell office:value-type="float" office:value="0.999997756163269" calcext:value-type="float">
            <text:p>0.9999977562</text:p>
          </table:table-cell>
          <table:table-cell office:value-type="float" office:value="0.999999995221208" calcext:value-type="float">
            <text:p>0.9999999952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73347122596635" calcext:value-type="float">
            <text:p>0.9733471226</text:p>
          </table:table-cell>
          <table:table-cell office:value-type="float" office:value="0.996960288025371" calcext:value-type="float">
            <text:p>0.996960288</text:p>
          </table:table-cell>
          <table:table-cell office:value-type="float" office:value="0.99994934173878" calcext:value-type="float">
            <text:p>0.9999493417</text:p>
          </table:table-cell>
          <table:table-cell office:value-type="float" office:value="1.00000002366773" calcext:value-type="float">
            <text:p>1.0000000237</text:p>
          </table:table-cell>
          <table:table-cell office:value-type="float" office:value="1.00000000415976" calcext:value-type="float">
            <text:p>1.0000000042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89084821383748" calcext:value-type="float">
            <text:p>0.9890848214</text:p>
          </table:table-cell>
          <table:table-cell office:value-type="float" office:value="0.999434508316958" calcext:value-type="float">
            <text:p>0.9994345083</text:p>
          </table:table-cell>
          <table:table-cell office:value-type="float" office:value="0.999998020266523" calcext:value-type="float">
            <text:p>0.9999980203</text:p>
          </table:table-cell>
          <table:table-cell office:value-type="float" office:value="1.00000003126752" calcext:value-type="float">
            <text:p>1.0000000313</text:p>
          </table:table-cell>
          <table:table-cell office:value-type="float" office:value="0.999999993335449" calcext:value-type="float">
            <text:p>0.9999999933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6579927851516" calcext:value-type="float">
            <text:p>0.9965799279</text:p>
          </table:table-cell>
          <table:table-cell office:value-type="float" office:value="0.999938346627763" calcext:value-type="float">
            <text:p>0.9999383466</text:p>
          </table:table-cell>
          <table:table-cell office:value-type="float" office:value="0.999999983798261" calcext:value-type="float">
            <text:p>0.9999999838</text:p>
          </table:table-cell>
          <table:table-cell office:value-type="float" office:value="1.00000003840407" calcext:value-type="float">
            <text:p>1.0000000384</text:p>
          </table:table-cell>
          <table:table-cell office:value-type="float" office:value="1.00000000236894" calcext:value-type="float">
            <text:p>1.0000000024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9274512749907" calcext:value-type="float">
            <text:p>0.9992745127</text:p>
          </table:table-cell>
          <table:table-cell office:value-type="float" office:value="0.999996910891317" calcext:value-type="float">
            <text:p>0.9999969109</text:p>
          </table:table-cell>
          <table:table-cell office:value-type="float" office:value="0.999999999548655" calcext:value-type="float">
            <text:p>0.9999999995</text:p>
          </table:table-cell>
          <table:table-cell office:value-type="float" office:value="1.00000003318358" calcext:value-type="float">
            <text:p>1.0000000332</text:p>
          </table:table-cell>
          <table:table-cell office:value-type="float" office:value="0.999999992765108" calcext:value-type="float">
            <text:p>0.9999999928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919192450236" calcext:value-type="float">
            <text:p>0.9999191925</text:p>
          </table:table-cell>
          <table:table-cell office:value-type="float" office:value="0.99999995787486" calcext:value-type="float">
            <text:p>0.9999999579</text:p>
          </table:table-cell>
          <table:table-cell office:value-type="float" office:value="1.00000000606185" calcext:value-type="float">
            <text:p>1.0000000061</text:p>
          </table:table-cell>
          <table:table-cell office:value-type="float" office:value="1.00000003507674" calcext:value-type="float">
            <text:p>1.0000000351</text:p>
          </table:table-cell>
          <table:table-cell office:value-type="float" office:value="0.999999998759143" calcext:value-type="float">
            <text:p>0.9999999988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7544506013" calcext:value-type="float">
            <text:p>0.9999975445</text:p>
          </table:table-cell>
          <table:table-cell office:value-type="float" office:value="1.00000000636871" calcext:value-type="float">
            <text:p>1.0000000064</text:p>
          </table:table-cell>
          <table:table-cell office:value-type="float" office:value="1.00000001238561" calcext:value-type="float">
            <text:p>1.0000000124</text:p>
          </table:table-cell>
          <table:table-cell office:value-type="float" office:value="1.00000004026704" calcext:value-type="float">
            <text:p>1.0000000403</text:p>
          </table:table-cell>
          <table:table-cell office:value-type="float" office:value="0.999999999591387" calcext:value-type="float">
            <text:p>0.9999999996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999999997804987" calcext:value-type="float">
            <text:p>0.9999999978</text:p>
          </table:table-cell>
          <table:table-cell office:value-type="float" office:value="0.999999991945062" calcext:value-type="float">
            <text:p>0.9999999919</text:p>
          </table:table-cell>
          <table:table-cell office:value-type="float" office:value="0.999999995025851" calcext:value-type="float">
            <text:p>0.999999995</text:p>
          </table:table-cell>
          <table:table-cell office:value-type="float" office:value="1.00000001721401" calcext:value-type="float">
            <text:p>1.0000000172</text:p>
          </table:table-cell>
          <table:table-cell office:value-type="float" office:value="0.999999984588145" calcext:value-type="float">
            <text:p>0.9999999846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10%)" table:style-name="ta1">
        <table:shapes>
          <draw:frame draw:z-index="0" draw:style-name="gr1" draw:text-style-name="P1" svg:width="453.51pt" svg:height="255.09pt" svg:x="417.03pt" svg:y="12.84pt">
            <draw:object draw:notify-on-update-of-ranges="'Weighted (10%)'.A2:'Weighted (10%)'.A202 'Weighted (10%)'.B1:'Weighted (10%)'.B1 'Weighted (10%)'.B2:'Weighted (10%)'.B202 'Weighted (10%)'.A2:'Weighted (10%)'.A202 'Weighted (10%)'.C1:'Weighted (10%)'.C1 'Weighted (10%)'.C2:'Weighted (10%)'.C202 'Weighted (10%)'.A2:'Weighted (10%)'.A202 'Weighted (10%)'.D1:'Weighted (10%)'.D1 'Weighted (10%)'.D2:'Weighted (10%)'.D202 'Weighted (10%)'.A2:'Weighted (10%)'.A202 'Weighted (10%)'.E1:'Weighted (10%)'.E1 'Weighted (10%)'.E2:'Weighted (10%)'.E202 'Weighted (10%)'.A2:'Weighted (10%)'.A202 'Weighted (10%)'.F1:'Weighted (10%)'.F1 'Weighted (10%)'.F2:'Weighted (10%)'.F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0000000685060933502281" calcext:value-type="float">
            <text:p>6.85E-009</text:p>
          </table:table-cell>
          <table:table-cell table:style-name="ce3" office:value-type="float" office:value="3.89880152733631E-016" calcext:value-type="float">
            <text:p>3.90E-016</text:p>
          </table:table-cell>
          <table:table-cell table:style-name="ce3" office:value-type="float" office:value="1.75485821319989E-030" calcext:value-type="float">
            <text:p>1.75E-030</text:p>
          </table:table-cell>
          <table:table-cell table:style-name="ce3" office:value-type="float" office:value="4.9720846481194E-059" calcext:value-type="float">
            <text:p>4.97E-059</text:p>
          </table:table-cell>
          <table:table-cell table:style-name="ce3" office:value-type="float" office:value="5.56989281414976E-116" calcext:value-type="float">
            <text:p>5.57E-116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0.00000000685476837168679" calcext:value-type="float">
            <text:p>6.85E-009</text:p>
          </table:table-cell>
          <table:table-cell table:style-name="ce3" office:value-type="float" office:value="3.90350108880082E-016" calcext:value-type="float">
            <text:p>3.90E-016</text:p>
          </table:table-cell>
          <table:table-cell table:style-name="ce3" office:value-type="float" office:value="1.759074248965E-030" calcext:value-type="float">
            <text:p>1.76E-030</text:p>
          </table:table-cell>
          <table:table-cell table:style-name="ce3" office:value-type="float" office:value="4.99595435451208E-059" calcext:value-type="float">
            <text:p>5.00E-059</text:p>
          </table:table-cell>
          <table:table-cell table:style-name="ce3" office:value-type="float" office:value="5.62344640774186E-116" calcext:value-type="float">
            <text:p>5.62E-116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00000000686309347343923" calcext:value-type="float">
            <text:p>6.86E-009</text:p>
          </table:table-cell>
          <table:table-cell table:style-name="ce3" office:value-type="float" office:value="3.91291666302281E-016" calcext:value-type="float">
            <text:p>3.91E-016</text:p>
          </table:table-cell>
          <table:table-cell table:style-name="ce3" office:value-type="float" office:value="1.76753615001737E-030" calcext:value-type="float">
            <text:p>1.77E-030</text:p>
          </table:table-cell>
          <table:table-cell table:style-name="ce3" office:value-type="float" office:value="5.04403469293745E-059" calcext:value-type="float">
            <text:p>5.04E-059</text:p>
          </table:table-cell>
          <table:table-cell table:style-name="ce3" office:value-type="float" office:value="5.7320953717998E-116" calcext:value-type="float">
            <text:p>5.73E-116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0.00000000687331447901793" calcext:value-type="float">
            <text:p>6.87E-009</text:p>
          </table:table-cell>
          <table:table-cell table:style-name="ce3" office:value-type="float" office:value="3.92449183039774E-016" calcext:value-type="float">
            <text:p>3.92E-016</text:p>
          </table:table-cell>
          <table:table-cell table:style-name="ce3" office:value-type="float" office:value="1.77796645345233E-030" calcext:value-type="float">
            <text:p>1.78E-030</text:p>
          </table:table-cell>
          <table:table-cell table:style-name="ce3" office:value-type="float" office:value="5.10361609306381E-059" calcext:value-type="float">
            <text:p>5.10E-059</text:p>
          </table:table-cell>
          <table:table-cell table:style-name="ce3" office:value-type="float" office:value="5.8681740980267E-116" calcext:value-type="float">
            <text:p>5.87E-116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0.00000000688543901894896" calcext:value-type="float">
            <text:p>6.89E-009</text:p>
          </table:table-cell>
          <table:table-cell table:style-name="ce3" office:value-type="float" office:value="3.93824482781096E-016" calcext:value-type="float">
            <text:p>3.94E-016</text:p>
          </table:table-cell>
          <table:table-cell table:style-name="ce3" office:value-type="float" office:value="1.79039893703081E-030" calcext:value-type="float">
            <text:p>1.79E-030</text:p>
          </table:table-cell>
          <table:table-cell table:style-name="ce3" office:value-type="float" office:value="5.17509011616043E-059" calcext:value-type="float">
            <text:p>5.18E-059</text:p>
          </table:table-cell>
          <table:table-cell table:style-name="ce3" office:value-type="float" office:value="6.03351894718812E-116" calcext:value-type="float">
            <text:p>6.03E-116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0.00000000689927702794972" calcext:value-type="float">
            <text:p>6.90E-009</text:p>
          </table:table-cell>
          <table:table-cell table:style-name="ce3" office:value-type="float" office:value="3.95397041754294E-016" calcext:value-type="float">
            <text:p>3.95E-016</text:p>
          </table:table-cell>
          <table:table-cell table:style-name="ce3" office:value-type="float" office:value="1.80466764881915E-030" calcext:value-type="float">
            <text:p>1.80E-030</text:p>
          </table:table-cell>
          <table:table-cell table:style-name="ce3" office:value-type="float" office:value="5.25773190609173E-059" calcext:value-type="float">
            <text:p>5.26E-059</text:p>
          </table:table-cell>
          <table:table-cell table:style-name="ce3" office:value-type="float" office:value="6.22755939629099E-116" calcext:value-type="float">
            <text:p>6.23E-116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0.00000000691344040618743" calcext:value-type="float">
            <text:p>6.91E-009</text:p>
          </table:table-cell>
          <table:table-cell table:style-name="ce3" office:value-type="float" office:value="3.97009791417668E-016" calcext:value-type="float">
            <text:p>3.97E-016</text:p>
          </table:table-cell>
          <table:table-cell table:style-name="ce3" office:value-type="float" office:value="1.81935942664505E-030" calcext:value-type="float">
            <text:p>1.82E-030</text:p>
          </table:table-cell>
          <table:table-cell table:style-name="ce3" office:value-type="float" office:value="5.34350666315253E-059" calcext:value-type="float">
            <text:p>5.34E-059</text:p>
          </table:table-cell>
          <table:table-cell table:style-name="ce3" office:value-type="float" office:value="6.4322001698773E-116" calcext:value-type="float">
            <text:p>6.43E-116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0.00000000692773040224198" calcext:value-type="float">
            <text:p>6.93E-009</text:p>
          </table:table-cell>
          <table:table-cell table:style-name="ce3" office:value-type="float" office:value="3.98640259159785E-016" calcext:value-type="float">
            <text:p>3.99E-016</text:p>
          </table:table-cell>
          <table:table-cell table:style-name="ce3" office:value-type="float" office:value="1.83427307542922E-030" calcext:value-type="float">
            <text:p>1.83E-030</text:p>
          </table:table-cell>
          <table:table-cell table:style-name="ce3" office:value-type="float" office:value="5.43128499422008E-059" calcext:value-type="float">
            <text:p>5.43E-059</text:p>
          </table:table-cell>
          <table:table-cell table:style-name="ce3" office:value-type="float" office:value="6.64504295941501E-116" calcext:value-type="float">
            <text:p>6.65E-116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0.00000000694284934958007" calcext:value-type="float">
            <text:p>6.94E-009</text:p>
          </table:table-cell>
          <table:table-cell table:style-name="ce3" office:value-type="float" office:value="4.00368946868529E-016" calcext:value-type="float">
            <text:p>4.00E-016</text:p>
          </table:table-cell>
          <table:table-cell table:style-name="ce3" office:value-type="float" office:value="1.85015111923957E-030" calcext:value-type="float">
            <text:p>1.85E-030</text:p>
          </table:table-cell>
          <table:table-cell table:style-name="ce3" office:value-type="float" office:value="5.5255239168838E-059" calcext:value-type="float">
            <text:p>5.53E-059</text:p>
          </table:table-cell>
          <table:table-cell table:style-name="ce3" office:value-type="float" office:value="6.87740337723303E-116" calcext:value-type="float">
            <text:p>6.88E-116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695860171236847" calcext:value-type="float">
            <text:p>6.96E-009</text:p>
          </table:table-cell>
          <table:table-cell table:style-name="ce3" office:value-type="float" office:value="4.02173959923326E-016" calcext:value-type="float">
            <text:p>4.02E-016</text:p>
          </table:table-cell>
          <table:table-cell table:style-name="ce3" office:value-type="float" office:value="1.86680298691169E-030" calcext:value-type="float">
            <text:p>1.87E-030</text:p>
          </table:table-cell>
          <table:table-cell table:style-name="ce3" office:value-type="float" office:value="5.62522435745266E-059" calcext:value-type="float">
            <text:p>5.63E-059</text:p>
          </table:table-cell>
          <table:table-cell table:style-name="ce3" office:value-type="float" office:value="7.12757214106651E-116" calcext:value-type="float">
            <text:p>7.13E-116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697438665480033" calcext:value-type="float">
            <text:p>6.97E-009</text:p>
          </table:table-cell>
          <table:table-cell table:style-name="ce3" office:value-type="float" office:value="4.0398678102806E-016" calcext:value-type="float">
            <text:p>4.04E-016</text:p>
          </table:table-cell>
          <table:table-cell table:style-name="ce3" office:value-type="float" office:value="1.88360165443411E-030" calcext:value-type="float">
            <text:p>1.88E-030</text:p>
          </table:table-cell>
          <table:table-cell table:style-name="ce3" office:value-type="float" office:value="5.72670525918052E-059" calcext:value-type="float">
            <text:p>5.73E-059</text:p>
          </table:table-cell>
          <table:table-cell table:style-name="ce3" office:value-type="float" office:value="7.38679352668753E-116" calcext:value-type="float">
            <text:p>7.39E-116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698980148756492" calcext:value-type="float">
            <text:p>6.99E-009</text:p>
          </table:table-cell>
          <table:table-cell table:style-name="ce3" office:value-type="float" office:value="4.05760965727672E-016" calcext:value-type="float">
            <text:p>4.06E-016</text:p>
          </table:table-cell>
          <table:table-cell table:style-name="ce3" office:value-type="float" office:value="1.90011494618511E-030" calcext:value-type="float">
            <text:p>1.90E-030</text:p>
          </table:table-cell>
          <table:table-cell table:style-name="ce3" office:value-type="float" office:value="5.82734422487401E-059" calcext:value-type="float">
            <text:p>5.83E-059</text:p>
          </table:table-cell>
          <table:table-cell table:style-name="ce3" office:value-type="float" office:value="7.64843126519052E-116" calcext:value-type="float">
            <text:p>7.65E-116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700635934365801" calcext:value-type="float">
            <text:p>7.01E-009</text:p>
          </table:table-cell>
          <table:table-cell table:style-name="ce3" office:value-type="float" office:value="4.0767101320635E-016" calcext:value-type="float">
            <text:p>4.08E-016</text:p>
          </table:table-cell>
          <table:table-cell table:style-name="ce3" office:value-type="float" office:value="1.91797291115362E-030" calcext:value-type="float">
            <text:p>1.92E-030</text:p>
          </table:table-cell>
          <table:table-cell table:style-name="ce3" office:value-type="float" office:value="5.93716302653647E-059" calcext:value-type="float">
            <text:p>5.94E-059</text:p>
          </table:table-cell>
          <table:table-cell table:style-name="ce3" office:value-type="float" office:value="7.93912531851114E-116" calcext:value-type="float">
            <text:p>7.94E-116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702366221599815" calcext:value-type="float">
            <text:p>7.02E-009</text:p>
          </table:table-cell>
          <table:table-cell table:style-name="ce3" office:value-type="float" office:value="4.09671792383004E-016" calcext:value-type="float">
            <text:p>4.10E-016</text:p>
          </table:table-cell>
          <table:table-cell table:style-name="ce3" office:value-type="float" office:value="1.93676835485518E-030" calcext:value-type="float">
            <text:p>1.94E-030</text:p>
          </table:table-cell>
          <table:table-cell table:style-name="ce3" office:value-type="float" office:value="6.05385165512391E-059" calcext:value-type="float">
            <text:p>6.05E-059</text:p>
          </table:table-cell>
          <table:table-cell table:style-name="ce3" office:value-type="float" office:value="8.25393822767778E-116" calcext:value-type="float">
            <text:p>8.25E-11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704141104233189" calcext:value-type="float">
            <text:p>7.04E-009</text:p>
          </table:table-cell>
          <table:table-cell table:style-name="ce3" office:value-type="float" office:value="4.11729136246315E-016" calcext:value-type="float">
            <text:p>4.12E-016</text:p>
          </table:table-cell>
          <table:table-cell table:style-name="ce3" office:value-type="float" office:value="1.95619037815045E-030" calcext:value-type="float">
            <text:p>1.96E-030</text:p>
          </table:table-cell>
          <table:table-cell table:style-name="ce3" office:value-type="float" office:value="6.17562053876897E-059" calcext:value-type="float">
            <text:p>6.18E-059</text:p>
          </table:table-cell>
          <table:table-cell table:style-name="ce3" office:value-type="float" office:value="8.58897670440914E-116" calcext:value-type="float">
            <text:p>8.59E-116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70597101126913" calcext:value-type="float">
            <text:p>7.06E-009</text:p>
          </table:table-cell>
          <table:table-cell table:style-name="ce3" office:value-type="float" office:value="4.13855621155763E-016" calcext:value-type="float">
            <text:p>4.14E-016</text:p>
          </table:table-cell>
          <table:table-cell table:style-name="ce3" office:value-type="float" office:value="1.97636643113286E-030" calcext:value-type="float">
            <text:p>1.98E-030</text:p>
          </table:table-cell>
          <table:table-cell table:style-name="ce3" office:value-type="float" office:value="6.30339839954354E-059" calcext:value-type="float">
            <text:p>6.30E-059</text:p>
          </table:table-cell>
          <table:table-cell table:style-name="ce3" office:value-type="float" office:value="8.94770740681267E-116" calcext:value-type="float">
            <text:p>8.95E-116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707876705925974" calcext:value-type="float">
            <text:p>7.08E-009</text:p>
          </table:table-cell>
          <table:table-cell table:style-name="ce3" office:value-type="float" office:value="4.16075959541499E-016" calcext:value-type="float">
            <text:p>4.16E-016</text:p>
          </table:table-cell>
          <table:table-cell table:style-name="ce3" office:value-type="float" office:value="1.99754307339728E-030" calcext:value-type="float">
            <text:p>2.00E-030</text:p>
          </table:table-cell>
          <table:table-cell table:style-name="ce3" office:value-type="float" office:value="6.43891750771214E-059" calcext:value-type="float">
            <text:p>6.44E-059</text:p>
          </table:table-cell>
          <table:table-cell table:style-name="ce3" office:value-type="float" office:value="9.33618281296319E-116" calcext:value-type="float">
            <text:p>9.34E-116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709817872629956" calcext:value-type="float">
            <text:p>7.10E-009</text:p>
          </table:table-cell>
          <table:table-cell table:style-name="ce3" office:value-type="float" office:value="4.18343661105157E-016" calcext:value-type="float">
            <text:p>4.18E-016</text:p>
          </table:table-cell>
          <table:table-cell table:style-name="ce3" office:value-type="float" office:value="2.01928729694958E-030" calcext:value-type="float">
            <text:p>2.02E-030</text:p>
          </table:table-cell>
          <table:table-cell table:style-name="ce3" office:value-type="float" office:value="6.57956503596791E-059" calcext:value-type="float">
            <text:p>6.58E-059</text:p>
          </table:table-cell>
          <table:table-cell table:style-name="ce3" office:value-type="float" office:value="9.74807869887087E-116" calcext:value-type="float">
            <text:p>9.75E-116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71181518054834" calcext:value-type="float">
            <text:p>7.12E-009</text:p>
          </table:table-cell>
          <table:table-cell table:style-name="ce3" office:value-type="float" office:value="4.2068336479145E-016" calcext:value-type="float">
            <text:p>4.21E-016</text:p>
          </table:table-cell>
          <table:table-cell table:style-name="ce3" office:value-type="float" office:value="2.0418448114238E-030" calcext:value-type="float">
            <text:p>2.04E-030</text:p>
          </table:table-cell>
          <table:table-cell table:style-name="ce3" office:value-type="float" office:value="6.7270758679936E-059" calcext:value-type="float">
            <text:p>6.73E-059</text:p>
          </table:table-cell>
          <table:table-cell table:style-name="ce3" office:value-type="float" office:value="1.0189617857464E-115" calcext:value-type="float">
            <text:p>1.02E-115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713797119002233" calcext:value-type="float">
            <text:p>7.14E-009</text:p>
          </table:table-cell>
          <table:table-cell table:style-name="ce3" office:value-type="float" office:value="4.23011452096722E-016" calcext:value-type="float">
            <text:p>4.23E-016</text:p>
          </table:table-cell>
          <table:table-cell table:style-name="ce3" office:value-type="float" office:value="2.06441416495272E-030" calcext:value-type="float">
            <text:p>2.06E-030</text:p>
          </table:table-cell>
          <table:table-cell table:style-name="ce3" office:value-type="float" office:value="6.8762970823565E-059" calcext:value-type="float">
            <text:p>6.88E-059</text:p>
          </table:table-cell>
          <table:table-cell table:style-name="ce3" office:value-type="float" office:value="1.06462155634645E-115" calcext:value-type="float">
            <text:p>1.06E-115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715897542107425" calcext:value-type="float">
            <text:p>7.16E-009</text:p>
          </table:table-cell>
          <table:table-cell table:style-name="ce3" office:value-type="float" office:value="4.25485670040463E-016" calcext:value-type="float">
            <text:p>4.25E-016</text:p>
          </table:table-cell>
          <table:table-cell table:style-name="ce3" office:value-type="float" office:value="2.08853564317822E-030" calcext:value-type="float">
            <text:p>2.09E-030</text:p>
          </table:table-cell>
          <table:table-cell table:style-name="ce3" office:value-type="float" office:value="7.03758616800821E-059" calcext:value-type="float">
            <text:p>7.04E-059</text:p>
          </table:table-cell>
          <table:table-cell table:style-name="ce3" office:value-type="float" office:value="1.11509820333131E-115" calcext:value-type="float">
            <text:p>1.12E-115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0718076075980646" calcext:value-type="float">
            <text:p>7.18E-009</text:p>
          </table:table-cell>
          <table:table-cell table:style-name="ce3" office:value-type="float" office:value="4.28059425037299E-016" calcext:value-type="float">
            <text:p>4.28E-016</text:p>
          </table:table-cell>
          <table:table-cell table:style-name="ce3" office:value-type="float" office:value="2.11377548319371E-030" calcext:value-type="float">
            <text:p>2.11E-030</text:p>
          </table:table-cell>
          <table:table-cell table:style-name="ce3" office:value-type="float" office:value="7.20835062981987E-059" calcext:value-type="float">
            <text:p>7.21E-059</text:p>
          </table:table-cell>
          <table:table-cell table:style-name="ce3" office:value-type="float" office:value="1.16981290973444E-115" calcext:value-type="float">
            <text:p>1.17E-115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072054067191431" calcext:value-type="float">
            <text:p>7.21E-009</text:p>
          </table:table-cell>
          <table:table-cell table:style-name="ce3" office:value-type="float" office:value="4.3098046174806E-016" calcext:value-type="float">
            <text:p>4.31E-016</text:p>
          </table:table-cell>
          <table:table-cell table:style-name="ce3" office:value-type="float" office:value="2.14260390254175E-030" calcext:value-type="float">
            <text:p>2.14E-030</text:p>
          </table:table-cell>
          <table:table-cell table:style-name="ce3" office:value-type="float" office:value="7.40589289321899E-059" calcext:value-type="float">
            <text:p>7.41E-059</text:p>
          </table:table-cell>
          <table:table-cell table:style-name="ce3" office:value-type="float" office:value="1.23474062081073E-115" calcext:value-type="float">
            <text:p>1.23E-115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0723294090781239" calcext:value-type="float">
            <text:p>7.23E-009</text:p>
          </table:table-cell>
          <table:table-cell table:style-name="ce3" office:value-type="float" office:value="4.34255427890149E-016" calcext:value-type="float">
            <text:p>4.34E-016</text:p>
          </table:table-cell>
          <table:table-cell table:style-name="ce3" office:value-type="float" office:value="2.1751563024802E-030" calcext:value-type="float">
            <text:p>2.18E-030</text:p>
          </table:table-cell>
          <table:table-cell table:style-name="ce3" office:value-type="float" office:value="7.63215676871061E-059" calcext:value-type="float">
            <text:p>7.63E-059</text:p>
          </table:table-cell>
          <table:table-cell table:style-name="ce3" office:value-type="float" office:value="1.31126054840969E-115" calcext:value-type="float">
            <text:p>1.31E-115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0726234767768894" calcext:value-type="float">
            <text:p>7.26E-009</text:p>
          </table:table-cell>
          <table:table-cell table:style-name="ce3" office:value-type="float" office:value="4.37766718831984E-016" calcext:value-type="float">
            <text:p>4.38E-016</text:p>
          </table:table-cell>
          <table:table-cell table:style-name="ce3" office:value-type="float" office:value="2.21032940322895E-030" calcext:value-type="float">
            <text:p>2.21E-030</text:p>
          </table:table-cell>
          <table:table-cell table:style-name="ce3" office:value-type="float" office:value="7.88045414302509E-059" calcext:value-type="float">
            <text:p>7.88E-059</text:p>
          </table:table-cell>
          <table:table-cell table:style-name="ce3" office:value-type="float" office:value="1.39787648581472E-115" calcext:value-type="float">
            <text:p>1.40E-115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00729364800160097" calcext:value-type="float">
            <text:p>7.29E-009</text:p>
          </table:table-cell>
          <table:table-cell table:style-name="ce3" office:value-type="float" office:value="4.41519465454304E-016" calcext:value-type="float">
            <text:p>4.42E-016</text:p>
          </table:table-cell>
          <table:table-cell table:style-name="ce3" office:value-type="float" office:value="2.24823174672514E-030" calcext:value-type="float">
            <text:p>2.25E-030</text:p>
          </table:table-cell>
          <table:table-cell table:style-name="ce3" office:value-type="float" office:value="8.15245762223657E-059" calcext:value-type="float">
            <text:p>8.15E-059</text:p>
          </table:table-cell>
          <table:table-cell table:style-name="ce3" office:value-type="float" office:value="1.49593795569437E-115" calcext:value-type="float">
            <text:p>1.50E-115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00732696825514531" calcext:value-type="float">
            <text:p>7.33E-009</text:p>
          </table:table-cell>
          <table:table-cell table:style-name="ce3" office:value-type="float" office:value="4.4553188516447E-016" calcext:value-type="float">
            <text:p>4.46E-016</text:p>
          </table:table-cell>
          <table:table-cell table:style-name="ce3" office:value-type="float" office:value="2.28911151480244E-030" calcext:value-type="float">
            <text:p>2.29E-030</text:p>
          </table:table-cell>
          <table:table-cell table:style-name="ce3" office:value-type="float" office:value="8.45099055898129E-059" calcext:value-type="float">
            <text:p>8.45E-059</text:p>
          </table:table-cell>
          <table:table-cell table:style-name="ce3" office:value-type="float" office:value="1.60738561964779E-115" calcext:value-type="float">
            <text:p>1.61E-115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00736328526303431" calcext:value-type="float">
            <text:p>7.36E-009</text:p>
          </table:table-cell>
          <table:table-cell table:style-name="ce3" office:value-type="float" office:value="4.49925677227907E-016" calcext:value-type="float">
            <text:p>4.50E-016</text:p>
          </table:table-cell>
          <table:table-cell table:style-name="ce3" office:value-type="float" office:value="2.33429754753034E-030" calcext:value-type="float">
            <text:p>2.33E-030</text:p>
          </table:table-cell>
          <table:table-cell table:style-name="ce3" office:value-type="float" office:value="8.78720326060124E-059" calcext:value-type="float">
            <text:p>8.79E-059</text:p>
          </table:table-cell>
          <table:table-cell table:style-name="ce3" office:value-type="float" office:value="1.73768821898313E-115" calcext:value-type="float">
            <text:p>1.74E-115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00740444685903585" calcext:value-type="float">
            <text:p>7.40E-009</text:p>
          </table:table-cell>
          <table:table-cell table:style-name="ce3" office:value-type="float" office:value="4.54931416215193E-016" calcext:value-type="float">
            <text:p>4.55E-016</text:p>
          </table:table-cell>
          <table:table-cell table:style-name="ce3" office:value-type="float" office:value="2.38631267699334E-030" calcext:value-type="float">
            <text:p>2.39E-030</text:p>
          </table:table-cell>
          <table:table-cell table:style-name="ce3" office:value-type="float" office:value="9.1823310294836E-059" calcext:value-type="float">
            <text:p>9.18E-059</text:p>
          </table:table-cell>
          <table:table-cell table:style-name="ce3" office:value-type="float" office:value="1.89730725031997E-115" calcext:value-type="float">
            <text:p>1.90E-115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000744913541552449" calcext:value-type="float">
            <text:p>7.45E-009</text:p>
          </table:table-cell>
          <table:table-cell table:style-name="ce3" office:value-type="float" office:value="4.60397170735322E-016" calcext:value-type="float">
            <text:p>4.60E-016</text:p>
          </table:table-cell>
          <table:table-cell table:style-name="ce3" office:value-type="float" office:value="2.4437597628469E-030" calcext:value-type="float">
            <text:p>2.44E-030</text:p>
          </table:table-cell>
          <table:table-cell table:style-name="ce3" office:value-type="float" office:value="9.6287966731232E-059" calcext:value-type="float">
            <text:p>9.63E-059</text:p>
          </table:table-cell>
          <table:table-cell table:style-name="ce3" office:value-type="float" office:value="2.08609462840358E-115" calcext:value-type="float">
            <text:p>2.09E-115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000749762270752836" calcext:value-type="float">
            <text:p>7.50E-009</text:p>
          </table:table-cell>
          <table:table-cell table:style-name="ce3" office:value-type="float" office:value="4.66364136121403E-016" calcext:value-type="float">
            <text:p>4.66E-016</text:p>
          </table:table-cell>
          <table:table-cell table:style-name="ce3" office:value-type="float" office:value="2.50725126151572E-030" calcext:value-type="float">
            <text:p>2.51E-030</text:p>
          </table:table-cell>
          <table:table-cell table:style-name="ce3" office:value-type="float" office:value="1.01345409191863E-058" calcext:value-type="float">
            <text:p>1.01E-058</text:p>
          </table:table-cell>
          <table:table-cell table:style-name="ce3" office:value-type="float" office:value="2.31075026409789E-115" calcext:value-type="float">
            <text:p>2.31E-115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00075479162340662" calcext:value-type="float">
            <text:p>7.55E-009</text:p>
          </table:table-cell>
          <table:table-cell table:style-name="ce3" office:value-type="float" office:value="4.72593648736189E-016" calcext:value-type="float">
            <text:p>4.73E-016</text:p>
          </table:table-cell>
          <table:table-cell table:style-name="ce3" office:value-type="float" office:value="2.5744015879764E-030" calcext:value-type="float">
            <text:p>2.57E-030</text:p>
          </table:table-cell>
          <table:table-cell table:style-name="ce3" office:value-type="float" office:value="1.06834831910831E-058" calcext:value-type="float">
            <text:p>1.07E-058</text:p>
          </table:table-cell>
          <table:table-cell table:style-name="ce3" office:value-type="float" office:value="2.56758036387451E-115" calcext:value-type="float">
            <text:p>2.57E-115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000760505925636829" calcext:value-type="float">
            <text:p>7.61E-009</text:p>
          </table:table-cell>
          <table:table-cell table:style-name="ce3" office:value-type="float" office:value="4.79721281601867E-016" calcext:value-type="float">
            <text:p>4.80E-016</text:p>
          </table:table-cell>
          <table:table-cell table:style-name="ce3" office:value-type="float" office:value="2.65231683230736E-030" calcext:value-type="float">
            <text:p>2.65E-030</text:p>
          </table:table-cell>
          <table:table-cell table:style-name="ce3" office:value-type="float" office:value="1.13385310903881E-058" calcext:value-type="float">
            <text:p>1.13E-058</text:p>
          </table:table-cell>
          <table:table-cell table:style-name="ce3" office:value-type="float" office:value="2.89174077673598E-115" calcext:value-type="float">
            <text:p>2.89E-115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000766468741924778" calcext:value-type="float">
            <text:p>7.66E-009</text:p>
          </table:table-cell>
          <table:table-cell table:style-name="ce3" office:value-type="float" office:value="4.87215274629361E-016" calcext:value-type="float">
            <text:p>4.87E-016</text:p>
          </table:table-cell>
          <table:table-cell table:style-name="ce3" office:value-type="float" office:value="2.73548396670087E-030" calcext:value-type="float">
            <text:p>2.74E-030</text:p>
          </table:table-cell>
          <table:table-cell table:style-name="ce3" office:value-type="float" office:value="1.20591883872585E-058" calcext:value-type="float">
            <text:p>1.21E-058</text:p>
          </table:table-cell>
          <table:table-cell table:style-name="ce3" office:value-type="float" office:value="3.27060032904021E-115" calcext:value-type="float">
            <text:p>3.27E-115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000772806478932274" calcext:value-type="float">
            <text:p>7.73E-009</text:p>
          </table:table-cell>
          <table:table-cell table:style-name="ce3" office:value-type="float" office:value="4.95243638759849E-016" calcext:value-type="float">
            <text:p>4.95E-016</text:p>
          </table:table-cell>
          <table:table-cell table:style-name="ce3" office:value-type="float" office:value="2.82599970321887E-030" calcext:value-type="float">
            <text:p>2.83E-030</text:p>
          </table:table-cell>
          <table:table-cell table:style-name="ce3" office:value-type="float" office:value="1.28686976055051E-058" calcext:value-type="float">
            <text:p>1.29E-058</text:p>
          </table:table-cell>
          <table:table-cell table:style-name="ce3" office:value-type="float" office:value="3.72394341283171E-115" calcext:value-type="float">
            <text:p>3.72E-115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0000779471292460191" calcext:value-type="float">
            <text:p>7.79E-009</text:p>
          </table:table-cell>
          <table:table-cell table:style-name="ce3" office:value-type="float" office:value="5.03756487432673E-016" calcext:value-type="float">
            <text:p>5.04E-016</text:p>
          </table:table-cell>
          <table:table-cell table:style-name="ce3" office:value-type="float" office:value="2.92358013298926E-030" calcext:value-type="float">
            <text:p>2.92E-030</text:p>
          </table:table-cell>
          <table:table-cell table:style-name="ce3" office:value-type="float" office:value="1.37707764795509E-058" calcext:value-type="float">
            <text:p>1.38E-058</text:p>
          </table:table-cell>
          <table:table-cell table:style-name="ce3" office:value-type="float" office:value="4.26374060136368E-115" calcext:value-type="float">
            <text:p>4.26E-115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000078651513728005" calcext:value-type="float">
            <text:p>7.87E-009</text:p>
          </table:table-cell>
          <table:table-cell table:style-name="ce3" office:value-type="float" office:value="5.12831642347688E-016" calcext:value-type="float">
            <text:p>5.13E-016</text:p>
          </table:table-cell>
          <table:table-cell table:style-name="ce3" office:value-type="float" office:value="3.02942204723271E-030" calcext:value-type="float">
            <text:p>3.03E-030</text:p>
          </table:table-cell>
          <table:table-cell table:style-name="ce3" office:value-type="float" office:value="1.47836965344482E-058" calcext:value-type="float">
            <text:p>1.48E-058</text:p>
          </table:table-cell>
          <table:table-cell table:style-name="ce3" office:value-type="float" office:value="4.9133434412486E-115" calcext:value-type="float">
            <text:p>4.91E-115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0000793867170455711" calcext:value-type="float">
            <text:p>7.94E-009</text:p>
          </table:table-cell>
          <table:table-cell table:style-name="ce3" office:value-type="float" office:value="5.22389503129159E-016" calcext:value-type="float">
            <text:p>5.22E-016</text:p>
          </table:table-cell>
          <table:table-cell table:style-name="ce3" office:value-type="float" office:value="3.14291960762407E-030" calcext:value-type="float">
            <text:p>3.14E-030</text:p>
          </table:table-cell>
          <table:table-cell table:style-name="ce3" office:value-type="float" office:value="1.59097294101308E-058" calcext:value-type="float">
            <text:p>1.59E-058</text:p>
          </table:table-cell>
          <table:table-cell table:style-name="ce3" office:value-type="float" office:value="5.68946613050134E-115" calcext:value-type="float">
            <text:p>5.69E-115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0000801488454003247" calcext:value-type="float">
            <text:p>8.01E-009</text:p>
          </table:table-cell>
          <table:table-cell table:style-name="ce3" office:value-type="float" office:value="5.32389808623523E-016" calcext:value-type="float">
            <text:p>5.32E-016</text:p>
          </table:table-cell>
          <table:table-cell table:style-name="ce3" office:value-type="float" office:value="3.26389561081154E-030" calcext:value-type="float">
            <text:p>3.26E-030</text:p>
          </table:table-cell>
          <table:table-cell table:style-name="ce3" office:value-type="float" office:value="1.71553528160417E-058" calcext:value-type="float">
            <text:p>1.72E-058</text:p>
          </table:table-cell>
          <table:table-cell table:style-name="ce3" office:value-type="float" office:value="6.61421518290617E-115" calcext:value-type="float">
            <text:p>6.61E-115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0000809361919394688" calcext:value-type="float">
            <text:p>8.09E-009</text:p>
          </table:table-cell>
          <table:table-cell table:style-name="ce3" office:value-type="float" office:value="5.42819734732087E-016" calcext:value-type="float">
            <text:p>5.43E-016</text:p>
          </table:table-cell>
          <table:table-cell table:style-name="ce3" office:value-type="float" office:value="3.39249162930577E-030" calcext:value-type="float">
            <text:p>3.39E-030</text:p>
          </table:table-cell>
          <table:table-cell table:style-name="ce3" office:value-type="float" office:value="1.85307898429327E-058" calcext:value-type="float">
            <text:p>1.85E-058</text:p>
          </table:table-cell>
          <table:table-cell table:style-name="ce3" office:value-type="float" office:value="7.71610888869471E-115" calcext:value-type="float">
            <text:p>7.72E-115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0000817632942868202" calcext:value-type="float">
            <text:p>8.18E-009</text:p>
          </table:table-cell>
          <table:table-cell table:style-name="ce3" office:value-type="float" office:value="5.53884312999951E-016" calcext:value-type="float">
            <text:p>5.54E-016</text:p>
          </table:table-cell>
          <table:table-cell table:style-name="ce3" office:value-type="float" office:value="3.53161711126427E-030" calcext:value-type="float">
            <text:p>3.53E-030</text:p>
          </table:table-cell>
          <table:table-cell table:style-name="ce3" office:value-type="float" office:value="2.00784376555965E-058" calcext:value-type="float">
            <text:p>2.01E-058</text:p>
          </table:table-cell>
          <table:table-cell table:style-name="ce3" office:value-type="float" office:value="9.05730413941096E-115" calcext:value-type="float">
            <text:p>9.06E-115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0.00000000825946610951875" calcext:value-type="float">
            <text:p>8.26E-009</text:p>
          </table:table-cell>
          <table:table-cell table:style-name="ce3" office:value-type="float" office:value="5.65117470900226E-016" calcext:value-type="float">
            <text:p>5.65E-016</text:p>
          </table:table-cell>
          <table:table-cell table:style-name="ce3" office:value-type="float" office:value="3.67570928636942E-030" calcext:value-type="float">
            <text:p>3.68E-030</text:p>
          </table:table-cell>
          <table:table-cell table:style-name="ce3" office:value-type="float" office:value="2.17466106988153E-058" calcext:value-type="float">
            <text:p>2.17E-058</text:p>
          </table:table-cell>
          <table:table-cell table:style-name="ce3" office:value-type="float" office:value="1.06230989189069E-114" calcext:value-type="float">
            <text:p>1.06E-114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0.00000000835395544249352" calcext:value-type="float">
            <text:p>8.35E-009</text:p>
          </table:table-cell>
          <table:table-cell table:style-name="ce3" office:value-type="float" office:value="5.78020370199112E-016" calcext:value-type="float">
            <text:p>5.78E-016</text:p>
          </table:table-cell>
          <table:table-cell table:style-name="ce3" office:value-type="float" office:value="3.84475963430654E-030" calcext:value-type="float">
            <text:p>3.84E-030</text:p>
          </table:table-cell>
          <table:table-cell table:style-name="ce3" office:value-type="float" office:value="2.37883921709756E-058" calcext:value-type="float">
            <text:p>2.38E-058</text:p>
          </table:table-cell>
          <table:table-cell table:style-name="ce3" office:value-type="float" office:value="1.27092009869618E-114" calcext:value-type="float">
            <text:p>1.27E-114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0.00000000845484926607864" calcext:value-type="float">
            <text:p>8.45E-009</text:p>
          </table:table-cell>
          <table:table-cell table:style-name="ce3" office:value-type="float" office:value="5.91957176008396E-016" calcext:value-type="float">
            <text:p>5.92E-016</text:p>
          </table:table-cell>
          <table:table-cell table:style-name="ce3" office:value-type="float" office:value="4.03160637611356E-030" calcext:value-type="float">
            <text:p>4.03E-030</text:p>
          </table:table-cell>
          <table:table-cell table:style-name="ce3" office:value-type="float" office:value="2.61514433720493E-058" calcext:value-type="float">
            <text:p>2.62E-058</text:p>
          </table:table-cell>
          <table:table-cell table:style-name="ce3" office:value-type="float" office:value="1.53565916995074E-114" calcext:value-type="float">
            <text:p>1.54E-114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0.00000000856112074718767" calcext:value-type="float">
            <text:p>8.56E-009</text:p>
          </table:table-cell>
          <table:table-cell table:style-name="ce3" office:value-type="float" office:value="6.06814819052227E-016" calcext:value-type="float">
            <text:p>6.07E-016</text:p>
          </table:table-cell>
          <table:table-cell table:style-name="ce3" office:value-type="float" office:value="4.23565898018304E-030" calcext:value-type="float">
            <text:p>4.24E-030</text:p>
          </table:table-cell>
          <table:table-cell table:style-name="ce3" office:value-type="float" office:value="2.88596121936185E-058" calcext:value-type="float">
            <text:p>2.89E-058</text:p>
          </table:table-cell>
          <table:table-cell table:style-name="ce3" office:value-type="float" office:value="1.86980546771188E-114" calcext:value-type="float">
            <text:p>1.87E-114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0.0000000086751446770786" calcext:value-type="float">
            <text:p>8.68E-009</text:p>
          </table:table-cell>
          <table:table-cell table:style-name="ce3" office:value-type="float" office:value="6.22959363724521E-016" calcext:value-type="float">
            <text:p>6.23E-016</text:p>
          </table:table-cell>
          <table:table-cell table:style-name="ce3" office:value-type="float" office:value="4.46307064108577E-030" calcext:value-type="float">
            <text:p>4.46E-030</text:p>
          </table:table-cell>
          <table:table-cell table:style-name="ce3" office:value-type="float" office:value="3.20346228447581E-058" calcext:value-type="float">
            <text:p>3.20E-058</text:p>
          </table:table-cell>
          <table:table-cell table:style-name="ce3" office:value-type="float" office:value="2.30335694286928E-114" calcext:value-type="float">
            <text:p>2.30E-114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0.00000000879405746662657" calcext:value-type="float">
            <text:p>8.79E-009</text:p>
          </table:table-cell>
          <table:table-cell table:style-name="ce3" office:value-type="float" office:value="6.40019933879441E-016" calcext:value-type="float">
            <text:p>6.40E-016</text:p>
          </table:table-cell>
          <table:table-cell table:style-name="ce3" office:value-type="float" office:value="4.70981854662125E-030" calcext:value-type="float">
            <text:p>4.71E-030</text:p>
          </table:table-cell>
          <table:table-cell table:style-name="ce3" office:value-type="float" office:value="3.56665486461317E-058" calcext:value-type="float">
            <text:p>3.57E-058</text:p>
          </table:table-cell>
          <table:table-cell table:style-name="ce3" office:value-type="float" office:value="2.85461754427333E-114" calcext:value-type="float">
            <text:p>2.85E-114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0.00000000891762769125199" calcext:value-type="float">
            <text:p>8.92E-009</text:p>
          </table:table-cell>
          <table:table-cell table:style-name="ce3" office:value-type="float" office:value="6.57990842049434E-016" calcext:value-type="float">
            <text:p>6.58E-016</text:p>
          </table:table-cell>
          <table:table-cell table:style-name="ce3" office:value-type="float" office:value="4.97687988638108E-030" calcext:value-type="float">
            <text:p>4.98E-030</text:p>
          </table:table-cell>
          <table:table-cell table:style-name="ce3" office:value-type="float" office:value="3.98166852383947E-058" calcext:value-type="float">
            <text:p>3.98E-058</text:p>
          </table:table-cell>
          <table:table-cell table:style-name="ce3" office:value-type="float" office:value="3.5567812798312E-114" calcext:value-type="float">
            <text:p>3.56E-114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0.00000000904650735311268" calcext:value-type="float">
            <text:p>9.05E-009</text:p>
          </table:table-cell>
          <table:table-cell table:style-name="ce3" office:value-type="float" office:value="6.76996676390842E-016" calcext:value-type="float">
            <text:p>6.77E-016</text:p>
          </table:table-cell>
          <table:table-cell table:style-name="ce3" office:value-type="float" office:value="5.26729791213821E-030" calcext:value-type="float">
            <text:p>5.27E-030</text:p>
          </table:table-cell>
          <table:table-cell table:style-name="ce3" office:value-type="float" office:value="4.45883656713495E-058" calcext:value-type="float">
            <text:p>4.46E-058</text:p>
          </table:table-cell>
          <table:table-cell table:style-name="ce3" office:value-type="float" office:value="4.45931652302238E-114" calcext:value-type="float">
            <text:p>4.46E-114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0.00000000918280912289993" calcext:value-type="float">
            <text:p>9.18E-009</text:p>
          </table:table-cell>
          <table:table-cell table:style-name="ce3" office:value-type="float" office:value="6.97388877319076E-016" calcext:value-type="float">
            <text:p>6.97E-016</text:p>
          </table:table-cell>
          <table:table-cell table:style-name="ce3" office:value-type="float" office:value="5.58801685556622E-030" calcext:value-type="float">
            <text:p>5.59E-030</text:p>
          </table:table-cell>
          <table:table-cell table:style-name="ce3" office:value-type="float" office:value="5.01708733123781E-058" calcext:value-type="float">
            <text:p>5.02E-058</text:p>
          </table:table-cell>
          <table:table-cell table:style-name="ce3" office:value-type="float" office:value="5.64445876678024E-114" calcext:value-type="float">
            <text:p>5.64E-114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0.00000000932837025229925" calcext:value-type="float">
            <text:p>9.33E-009</text:p>
          </table:table-cell>
          <table:table-cell table:style-name="ce3" office:value-type="float" office:value="7.19497642752381E-016" calcext:value-type="float">
            <text:p>7.19E-016</text:p>
          </table:table-cell>
          <table:table-cell table:style-name="ce3" office:value-type="float" office:value="5.94639262964903E-030" calcext:value-type="float">
            <text:p>5.95E-030</text:p>
          </table:table-cell>
          <table:table-cell table:style-name="ce3" office:value-type="float" office:value="5.67973404819386E-058" calcext:value-type="float">
            <text:p>5.68E-058</text:p>
          </table:table-cell>
          <table:table-cell table:style-name="ce3" office:value-type="float" office:value="7.23207796483285E-114" calcext:value-type="float">
            <text:p>7.23E-114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0.00000000947659112573966" calcext:value-type="float">
            <text:p>9.48E-009</text:p>
          </table:table-cell>
          <table:table-cell table:style-name="ce3" office:value-type="float" office:value="7.42361773049475E-016" calcext:value-type="float">
            <text:p>7.42E-016</text:p>
          </table:table-cell>
          <table:table-cell table:style-name="ce3" office:value-type="float" office:value="6.32867441834512E-030" calcext:value-type="float">
            <text:p>6.33E-030</text:p>
          </table:table-cell>
          <table:table-cell table:style-name="ce3" office:value-type="float" office:value="6.43176989762082E-058" calcext:value-type="float">
            <text:p>6.43E-058</text:p>
          </table:table-cell>
          <table:table-cell table:style-name="ce3" office:value-type="float" office:value="9.27162289942698E-114" calcext:value-type="float">
            <text:p>9.27E-114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0.00000000964094621548315" calcext:value-type="float">
            <text:p>9.64E-009</text:p>
          </table:table-cell>
          <table:table-cell table:style-name="ce3" office:value-type="float" office:value="7.68129292331226E-016" calcext:value-type="float">
            <text:p>7.68E-016</text:p>
          </table:table-cell>
          <table:table-cell table:style-name="ce3" office:value-type="float" office:value="6.77370793713565E-030" calcext:value-type="float">
            <text:p>6.77E-030</text:p>
          </table:table-cell>
          <table:table-cell table:style-name="ce3" office:value-type="float" office:value="7.36599379156802E-058" calcext:value-type="float">
            <text:p>7.37E-058</text:p>
          </table:table-cell>
          <table:table-cell table:style-name="ce3" office:value-type="float" office:value="1.21572319785671E-113" calcext:value-type="float">
            <text:p>1.22E-113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0.00000000981647649790143" calcext:value-type="float">
            <text:p>9.82E-009</text:p>
          </table:table-cell>
          <table:table-cell table:style-name="ce3" office:value-type="float" office:value="7.96130004950507E-016" calcext:value-type="float">
            <text:p>7.96E-016</text:p>
          </table:table-cell>
          <table:table-cell table:style-name="ce3" office:value-type="float" office:value="7.27437578453165E-030" calcext:value-type="float">
            <text:p>7.27E-030</text:p>
          </table:table-cell>
          <table:table-cell table:style-name="ce3" office:value-type="float" office:value="8.4925247667656E-058" calcext:value-type="float">
            <text:p>8.49E-058</text:p>
          </table:table-cell>
          <table:table-cell table:style-name="ce3" office:value-type="float" office:value="1.61553595430607E-113" calcext:value-type="float">
            <text:p>1.62E-113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0.0000000100096873496266" calcext:value-type="float">
            <text:p>1.00E-008</text:p>
          </table:table-cell>
          <table:table-cell table:style-name="ce3" office:value-type="float" office:value="8.27525613607389E-016" calcext:value-type="float">
            <text:p>8.28E-016</text:p>
          </table:table-cell>
          <table:table-cell table:style-name="ce3" office:value-type="float" office:value="7.85687564166697E-030" calcext:value-type="float">
            <text:p>7.86E-030</text:p>
          </table:table-cell>
          <table:table-cell table:style-name="ce3" office:value-type="float" office:value="9.90378380039298E-058" calcext:value-type="float">
            <text:p>9.90E-058</text:p>
          </table:table-cell>
          <table:table-cell table:style-name="ce3" office:value-type="float" office:value="2.19637065892628E-113" calcext:value-type="float">
            <text:p>2.20E-113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0.000000010221138657724" calcext:value-type="float">
            <text:p>1.02E-008</text:p>
          </table:table-cell>
          <table:table-cell table:style-name="ce3" office:value-type="float" office:value="8.62574831563551E-016" calcext:value-type="float">
            <text:p>8.63E-016</text:p>
          </table:table-cell>
          <table:table-cell table:style-name="ce3" office:value-type="float" office:value="8.53354142723757E-030" calcext:value-type="float">
            <text:p>8.53E-030</text:p>
          </table:table-cell>
          <table:table-cell table:style-name="ce3" office:value-type="float" office:value="1.1678989772884E-057" calcext:value-type="float">
            <text:p>1.17E-057</text:p>
          </table:table-cell>
          <table:table-cell table:style-name="ce3" office:value-type="float" office:value="3.05325970305298E-113" calcext:value-type="float">
            <text:p>3.05E-113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0.0000000104498464631042" calcext:value-type="float">
            <text:p>1.04E-008</text:p>
          </table:table-cell>
          <table:table-cell table:style-name="ce3" office:value-type="float" office:value="9.01295632356862E-016" calcext:value-type="float">
            <text:p>9.01E-016</text:p>
          </table:table-cell>
          <table:table-cell table:style-name="ce3" office:value-type="float" office:value="9.31343415916108E-030" calcext:value-type="float">
            <text:p>9.31E-030</text:p>
          </table:table-cell>
          <table:table-cell table:style-name="ce3" office:value-type="float" office:value="1.39060001016466E-057" calcext:value-type="float">
            <text:p>1.39E-057</text:p>
          </table:table-cell>
          <table:table-cell table:style-name="ce3" office:value-type="float" office:value="4.32711462589264E-113" calcext:value-type="float">
            <text:p>4.33E-113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0.0000000106955019411661" calcext:value-type="float">
            <text:p>1.07E-008</text:p>
          </table:table-cell>
          <table:table-cell table:style-name="ce3" office:value-type="float" office:value="9.43824205428418E-016" calcext:value-type="float">
            <text:p>9.44E-016</text:p>
          </table:table-cell>
          <table:table-cell table:style-name="ce3" office:value-type="float" office:value="1.02091296184645E-029" calcext:value-type="float">
            <text:p>1.02E-029</text:p>
          </table:table-cell>
          <table:table-cell table:style-name="ce3" office:value-type="float" office:value="1.67027215257561E-057" calcext:value-type="float">
            <text:p>1.67E-057</text:p>
          </table:table-cell>
          <table:table-cell table:style-name="ce3" office:value-type="float" office:value="6.24023277949966E-113" calcext:value-type="float">
            <text:p>6.24E-113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0.0000000109649432678765" calcext:value-type="float">
            <text:p>1.10E-008</text:p>
          </table:table-cell>
          <table:table-cell table:style-name="ce3" office:value-type="float" office:value="9.91588009908816E-016" calcext:value-type="float">
            <text:p>9.92E-016</text:p>
          </table:table-cell>
          <table:table-cell table:style-name="ce3" office:value-type="float" office:value="1.12638756082506E-029" calcext:value-type="float">
            <text:p>1.13E-029</text:p>
          </table:table-cell>
          <table:table-cell table:style-name="ce3" office:value-type="float" office:value="2.03235769805655E-057" calcext:value-type="float">
            <text:p>2.03E-057</text:p>
          </table:table-cell>
          <table:table-cell table:style-name="ce3" office:value-type="float" office:value="9.23520663337146E-113" calcext:value-type="float">
            <text:p>9.24E-113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0.0000000112567406344073" calcext:value-type="float">
            <text:p>1.13E-008</text:p>
          </table:table-cell>
          <table:table-cell table:style-name="ce3" office:value-type="float" office:value="1.04463279945445E-015" calcext:value-type="float">
            <text:p>1.04E-015</text:p>
          </table:table-cell>
          <table:table-cell table:style-name="ce3" office:value-type="float" office:value="1.24957096024295E-029" calcext:value-type="float">
            <text:p>1.25E-029</text:p>
          </table:table-cell>
          <table:table-cell table:style-name="ce3" office:value-type="float" office:value="2.50005830842666E-057" calcext:value-type="float">
            <text:p>2.50E-057</text:p>
          </table:table-cell>
          <table:table-cell table:style-name="ce3" office:value-type="float" office:value="1.39687046899566E-112" calcext:value-type="float">
            <text:p>1.40E-112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0.0000000115722092236782" calcext:value-type="float">
            <text:p>1.16E-008</text:p>
          </table:table-cell>
          <table:table-cell table:style-name="ce3" office:value-type="float" office:value="1.10352154620785E-015" calcext:value-type="float">
            <text:p>1.10E-015</text:p>
          </table:table-cell>
          <table:table-cell table:style-name="ce3" office:value-type="float" office:value="1.39377599613908E-029" calcext:value-type="float">
            <text:p>1.39E-029</text:p>
          </table:table-cell>
          <table:table-cell table:style-name="ce3" office:value-type="float" office:value="3.10890342304585E-057" calcext:value-type="float">
            <text:p>3.11E-057</text:p>
          </table:table-cell>
          <table:table-cell table:style-name="ce3" office:value-type="float" office:value="2.1590826925505E-112" calcext:value-type="float">
            <text:p>2.16E-112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0.0000000119015760961445" calcext:value-type="float">
            <text:p>1.19E-008</text:p>
          </table:table-cell>
          <table:table-cell table:style-name="ce3" office:value-type="float" office:value="1.1667121290046E-015" calcext:value-type="float">
            <text:p>1.17E-015</text:p>
          </table:table-cell>
          <table:table-cell table:style-name="ce3" office:value-type="float" office:value="1.55723034691642E-029" calcext:value-type="float">
            <text:p>1.56E-029</text:p>
          </table:table-cell>
          <table:table-cell table:style-name="ce3" office:value-type="float" office:value="3.87896867137525E-057" calcext:value-type="float">
            <text:p>3.88E-057</text:p>
          </table:table-cell>
          <table:table-cell table:style-name="ce3" office:value-type="float" office:value="3.35956186061259E-112" calcext:value-type="float">
            <text:p>3.36E-112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0.0000000122742708808492" calcext:value-type="float">
            <text:p>1.23E-008</text:p>
          </table:table-cell>
          <table:table-cell table:style-name="ce3" office:value-type="float" office:value="1.24031788490709E-015" calcext:value-type="float">
            <text:p>1.24E-015</text:p>
          </table:table-cell>
          <table:table-cell table:style-name="ce3" office:value-type="float" office:value="1.75899479233824E-029" calcext:value-type="float">
            <text:p>1.76E-029</text:p>
          </table:table-cell>
          <table:table-cell table:style-name="ce3" office:value-type="float" office:value="4.94660738622537E-057" calcext:value-type="float">
            <text:p>4.95E-057</text:p>
          </table:table-cell>
          <table:table-cell table:style-name="ce3" office:value-type="float" office:value="5.46058714064349E-112" calcext:value-type="float">
            <text:p>5.46E-112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0.0000000126735766425092" calcext:value-type="float">
            <text:p>1.27E-008</text:p>
          </table:table-cell>
          <table:table-cell table:style-name="ce3" office:value-type="float" office:value="1.32165473362564E-015" calcext:value-type="float">
            <text:p>1.32E-015</text:p>
          </table:table-cell>
          <table:table-cell table:style-name="ce3" office:value-type="float" office:value="1.99617371430045E-029" calcext:value-type="float">
            <text:p>2.00E-029</text:p>
          </table:table-cell>
          <table:table-cell table:style-name="ce3" office:value-type="float" office:value="6.36697522836167E-057" calcext:value-type="float">
            <text:p>6.37E-057</text:p>
          </table:table-cell>
          <table:table-cell table:style-name="ce3" office:value-type="float" office:value="9.04181792164429E-112" calcext:value-type="float">
            <text:p>9.04E-112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0.0000000131010185400548" calcext:value-type="float">
            <text:p>1.31E-008</text:p>
          </table:table-cell>
          <table:table-cell table:style-name="ce3" office:value-type="float" office:value="1.4115590440984E-015" calcext:value-type="float">
            <text:p>1.41E-015</text:p>
          </table:table-cell>
          <table:table-cell table:style-name="ce3" office:value-type="float" office:value="2.27569915504106E-029" calcext:value-type="float">
            <text:p>2.28E-029</text:p>
          </table:table-cell>
          <table:table-cell table:style-name="ce3" office:value-type="float" office:value="8.27017723829524E-057" calcext:value-type="float">
            <text:p>8.27E-057</text:p>
          </table:table-cell>
          <table:table-cell table:style-name="ce3" office:value-type="float" office:value="1.52466578473728E-111" calcext:value-type="float">
            <text:p>1.52E-111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0.0000000135645581836649" calcext:value-type="float">
            <text:p>1.36E-008</text:p>
          </table:table-cell>
          <table:table-cell table:style-name="ce3" office:value-type="float" office:value="1.51236860956071E-015" calcext:value-type="float">
            <text:p>1.51E-015</text:p>
          </table:table-cell>
          <table:table-cell table:style-name="ce3" office:value-type="float" office:value="2.61080144845519E-029" calcext:value-type="float">
            <text:p>2.61E-029</text:p>
          </table:table-cell>
          <table:table-cell table:style-name="ce3" office:value-type="float" office:value="1.0878485577436E-056" calcext:value-type="float">
            <text:p>1.09E-056</text:p>
          </table:table-cell>
          <table:table-cell table:style-name="ce3" office:value-type="float" office:value="2.636482050987E-111" calcext:value-type="float">
            <text:p>2.64E-111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0.0000000140658347892085" calcext:value-type="float">
            <text:p>1.41E-008</text:p>
          </table:table-cell>
          <table:table-cell table:style-name="ce3" office:value-type="float" office:value="1.6252620054785E-015" calcext:value-type="float">
            <text:p>1.63E-015</text:p>
          </table:table-cell>
          <table:table-cell table:style-name="ce3" office:value-type="float" office:value="3.01324824328648E-029" calcext:value-type="float">
            <text:p>3.01E-029</text:p>
          </table:table-cell>
          <table:table-cell table:style-name="ce3" office:value-type="float" office:value="1.44815051371198E-056" calcext:value-type="float">
            <text:p>1.45E-056</text:p>
          </table:table-cell>
          <table:table-cell table:style-name="ce3" office:value-type="float" office:value="4.66923810910861E-111" calcext:value-type="float">
            <text:p>4.67E-111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0.000000014597057455632" calcext:value-type="float">
            <text:p>1.46E-008</text:p>
          </table:table-cell>
          <table:table-cell table:style-name="ce3" office:value-type="float" office:value="1.74929330948349E-015" calcext:value-type="float">
            <text:p>1.75E-015</text:p>
          </table:table-cell>
          <table:table-cell table:style-name="ce3" office:value-type="float" office:value="3.4884795379136E-029" calcext:value-type="float">
            <text:p>3.49E-029</text:p>
          </table:table-cell>
          <table:table-cell table:style-name="ce3" office:value-type="float" office:value="1.93969024404214E-056" calcext:value-type="float">
            <text:p>1.94E-056</text:p>
          </table:table-cell>
          <table:table-cell table:style-name="ce3" office:value-type="float" office:value="8.37157500792672E-111" calcext:value-type="float">
            <text:p>8.37E-111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0.0000000151660681422273" calcext:value-type="float">
            <text:p>1.52E-008</text:p>
          </table:table-cell>
          <table:table-cell table:style-name="ce3" office:value-type="float" office:value="1.88715902095739E-015" calcext:value-type="float">
            <text:p>1.89E-015</text:p>
          </table:table-cell>
          <table:table-cell table:style-name="ce3" office:value-type="float" office:value="4.05733560628476E-029" calcext:value-type="float">
            <text:p>4.06E-029</text:p>
          </table:table-cell>
          <table:table-cell table:style-name="ce3" office:value-type="float" office:value="2.62209244827074E-056" calcext:value-type="float">
            <text:p>2.62E-056</text:p>
          </table:table-cell>
          <table:table-cell table:style-name="ce3" office:value-type="float" office:value="1.52880584046689E-110" calcext:value-type="float">
            <text:p>1.53E-110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0.0000000157776626372602" calcext:value-type="float">
            <text:p>1.58E-008</text:p>
          </table:table-cell>
          <table:table-cell table:style-name="ce3" office:value-type="float" office:value="2.04111828326551E-015" calcext:value-type="float">
            <text:p>2.04E-015</text:p>
          </table:table-cell>
          <table:table-cell table:style-name="ce3" office:value-type="float" office:value="4.74310236885499E-029" calcext:value-type="float">
            <text:p>4.74E-029</text:p>
          </table:table-cell>
          <table:table-cell table:style-name="ce3" office:value-type="float" office:value="3.58084987477322E-056" calcext:value-type="float">
            <text:p>3.58E-056</text:p>
          </table:table-cell>
          <table:table-cell table:style-name="ce3" office:value-type="float" office:value="2.84925668350012E-110" calcext:value-type="float">
            <text:p>2.85E-110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0.0000000164046024415774" calcext:value-type="float">
            <text:p>1.64E-008</text:p>
          </table:table-cell>
          <table:table-cell table:style-name="ce3" office:value-type="float" office:value="2.20514736525374E-015" calcext:value-type="float">
            <text:p>2.21E-015</text:p>
          </table:table-cell>
          <table:table-cell table:style-name="ce3" office:value-type="float" office:value="5.53231335029452E-029" calcext:value-type="float">
            <text:p>5.53E-029</text:p>
          </table:table-cell>
          <table:table-cell table:style-name="ce3" office:value-type="float" office:value="4.86825004562608E-056" calcext:value-type="float">
            <text:p>4.87E-056</text:p>
          </table:table-cell>
          <table:table-cell table:style-name="ce3" office:value-type="float" office:value="5.26273109098354E-110" calcext:value-type="float">
            <text:p>5.26E-110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0.0000000171061427412994" calcext:value-type="float">
            <text:p>1.71E-008</text:p>
          </table:table-cell>
          <table:table-cell table:style-name="ce3" office:value-type="float" office:value="2.39613870686945E-015" calcext:value-type="float">
            <text:p>2.40E-015</text:p>
          </table:table-cell>
          <table:table-cell table:style-name="ce3" office:value-type="float" office:value="6.52736071766988E-029" calcext:value-type="float">
            <text:p>6.53E-029</text:p>
          </table:table-cell>
          <table:table-cell table:style-name="ce3" office:value-type="float" office:value="6.77187493775289E-056" calcext:value-type="float">
            <text:p>6.77E-056</text:p>
          </table:table-cell>
          <table:table-cell table:style-name="ce3" office:value-type="float" office:value="1.01757406680885E-109" calcext:value-type="float">
            <text:p>1.02E-109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0.0000000178555743178839" calcext:value-type="float">
            <text:p>1.79E-008</text:p>
          </table:table-cell>
          <table:table-cell table:style-name="ce3" office:value-type="float" office:value="2.60884730428156E-015" calcext:value-type="float">
            <text:p>2.61E-015</text:p>
          </table:table-cell>
          <table:table-cell table:style-name="ce3" office:value-type="float" office:value="7.73186468447066E-029" calcext:value-type="float">
            <text:p>7.73E-029</text:p>
          </table:table-cell>
          <table:table-cell table:style-name="ce3" office:value-type="float" office:value="9.49439742765899E-056" calcext:value-type="float">
            <text:p>9.49E-056</text:p>
          </table:table-cell>
          <table:table-cell table:style-name="ce3" office:value-type="float" office:value="1.99874172118844E-109" calcext:value-type="float">
            <text:p>2.00E-109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0.0000000186570807875605" calcext:value-type="float">
            <text:p>1.87E-008</text:p>
          </table:table-cell>
          <table:table-cell table:style-name="ce3" office:value-type="float" office:value="2.84624938596296E-015" calcext:value-type="float">
            <text:p>2.85E-015</text:p>
          </table:table-cell>
          <table:table-cell table:style-name="ce3" office:value-type="float" office:value="9.19595458081285E-029" calcext:value-type="float">
            <text:p>9.20E-029</text:p>
          </table:table-cell>
          <table:table-cell table:style-name="ce3" office:value-type="float" office:value="1.34198668415113E-055" calcext:value-type="float">
            <text:p>1.34E-055</text:p>
          </table:table-cell>
          <table:table-cell table:style-name="ce3" office:value-type="float" office:value="3.99008897250967E-109" calcext:value-type="float">
            <text:p>3.99E-109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0.0000000195188883708944" calcext:value-type="float">
            <text:p>1.95E-008</text:p>
          </table:table-cell>
          <table:table-cell table:style-name="ce3" office:value-type="float" office:value="3.11293463624286E-015" calcext:value-type="float">
            <text:p>3.11E-015</text:p>
          </table:table-cell>
          <table:table-cell table:style-name="ce3" office:value-type="float" office:value="1.09911688240565E-028" calcext:value-type="float">
            <text:p>1.10E-028</text:p>
          </table:table-cell>
          <table:table-cell table:style-name="ce3" office:value-type="float" office:value="1.91551987185673E-055" calcext:value-type="float">
            <text:p>1.92E-055</text:p>
          </table:table-cell>
          <table:table-cell table:style-name="ce3" office:value-type="float" office:value="8.12292836498255E-109" calcext:value-type="float">
            <text:p>8.12E-109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0.0000000204459699102097" calcext:value-type="float">
            <text:p>2.04E-008</text:p>
          </table:table-cell>
          <table:table-cell table:style-name="ce3" office:value-type="float" office:value="3.41302214058743E-015" calcext:value-type="float">
            <text:p>3.41E-015</text:p>
          </table:table-cell>
          <table:table-cell table:style-name="ce3" office:value-type="float" office:value="1.32015185896808E-028" calcext:value-type="float">
            <text:p>1.32E-028</text:p>
          </table:table-cell>
          <table:table-cell table:style-name="ce3" office:value-type="float" office:value="2.76108350711855E-055" calcext:value-type="float">
            <text:p>2.76E-055</text:p>
          </table:table-cell>
          <table:table-cell table:style-name="ce3" office:value-type="float" office:value="1.68632069389237E-108" calcext:value-type="float">
            <text:p>1.69E-108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0.0000000214378159239129" calcext:value-type="float">
            <text:p>2.14E-008</text:p>
          </table:table-cell>
          <table:table-cell table:style-name="ce3" office:value-type="float" office:value="3.74921239538691E-015" calcext:value-type="float">
            <text:p>3.75E-015</text:p>
          </table:table-cell>
          <table:table-cell table:style-name="ce3" office:value-type="float" office:value="1.59168989291242E-028" calcext:value-type="float">
            <text:p>1.59E-028</text:p>
          </table:table-cell>
          <table:table-cell table:style-name="ce3" office:value-type="float" office:value="4.01025613539853E-055" calcext:value-type="float">
            <text:p>4.01E-055</text:p>
          </table:table-cell>
          <table:table-cell table:style-name="ce3" office:value-type="float" office:value="3.55433044892473E-108" calcext:value-type="float">
            <text:p>3.55E-108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0.0000000225155732643652" calcext:value-type="float">
            <text:p>2.25E-008</text:p>
          </table:table-cell>
          <table:table-cell table:style-name="ce3" office:value-type="float" office:value="4.13224861888009E-015" calcext:value-type="float">
            <text:p>4.13E-015</text:p>
          </table:table-cell>
          <table:table-cell table:style-name="ce3" office:value-type="float" office:value="1.93183109568908E-028" calcext:value-type="float">
            <text:p>1.93E-028</text:p>
          </table:table-cell>
          <table:table-cell table:style-name="ce3" office:value-type="float" office:value="5.90203423245052E-055" calcext:value-type="float">
            <text:p>5.90E-055</text:p>
          </table:table-cell>
          <table:table-cell table:style-name="ce3" office:value-type="float" office:value="7.69191556052198E-108" calcext:value-type="float">
            <text:p>7.69E-108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0.0000000236802720931735" calcext:value-type="float">
            <text:p>2.37E-008</text:p>
          </table:table-cell>
          <table:table-cell table:style-name="ce3" office:value-type="float" office:value="4.56692011441667E-015" calcext:value-type="float">
            <text:p>4.57E-015</text:p>
          </table:table-cell>
          <table:table-cell table:style-name="ce3" office:value-type="float" office:value="2.35748160367581E-028" calcext:value-type="float">
            <text:p>2.36E-028</text:p>
          </table:table-cell>
          <table:table-cell table:style-name="ce3" office:value-type="float" office:value="8.78122724454375E-055" calcext:value-type="float">
            <text:p>8.78E-055</text:p>
          </table:table-cell>
          <table:table-cell table:style-name="ce3" office:value-type="float" office:value="1.70116364691284E-107" calcext:value-type="float">
            <text:p>1.70E-107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0.0000000249383079819715" calcext:value-type="float">
            <text:p>2.49E-008</text:p>
          </table:table-cell>
          <table:table-cell table:style-name="ce3" office:value-type="float" office:value="5.06060010170911E-015" calcext:value-type="float">
            <text:p>5.06E-015</text:p>
          </table:table-cell>
          <table:table-cell table:style-name="ce3" office:value-type="float" office:value="2.8920002535303E-028" calcext:value-type="float">
            <text:p>2.89E-028</text:p>
          </table:table-cell>
          <table:table-cell table:style-name="ce3" office:value-type="float" office:value="1.32019367854392E-054" calcext:value-type="float">
            <text:p>1.32E-054</text:p>
          </table:table-cell>
          <table:table-cell table:style-name="ce3" office:value-type="float" office:value="3.84151827742751E-107" calcext:value-type="float">
            <text:p>3.84E-107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0.0000000262993249399697" calcext:value-type="float">
            <text:p>2.63E-008</text:p>
          </table:table-cell>
          <table:table-cell table:style-name="ce3" office:value-type="float" office:value="5.62293649533931E-015" calcext:value-type="float">
            <text:p>5.62E-015</text:p>
          </table:table-cell>
          <table:table-cell table:style-name="ce3" office:value-type="float" office:value="3.56697869088549E-028" calcext:value-type="float">
            <text:p>3.57E-028</text:p>
          </table:table-cell>
          <table:table-cell table:style-name="ce3" office:value-type="float" office:value="2.00637022348171E-054" calcext:value-type="float">
            <text:p>2.01E-054</text:p>
          </table:table-cell>
          <table:table-cell table:style-name="ce3" office:value-type="float" office:value="8.86397493155713E-107" calcext:value-type="float">
            <text:p>8.86E-10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0.0000000277126364352017" calcext:value-type="float">
            <text:p>2.77E-008</text:p>
          </table:table-cell>
          <table:table-cell table:style-name="ce3" office:value-type="float" office:value="6.23791617406952E-015" calcext:value-type="float">
            <text:p>6.24E-015</text:p>
          </table:table-cell>
          <table:table-cell table:style-name="ce3" office:value-type="float" office:value="4.38568305527766E-028" calcext:value-type="float">
            <text:p>4.39E-028</text:p>
          </table:table-cell>
          <table:table-cell table:style-name="ce3" office:value-type="float" office:value="3.03010559143866E-054" calcext:value-type="float">
            <text:p>3.03E-054</text:p>
          </table:table-cell>
          <table:table-cell table:style-name="ce3" office:value-type="float" office:value="2.01978233884637E-106" calcext:value-type="float">
            <text:p>2.02E-10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0.0000000293216011550492" calcext:value-type="float">
            <text:p>2.93E-008</text:p>
          </table:table-cell>
          <table:table-cell table:style-name="ce3" office:value-type="float" office:value="6.97648081856642E-015" calcext:value-type="float">
            <text:p>6.98E-015</text:p>
          </table:table-cell>
          <table:table-cell table:style-name="ce3" office:value-type="float" office:value="5.47999438425691E-028" calcext:value-type="float">
            <text:p>5.48E-028</text:p>
          </table:table-cell>
          <table:table-cell table:style-name="ce3" office:value-type="float" office:value="4.72586043389801E-054" calcext:value-type="float">
            <text:p>4.73E-054</text:p>
          </table:table-cell>
          <table:table-cell table:style-name="ce3" office:value-type="float" office:value="4.90792895622453E-106" calcext:value-type="float">
            <text:p>4.91E-10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0.0000000310623770950065" calcext:value-type="float">
            <text:p>3.11E-008</text:p>
          </table:table-cell>
          <table:table-cell table:style-name="ce3" office:value-type="float" office:value="7.82160741630972E-015" calcext:value-type="float">
            <text:p>7.82E-015</text:p>
          </table:table-cell>
          <table:table-cell table:style-name="ce3" office:value-type="float" office:value="6.88075359851781E-028" calcext:value-type="float">
            <text:p>6.88E-028</text:p>
          </table:table-cell>
          <table:table-cell table:style-name="ce3" office:value-type="float" office:value="7.44247204635685E-054" calcext:value-type="float">
            <text:p>7.44E-054</text:p>
          </table:table-cell>
          <table:table-cell table:style-name="ce3" office:value-type="float" office:value="1.2159215885932E-105" calcext:value-type="float">
            <text:p>1.22E-10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0.0000000329546183798662" calcext:value-type="float">
            <text:p>3.30E-008</text:p>
          </table:table-cell>
          <table:table-cell table:style-name="ce3" office:value-type="float" office:value="8.79450311955598E-015" calcext:value-type="float">
            <text:p>8.79E-015</text:p>
          </table:table-cell>
          <table:table-cell table:style-name="ce3" office:value-type="float" office:value="8.6893807219556E-028" calcext:value-type="float">
            <text:p>8.69E-028</text:p>
          </table:table-cell>
          <table:table-cell table:style-name="ce3" office:value-type="float" office:value="1.18558437496864E-053" calcext:value-type="float">
            <text:p>1.19E-053</text:p>
          </table:table-cell>
          <table:table-cell table:style-name="ce3" office:value-type="float" office:value="3.08216530895992E-105" calcext:value-type="float">
            <text:p>3.08E-105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0.0000000350218272356765" calcext:value-type="float">
            <text:p>3.50E-008</text:p>
          </table:table-cell>
          <table:table-cell table:style-name="ce3" office:value-type="float" office:value="9.92185489951989E-015" calcext:value-type="float">
            <text:p>9.92E-015</text:p>
          </table:table-cell>
          <table:table-cell table:style-name="ce3" office:value-type="float" office:value="1.10473344752907E-027" calcext:value-type="float">
            <text:p>1.10E-027</text:p>
          </table:table-cell>
          <table:table-cell table:style-name="ce3" office:value-type="float" office:value="1.91408952625946E-053" calcext:value-type="float">
            <text:p>1.91E-053</text:p>
          </table:table-cell>
          <table:table-cell table:style-name="ce3" office:value-type="float" office:value="8.0245058496681E-105" calcext:value-type="float">
            <text:p>8.02E-105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0.0000000372751430858119" calcext:value-type="float">
            <text:p>3.73E-008</text:p>
          </table:table-cell>
          <table:table-cell table:style-name="ce3" office:value-type="float" office:value="0.0000000000000112273200961583" calcext:value-type="float">
            <text:p>1.12E-014</text:p>
          </table:table-cell>
          <table:table-cell table:style-name="ce3" office:value-type="float" office:value="1.41290889831685E-027" calcext:value-type="float">
            <text:p>1.41E-027</text:p>
          </table:table-cell>
          <table:table-cell table:style-name="ce3" office:value-type="float" office:value="3.12717441834278E-053" calcext:value-type="float">
            <text:p>3.13E-053</text:p>
          </table:table-cell>
          <table:table-cell table:style-name="ce3" office:value-type="float" office:value="2.13936574473534E-104" calcext:value-type="float">
            <text:p>2.14E-104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0.0000000397531326652458" calcext:value-type="float">
            <text:p>3.98E-008</text:p>
          </table:table-cell>
          <table:table-cell table:style-name="ce3" office:value-type="float" office:value="0.0000000000000127551037881427" calcext:value-type="float">
            <text:p>1.28E-014</text:p>
          </table:table-cell>
          <table:table-cell table:style-name="ce3" office:value-type="float" office:value="1.82137942277663E-027" calcext:value-type="float">
            <text:p>1.82E-027</text:p>
          </table:table-cell>
          <table:table-cell table:style-name="ce3" office:value-type="float" office:value="5.19016135679228E-053" calcext:value-type="float">
            <text:p>5.19E-053</text:p>
          </table:table-cell>
          <table:table-cell table:style-name="ce3" office:value-type="float" office:value="5.88585299182072E-104" calcext:value-type="float">
            <text:p>5.89E-104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0.0000000424705807346002" calcext:value-type="float">
            <text:p>4.25E-008</text:p>
          </table:table-cell>
          <table:table-cell table:style-name="ce3" office:value-type="float" office:value="0.0000000000000145413498603493" calcext:value-type="float">
            <text:p>1.45E-014</text:p>
          </table:table-cell>
          <table:table-cell table:style-name="ce3" office:value-type="float" office:value="2.36425531108202E-027" calcext:value-type="float">
            <text:p>2.36E-027</text:p>
          </table:table-cell>
          <table:table-cell table:style-name="ce3" office:value-type="float" office:value="8.73386352283395E-053" calcext:value-type="float">
            <text:p>8.73E-053</text:p>
          </table:table-cell>
          <table:table-cell table:style-name="ce3" office:value-type="float" office:value="1.66459614226349E-103" calcext:value-type="float">
            <text:p>1.66E-103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0.0000000454224110597381" calcext:value-type="float">
            <text:p>4.54E-008</text:p>
          </table:table-cell>
          <table:table-cell table:style-name="ce3" office:value-type="float" office:value="0.0000000000000166128474588145" calcext:value-type="float">
            <text:p>1.66E-014</text:p>
          </table:table-cell>
          <table:table-cell table:style-name="ce3" office:value-type="float" office:value="3.08186095641765E-027" calcext:value-type="float">
            <text:p>3.08E-027</text:p>
          </table:table-cell>
          <table:table-cell table:style-name="ce3" office:value-type="float" office:value="1.48206902086395E-052" calcext:value-type="float">
            <text:p>1.48E-052</text:p>
          </table:table-cell>
          <table:table-cell table:style-name="ce3" office:value-type="float" office:value="4.78705424001026E-103" calcext:value-type="float">
            <text:p>4.79E-103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0.0000000484981869951328" calcext:value-type="float">
            <text:p>4.85E-008</text:p>
          </table:table-cell>
          <table:table-cell table:style-name="ce3" office:value-type="float" office:value="0.0000000000000189164610322624" calcext:value-type="float">
            <text:p>1.89E-014</text:p>
          </table:table-cell>
          <table:table-cell table:style-name="ce3" office:value-type="float" office:value="3.99075427998775E-027" calcext:value-type="float">
            <text:p>3.99E-027</text:p>
          </table:table-cell>
          <table:table-cell table:style-name="ce3" office:value-type="float" office:value="2.48191854949085E-052" calcext:value-type="float">
            <text:p>2.48E-052</text:p>
          </table:table-cell>
          <table:table-cell table:style-name="ce3" office:value-type="float" office:value="1.34076293385922E-102" calcext:value-type="float">
            <text:p>1.34E-102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0.0000000520233772433367" calcext:value-type="float">
            <text:p>5.20E-008</text:p>
          </table:table-cell>
          <table:table-cell table:style-name="ce3" office:value-type="float" office:value="0.0000000000000217385716159627" calcext:value-type="float">
            <text:p>2.17E-014</text:p>
          </table:table-cell>
          <table:table-cell table:style-name="ce3" office:value-type="float" office:value="5.26313585636764E-027" calcext:value-type="float">
            <text:p>5.26E-027</text:p>
          </table:table-cell>
          <table:table-cell table:style-name="ce3" office:value-type="float" office:value="4.31079787058506E-052" calcext:value-type="float">
            <text:p>4.31E-052</text:p>
          </table:table-cell>
          <table:table-cell table:style-name="ce3" office:value-type="float" office:value="4.03918743240525E-102" calcext:value-type="float">
            <text:p>4.04E-102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0.0000000559511164517512" calcext:value-type="float">
            <text:p>5.60E-008</text:p>
          </table:table-cell>
          <table:table-cell table:style-name="ce3" office:value-type="float" office:value="0.0000000000000251114488165498" calcext:value-type="float">
            <text:p>2.51E-014</text:p>
          </table:table-cell>
          <table:table-cell table:style-name="ce3" office:value-type="float" office:value="7.01305098237304E-027" calcext:value-type="float">
            <text:p>7.01E-027</text:p>
          </table:table-cell>
          <table:table-cell table:style-name="ce3" office:value-type="float" office:value="7.64268737236799E-052" calcext:value-type="float">
            <text:p>7.64E-052</text:p>
          </table:table-cell>
          <table:table-cell table:style-name="ce3" office:value-type="float" office:value="1.2677845314616E-101" calcext:value-type="float">
            <text:p>1.27E-101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0.0000000602524444052989" calcext:value-type="float">
            <text:p>6.03E-008</text:p>
          </table:table-cell>
          <table:table-cell table:style-name="ce3" office:value-type="float" office:value="0.000000000000029081013406223" calcext:value-type="float">
            <text:p>2.91E-014</text:p>
          </table:table-cell>
          <table:table-cell table:style-name="ce3" office:value-type="float" office:value="9.39178006465123E-027" calcext:value-type="float">
            <text:p>9.39E-027</text:p>
          </table:table-cell>
          <table:table-cell table:style-name="ce3" office:value-type="float" office:value="1.36859658748405E-051" calcext:value-type="float">
            <text:p>1.37E-051</text:p>
          </table:table-cell>
          <table:table-cell table:style-name="ce3" office:value-type="float" office:value="4.0594073149305E-101" calcext:value-type="float">
            <text:p>4.06E-101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0.0000000649595391981401" calcext:value-type="float">
            <text:p>6.50E-008</text:p>
          </table:table-cell>
          <table:table-cell table:style-name="ce3" office:value-type="float" office:value="0.0000000000000337550171874191" calcext:value-type="float">
            <text:p>3.38E-014</text:p>
          </table:table-cell>
          <table:table-cell table:style-name="ce3" office:value-type="float" office:value="1.26344441882644E-026" calcext:value-type="float">
            <text:p>1.26E-026</text:p>
          </table:table-cell>
          <table:table-cell table:style-name="ce3" office:value-type="float" office:value="2.47300037707451E-051" calcext:value-type="float">
            <text:p>2.47E-051</text:p>
          </table:table-cell>
          <table:table-cell table:style-name="ce3" office:value-type="float" office:value="1.3234366848318E-100" calcext:value-type="float">
            <text:p>1.32E-100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0.0000000701524957057918" calcext:value-type="float">
            <text:p>7.02E-008</text:p>
          </table:table-cell>
          <table:table-cell table:style-name="ce3" office:value-type="float" office:value="0.0000000000000393108773030307" calcext:value-type="float">
            <text:p>3.93E-014</text:p>
          </table:table-cell>
          <table:table-cell table:style-name="ce3" office:value-type="float" office:value="1.71094479474503E-026" calcext:value-type="float">
            <text:p>1.71E-026</text:p>
          </table:table-cell>
          <table:table-cell table:style-name="ce3" office:value-type="float" office:value="4.52788958713782E-051" calcext:value-type="float">
            <text:p>4.53E-051</text:p>
          </table:table-cell>
          <table:table-cell table:style-name="ce3" office:value-type="float" office:value="4.42964797146482E-100" calcext:value-type="float">
            <text:p>4.43E-100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0.0000000758295342910359" calcext:value-type="float">
            <text:p>7.58E-008</text:p>
          </table:table-cell>
          <table:table-cell table:style-name="ce3" office:value-type="float" office:value="0.0000000000000458632765103544" calcext:value-type="float">
            <text:p>4.59E-014</text:p>
          </table:table-cell>
          <table:table-cell table:style-name="ce3" office:value-type="float" office:value="2.32519042417843E-026" calcext:value-type="float">
            <text:p>2.33E-026</text:p>
          </table:table-cell>
          <table:table-cell table:style-name="ce3" office:value-type="float" office:value="8.34908932180038E-051" calcext:value-type="float">
            <text:p>8.35E-051</text:p>
          </table:table-cell>
          <table:table-cell table:style-name="ce3" office:value-type="float" office:value="1.50371202206047E-099" calcext:value-type="float">
            <text:p>1.50E-099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0.0000000820154889240115" calcext:value-type="float">
            <text:p>8.20E-008</text:p>
          </table:table-cell>
          <table:table-cell table:style-name="ce3" office:value-type="float" office:value="0.000000000000053571275134828" calcext:value-type="float">
            <text:p>5.36E-014</text:p>
          </table:table-cell>
          <table:table-cell table:style-name="ce3" office:value-type="float" office:value="3.1673747371576E-026" calcext:value-type="float">
            <text:p>3.17E-026</text:p>
          </table:table-cell>
          <table:table-cell table:style-name="ce3" office:value-type="float" office:value="1.54670678687051E-050" calcext:value-type="float">
            <text:p>1.55E-050</text:p>
          </table:table-cell>
          <table:table-cell table:style-name="ce3" office:value-type="float" office:value="5.15228603833741E-099" calcext:value-type="float">
            <text:p>5.15E-099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0.000000088788644384685" calcext:value-type="float">
            <text:p>8.88E-008</text:p>
          </table:table-cell>
          <table:table-cell table:style-name="ce3" office:value-type="float" office:value="0.0000000000000626894119318429" calcext:value-type="float">
            <text:p>6.27E-014</text:p>
          </table:table-cell>
          <table:table-cell table:style-name="ce3" office:value-type="float" office:value="4.33029208355635E-026" calcext:value-type="float">
            <text:p>4.33E-026</text:p>
          </table:table-cell>
          <table:table-cell table:style-name="ce3" office:value-type="float" office:value="2.8861314743647E-050" calcext:value-type="float">
            <text:p>2.89E-050</text:p>
          </table:table-cell>
          <table:table-cell table:style-name="ce3" office:value-type="float" office:value="1.791014842004E-098" calcext:value-type="float">
            <text:p>1.79E-098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0.0000000965585583423343" calcext:value-type="float">
            <text:p>9.66E-008</text:p>
          </table:table-cell>
          <table:table-cell table:style-name="ce3" office:value-type="float" office:value="0.0000000000000740212760367019" calcext:value-type="float">
            <text:p>7.40E-014</text:p>
          </table:table-cell>
          <table:table-cell table:style-name="ce3" office:value-type="float" office:value="6.02682545404584E-026" calcext:value-type="float">
            <text:p>6.03E-026</text:p>
          </table:table-cell>
          <table:table-cell table:style-name="ce3" office:value-type="float" office:value="5.58063282586972E-050" calcext:value-type="float">
            <text:p>5.58E-050</text:p>
          </table:table-cell>
          <table:table-cell table:style-name="ce3" office:value-type="float" office:value="6.68450026187884E-098" calcext:value-type="float">
            <text:p>6.68E-098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0.000000105266442184468" calcext:value-type="float">
            <text:p>1.05E-007</text:p>
          </table:table-cell>
          <table:table-cell table:style-name="ce3" office:value-type="float" office:value="0.0000000000000878261534121189" calcext:value-type="float">
            <text:p>8.78E-014</text:p>
          </table:table-cell>
          <table:table-cell table:style-name="ce3" office:value-type="float" office:value="8.4691752511253E-026" calcext:value-type="float">
            <text:p>8.47E-026</text:p>
          </table:table-cell>
          <table:table-cell table:style-name="ce3" office:value-type="float" office:value="1.09997583372033E-049" calcext:value-type="float">
            <text:p>1.10E-049</text:p>
          </table:table-cell>
          <table:table-cell table:style-name="ce3" office:value-type="float" office:value="2.59223038532507E-097" calcext:value-type="float">
            <text:p>2.59E-097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0.000000114633210660308" calcext:value-type="float">
            <text:p>1.15E-007</text:p>
          </table:table-cell>
          <table:table-cell table:style-name="ce3" office:value-type="float" office:value="0.000000000000103976930589092" calcext:value-type="float">
            <text:p>1.04E-013</text:p>
          </table:table-cell>
          <table:table-cell table:style-name="ce3" office:value-type="float" office:value="1.18491858406899E-025" calcext:value-type="float">
            <text:p>1.18E-025</text:p>
          </table:table-cell>
          <table:table-cell table:style-name="ce3" office:value-type="float" office:value="2.14919453876019E-049" calcext:value-type="float">
            <text:p>2.15E-049</text:p>
          </table:table-cell>
          <table:table-cell table:style-name="ce3" office:value-type="float" office:value="9.8779463596272E-097" calcext:value-type="float">
            <text:p>9.88E-09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0.000000125736302786505" calcext:value-type="float">
            <text:p>1.26E-007</text:p>
          </table:table-cell>
          <table:table-cell table:style-name="ce3" office:value-type="float" office:value="0.000000000000124865089489301" calcext:value-type="float">
            <text:p>1.25E-013</text:p>
          </table:table-cell>
          <table:table-cell table:style-name="ce3" office:value-type="float" office:value="1.70547029179713E-025" calcext:value-type="float">
            <text:p>1.71E-025</text:p>
          </table:table-cell>
          <table:table-cell table:style-name="ce3" office:value-type="float" office:value="4.44333292706898E-049" calcext:value-type="float">
            <text:p>4.44E-049</text:p>
          </table:table-cell>
          <table:table-cell table:style-name="ce3" office:value-type="float" office:value="4.21371647708936E-096" calcext:value-type="float">
            <text:p>4.21E-096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0.000000138260022875177" calcext:value-type="float">
            <text:p>1.38E-007</text:p>
          </table:table-cell>
          <table:table-cell table:style-name="ce3" office:value-type="float" office:value="0.000000000000150690984129181" calcext:value-type="float">
            <text:p>1.51E-013</text:p>
          </table:table-cell>
          <table:table-cell table:style-name="ce3" office:value-type="float" office:value="2.47886412180439E-025" calcext:value-type="float">
            <text:p>2.48E-025</text:p>
          </table:table-cell>
          <table:table-cell table:style-name="ce3" office:value-type="float" office:value="9.36731510926463E-049" calcext:value-type="float">
            <text:p>9.37E-049</text:p>
          </table:table-cell>
          <table:table-cell table:style-name="ce3" office:value-type="float" office:value="1.86886285170794E-095" calcext:value-type="float">
            <text:p>1.87E-09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0.000000152320934824521" calcext:value-type="float">
            <text:p>1.52E-007</text:p>
          </table:table-cell>
          <table:table-cell table:style-name="ce3" office:value-type="float" office:value="0.00000000000018254203956424" calcext:value-type="float">
            <text:p>1.83E-013</text:p>
          </table:table-cell>
          <table:table-cell table:style-name="ce3" office:value-type="float" office:value="3.62988938136476E-025" calcext:value-type="float">
            <text:p>3.63E-025</text:p>
          </table:table-cell>
          <table:table-cell table:style-name="ce3" office:value-type="float" office:value="2.00427760111379E-048" calcext:value-type="float">
            <text:p>2.00E-048</text:p>
          </table:table-cell>
          <table:table-cell table:style-name="ce3" office:value-type="float" office:value="8.53757516339513E-095" calcext:value-type="float">
            <text:p>8.54E-095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0.00000016816607938212" calcext:value-type="float">
            <text:p>1.68E-007</text:p>
          </table:table-cell>
          <table:table-cell table:style-name="ce3" office:value-type="float" office:value="0.000000000000222046058431353" calcext:value-type="float">
            <text:p>2.22E-013</text:p>
          </table:table-cell>
          <table:table-cell table:style-name="ce3" office:value-type="float" office:value="5.35937149222115E-025" calcext:value-type="float">
            <text:p>5.36E-025</text:p>
          </table:table-cell>
          <table:table-cell table:style-name="ce3" office:value-type="float" office:value="4.35943078101638E-048" calcext:value-type="float">
            <text:p>4.36E-048</text:p>
          </table:table-cell>
          <table:table-cell table:style-name="ce3" office:value-type="float" office:value="4.03013204612265E-094" calcext:value-type="float">
            <text:p>4.03E-094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0.000000185959829641999" calcext:value-type="float">
            <text:p>1.86E-007</text:p>
          </table:table-cell>
          <table:table-cell table:style-name="ce3" office:value-type="float" office:value="0.000000000000270959117958926" calcext:value-type="float">
            <text:p>2.71E-013</text:p>
          </table:table-cell>
          <table:table-cell table:style-name="ce3" office:value-type="float" office:value="7.96287914194797E-025" calcext:value-type="float">
            <text:p>7.96E-025</text:p>
          </table:table-cell>
          <table:table-cell table:style-name="ce3" office:value-type="float" office:value="9.60167363875642E-048" calcext:value-type="float">
            <text:p>9.60E-048</text:p>
          </table:table-cell>
          <table:table-cell table:style-name="ce3" office:value-type="float" office:value="1.95059828645636E-093" calcext:value-type="float">
            <text:p>1.95E-093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0.000000205933980372066" calcext:value-type="float">
            <text:p>2.06E-007</text:p>
          </table:table-cell>
          <table:table-cell table:style-name="ce3" office:value-type="float" office:value="0.000000000000331587665298426" calcext:value-type="float">
            <text:p>3.32E-013</text:p>
          </table:table-cell>
          <table:table-cell table:style-name="ce3" office:value-type="float" office:value="1.1897889635235E-024" calcext:value-type="float">
            <text:p>1.19E-024</text:p>
          </table:table-cell>
          <table:table-cell table:style-name="ce3" office:value-type="float" office:value="2.13858182717733E-047" calcext:value-type="float">
            <text:p>2.14E-047</text:p>
          </table:table-cell>
          <table:table-cell table:style-name="ce3" office:value-type="float" office:value="9.65415548672186E-093" calcext:value-type="float">
            <text:p>9.65E-093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0.00000022830593291885" calcext:value-type="float">
            <text:p>2.28E-007</text:p>
          </table:table-cell>
          <table:table-cell table:style-name="ce3" office:value-type="float" office:value="0.000000000000406662203290227" calcext:value-type="float">
            <text:p>4.07E-013</text:p>
          </table:table-cell>
          <table:table-cell table:style-name="ce3" office:value-type="float" office:value="1.78537694610181E-024" calcext:value-type="float">
            <text:p>1.79E-024</text:p>
          </table:table-cell>
          <table:table-cell table:style-name="ce3" office:value-type="float" office:value="4.80399677282862E-047" calcext:value-type="float">
            <text:p>4.80E-047</text:p>
          </table:table-cell>
          <table:table-cell table:style-name="ce3" office:value-type="float" office:value="4.85997051588945E-092" calcext:value-type="float">
            <text:p>4.86E-092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0.000000253729814411282" calcext:value-type="float">
            <text:p>2.54E-007</text:p>
          </table:table-cell>
          <table:table-cell table:style-name="ce3" office:value-type="float" office:value="0.000000000000501148835566731" calcext:value-type="float">
            <text:p>5.01E-013</text:p>
          </table:table-cell>
          <table:table-cell table:style-name="ce3" office:value-type="float" office:value="2.70488894300785E-024" calcext:value-type="float">
            <text:p>2.70E-024</text:p>
          </table:table-cell>
          <table:table-cell table:style-name="ce3" office:value-type="float" office:value="1.09992147062638E-046" calcext:value-type="float">
            <text:p>1.10E-046</text:p>
          </table:table-cell>
          <table:table-cell table:style-name="ce3" office:value-type="float" office:value="2.54144095113402E-091" calcext:value-type="float">
            <text:p>2.54E-091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0.000000282556230541769" calcext:value-type="float">
            <text:p>2.83E-007</text:p>
          </table:table-cell>
          <table:table-cell table:style-name="ce3" office:value-type="float" office:value="0.000000000000620052099719223" calcext:value-type="float">
            <text:p>6.20E-013</text:p>
          </table:table-cell>
          <table:table-cell table:style-name="ce3" office:value-type="float" office:value="4.13041712408102E-024" calcext:value-type="float">
            <text:p>4.13E-024</text:p>
          </table:table-cell>
          <table:table-cell table:style-name="ce3" office:value-type="float" office:value="2.55821548645559E-046" calcext:value-type="float">
            <text:p>2.56E-046</text:p>
          </table:table-cell>
          <table:table-cell table:style-name="ce3" office:value-type="float" office:value="1.37127783544546E-090" calcext:value-type="float">
            <text:p>1.37E-090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0.000000313621109993157" calcext:value-type="float">
            <text:p>3.14E-007</text:p>
          </table:table-cell>
          <table:table-cell table:style-name="ce3" office:value-type="float" office:value="0.000000000000762155920149135" calcext:value-type="float">
            <text:p>7.62E-013</text:p>
          </table:table-cell>
          <table:table-cell table:style-name="ce3" office:value-type="float" office:value="6.22541122922177E-024" calcext:value-type="float">
            <text:p>6.23E-024</text:p>
          </table:table-cell>
          <table:table-cell table:style-name="ce3" office:value-type="float" office:value="5.79686939315279E-046" calcext:value-type="float">
            <text:p>5.80E-046</text:p>
          </table:table-cell>
          <table:table-cell table:style-name="ce3" office:value-type="float" office:value="7.02350048725141E-090" calcext:value-type="float">
            <text:p>7.02E-090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0.000000350255540026104" calcext:value-type="float">
            <text:p>3.50E-007</text:p>
          </table:table-cell>
          <table:table-cell table:style-name="ce3" office:value-type="float" office:value="0.000000000000948305365515668" calcext:value-type="float">
            <text:p>9.48E-013</text:p>
          </table:table-cell>
          <table:table-cell table:style-name="ce3" office:value-type="float" office:value="9.61267551913602E-024" calcext:value-type="float">
            <text:p>9.61E-024</text:p>
          </table:table-cell>
          <table:table-cell table:style-name="ce3" office:value-type="float" office:value="1.37840203187681E-045" calcext:value-type="float">
            <text:p>1.38E-045</text:p>
          </table:table-cell>
          <table:table-cell table:style-name="ce3" office:value-type="float" office:value="3.96054880441033E-089" calcext:value-type="float">
            <text:p>3.96E-089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0.000000391729452045251" calcext:value-type="float">
            <text:p>3.92E-007</text:p>
          </table:table-cell>
          <table:table-cell table:style-name="ce3" office:value-type="float" office:value="0.00000000000118323084917197" calcext:value-type="float">
            <text:p>1.18E-012</text:p>
          </table:table-cell>
          <table:table-cell table:style-name="ce3" office:value-type="float" office:value="1.492539803168E-023" calcext:value-type="float">
            <text:p>1.49E-023</text:p>
          </table:table-cell>
          <table:table-cell table:style-name="ce3" office:value-type="float" office:value="3.31390001050771E-045" calcext:value-type="float">
            <text:p>3.31E-045</text:p>
          </table:table-cell>
          <table:table-cell table:style-name="ce3" office:value-type="float" office:value="2.28291149810073E-088" calcext:value-type="float">
            <text:p>2.28E-088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0.000000438754649619059" calcext:value-type="float">
            <text:p>4.39E-007</text:p>
          </table:table-cell>
          <table:table-cell table:style-name="ce3" office:value-type="float" office:value="0.00000000000148058148703682" calcext:value-type="float">
            <text:p>1.48E-012</text:p>
          </table:table-cell>
          <table:table-cell table:style-name="ce3" office:value-type="float" office:value="2.33056510935934E-023" calcext:value-type="float">
            <text:p>2.33E-023</text:p>
          </table:table-cell>
          <table:table-cell table:style-name="ce3" office:value-type="float" office:value="8.05711261097325E-045" calcext:value-type="float">
            <text:p>8.06E-045</text:p>
          </table:table-cell>
          <table:table-cell table:style-name="ce3" office:value-type="float" office:value="1.34568810885236E-087" calcext:value-type="float">
            <text:p>1.35E-087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0.000000492755733946745" calcext:value-type="float">
            <text:p>4.93E-007</text:p>
          </table:table-cell>
          <table:table-cell table:style-name="ce3" office:value-type="float" office:value="0.00000000000186253260118204" calcext:value-type="float">
            <text:p>1.86E-012</text:p>
          </table:table-cell>
          <table:table-cell table:style-name="ce3" office:value-type="float" office:value="3.67765041168069E-023" calcext:value-type="float">
            <text:p>3.68E-023</text:p>
          </table:table-cell>
          <table:table-cell table:style-name="ce3" office:value-type="float" office:value="2.00042267407591E-044" calcext:value-type="float">
            <text:p>2.00E-044</text:p>
          </table:table-cell>
          <table:table-cell table:style-name="ce3" office:value-type="float" office:value="8.27100588416766E-087" calcext:value-type="float">
            <text:p>8.27E-087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0.000000555051967142627" calcext:value-type="float">
            <text:p>5.55E-007</text:p>
          </table:table-cell>
          <table:table-cell table:style-name="ce3" office:value-type="float" office:value="0.00000000000235676008947802" calcext:value-type="float">
            <text:p>2.36E-012</text:p>
          </table:table-cell>
          <table:table-cell table:style-name="ce3" office:value-type="float" office:value="5.87099455612495E-023" calcext:value-type="float">
            <text:p>5.87E-023</text:p>
          </table:table-cell>
          <table:table-cell table:style-name="ce3" office:value-type="float" office:value="5.0825097454668E-044" calcext:value-type="float">
            <text:p>5.08E-044</text:p>
          </table:table-cell>
          <table:table-cell table:style-name="ce3" office:value-type="float" office:value="5.3229194574308E-086" calcext:value-type="float">
            <text:p>5.32E-086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62730969585706" calcext:value-type="float">
            <text:p>6.27E-007</text:p>
          </table:table-cell>
          <table:table-cell table:style-name="ce3" office:value-type="float" office:value="0.00000000000300172246576148" calcext:value-type="float">
            <text:p>3.00E-012</text:p>
          </table:table-cell>
          <table:table-cell table:style-name="ce3" office:value-type="float" office:value="9.49482395465988E-023" calcext:value-type="float">
            <text:p>9.49E-023</text:p>
          </table:table-cell>
          <table:table-cell table:style-name="ce3" office:value-type="float" office:value="1.32509516552772E-043" calcext:value-type="float">
            <text:p>1.33E-043</text:p>
          </table:table-cell>
          <table:table-cell table:style-name="ce3" office:value-type="float" office:value="3.60669924593671E-085" calcext:value-type="float">
            <text:p>3.61E-085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711154619316839" calcext:value-type="float">
            <text:p>7.11E-007</text:p>
          </table:table-cell>
          <table:table-cell table:style-name="ce3" office:value-type="float" office:value="0.00000000000384631674550241" calcext:value-type="float">
            <text:p>3.85E-012</text:p>
          </table:table-cell>
          <table:table-cell table:style-name="ce3" office:value-type="float" office:value="1.55399151625598E-022" calcext:value-type="float">
            <text:p>1.55E-022</text:p>
          </table:table-cell>
          <table:table-cell table:style-name="ce3" office:value-type="float" office:value="3.53780866313216E-043" calcext:value-type="float">
            <text:p>3.54E-043</text:p>
          </table:table-cell>
          <table:table-cell table:style-name="ce3" office:value-type="float" office:value="2.56242687603352E-084" calcext:value-type="float">
            <text:p>2.56E-084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809193650201093" calcext:value-type="float">
            <text:p>8.09E-007</text:p>
          </table:table-cell>
          <table:table-cell table:style-name="ce3" office:value-type="float" office:value="0.00000000000496450704576998" calcext:value-type="float">
            <text:p>4.96E-012</text:p>
          </table:table-cell>
          <table:table-cell table:style-name="ce3" office:value-type="float" office:value="2.58025402273866E-022" calcext:value-type="float">
            <text:p>2.58E-022</text:p>
          </table:table-cell>
          <table:table-cell table:style-name="ce3" office:value-type="float" office:value="9.71990522034719E-043" calcext:value-type="float">
            <text:p>9.72E-043</text:p>
          </table:table-cell>
          <table:table-cell table:style-name="ce3" office:value-type="float" office:value="1.92756570256751E-083" calcext:value-type="float">
            <text:p>1.93E-08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923867244006824" calcext:value-type="float">
            <text:p>9.24E-007</text:p>
          </table:table-cell>
          <table:table-cell table:style-name="ce3" office:value-type="float" office:value="0.00000000000645044596594852" calcext:value-type="float">
            <text:p>6.45E-012</text:p>
          </table:table-cell>
          <table:table-cell table:style-name="ce3" office:value-type="float" office:value="4.34091900788969E-022" calcext:value-type="float">
            <text:p>4.34E-022</text:p>
          </table:table-cell>
          <table:table-cell table:style-name="ce3" office:value-type="float" office:value="2.74118361593229E-042" calcext:value-type="float">
            <text:p>2.74E-042</text:p>
          </table:table-cell>
          <table:table-cell table:style-name="ce3" office:value-type="float" office:value="1.52756743524273E-082" calcext:value-type="float">
            <text:p>1.53E-082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105317367335068" calcext:value-type="float">
            <text:p>1.05E-006</text:p>
          </table:table-cell>
          <table:table-cell table:style-name="ce3" office:value-type="float" office:value="0.00000000000835538319741984" calcext:value-type="float">
            <text:p>8.36E-012</text:p>
          </table:table-cell>
          <table:table-cell table:style-name="ce3" office:value-type="float" office:value="7.25809011822422E-022" calcext:value-type="float">
            <text:p>7.26E-022</text:p>
          </table:table-cell>
          <table:table-cell table:style-name="ce3" office:value-type="float" office:value="7.63575110851431E-042" calcext:value-type="float">
            <text:p>7.64E-042</text:p>
          </table:table-cell>
          <table:table-cell table:style-name="ce3" office:value-type="float" office:value="1.18102814005772E-081" calcext:value-type="float">
            <text:p>1.18E-081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1212857596767" calcext:value-type="float">
            <text:p>1.21E-006</text:p>
          </table:table-cell>
          <table:table-cell table:style-name="ce3" office:value-type="float" office:value="0.0000000000110420609815991" calcext:value-type="float">
            <text:p>1.10E-011</text:p>
          </table:table-cell>
          <table:table-cell table:style-name="ce3" office:value-type="float" office:value="1.26280038902803E-021" calcext:value-type="float">
            <text:p>1.26E-021</text:p>
          </table:table-cell>
          <table:table-cell table:style-name="ce3" office:value-type="float" office:value="2.30229126058828E-041" calcext:value-type="float">
            <text:p>2.30E-041</text:p>
          </table:table-cell>
          <table:table-cell table:style-name="ce3" office:value-type="float" office:value="1.06944926222579E-080" calcext:value-type="float">
            <text:p>1.07E-080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140399819807554" calcext:value-type="float">
            <text:p>1.40E-006</text:p>
          </table:table-cell>
          <table:table-cell table:style-name="ce3" office:value-type="float" office:value="0.0000000000147416531690223" calcext:value-type="float">
            <text:p>1.47E-011</text:p>
          </table:table-cell>
          <table:table-cell table:style-name="ce3" office:value-type="float" office:value="2.2417277555917E-021" calcext:value-type="float">
            <text:p>2.24E-021</text:p>
          </table:table-cell>
          <table:table-cell table:style-name="ce3" office:value-type="float" office:value="7.22516190572461E-041" calcext:value-type="float">
            <text:p>7.23E-041</text:p>
          </table:table-cell>
          <table:table-cell table:style-name="ce3" office:value-type="float" office:value="1.04887463141802E-079" calcext:value-type="float">
            <text:p>1.05E-079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163013119723358" calcext:value-type="float">
            <text:p>1.63E-006</text:p>
          </table:table-cell>
          <table:table-cell table:style-name="ce3" office:value-type="float" office:value="0.0000000000197961434501815" calcext:value-type="float">
            <text:p>1.98E-011</text:p>
          </table:table-cell>
          <table:table-cell table:style-name="ce3" office:value-type="float" office:value="4.02570444014163E-021" calcext:value-type="float">
            <text:p>4.03E-021</text:p>
          </table:table-cell>
          <table:table-cell table:style-name="ce3" office:value-type="float" office:value="2.31999720939129E-040" calcext:value-type="float">
            <text:p>2.32E-040</text:p>
          </table:table-cell>
          <table:table-cell table:style-name="ce3" office:value-type="float" office:value="1.07676635159968E-078" calcext:value-type="float">
            <text:p>1.08E-078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189644860511403" calcext:value-type="float">
            <text:p>1.90E-006</text:p>
          </table:table-cell>
          <table:table-cell table:style-name="ce3" office:value-type="float" office:value="0.0000000000266863453809345" calcext:value-type="float">
            <text:p>2.67E-011</text:p>
          </table:table-cell>
          <table:table-cell table:style-name="ce3" office:value-type="float" office:value="7.28438972746909E-021" calcext:value-type="float">
            <text:p>7.28E-021</text:p>
          </table:table-cell>
          <table:table-cell table:style-name="ce3" office:value-type="float" office:value="7.56228295799936E-040" calcext:value-type="float">
            <text:p>7.56E-040</text:p>
          </table:table-cell>
          <table:table-cell table:style-name="ce3" office:value-type="float" office:value="1.1389640442447E-077" calcext:value-type="float">
            <text:p>1.14E-077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221098189631937" calcext:value-type="float">
            <text:p>2.21E-006</text:p>
          </table:table-cell>
          <table:table-cell table:style-name="ce3" office:value-type="float" office:value="0.0000000000361238753219093" calcext:value-type="float">
            <text:p>3.61E-011</text:p>
          </table:table-cell>
          <table:table-cell table:style-name="ce3" office:value-type="float" office:value="1.32885626672004E-020" calcext:value-type="float">
            <text:p>1.33E-020</text:p>
          </table:table-cell>
          <table:table-cell table:style-name="ce3" office:value-type="float" office:value="2.50508443577736E-039" calcext:value-type="float">
            <text:p>2.51E-039</text:p>
          </table:table-cell>
          <table:table-cell table:style-name="ce3" office:value-type="float" office:value="1.24406116687654E-076" calcext:value-type="float">
            <text:p>1.24E-076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25821286751921" calcext:value-type="float">
            <text:p>2.58E-006</text:p>
          </table:table-cell>
          <table:table-cell table:style-name="ce3" office:value-type="float" office:value="0.0000000000490619806371185" calcext:value-type="float">
            <text:p>4.91E-011</text:p>
          </table:table-cell>
          <table:table-cell table:style-name="ce3" office:value-type="float" office:value="2.44004002025963E-020" calcext:value-type="float">
            <text:p>2.44E-020</text:p>
          </table:table-cell>
          <table:table-cell table:style-name="ce3" office:value-type="float" office:value="8.40620266555258E-039" calcext:value-type="float">
            <text:p>8.41E-039</text:p>
          </table:table-cell>
          <table:table-cell table:style-name="ce3" office:value-type="float" office:value="1.39420823402097E-075" calcext:value-type="float">
            <text:p>1.39E-075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302163105616698" calcext:value-type="float">
            <text:p>3.02E-006</text:p>
          </table:table-cell>
          <table:table-cell table:style-name="ce3" office:value-type="float" office:value="0.0000000000668929869512693" calcext:value-type="float">
            <text:p>6.69E-011</text:p>
          </table:table-cell>
          <table:table-cell table:style-name="ce3" office:value-type="float" office:value="4.51463499212994E-020" calcext:value-type="float">
            <text:p>4.51E-020</text:p>
          </table:table-cell>
          <table:table-cell table:style-name="ce3" office:value-type="float" office:value="2.86368044105798E-038" calcext:value-type="float">
            <text:p>2.86E-038</text:p>
          </table:table-cell>
          <table:table-cell table:style-name="ce3" office:value-type="float" office:value="1.6100516356064E-074" calcext:value-type="float">
            <text:p>1.61E-074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354121994204758" calcext:value-type="float">
            <text:p>3.54E-006</text:p>
          </table:table-cell>
          <table:table-cell table:style-name="ce3" office:value-type="float" office:value="0.0000000000914658896274702" calcext:value-type="float">
            <text:p>9.15E-011</text:p>
          </table:table-cell>
          <table:table-cell table:style-name="ce3" office:value-type="float" office:value="8.39993830258501E-020" calcext:value-type="float">
            <text:p>8.40E-020</text:p>
          </table:table-cell>
          <table:table-cell table:style-name="ce3" office:value-type="float" office:value="9.86377085318518E-038" calcext:value-type="float">
            <text:p>9.86E-038</text:p>
          </table:table-cell>
          <table:table-cell table:style-name="ce3" office:value-type="float" office:value="1.90053392817368E-073" calcext:value-type="float">
            <text:p>1.90E-073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413180183945081" calcext:value-type="float">
            <text:p>4.13E-006</text:p>
          </table:table-cell>
          <table:table-cell table:style-name="ce3" office:value-type="float" office:value="0.000000000123967503587052" calcext:value-type="float">
            <text:p>1.24E-010</text:p>
          </table:table-cell>
          <table:table-cell table:style-name="ce3" office:value-type="float" office:value="1.5356420344738E-019" calcext:value-type="float">
            <text:p>1.54E-019</text:p>
          </table:table-cell>
          <table:table-cell table:style-name="ce3" office:value-type="float" office:value="3.28021401817196E-037" calcext:value-type="float">
            <text:p>3.28E-037</text:p>
          </table:table-cell>
          <table:table-cell table:style-name="ce3" office:value-type="float" office:value="2.09127644172554E-072" calcext:value-type="float">
            <text:p>2.09E-072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486101335355033" calcext:value-type="float">
            <text:p>4.86E-006</text:p>
          </table:table-cell>
          <table:table-cell table:style-name="ce3" office:value-type="float" office:value="0.000000000170772085706084" calcext:value-type="float">
            <text:p>1.71E-010</text:p>
          </table:table-cell>
          <table:table-cell table:style-name="ce3" office:value-type="float" office:value="2.89914707269557E-019" calcext:value-type="float">
            <text:p>2.90E-019</text:p>
          </table:table-cell>
          <table:table-cell table:style-name="ce3" office:value-type="float" office:value="1.16287302889579E-036" calcext:value-type="float">
            <text:p>1.16E-036</text:p>
          </table:table-cell>
          <table:table-cell table:style-name="ce3" office:value-type="float" office:value="2.61411372597733E-071" calcext:value-type="float">
            <text:p>2.61E-071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573539879843046" calcext:value-type="float">
            <text:p>5.74E-006</text:p>
          </table:table-cell>
          <table:table-cell table:style-name="ce3" office:value-type="float" office:value="0.000000000236563359330618" calcext:value-type="float">
            <text:p>2.37E-010</text:p>
          </table:table-cell>
          <table:table-cell table:style-name="ce3" office:value-type="float" office:value="5.53360559562072E-019" calcext:value-type="float">
            <text:p>5.53E-019</text:p>
          </table:table-cell>
          <table:table-cell table:style-name="ce3" office:value-type="float" office:value="4.21296145991705E-036" calcext:value-type="float">
            <text:p>4.21E-036</text:p>
          </table:table-cell>
          <table:table-cell table:style-name="ce3" office:value-type="float" office:value="3.41188848651381E-070" calcext:value-type="float">
            <text:p>3.41E-070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678351448471144" calcext:value-type="float">
            <text:p>6.78E-006</text:p>
          </table:table-cell>
          <table:table-cell table:style-name="ce3" office:value-type="float" office:value="0.000000000329239522941491" calcext:value-type="float">
            <text:p>3.29E-010</text:p>
          </table:table-cell>
          <table:table-cell table:style-name="ce3" office:value-type="float" office:value="1.06593605585216E-018" calcext:value-type="float">
            <text:p>1.07E-018</text:p>
          </table:table-cell>
          <table:table-cell table:style-name="ce3" office:value-type="float" office:value="1.5542645985497E-035" calcext:value-type="float">
            <text:p>1.55E-035</text:p>
          </table:table-cell>
          <table:table-cell table:style-name="ce3" office:value-type="float" office:value="4.61678239248691E-069" calcext:value-type="float">
            <text:p>4.62E-06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805402748991212" calcext:value-type="float">
            <text:p>8.05E-006</text:p>
          </table:table-cell>
          <table:table-cell table:style-name="ce3" office:value-type="float" office:value="0.000000000461650885058411" calcext:value-type="float">
            <text:p>4.62E-010</text:p>
          </table:table-cell>
          <table:table-cell table:style-name="ce3" office:value-type="float" office:value="2.0836328958713E-018" calcext:value-type="float">
            <text:p>2.08E-018</text:p>
          </table:table-cell>
          <table:table-cell table:style-name="ce3" office:value-type="float" office:value="5.90314090599069E-035" calcext:value-type="float">
            <text:p>5.90E-035</text:p>
          </table:table-cell>
          <table:table-cell table:style-name="ce3" office:value-type="float" office:value="6.61925167257638E-068" calcext:value-type="float">
            <text:p>6.62E-06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960561523574962" calcext:value-type="float">
            <text:p>9.61E-006</text:p>
          </table:table-cell>
          <table:table-cell table:style-name="ce3" office:value-type="float" office:value="0.000000000652997911448074" calcext:value-type="float">
            <text:p>6.53E-010</text:p>
          </table:table-cell>
          <table:table-cell table:style-name="ce3" office:value-type="float" office:value="4.14363451521622E-018" calcext:value-type="float">
            <text:p>4.14E-018</text:p>
          </table:table-cell>
          <table:table-cell table:style-name="ce3" office:value-type="float" office:value="2.31980820085891E-034" calcext:value-type="float">
            <text:p>2.32E-034</text:p>
          </table:table-cell>
          <table:table-cell table:style-name="ce3" office:value-type="float" office:value="1.0157031100214E-066" calcext:value-type="float">
            <text:p>1.02E-066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114824943869431" calcext:value-type="float">
            <text:p>1.15E-005</text:p>
          </table:table-cell>
          <table:table-cell table:style-name="ce3" office:value-type="float" office:value="0.000000000927731948218192" calcext:value-type="float">
            <text:p>9.28E-010</text:p>
          </table:table-cell>
          <table:table-cell table:style-name="ce3" office:value-type="float" office:value="8.31135534933972E-018" calcext:value-type="float">
            <text:p>8.31E-018</text:p>
          </table:table-cell>
          <table:table-cell table:style-name="ce3" office:value-type="float" office:value="9.27214757023001E-034" calcext:value-type="float">
            <text:p>9.27E-034</text:p>
          </table:table-cell>
          <table:table-cell table:style-name="ce3" office:value-type="float" office:value="1.61190307627079E-065" calcext:value-type="float">
            <text:p>1.61E-065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137653731493404" calcext:value-type="float">
            <text:p>1.38E-005</text:p>
          </table:table-cell>
          <table:table-cell table:style-name="ce3" office:value-type="float" office:value="0.00000000132530928732553" calcext:value-type="float">
            <text:p>1.33E-009</text:p>
          </table:table-cell>
          <table:table-cell table:style-name="ce3" office:value-type="float" office:value="1.68508552133845E-017" calcext:value-type="float">
            <text:p>1.69E-017</text:p>
          </table:table-cell>
          <table:table-cell table:style-name="ce3" office:value-type="float" office:value="3.78540903288302E-033" calcext:value-type="float">
            <text:p>3.79E-033</text:p>
          </table:table-cell>
          <table:table-cell table:style-name="ce3" office:value-type="float" office:value="2.66809107444407E-064" calcext:value-type="float">
            <text:p>2.67E-064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165497204615779" calcext:value-type="float">
            <text:p>1.65E-005</text:p>
          </table:table-cell>
          <table:table-cell table:style-name="ce3" office:value-type="float" office:value="0.00000000190375648647667" calcext:value-type="float">
            <text:p>1.90E-009</text:p>
          </table:table-cell>
          <table:table-cell table:style-name="ce3" office:value-type="float" office:value="3.45347825065725E-017" calcext:value-type="float">
            <text:p>3.45E-017</text:p>
          </table:table-cell>
          <table:table-cell table:style-name="ce3" office:value-type="float" office:value="1.5786766154076E-032" calcext:value-type="float">
            <text:p>1.58E-032</text:p>
          </table:table-cell>
          <table:table-cell table:style-name="ce3" office:value-type="float" office:value="4.60715309364624E-063" calcext:value-type="float">
            <text:p>4.61E-063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199773141206562" calcext:value-type="float">
            <text:p>2.00E-005</text:p>
          </table:table-cell>
          <table:table-cell table:style-name="ce3" office:value-type="float" office:value="0.00000000275593042533231" calcext:value-type="float">
            <text:p>2.76E-009</text:p>
          </table:table-cell>
          <table:table-cell table:style-name="ce3" office:value-type="float" office:value="7.18584765488874E-017" calcext:value-type="float">
            <text:p>7.19E-017</text:p>
          </table:table-cell>
          <table:table-cell table:style-name="ce3" office:value-type="float" office:value="6.78420411054867E-032" calcext:value-type="float">
            <text:p>6.78E-032</text:p>
          </table:table-cell>
          <table:table-cell table:style-name="ce3" office:value-type="float" office:value="8.44428874793634E-062" calcext:value-type="float">
            <text:p>8.44E-062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239865391982512" calcext:value-type="float">
            <text:p>2.40E-005</text:p>
          </table:table-cell>
          <table:table-cell table:style-name="ce3" office:value-type="float" office:value="0.00000000394736832901872" calcext:value-type="float">
            <text:p>3.95E-009</text:p>
          </table:table-cell>
          <table:table-cell table:style-name="ce3" office:value-type="float" office:value="1.46378440506488E-016" calcext:value-type="float">
            <text:p>1.46E-016</text:p>
          </table:table-cell>
          <table:table-cell table:style-name="ce3" office:value-type="float" office:value="2.79428840459035E-031" calcext:value-type="float">
            <text:p>2.79E-031</text:p>
          </table:table-cell>
          <table:table-cell table:style-name="ce3" office:value-type="float" office:value="1.42178866294565E-060" calcext:value-type="float">
            <text:p>1.42E-060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292380378346623" calcext:value-type="float">
            <text:p>2.92E-005</text:p>
          </table:table-cell>
          <table:table-cell table:style-name="ce3" office:value-type="float" office:value="0.00000000582289172440705" calcext:value-type="float">
            <text:p>5.82E-009</text:p>
          </table:table-cell>
          <table:table-cell table:style-name="ce3" office:value-type="float" office:value="3.16023317055973E-016" calcext:value-type="float">
            <text:p>3.16E-016</text:p>
          </table:table-cell>
          <table:table-cell table:style-name="ce3" office:value-type="float" office:value="1.29172479276068E-030" calcext:value-type="float">
            <text:p>1.29E-030</text:p>
          </table:table-cell>
          <table:table-cell table:style-name="ce3" office:value-type="float" office:value="3.01295184377007E-059" calcext:value-type="float">
            <text:p>3.01E-059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359848865315372" calcext:value-type="float">
            <text:p>3.60E-005</text:p>
          </table:table-cell>
          <table:table-cell table:style-name="ce3" office:value-type="float" office:value="0.00000000875208640000848" calcext:value-type="float">
            <text:p>8.75E-009</text:p>
          </table:table-cell>
          <table:table-cell table:style-name="ce3" office:value-type="float" office:value="7.07909267800952E-016" calcext:value-type="float">
            <text:p>7.08E-016</text:p>
          </table:table-cell>
          <table:table-cell table:style-name="ce3" office:value-type="float" office:value="6.42418805163757E-030" calcext:value-type="float">
            <text:p>6.42E-030</text:p>
          </table:table-cell>
          <table:table-cell table:style-name="ce3" office:value-type="float" office:value="7.38510874073992E-058" calcext:value-type="float">
            <text:p>7.39E-058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447109645774454" calcext:value-type="float">
            <text:p>4.47E-005</text:p>
          </table:table-cell>
          <table:table-cell table:style-name="ce3" office:value-type="float" office:value="0.0000000133990431345755" calcext:value-type="float">
            <text:p>1.34E-008</text:p>
          </table:table-cell>
          <table:table-cell table:style-name="ce3" office:value-type="float" office:value="1.64411114339284E-015" calcext:value-type="float">
            <text:p>1.64E-015</text:p>
          </table:table-cell>
          <table:table-cell table:style-name="ce3" office:value-type="float" office:value="3.4320641173176E-029" calcext:value-type="float">
            <text:p>3.43E-029</text:p>
          </table:table-cell>
          <table:table-cell table:style-name="ce3" office:value-type="float" office:value="2.0873201475822E-056" calcext:value-type="float">
            <text:p>2.09E-056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560325875654916" calcext:value-type="float">
            <text:p>5.60E-005</text:p>
          </table:table-cell>
          <table:table-cell table:style-name="ce3" office:value-type="float" office:value="0.0000000208566221191096" calcext:value-type="float">
            <text:p>2.09E-008</text:p>
          </table:table-cell>
          <table:table-cell table:style-name="ce3" office:value-type="float" office:value="3.94469169497345E-015" calcext:value-type="float">
            <text:p>3.94E-015</text:p>
          </table:table-cell>
          <table:table-cell table:style-name="ce3" office:value-type="float" office:value="1.9554313385671E-028" calcext:value-type="float">
            <text:p>1.96E-028</text:p>
          </table:table-cell>
          <table:table-cell table:style-name="ce3" office:value-type="float" office:value="6.70509242491696E-055" calcext:value-type="float">
            <text:p>6.71E-055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70808989583134" calcext:value-type="float">
            <text:p>7.08E-005</text:p>
          </table:table-cell>
          <table:table-cell table:style-name="ce3" office:value-type="float" office:value="0.0000000329901538091573" calcext:value-type="float">
            <text:p>3.30E-008</text:p>
          </table:table-cell>
          <table:table-cell table:style-name="ce3" office:value-type="float" office:value="9.76630909058609E-015" calcext:value-type="float">
            <text:p>9.77E-015</text:p>
          </table:table-cell>
          <table:table-cell table:style-name="ce3" office:value-type="float" office:value="1.18542778484161E-027" calcext:value-type="float">
            <text:p>1.19E-027</text:p>
          </table:table-cell>
          <table:table-cell table:style-name="ce3" office:value-type="float" office:value="2.43654430478734E-053" calcext:value-type="float">
            <text:p>2.44E-053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899786751731544" calcext:value-type="float">
            <text:p>9.00E-005</text:p>
          </table:table-cell>
          <table:table-cell table:style-name="ce3" office:value-type="float" office:value="0.0000000527340404447836" calcext:value-type="float">
            <text:p>5.27E-008</text:p>
          </table:table-cell>
          <table:table-cell table:style-name="ce3" office:value-type="float" office:value="0.0000000000000246779309852616" calcext:value-type="float">
            <text:p>2.47E-014</text:p>
          </table:table-cell>
          <table:table-cell table:style-name="ce3" office:value-type="float" office:value="7.48061741679819E-027" calcext:value-type="float">
            <text:p>7.48E-027</text:p>
          </table:table-cell>
          <table:table-cell table:style-name="ce3" office:value-type="float" office:value="9.58738299963552E-052" calcext:value-type="float">
            <text:p>9.59E-052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114762580460932" calcext:value-type="float">
            <text:p>0.0001147626</text:p>
          </table:table-cell>
          <table:table-cell table:style-name="ce3" office:value-type="float" office:value="0.0000000848776873384656" calcext:value-type="float">
            <text:p>8.49E-008</text:p>
          </table:table-cell>
          <table:table-cell table:style-name="ce3" office:value-type="float" office:value="0.0000000000000631865432782792" calcext:value-type="float">
            <text:p>6.32E-014</text:p>
          </table:table-cell>
          <table:table-cell table:style-name="ce3" office:value-type="float" office:value="4.84396154282675E-026" calcext:value-type="float">
            <text:p>4.84E-026</text:p>
          </table:table-cell>
          <table:table-cell table:style-name="ce3" office:value-type="float" office:value="3.9695516298369E-050" calcext:value-type="float">
            <text:p>3.97E-050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147281529381659" calcext:value-type="float">
            <text:p>0.0001472815</text:p>
          </table:table-cell>
          <table:table-cell table:style-name="ce3" office:value-type="float" office:value="0.000000138223414705721" calcext:value-type="float">
            <text:p>1.38E-007</text:p>
          </table:table-cell>
          <table:table-cell table:style-name="ce3" office:value-type="float" office:value="0.000000000000165494524373775" calcext:value-type="float">
            <text:p>1.65E-013</text:p>
          </table:table-cell>
          <table:table-cell table:style-name="ce3" office:value-type="float" office:value="3.27941788813133E-025" calcext:value-type="float">
            <text:p>3.28E-025</text:p>
          </table:table-cell>
          <table:table-cell table:style-name="ce3" office:value-type="float" office:value="1.79506519652549E-048" calcext:value-type="float">
            <text:p>1.80E-048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190890353277648" calcext:value-type="float">
            <text:p>0.0001908904</text:p>
          </table:table-cell>
          <table:table-cell table:style-name="ce3" office:value-type="float" office:value="0.0000002293802480369" calcext:value-type="float">
            <text:p>2.29E-007</text:p>
          </table:table-cell>
          <table:table-cell table:style-name="ce3" office:value-type="float" office:value="0.000000000000449649963279269" calcext:value-type="float">
            <text:p>4.50E-013</text:p>
          </table:table-cell>
          <table:table-cell table:style-name="ce3" office:value-type="float" office:value="2.38661398877764E-024" calcext:value-type="float">
            <text:p>2.39E-024</text:p>
          </table:table-cell>
          <table:table-cell table:style-name="ce3" office:value-type="float" office:value="9.36923893240092E-047" calcext:value-type="float">
            <text:p>9.37E-047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248012398261612" calcext:value-type="float">
            <text:p>0.0002480124</text:p>
          </table:table-cell>
          <table:table-cell table:style-name="ce3" office:value-type="float" office:value="0.000000382273708685633" calcext:value-type="float">
            <text:p>3.82E-007</text:p>
          </table:table-cell>
          <table:table-cell table:style-name="ce3" office:value-type="float" office:value="0.0000000000012312587984037" calcext:value-type="float">
            <text:p>1.23E-012</text:p>
          </table:table-cell>
          <table:table-cell table:style-name="ce3" office:value-type="float" office:value="1.76280184160726E-023" calcext:value-type="float">
            <text:p>1.76E-023</text:p>
          </table:table-cell>
          <table:table-cell table:style-name="ce3" office:value-type="float" office:value="5.0332828186574E-045" calcext:value-type="float">
            <text:p>5.03E-045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318143729830569" calcext:value-type="float">
            <text:p>0.0003181437</text:p>
          </table:table-cell>
          <table:table-cell table:style-name="ce3" office:value-type="float" office:value="0.000000621116142110951" calcext:value-type="float">
            <text:p>6.21E-007</text:p>
          </table:table-cell>
          <table:table-cell table:style-name="ce3" office:value-type="float" office:value="0.00000000000320506007457663" calcext:value-type="float">
            <text:p>3.21E-012</text:p>
          </table:table-cell>
          <table:table-cell table:style-name="ce3" office:value-type="float" office:value="1.17677557903799E-022" calcext:value-type="float">
            <text:p>1.18E-022</text:p>
          </table:table-cell>
          <table:table-cell table:style-name="ce3" office:value-type="float" office:value="2.20888433054294E-043" calcext:value-type="float">
            <text:p>2.21E-043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413188763042506" calcext:value-type="float">
            <text:p>0.0004131888</text:p>
          </table:table-cell>
          <table:table-cell table:style-name="ce3" office:value-type="float" office:value="0.00000103326330880221" calcext:value-type="float">
            <text:p>1.03E-006</text:p>
          </table:table-cell>
          <table:table-cell table:style-name="ce3" office:value-type="float" office:value="0.00000000000873414607184827" calcext:value-type="float">
            <text:p>8.73E-012</text:p>
          </table:table-cell>
          <table:table-cell table:style-name="ce3" office:value-type="float" office:value="8.59703872536218E-022" calcext:value-type="float">
            <text:p>8.60E-022</text:p>
          </table:table-cell>
          <table:table-cell table:style-name="ce3" office:value-type="float" office:value="1.15922480941061E-041" calcext:value-type="float">
            <text:p>1.16E-04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8416473578589" calcext:value-type="float">
            <text:p>0.0005384165</text:p>
          </table:table-cell>
          <table:table-cell table:style-name="ce3" office:value-type="float" office:value="0.00000172901137490347" calcext:value-type="float">
            <text:p>1.73E-006</text:p>
          </table:table-cell>
          <table:table-cell table:style-name="ce3" office:value-type="float" office:value="0.0000000000240605276793488" calcext:value-type="float">
            <text:p>2.41E-011</text:p>
          </table:table-cell>
          <table:table-cell table:style-name="ce3" office:value-type="float" office:value="6.41163931559235E-021" calcext:value-type="float">
            <text:p>6.41E-021</text:p>
          </table:table-cell>
          <table:table-cell table:style-name="ce3" office:value-type="float" office:value="6.33333241048789E-040" calcext:value-type="float">
            <text:p>6.33E-040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702500236534451" calcext:value-type="float">
            <text:p>0.0007025002</text:p>
          </table:table-cell>
          <table:table-cell table:style-name="ce3" office:value-type="float" office:value="0.00000289856730654031" calcext:value-type="float">
            <text:p>2.90E-006</text:p>
          </table:table-cell>
          <table:table-cell table:style-name="ce3" office:value-type="float" office:value="0.0000000000664680089669456" calcext:value-type="float">
            <text:p>6.65E-011</text:p>
          </table:table-cell>
          <table:table-cell table:style-name="ce3" office:value-type="float" office:value="4.8041891723666E-020" calcext:value-type="float">
            <text:p>4.80E-020</text:p>
          </table:table-cell>
          <table:table-cell table:style-name="ce3" office:value-type="float" office:value="3.48913875458284E-038" calcext:value-type="float">
            <text:p>3.49E-038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915884052402917" calcext:value-type="float">
            <text:p>0.0009158841</text:p>
          </table:table-cell>
          <table:table-cell table:style-name="ce3" office:value-type="float" office:value="0.00000484855289255933" calcext:value-type="float">
            <text:p>4.85E-006</text:p>
          </table:table-cell>
          <table:table-cell table:style-name="ce3" office:value-type="float" office:value="0.000000000182667662886359" calcext:value-type="float">
            <text:p>1.83E-010</text:p>
          </table:table-cell>
          <table:table-cell table:style-name="ce3" office:value-type="float" office:value="3.55932889624332E-019" calcext:value-type="float">
            <text:p>3.56E-019</text:p>
          </table:table-cell>
          <table:table-cell table:style-name="ce3" office:value-type="float" office:value="1.87752436198335E-036" calcext:value-type="float">
            <text:p>1.88E-036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119480099996897" calcext:value-type="float">
            <text:p>0.001194801</text:p>
          </table:table-cell>
          <table:table-cell table:style-name="ce3" office:value-type="float" office:value="0.00000811362594068941" calcext:value-type="float">
            <text:p>8.11E-006</text:p>
          </table:table-cell>
          <table:table-cell table:style-name="ce3" office:value-type="float" office:value="0.000000000501930445468627" calcext:value-type="float">
            <text:p>5.02E-010</text:p>
          </table:table-cell>
          <table:table-cell table:style-name="ce3" office:value-type="float" office:value="2.63340421776142E-018" calcext:value-type="float">
            <text:p>2.63E-018</text:p>
          </table:table-cell>
          <table:table-cell table:style-name="ce3" office:value-type="float" office:value="1.00637465174525E-034" calcext:value-type="float">
            <text:p>1.01E-034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156324116336372" calcext:value-type="float">
            <text:p>0.0015632412</text:p>
          </table:table-cell>
          <table:table-cell table:style-name="ce3" office:value-type="float" office:value="0.0000136433930525788" calcext:value-type="float">
            <text:p>1.36E-005</text:p>
          </table:table-cell>
          <table:table-cell table:style-name="ce3" office:value-type="float" office:value="0.00000000139092626966306" calcext:value-type="float">
            <text:p>1.39E-009</text:p>
          </table:table-cell>
          <table:table-cell table:style-name="ce3" office:value-type="float" office:value="1.97893885946228E-017" calcext:value-type="float">
            <text:p>1.98E-017</text:p>
          </table:table-cell>
          <table:table-cell table:style-name="ce3" office:value-type="float" office:value="5.55691034807515E-033" calcext:value-type="float">
            <text:p>5.56E-033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20438849227428" calcext:value-type="float">
            <text:p>0.0020438849</text:p>
          </table:table-cell>
          <table:table-cell table:style-name="ce3" office:value-type="float" office:value="0.0000228903914491134" calcext:value-type="float">
            <text:p>2.29E-005</text:p>
          </table:table-cell>
          <table:table-cell table:style-name="ce3" office:value-type="float" office:value="0.00000000383313398372397" calcext:value-type="float">
            <text:p>3.83E-009</text:p>
          </table:table-cell>
          <table:table-cell table:style-name="ce3" office:value-type="float" office:value="1.46895147441848E-016" calcext:value-type="float">
            <text:p>1.47E-016</text:p>
          </table:table-cell>
          <table:table-cell table:style-name="ce3" office:value-type="float" office:value="2.98998420100316E-031" calcext:value-type="float">
            <text:p>2.99E-031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266775534003691" calcext:value-type="float">
            <text:p>0.0026677553</text:p>
          </table:table-cell>
          <table:table-cell table:style-name="ce3" office:value-type="float" office:value="0.0000382408341176023" calcext:value-type="float">
            <text:p>3.82E-005</text:p>
          </table:table-cell>
          <table:table-cell table:style-name="ce3" office:value-type="float" office:value="0.0000000104623599244358" calcext:value-type="float">
            <text:p>1.05E-008</text:p>
          </table:table-cell>
          <table:table-cell table:style-name="ce3" office:value-type="float" office:value="1.06833398504421E-015" calcext:value-type="float">
            <text:p>1.07E-015</text:p>
          </table:table-cell>
          <table:table-cell table:style-name="ce3" office:value-type="float" office:value="1.54234662115544E-029" calcext:value-type="float">
            <text:p>1.54E-029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347517785051087" calcext:value-type="float">
            <text:p>0.0034751779</text:p>
          </table:table-cell>
          <table:table-cell table:style-name="ce3" office:value-type="float" office:value="0.0000635753943733509" calcext:value-type="float">
            <text:p>6.36E-005</text:p>
          </table:table-cell>
          <table:table-cell table:style-name="ce3" office:value-type="float" office:value="0.0000000282481603439268" calcext:value-type="float">
            <text:p>2.82E-008</text:p>
          </table:table-cell>
          <table:table-cell table:style-name="ce3" office:value-type="float" office:value="7.59297308027435E-015" calcext:value-type="float">
            <text:p>7.59E-015</text:p>
          </table:table-cell>
          <table:table-cell table:style-name="ce3" office:value-type="float" office:value="7.58735902875811E-028" calcext:value-type="float">
            <text:p>7.59E-028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446890450794851" calcext:value-type="float">
            <text:p>0.0044689045</text:p>
          </table:table-cell>
          <table:table-cell office:value-type="float" office:value="0.000102993139697935" calcext:value-type="float">
            <text:p>0.0001029931</text:p>
          </table:table-cell>
          <table:table-cell table:style-name="ce3" office:value-type="float" office:value="0.0000000724086518769644" calcext:value-type="float">
            <text:p>7.24E-008</text:p>
          </table:table-cell>
          <table:table-cell table:style-name="ce3" office:value-type="float" office:value="0.0000000000000486269980933724" calcext:value-type="float">
            <text:p>4.86E-014</text:p>
          </table:table-cell>
          <table:table-cell table:style-name="ce3" office:value-type="float" office:value="3.02947960558116E-026" calcext:value-type="float">
            <text:p>3.03E-026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579841823431425" calcext:value-type="float">
            <text:p>0.0057984182</text:p>
          </table:table-cell>
          <table:table-cell office:value-type="float" office:value="0.000169534252376591" calcext:value-type="float">
            <text:p>0.0001695343</text:p>
          </table:table-cell>
          <table:table-cell table:style-name="ce3" office:value-type="float" office:value="0.00000019117814294265" calcext:value-type="float">
            <text:p>1.91E-007</text:p>
          </table:table-cell>
          <table:table-cell table:style-name="ce3" office:value-type="float" office:value="0.000000000000329528082740801" calcext:value-type="float">
            <text:p>3.30E-013</text:p>
          </table:table-cell>
          <table:table-cell table:style-name="ce3" office:value-type="float" office:value="1.35054992669555E-024" calcext:value-type="float">
            <text:p>1.35E-024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750178381913542" calcext:value-type="float">
            <text:p>0.0075017838</text:p>
          </table:table-cell>
          <table:table-cell office:value-type="float" office:value="0.000277162457600909" calcext:value-type="float">
            <text:p>0.0002771625</text:p>
          </table:table-cell>
          <table:table-cell table:style-name="ce3" office:value-type="float" office:value="0.000000497218817848265" calcext:value-type="float">
            <text:p>4.97E-007</text:p>
          </table:table-cell>
          <table:table-cell table:style-name="ce3" office:value-type="float" office:value="0.00000000000216336501352502" calcext:value-type="float">
            <text:p>2.16E-012</text:p>
          </table:table-cell>
          <table:table-cell table:style-name="ce3" office:value-type="float" office:value="5.64055683255414E-023" calcext:value-type="float">
            <text:p>5.64E-023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965801189583852" calcext:value-type="float">
            <text:p>0.0096580119</text:p>
          </table:table-cell>
          <table:table-cell office:value-type="float" office:value="0.000448260814406291" calcext:value-type="float">
            <text:p>0.0004482608</text:p>
          </table:table-cell>
          <table:table-cell table:style-name="ce3" office:value-type="float" office:value="0.00000126400317596624" calcext:value-type="float">
            <text:p>1.26E-006</text:p>
          </table:table-cell>
          <table:table-cell table:style-name="ce3" office:value-type="float" office:value="0.0000000000135484619681487" calcext:value-type="float">
            <text:p>1.35E-011</text:p>
          </table:table-cell>
          <table:table-cell table:style-name="ce3" office:value-type="float" office:value="2.14011768470188E-021" calcext:value-type="float">
            <text:p>2.14E-02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123740019889934" calcext:value-type="float">
            <text:p>0.012374002</text:p>
          </table:table-cell>
          <table:table-cell office:value-type="float" office:value="0.000717261133995589" calcext:value-type="float">
            <text:p>0.0007172611</text:p>
          </table:table-cell>
          <table:table-cell table:style-name="ce3" office:value-type="float" office:value="0.00000314090487641385" calcext:value-type="float">
            <text:p>3.14E-006</text:p>
          </table:table-cell>
          <table:table-cell table:style-name="ce3" office:value-type="float" office:value="0.000000000080935648959132" calcext:value-type="float">
            <text:p>8.09E-011</text:p>
          </table:table-cell>
          <table:table-cell table:style-name="ce3" office:value-type="float" office:value="7.37421477971252E-020" calcext:value-type="float">
            <text:p>7.37E-020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157676765631602" calcext:value-type="float">
            <text:p>0.0157676766</text:p>
          </table:table-cell>
          <table:table-cell office:value-type="float" office:value="0.00113407983380377" calcext:value-type="float">
            <text:p>0.0011340798</text:p>
          </table:table-cell>
          <table:table-cell table:style-name="ce3" office:value-type="float" office:value="0.00000761014575542308" calcext:value-type="float">
            <text:p>7.61E-006</text:p>
          </table:table-cell>
          <table:table-cell table:style-name="ce3" office:value-type="float" office:value="0.00000000045888348703433" calcext:value-type="float">
            <text:p>4.59E-010</text:p>
          </table:table-cell>
          <table:table-cell table:style-name="ce3" office:value-type="float" office:value="2.28434349723037E-018" calcext:value-type="float">
            <text:p>2.28E-018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200319162813812" calcext:value-type="float">
            <text:p>0.0200319163</text:p>
          </table:table-cell>
          <table:table-cell office:value-type="float" office:value="0.00177990204928111" calcext:value-type="float">
            <text:p>0.001779902</text:p>
          </table:table-cell>
          <table:table-cell table:style-name="ce3" office:value-type="float" office:value="0.0000181340656958454" calcext:value-type="float">
            <text:p>1.81E-005</text:p>
          </table:table-cell>
          <table:table-cell table:style-name="ce3" office:value-type="float" office:value="0.00000000251075078220669" calcext:value-type="float">
            <text:p>2.51E-009</text:p>
          </table:table-cell>
          <table:table-cell table:style-name="ce3" office:value-type="float" office:value="6.57290478442981E-017" calcext:value-type="float">
            <text:p>6.57E-017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53309394331155" calcext:value-type="float">
            <text:p>0.0253309394</text:p>
          </table:table-cell>
          <table:table-cell office:value-type="float" office:value="0.00276389846531465" calcext:value-type="float">
            <text:p>0.0027638985</text:p>
          </table:table-cell>
          <table:table-cell table:style-name="ce3" office:value-type="float" office:value="0.0000422239942378376" calcext:value-type="float">
            <text:p>4.22E-005</text:p>
          </table:table-cell>
          <table:table-cell table:style-name="ce3" office:value-type="float" office:value="0.0000000130871440284946" calcext:value-type="float">
            <text:p>1.31E-008</text:p>
          </table:table-cell>
          <table:table-cell table:style-name="ce3" office:value-type="float" office:value="1.71196203404196E-015" calcext:value-type="float">
            <text:p>1.71E-015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318816353764797" calcext:value-type="float">
            <text:p>0.0318816354</text:p>
          </table:table-cell>
          <table:table-cell office:value-type="float" office:value="0.00424568308245867" calcext:value-type="float">
            <text:p>0.0042456831</text:p>
          </table:table-cell>
          <table:table-cell table:style-name="ce3" office:value-type="float" office:value="0.0000960202006809311" calcext:value-type="float">
            <text:p>9.60E-005</text:p>
          </table:table-cell>
          <table:table-cell table:style-name="ce3" office:value-type="float" office:value="0.0000000649042672172251" calcext:value-type="float">
            <text:p>6.49E-008</text:p>
          </table:table-cell>
          <table:table-cell table:style-name="ce3" office:value-type="float" office:value="0.0000000000000402464850464946" calcext:value-type="float">
            <text:p>4.02E-014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98950520060579" calcext:value-type="float">
            <text:p>0.039895052</text:p>
          </table:table-cell>
          <table:table-cell office:value-type="float" office:value="0.00643790528481657" calcext:value-type="float">
            <text:p>0.0064379053</text:p>
          </table:table-cell>
          <table:table-cell office:value-type="float" office:value="0.000212346885128451" calcext:value-type="float">
            <text:p>0.0002123469</text:p>
          </table:table-cell>
          <table:table-cell table:style-name="ce3" office:value-type="float" office:value="0.000000303626262993377" calcext:value-type="float">
            <text:p>3.04E-007</text:p>
          </table:table-cell>
          <table:table-cell table:style-name="ce3" office:value-type="float" office:value="0.000000000000839265410541186" calcext:value-type="float">
            <text:p>8.39E-013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492937726180709" calcext:value-type="float">
            <text:p>0.0492937726</text:p>
          </table:table-cell>
          <table:table-cell office:value-type="float" office:value="0.00951380766159962" calcext:value-type="float">
            <text:p>0.0095138077</text:p>
          </table:table-cell>
          <table:table-cell office:value-type="float" office:value="0.000445653428357754" calcext:value-type="float">
            <text:p>0.0004456534</text:p>
          </table:table-cell>
          <table:table-cell table:style-name="ce3" office:value-type="float" office:value="0.00000127753444675935" calcext:value-type="float">
            <text:p>1.28E-006</text:p>
          </table:table-cell>
          <table:table-cell table:style-name="ce3" office:value-type="float" office:value="0.0000000000141332580453238" calcext:value-type="float">
            <text:p>1.41E-011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614692160191881" calcext:value-type="float">
            <text:p>0.061469216</text:p>
          </table:table-cell>
          <table:table-cell office:value-type="float" office:value="0.014262532274547" calcext:value-type="float">
            <text:p>0.0142625323</text:p>
          </table:table-cell>
          <table:table-cell office:value-type="float" office:value="0.000957402224495708" calcext:value-type="float">
            <text:p>0.0009574022</text:p>
          </table:table-cell>
          <table:table-cell table:style-name="ce3" office:value-type="float" office:value="0.00000559527844897572" calcext:value-type="float">
            <text:p>5.60E-006</text:p>
          </table:table-cell>
          <table:table-cell table:style-name="ce3" office:value-type="float" office:value="0.000000000255905457222766" calcext:value-type="float">
            <text:p>2.56E-010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763701093616944" calcext:value-type="float">
            <text:p>0.0763701094</text:p>
          </table:table-cell>
          <table:table-cell office:value-type="float" office:value="0.0211740487486583" calcext:value-type="float">
            <text:p>0.0211740487</text:p>
          </table:table-cell>
          <table:table-cell office:value-type="float" office:value="0.00201016466927549" calcext:value-type="float">
            <text:p>0.0020101647</text:p>
          </table:table-cell>
          <table:table-cell table:style-name="ce3" office:value-type="float" office:value="0.0000233002673791905" calcext:value-type="float">
            <text:p>2.33E-005</text:p>
          </table:table-cell>
          <table:table-cell table:style-name="ce3" office:value-type="float" office:value="0.0000000041653630272298" calcext:value-type="float">
            <text:p>4.17E-009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942120252518244" calcext:value-type="float">
            <text:p>0.0942120253</text:p>
          </table:table-cell>
          <table:table-cell office:value-type="float" office:value="0.0309299162756313" calcext:value-type="float">
            <text:p>0.0309299163</text:p>
          </table:table-cell>
          <table:table-cell office:value-type="float" office:value="0.00407361189425924" calcext:value-type="float">
            <text:p>0.0040736119</text:p>
          </table:table-cell>
          <table:table-cell table:style-name="ce3" office:value-type="float" office:value="0.0000900026809147755" calcext:value-type="float">
            <text:p>9.00E-005</text:p>
          </table:table-cell>
          <table:table-cell table:style-name="ce3" office:value-type="float" office:value="0.0000000580156304290087" calcext:value-type="float">
            <text:p>5.80E-008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15498908114714" calcext:value-type="float">
            <text:p>0.1154989081</text:p>
          </table:table-cell>
          <table:table-cell office:value-type="float" office:value="0.0445147573145095" calcext:value-type="float">
            <text:p>0.0445147573</text:p>
          </table:table-cell>
          <table:table-cell office:value-type="float" office:value="0.00798463609690955" calcext:value-type="float">
            <text:p>0.0079846361</text:p>
          </table:table-cell>
          <table:table-cell office:value-type="float" office:value="0.000323563558798838" calcext:value-type="float">
            <text:p>0.0003235636</text:p>
          </table:table-cell>
          <table:table-cell table:style-name="ce3" office:value-type="float" office:value="0.000000695232669990705" calcext:value-type="float">
            <text:p>6.95E-007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40809678713661" calcext:value-type="float">
            <text:p>0.1408096787</text:p>
          </table:table-cell>
          <table:table-cell office:value-type="float" office:value="0.063180649050455" calcext:value-type="float">
            <text:p>0.0631806491</text:p>
          </table:table-cell>
          <table:table-cell office:value-type="float" office:value="0.0151555871904044" calcext:value-type="float">
            <text:p>0.0151555872</text:p>
          </table:table-cell>
          <table:table-cell office:value-type="float" office:value="0.00108402616618135" calcext:value-type="float">
            <text:p>0.0010840262</text:p>
          </table:table-cell>
          <table:table-cell table:style-name="ce3" office:value-type="float" office:value="0.00000717566960631964" calcext:value-type="float">
            <text:p>7.18E-006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170497238294483" calcext:value-type="float">
            <text:p>0.1704972383</text:p>
          </table:table-cell>
          <table:table-cell office:value-type="float" office:value="0.0882075805306913" calcext:value-type="float">
            <text:p>0.0882075805</text:p>
          </table:table-cell>
          <table:table-cell office:value-type="float" office:value="0.0277095952620881" calcext:value-type="float">
            <text:p>0.0277095953</text:p>
          </table:table-cell>
          <table:table-cell office:value-type="float" office:value="0.00334705415232224" calcext:value-type="float">
            <text:p>0.0033470542</text:p>
          </table:table-cell>
          <table:table-cell table:style-name="ce3" office:value-type="float" office:value="0.0000623169383370617" calcext:value-type="float">
            <text:p>6.23E-005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05221296320528" calcext:value-type="float">
            <text:p>0.2052212963</text:p>
          </table:table-cell>
          <table:table-cell office:value-type="float" office:value="0.121280667478874" calcext:value-type="float">
            <text:p>0.1212806675</text:p>
          </table:table-cell>
          <table:table-cell office:value-type="float" office:value="0.0488717961534605" calcext:value-type="float">
            <text:p>0.0488717962</text:p>
          </table:table-cell>
          <table:table-cell office:value-type="float" office:value="0.00953692155471623" calcext:value-type="float">
            <text:p>0.0095369216</text:p>
          </table:table-cell>
          <table:table-cell office:value-type="float" office:value="0.000455444416603347" calcext:value-type="float">
            <text:p>0.0004554444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245179293936974" calcext:value-type="float">
            <text:p>0.2451792939</text:p>
          </table:table-cell>
          <table:table-cell office:value-type="float" office:value="0.163727980328674" calcext:value-type="float">
            <text:p>0.1637279803</text:p>
          </table:table-cell>
          <table:table-cell office:value-type="float" office:value="0.0826327354854327" calcext:value-type="float">
            <text:p>0.0826327355</text:p>
          </table:table-cell>
          <table:table-cell office:value-type="float" office:value="0.0247499955726315" calcext:value-type="float">
            <text:p>0.0247499956</text:p>
          </table:table-cell>
          <table:table-cell office:value-type="float" office:value="0.00272403190833133" calcext:value-type="float">
            <text:p>0.0027240319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8957988170259" calcext:value-type="float">
            <text:p>0.2889579882</text:p>
          </table:table-cell>
          <table:table-cell office:value-type="float" office:value="0.214766639681065" calcext:value-type="float">
            <text:p>0.2147666397</text:p>
          </table:table-cell>
          <table:table-cell office:value-type="float" office:value="0.131484511802533" calcext:value-type="float">
            <text:p>0.1314845118</text:p>
          </table:table-cell>
          <table:table-cell office:value-type="float" office:value="0.0565254460755704" calcext:value-type="float">
            <text:p>0.0565254461</text:p>
          </table:table-cell>
          <table:table-cell office:value-type="float" office:value="0.0124766537659548" calcext:value-type="float">
            <text:p>0.0124766538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341127295836525" calcext:value-type="float">
            <text:p>0.3411272958</text:p>
          </table:table-cell>
          <table:table-cell office:value-type="float" office:value="0.280543387233588" calcext:value-type="float">
            <text:p>0.2805433872</text:p>
          </table:table-cell>
          <table:table-cell office:value-type="float" office:value="0.20508645788208" calcext:value-type="float">
            <text:p>0.2050864579</text:p>
          </table:table-cell>
          <table:table-cell office:value-type="float" office:value="0.121832253251998" calcext:value-type="float">
            <text:p>0.1218322533</text:p>
          </table:table-cell>
          <table:table-cell office:value-type="float" office:value="0.049509927397211" calcext:value-type="float">
            <text:p>0.0495099274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398943038214425" calcext:value-type="float">
            <text:p>0.3989430382</text:p>
          </table:table-cell>
          <table:table-cell office:value-type="float" office:value="0.358087809867545" calcext:value-type="float">
            <text:p>0.3580878099</text:p>
          </table:table-cell>
          <table:table-cell office:value-type="float" office:value="0.303214006804663" calcext:value-type="float">
            <text:p>0.3032140068</text:p>
          </table:table-cell>
          <table:table-cell office:value-type="float" office:value="0.23291234324456" calcext:value-type="float">
            <text:p>0.2329123432</text:p>
          </table:table-cell>
          <table:table-cell office:value-type="float" office:value="0.151062344089214" calcext:value-type="float">
            <text:p>0.1510623441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462025075495049" calcext:value-type="float">
            <text:p>0.4620250755</text:p>
          </table:table-cell>
          <table:table-cell office:value-type="float" office:value="0.44616784714514" calcext:value-type="float">
            <text:p>0.4461678471</text:p>
          </table:table-cell>
          <table:table-cell office:value-type="float" office:value="0.423954283805737" calcext:value-type="float">
            <text:p>0.4239542838</text:p>
          </table:table-cell>
          <table:table-cell office:value-type="float" office:value="0.393005034973969" calcext:value-type="float">
            <text:p>0.393005035</text:p>
          </table:table-cell>
          <table:table-cell office:value-type="float" office:value="0.35043552561242" calcext:value-type="float">
            <text:p>0.3504355256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29602326552214" calcext:value-type="float">
            <text:p>0.5296023266</text:p>
          </table:table-cell>
          <table:table-cell office:value-type="float" office:value="0.541988675997066" calcext:value-type="float">
            <text:p>0.541988676</text:p>
          </table:table-cell>
          <table:table-cell office:value-type="float" office:value="0.559386463314219" calcext:value-type="float">
            <text:p>0.5593864633</text:p>
          </table:table-cell>
          <table:table-cell office:value-type="float" office:value="0.583755705590943" calcext:value-type="float">
            <text:p>0.5837557056</text:p>
          </table:table-cell>
          <table:table-cell office:value-type="float" office:value="0.617633550162299" calcext:value-type="float">
            <text:p>0.6176335502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600499550254312" calcext:value-type="float">
            <text:p>0.6004995503</text:p>
          </table:table-cell>
          <table:table-cell office:value-type="float" office:value="0.641146546217151" calcext:value-type="float">
            <text:p>0.6411465462</text:p>
          </table:table-cell>
          <table:table-cell office:value-type="float" office:value="0.695770627506105" calcext:value-type="float">
            <text:p>0.6957706275</text:p>
          </table:table-cell>
          <table:table-cell office:value-type="float" office:value="0.765828666437697" calcext:value-type="float">
            <text:p>0.7658286664</text:p>
          </table:table-cell>
          <table:table-cell office:value-type="float" office:value="0.847570887648818" calcext:value-type="float">
            <text:p>0.8475708876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71801752414718" calcext:value-type="float">
            <text:p>0.6718017524</text:p>
          </table:table-cell>
          <table:table-cell office:value-type="float" office:value="0.7361877190373" calcext:value-type="float">
            <text:p>0.736187719</text:p>
          </table:table-cell>
          <table:table-cell office:value-type="float" office:value="0.814610957183665" calcext:value-type="float">
            <text:p>0.8146109572</text:p>
          </table:table-cell>
          <table:table-cell office:value-type="float" office:value="0.897420430320601" calcext:value-type="float">
            <text:p>0.8974204303</text:p>
          </table:table-cell>
          <table:table-cell office:value-type="float" office:value="0.963488810340039" calcext:value-type="float">
            <text:p>0.9634888103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740278848546314" calcext:value-type="float">
            <text:p>0.7402788485</text:p>
          </table:table-cell>
          <table:table-cell office:value-type="float" office:value="0.819800742487515" calcext:value-type="float">
            <text:p>0.8198007425</text:p>
          </table:table-cell>
          <table:table-cell office:value-type="float" office:value="0.902508493723846" calcext:value-type="float">
            <text:p>0.9025084937</text:p>
          </table:table-cell>
          <table:table-cell office:value-type="float" office:value="0.966716834869025" calcext:value-type="float">
            <text:p>0.9667168349</text:p>
          </table:table-cell>
          <table:table-cell office:value-type="float" office:value="0.995281480714249" calcext:value-type="float">
            <text:p>0.9952814807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803062654944313" calcext:value-type="float">
            <text:p>0.8030626549</text:p>
          </table:table-cell>
          <table:table-cell office:value-type="float" office:value="0.886953666015537" calcext:value-type="float">
            <text:p>0.886953666</text:p>
          </table:table-cell>
          <table:table-cell office:value-type="float" office:value="0.956848520590053" calcext:value-type="float">
            <text:p>0.9568485206</text:p>
          </table:table-cell>
          <table:table-cell office:value-type="float" office:value="0.992410609153609" calcext:value-type="float">
            <text:p>0.9924106092</text:p>
          </table:table-cell>
          <table:table-cell office:value-type="float" office:value="0.999704319378482" calcext:value-type="float">
            <text:p>0.9997043194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858556847874886" calcext:value-type="float">
            <text:p>0.8585568479</text:p>
          </table:table-cell>
          <table:table-cell office:value-type="float" office:value="0.936319378285398" calcext:value-type="float">
            <text:p>0.9363193783</text:p>
          </table:table-cell>
          <table:table-cell office:value-type="float" office:value="0.984625500738733" calcext:value-type="float">
            <text:p>0.9846255007</text:p>
          </table:table-cell>
          <table:table-cell office:value-type="float" office:value="0.998886421750939" calcext:value-type="float">
            <text:p>0.9988864218</text:p>
          </table:table-cell>
          <table:table-cell office:value-type="float" office:value="0.999992445317333" calcext:value-type="float">
            <text:p>0.9999924453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03141560781452" calcext:value-type="float">
            <text:p>0.9031415608</text:p>
          </table:table-cell>
          <table:table-cell office:value-type="float" office:value="0.967492945810529" calcext:value-type="float">
            <text:p>0.9674929458</text:p>
          </table:table-cell>
          <table:table-cell office:value-type="float" office:value="0.995532608365545" calcext:value-type="float">
            <text:p>0.9955326084</text:p>
          </table:table-cell>
          <table:table-cell office:value-type="float" office:value="0.99989272470905" calcext:value-type="float">
            <text:p>0.9998927247</text:p>
          </table:table-cell>
          <table:table-cell office:value-type="float" office:value="0.999999925023456" calcext:value-type="float">
            <text:p>0.99999992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40097101647419" calcext:value-type="float">
            <text:p>0.9400971016</text:p>
          </table:table-cell>
          <table:table-cell office:value-type="float" office:value="0.986394946666314" calcext:value-type="float">
            <text:p>0.9863949467</text:p>
          </table:table-cell>
          <table:table-cell office:value-type="float" office:value="0.999124058181074" calcext:value-type="float">
            <text:p>0.9991240582</text:p>
          </table:table-cell>
          <table:table-cell office:value-type="float" office:value="0.999995331915656" calcext:value-type="float">
            <text:p>0.9999953319</text:p>
          </table:table-cell>
          <table:table-cell office:value-type="float" office:value="1.00000000834811" calcext:value-type="float">
            <text:p>1.0000000083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6696489992661" calcext:value-type="float">
            <text:p>0.9669648999</text:p>
          </table:table-cell>
          <table:table-cell office:value-type="float" office:value="0.995464025574474" calcext:value-type="float">
            <text:p>0.9954640256</text:p>
          </table:table-cell>
          <table:table-cell office:value-type="float" office:value="0.999891058685717" calcext:value-type="float">
            <text:p>0.9998910587</text:p>
          </table:table-cell>
          <table:table-cell office:value-type="float" office:value="0.99999995490493" calcext:value-type="float">
            <text:p>0.9999999549</text:p>
          </table:table-cell>
          <table:table-cell office:value-type="float" office:value="0.99999999779435" calcext:value-type="float">
            <text:p>0.9999999978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84212227657996" calcext:value-type="float">
            <text:p>0.9842122277</text:p>
          </table:table-cell>
          <table:table-cell office:value-type="float" office:value="0.998863202273071" calcext:value-type="float">
            <text:p>0.9988632023</text:p>
          </table:table-cell>
          <table:table-cell office:value-type="float" office:value="0.999992373675512" calcext:value-type="float">
            <text:p>0.9999923737</text:p>
          </table:table-cell>
          <table:table-cell office:value-type="float" office:value="1" calcext:value-type="float">
            <text:p>1</text:p>
          </table:table-cell>
          <table:table-cell office:value-type="float" office:value="1.00000001274275" calcext:value-type="float">
            <text:p>1.0000000127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9378035462557" calcext:value-type="float">
            <text:p>0.9937803546</text:p>
          </table:table-cell>
          <table:table-cell office:value-type="float" office:value="0.99980616825163" calcext:value-type="float">
            <text:p>0.9998061683</text:p>
          </table:table-cell>
          <table:table-cell office:value-type="float" office:value="0.999999762520962" calcext:value-type="float">
            <text:p>0.9999997625</text:p>
          </table:table-cell>
          <table:table-cell office:value-type="float" office:value="1" calcext:value-type="float">
            <text:p>1</text:p>
          </table:table-cell>
          <table:table-cell office:value-type="float" office:value="1.00000000566832" calcext:value-type="float">
            <text:p>1.0000000057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8127707480049" calcext:value-type="float">
            <text:p>0.9981277075</text:p>
          </table:table-cell>
          <table:table-cell office:value-type="float" office:value="0.99998067912374" calcext:value-type="float">
            <text:p>0.9999806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752302" calcext:value-type="float">
            <text:p>1.0000000075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9618967767313" calcext:value-type="float">
            <text:p>0.9996189678</text:p>
          </table:table-cell>
          <table:table-cell office:value-type="float" office:value="0.999999132358774" calcext:value-type="float">
            <text:p>0.9999991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1036408" calcext:value-type="float">
            <text:p>1.0000000104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959367006585" calcext:value-type="float">
            <text:p>0.999959367</text:p>
          </table:table-cell>
          <table:table-cell office:value-type="float" office:value="0.999999985317863" calcext:value-type="float">
            <text:p>0.9999999853</text:p>
          </table:table-cell>
          <table:table-cell office:value-type="float" office:value="1.00000000012273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999999991358258" calcext:value-type="float">
            <text:p>0.9999999914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8841247788" calcext:value-type="float">
            <text:p>0.9999988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00000451062" calcext:value-type="float">
            <text:p>1.0000000045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0000000693016" calcext:value-type="float">
            <text:p>1.000000006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mulative" table:style-name="ta1">
        <table:shapes>
          <draw:frame draw:z-index="0" draw:style-name="gr1" draw:text-style-name="P1" svg:width="453.51pt" svg:height="255.09pt" svg:x="156.08pt" svg:y="162.31pt">
            <draw:object draw:notify-on-update-of-ranges="Cumulative.A1:Cumulative.A1 Cumulative.A2:Cumulative.A9 Cumulative.B1:Cumulative.B1 Cumulative.B2:Cumulative.B9 Cumulative.C1:Cumulative.C1 Cumulative.C2:Cumulative.C9 Cumulative.D1:Cumulative.D1 Cumulative.D2:Cumulative.D9 Cumulative.E1:Cumulative.E1 Cumulative.E2:Cumulative.E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6" table:default-cell-style-name="ce6"/>
        <table:table-column table:style-name="co2" table:number-columns-repeated="1018" table:default-cell-style-name="ce6"/>
        <table:table-row table:style-name="ro2">
          <table:table-cell/>
          <table:table-cell table:style-name="ce7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float" office:value="0.000384148730170978" calcext:value-type="float">
            <text:p>0.0003841487</text:p>
          </table:table-cell>
          <table:table-cell table:formula="of:=3.20565459902867 * 10^-10" office:value-type="float" office:value="0.000000000320565459902867" calcext:value-type="float">
            <text:p>3.20565459902867E-010</text:p>
          </table:table-cell>
          <table:table-cell table:formula="of:=3.09124896666073 * 10^-22" office:value-type="float" office:value="3.09124896666073E-022" calcext:value-type="float">
            <text:p>3.09124896666073E-022</text:p>
          </table:table-cell>
          <table:table-cell table:formula="of:=4.0149117930792*10^-46" office:value-type="float" office:value="4.0149117930792E-046" calcext:value-type="float">
            <text:p>4.0149117930792E-046</text:p>
          </table:table-cell>
          <table:table-cell table:number-columns-repeated="101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float" office:value="0.000192092814910259" calcext:value-type="float">
            <text:p>0.0001920928</text:p>
          </table:table-cell>
          <table:table-cell table:formula="of:=1.60282729964279 * 10^-10" office:value-type="float" office:value="0.000000000160282729964279" calcext:value-type="float">
            <text:p>1.60282729964279E-010</text:p>
          </table:table-cell>
          <table:table-cell table:formula="of:=1.54562448333037 * 10^-22" office:value-type="float" office:value="1.54562448333037E-022" calcext:value-type="float">
            <text:p>1.54562448333037E-022</text:p>
          </table:table-cell>
          <table:table-cell table:formula="of:=2.0074558965396 * 10^-46" office:value-type="float" office:value="2.0074558965396E-046" calcext:value-type="float">
            <text:p>2.0074558965396E-046</text:p>
          </table:table-cell>
          <table:table-cell table:number-columns-repeated="101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float" office:value="0.000128065976917971" calcext:value-type="float">
            <text:p>0.000128066</text:p>
          </table:table-cell>
          <table:table-cell table:formula="of:=1.06855153312374 * 10^-10" office:value-type="float" office:value="0.000000000106855153312374" calcext:value-type="float">
            <text:p>1.06855153312374E-010</text:p>
          </table:table-cell>
          <table:table-cell table:formula="of:=1.03041632222025 * 10^-22" office:value-type="float" office:value="1.03041632222025E-022" calcext:value-type="float">
            <text:p>1.03041632222025E-022</text:p>
          </table:table-cell>
          <table:table-cell table:formula="of:=1.3383039310264 * 10^-46" office:value-type="float" office:value="1.3383039310264E-046" calcext:value-type="float">
            <text:p>1.3383039310264E-046</text:p>
          </table:table-cell>
          <table:table-cell table:number-columns-repeated="101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float" office:value="0.0000960510203543853" calcext:value-type="float">
            <text:p>0.000096051</text:p>
          </table:table-cell>
          <table:table-cell table:formula="of:=8.01413649853507 * 10^-11" office:value-type="float" office:value="0.0000000000801413649853507" calcext:value-type="float">
            <text:p>8.01413649853507E-011</text:p>
          </table:table-cell>
          <table:table-cell table:formula="of:=7.72812241665184 * 10^-23" office:value-type="float" office:value="7.72812241665184E-023" calcext:value-type="float">
            <text:p>7.72812241665184E-023</text:p>
          </table:table-cell>
          <table:table-cell table:formula="of:=1.0037279482698 * 10^-46" office:value-type="float" office:value="1.0037279482698E-046" calcext:value-type="float">
            <text:p>1.0037279482698E-046</text:p>
          </table:table-cell>
          <table:table-cell table:number-columns-repeated="101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float" office:value="0.00005488742708665" calcext:value-type="float">
            <text:p>5.488742708665E-005</text:p>
          </table:table-cell>
          <table:table-cell table:formula="of:=4.57950657067011 * 10^-11" office:value-type="float" office:value="0.0000000000457950657067011" calcext:value-type="float">
            <text:p>4.57950657067011E-011</text:p>
          </table:table-cell>
          <table:table-cell table:formula="of:=4.41606995237248 * 10^-23" office:value-type="float" office:value="4.41606995237248E-023" calcext:value-type="float">
            <text:p>4.41606995237248E-023</text:p>
          </table:table-cell>
          <table:table-cell table:formula="of:=5.73558827582744 * 10^-47" office:value-type="float" office:value="5.73558827582744E-047" calcext:value-type="float">
            <text:p>5.73558827582744E-047</text:p>
          </table:table-cell>
          <table:table-cell table:number-columns-repeated="1019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8" office:value-type="float" office:value="0.0000274440901323666" calcext:value-type="float">
            <text:p>2.74440901323666E-005</text:p>
          </table:table-cell>
          <table:table-cell table:formula="of:=2.28975328536127 * 10^-11" office:value-type="float" office:value="0.0000000000228975328536127" calcext:value-type="float">
            <text:p>2.28975328536127E-011</text:p>
          </table:table-cell>
          <table:table-cell table:formula="of:=2.20803497618624 * 10^-23" office:value-type="float" office:value="2.20803497618624E-023" calcext:value-type="float">
            <text:p>2.20803497618624E-023</text:p>
          </table:table-cell>
          <table:table-cell table:formula="of:=2.86779413791372 * 10^-47" office:value-type="float" office:value="2.86779413791372E-047" calcext:value-type="float">
            <text:p>2.86779413791372E-047</text:p>
          </table:table-cell>
          <table:table-cell table:number-columns-repeated="1019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8" office:value-type="float" office:value="0.000012807335791914" calcext:value-type="float">
            <text:p>1.2807335791914E-005</text:p>
          </table:table-cell>
          <table:table-cell table:formula="of:=1.06855153317512 * 10^-11" office:value-type="float" office:value="0.0000000000106855153317512" calcext:value-type="float">
            <text:p>1.06855153317512E-011</text:p>
          </table:table-cell>
          <table:table-cell table:formula="of:=1.03041632222025 * 10^-23" office:value-type="float" office:value="1.03041632222025E-023" calcext:value-type="float">
            <text:p>1.03041632222025E-023</text:p>
          </table:table-cell>
          <table:table-cell table:formula="of:=1.3383039310264 * 10^-47" office:value-type="float" office:value="1.3383039310264E-047" calcext:value-type="float">
            <text:p>1.3383039310264E-047</text:p>
          </table:table-cell>
          <table:table-cell table:number-columns-repeated="1019"/>
        </table:table-row>
        <table:table-row table:style-name="ro2">
          <table:table-cell table:style-name="ce7" office:value-type="float" office:value="365" calcext:value-type="float">
            <text:p>365</text:p>
          </table:table-cell>
          <table:table-cell table:style-name="ce8" table:formula="of:=1.05266392319875*10^-6" office:value-type="float" office:value="0.00000105266392319875" calcext:value-type="float">
            <text:p>1.05266392319875E-006</text:p>
          </table:table-cell>
          <table:table-cell table:formula="of:=8.78261534120842 * 10^-13" office:value-type="float" office:value="0.000000000000878261534120842" calcext:value-type="float">
            <text:p>8.78261534120842E-013</text:p>
          </table:table-cell>
          <table:table-cell table:formula="of:=8.4691752511253 * 10^-25" office:value-type="float" office:value="8.4691752511253E-025" calcext:value-type="float">
            <text:p>8.4691752511253E-025</text:p>
          </table:table-cell>
          <table:table-cell table:formula="of:=1.09997583372033 * 10^-48" office:value-type="float" office:value="1.09997583372033E-048" calcext:value-type="float">
            <text:p>1.09997583372033E-048</text:p>
          </table:table-cell>
          <table:table-cell table:number-columns-repeated="1019"/>
        </table:table-row>
        <table:table-row table:style-name="ro2" table:number-rows-repeated="2">
          <table:table-cell table:style-name="ce7"/>
          <table:table-cell table:number-columns-repeated="102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float" office:value="0.000000105266442184468" calcext:value-type="float">
            <text:p>1.05E-007</text:p>
          </table:table-cell>
          <table:table-cell table:style-name="ce3" office:value-type="float" office:value="0.0000000000000878261534121189" calcext:value-type="float">
            <text:p>8.78E-014</text:p>
          </table:table-cell>
          <table:table-cell table:style-name="ce3" office:value-type="float" office:value="8.4691752511253E-026" calcext:value-type="float">
            <text:p>8.47E-026</text:p>
          </table:table-cell>
          <table:table-cell table:style-name="ce3" office:value-type="float" office:value="1.09997583372033E-049" calcext:value-type="float">
            <text:p>1.10E-049</text:p>
          </table:table-cell>
          <table:table-cell table:style-name="ce3" office:value-type="float" office:value="2.59223038532507E-097" calcext:value-type="float">
            <text:p>2.59E-097</text:p>
          </table:table-cell>
          <table:table-cell table:number-columns-repeated="1018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office:value-type="string" calcext:value-type="string">
            <text:p>1-(1-1.09997583372033E-049)^(365*10 / 1)</text:p>
          </table:table-cell>
          <table:table-cell table:number-columns-repeated="1022"/>
        </table:table-row>
        <table:table-row table:style-name="ro2" table:number-rows-repeated="12">
          <table:table-cell table:style-name="ce7"/>
          <table:table-cell table:number-columns-repeated="1023"/>
        </table:table-row>
        <table:table-row table:style-name="ro2" table:number-rows-repeated="8">
          <table:table-cell table:style-name="ce7" table:number-columns-repeated="6"/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3:24:09.030745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8-15T22:45:08.941161522</meta:creation-date>
    <dc:date>2015-08-17T14:05:45.964846941</dc:date>
    <dc:creator>Jesse Victors</dc:creator>
    <meta:editing-duration>PT1H44M11S</meta:editing-duration>
    <meta:editing-cycles>9</meta:editing-cycles>
    <meta:generator>LibreOffice/4.4.3.2$Linux_X86_64 LibreOffice_project/40m0$Build-2</meta:generator>
    <meta:document-statistic meta:table-count="5" meta:cell-count="48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19cm" chart:style-name="ch2">
          <text:p>Probability of Quorum Compromise vs Collusion</text:p>
        </chart:title>
        <chart:subtitle svg:x="3.724cm" svg:y="0.801cm" chart:style-name="ch3">
          <text:p>Weighted Selection with 0% Malicious Others</text:p>
        </chart:subtitle>
        <chart:legend chart:legend-position="end" svg:x="13.5cm" svg:y="3.205cm" style:legend-expansion="high" chart:style-name="ch4"/>
        <chart:plot-area chart:style-name="ch5" table:cell-range-address="'Weighted (0%)'.A2:'Weighted (0%)'.F202 'Weighted (0%)'.B1:'Weighted (0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5.166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22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0%)'.B2:'Weighted (0%)'.B202" chart:label-cell-address="'Weighted (0%)'.B1:'Weighted (0%)'.B1" chart:class="chart:scatter">
            <chart:domain table:cell-range-address="'Weighted (0%)'.A2:'Weighted (0%)'.A202"/>
            <chart:data-point chart:repeated="201"/>
          </chart:series>
          <chart:series chart:style-name="ch12" chart:values-cell-range-address="'Weighted (0%)'.C2:'Weighted (0%)'.C202" chart:label-cell-address="'Weighted (0%)'.C1:'Weighted (0%)'.C1" chart:class="chart:scatter">
            <chart:data-point chart:repeated="201"/>
          </chart:series>
          <chart:series chart:style-name="ch13" chart:values-cell-range-address="'Weighted (0%)'.D2:'Weighted (0%)'.D202" chart:label-cell-address="'Weighted (0%)'.D1:'Weighted (0%)'.D1" chart:class="chart:scatter">
            <chart:data-point chart:repeated="201"/>
          </chart:series>
          <chart:series chart:style-name="ch14" chart:values-cell-range-address="'Weighted (0%)'.E2:'Weighted (0%)'.E202" chart:label-cell-address="'Weighted (0%)'.E1:'Weighted (0%)'.E1" chart:class="chart:scatter">
            <chart:data-point chart:repeated="201"/>
          </chart:series>
          <chart:series chart:style-name="ch15" chart:values-cell-range-address="'Weighted (0%)'.F2:'Weighted (0%)'.F202" chart:label-cell-address="'Weighted (0%)'.F1:'Weighted (0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0%)'.B1:'Weighted (0%)'.B1</svg:desc>
                </draw:g>
              </table:table-cell>
              <table:table-cell office:value-type="string">
                <text:p>63</text:p>
                <draw:g>
                  <svg:desc>'Weighted (0%)'.C1:'Weighted (0%)'.C1</svg:desc>
                </draw:g>
              </table:table-cell>
              <table:table-cell office:value-type="string">
                <text:p>127</text:p>
                <draw:g>
                  <svg:desc>'Weighted (0%)'.D1:'Weighted (0%)'.D1</svg:desc>
                </draw:g>
              </table:table-cell>
              <table:table-cell office:value-type="string">
                <text:p>255</text:p>
                <draw:g>
                  <svg:desc>'Weighted (0%)'.E1:'Weighted (0%)'.E1</svg:desc>
                </draw:g>
              </table:table-cell>
              <table:table-cell office:value-type="string">
                <text:p>511</text:p>
                <draw:g>
                  <svg:desc>'Weighted (0%)'.F1:'Weighted (0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0%)'.A2:'Weighted (0%)'.A202</svg:desc>
                </draw:g>
              </table:table-cell>
              <table:table-cell office:value-type="float" office:value="0">
                <text:p>0</text:p>
                <draw:g>
                  <svg:desc>'Weighted (0%)'.B2:'Weighted (0%)'.B202</svg:desc>
                </draw:g>
              </table:table-cell>
              <table:table-cell office:value-type="float" office:value="0">
                <text:p>0</text:p>
                <draw:g>
                  <svg:desc>'Weighted (0%)'.C2:'Weighted (0%)'.C202</svg:desc>
                </draw:g>
              </table:table-cell>
              <table:table-cell office:value-type="float" office:value="0">
                <text:p>0</text:p>
                <draw:g>
                  <svg:desc>'Weighted (0%)'.D2:'Weighted (0%)'.D202</svg:desc>
                </draw:g>
              </table:table-cell>
              <table:table-cell office:value-type="float" office:value="0">
                <text:p>0</text:p>
                <draw:g>
                  <svg:desc>'Weighted (0%)'.E2:'Weighted (0%)'.E202</svg:desc>
                </draw:g>
              </table:table-cell>
              <table:table-cell office:value-type="float" office:value="0">
                <text:p>0</text:p>
                <draw:g>
                  <svg:desc>'Weighted (0%)'.F2:'Weighted (0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9.45223644029385E-079">
                <text:p>9.45223644029385E-079</text:p>
              </table:table-cell>
              <table:table-cell office:value-type="float" office:value="1.81223001771524E-159">
                <text:p>1.81223001771524E-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.02959382629971E-070">
                <text:p>3.02959382629971E-070</text:p>
              </table:table-cell>
              <table:table-cell office:value-type="float" office:value="1.20427813226507E-139">
                <text:p>1.20427813226507E-139</text:p>
              </table:table-cell>
              <table:table-cell office:value-type="float" office:value="1.56527082741426E-281">
                <text:p>1.56527082741426E-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5.9396229613073E-066">
                <text:p>5.9396229613073E-066</text:p>
              </table:table-cell>
              <table:table-cell office:value-type="float" office:value="1.22803074977993E-130">
                <text:p>1.22803074977993E-130</text:p>
              </table:table-cell>
              <table:table-cell office:value-type="float" office:value="2.16820924580721E-261">
                <text:p>2.16820924580721E-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6.56782691019002E-063">
                <text:p>6.56782691019002E-063</text:p>
              </table:table-cell>
              <table:table-cell office:value-type="float" office:value="2.21264045547228E-124">
                <text:p>2.21264045547228E-124</text:p>
              </table:table-cell>
              <table:table-cell office:value-type="float" office:value="4.03134053422095E-248">
                <text:p>4.03134053422095E-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1.45674443638182E-060">
                <text:p>1.45674443638182E-060</text:p>
              </table:table-cell>
              <table:table-cell office:value-type="float" office:value="1.32737197580572E-119">
                <text:p>1.32737197580572E-119</text:p>
              </table:table-cell>
              <table:table-cell office:value-type="float" office:value="3.4171973235974E-238">
                <text:p>3.4171973235974E-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8.99680037598321E-059">
                <text:p>8.99680037598321E-059</text:p>
              </table:table-cell>
              <table:table-cell office:value-type="float" office:value="5.65798639295429E-116">
                <text:p>5.65798639295429E-116</text:p>
              </table:table-cell>
              <table:table-cell office:value-type="float" office:value="9.933051991467E-231">
                <text:p>9.933051991467E-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2.42482856227357E-057">
                <text:p>2.42482856227357E-057</text:p>
              </table:table-cell>
              <table:table-cell office:value-type="float" office:value="4.40775395569254E-113">
                <text:p>4.40775395569254E-113</text:p>
              </table:table-cell>
              <table:table-cell office:value-type="float" office:value="8.07405698914025E-225">
                <text:p>8.07405698914025E-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4.21725501987393E-056">
                <text:p>4.21725501987393E-056</text:p>
              </table:table-cell>
              <table:table-cell office:value-type="float" office:value="1.40135006097961E-110">
                <text:p>1.40135006097961E-110</text:p>
              </table:table-cell>
              <table:table-cell office:value-type="float" office:value="1.00332622909403E-219">
                <text:p>1.00332622909403E-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5.29335523249677E-055">
                <text:p>5.29335523249677E-055</text:p>
              </table:table-cell>
              <table:table-cell office:value-type="float" office:value="2.29133898736868E-108">
                <text:p>2.29133898736868E-108</text:p>
              </table:table-cell>
              <table:table-cell office:value-type="float" office:value="3.12668813502568E-215">
                <text:p>3.12668813502568E-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4.64620089831668E-054">
                <text:p>4.64620089831668E-054</text:p>
              </table:table-cell>
              <table:table-cell office:value-type="float" office:value="1.81449946571261E-106">
                <text:p>1.81449946571261E-106</text:p>
              </table:table-cell>
              <table:table-cell office:value-type="float" office:value="2.19499964859991E-211">
                <text:p>2.19499964859991E-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3.01664739232972E-053">
                <text:p>3.01664739232972E-053</text:p>
              </table:table-cell>
              <table:table-cell office:value-type="float" office:value="7.80996065097153E-105">
                <text:p>7.80996065097153E-105</text:p>
              </table:table-cell>
              <table:table-cell office:value-type="float" office:value="4.42830772490366E-208">
                <text:p>4.42830772490366E-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1.80044399750644E-052">
                <text:p>1.80044399750644E-052</text:p>
              </table:table-cell>
              <table:table-cell office:value-type="float" office:value="2.83169279698783E-103">
                <text:p>2.83169279698783E-103</text:p>
              </table:table-cell>
              <table:table-cell office:value-type="float" office:value="6.25815796780533E-205">
                <text:p>6.25815796780533E-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9.60159151273742E-052">
                <text:p>9.60159151273742E-052</text:p>
              </table:table-cell>
              <table:table-cell office:value-type="float" office:value="8.17387241241822E-102">
                <text:p>8.17387241241822E-102</text:p>
              </table:table-cell>
              <table:table-cell office:value-type="float" office:value="5.54039620379998E-202">
                <text:p>5.54039620379998E-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4.53821884378966E-051">
                <text:p>4.53821884378966E-051</text:p>
              </table:table-cell>
              <table:table-cell office:value-type="float" office:value="1.84892383274097E-100">
                <text:p>1.84892383274097E-100</text:p>
              </table:table-cell>
              <table:table-cell office:value-type="float" office:value="2.98228861954759E-199">
                <text:p>2.98228861954759E-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1.93531453997098E-050">
                <text:p>1.93531453997098E-050</text:p>
              </table:table-cell>
              <table:table-cell office:value-type="float" office:value="3.39814062129923E-099">
                <text:p>3.39814062129923E-099</text:p>
              </table:table-cell>
              <table:table-cell office:value-type="float" office:value="1.05165793773424E-196">
                <text:p>1.05165793773424E-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7.69747012215491E-050">
                <text:p>7.69747012215491E-050</text:p>
              </table:table-cell>
              <table:table-cell office:value-type="float" office:value="5.4253585357751E-098">
                <text:p>5.4253585357751E-098</text:p>
              </table:table-cell>
              <table:table-cell office:value-type="float" office:value="2.78286157443289E-194">
                <text:p>2.78286157443289E-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2.79202454276117E-049">
                <text:p>2.79202454276117E-049</text:p>
              </table:table-cell>
              <table:table-cell office:value-type="float" office:value="7.19441711933732E-097">
                <text:p>7.19441711933732E-097</text:p>
              </table:table-cell>
              <table:table-cell office:value-type="float" office:value="5.05295686570585E-192">
                <text:p>5.05295686570585E-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9.45286980782041E-049">
                <text:p>9.45286980782041E-049</text:p>
              </table:table-cell>
              <table:table-cell office:value-type="float" office:value="8.3038169501207E-096">
                <text:p>8.3038169501207E-096</text:p>
              </table:table-cell>
              <table:table-cell office:value-type="float" office:value="6.9226403322416E-190">
                <text:p>6.9226403322416E-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2.92053986952809E-048">
                <text:p>2.92053986952809E-048</text:p>
              </table:table-cell>
              <table:table-cell office:value-type="float" office:value="7.9734455499407E-095">
                <text:p>7.9734455499407E-095</text:p>
              </table:table-cell>
              <table:table-cell office:value-type="float" office:value="6.53802049924611E-188">
                <text:p>6.53802049924611E-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8.86632026596875E-048">
                <text:p>8.86632026596875E-048</text:p>
              </table:table-cell>
              <table:table-cell office:value-type="float" office:value="7.38859497069867E-094">
                <text:p>7.38859497069867E-094</text:p>
              </table:table-cell>
              <table:table-cell office:value-type="float" office:value="5.73913495921307E-186">
                <text:p>5.73913495921307E-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2.58312644009788E-047">
                <text:p>2.58312644009788E-047</text:p>
              </table:table-cell>
              <table:table-cell office:value-type="float" office:value="6.30205020844523E-093">
                <text:p>6.30205020844523E-093</text:p>
              </table:table-cell>
              <table:table-cell office:value-type="float" office:value="4.25875246848721E-184">
                <text:p>4.25875246848721E-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7.96729100597345E-047">
                <text:p>7.96729100597345E-047</text:p>
              </table:table-cell>
              <table:table-cell office:value-type="float" office:value="6.02405823672216E-092">
                <text:p>6.02405823672216E-092</text:p>
              </table:table-cell>
              <table:table-cell office:value-type="float" office:value="3.9677153329338E-182">
                <text:p>3.9677153329338E-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2.57045683691574E-046">
                <text:p>2.57045683691574E-046</text:p>
              </table:table-cell>
              <table:table-cell office:value-type="float" office:value="6.29934345102631E-091">
                <text:p>6.29934345102631E-091</text:p>
              </table:table-cell>
              <table:table-cell office:value-type="float" office:value="4.42093952570941E-180">
                <text:p>4.42093952570941E-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8.16339452892722E-046">
                <text:p>8.16339452892722E-046</text:p>
              </table:table-cell>
              <table:table-cell office:value-type="float" office:value="6.38047965701994E-090">
                <text:p>6.38047965701994E-090</text:p>
              </table:table-cell>
              <table:table-cell office:value-type="float" office:value="4.61432405228739E-178">
                <text:p>4.61432405228739E-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2.56299833409582E-045">
                <text:p>2.56299833409582E-045</text:p>
              </table:table-cell>
              <table:table-cell office:value-type="float" office:value="6.31389239224775E-089">
                <text:p>6.31389239224775E-089</text:p>
              </table:table-cell>
              <table:table-cell office:value-type="float" office:value="4.59067478260716E-176">
                <text:p>4.59067478260716E-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7.90630021584203E-045">
                <text:p>7.90630021584203E-045</text:p>
              </table:table-cell>
              <table:table-cell office:value-type="float" office:value="6.02964741717739E-088">
                <text:p>6.02964741717739E-088</text:p>
              </table:table-cell>
              <table:table-cell office:value-type="float" office:value="4.24784129626385E-174">
                <text:p>4.24784129626385E-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2.46930011964596E-044">
                <text:p>2.46930011964596E-044</text:p>
              </table:table-cell>
              <table:table-cell office:value-type="float" office:value="5.90124647973525E-087">
                <text:p>5.90124647973525E-087</text:p>
              </table:table-cell>
              <table:table-cell office:value-type="float" office:value="4.12477170201475E-172">
                <text:p>4.12477170201475E-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8.15318212194761E-044">
                <text:p>8.15318212194761E-044</text:p>
              </table:table-cell>
              <table:table-cell office:value-type="float" office:value="6.45445984696697E-086">
                <text:p>6.45445984696697E-086</text:p>
              </table:table-cell>
              <table:table-cell office:value-type="float" office:value="5.00039112973585E-170">
                <text:p>5.00039112973585E-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2.70242945025155E-043">
                <text:p>2.70242945025155E-043</text:p>
              </table:table-cell>
              <table:table-cell office:value-type="float" office:value="7.11248269783014E-085">
                <text:p>7.11248269783014E-085</text:p>
              </table:table-cell>
              <table:table-cell office:value-type="float" office:value="6.1473962775255E-168">
                <text:p>6.1473962775255E-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8.95153665998919E-043">
                <text:p>8.95153665998919E-043</text:p>
              </table:table-cell>
              <table:table-cell office:value-type="float" office:value="7.8255311718461E-084">
                <text:p>7.8255311718461E-084</text:p>
              </table:table-cell>
              <table:table-cell office:value-type="float" office:value="7.52735950872464E-166">
                <text:p>7.52735950872464E-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2.82255044621387E-042">
                <text:p>2.82255044621387E-042</text:p>
              </table:table-cell>
              <table:table-cell office:value-type="float" office:value="7.79957614154593E-083">
                <text:p>7.79957614154593E-083</text:p>
              </table:table-cell>
              <table:table-cell office:value-type="float" office:value="7.55394919066416E-164">
                <text:p>7.55394919066416E-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9.39802515829146E-042">
                <text:p>9.39802515829146E-042</text:p>
              </table:table-cell>
              <table:table-cell office:value-type="float" office:value="8.66751524635723E-082">
                <text:p>8.66751524635723E-082</text:p>
              </table:table-cell>
              <table:table-cell office:value-type="float" office:value="9.42131346360958E-162">
                <text:p>9.42131346360958E-1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2.99566781333782E-041">
                <text:p>2.99566781333782E-041</text:p>
              </table:table-cell>
              <table:table-cell office:value-type="float" office:value="8.82525804168773E-081">
                <text:p>8.82525804168773E-081</text:p>
              </table:table-cell>
              <table:table-cell office:value-type="float" office:value="9.85391427376167E-160">
                <text:p>9.85391427376167E-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9.32826908221318E-041">
                <text:p>9.32826908221318E-041</text:p>
              </table:table-cell>
              <table:table-cell office:value-type="float" office:value="8.57379665616235E-080">
                <text:p>8.57379665616235E-080</text:p>
              </table:table-cell>
              <table:table-cell office:value-type="float" office:value="9.37532670393437E-158">
                <text:p>9.37532670393437E-1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2.82209123010134E-040">
                <text:p>2.82209123010134E-040</text:p>
              </table:table-cell>
              <table:table-cell office:value-type="float" office:value="7.8606983309157E-079">
                <text:p>7.8606983309157E-079</text:p>
              </table:table-cell>
              <table:table-cell office:value-type="float" office:value="7.93818768593195E-156">
                <text:p>7.93818768593195E-1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8.33723261187358E-040">
                <text:p>8.33723261187358E-040</text:p>
              </table:table-cell>
              <table:table-cell office:value-type="float" office:value="6.87130414075718E-078">
                <text:p>6.87130414075718E-078</text:p>
              </table:table-cell>
              <table:table-cell office:value-type="float" office:value="6.10598496246772E-154">
                <text:p>6.10598496246772E-154</text:p>
              </table:table-cell>
              <table:table-cell office:value-type="float" office:value="5.09294430733408E-306">
                <text:p>5.09294430733408E-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2.37803987635156E-039">
                <text:p>2.37803987635156E-039</text:p>
              </table:table-cell>
              <table:table-cell office:value-type="float" office:value="5.59807285893785E-077">
                <text:p>5.59807285893785E-077</text:p>
              </table:table-cell>
              <table:table-cell office:value-type="float" office:value="4.07710274270065E-152">
                <text:p>4.07710274270065E-152</text:p>
              </table:table-cell>
              <table:table-cell office:value-type="float" office:value="2.3269688928536E-302">
                <text:p>2.3269688928536E-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6.53718391906211E-039">
                <text:p>6.53718391906211E-039</text:p>
              </table:table-cell>
              <table:table-cell office:value-type="float" office:value="4.23566672861788E-076">
                <text:p>4.23566672861788E-076</text:p>
              </table:table-cell>
              <table:table-cell office:value-type="float" office:value="2.34671057585571E-150">
                <text:p>2.34671057585571E-150</text:p>
              </table:table-cell>
              <table:table-cell office:value-type="float" office:value="7.88149802533618E-299">
                <text:p>7.88149802533618E-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1.72802760574277E-038">
                <text:p>1.72802760574277E-038</text:p>
              </table:table-cell>
              <table:table-cell office:value-type="float" office:value="2.96293784002681E-075">
                <text:p>2.96293784002681E-075</text:p>
              </table:table-cell>
              <table:table-cell office:value-type="float" office:value="1.15390093362218E-148">
                <text:p>1.15390093362218E-148</text:p>
              </table:table-cell>
              <table:table-cell office:value-type="float" office:value="1.94397103168623E-295">
                <text:p>1.94397103168623E-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4.47928301994383E-038">
                <text:p>4.47928301994383E-038</text:p>
              </table:table-cell>
              <table:table-cell office:value-type="float" office:value="1.99285038399847E-074">
                <text:p>1.99285038399847E-074</text:p>
              </table:table-cell>
              <table:table-cell office:value-type="float" office:value="5.24335674995715E-147">
                <text:p>5.24335674995715E-147</text:p>
              </table:table-cell>
              <table:table-cell office:value-type="float" office:value="4.0883936181423E-292">
                <text:p>4.0883936181423E-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1.09680037585884E-037">
                <text:p>1.09680037585884E-037</text:p>
              </table:table-cell>
              <table:table-cell office:value-type="float" office:value="1.19589574768608E-073">
                <text:p>1.19589574768608E-073</text:p>
              </table:table-cell>
              <table:table-cell office:value-type="float" office:value="1.89564795522099E-145">
                <text:p>1.89564795522099E-145</text:p>
              </table:table-cell>
              <table:table-cell office:value-type="float" office:value="5.4315169907029E-289">
                <text:p>5.4315169907029E-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2.83943824210565E-037">
                <text:p>2.83943824210565E-037</text:p>
              </table:table-cell>
              <table:table-cell office:value-type="float" office:value="8.02188994135407E-073">
                <text:p>8.02188994135407E-073</text:p>
              </table:table-cell>
              <table:table-cell office:value-type="float" office:value="8.56311097211945E-144">
                <text:p>8.56311097211945E-144</text:p>
              </table:table-cell>
              <table:table-cell office:value-type="float" office:value="1.12654359876225E-285">
                <text:p>1.12654359876225E-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7.31100930411127E-037">
                <text:p>7.31100930411127E-037</text:p>
              </table:table-cell>
              <table:table-cell office:value-type="float" office:value="5.32241015070042E-072">
                <text:p>5.32241015070042E-072</text:p>
              </table:table-cell>
              <table:table-cell office:value-type="float" office:value="3.78342807729187E-142">
                <text:p>3.78342807729187E-142</text:p>
              </table:table-cell>
              <table:table-cell office:value-type="float" office:value="2.23294229385799E-282">
                <text:p>2.23294229385799E-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1.85271602472121E-036">
                <text:p>1.85271602472121E-036</text:p>
              </table:table-cell>
              <table:table-cell office:value-type="float" office:value="3.42042187758546E-071">
                <text:p>3.42042187758546E-071</text:p>
              </table:table-cell>
              <table:table-cell office:value-type="float" office:value="1.567810855552E-140">
                <text:p>1.567810855552E-140</text:p>
              </table:table-cell>
              <table:table-cell office:value-type="float" office:value="3.88885403085E-279">
                <text:p>3.88885403085E-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4.69650070544206E-036">
                <text:p>4.69650070544206E-036</text:p>
              </table:table-cell>
              <table:table-cell office:value-type="float" office:value="2.19934133053229E-070">
                <text:p>2.19934133053229E-070</text:p>
              </table:table-cell>
              <table:table-cell office:value-type="float" office:value="6.50269109067509E-139">
                <text:p>6.50269109067509E-139</text:p>
              </table:table-cell>
              <table:table-cell office:value-type="float" office:value="6.77941653680136E-276">
                <text:p>6.77941653680136E-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1.15935762950131E-035">
                <text:p>1.15935762950131E-035</text:p>
              </table:table-cell>
              <table:table-cell office:value-type="float" office:value="1.34099787291335E-069">
                <text:p>1.34099787291335E-069</text:p>
              </table:table-cell>
              <table:table-cell office:value-type="float" office:value="2.42445533930353E-137">
                <text:p>2.42445533930353E-137</text:p>
              </table:table-cell>
              <table:table-cell office:value-type="float" office:value="9.5393210703405E-273">
                <text:p>9.5393210703405E-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2.78893454819489E-035">
                <text:p>2.78893454819489E-035</text:p>
              </table:table-cell>
              <table:table-cell office:value-type="float" office:value="7.76407618993058E-069">
                <text:p>7.76407618993058E-069</text:p>
              </table:table-cell>
              <table:table-cell office:value-type="float" office:value="8.14847659209928E-136">
                <text:p>8.14847659209928E-136</text:p>
              </table:table-cell>
              <table:table-cell office:value-type="float" office:value="1.0896437509333E-269">
                <text:p>1.0896437509333E-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6.56206162032425E-035">
                <text:p>6.56206162032425E-035</text:p>
              </table:table-cell>
              <table:table-cell office:value-type="float" office:value="4.300189240295E-068">
                <text:p>4.300189240295E-068</text:p>
              </table:table-cell>
              <table:table-cell office:value-type="float" office:value="2.50561161256349E-134">
                <text:p>2.50561161256349E-134</text:p>
              </table:table-cell>
              <table:table-cell office:value-type="float" office:value="1.04092486673818E-266">
                <text:p>1.04092486673818E-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1.52874316936348E-034">
                <text:p>1.52874316936348E-034</text:p>
              </table:table-cell>
              <table:table-cell office:value-type="float" office:value="2.33479204058949E-067">
                <text:p>2.33479204058949E-067</text:p>
              </table:table-cell>
              <table:table-cell office:value-type="float" office:value="7.4028909840232E-133">
                <text:p>7.4028909840232E-133</text:p>
              </table:table-cell>
              <table:table-cell office:value-type="float" office:value="9.17409988328945E-264">
                <text:p>9.17409988328945E-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3.55899545288301E-034">
                <text:p>3.55899545288301E-034</text:p>
              </table:table-cell>
              <table:table-cell office:value-type="float" office:value="1.26586452328328E-066">
                <text:p>1.26586452328328E-066</text:p>
              </table:table-cell>
              <table:table-cell office:value-type="float" office:value="2.18064400939642E-131">
                <text:p>2.18064400939642E-131</text:p>
              </table:table-cell>
              <table:table-cell office:value-type="float" office:value="8.03285117729838E-261">
                <text:p>8.03285117729838E-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7.96030460803715E-034">
                <text:p>7.96030460803715E-034</text:p>
              </table:table-cell>
              <table:table-cell office:value-type="float" office:value="6.33462150847105E-066">
                <text:p>6.33462150847105E-066</text:p>
              </table:table-cell>
              <table:table-cell office:value-type="float" office:value="5.47092135652078E-130">
                <text:p>5.47092135652078E-130</text:p>
              </table:table-cell>
              <table:table-cell office:value-type="float" office:value="5.09769552171284E-258">
                <text:p>5.09769552171284E-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1.8353924316376E-033">
                <text:p>1.8353924316376E-033</text:p>
              </table:table-cell>
              <table:table-cell office:value-type="float" office:value="3.36849310921239E-065">
                <text:p>3.36849310921239E-065</text:p>
              </table:table-cell>
              <table:table-cell office:value-type="float" office:value="1.54980379083089E-128">
                <text:p>1.54980379083089E-128</text:p>
              </table:table-cell>
              <table:table-cell office:value-type="float" office:value="4.1237939851498E-255">
                <text:p>4.1237939851498E-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4.21959803387014E-033">
                <text:p>4.21959803387014E-033</text:p>
              </table:table-cell>
              <table:table-cell office:value-type="float" office:value="1.78081533342975E-064">
                <text:p>1.78081533342975E-064</text:p>
              </table:table-cell>
              <table:table-cell office:value-type="float" office:value="4.3388540081224E-127">
                <text:p>4.3388540081224E-127</text:p>
              </table:table-cell>
              <table:table-cell office:value-type="float" office:value="3.25673602521534E-252">
                <text:p>3.25673602521534E-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9.91537485032276E-033">
                <text:p>9.91537485032276E-033</text:p>
              </table:table-cell>
              <table:table-cell office:value-type="float" office:value="9.83510372106601E-064">
                <text:p>9.83510372106601E-064</text:p>
              </table:table-cell>
              <table:table-cell office:value-type="float" office:value="1.32554557816349E-125">
                <text:p>1.32554557816349E-125</text:p>
              </table:table-cell>
              <table:table-cell office:value-type="float" office:value="3.06203320223124E-249">
                <text:p>3.06203320223124E-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2.36590680222547E-032">
                <text:p>2.36590680222547E-032</text:p>
              </table:table-cell>
              <table:table-cell office:value-type="float" office:value="5.60045575834894E-063">
                <text:p>5.60045575834894E-063</text:p>
              </table:table-cell>
              <table:table-cell office:value-type="float" office:value="4.30471091979965E-124">
                <text:p>4.30471091979965E-124</text:p>
              </table:table-cell>
              <table:table-cell office:value-type="float" office:value="3.2521339228765E-246">
                <text:p>3.2521339228765E-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5.6641941112112E-032">
                <text:p>5.6641941112112E-032</text:p>
              </table:table-cell>
              <table:table-cell office:value-type="float" office:value="3.2103611720141E-062">
                <text:p>3.2103611720141E-062</text:p>
              </table:table-cell>
              <table:table-cell office:value-type="float" office:value="1.4165033242223E-122">
                <text:p>1.4165033242223E-122</text:p>
              </table:table-cell>
              <table:table-cell office:value-type="float" office:value="3.54493510168069E-243">
                <text:p>3.54493510168069E-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1.35102502446567E-031">
                <text:p>1.35102502446567E-031</text:p>
              </table:table-cell>
              <table:table-cell office:value-type="float" office:value="1.82656823350259E-061">
                <text:p>1.82656823350259E-061</text:p>
              </table:table-cell>
              <table:table-cell office:value-type="float" office:value="4.59137971539372E-121">
                <text:p>4.59137971539372E-121</text:p>
              </table:table-cell>
              <table:table-cell office:value-type="float" office:value="3.7477475745197E-240">
                <text:p>3.7477475745197E-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3.26485288666185E-031">
                <text:p>3.26485288666185E-031</text:p>
              </table:table-cell>
              <table:table-cell office:value-type="float" office:value="1.06671913674636E-060">
                <text:p>1.06671913674636E-060</text:p>
              </table:table-cell>
              <table:table-cell office:value-type="float" office:value="1.56781176364983E-119">
                <text:p>1.56781176364983E-119</text:p>
              </table:table-cell>
              <table:table-cell office:value-type="float" office:value="4.39600906267057E-237">
                <text:p>4.39600906267057E-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7.89580774572549E-031">
                <text:p>7.89580774572549E-031</text:p>
              </table:table-cell>
              <table:table-cell office:value-type="float" office:value="6.23894856000149E-060">
                <text:p>6.23894856000149E-060</text:p>
              </table:table-cell>
              <table:table-cell office:value-type="float" office:value="5.3689931189482E-118">
                <text:p>5.3689931189482E-118</text:p>
              </table:table-cell>
              <table:table-cell office:value-type="float" office:value="5.18426570284688E-234">
                <text:p>5.18426570284688E-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1.90522158099964E-030">
                <text:p>1.90522158099964E-030</text:p>
              </table:table-cell>
              <table:table-cell office:value-type="float" office:value="3.63233893053344E-059">
                <text:p>3.63233893053344E-059</text:p>
              </table:table-cell>
              <table:table-cell office:value-type="float" office:value="1.8216835626778E-116">
                <text:p>1.8216835626778E-116</text:p>
              </table:table-cell>
              <table:table-cell office:value-type="float" office:value="5.99959152859418E-231">
                <text:p>5.99959152859418E-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4.45261059260237E-030">
                <text:p>4.45261059260237E-030</text:p>
              </table:table-cell>
              <table:table-cell office:value-type="float" office:value="1.98374302123562E-058">
                <text:p>1.98374302123562E-058</text:p>
              </table:table-cell>
              <table:table-cell office:value-type="float" office:value="5.43806353280347E-115">
                <text:p>5.43806353280347E-115</text:p>
              </table:table-cell>
              <table:table-cell office:value-type="float" office:value="5.37180922746277E-228">
                <text:p>5.37180922746277E-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1.07871934550615E-029">
                <text:p>1.07871934550615E-029</text:p>
              </table:table-cell>
              <table:table-cell office:value-type="float" office:value="1.16416223743901E-057">
                <text:p>1.16416223743901E-057</text:p>
              </table:table-cell>
              <table:table-cell office:value-type="float" office:value="1.87433674410086E-113">
                <text:p>1.87433674410086E-113</text:p>
              </table:table-cell>
              <table:table-cell office:value-type="float" office:value="6.41114136179362E-225">
                <text:p>6.41114136179362E-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2.57920759852546E-029">
                <text:p>2.57920759852546E-029</text:p>
              </table:table-cell>
              <table:table-cell office:value-type="float" office:value="6.65414477529081E-057">
                <text:p>6.65414477529081E-057</text:p>
              </table:table-cell>
              <table:table-cell office:value-type="float" office:value="6.12782197859054E-112">
                <text:p>6.12782197859054E-112</text:p>
              </table:table-cell>
              <table:table-cell office:value-type="float" office:value="6.88179162849455E-222">
                <text:p>6.88179162849455E-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6.07972721433438E-029">
                <text:p>6.07972721433438E-029</text:p>
              </table:table-cell>
              <table:table-cell office:value-type="float" office:value="3.69652766125223E-056">
                <text:p>3.69652766125223E-056</text:p>
              </table:table-cell>
              <table:table-cell office:value-type="float" office:value="1.89219958362483E-110">
                <text:p>1.89219958362483E-110</text:p>
              </table:table-cell>
              <table:table-cell office:value-type="float" office:value="6.58752707096873E-219">
                <text:p>6.58752707096873E-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1.4281017726373E-028">
                <text:p>1.4281017726373E-028</text:p>
              </table:table-cell>
              <table:table-cell office:value-type="float" office:value="2.0390716414116E-055">
                <text:p>2.0390716414116E-055</text:p>
              </table:table-cell>
              <table:table-cell office:value-type="float" office:value="5.76053497725177E-109">
                <text:p>5.76053497725177E-109</text:p>
              </table:table-cell>
              <table:table-cell office:value-type="float" office:value="6.12764319263884E-216">
                <text:p>6.12764319263884E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3.33031417817402E-028">
                <text:p>3.33031417817402E-028</text:p>
              </table:table-cell>
              <table:table-cell office:value-type="float" office:value="1.10855092443127E-054">
                <text:p>1.10855092443127E-054</text:p>
              </table:table-cell>
              <table:table-cell office:value-type="float" office:value="1.70329436928102E-107">
                <text:p>1.70329436928102E-107</text:p>
              </table:table-cell>
              <table:table-cell office:value-type="float" office:value="5.37534250634225E-213">
                <text:p>5.37534250634225E-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7.58533895697103E-028">
                <text:p>7.58533895697103E-028</text:p>
              </table:table-cell>
              <table:table-cell office:value-type="float" office:value="5.74899658559251E-054">
                <text:p>5.74899658559251E-054</text:p>
              </table:table-cell>
              <table:table-cell office:value-type="float" office:value="4.58251385316457E-106">
                <text:p>4.58251385316457E-106</text:p>
              </table:table-cell>
              <table:table-cell office:value-type="float" office:value="3.90260305022757E-210">
                <text:p>3.90260305022757E-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1.70338329307181E-027">
                <text:p>1.70338329307181E-027</text:p>
              </table:table-cell>
              <table:table-cell office:value-type="float" office:value="2.89806842635042E-053">
                <text:p>2.89806842635042E-053</text:p>
              </table:table-cell>
              <table:table-cell office:value-type="float" office:value="1.16477817116071E-104">
                <text:p>1.16477817116071E-104</text:p>
              </table:table-cell>
              <table:table-cell office:value-type="float" office:value="2.52836433410572E-207">
                <text:p>2.52836433410572E-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3.77963679667783E-027">
                <text:p>3.77963679667783E-027</text:p>
              </table:table-cell>
              <table:table-cell office:value-type="float" office:value="1.42629949572117E-052">
                <text:p>1.42629949572117E-052</text:p>
              </table:table-cell>
              <table:table-cell office:value-type="float" office:value="2.82176439435657E-103">
                <text:p>2.82176439435657E-103</text:p>
              </table:table-cell>
              <table:table-cell office:value-type="float" office:value="1.48764082784996E-204">
                <text:p>1.48764082784996E-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8.00747921075404E-027">
                <text:p>8.00747921075404E-027</text:p>
              </table:table-cell>
              <table:table-cell office:value-type="float" office:value="6.39915723852057E-052">
                <text:p>6.39915723852057E-052</text:p>
              </table:table-cell>
              <table:table-cell office:value-type="float" office:value="5.68048685811103E-102">
                <text:p>5.68048685811103E-102</text:p>
              </table:table-cell>
              <table:table-cell office:value-type="float" office:value="6.04215909132528E-202">
                <text:p>6.04215909132528E-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1.73128042494835E-026">
                <text:p>1.73128042494835E-026</text:p>
              </table:table-cell>
              <table:table-cell office:value-type="float" office:value="2.98995610493313E-051">
                <text:p>2.98995610493313E-051</text:p>
              </table:table-cell>
              <table:table-cell office:value-type="float" office:value="1.24017459432274E-100">
                <text:p>1.24017459432274E-100</text:p>
              </table:table-cell>
              <table:table-cell office:value-type="float" office:value="2.8860502173846E-199">
                <text:p>2.8860502173846E-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3.68321749748125E-026">
                <text:p>3.68321749748125E-026</text:p>
              </table:table-cell>
              <table:table-cell office:value-type="float" office:value="1.35260408816883E-050">
                <text:p>1.35260408816883E-050</text:p>
              </table:table-cell>
              <table:table-cell office:value-type="float" office:value="2.53792895408785E-099">
                <text:p>2.53792895408785E-099</text:p>
              </table:table-cell>
              <table:table-cell office:value-type="float" office:value="1.21094682562934E-196">
                <text:p>1.21094682562934E-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7.71751236090711E-026">
                <text:p>7.71751236090711E-026</text:p>
              </table:table-cell>
              <table:table-cell office:value-type="float" office:value="5.93531909763732E-050">
                <text:p>5.93531909763732E-050</text:p>
              </table:table-cell>
              <table:table-cell office:value-type="float" office:value="4.88634737045044E-098">
                <text:p>4.88634737045044E-098</text:p>
              </table:table-cell>
              <table:table-cell office:value-type="float" office:value="4.49656222504051E-194">
                <text:p>4.49656222504051E-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1.59941663884499E-025">
                <text:p>1.59941663884499E-025</text:p>
              </table:table-cell>
              <table:table-cell office:value-type="float" office:value="2.5478423439187E-049">
                <text:p>2.5478423439187E-049</text:p>
              </table:table-cell>
              <table:table-cell office:value-type="float" office:value="9.00272003979986E-097">
                <text:p>9.00272003979986E-097</text:p>
              </table:table-cell>
              <table:table-cell office:value-type="float" office:value="1.52873517945621E-191">
                <text:p>1.52873517945621E-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3.2789535943171E-025">
                <text:p>3.2789535943171E-025</text:p>
              </table:table-cell>
              <table:table-cell office:value-type="float" office:value="1.07020380606079E-048">
                <text:p>1.07020380606079E-048</text:p>
              </table:table-cell>
              <table:table-cell office:value-type="float" office:value="1.5880687609318E-095">
                <text:p>1.5880687609318E-095</text:p>
              </table:table-cell>
              <table:table-cell office:value-type="float" office:value="4.7635146694569E-189">
                <text:p>4.7635146694569E-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6.62304826337099E-025">
                <text:p>6.62304826337099E-025</text:p>
              </table:table-cell>
              <table:table-cell office:value-type="float" office:value="4.3636192297771E-048">
                <text:p>4.3636192297771E-048</text:p>
              </table:table-cell>
              <table:table-cell office:value-type="float" office:value="2.63945726870384E-094">
                <text:p>2.63945726870384E-094</text:p>
              </table:table-cell>
              <table:table-cell office:value-type="float" office:value="1.31751145572369E-186">
                <text:p>1.31751145572369E-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1.33256685173322E-024">
                <text:p>1.33256685173322E-024</text:p>
              </table:table-cell>
              <table:table-cell office:value-type="float" office:value="1.76534058795285E-047">
                <text:p>1.76534058795285E-047</text:p>
              </table:table-cell>
              <table:table-cell office:value-type="float" office:value="4.3185548350356E-093">
                <text:p>4.3185548350356E-093</text:p>
              </table:table-cell>
              <table:table-cell office:value-type="float" office:value="3.53087151082344E-184">
                <text:p>3.53087151082344E-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2.65754602885698E-024">
                <text:p>2.65754602885698E-024</text:p>
              </table:table-cell>
              <table:table-cell office:value-type="float" office:value="7.01645602118113E-047">
                <text:p>7.01645602118113E-047</text:p>
              </table:table-cell>
              <table:table-cell office:value-type="float" office:value="6.81953304034338E-092">
                <text:p>6.81953304034338E-092</text:p>
              </table:table-cell>
              <table:table-cell office:value-type="float" office:value="8.81326374309602E-182">
                <text:p>8.81326374309602E-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5.25078535470328E-024">
                <text:p>5.25078535470328E-024</text:p>
              </table:table-cell>
              <table:table-cell office:value-type="float" office:value="2.73714037822891E-046">
                <text:p>2.73714037822891E-046</text:p>
              </table:table-cell>
              <table:table-cell office:value-type="float" office:value="1.0373579380208E-090">
                <text:p>1.0373579380208E-090</text:p>
              </table:table-cell>
              <table:table-cell office:value-type="float" office:value="2.04104329525487E-179">
                <text:p>2.04104329525487E-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1.02863442680585E-023">
                <text:p>1.02863442680585E-023</text:p>
              </table:table-cell>
              <table:table-cell office:value-type="float" office:value="1.0496613242015E-045">
                <text:p>1.0496613242015E-045</text:p>
              </table:table-cell>
              <table:table-cell office:value-type="float" office:value="1.52484800437491E-089">
                <text:p>1.52484800437491E-089</text:p>
              </table:table-cell>
              <table:table-cell office:value-type="float" office:value="4.41329945820629E-177">
                <text:p>4.41329945820629E-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1.94709062803164E-023">
                <text:p>1.94709062803164E-023</text:p>
              </table:table-cell>
              <table:table-cell office:value-type="float" office:value="3.75818036162025E-045">
                <text:p>3.75818036162025E-045</text:p>
              </table:table-cell>
              <table:table-cell office:value-type="float" office:value="1.95373250786227E-088">
                <text:p>1.95373250786227E-088</text:p>
              </table:table-cell>
              <table:table-cell office:value-type="float" office:value="7.24930753250586E-175">
                <text:p>7.24930753250586E-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3.77741306772349E-023">
                <text:p>3.77741306772349E-023</text:p>
              </table:table-cell>
              <table:table-cell office:value-type="float" office:value="1.41332530359663E-044">
                <text:p>1.41332530359663E-044</text:p>
              </table:table-cell>
              <table:table-cell office:value-type="float" office:value="2.76149105628324E-087">
                <text:p>2.76149105628324E-087</text:p>
              </table:table-cell>
              <table:table-cell office:value-type="float" office:value="1.44902319754906E-172">
                <text:p>1.44902319754906E-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7.25284117706105E-023">
                <text:p>7.25284117706105E-023</text:p>
              </table:table-cell>
              <table:table-cell office:value-type="float" office:value="5.20600280686645E-044">
                <text:p>5.20600280686645E-044</text:p>
              </table:table-cell>
              <table:table-cell office:value-type="float" office:value="3.74453171011223E-086">
                <text:p>3.74453171011223E-086</text:p>
              </table:table-cell>
              <table:table-cell office:value-type="float" office:value="2.66537104010391E-170">
                <text:p>2.66537104010391E-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1.38199215044166E-022">
                <text:p>1.38199215044166E-022</text:p>
              </table:table-cell>
              <table:table-cell office:value-type="float" office:value="1.88851191508748E-043">
                <text:p>1.88851191508748E-043</text:p>
              </table:table-cell>
              <table:table-cell office:value-type="float" office:value="4.92421091339098E-085">
                <text:p>4.92421091339098E-085</text:p>
              </table:table-cell>
              <table:table-cell office:value-type="float" office:value="4.61069162346237E-168">
                <text:p>4.61069162346237E-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2.62027250730847E-022">
                <text:p>2.62027250730847E-022</text:p>
              </table:table-cell>
              <table:table-cell office:value-type="float" office:value="6.78274986076587E-043">
                <text:p>6.78274986076587E-043</text:p>
              </table:table-cell>
              <table:table-cell office:value-type="float" office:value="6.34739177459988E-084">
                <text:p>6.34739177459988E-084</text:p>
              </table:table-cell>
              <table:table-cell office:value-type="float" office:value="7.66250871440016E-166">
                <text:p>7.66250871440016E-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4.93222566753104E-022">
                <text:p>4.93222566753104E-022</text:p>
              </table:table-cell>
              <table:table-cell office:value-type="float" office:value="2.40097778619752E-042">
                <text:p>2.40097778619752E-042</text:p>
              </table:table-cell>
              <table:table-cell office:value-type="float" office:value="7.94741323378017E-083">
                <text:p>7.94741323378017E-083</text:p>
              </table:table-cell>
              <table:table-cell office:value-type="float" office:value="1.20137305055787E-163">
                <text:p>1.20137305055787E-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9.26284490964007E-022">
                <text:p>9.26284490964007E-022</text:p>
              </table:table-cell>
              <table:table-cell office:value-type="float" office:value="8.45983717827056E-042">
                <text:p>8.45983717827056E-042</text:p>
              </table:table-cell>
              <table:table-cell office:value-type="float" office:value="9.85861383616851E-082">
                <text:p>9.85861383616851E-082</text:p>
              </table:table-cell>
              <table:table-cell office:value-type="float" office:value="1.84868745556919E-161">
                <text:p>1.84868745556919E-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1.73070613050831E-021">
                <text:p>1.73070613050831E-021</text:p>
              </table:table-cell>
              <table:table-cell office:value-type="float" office:value="2.95035249564941E-041">
                <text:p>2.95035249564941E-041</text:p>
              </table:table-cell>
              <table:table-cell office:value-type="float" office:value="1.19800865296134E-080">
                <text:p>1.19800865296134E-080</text:p>
              </table:table-cell>
              <table:table-cell office:value-type="float" office:value="2.72971495712977E-159">
                <text:p>2.72971495712977E-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3.19723384127143E-021">
                <text:p>3.19723384127143E-021</text:p>
              </table:table-cell>
              <table:table-cell office:value-type="float" office:value="1.0058137594192E-040">
                <text:p>1.0058137594192E-040</text:p>
              </table:table-cell>
              <table:table-cell office:value-type="float" office:value="1.39107183458834E-079">
                <text:p>1.39107183458834E-079</text:p>
              </table:table-cell>
              <table:table-cell office:value-type="float" office:value="3.6797980170737E-157">
                <text:p>3.6797980170737E-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5.70475356495127E-021">
                <text:p>5.70475356495127E-021</text:p>
              </table:table-cell>
              <table:table-cell office:value-type="float" office:value="3.19882624875157E-040">
                <text:p>3.19882624875157E-040</text:p>
              </table:table-cell>
              <table:table-cell office:value-type="float" office:value="1.40571491825746E-078">
                <text:p>1.40571491825746E-078</text:p>
              </table:table-cell>
              <table:table-cell office:value-type="float" office:value="3.75677821687294E-155">
                <text:p>3.75677821687294E-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1.03972117508627E-020">
                <text:p>1.03972117508627E-020</text:p>
              </table:table-cell>
              <table:table-cell office:value-type="float" office:value="1.06135716280271E-039">
                <text:p>1.06135716280271E-039</text:p>
              </table:table-cell>
              <table:table-cell office:value-type="float" office:value="1.54597144913381E-077">
                <text:p>1.54597144913381E-077</text:p>
              </table:table-cell>
              <table:table-cell office:value-type="float" office:value="4.542340944762E-153">
                <text:p>4.542340944762E-153</text:p>
              </table:table-cell>
              <table:table-cell office:value-type="float" office:value="5.16552271341266E-304">
                <text:p>5.16552271341266E-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1.89920691191628E-020">
                <text:p>1.89920691191628E-020</text:p>
              </table:table-cell>
              <table:table-cell office:value-type="float" office:value="3.53719867693455E-039">
                <text:p>3.53719867693455E-039</text:p>
              </table:table-cell>
              <table:table-cell office:value-type="float" office:value="1.71526860952834E-076">
                <text:p>1.71526860952834E-076</text:p>
              </table:table-cell>
              <table:table-cell office:value-type="float" office:value="5.58931320336753E-151">
                <text:p>5.58931320336753E-151</text:p>
              </table:table-cell>
              <table:table-cell office:value-type="float" office:value="7.83914750602043E-300">
                <text:p>7.83914750602043E-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3.43755721554362E-020">
                <text:p>3.43755721554362E-020</text:p>
              </table:table-cell>
              <table:table-cell office:value-type="float" office:value="1.15741013628195E-038">
                <text:p>1.15741013628195E-038</text:p>
              </table:table-cell>
              <table:table-cell office:value-type="float" office:value="1.8344404290838E-075">
                <text:p>1.8344404290838E-075</text:p>
              </table:table-cell>
              <table:table-cell office:value-type="float" office:value="6.38975332737181E-149">
                <text:p>6.38975332737181E-149</text:p>
              </table:table-cell>
              <table:table-cell office:value-type="float" office:value="1.02664758977136E-295">
                <text:p>1.02664758977136E-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6.16202869919981E-020">
                <text:p>6.16202869919981E-020</text:p>
              </table:table-cell>
              <table:table-cell office:value-type="float" office:value="3.71444160867379E-038">
                <text:p>3.71444160867379E-038</text:p>
              </table:table-cell>
              <table:table-cell office:value-type="float" office:value="1.88718169380944E-074">
                <text:p>1.88718169380944E-074</text:p>
              </table:table-cell>
              <table:table-cell office:value-type="float" office:value="6.75855462918863E-147">
                <text:p>6.75855462918863E-147</text:p>
              </table:table-cell>
              <table:table-cell office:value-type="float" office:value="1.15072172244446E-291">
                <text:p>1.15072172244446E-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1.0985762953877E-019">
                <text:p>1.0985762953877E-019</text:p>
              </table:table-cell>
              <table:table-cell office:value-type="float" office:value="1.17909125407468E-037">
                <text:p>1.17909125407468E-037</text:p>
              </table:table-cell>
              <table:table-cell office:value-type="float" office:value="1.89931671417704E-073">
                <text:p>1.89931671417704E-073</text:p>
              </table:table-cell>
              <table:table-cell office:value-type="float" office:value="6.84126820003008E-145">
                <text:p>6.84126820003008E-145</text:p>
              </table:table-cell>
              <table:table-cell office:value-type="float" office:value="1.1810363069056E-287">
                <text:p>1.1810363069056E-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1.93744808855346E-019">
                <text:p>1.93744808855346E-019</text:p>
              </table:table-cell>
              <table:table-cell office:value-type="float" office:value="3.66248159811442E-037">
                <text:p>3.66248159811442E-037</text:p>
              </table:table-cell>
              <table:table-cell office:value-type="float" office:value="1.83026018686975E-072">
                <text:p>1.83026018686975E-072</text:p>
              </table:table-cell>
              <table:table-cell office:value-type="float" office:value="6.34822800854453E-143">
                <text:p>6.34822800854453E-143</text:p>
              </table:table-cell>
              <table:table-cell office:value-type="float" office:value="1.01844470357943E-283">
                <text:p>1.01844470357943E-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3.37428784874486E-019">
                <text:p>3.37428784874486E-019</text:p>
              </table:table-cell>
              <table:table-cell office:value-type="float" office:value="1.10942419720484E-036">
                <text:p>1.10942419720484E-036</text:p>
              </table:table-cell>
              <table:table-cell office:value-type="float" office:value="1.67726787168675E-071">
                <text:p>1.67726787168675E-071</text:p>
              </table:table-cell>
              <table:table-cell office:value-type="float" office:value="5.32707488429535E-141">
                <text:p>5.32707488429535E-141</text:p>
              </table:table-cell>
              <table:table-cell office:value-type="float" office:value="7.18076036433815E-280">
                <text:p>7.18076036433815E-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5.82017035698869E-019">
                <text:p>5.82017035698869E-019</text:p>
              </table:table-cell>
              <table:table-cell office:value-type="float" office:value="3.2961741295378E-036">
                <text:p>3.2961741295378E-036</text:p>
              </table:table-cell>
              <table:table-cell office:value-type="float" office:value="1.47861953113338E-070">
                <text:p>1.47861953113338E-070</text:p>
              </table:table-cell>
              <table:table-cell office:value-type="float" office:value="4.13643073257121E-139">
                <text:p>4.13643073257121E-139</text:p>
              </table:table-cell>
              <table:table-cell office:value-type="float" office:value="4.33441228065673E-276">
                <text:p>4.33441228065673E-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1.01862404215939E-018">
                <text:p>1.01862404215939E-018</text:p>
              </table:table-cell>
              <table:table-cell office:value-type="float" office:value="1.00816489334772E-035">
                <text:p>1.00816489334772E-035</text:p>
              </table:table-cell>
              <table:table-cell office:value-type="float" office:value="1.38129136108909E-069">
                <text:p>1.38129136108909E-069</text:p>
              </table:table-cell>
              <table:table-cell office:value-type="float" office:value="3.60633946041748E-137">
                <text:p>3.60633946041748E-137</text:p>
              </table:table-cell>
              <table:table-cell office:value-type="float" office:value="3.29795174421416E-272">
                <text:p>3.29795174421416E-2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1.78209937845361E-018">
                <text:p>1.78209937845361E-018</text:p>
              </table:table-cell>
              <table:table-cell office:value-type="float" office:value="3.08110958883255E-035">
                <text:p>3.08110958883255E-035</text:p>
              </table:table-cell>
              <table:table-cell office:value-type="float" office:value="1.28823153256945E-068">
                <text:p>1.28823153256945E-068</text:p>
              </table:table-cell>
              <table:table-cell office:value-type="float" office:value="3.13350367597653E-135">
                <text:p>3.13350367597653E-135</text:p>
              </table:table-cell>
              <table:table-cell office:value-type="float" office:value="2.49193457981481E-268">
                <text:p>2.49193457981481E-2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3.0475427532964E-018">
                <text:p>3.0475427532964E-018</text:p>
              </table:table-cell>
              <table:table-cell office:value-type="float" office:value="8.99672125070085E-035">
                <text:p>8.99672125070085E-035</text:p>
              </table:table-cell>
              <table:table-cell office:value-type="float" office:value="1.09673992685431E-067">
                <text:p>1.09673992685431E-067</text:p>
              </table:table-cell>
              <table:table-cell office:value-type="float" office:value="2.26870947651337E-133">
                <text:p>2.26870947651337E-133</text:p>
              </table:table-cell>
              <table:table-cell office:value-type="float" office:value="1.30713829670195E-264">
                <text:p>1.30713829670195E-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5.36405929790414E-018">
                <text:p>5.36405929790414E-018</text:p>
              </table:table-cell>
              <table:table-cell office:value-type="float" office:value="2.78259488036909E-034">
                <text:p>2.78259488036909E-034</text:p>
              </table:table-cell>
              <table:table-cell office:value-type="float" office:value="1.04742990626745E-066">
                <text:p>1.04742990626745E-066</text:p>
              </table:table-cell>
              <table:table-cell office:value-type="float" office:value="2.06674503117136E-131">
                <text:p>2.06674503117136E-131</text:p>
              </table:table-cell>
              <table:table-cell office:value-type="float" office:value="1.08536094928256E-260">
                <text:p>1.08536094928256E-2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9.42807541365815E-018">
                <text:p>9.42807541365815E-018</text:p>
              </table:table-cell>
              <table:table-cell office:value-type="float" office:value="8.58142584613484E-034">
                <text:p>8.58142584613484E-034</text:p>
              </table:table-cell>
              <table:table-cell office:value-type="float" office:value="9.9449554755593E-066">
                <text:p>9.9449554755593E-066</text:p>
              </table:table-cell>
              <table:table-cell office:value-type="float" office:value="1.86066859053345E-129">
                <text:p>1.86066859053345E-129</text:p>
              </table:table-cell>
              <table:table-cell office:value-type="float" office:value="8.80048439059869E-257">
                <text:p>8.80048439059869E-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1.64869868724431E-017">
                <text:p>1.64869868724431E-017</text:p>
              </table:table-cell>
              <table:table-cell office:value-type="float" office:value="2.61952735929637E-033">
                <text:p>2.61952735929637E-033</text:p>
              </table:table-cell>
              <table:table-cell office:value-type="float" office:value="9.25043058021526E-065">
                <text:p>9.25043058021526E-065</text:p>
              </table:table-cell>
              <table:table-cell office:value-type="float" office:value="1.60759979708647E-127">
                <text:p>1.60759979708647E-127</text:p>
              </table:table-cell>
              <table:table-cell office:value-type="float" office:value="6.57088723406619E-253">
                <text:p>6.57088723406619E-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2.8719892810105E-017">
                <text:p>2.8719892810105E-017</text:p>
              </table:table-cell>
              <table:table-cell office:value-type="float" office:value="7.93427534088449E-033">
                <text:p>7.93427534088449E-033</text:p>
              </table:table-cell>
              <table:table-cell office:value-type="float" office:value="8.47098273791196E-064">
                <text:p>8.47098273791196E-064</text:p>
              </table:table-cell>
              <table:table-cell office:value-type="float" office:value="1.34609371750518E-125">
                <text:p>1.34609371750518E-125</text:p>
              </table:table-cell>
              <table:table-cell office:value-type="float" office:value="4.60735202292573E-249">
                <text:p>4.60735202292573E-2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4.96994583183993E-017">
                <text:p>4.96994583183993E-017</text:p>
              </table:table-cell>
              <table:table-cell office:value-type="float" office:value="2.37150542128961E-032">
                <text:p>2.37150542128961E-032</text:p>
              </table:table-cell>
              <table:table-cell office:value-type="float" office:value="7.55344992485083E-063">
                <text:p>7.55344992485083E-063</text:p>
              </table:table-cell>
              <table:table-cell office:value-type="float" office:value="1.06860757012307E-123">
                <text:p>1.06860757012307E-123</text:p>
              </table:table-cell>
              <table:table-cell office:value-type="float" office:value="2.90338353377163E-245">
                <text:p>2.90338353377163E-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8.53900188391808E-017">
                <text:p>8.53900188391808E-017</text:p>
              </table:table-cell>
              <table:table-cell office:value-type="float" office:value="6.9870335214032E-032">
                <text:p>6.9870335214032E-032</text:p>
              </table:table-cell>
              <table:table-cell office:value-type="float" office:value="6.5438920711599E-062">
                <text:p>6.5438920711599E-062</text:p>
              </table:table-cell>
              <table:table-cell office:value-type="float" office:value="8.00731450939971E-122">
                <text:p>8.00731450939971E-122</text:p>
              </table:table-cell>
              <table:table-cell office:value-type="float" office:value="1.62984119089411E-241">
                <text:p>1.62984119089411E-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1.45435225602064E-016">
                <text:p>1.45435225602064E-016</text:p>
              </table:table-cell>
              <table:table-cell office:value-type="float" office:value="2.02281809613048E-031">
                <text:p>2.02281809613048E-031</text:p>
              </table:table-cell>
              <table:table-cell office:value-type="float" office:value="5.47388545940003E-061">
                <text:p>5.47388545940003E-061</text:p>
              </table:table-cell>
              <table:table-cell office:value-type="float" office:value="5.59323512460405E-120">
                <text:p>5.59323512460405E-120</text:p>
              </table:table-cell>
              <table:table-cell office:value-type="float" office:value="7.9495093495406E-238">
                <text:p>7.9495093495406E-2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2.47316571378647E-016">
                <text:p>2.47316571378647E-016</text:p>
              </table:table-cell>
              <table:table-cell office:value-type="float" office:value="5.83757235330198E-031">
                <text:p>5.83757235330198E-031</text:p>
              </table:table-cell>
              <table:table-cell office:value-type="float" office:value="4.54929711626089E-060">
                <text:p>4.54929711626089E-060</text:p>
              </table:table-cell>
              <table:table-cell office:value-type="float" office:value="3.85635703735616E-118">
                <text:p>3.85635703735616E-118</text:p>
              </table:table-cell>
              <table:table-cell office:value-type="float" office:value="3.7770216036734E-234">
                <text:p>3.7770216036734E-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4.18975752407146E-016">
                <text:p>4.18975752407146E-016</text:p>
              </table:table-cell>
              <table:table-cell office:value-type="float" office:value="1.67179857822416E-030">
                <text:p>1.67179857822416E-030</text:p>
              </table:table-cell>
              <table:table-cell office:value-type="float" office:value="3.72318402066057E-059">
                <text:p>3.72318402066057E-059</text:p>
              </table:table-cell>
              <table:table-cell office:value-type="float" office:value="2.57808436810186E-116">
                <text:p>2.57808436810186E-116</text:p>
              </table:table-cell>
              <table:table-cell office:value-type="float" office:value="1.68697790622169E-230">
                <text:p>1.68697790622169E-2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6.89554159334532E-016">
                <text:p>6.89554159334532E-016</text:p>
              </table:table-cell>
              <table:table-cell office:value-type="float" office:value="4.51898679025758E-030">
                <text:p>4.51898679025758E-030</text:p>
              </table:table-cell>
              <table:table-cell office:value-type="float" office:value="2.71463374329579E-058">
                <text:p>2.71463374329579E-058</text:p>
              </table:table-cell>
              <table:table-cell office:value-type="float" office:value="1.36796335281899E-114">
                <text:p>1.36796335281899E-114</text:p>
              </table:table-cell>
              <table:table-cell office:value-type="float" office:value="4.74615434666003E-227">
                <text:p>4.74615434666003E-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1.15385598295393E-015">
                <text:p>1.15385598295393E-015</text:p>
              </table:table-cell>
              <table:table-cell office:value-type="float" office:value="1.26252794903503E-029">
                <text:p>1.26252794903503E-029</text:p>
              </table:table-cell>
              <table:table-cell office:value-type="float" office:value="2.11409933923184E-057">
                <text:p>2.11409933923184E-057</text:p>
              </table:table-cell>
              <table:table-cell office:value-type="float" office:value="8.27973861628537E-113">
                <text:p>8.27973861628537E-113</text:p>
              </table:table-cell>
              <table:table-cell office:value-type="float" office:value="1.73713465430093E-223">
                <text:p>1.73713465430093E-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1.91892910958413E-015">
                <text:p>1.91892910958413E-015</text:p>
              </table:table-cell>
              <table:table-cell office:value-type="float" office:value="3.48389210310783E-029">
                <text:p>3.48389210310783E-029</text:p>
              </table:table-cell>
              <table:table-cell office:value-type="float" office:value="1.60605288727121E-056">
                <text:p>1.60605288727121E-056</text:p>
              </table:table-cell>
              <table:table-cell office:value-type="float" office:value="4.76832533936174E-111">
                <text:p>4.76832533936174E-111</text:p>
              </table:table-cell>
              <table:table-cell office:value-type="float" office:value="5.75550557248381E-220">
                <text:p>5.75550557248381E-2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3.17310532254441E-015">
                <text:p>3.17310532254441E-015</text:p>
              </table:table-cell>
              <table:table-cell office:value-type="float" office:value="9.50384636668772E-029">
                <text:p>9.50384636668772E-029</text:p>
              </table:table-cell>
              <table:table-cell office:value-type="float" office:value="1.19230681988133E-055">
                <text:p>1.19230681988133E-055</text:p>
              </table:table-cell>
              <table:table-cell office:value-type="float" office:value="2.62221537983523E-109">
                <text:p>2.62221537983523E-109</text:p>
              </table:table-cell>
              <table:table-cell office:value-type="float" office:value="1.73854071948488E-216">
                <text:p>1.73854071948488E-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5.24576783844085E-015">
                <text:p>5.24576783844085E-015</text:p>
              </table:table-cell>
              <table:table-cell office:value-type="float" office:value="2.59116309581744E-028">
                <text:p>2.59116309581744E-028</text:p>
              </table:table-cell>
              <table:table-cell office:value-type="float" office:value="8.84091111722367E-055">
                <text:p>8.84091111722367E-055</text:p>
              </table:table-cell>
              <table:table-cell office:value-type="float" office:value="1.438424815249E-107">
                <text:p>1.438424815249E-107</text:p>
              </table:table-cell>
              <table:table-cell office:value-type="float" office:value="5.22466299388955E-213">
                <text:p>5.22466299388955E-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8.67858440855312E-015">
                <text:p>8.67858440855312E-015</text:p>
              </table:table-cell>
              <table:table-cell office:value-type="float" office:value="7.07423786969118E-028">
                <text:p>7.07423786969118E-028</text:p>
              </table:table-cell>
              <table:table-cell office:value-type="float" office:value="6.57265601840686E-054">
                <text:p>6.57265601840686E-054</text:p>
              </table:table-cell>
              <table:table-cell office:value-type="float" office:value="7.93097986996474E-106">
                <text:p>7.93097986996474E-106</text:p>
              </table:table-cell>
              <table:table-cell office:value-type="float" office:value="1.58602704439117E-209">
                <text:p>1.58602704439117E-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0000143856864852159">
                <text:p>0.0000000000000143856864852159</text:p>
              </table:table-cell>
              <table:table-cell office:value-type="float" office:value="1.93866469858095E-027">
                <text:p>1.93866469858095E-027</text:p>
              </table:table-cell>
              <table:table-cell office:value-type="float" office:value="4.92279832717699E-053">
                <text:p>4.92279832717699E-053</text:p>
              </table:table-cell>
              <table:table-cell office:value-type="float" office:value="4.43779852359629E-104">
                <text:p>4.43779852359629E-104</text:p>
              </table:table-cell>
              <table:table-cell office:value-type="float" office:value="4.95791146157847E-206">
                <text:p>4.95791146157847E-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00238603899607455">
                <text:p>0.0000000000000238603899607455</text:p>
              </table:table-cell>
              <table:table-cell office:value-type="float" office:value="5.31877506666995E-027">
                <text:p>5.31877506666995E-027</text:p>
              </table:table-cell>
              <table:table-cell office:value-type="float" office:value="3.69493526702038E-052">
                <text:p>3.69493526702038E-052</text:p>
              </table:table-cell>
              <table:table-cell office:value-type="float" office:value="2.49346252735491E-102">
                <text:p>2.49346252735491E-102</text:p>
              </table:table-cell>
              <table:table-cell office:value-type="float" office:value="1.56246292249453E-202">
                <text:p>1.56246292249453E-2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0000000396872343462032">
                <text:p>0.0000000000000396872343462032</text:p>
              </table:table-cell>
              <table:table-cell office:value-type="float" office:value="1.46730748063646E-026">
                <text:p>1.46730748063646E-026</text:p>
              </table:table-cell>
              <table:table-cell office:value-type="float" office:value="2.8037991037522E-051">
                <text:p>2.8037991037522E-051</text:p>
              </table:table-cell>
              <table:table-cell office:value-type="float" office:value="1.43175397563905E-100">
                <text:p>1.43175397563905E-100</text:p>
              </table:table-cell>
              <table:table-cell office:value-type="float" office:value="5.14173190919275E-199">
                <text:p>5.14173190919275E-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0000000660950030314775">
                <text:p>0.0000000000000660950030314775</text:p>
              </table:table-cell>
              <table:table-cell office:value-type="float" office:value="4.05759605667228E-026">
                <text:p>4.05759605667228E-026</text:p>
              </table:table-cell>
              <table:table-cell office:value-type="float" office:value="2.13751265423346E-050">
                <text:p>2.13751265423346E-050</text:p>
              </table:table-cell>
              <table:table-cell office:value-type="float" office:value="8.29694483130097E-099">
                <text:p>8.29694483130097E-099</text:p>
              </table:table-cell>
              <table:table-cell office:value-type="float" office:value="1.72308158964038E-195">
                <text:p>1.72308158964038E-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0000000108190040059033">
                <text:p>0.000000000000108190040059033</text:p>
              </table:table-cell>
              <table:table-cell office:value-type="float" office:value="1.08396290268316E-025">
                <text:p>1.08396290268316E-025</text:p>
              </table:table-cell>
              <table:table-cell office:value-type="float" office:value="1.52075912526846E-049">
                <text:p>1.52075912526846E-049</text:p>
              </table:table-cell>
              <table:table-cell office:value-type="float" office:value="4.1873129793396E-097">
                <text:p>4.1873129793396E-097</text:p>
              </table:table-cell>
              <table:table-cell office:value-type="float" office:value="4.37924864441875E-192">
                <text:p>4.37924864441875E-1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0181815690856223">
                <text:p>0.000000000000181815690856223</text:p>
              </table:table-cell>
              <table:table-cell office:value-type="float" office:value="3.05133170110391E-025">
                <text:p>3.05133170110391E-025</text:p>
              </table:table-cell>
              <table:table-cell office:value-type="float" office:value="1.20099964749564E-048">
                <text:p>1.20099964749564E-048</text:p>
              </table:table-cell>
              <table:table-cell office:value-type="float" office:value="2.60305891794568E-095">
                <text:p>2.60305891794568E-095</text:p>
              </table:table-cell>
              <table:table-cell office:value-type="float" office:value="1.68822965471341E-188">
                <text:p>1.68822965471341E-1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0000000307562271971384">
                <text:p>0.000000000000307562271971384</text:p>
              </table:table-cell>
              <table:table-cell office:value-type="float" office:value="8.70170377293329E-025">
                <text:p>8.70170377293329E-025</text:p>
              </table:table-cell>
              <table:table-cell office:value-type="float" office:value="9.73250534616968E-048">
                <text:p>9.73250534616968E-048</text:p>
              </table:table-cell>
              <table:table-cell office:value-type="float" office:value="1.70351687413929E-093">
                <text:p>1.70351687413929E-093</text:p>
              </table:table-cell>
              <table:table-cell office:value-type="float" office:value="7.21103502818787E-185">
                <text:p>7.21103502818787E-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0519470890904705">
                <text:p>0.000000000000519470890904705</text:p>
              </table:table-cell>
              <table:table-cell office:value-type="float" office:value="2.47352489552393E-024">
                <text:p>2.47352489552393E-024</text:p>
              </table:table-cell>
              <table:table-cell office:value-type="float" office:value="7.83502689624482E-047">
                <text:p>7.83502689624482E-047</text:p>
              </table:table-cell>
              <table:table-cell office:value-type="float" office:value="1.10004794734746E-091">
                <text:p>1.10004794734746E-091</text:p>
              </table:table-cell>
              <table:table-cell office:value-type="float" office:value="2.99840208120944E-181">
                <text:p>2.99840208120944E-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0000000872983655240013">
                <text:p>0.000000000000872983655240013</text:p>
              </table:table-cell>
              <table:table-cell office:value-type="float" office:value="6.96008538606805E-024">
                <text:p>6.96008538606805E-024</text:p>
              </table:table-cell>
              <table:table-cell office:value-type="float" office:value="6.1798450045079E-046">
                <text:p>6.1798450045079E-046</text:p>
              </table:table-cell>
              <table:table-cell office:value-type="float" office:value="6.81808777633094E-090">
                <text:p>6.81808777633094E-090</text:p>
              </table:table-cell>
              <table:table-cell office:value-type="float" office:value="1.14836887050018E-177">
                <text:p>1.14836887050018E-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146068343253906">
                <text:p>0.00000000000146068343253906</text:p>
              </table:table-cell>
              <table:table-cell office:value-type="float" office:value="1.94121043448911E-023">
                <text:p>1.94121043448911E-023</text:p>
              </table:table-cell>
              <table:table-cell office:value-type="float" office:value="4.78828024724269E-045">
                <text:p>4.78828024724269E-045</text:p>
              </table:table-cell>
              <table:table-cell office:value-type="float" office:value="4.07740039401683E-088">
                <text:p>4.07740039401683E-088</text:p>
              </table:table-cell>
              <table:table-cell office:value-type="float" office:value="4.09390835762893E-174">
                <text:p>4.09390835762893E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000000243056886193545">
                <text:p>0.00000000000243056886193545</text:p>
              </table:table-cell>
              <table:table-cell office:value-type="float" office:value="5.35410035406838E-023">
                <text:p>5.35410035406838E-023</text:p>
              </table:table-cell>
              <table:table-cell office:value-type="float" office:value="3.62778192493819E-044">
                <text:p>3.62778192493819E-044</text:p>
              </table:table-cell>
              <table:table-cell office:value-type="float" office:value="2.33112789552479E-086">
                <text:p>2.33112789552479E-086</text:p>
              </table:table-cell>
              <table:table-cell office:value-type="float" office:value="1.33366522064085E-170">
                <text:p>1.33366522064085E-1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402669647502282">
                <text:p>0.00000000000402669647502282</text:p>
              </table:table-cell>
              <table:table-cell office:value-type="float" office:value="1.46361203056834E-022">
                <text:p>1.46361203056834E-022</text:p>
              </table:table-cell>
              <table:table-cell office:value-type="float" office:value="2.69958360555437E-043">
                <text:p>2.69958360555437E-043</text:p>
              </table:table-cell>
              <table:table-cell office:value-type="float" office:value="1.28550731110908E-084">
                <text:p>1.28550731110908E-084</text:p>
              </table:table-cell>
              <table:table-cell office:value-type="float" office:value="4.04139472035621E-167">
                <text:p>4.04139472035621E-1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000000663200077649946">
                <text:p>0.00000000000663200077649946</text:p>
              </table:table-cell>
              <table:table-cell office:value-type="float" office:value="3.95390376235963E-022">
                <text:p>3.95390376235963E-022</text:p>
              </table:table-cell>
              <table:table-cell office:value-type="float" office:value="1.96164617565425E-042">
                <text:p>1.96164617565425E-042</text:p>
              </table:table-cell>
              <table:table-cell office:value-type="float" office:value="6.75867245951289E-083">
                <text:p>6.75867245951289E-083</text:p>
              </table:table-cell>
              <table:table-cell office:value-type="float" office:value="1.1130140762904E-163">
                <text:p>1.1130140762904E-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00000106676736216022">
                <text:p>0.0000000000106676736216022</text:p>
              </table:table-cell>
              <table:table-cell office:value-type="float" office:value="1.01883366244725E-021">
                <text:p>1.01883366244725E-021</text:p>
              </table:table-cell>
              <table:table-cell office:value-type="float" office:value="1.29692776463924E-041">
                <text:p>1.29692776463924E-041</text:p>
              </table:table-cell>
              <table:table-cell office:value-type="float" office:value="2.9417272387503E-081">
                <text:p>2.9417272387503E-081</text:p>
              </table:table-cell>
              <table:table-cell office:value-type="float" office:value="2.10072087678422E-160">
                <text:p>2.10072087678422E-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00000174302427822989">
                <text:p>0.0000000000174302427822989</text:p>
              </table:table-cell>
              <table:table-cell office:value-type="float" office:value="2.70811775719256E-021">
                <text:p>2.70811775719256E-021</text:p>
              </table:table-cell>
              <table:table-cell office:value-type="float" office:value="9.12108620197849E-041">
                <text:p>9.12108620197849E-041</text:p>
              </table:table-cell>
              <table:table-cell office:value-type="float" office:value="1.44834427338749E-079">
                <text:p>1.44834427338749E-079</text:p>
              </table:table-cell>
              <table:table-cell office:value-type="float" office:value="5.07163611348185E-157">
                <text:p>5.07163611348185E-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00000284461809298191">
                <text:p>0.0000000000284461809298191</text:p>
              </table:table-cell>
              <table:table-cell office:value-type="float" office:value="7.18015773056637E-021">
                <text:p>7.18015773056637E-021</text:p>
              </table:table-cell>
              <table:table-cell office:value-type="float" office:value="6.38123441551238E-040">
                <text:p>6.38123441551238E-040</text:p>
              </table:table-cell>
              <table:table-cell office:value-type="float" office:value="7.05527463880255E-078">
                <text:p>7.05527463880255E-078</text:p>
              </table:table-cell>
              <table:table-cell office:value-type="float" office:value="1.19834263073831E-153">
                <text:p>1.19834263073831E-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00000463096116790427">
                <text:p>0.0000000000463096116790427</text:p>
              </table:table-cell>
              <table:table-cell office:value-type="float" office:value="1.89402064576559E-020">
                <text:p>1.89402064576559E-020</text:p>
              </table:table-cell>
              <table:table-cell office:value-type="float" office:value="4.418315991652E-039">
                <text:p>4.418315991652E-039</text:p>
              </table:table-cell>
              <table:table-cell office:value-type="float" office:value="3.36561291616719E-076">
                <text:p>3.36561291616719E-076</text:p>
              </table:table-cell>
              <table:table-cell office:value-type="float" office:value="2.71481344936416E-150">
                <text:p>2.71481344936416E-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00000755096792732262">
                <text:p>0.0000000000755096792732262</text:p>
              </table:table-cell>
              <table:table-cell office:value-type="float" office:value="5.01088455947146E-020">
                <text:p>5.01088455947146E-020</text:p>
              </table:table-cell>
              <table:table-cell office:value-type="float" office:value="3.07659482474203E-038">
                <text:p>3.07659482474203E-038</text:p>
              </table:table-cell>
              <table:table-cell office:value-type="float" office:value="1.62343757805574E-074">
                <text:p>1.62343757805574E-074</text:p>
              </table:table-cell>
              <table:table-cell office:value-type="float" office:value="6.28681954779156E-147">
                <text:p>6.28681954779156E-1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0000123517234782464">
                <text:p>0.000000000123517234782464</text:p>
              </table:table-cell>
              <table:table-cell office:value-type="float" office:value="1.33391691416655E-019">
                <text:p>1.33391691416655E-019</text:p>
              </table:table-cell>
              <table:table-cell office:value-type="float" office:value="2.1684195308389E-037">
                <text:p>2.1684195308389E-037</text:p>
              </table:table-cell>
              <table:table-cell office:value-type="float" office:value="8.02066776947994E-073">
                <text:p>8.02066776947994E-073</text:p>
              </table:table-cell>
              <table:table-cell office:value-type="float" office:value="1.52688232071427E-143">
                <text:p>1.52688232071427E-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00000201447234680645">
                <text:p>0.000000000201447234680645</text:p>
              </table:table-cell>
              <table:table-cell office:value-type="float" office:value="3.52924749932483E-019">
                <text:p>3.52924749932483E-019</text:p>
              </table:table-cell>
              <table:table-cell office:value-type="float" office:value="1.50941618799493E-036">
                <text:p>1.50941618799493E-036</text:p>
              </table:table-cell>
              <table:table-cell office:value-type="float" office:value="3.86438134790994E-071">
                <text:p>3.86438134790994E-071</text:p>
              </table:table-cell>
              <table:table-cell office:value-type="float" office:value="3.52588434621126E-140">
                <text:p>3.52588434621126E-1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00000328091417448842">
                <text:p>0.000000000328091417448842</text:p>
              </table:table-cell>
              <table:table-cell office:value-type="float" office:value="9.30990818395346E-019">
                <text:p>9.30990818395346E-019</text:p>
              </table:table-cell>
              <table:table-cell office:value-type="float" office:value="1.04423328307526E-035">
                <text:p>1.04423328307526E-035</text:p>
              </table:table-cell>
              <table:table-cell office:value-type="float" office:value="1.83862121545854E-069">
                <text:p>1.83862121545854E-069</text:p>
              </table:table-cell>
              <table:table-cell office:value-type="float" office:value="7.93786704934932E-137">
                <text:p>7.93786704934932E-1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00000533654198755159">
                <text:p>0.000000000533654198755159</text:p>
              </table:table-cell>
              <table:table-cell office:value-type="float" office:value="2.44893571883486E-018">
                <text:p>2.44893571883486E-018</text:p>
              </table:table-cell>
              <table:table-cell office:value-type="float" office:value="7.18160294620962E-035">
                <text:p>7.18160294620962E-035</text:p>
              </table:table-cell>
              <table:table-cell office:value-type="float" office:value="8.64305333655169E-068">
                <text:p>8.64305333655169E-068</text:p>
              </table:table-cell>
              <table:table-cell office:value-type="float" office:value="1.74400358975982E-133">
                <text:p>1.74400358975982E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00000869431271800024">
                <text:p>0.000000000869431271800024</text:p>
              </table:table-cell>
              <table:table-cell office:value-type="float" office:value="6.46122739615144E-018">
                <text:p>6.46122739615144E-018</text:p>
              </table:table-cell>
              <table:table-cell office:value-type="float" office:value="4.96743783017218E-034">
                <text:p>4.96743783017218E-034</text:p>
              </table:table-cell>
              <table:table-cell office:value-type="float" office:value="4.10852491680989E-066">
                <text:p>4.10852491680989E-066</text:p>
              </table:table-cell>
              <table:table-cell office:value-type="float" office:value="3.91687364974196E-130">
                <text:p>3.91687364974196E-1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000013855236219992">
                <text:p>0.0000000013855236219992</text:p>
              </table:table-cell>
              <table:table-cell office:value-type="float" office:value="1.63107076986634E-017">
                <text:p>1.63107076986634E-017</text:p>
              </table:table-cell>
              <table:table-cell office:value-type="float" office:value="3.14554134444348E-033">
                <text:p>3.14554134444348E-033</text:p>
              </table:table-cell>
              <table:table-cell office:value-type="float" office:value="1.63687534528371E-064">
                <text:p>1.63687534528371E-064</text:p>
              </table:table-cell>
              <table:table-cell office:value-type="float" office:value="6.17938508479417E-127">
                <text:p>6.17938508479417E-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000022744909747986">
                <text:p>0.0000000022744909747986</text:p>
              </table:table-cell>
              <table:table-cell office:value-type="float" office:value="4.36646162973281E-017">
                <text:p>4.36646162973281E-017</text:p>
              </table:table-cell>
              <table:table-cell office:value-type="float" office:value="2.23847677853164E-032">
                <text:p>2.23847677853164E-032</text:p>
              </table:table-cell>
              <table:table-cell office:value-type="float" office:value="8.23038379730141E-063">
                <text:p>8.23038379730141E-063</text:p>
              </table:table-cell>
              <table:table-cell office:value-type="float" office:value="1.55162559808024E-123">
                <text:p>1.55162559808024E-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0000378975694163172">
                <text:p>0.00000000378975694163172</text:p>
              </table:table-cell>
              <table:table-cell office:value-type="float" office:value="1.20359033074623E-016">
                <text:p>1.20359033074623E-016</text:p>
              </table:table-cell>
              <table:table-cell office:value-type="float" office:value="1.68793605276276E-031">
                <text:p>1.68793605276276E-031</text:p>
              </table:table-cell>
              <table:table-cell office:value-type="float" office:value="4.64375323327724E-061">
                <text:p>4.64375323327724E-061</text:p>
              </table:table-cell>
              <table:table-cell office:value-type="float" office:value="4.90302808020167E-120">
                <text:p>4.90302808020167E-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0000640129686779969">
                <text:p>0.00000000640129686779969</text:p>
              </table:table-cell>
              <table:table-cell office:value-type="float" office:value="3.40763052764175E-016">
                <text:p>3.40763052764175E-016</text:p>
              </table:table-cell>
              <table:table-cell office:value-type="float" office:value="1.34201241334452E-030">
                <text:p>1.34201241334452E-030</text:p>
              </table:table-cell>
              <table:table-cell office:value-type="float" office:value="2.91104873095888E-059">
                <text:p>2.91104873095888E-059</text:p>
              </table:table-cell>
              <table:table-cell office:value-type="float" office:value="1.91132545949801E-116">
                <text:p>1.91132545949801E-1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000109301623896219">
                <text:p>0.0000000109301623896219</text:p>
              </table:table-cell>
              <table:table-cell office:value-type="float" office:value="9.85356764825493E-016">
                <text:p>9.85356764825493E-016</text:p>
              </table:table-cell>
              <table:table-cell office:value-type="float" office:value="1.11233466264052E-029">
                <text:p>1.11233466264052E-029</text:p>
              </table:table-cell>
              <table:table-cell office:value-type="float" office:value="1.98207040630377E-057">
                <text:p>1.98207040630377E-057</text:p>
              </table:table-cell>
              <table:table-cell office:value-type="float" office:value="8.7843067897864E-113">
                <text:p>8.7843067897864E-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000188431856095204">
                <text:p>0.0000000188431856095204</text:p>
              </table:table-cell>
              <table:table-cell office:value-type="float" office:value="2.90283764746737E-015">
                <text:p>2.90283764746737E-015</text:p>
              </table:table-cell>
              <table:table-cell office:value-type="float" office:value="9.56357480918775E-029">
                <text:p>9.56357480918775E-029</text:p>
              </table:table-cell>
              <table:table-cell office:value-type="float" office:value="1.45116588965848E-055">
                <text:p>1.45116588965848E-055</text:p>
              </table:table-cell>
              <table:table-cell office:value-type="float" office:value="4.66491997391434E-109">
                <text:p>4.66491997391434E-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000325743887574389">
                <text:p>0.0000000325743887574389</text:p>
              </table:table-cell>
              <table:table-cell office:value-type="float" office:value="8.59447544414131E-015">
                <text:p>8.59447544414131E-015</text:p>
              </table:table-cell>
              <table:table-cell office:value-type="float" office:value="8.30039828461083E-028">
                <text:p>8.30039828461083E-028</text:p>
              </table:table-cell>
              <table:table-cell office:value-type="float" office:value="1.08205450868715E-053">
                <text:p>1.08205450868715E-053</text:p>
              </table:table-cell>
              <table:table-cell office:value-type="float" office:value="2.56793337216894E-105">
                <text:p>2.56793337216894E-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0000562292089325028">
                <text:p>0.0000000562292089325028</text:p>
              </table:table-cell>
              <table:table-cell office:value-type="float" office:value="0.0000000000000253593765030263">
                <text:p>0.0000000000000253593765030263</text:p>
              </table:table-cell>
              <table:table-cell office:value-type="float" office:value="7.15151835702345E-027">
                <text:p>7.15151835702345E-027</text:p>
              </table:table-cell>
              <table:table-cell office:value-type="float" office:value="7.94666858253186E-052">
                <text:p>7.94666858253186E-052</text:p>
              </table:table-cell>
              <table:table-cell office:value-type="float" office:value="1.37050519422999E-101">
                <text:p>1.37050519422999E-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0000974548019005835">
                <text:p>0.0000000974548019005835</text:p>
              </table:table-cell>
              <table:table-cell office:value-type="float" office:value="0.000000000000075388235840915">
                <text:p>0.000000000000075388235840915</text:p>
              </table:table-cell>
              <table:table-cell office:value-type="float" office:value="6.25027724982662E-026">
                <text:p>6.25027724982662E-026</text:p>
              </table:table-cell>
              <table:table-cell office:value-type="float" office:value="6.00093549733366E-050">
                <text:p>6.00093549733366E-050</text:p>
              </table:table-cell>
              <table:table-cell office:value-type="float" office:value="7.72778955605192E-098">
                <text:p>7.72778955605192E-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000170904143928121">
                <text:p>0.000000170904143928121</text:p>
              </table:table-cell>
              <table:table-cell office:value-type="float" office:value="0.000000000000229259535247824">
                <text:p>0.000000000000229259535247824</text:p>
              </table:table-cell>
              <table:table-cell office:value-type="float" office:value="5.71121169318722E-025">
                <text:p>5.71121169318722E-025</text:p>
              </table:table-cell>
              <table:table-cell office:value-type="float" office:value="4.94879488564712E-048">
                <text:p>4.94879488564712E-048</text:p>
              </table:table-cell>
              <table:table-cell office:value-type="float" office:value="5.19159834587169E-094">
                <text:p>5.19159834587169E-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000298356963188774">
                <text:p>0.000000298356963188774</text:p>
              </table:table-cell>
              <table:table-cell office:value-type="float" office:value="0.000000000000690523045675485">
                <text:p>0.000000000000690523045675485</text:p>
              </table:table-cell>
              <table:table-cell office:value-type="float" office:value="5.11615737547146E-024">
                <text:p>5.11615737547146E-024</text:p>
              </table:table-cell>
              <table:table-cell office:value-type="float" office:value="3.91984641528659E-046">
                <text:p>3.91984641528659E-046</text:p>
              </table:table-cell>
              <table:table-cell office:value-type="float" office:value="3.21532689761327E-090">
                <text:p>3.21532689761327E-0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000502554564109618">
                <text:p>0.000000502554564109618</text:p>
              </table:table-cell>
              <table:table-cell office:value-type="float" office:value="0.00000000000193646991247811">
                <text:p>0.00000000000193646991247811</text:p>
              </table:table-cell>
              <table:table-cell office:value-type="float" office:value="3.97350106962494E-023">
                <text:p>3.97350106962494E-023</text:p>
              </table:table-cell>
              <table:table-cell office:value-type="float" office:value="2.33404612212444E-044">
                <text:p>2.33404612212444E-044</text:p>
              </table:table-cell>
              <table:table-cell office:value-type="float" office:value="1.12542449361019E-086">
                <text:p>1.12542449361019E-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00086131334133199">
                <text:p>0.00000086131334133199</text:p>
              </table:table-cell>
              <table:table-cell office:value-type="float" office:value="0.00000000000561611985645773">
                <text:p>0.00000000000561611985645773</text:p>
              </table:table-cell>
              <table:table-cell office:value-type="float" office:value="3.29666976638251E-022">
                <text:p>3.29666976638251E-022</text:p>
              </table:table-cell>
              <table:table-cell office:value-type="float" office:value="1.58399963962385E-042">
                <text:p>1.58399963962385E-042</text:p>
              </table:table-cell>
              <table:table-cell office:value-type="float" office:value="5.11049719323909E-083">
                <text:p>5.11049719323909E-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00147375666496712">
                <text:p>0.00000147375666496712</text:p>
              </table:table-cell>
              <table:table-cell office:value-type="float" office:value="0.0000000000162226931131155">
                <text:p>0.0000000000162226931131155</text:p>
              </table:table-cell>
              <table:table-cell office:value-type="float" office:value="2.71114106644394E-021">
                <text:p>2.71114106644394E-021</text:p>
              </table:table-cell>
              <table:table-cell office:value-type="float" office:value="1.05530943998546E-040">
                <text:p>1.05530943998546E-040</text:p>
              </table:table-cell>
              <table:table-cell office:value-type="float" office:value="2.23450211069597E-079">
                <text:p>2.23450211069597E-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00250778357105829">
                <text:p>0.00000250778357105829</text:p>
              </table:table-cell>
              <table:table-cell office:value-type="float" office:value="0.0000000000463145331522431">
                <text:p>0.0000000000463145331522431</text:p>
              </table:table-cell>
              <table:table-cell office:value-type="float" office:value="2.1762930809579E-020">
                <text:p>2.1762930809579E-020</text:p>
              </table:table-cell>
              <table:table-cell office:value-type="float" office:value="6.6931654544376E-039">
                <text:p>6.6931654544376E-039</text:p>
              </table:table-cell>
              <table:table-cell office:value-type="float" office:value="8.84674837511764E-076">
                <text:p>8.84674837511764E-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00422804716404237">
                <text:p>0.00000422804716404237</text:p>
              </table:table-cell>
              <table:table-cell office:value-type="float" office:value="0.000000000129723384714883">
                <text:p>0.000000000129723384714883</text:p>
              </table:table-cell>
              <table:table-cell office:value-type="float" office:value="1.68033721844237E-019">
                <text:p>1.68033721844237E-019</text:p>
              </table:table-cell>
              <table:table-cell office:value-type="float" office:value="3.92453124295312E-037">
                <text:p>3.92453124295312E-037</text:p>
              </table:table-cell>
              <table:table-cell office:value-type="float" office:value="2.99125272505396E-072">
                <text:p>2.99125272505396E-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000708482786153906">
                <text:p>0.00000708482786153906</text:p>
              </table:table-cell>
              <table:table-cell office:value-type="float" office:value="0.000000000358657171269212">
                <text:p>0.000000000358657171269212</text:p>
              </table:table-cell>
              <table:table-cell office:value-type="float" office:value="1.26309224288051E-018">
                <text:p>1.26309224288051E-018</text:p>
              </table:table-cell>
              <table:table-cell office:value-type="float" office:value="2.17908655018794E-035">
                <text:p>2.17908655018794E-035</text:p>
              </table:table-cell>
              <table:table-cell office:value-type="float" office:value="9.06095712447119E-069">
                <text:p>9.06095712447119E-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00118558330093855">
                <text:p>0.0000118558330093855</text:p>
              </table:table-cell>
              <table:table-cell office:value-type="float" office:value="0.000000000988002614401017">
                <text:p>0.000000000988002614401017</text:p>
              </table:table-cell>
              <table:table-cell office:value-type="float" office:value="9.41557399040839E-018">
                <text:p>9.41557399040839E-018</text:p>
              </table:table-cell>
              <table:table-cell office:value-type="float" office:value="1.18853436968136E-033">
                <text:p>1.18853436968136E-033</text:p>
              </table:table-cell>
              <table:table-cell office:value-type="float" office:value="2.64531400160011E-065">
                <text:p>2.64531400160011E-0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00196815437519557">
                <text:p>0.0000196815437519557</text:p>
              </table:table-cell>
              <table:table-cell office:value-type="float" office:value="0.00000000267632961512328">
                <text:p>0.00000000267632961512328</text:p>
              </table:table-cell>
              <table:table-cell office:value-type="float" office:value="6.78060696689422E-017">
                <text:p>6.78060696689422E-017</text:p>
              </table:table-cell>
              <table:table-cell office:value-type="float" office:value="6.04421034966109E-032">
                <text:p>6.04421034966109E-032</text:p>
              </table:table-cell>
              <table:table-cell office:value-type="float" office:value="6.70668003492263E-062">
                <text:p>6.70668003492263E-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00323640882924954">
                <text:p>0.0000323640882924954</text:p>
              </table:table-cell>
              <table:table-cell office:value-type="float" office:value="0.00000000710773675033651">
                <text:p>0.00000000710773675033651</text:p>
              </table:table-cell>
              <table:table-cell office:value-type="float" office:value="4.68935970082438E-016">
                <text:p>4.68935970082438E-016</text:p>
              </table:table-cell>
              <table:table-cell office:value-type="float" office:value="2.83191585310753E-030">
                <text:p>2.83191585310753E-030</text:p>
              </table:table-cell>
              <table:table-cell office:value-type="float" office:value="1.44179730629847E-058">
                <text:p>1.44179730629847E-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00527147886734516">
                <text:p>0.0000527147886734516</text:p>
              </table:table-cell>
              <table:table-cell office:value-type="float" office:value="0.0000000185050120684126">
                <text:p>0.0000000185050120684126</text:p>
              </table:table-cell>
              <table:table-cell office:value-type="float" office:value="3.11364383424329E-015">
                <text:p>3.11364383424329E-015</text:p>
              </table:table-cell>
              <table:table-cell office:value-type="float" office:value="1.22174198191929E-028">
                <text:p>1.22174198191929E-028</text:p>
              </table:table-cell>
              <table:table-cell office:value-type="float" office:value="2.62498454200771E-055">
                <text:p>2.62498454200771E-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00834145181091418">
                <text:p>0.0000834145181091418</text:p>
              </table:table-cell>
              <table:table-cell office:value-type="float" office:value="0.0000000454674872719578">
                <text:p>0.0000000454674872719578</text:p>
              </table:table-cell>
              <table:table-cell office:value-type="float" office:value="0.0000000000000184109315020881">
                <text:p>0.0000000000000184109315020881</text:p>
              </table:table-cell>
              <table:table-cell office:value-type="float" office:value="4.17928742443072E-027">
                <text:p>4.17928742443072E-027</text:p>
              </table:table-cell>
              <table:table-cell office:value-type="float" office:value="3.00396314192444E-052">
                <text:p>3.00396314192444E-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0133500016035476">
                <text:p>0.000133500016035476</text:p>
              </table:table-cell>
              <table:table-cell office:value-type="float" office:value="0.000000114077954162502">
                <text:p>0.000000114077954162502</text:p>
              </table:table-cell>
              <table:table-cell office:value-type="float" office:value="0.000000000000113287459639121">
                <text:p>0.000000000000113287459639121</text:p>
              </table:table-cell>
              <table:table-cell office:value-type="float" office:value="1.54480464667163E-025">
                <text:p>1.54480464667163E-025</text:p>
              </table:table-cell>
              <table:table-cell office:value-type="float" office:value="4.00467645757086E-049">
                <text:p>4.00467645757086E-0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0211555754856592">
                <text:p>0.000211555754856592</text:p>
              </table:table-cell>
              <table:table-cell office:value-type="float" office:value="0.000000280337235143072">
                <text:p>0.000000280337235143072</text:p>
              </table:table-cell>
              <table:table-cell office:value-type="float" office:value="0.000000000000667936713748978">
                <text:p>0.000000000000667936713748978</text:p>
              </table:table-cell>
              <table:table-cell office:value-type="float" office:value="5.23569309737433E-024">
                <text:p>5.23569309737433E-024</text:p>
              </table:table-cell>
              <table:table-cell office:value-type="float" office:value="4.48223925831049E-046">
                <text:p>4.48223925831049E-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0330907339003907">
                <text:p>0.000330907339003907</text:p>
              </table:table-cell>
              <table:table-cell office:value-type="float" office:value="0.000000670579197625626">
                <text:p>0.000000670579197625626</text:p>
              </table:table-cell>
              <table:table-cell office:value-type="float" office:value="0.00000000000372736879231559">
                <text:p>0.00000000000372736879231559</text:p>
              </table:table-cell>
              <table:table-cell office:value-type="float" office:value="1.58772873315135E-022">
                <text:p>1.58772873315135E-022</text:p>
              </table:table-cell>
              <table:table-cell office:value-type="float" office:value="4.01106172004362E-043">
                <text:p>4.01106172004362E-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00511207195689363">
                <text:p>0.000511207195689363</text:p>
              </table:table-cell>
              <table:table-cell office:value-type="float" office:value="0.00000156322450467166">
                <text:p>0.00000156322450467166</text:p>
              </table:table-cell>
              <table:table-cell office:value-type="float" office:value="0.0000000000197317961704107">
                <text:p>0.0000000000197317961704107</text:p>
              </table:table-cell>
              <table:table-cell office:value-type="float" office:value="4.32712529147023E-021">
                <text:p>4.32712529147023E-021</text:p>
              </table:table-cell>
              <table:table-cell office:value-type="float" office:value="2.89498771703372E-040">
                <text:p>2.89498771703372E-0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00779535800916293">
                <text:p>0.000779535800916293</text:p>
              </table:table-cell>
              <table:table-cell office:value-type="float" office:value="0.00000354707523016307">
                <text:p>0.00000354707523016307</text:p>
              </table:table-cell>
              <table:table-cell office:value-type="float" office:value="0.0000000000988481849796332">
                <text:p>0.0000000000988481849796332</text:p>
              </table:table-cell>
              <table:table-cell office:value-type="float" office:value="1.05464691272252E-019">
                <text:p>1.05464691272252E-019</text:p>
              </table:table-cell>
              <table:table-cell office:value-type="float" office:value="1.66863455636706E-037">
                <text:p>1.66863455636706E-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0117883582680736">
                <text:p>0.00117883582680736</text:p>
              </table:table-cell>
              <table:table-cell office:value-type="float" office:value="0.00000790512297435232">
                <text:p>0.00000790512297435232</text:p>
              </table:table-cell>
              <table:table-cell office:value-type="float" office:value="0.000000000476932659624183">
                <text:p>0.000000000476932659624183</text:p>
              </table:table-cell>
              <table:table-cell office:value-type="float" office:value="2.38013678859353E-018">
                <text:p>2.38013678859353E-018</text:p>
              </table:table-cell>
              <table:table-cell office:value-type="float" office:value="8.23004724655247E-035">
                <text:p>8.23004724655247E-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0176340948479008">
                <text:p>0.00176340948479008</text:p>
              </table:table-cell>
              <table:table-cell office:value-type="float" office:value="0.0000172176492224949">
                <text:p>0.0000172176492224949</text:p>
              </table:table-cell>
              <table:table-cell office:value-type="float" office:value="0.00000000219446609860824">
                <text:p>0.00000000219446609860824</text:p>
              </table:table-cell>
              <table:table-cell office:value-type="float" office:value="4.87631283407634E-017">
                <text:p>4.87631283407634E-017</text:p>
              </table:table-cell>
              <table:table-cell office:value-type="float" office:value="3.33880916961471E-032">
                <text:p>3.33880916961471E-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0261024942246368">
                <text:p>0.00261024942246368</text:p>
              </table:table-cell>
              <table:table-cell office:value-type="float" office:value="0.0000366700927536825">
                <text:p>0.0000366700927536825</text:p>
              </table:table-cell>
              <table:table-cell office:value-type="float" office:value="0.0000000096385309309421">
                <text:p>0.0000000096385309309421</text:p>
              </table:table-cell>
              <table:table-cell office:value-type="float" office:value="9.08548116855422E-016">
                <text:p>9.08548116855422E-016</text:p>
              </table:table-cell>
              <table:table-cell office:value-type="float" office:value="1.1178402106722E-029">
                <text:p>1.1178402106722E-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0381769874316232">
                <text:p>0.00381769874316232</text:p>
              </table:table-cell>
              <table:table-cell office:value-type="float" office:value="0.0000761475650735101">
                <text:p>0.0000761475650735101</text:p>
              </table:table-cell>
              <table:table-cell office:value-type="float" office:value="0.0000000401758915776114">
                <text:p>0.0000000401758915776114</text:p>
              </table:table-cell>
              <table:table-cell office:value-type="float" office:value="0.0000000000000152152530020503">
                <text:p>0.0000000000000152152530020503</text:p>
              </table:table-cell>
              <table:table-cell office:value-type="float" office:value="3.01685908729513E-027">
                <text:p>3.01685908729513E-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0545543000661093">
                <text:p>0.00545543000661093</text:p>
              </table:table-cell>
              <table:table-cell office:value-type="float" office:value="0.000150880585922598">
                <text:p>0.000150880585922598</text:p>
              </table:table-cell>
              <table:table-cell office:value-type="float" office:value="0.000000152365515017439">
                <text:p>0.000000152365515017439</text:p>
              </table:table-cell>
              <table:table-cell office:value-type="float" office:value="0.000000000000210735247998005">
                <text:p>0.000000000000210735247998005</text:p>
              </table:table-cell>
              <table:table-cell office:value-type="float" office:value="5.5628458766983E-025">
                <text:p>5.5628458766983E-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079050997337596">
                <text:p>0.0079050997337596</text:p>
              </table:table-cell>
              <table:table-cell office:value-type="float" office:value="0.000306241737058346">
                <text:p>0.000306241737058346</text:p>
              </table:table-cell>
              <table:table-cell office:value-type="float" office:value="0.000000603538072336787">
                <text:p>0.000000603538072336787</text:p>
              </table:table-cell>
              <table:table-cell office:value-type="float" office:value="0.00000000000316733455927054">
                <text:p>0.00000000000316733455927054</text:p>
              </table:table-cell>
              <table:table-cell office:value-type="float" office:value="1.20101968641798E-022">
                <text:p>1.20101968641798E-0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113688689359722">
                <text:p>0.0113688689359722</text:p>
              </table:table-cell>
              <table:table-cell office:value-type="float" office:value="0.000610889421950786">
                <text:p>0.000610889421950786</text:p>
              </table:table-cell>
              <table:table-cell office:value-type="float" office:value="0.00000230230932775195">
                <text:p>0.00000230230932775195</text:p>
              </table:table-cell>
              <table:table-cell office:value-type="float" office:value="0.0000000000439931643184525">
                <text:p>0.0000000000439931643184525</text:p>
              </table:table-cell>
              <table:table-cell office:value-type="float" office:value="2.20567188495348E-020">
                <text:p>2.20567188495348E-0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161408928276168">
                <text:p>0.0161408928276168</text:p>
              </table:table-cell>
              <table:table-cell office:value-type="float" office:value="0.00118524857363593">
                <text:p>0.00118524857363593</text:p>
              </table:table-cell>
              <table:table-cell office:value-type="float" office:value="0.00000828631942961725">
                <text:p>0.00000828631942961725</text:p>
              </table:table-cell>
              <table:table-cell office:value-type="float" office:value="0.000000000542150728496277">
                <text:p>0.000000000542150728496277</text:p>
              </table:table-cell>
              <table:table-cell office:value-type="float" office:value="3.17669904560301E-018">
                <text:p>3.17669904560301E-0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0226629092891915">
                <text:p>0.0226629092891915</text:p>
              </table:table-cell>
              <table:table-cell office:value-type="float" office:value="0.0022438531842636">
                <text:p>0.0022438531842636</text:p>
              </table:table-cell>
              <table:table-cell office:value-type="float" office:value="0.0000283039103827226">
                <text:p>0.0000283039103827226</text:p>
              </table:table-cell>
              <table:table-cell office:value-type="float" office:value="0.00000000599368033056366">
                <text:p>0.00000000599368033056366</text:p>
              </table:table-cell>
              <table:table-cell office:value-type="float" office:value="3.66511148745609E-016">
                <text:p>3.66511148745609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0315150886607696">
                <text:p>0.0315150886607696</text:p>
              </table:table-cell>
              <table:table-cell office:value-type="float" office:value="0.00415525021770755">
                <text:p>0.00415525021770755</text:p>
              </table:table-cell>
              <table:table-cell office:value-type="float" office:value="0.0000921506878111224">
                <text:p>0.0000921506878111224</text:p>
              </table:table-cell>
              <table:table-cell office:value-type="float" office:value="0.0000000599095827476591">
                <text:p>0.0000000599095827476591</text:p>
              </table:table-cell>
              <table:table-cell office:value-type="float" office:value="0.0000000000000343718988747249">
                <text:p>0.0000000000000343718988747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0433278793047121">
                <text:p>0.0433278793047121</text:p>
              </table:table-cell>
              <table:table-cell office:value-type="float" office:value="0.00749969671958216">
                <text:p>0.00749969671958216</text:p>
              </table:table-cell>
              <table:table-cell office:value-type="float" office:value="0.000283836277941533">
                <text:p>0.000283836277941533</text:p>
              </table:table-cell>
              <table:table-cell office:value-type="float" office:value="0.000000533133681250293">
                <text:p>0.000000533133681250293</text:p>
              </table:table-cell>
              <table:table-cell office:value-type="float" office:value="0.00000000000253897950154298">
                <text:p>0.00000000000253897950154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0590006688357575">
                <text:p>0.0590006688357575</text:p>
              </table:table-cell>
              <table:table-cell office:value-type="float" office:value="0.0132324635887251">
                <text:p>0.0132324635887251</text:p>
              </table:table-cell>
              <table:table-cell office:value-type="float" office:value="0.000831288697250631">
                <text:p>0.000831288697250631</text:p>
              </table:table-cell>
              <table:table-cell office:value-type="float" office:value="0.00000426119339402526">
                <text:p>0.00000426119339402526</text:p>
              </table:table-cell>
              <table:table-cell office:value-type="float" office:value="0.000000000150091966720078">
                <text:p>0.000000000150091966720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0794023396975236">
                <text:p>0.0794023396975236</text:p>
              </table:table-cell>
              <table:table-cell office:value-type="float" office:value="0.0227214581312816">
                <text:p>0.0227214581312816</text:p>
              </table:table-cell>
              <table:table-cell office:value-type="float" office:value="0.00229351374429651">
                <text:p>0.00229351374429651</text:p>
              </table:table-cell>
              <table:table-cell office:value-type="float" office:value="0.0000300040976348847">
                <text:p>0.0000300040976348847</text:p>
              </table:table-cell>
              <table:table-cell office:value-type="float" office:value="0.00000000682358221982478">
                <text:p>0.00000000682358221982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104560410870528">
                <text:p>0.104560410870528</text:p>
              </table:table-cell>
              <table:table-cell office:value-type="float" office:value="0.03728041259649">
                <text:p>0.03728041259649</text:p>
              </table:table-cell>
              <table:table-cell office:value-type="float" office:value="0.00575729526940429">
                <text:p>0.00575729526940429</text:p>
              </table:table-cell>
              <table:table-cell office:value-type="float" office:value="0.000173934935854871">
                <text:p>0.000173934935854871</text:p>
              </table:table-cell>
              <table:table-cell office:value-type="float" office:value="0.000000208707689296054">
                <text:p>0.0000002087076892960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138277958543527">
                <text:p>0.138277958543527</text:p>
              </table:table-cell>
              <table:table-cell office:value-type="float" office:value="0.0611980425658107">
                <text:p>0.0611980425658107</text:p>
              </table:table-cell>
              <table:table-cell office:value-type="float" office:value="0.0143008515248467">
                <text:p>0.0143008515248467</text:p>
              </table:table-cell>
              <table:table-cell office:value-type="float" office:value="0.000972009426607026">
                <text:p>0.000972009426607026</text:p>
              </table:table-cell>
              <table:table-cell office:value-type="float" office:value="0.00000581664968273002">
                <text:p>0.0000058166496827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18033693218147">
                <text:p>0.18033693218147</text:p>
              </table:table-cell>
              <table:table-cell office:value-type="float" office:value="0.0971856625659051">
                <text:p>0.0971856625659051</text:p>
              </table:table-cell>
              <table:table-cell office:value-type="float" office:value="0.0329657317743047">
                <text:p>0.0329657317743047</text:p>
              </table:table-cell>
              <table:table-cell office:value-type="float" office:value="0.00461878798422579">
                <text:p>0.00461878798422579</text:p>
              </table:table-cell>
              <table:table-cell office:value-type="float" office:value="0.000115148766515778">
                <text:p>0.000115148766515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231875211997005">
                <text:p>0.231875211997005</text:p>
              </table:table-cell>
              <table:table-cell office:value-type="float" office:value="0.149118029454425">
                <text:p>0.149118029454425</text:p>
              </table:table-cell>
              <table:table-cell office:value-type="float" office:value="0.070244202357695">
                <text:p>0.070244202357695</text:p>
              </table:table-cell>
              <table:table-cell office:value-type="float" office:value="0.0184638648682095">
                <text:p>0.0184638648682095</text:p>
              </table:table-cell>
              <table:table-cell office:value-type="float" office:value="0.00157697028490484">
                <text:p>0.00157697028490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293772426217361">
                <text:p>0.293772426217361</text:p>
              </table:table-cell>
              <table:table-cell office:value-type="float" office:value="0.220630425303492">
                <text:p>0.220630425303492</text:p>
              </table:table-cell>
              <table:table-cell office:value-type="float" office:value="0.137599416574717">
                <text:p>0.137599416574717</text:p>
              </table:table-cell>
              <table:table-cell office:value-type="float" office:value="0.061214087690081">
                <text:p>0.061214087690081</text:p>
              </table:table-cell>
              <table:table-cell office:value-type="float" office:value="0.0144233433424717">
                <text:p>0.0144233433424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366485090432228">
                <text:p>0.366485090432228</text:p>
              </table:table-cell>
              <table:table-cell office:value-type="float" office:value="0.314056128831751">
                <text:p>0.314056128831751</text:p>
              </table:table-cell>
              <table:table-cell office:value-type="float" office:value="0.246241304198554">
                <text:p>0.246241304198554</text:p>
              </table:table-cell>
              <table:table-cell office:value-type="float" office:value="0.165619369005293">
                <text:p>0.165619369005293</text:p>
              </table:table-cell>
              <table:table-cell office:value-type="float" office:value="0.0846014940704932">
                <text:p>0.08460149407049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448236657470295">
                <text:p>0.448236657470295</text:p>
              </table:table-cell>
              <table:table-cell office:value-type="float" office:value="0.426718632784938">
                <text:p>0.426718632784938</text:p>
              </table:table-cell>
              <table:table-cell office:value-type="float" office:value="0.396751081952432">
                <text:p>0.396751081952432</text:p>
              </table:table-cell>
              <table:table-cell office:value-type="float" office:value="0.355483953179523">
                <text:p>0.355483953179523</text:p>
              </table:table-cell>
              <table:table-cell office:value-type="float" office:value="0.300031928322662">
                <text:p>0.300031928322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535770289892697">
                <text:p>0.535770289892697</text:p>
              </table:table-cell>
              <table:table-cell office:value-type="float" office:value="0.550715679637172">
                <text:p>0.550715679637172</text:p>
              </table:table-cell>
              <table:table-cell office:value-type="float" office:value="0.57166800752">
                <text:p>0.57166800752</text:p>
              </table:table-cell>
              <table:table-cell office:value-type="float" office:value="0.600904840306875">
                <text:p>0.600904840306875</text:p>
              </table:table-cell>
              <table:table-cell office:value-type="float" office:value="0.641242242703342">
                <text:p>0.641242242703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624947502580262">
                <text:p>0.624947502580262</text:p>
              </table:table-cell>
              <table:table-cell office:value-type="float" office:value="0.674434278405837">
                <text:p>0.674434278405837</text:p>
              </table:table-cell>
              <table:table-cell office:value-type="float" office:value="0.739156275232263">
                <text:p>0.739156275232263</text:p>
              </table:table-cell>
              <table:table-cell office:value-type="float" office:value="0.817808042074113">
                <text:p>0.817808042074113</text:p>
              </table:table-cell>
              <table:table-cell office:value-type="float" office:value="0.900323227840262">
                <text:p>0.900323227840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712279834012181">
                <text:p>0.712279834012181</text:p>
              </table:table-cell>
              <table:table-cell office:value-type="float" office:value="0.786733475932623">
                <text:p>0.786733475932623</text:p>
              </table:table-cell>
              <table:table-cell office:value-type="float" office:value="0.870064368105182">
                <text:p>0.870064368105182</text:p>
              </table:table-cell>
              <table:table-cell office:value-type="float" office:value="0.944638741632115">
                <text:p>0.944638741632115</text:p>
              </table:table-cell>
              <table:table-cell office:value-type="float" office:value="0.987987681602723">
                <text:p>0.987987681602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789695996521452">
                <text:p>0.789695996521452</text:p>
              </table:table-cell>
              <table:table-cell office:value-type="float" office:value="0.873566039408203">
                <text:p>0.873566039408203</text:p>
              </table:table-cell>
              <table:table-cell office:value-type="float" office:value="0.947404101524827">
                <text:p>0.947404101524827</text:p>
              </table:table-cell>
              <table:table-cell office:value-type="float" office:value="0.989091629071811">
                <text:p>0.989091629071811</text:p>
              </table:table-cell>
              <table:table-cell office:value-type="float" office:value="0.999413124522521">
                <text:p>0.9994131245225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860381855580708">
                <text:p>0.860381855580708</text:p>
              </table:table-cell>
              <table:table-cell office:value-type="float" office:value="0.937755533433129">
                <text:p>0.937755533433129</text:p>
              </table:table-cell>
              <table:table-cell office:value-type="float" office:value="0.985250702069015">
                <text:p>0.985250702069015</text:p>
              </table:table-cell>
              <table:table-cell office:value-type="float" office:value="0.998969970438926">
                <text:p>0.998969970438926</text:p>
              </table:table-cell>
              <table:table-cell office:value-type="float" office:value="0.999993509686751">
                <text:p>0.999993509686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17087559132028">
                <text:p>0.917087559132028</text:p>
              </table:table-cell>
              <table:table-cell office:value-type="float" office:value="0.975429721185535">
                <text:p>0.975429721185535</text:p>
              </table:table-cell>
              <table:table-cell office:value-type="float" office:value="0.997345839444477">
                <text:p>0.997345839444477</text:p>
              </table:table-cell>
              <table:table-cell office:value-type="float" office:value="0.999960349997729">
                <text:p>0.999960349997729</text:p>
              </table:table-cell>
              <table:table-cell office:value-type="float" office:value="0.999999987929065">
                <text:p>0.9999999879290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57231778839099">
                <text:p>0.957231778839099</text:p>
              </table:table-cell>
              <table:table-cell office:value-type="float" office:value="0.992678317249793">
                <text:p>0.992678317249793</text:p>
              </table:table-cell>
              <table:table-cell office:value-type="float" office:value="0.999728834161468">
                <text:p>0.999728834161468</text:p>
              </table:table-cell>
              <table:table-cell office:value-type="float" office:value="0.999999554262552">
                <text:p>0.999999554262552</text:p>
              </table:table-cell>
              <table:table-cell office:value-type="float" office:value="1.00000000414362">
                <text:p>1.00000000414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81770609419933">
                <text:p>0.981770609419933</text:p>
              </table:table-cell>
              <table:table-cell office:value-type="float" office:value="0.998509332350553">
                <text:p>0.998509332350553</text:p>
              </table:table-cell>
              <table:table-cell office:value-type="float" office:value="0.999987107757009">
                <text:p>0.999987107757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4047788660294">
                <text:p>0.994047788660294</text:p>
              </table:table-cell>
              <table:table-cell office:value-type="float" office:value="0.999821778649557">
                <text:p>0.999821778649557</text:p>
              </table:table-cell>
              <table:table-cell office:value-type="float" office:value="0.999999807136042">
                <text:p>0.9999998071360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8682557591052">
                <text:p>0.998682557591052</text:p>
              </table:table-cell>
              <table:table-cell office:value-type="float" office:value="0.999990199066292">
                <text:p>0.999990199066292</text:p>
              </table:table-cell>
              <table:table-cell office:value-type="float" office:value="1.00000000846657">
                <text:p>1.00000000846657</text:p>
              </table:table-cell>
              <table:table-cell office:value-type="float" office:value="1">
                <text:p>1</text:p>
              </table:table-cell>
              <table:table-cell office:value-type="float" office:value="0.999999999924116">
                <text:p>0.999999999924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84655140369">
                <text:p>0.99984655140369</text:p>
              </table:table-cell>
              <table:table-cell office:value-type="float" office:value="0.999999856193941">
                <text:p>0.999999856193941</text:p>
              </table:table-cell>
              <table:table-cell office:value-type="float" office:value="1.00000000735186">
                <text:p>1.00000000735186</text:p>
              </table:table-cell>
              <table:table-cell office:value-type="float" office:value="1">
                <text:p>1</text:p>
              </table:table-cell>
              <table:table-cell office:value-type="float" office:value="1.00000000040974">
                <text:p>1.00000000040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5054786145">
                <text:p>0.999995054786145</text:p>
              </table:table-cell>
              <table:table-cell office:value-type="float" office:value="0.999999995767788">
                <text:p>0.999999995767788</text:p>
              </table:table-cell>
              <table:table-cell office:value-type="float" office:value="0.999999995937588">
                <text:p>0.999999995937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1cm" chart:style-name="ch2">
          <text:p>Probability of Quorum Compromise vs Collusion</text:p>
        </chart:title>
        <chart:subtitle svg:x="3.724cm" svg:y="0.801cm" chart:style-name="ch3">
          <text:p>Weighted Selection with 5% Malicious Others</text:p>
        </chart:subtitle>
        <chart:legend chart:legend-position="end" svg:x="13.5cm" svg:y="3.205cm" style:legend-expansion="high" chart:style-name="ch4"/>
        <chart:plot-area chart:style-name="ch5" table:cell-range-address="'Weighted (5%)'.A2:'Weighted (5%)'.F202 'Weighted (5%)'.B1:'Weighted (5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5.168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2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5%)'.B2:'Weighted (5%)'.B202" chart:label-cell-address="'Weighted (5%)'.B1:'Weighted (5%)'.B1" chart:class="chart:scatter">
            <chart:domain table:cell-range-address="'Weighted (5%)'.A2:'Weighted (5%)'.A202"/>
            <chart:data-point chart:repeated="201"/>
          </chart:series>
          <chart:series chart:style-name="ch12" chart:values-cell-range-address="'Weighted (5%)'.C2:'Weighted (5%)'.C202" chart:label-cell-address="'Weighted (5%)'.C1:'Weighted (5%)'.C1" chart:class="chart:scatter">
            <chart:data-point chart:repeated="201"/>
          </chart:series>
          <chart:series chart:style-name="ch13" chart:values-cell-range-address="'Weighted (5%)'.D2:'Weighted (5%)'.D202" chart:label-cell-address="'Weighted (5%)'.D1:'Weighted (5%)'.D1" chart:class="chart:scatter">
            <chart:data-point chart:repeated="201"/>
          </chart:series>
          <chart:series chart:style-name="ch14" chart:values-cell-range-address="'Weighted (5%)'.E2:'Weighted (5%)'.E202" chart:label-cell-address="'Weighted (5%)'.E1:'Weighted (5%)'.E1" chart:class="chart:scatter">
            <chart:data-point chart:repeated="201"/>
          </chart:series>
          <chart:series chart:style-name="ch15" chart:values-cell-range-address="'Weighted (5%)'.F2:'Weighted (5%)'.F202" chart:label-cell-address="'Weighted (5%)'.F1:'Weighted (5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5%)'.B1:'Weighted (5%)'.B1</svg:desc>
                </draw:g>
              </table:table-cell>
              <table:table-cell office:value-type="string">
                <text:p>63</text:p>
                <draw:g>
                  <svg:desc>'Weighted (5%)'.C1:'Weighted (5%)'.C1</svg:desc>
                </draw:g>
              </table:table-cell>
              <table:table-cell office:value-type="string">
                <text:p>127</text:p>
                <draw:g>
                  <svg:desc>'Weighted (5%)'.D1:'Weighted (5%)'.D1</svg:desc>
                </draw:g>
              </table:table-cell>
              <table:table-cell office:value-type="string">
                <text:p>255</text:p>
                <draw:g>
                  <svg:desc>'Weighted (5%)'.E1:'Weighted (5%)'.E1</svg:desc>
                </draw:g>
              </table:table-cell>
              <table:table-cell office:value-type="string">
                <text:p>511</text:p>
                <draw:g>
                  <svg:desc>'Weighted (5%)'.F1:'Weighted (5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5%)'.A2:'Weighted (5%)'.A202</svg:desc>
                </draw:g>
              </table:table-cell>
              <table:table-cell office:value-type="float" office:value="0.000000000000222699357892233">
                <text:p>0.000000000000222699357892233</text:p>
                <draw:g>
                  <svg:desc>'Weighted (5%)'.B2:'Weighted (5%)'.B202</svg:desc>
                </draw:g>
              </table:table-cell>
              <table:table-cell office:value-type="float" office:value="4.57190591935222E-025">
                <text:p>4.57190591935222E-025</text:p>
                <draw:g>
                  <svg:desc>'Weighted (5%)'.C2:'Weighted (5%)'.C202</svg:desc>
                </draw:g>
              </table:table-cell>
              <table:table-cell office:value-type="float" office:value="2.69258146975488E-048">
                <text:p>2.69258146975488E-048</text:p>
                <draw:g>
                  <svg:desc>'Weighted (5%)'.D2:'Weighted (5%)'.D202</svg:desc>
                </draw:g>
              </table:table-cell>
              <table:table-cell office:value-type="float" office:value="1.30666691602138E-094">
                <text:p>1.30666691602138E-094</text:p>
                <draw:g>
                  <svg:desc>'Weighted (5%)'.E2:'Weighted (5%)'.E202</svg:desc>
                </draw:g>
              </table:table-cell>
              <table:table-cell office:value-type="float" office:value="4.24967657021704E-187">
                <text:p>4.24967657021704E-187</text:p>
                <draw:g>
                  <svg:desc>'Weighted (5%)'.F2:'Weighted (5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000000000222998626066813">
                <text:p>0.000000000000222998626066813</text:p>
              </table:table-cell>
              <table:table-cell office:value-type="float" office:value="4.58416204686573E-025">
                <text:p>4.58416204686573E-025</text:p>
              </table:table-cell>
              <table:table-cell office:value-type="float" office:value="2.7070125163848E-048">
                <text:p>2.7070125163848E-048</text:p>
              </table:table-cell>
              <table:table-cell office:value-type="float" office:value="1.32069921700863E-094">
                <text:p>1.32069921700863E-094</text:p>
              </table:table-cell>
              <table:table-cell office:value-type="float" office:value="4.34141199091903E-187">
                <text:p>4.34141199091903E-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223605122451089">
                <text:p>0.000000000000223605122451089</text:p>
              </table:table-cell>
              <table:table-cell office:value-type="float" office:value="4.60904997955166E-025">
                <text:p>4.60904997955166E-025</text:p>
              </table:table-cell>
              <table:table-cell office:value-type="float" office:value="2.73643559553615E-048">
                <text:p>2.73643559553615E-048</text:p>
              </table:table-cell>
              <table:table-cell office:value-type="float" office:value="1.34954107666102E-094">
                <text:p>1.34954107666102E-094</text:p>
              </table:table-cell>
              <table:table-cell office:value-type="float" office:value="4.53303877154558E-187">
                <text:p>4.53303877154558E-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000224350006047248">
                <text:p>0.000000000000224350006047248</text:p>
              </table:table-cell>
              <table:table-cell office:value-type="float" office:value="4.6397084281663E-025">
                <text:p>4.6397084281663E-025</text:p>
              </table:table-cell>
              <table:table-cell office:value-type="float" office:value="2.7728987534427E-048">
                <text:p>2.7728987534427E-048</text:p>
              </table:table-cell>
              <table:table-cell office:value-type="float" office:value="1.38571600569303E-094">
                <text:p>1.38571600569303E-094</text:p>
              </table:table-cell>
              <table:table-cell office:value-type="float" office:value="4.77923546972624E-187">
                <text:p>4.77923546972624E-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0225234534335285">
                <text:p>0.000000000000225234534335285</text:p>
              </table:table-cell>
              <table:table-cell office:value-type="float" office:value="4.67624655318569E-025">
                <text:p>4.67624655318569E-025</text:p>
              </table:table-cell>
              <table:table-cell office:value-type="float" office:value="2.81666967604858E-048">
                <text:p>2.81666967604858E-048</text:p>
              </table:table-cell>
              <table:table-cell office:value-type="float" office:value="1.42977222921617E-094">
                <text:p>1.42977222921617E-094</text:p>
              </table:table-cell>
              <table:table-cell office:value-type="float" office:value="5.08785885977285E-187">
                <text:p>5.08785885977285E-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000000000022623955903215">
                <text:p>0.00000000000022623955903215</text:p>
              </table:table-cell>
              <table:table-cell office:value-type="float" office:value="4.71793514686055E-025">
                <text:p>4.71793514686055E-025</text:p>
              </table:table-cell>
              <table:table-cell office:value-type="float" office:value="2.8670282364651E-048">
                <text:p>2.8670282364651E-048</text:p>
              </table:table-cell>
              <table:table-cell office:value-type="float" office:value="1.48131117620616E-094">
                <text:p>1.48131117620616E-094</text:p>
              </table:table-cell>
              <table:table-cell office:value-type="float" office:value="5.46115096028137E-187">
                <text:p>5.46115096028137E-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0227276466193379">
                <text:p>0.000000000000227276466193379</text:p>
              </table:table-cell>
              <table:table-cell office:value-type="float" office:value="4.76113933179449E-025">
                <text:p>4.76113933179449E-025</text:p>
              </table:table-cell>
              <table:table-cell office:value-type="float" office:value="2.91968768721712E-048">
                <text:p>2.91968768721712E-048</text:p>
              </table:table-cell>
              <table:table-cell office:value-type="float" office:value="1.53618014623509E-094">
                <text:p>1.53618014623509E-094</text:p>
              </table:table-cell>
              <table:table-cell office:value-type="float" office:value="5.87307914748796E-187">
                <text:p>5.87307914748796E-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0.000000000000228324748283869">
                <text:p>0.000000000000228324748283869</text:p>
              </table:table-cell>
              <table:table-cell office:value-type="float" office:value="4.80501715808009E-025">
                <text:p>4.80501715808009E-025</text:p>
              </table:table-cell>
              <table:table-cell office:value-type="float" office:value="2.97365784877126E-048">
                <text:p>2.97365784877126E-048</text:p>
              </table:table-cell>
              <table:table-cell office:value-type="float" office:value="1.59344927750424E-094">
                <text:p>1.59344927750424E-094</text:p>
              </table:table-cell>
              <table:table-cell office:value-type="float" office:value="6.31899419787317E-187">
                <text:p>6.31899419787317E-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29433434101961">
                <text:p>0.000000000000229433434101961</text:p>
              </table:table-cell>
              <table:table-cell office:value-type="float" office:value="4.85164139131044E-025">
                <text:p>4.85164139131044E-025</text:p>
              </table:table-cell>
              <table:table-cell office:value-type="float" office:value="3.03154690315308E-048">
                <text:p>3.03154690315308E-048</text:p>
              </table:table-cell>
              <table:table-cell office:value-type="float" office:value="1.65604082498548E-094">
                <text:p>1.65604082498548E-094</text:p>
              </table:table-cell>
              <table:table-cell office:value-type="float" office:value="6.82500423131051E-187">
                <text:p>6.82500423131051E-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0000230596283779318">
                <text:p>0.000000000000230596283779318</text:p>
              </table:table-cell>
              <table:table-cell office:value-type="float" office:value="4.90078441797902E-025">
                <text:p>4.90078441797902E-025</text:p>
              </table:table-cell>
              <table:table-cell office:value-type="float" office:value="3.09316602065877E-048">
                <text:p>3.09316602065877E-048</text:p>
              </table:table-cell>
              <table:table-cell office:value-type="float" office:value="1.72398909046122E-094">
                <text:p>1.72398909046122E-094</text:p>
              </table:table-cell>
              <table:table-cell office:value-type="float" office:value="7.39637230258897E-187">
                <text:p>7.39637230258897E-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231764614339804">
                <text:p>0.000000000000231764614339804</text:p>
              </table:table-cell>
              <table:table-cell office:value-type="float" office:value="4.95040770673017E-025">
                <text:p>4.95040770673017E-025</text:p>
              </table:table-cell>
              <table:table-cell office:value-type="float" office:value="3.15601536050045E-048">
                <text:p>3.15601536050045E-048</text:p>
              </table:table-cell>
              <table:table-cell office:value-type="float" office:value="1.79470004614144E-094">
                <text:p>1.79470004614144E-094</text:p>
              </table:table-cell>
              <table:table-cell office:value-type="float" office:value="8.01534758074701E-187">
                <text:p>8.01534758074701E-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0000232903011730275">
                <text:p>0.000000000000232903011730275</text:p>
              </table:table-cell>
              <table:table-cell office:value-type="float" office:value="4.99899928611824E-025">
                <text:p>4.99899928611824E-025</text:p>
              </table:table-cell>
              <table:table-cell office:value-type="float" office:value="3.21816965339203E-048">
                <text:p>3.21816965339203E-048</text:p>
              </table:table-cell>
              <table:table-cell office:value-type="float" office:value="1.86602537964727E-094">
                <text:p>1.86602537964727E-094</text:p>
              </table:table-cell>
              <table:table-cell office:value-type="float" office:value="8.66488798771348E-187">
                <text:p>8.66488798771348E-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0234132067720465">
                <text:p>0.000000000000234132067720465</text:p>
              </table:table-cell>
              <table:table-cell office:value-type="float" office:value="5.05172592998899E-025">
                <text:p>5.05172592998899E-025</text:p>
              </table:table-cell>
              <table:table-cell office:value-type="float" office:value="3.28629734518808E-048">
                <text:p>3.28629734518808E-048</text:p>
              </table:table-cell>
              <table:table-cell office:value-type="float" office:value="1.94580081854521E-094">
                <text:p>1.94580081854521E-094</text:p>
              </table:table-cell>
              <table:table-cell office:value-type="float" office:value="9.42134769119835E-187">
                <text:p>9.42134769119835E-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0000235424421884557">
                <text:p>0.000000000000235424421884557</text:p>
              </table:table-cell>
              <table:table-cell office:value-type="float" office:value="5.10746525175312E-025">
                <text:p>5.10746525175312E-025</text:p>
              </table:table-cell>
              <table:table-cell office:value-type="float" office:value="3.3590923515095E-048">
                <text:p>3.3590923515095E-048</text:p>
              </table:table-cell>
              <table:table-cell office:value-type="float" office:value="2.03288516700491E-094">
                <text:p>2.03288516700491E-094</text:p>
              </table:table-cell>
              <table:table-cell office:value-type="float" office:value="1.02832367363646E-186">
                <text:p>1.02832367363646E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23675219965595">
                <text:p>0.00000000000023675219965595</text:p>
              </table:table-cell>
              <table:table-cell office:value-type="float" office:value="5.16504978735876E-025">
                <text:p>5.16504978735876E-025</text:p>
              </table:table-cell>
              <table:table-cell office:value-type="float" office:value="3.43513296412579E-048">
                <text:p>3.43513296412579E-048</text:p>
              </table:table-cell>
              <table:table-cell office:value-type="float" office:value="2.12588621434294E-094">
                <text:p>2.12588621434294E-094</text:p>
              </table:table-cell>
              <table:table-cell office:value-type="float" office:value="1.12453188632909E-186">
                <text:p>1.12453188632909E-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0000238123111956898">
                <text:p>0.000000000000238123111956898</text:p>
              </table:table-cell>
              <table:table-cell office:value-type="float" office:value="5.22484267397921E-025">
                <text:p>5.22484267397921E-025</text:p>
              </table:table-cell>
              <table:table-cell office:value-type="float" office:value="3.51498902793697E-048">
                <text:p>3.51498902793697E-048</text:p>
              </table:table-cell>
              <table:table-cell office:value-type="float" office:value="2.22579089839341E-094">
                <text:p>2.22579089839341E-094</text:p>
              </table:table-cell>
              <table:table-cell office:value-type="float" office:value="1.23267258955426E-186">
                <text:p>1.23267258955426E-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0239552335911767">
                <text:p>0.000000000000239552335911767</text:p>
              </table:table-cell>
              <table:table-cell office:value-type="float" office:value="5.28754400437145E-025">
                <text:p>5.28754400437145E-025</text:p>
              </table:table-cell>
              <table:table-cell office:value-type="float" office:value="3.59971303847197E-048">
                <text:p>3.59971303847197E-048</text:p>
              </table:table-cell>
              <table:table-cell office:value-type="float" office:value="2.33429144800774E-094">
                <text:p>2.33429144800774E-094</text:p>
              </table:table-cell>
              <table:table-cell office:value-type="float" office:value="1.3557386214102E-186">
                <text:p>1.3557386214102E-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0000241018816897714">
                <text:p>0.000000000000241018816897714</text:p>
              </table:table-cell>
              <table:table-cell office:value-type="float" office:value="5.35226675906388E-025">
                <text:p>5.35226675906388E-025</text:p>
              </table:table-cell>
              <table:table-cell office:value-type="float" office:value="3.68822496903563E-048">
                <text:p>3.68822496903563E-048</text:p>
              </table:table-cell>
              <table:table-cell office:value-type="float" office:value="2.45039821080421E-094">
                <text:p>2.45039821080421E-094</text:p>
              </table:table-cell>
              <table:table-cell office:value-type="float" office:value="1.49391423675625E-186">
                <text:p>1.49391423675625E-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0242523082636915">
                <text:p>0.000000000000242523082636915</text:p>
              </table:table-cell>
              <table:table-cell office:value-type="float" office:value="5.41906508502422E-025">
                <text:p>5.41906508502422E-025</text:p>
              </table:table-cell>
              <table:table-cell office:value-type="float" office:value="3.78070042316E-048">
                <text:p>3.78070042316E-048</text:p>
              </table:table-cell>
              <table:table-cell office:value-type="float" office:value="2.57471172972132E-094">
                <text:p>2.57471172972132E-094</text:p>
              </table:table-cell>
              <table:table-cell office:value-type="float" office:value="1.64928528039342E-186">
                <text:p>1.64928528039342E-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0000244028679566398">
                <text:p>0.000000000000244028679566398</text:p>
              </table:table-cell>
              <table:table-cell office:value-type="float" office:value="5.48633593817947E-025">
                <text:p>5.48633593817947E-025</text:p>
              </table:table-cell>
              <table:table-cell office:value-type="float" office:value="3.87498540457382E-048">
                <text:p>3.87498540457382E-048</text:p>
              </table:table-cell>
              <table:table-cell office:value-type="float" office:value="2.70462149718984E-094">
                <text:p>2.70462149718984E-094</text:p>
              </table:table-cell>
              <table:table-cell office:value-type="float" office:value="1.81985964956681E-186">
                <text:p>1.81985964956681E-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0000245632332852849">
                <text:p>0.000000000000245632332852849</text:p>
              </table:table-cell>
              <table:table-cell office:value-type="float" office:value="5.55844250316426E-025">
                <text:p>5.55844250316426E-025</text:p>
              </table:table-cell>
              <table:table-cell office:value-type="float" office:value="3.97733504624746E-048">
                <text:p>3.97733504624746E-048</text:p>
              </table:table-cell>
              <table:table-cell office:value-type="float" office:value="2.84925900787702E-094">
                <text:p>2.84925900787702E-094</text:p>
              </table:table-cell>
              <table:table-cell office:value-type="float" office:value="2.01964134012384E-186">
                <text:p>2.01964134012384E-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00000247290740001937">
                <text:p>0.000000000000247290740001937</text:p>
              </table:table-cell>
              <table:table-cell office:value-type="float" office:value="5.63350494460219E-025">
                <text:p>5.63350494460219E-025</text:p>
              </table:table-cell>
              <table:table-cell office:value-type="float" office:value="4.08529495309292E-048">
                <text:p>4.08529495309292E-048</text:p>
              </table:table-cell>
              <table:table-cell office:value-type="float" office:value="3.00590421643492E-094">
                <text:p>3.00590421643492E-094</text:p>
              </table:table-cell>
              <table:table-cell office:value-type="float" office:value="2.24773826289162E-186">
                <text:p>2.24773826289162E-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00000249178359226643">
                <text:p>0.000000000000249178359226643</text:p>
              </table:table-cell>
              <table:table-cell office:value-type="float" office:value="5.71955153259402E-025">
                <text:p>5.71955153259402E-025</text:p>
              </table:table-cell>
              <table:table-cell office:value-type="float" office:value="4.21082834199366E-048">
                <text:p>4.21082834199366E-048</text:p>
              </table:table-cell>
              <table:table-cell office:value-type="float" office:value="3.19331363756353E-094">
                <text:p>3.19331363756353E-094</text:p>
              </table:table-cell>
              <table:table-cell office:value-type="float" office:value="2.53665686635747E-186">
                <text:p>2.53665686635747E-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00000251299882615143">
                <text:p>0.000000000000251299882615143</text:p>
              </table:table-cell>
              <table:table-cell office:value-type="float" office:value="5.81703671437961E-025">
                <text:p>5.81703671437961E-025</text:p>
              </table:table-cell>
              <table:table-cell office:value-type="float" office:value="4.35534060081327E-048">
                <text:p>4.35534060081327E-048</text:p>
              </table:table-cell>
              <table:table-cell office:value-type="float" office:value="3.41606730393947E-094">
                <text:p>3.41606730393947E-094</text:p>
              </table:table-cell>
              <table:table-cell office:value-type="float" office:value="2.90276987065582E-186">
                <text:p>2.90276987065582E-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0253576253020303">
                <text:p>0.000000000000253576253020303</text:p>
              </table:table-cell>
              <table:table-cell office:value-type="float" office:value="5.92255018245854E-025">
                <text:p>5.92255018245854E-025</text:p>
              </table:table-cell>
              <table:table-cell office:value-type="float" office:value="4.51449669529063E-048">
                <text:p>4.51449669529063E-048</text:p>
              </table:table-cell>
              <table:table-cell office:value-type="float" office:value="3.67007518938106E-094">
                <text:p>3.67007518938106E-094</text:p>
              </table:table-cell>
              <table:table-cell office:value-type="float" office:value="3.35034584665818E-186">
                <text:p>3.35034584665818E-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000000256011099498063">
                <text:p>0.000000000000256011099498063</text:p>
              </table:table-cell>
              <table:table-cell office:value-type="float" office:value="6.03645476504803E-025">
                <text:p>6.03645476504803E-025</text:p>
              </table:table-cell>
              <table:table-cell office:value-type="float" office:value="4.68950968888896E-048">
                <text:p>4.68950968888896E-048</text:p>
              </table:table-cell>
              <table:table-cell office:value-type="float" office:value="3.95989523448778E-094">
                <text:p>3.95989523448778E-094</text:p>
              </table:table-cell>
              <table:table-cell office:value-type="float" office:value="3.9001905884797E-186">
                <text:p>3.9001905884797E-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0258608281132933">
                <text:p>0.000000000000258608281132933</text:p>
              </table:table-cell>
              <table:table-cell office:value-type="float" office:value="6.1591454333036E-025">
                <text:p>6.1591454333036E-025</text:p>
              </table:table-cell>
              <table:table-cell office:value-type="float" office:value="4.8817389678199E-048">
                <text:p>4.8817389678199E-048</text:p>
              </table:table-cell>
              <table:table-cell office:value-type="float" office:value="4.29090495816809E-094">
                <text:p>4.29090495816809E-094</text:p>
              </table:table-cell>
              <table:table-cell office:value-type="float" office:value="4.57924355806955E-186">
                <text:p>4.57924355806955E-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000000261458781395008">
                <text:p>0.000000000000261458781395008</text:p>
              </table:table-cell>
              <table:table-cell office:value-type="float" office:value="6.29521844949419E-025">
                <text:p>6.29521844949419E-025</text:p>
              </table:table-cell>
              <table:table-cell office:value-type="float" office:value="5.09944268672074E-048">
                <text:p>5.09944268672074E-048</text:p>
              </table:table-cell>
              <table:table-cell office:value-type="float" office:value="4.68180866847314E-094">
                <text:p>4.68180866847314E-094</text:p>
              </table:table-cell>
              <table:table-cell office:value-type="float" office:value="5.45128380394048E-186">
                <text:p>5.45128380394048E-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264713517611848">
                <text:p>0.000000000000264713517611848</text:p>
              </table:table-cell>
              <table:table-cell office:value-type="float" office:value="6.45239974863797E-025">
                <text:p>6.45239974863797E-025</text:p>
              </table:table-cell>
              <table:table-cell office:value-type="float" office:value="5.3568183279157E-048">
                <text:p>5.3568183279157E-048</text:p>
              </table:table-cell>
              <table:table-cell office:value-type="float" office:value="5.1659049211371E-094">
                <text:p>5.1659049211371E-094</text:p>
              </table:table-cell>
              <table:table-cell office:value-type="float" office:value="6.6364625008944E-186">
                <text:p>6.6364625008944E-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0000000268264514987997">
                <text:p>0.000000000000268264514987997</text:p>
              </table:table-cell>
              <table:table-cell office:value-type="float" office:value="6.62609154427544E-025">
                <text:p>6.62609154427544E-025</text:p>
              </table:table-cell>
              <table:table-cell office:value-type="float" office:value="5.64858443685955E-048">
                <text:p>5.64858443685955E-048</text:p>
              </table:table-cell>
              <table:table-cell office:value-type="float" office:value="5.74345685798486E-094">
                <text:p>5.74345685798486E-094</text:p>
              </table:table-cell>
              <table:table-cell office:value-type="float" office:value="8.20277302467534E-186">
                <text:p>8.20277302467534E-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0272146425211189">
                <text:p>0.000000000000272146425211189</text:p>
              </table:table-cell>
              <table:table-cell office:value-type="float" office:value="6.81859899513289E-025">
                <text:p>6.81859899513289E-025</text:p>
              </table:table-cell>
              <table:table-cell office:value-type="float" office:value="5.98097957783396E-048">
                <text:p>5.98097957783396E-048</text:p>
              </table:table-cell>
              <table:table-cell office:value-type="float" office:value="6.43868638166585E-094">
                <text:p>6.43868638166585E-094</text:p>
              </table:table-cell>
              <table:table-cell office:value-type="float" office:value="1.03080445711538E-185">
                <text:p>1.03080445711538E-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0000000276205159039023">
                <text:p>0.000000000000276205159039023</text:p>
              </table:table-cell>
              <table:table-cell office:value-type="float" office:value="7.02281242428554E-025">
                <text:p>7.02281242428554E-025</text:p>
              </table:table-cell>
              <table:table-cell office:value-type="float" office:value="6.3439543768767E-048">
                <text:p>6.3439543768767E-048</text:p>
              </table:table-cell>
              <table:table-cell office:value-type="float" office:value="7.24319063742795E-094">
                <text:p>7.24319063742795E-094</text:p>
              </table:table-cell>
              <table:table-cell office:value-type="float" office:value="1.30439239547662E-185">
                <text:p>1.30439239547662E-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0000000280851218375097">
                <text:p>0.000000000000280851218375097</text:p>
              </table:table-cell>
              <table:table-cell office:value-type="float" office:value="7.2602619198425E-025">
                <text:p>7.2602619198425E-025</text:p>
              </table:table-cell>
              <table:table-cell office:value-type="float" office:value="6.77942333228016E-048">
                <text:p>6.77942333228016E-048</text:p>
              </table:table-cell>
              <table:table-cell office:value-type="float" office:value="8.27079022188898E-094">
                <text:p>8.27079022188898E-094</text:p>
              </table:table-cell>
              <table:table-cell office:value-type="float" office:value="1.70061065861426E-185">
                <text:p>1.70061065861426E-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0000000285749938249595">
                <text:p>0.000000000000285749938249595</text:p>
              </table:table-cell>
              <table:table-cell office:value-type="float" office:value="7.51488493578999E-025">
                <text:p>7.51488493578999E-025</text:p>
              </table:table-cell>
              <table:table-cell office:value-type="float" office:value="7.26241729861053E-048">
                <text:p>7.26241729861053E-048</text:p>
              </table:table-cell>
              <table:table-cell office:value-type="float" office:value="9.49016483106701E-094">
                <text:p>9.49016483106701E-094</text:p>
              </table:table-cell>
              <table:table-cell office:value-type="float" office:value="2.23882081561549E-185">
                <text:p>2.23882081561549E-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0290989608897704">
                <text:p>0.000000000000290989608897704</text:p>
              </table:table-cell>
              <table:table-cell office:value-type="float" office:value="7.7920685307079E-025">
                <text:p>7.7920685307079E-025</text:p>
              </table:table-cell>
              <table:table-cell office:value-type="float" office:value="7.80706350049597E-048">
                <text:p>7.80706350049597E-048</text:p>
              </table:table-cell>
              <table:table-cell office:value-type="float" office:value="1.09656396987381E-093">
                <text:p>1.09656396987381E-093</text:p>
              </table:table-cell>
              <table:table-cell office:value-type="float" office:value="2.98881225285429E-185">
                <text:p>2.98881225285429E-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00000000296567007479728">
                <text:p>0.000000000000296567007479728</text:p>
              </table:table-cell>
              <table:table-cell office:value-type="float" office:value="8.09261437689025E-025">
                <text:p>8.09261437689025E-025</text:p>
              </table:table-cell>
              <table:table-cell office:value-type="float" office:value="8.41982402831916E-048">
                <text:p>8.41982402831916E-048</text:p>
              </table:table-cell>
              <table:table-cell office:value-type="float" office:value="1.27529113922326E-093">
                <text:p>1.27529113922326E-093</text:p>
              </table:table-cell>
              <table:table-cell office:value-type="float" office:value="4.04209303343792E-185">
                <text:p>4.04209303343792E-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030251492282017">
                <text:p>0.00000000000030251492282017</text:p>
              </table:table-cell>
              <table:table-cell office:value-type="float" office:value="8.41936872565411E-025">
                <text:p>8.41936872565411E-025</text:p>
              </table:table-cell>
              <table:table-cell office:value-type="float" office:value="9.11223313101789E-048">
                <text:p>9.11223313101789E-048</text:p>
              </table:table-cell>
              <table:table-cell office:value-type="float" office:value="1.49346513580955E-093">
                <text:p>1.49346513580955E-093</text:p>
              </table:table-cell>
              <table:table-cell office:value-type="float" office:value="5.54284362502295E-185">
                <text:p>5.54284362502295E-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00000000308785610753628">
                <text:p>0.000000000000308785610753628</text:p>
              </table:table-cell>
              <table:table-cell office:value-type="float" office:value="8.77083254155406E-025">
                <text:p>8.77083254155406E-025</text:p>
              </table:table-cell>
              <table:table-cell office:value-type="float" office:value="9.8874837983994E-048">
                <text:p>9.8874837983994E-048</text:p>
              </table:table-cell>
              <table:table-cell office:value-type="float" office:value="1.75815476956318E-093">
                <text:p>1.75815476956318E-093</text:p>
              </table:table-cell>
              <table:table-cell office:value-type="float" office:value="7.68086080861752E-185">
                <text:p>7.68086080861752E-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00000000315355658426984">
                <text:p>0.000000000000315355658426984</text:p>
              </table:table-cell>
              <table:table-cell office:value-type="float" office:value="9.14675582799232E-025">
                <text:p>9.14675582799232E-025</text:p>
              </table:table-cell>
              <table:table-cell office:value-type="float" office:value="1.07516458789769E-047">
                <text:p>1.07516458789769E-047</text:p>
              </table:table-cell>
              <table:table-cell office:value-type="float" office:value="2.07861406739293E-093">
                <text:p>2.07861406739293E-093</text:p>
              </table:table-cell>
              <table:table-cell office:value-type="float" office:value="1.07348319512649E-184">
                <text:p>1.07348319512649E-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00000000322218607926794">
                <text:p>0.000000000000322218607926794</text:p>
              </table:table-cell>
              <table:table-cell office:value-type="float" office:value="9.54783055023145E-025">
                <text:p>9.54783055023145E-025</text:p>
              </table:table-cell>
              <table:table-cell office:value-type="float" office:value="1.17134629864757E-047">
                <text:p>1.17134629864757E-047</text:p>
              </table:table-cell>
              <table:table-cell office:value-type="float" office:value="2.46678615862221E-093">
                <text:p>2.46678615862221E-093</text:p>
              </table:table-cell>
              <table:table-cell office:value-type="float" office:value="1.51168450658446E-184">
                <text:p>1.51168450658446E-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00000000329513960469829">
                <text:p>0.000000000000329513960469829</text:p>
              </table:table-cell>
              <table:table-cell office:value-type="float" office:value="9.98357708393821E-025">
                <text:p>9.98357708393821E-025</text:p>
              </table:table-cell>
              <table:table-cell office:value-type="float" office:value="1.28050315530513E-047">
                <text:p>1.28050315530513E-047</text:p>
              </table:table-cell>
              <table:table-cell office:value-type="float" office:value="2.94751795396233E-093">
                <text:p>2.94751795396233E-093</text:p>
              </table:table-cell>
              <table:table-cell office:value-type="float" office:value="2.15804031537531E-184">
                <text:p>2.15804031537531E-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000000000336922873468549">
                <text:p>0.000000000000336922873468549</text:p>
              </table:table-cell>
              <table:table-cell office:value-type="float" office:value="1.04360201794929E-024">
                <text:p>1.04360201794929E-024</text:p>
              </table:table-cell>
              <table:table-cell office:value-type="float" office:value="1.39897793341162E-047">
                <text:p>1.39897793341162E-047</text:p>
              </table:table-cell>
              <table:table-cell office:value-type="float" office:value="3.51764051519039E-093">
                <text:p>3.51764051519039E-093</text:p>
              </table:table-cell>
              <table:table-cell office:value-type="float" office:value="3.07325273616563E-184">
                <text:p>3.07325273616563E-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0345457200645823">
                <text:p>0.000000000000345457200645823</text:p>
              </table:table-cell>
              <table:table-cell office:value-type="float" office:value="1.09695694273347E-024">
                <text:p>1.09695694273347E-024</text:p>
              </table:table-cell>
              <table:table-cell office:value-type="float" office:value="1.54541249326591E-047">
                <text:p>1.54541249326591E-047</text:p>
              </table:table-cell>
              <table:table-cell office:value-type="float" office:value="4.29185272715424E-093">
                <text:p>4.29185272715424E-093</text:p>
              </table:table-cell>
              <table:table-cell office:value-type="float" office:value="4.57432618868598E-184">
                <text:p>4.57432618868598E-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000000000354674362776654">
                <text:p>0.000000000000354674362776654</text:p>
              </table:table-cell>
              <table:table-cell office:value-type="float" office:value="1.15606934562459E-024">
                <text:p>1.15606934562459E-024</text:p>
              </table:table-cell>
              <table:table-cell office:value-type="float" office:value="1.71614143864484E-047">
                <text:p>1.71614143864484E-047</text:p>
              </table:table-cell>
              <table:table-cell office:value-type="float" office:value="5.2915676068328E-093">
                <text:p>5.2915676068328E-093</text:p>
              </table:table-cell>
              <table:table-cell office:value-type="float" office:value="6.95256528250611E-184">
                <text:p>6.95256528250611E-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0364528509395199">
                <text:p>0.000000000000364528509395199</text:p>
              </table:table-cell>
              <table:table-cell office:value-type="float" office:value="1.22097620423754E-024">
                <text:p>1.22097620423754E-024</text:p>
              </table:table-cell>
              <table:table-cell office:value-type="float" office:value="1.91388712342179E-047">
                <text:p>1.91388712342179E-047</text:p>
              </table:table-cell>
              <table:table-cell office:value-type="float" office:value="6.58005774777788E-093">
                <text:p>6.58005774777788E-093</text:p>
              </table:table-cell>
              <table:table-cell office:value-type="float" office:value="1.07490950486084E-183">
                <text:p>1.07490950486084E-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000000000375255297720876">
                <text:p>0.000000000000375255297720876</text:p>
              </table:table-cell>
              <table:table-cell office:value-type="float" office:value="1.29363853949038E-024">
                <text:p>1.29363853949038E-024</text:p>
              </table:table-cell>
              <table:table-cell office:value-type="float" office:value="2.1480252164209E-047">
                <text:p>2.1480252164209E-047</text:p>
              </table:table-cell>
              <table:table-cell office:value-type="float" office:value="8.28685474171326E-093">
                <text:p>8.28685474171326E-093</text:p>
              </table:table-cell>
              <table:table-cell office:value-type="float" office:value="1.70460649671456E-183">
                <text:p>1.70460649671456E-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0386604653409654">
                <text:p>0.000000000000386604653409654</text:p>
              </table:table-cell>
              <table:table-cell office:value-type="float" office:value="1.37279585126023E-024">
                <text:p>1.37279585126023E-024</text:p>
              </table:table-cell>
              <table:table-cell office:value-type="float" office:value="2.41843451576001E-047">
                <text:p>2.41843451576001E-047</text:p>
              </table:table-cell>
              <table:table-cell office:value-type="float" office:value="1.05024575224637E-092">
                <text:p>1.05024575224637E-092</text:p>
              </table:table-cell>
              <table:table-cell office:value-type="float" office:value="2.73751574866628E-183">
                <text:p>2.73751574866628E-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000000000398588303288352">
                <text:p>0.000000000000398588303288352</text:p>
              </table:table-cell>
              <table:table-cell office:value-type="float" office:value="1.45891868343777E-024">
                <text:p>1.45891868343777E-024</text:p>
              </table:table-cell>
              <table:table-cell office:value-type="float" office:value="2.73080737800387E-047">
                <text:p>2.73080737800387E-047</text:p>
              </table:table-cell>
              <table:table-cell office:value-type="float" office:value="1.3387926916704E-092">
                <text:p>1.3387926916704E-092</text:p>
              </table:table-cell>
              <table:table-cell office:value-type="float" office:value="4.44763846621228E-183">
                <text:p>4.44763846621228E-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0411289875982083">
                <text:p>0.000000000000411289875982083</text:p>
              </table:table-cell>
              <table:table-cell office:value-type="float" office:value="1.55305026730166E-024">
                <text:p>1.55305026730166E-024</text:p>
              </table:table-cell>
              <table:table-cell office:value-type="float" office:value="3.09388086185015E-047">
                <text:p>3.09388086185015E-047</text:p>
              </table:table-cell>
              <table:table-cell office:value-type="float" office:value="1.71808446766376E-092">
                <text:p>1.71808446766376E-092</text:p>
              </table:table-cell>
              <table:table-cell office:value-type="float" office:value="7.32348207707681E-183">
                <text:p>7.32348207707681E-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000000000424925246382155">
                <text:p>0.000000000000424925246382155</text:p>
              </table:table-cell>
              <table:table-cell office:value-type="float" office:value="1.65736483954978E-024">
                <text:p>1.65736483954978E-024</text:p>
              </table:table-cell>
              <table:table-cell office:value-type="float" office:value="3.52264100066322E-047">
                <text:p>3.52264100066322E-047</text:p>
              </table:table-cell>
              <table:table-cell office:value-type="float" office:value="2.22677468589185E-092">
                <text:p>2.22677468589185E-092</text:p>
              </table:table-cell>
              <table:table-cell office:value-type="float" office:value="1.22999588458184E-182">
                <text:p>1.22999588458184E-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0439748224932896">
                <text:p>0.000000000000439748224932896</text:p>
              </table:table-cell>
              <table:table-cell office:value-type="float" office:value="1.77459651146759E-024">
                <text:p>1.77459651146759E-024</text:p>
              </table:table-cell>
              <table:table-cell office:value-type="float" office:value="4.03762068203864E-047">
                <text:p>4.03762068203864E-047</text:p>
              </table:table-cell>
              <table:table-cell office:value-type="float" office:value="2.92474052716414E-092">
                <text:p>2.92474052716414E-092</text:p>
              </table:table-cell>
              <table:table-cell office:value-type="float" office:value="2.12150470647668E-182">
                <text:p>2.12150470647668E-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0000000000455104234144166">
                <text:p>0.000000000000455104234144166</text:p>
              </table:table-cell>
              <table:table-cell office:value-type="float" office:value="1.90025192702298E-024">
                <text:p>1.90025192702298E-024</text:p>
              </table:table-cell>
              <table:table-cell office:value-type="float" office:value="4.62852296800875E-047">
                <text:p>4.62852296800875E-047</text:p>
              </table:table-cell>
              <table:table-cell office:value-type="float" office:value="3.84253279039451E-092">
                <text:p>3.84253279039451E-092</text:p>
              </table:table-cell>
              <table:table-cell office:value-type="float" office:value="3.66118932373347E-182">
                <text:p>3.66118932373347E-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047244828897613">
                <text:p>0.00000000000047244828897613</text:p>
              </table:table-cell>
              <table:table-cell office:value-type="float" office:value="2.04732389962756E-024">
                <text:p>2.04732389962756E-024</text:p>
              </table:table-cell>
              <table:table-cell office:value-type="float" office:value="5.37127102676775E-047">
                <text:p>5.37127102676775E-047</text:p>
              </table:table-cell>
              <table:table-cell office:value-type="float" office:value="5.17337119116789E-092">
                <text:p>5.17337119116789E-092</text:p>
              </table:table-cell>
              <table:table-cell office:value-type="float" office:value="6.63505131030955E-182">
                <text:p>6.63505131030955E-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000000000049132811706934">
                <text:p>0.00000000000049132811706934</text:p>
              </table:table-cell>
              <table:table-cell office:value-type="float" office:value="2.21362547108487E-024">
                <text:p>2.21362547108487E-024</text:p>
              </table:table-cell>
              <table:table-cell office:value-type="float" office:value="6.2775510099155E-047">
                <text:p>6.2775510099155E-047</text:p>
              </table:table-cell>
              <table:table-cell office:value-type="float" office:value="7.06449324849739E-092">
                <text:p>7.06449324849739E-092</text:p>
              </table:table-cell>
              <table:table-cell office:value-type="float" office:value="1.23698438711268E-181">
                <text:p>1.23698438711268E-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000000000051254522697556">
                <text:p>0.00000000000051254522697556</text:p>
              </table:table-cell>
              <table:table-cell office:value-type="float" office:value="2.40823324899945E-024">
                <text:p>2.40823324899945E-024</text:p>
              </table:table-cell>
              <table:table-cell office:value-type="float" office:value="7.42757425458307E-047">
                <text:p>7.42757425458307E-047</text:p>
              </table:table-cell>
              <table:table-cell office:value-type="float" office:value="9.88702540656626E-092">
                <text:p>9.88702540656626E-092</text:p>
              </table:table-cell>
              <table:table-cell office:value-type="float" office:value="2.42231525965936E-181">
                <text:p>2.42231525965936E-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0000000000536289271039396">
                <text:p>0.000000000000536289271039396</text:p>
              </table:table-cell>
              <table:table-cell office:value-type="float" office:value="2.63570117994554E-024">
                <text:p>2.63570117994554E-024</text:p>
              </table:table-cell>
              <table:table-cell office:value-type="float" office:value="8.89406570303384E-047">
                <text:p>8.89406570303384E-047</text:p>
              </table:table-cell>
              <table:table-cell office:value-type="float" office:value="1.41720848733105E-091">
                <text:p>1.41720848733105E-091</text:p>
              </table:table-cell>
              <table:table-cell office:value-type="float" office:value="4.97572211330754E-181">
                <text:p>4.97572211330754E-1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0000000000562582019875288">
                <text:p>0.000000000000562582019875288</text:p>
              </table:table-cell>
              <table:table-cell office:value-type="float" office:value="2.89951392163112E-024">
                <text:p>2.89951392163112E-024</text:p>
              </table:table-cell>
              <table:table-cell office:value-type="float" office:value="1.07598895409136E-046">
                <text:p>1.07598895409136E-046</text:p>
              </table:table-cell>
              <table:table-cell office:value-type="float" office:value="2.07348864674035E-091">
                <text:p>2.07348864674035E-091</text:p>
              </table:table-cell>
              <table:table-cell office:value-type="float" office:value="1.064815110715E-180">
                <text:p>1.064815110715E-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0000000000591537037259022">
                <text:p>0.000000000000591537037259022</text:p>
              </table:table-cell>
              <table:table-cell office:value-type="float" office:value="3.20453739577105E-024">
                <text:p>3.20453739577105E-024</text:p>
              </table:table-cell>
              <table:table-cell office:value-type="float" office:value="1.31380118986495E-046">
                <text:p>1.31380118986495E-046</text:p>
              </table:table-cell>
              <table:table-cell office:value-type="float" office:value="3.09022805891924E-091">
                <text:p>3.09022805891924E-091</text:p>
              </table:table-cell>
              <table:table-cell office:value-type="float" office:value="2.36443682492529E-180">
                <text:p>2.36443682492529E-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0624123399171997">
                <text:p>0.000000000000624123399171997</text:p>
              </table:table-cell>
              <table:table-cell office:value-type="float" office:value="3.56598303922187E-024">
                <text:p>3.56598303922187E-024</text:p>
              </table:table-cell>
              <table:table-cell office:value-type="float" office:value="1.62625067375833E-046">
                <text:p>1.62625067375833E-046</text:p>
              </table:table-cell>
              <table:table-cell office:value-type="float" office:value="4.73303838248125E-091">
                <text:p>4.73303838248125E-091</text:p>
              </table:table-cell>
              <table:table-cell office:value-type="float" office:value="5.54489188901677E-180">
                <text:p>5.54489188901677E-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0000000000660409247963897">
                <text:p>0.000000000000660409247963897</text:p>
              </table:table-cell>
              <table:table-cell office:value-type="float" office:value="3.99109468292646E-024">
                <text:p>3.99109468292646E-024</text:p>
              </table:table-cell>
              <table:table-cell office:value-type="float" office:value="2.03625909279938E-046">
                <text:p>2.03625909279938E-046</text:p>
              </table:table-cell>
              <table:table-cell office:value-type="float" office:value="7.41745873592945E-091">
                <text:p>7.41745873592945E-091</text:p>
              </table:table-cell>
              <table:table-cell office:value-type="float" office:value="1.36138674790639E-179">
                <text:p>1.36138674790639E-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0000000000700781557894186">
                <text:p>0.000000000000700781557894186</text:p>
              </table:table-cell>
              <table:table-cell office:value-type="float" office:value="4.49209598018289E-024">
                <text:p>4.49209598018289E-024</text:p>
              </table:table-cell>
              <table:table-cell office:value-type="float" office:value="2.57844105054766E-046">
                <text:p>2.57844105054766E-046</text:p>
              </table:table-cell>
              <table:table-cell office:value-type="float" office:value="1.18882465598496E-090">
                <text:p>1.18882465598496E-090</text:p>
              </table:table-cell>
              <table:table-cell office:value-type="float" office:value="3.49588291319256E-179">
                <text:p>3.49588291319256E-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0000000000744234679556763">
                <text:p>0.000000000000744234679556763</text:p>
              </table:table-cell>
              <table:table-cell office:value-type="float" office:value="5.0642843724404E-024">
                <text:p>5.0642843724404E-024</text:p>
              </table:table-cell>
              <table:table-cell office:value-type="float" office:value="3.27568352622174E-046">
                <text:p>3.27568352622174E-046</text:p>
              </table:table-cell>
              <table:table-cell office:value-type="float" office:value="1.91786492771776E-090">
                <text:p>1.91786492771776E-090</text:p>
              </table:table-cell>
              <table:table-cell office:value-type="float" office:value="9.09502971855958E-179">
                <text:p>9.09502971855958E-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0000000000794948305507872">
                <text:p>0.000000000000794948305507872</text:p>
              </table:table-cell>
              <table:table-cell office:value-type="float" office:value="5.77526468001156E-024">
                <text:p>5.77526468001156E-024</text:p>
              </table:table-cell>
              <table:table-cell office:value-type="float" office:value="4.25791172978755E-046">
                <text:p>4.25791172978755E-046</text:p>
              </table:table-cell>
              <table:table-cell office:value-type="float" office:value="3.23891043403516E-090">
                <text:p>3.23891043403516E-090</text:p>
              </table:table-cell>
              <table:table-cell office:value-type="float" office:value="2.59296604995883E-178">
                <text:p>2.59296604995883E-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0000000000851156424188356">
                <text:p>0.000000000000851156424188356</text:p>
              </table:table-cell>
              <table:table-cell office:value-type="float" office:value="6.61759528930434E-024">
                <text:p>6.61759528930434E-024</text:p>
              </table:table-cell>
              <table:table-cell office:value-type="float" office:value="5.58767820642809E-046">
                <text:p>5.58767820642809E-046</text:p>
              </table:table-cell>
              <table:table-cell office:value-type="float" office:value="5.57507966313762E-090">
                <text:p>5.57507966313762E-090</text:p>
              </table:table-cell>
              <table:table-cell office:value-type="float" office:value="7.67934698275031E-178">
                <text:p>7.67934698275031E-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0913443810166935">
                <text:p>0.000000000000913443810166935</text:p>
              </table:table-cell>
              <table:table-cell office:value-type="float" office:value="7.61770396250591E-024">
                <text:p>7.61770396250591E-024</text:p>
              </table:table-cell>
              <table:table-cell office:value-type="float" office:value="7.40028699868395E-046">
                <text:p>7.40028699868395E-046</text:p>
              </table:table-cell>
              <table:table-cell office:value-type="float" office:value="9.77370846489819E-090">
                <text:p>9.77370846489819E-090</text:p>
              </table:table-cell>
              <table:table-cell office:value-type="float" office:value="2.35915567548951E-177">
                <text:p>2.35915567548951E-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0000000000983466218741316">
                <text:p>0.000000000000983466218741316</text:p>
              </table:table-cell>
              <table:table-cell office:value-type="float" office:value="8.82565338139443E-024">
                <text:p>8.82565338139443E-024</text:p>
              </table:table-cell>
              <table:table-cell office:value-type="float" office:value="9.92776689531507E-046">
                <text:p>9.92776689531507E-046</text:p>
              </table:table-cell>
              <table:table-cell office:value-type="float" office:value="1.75803508833542E-089">
                <text:p>1.75803508833542E-089</text:p>
              </table:table-cell>
              <table:table-cell office:value-type="float" office:value="7.62954088310412E-177">
                <text:p>7.62954088310412E-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106205840834539">
                <text:p>0.00000000000106205840834539</text:p>
              </table:table-cell>
              <table:table-cell office:value-type="float" office:value="1.02868270901245E-023">
                <text:p>1.02868270901245E-023</text:p>
              </table:table-cell>
              <table:table-cell office:value-type="float" office:value="1.34792805303345E-045">
                <text:p>1.34792805303345E-045</text:p>
              </table:table-cell>
              <table:table-cell office:value-type="float" office:value="3.23898238049627E-089">
                <text:p>3.23898238049627E-089</text:p>
              </table:table-cell>
              <table:table-cell office:value-type="float" office:value="2.5885476875937E-176">
                <text:p>2.5885476875937E-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0000000000114861900448169">
                <text:p>0.00000000000114861900448169</text:p>
              </table:table-cell>
              <table:table-cell office:value-type="float" office:value="1.20250577201989E-023">
                <text:p>1.20250577201989E-023</text:p>
              </table:table-cell>
              <table:table-cell office:value-type="float" office:value="1.84084708742753E-045">
                <text:p>1.84084708742753E-045</text:p>
              </table:table-cell>
              <table:table-cell office:value-type="float" office:value="6.03746888779582E-089">
                <text:p>6.03746888779582E-089</text:p>
              </table:table-cell>
              <table:table-cell office:value-type="float" office:value="8.98956393882169E-176">
                <text:p>8.98956393882169E-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124507502864614">
                <text:p>0.00000000000124507502864614</text:p>
              </table:table-cell>
              <table:table-cell office:value-type="float" office:value="1.41210789676439E-023">
                <text:p>1.41210789676439E-023</text:p>
              </table:table-cell>
              <table:table-cell office:value-type="float" office:value="2.53693551221176E-045">
                <text:p>2.53693551221176E-045</text:p>
              </table:table-cell>
              <table:table-cell office:value-type="float" office:value="1.1459703020576E-088">
                <text:p>1.1459703020576E-088</text:p>
              </table:table-cell>
              <table:table-cell office:value-type="float" office:value="3.23710710210098E-175">
                <text:p>3.23710710210098E-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0000000000135295308813874">
                <text:p>0.00000000000135295308813874</text:p>
              </table:table-cell>
              <table:table-cell office:value-type="float" office:value="1.66638144174085E-023">
                <text:p>1.66638144174085E-023</text:p>
              </table:table-cell>
              <table:table-cell office:value-type="float" office:value="3.53055311125113E-045">
                <text:p>3.53055311125113E-045</text:p>
              </table:table-cell>
              <table:table-cell office:value-type="float" office:value="2.21801773619071E-088">
                <text:p>2.21801773619071E-088</text:p>
              </table:table-cell>
              <table:table-cell office:value-type="float" office:value="1.21202911120152E-174">
                <text:p>1.21202911120152E-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146817591316387">
                <text:p>0.00000000000146817591316387</text:p>
              </table:table-cell>
              <table:table-cell office:value-type="float" office:value="1.96110096886695E-023">
                <text:p>1.96110096886695E-023</text:p>
              </table:table-cell>
              <table:table-cell office:value-type="float" office:value="4.88671301652554E-045">
                <text:p>4.88671301652554E-045</text:p>
              </table:table-cell>
              <table:table-cell office:value-type="float" office:value="4.246594508181E-088">
                <text:p>4.246594508181E-088</text:p>
              </table:table-cell>
              <table:table-cell office:value-type="float" office:value="4.44057068612245E-174">
                <text:p>4.44057068612245E-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0000000000160251053750337">
                <text:p>0.00000000000160251053750337</text:p>
              </table:table-cell>
              <table:table-cell office:value-type="float" office:value="2.33485349146224E-023">
                <text:p>2.33485349146224E-023</text:p>
              </table:table-cell>
              <table:table-cell office:value-type="float" office:value="6.92209439554188E-045">
                <text:p>6.92209439554188E-045</text:p>
              </table:table-cell>
              <table:table-cell office:value-type="float" office:value="8.51506978174574E-088">
                <text:p>8.51506978174574E-088</text:p>
              </table:table-cell>
              <table:table-cell office:value-type="float" office:value="1.78438776824189E-173">
                <text:p>1.78438776824189E-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175241939387565">
                <text:p>0.00000000000175241939387565</text:p>
              </table:table-cell>
              <table:table-cell office:value-type="float" office:value="2.79022934287273E-023">
                <text:p>2.79022934287273E-023</text:p>
              </table:table-cell>
              <table:table-cell office:value-type="float" office:value="9.87849464429587E-045">
                <text:p>9.87849464429587E-045</text:p>
              </table:table-cell>
              <table:table-cell office:value-type="float" office:value="1.73297446990108E-087">
                <text:p>1.73297446990108E-087</text:p>
              </table:table-cell>
              <table:table-cell office:value-type="float" office:value="7.38660467141671E-173">
                <text:p>7.38660467141671E-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0000000000191992440725135">
                <text:p>0.00000000000191992440725135</text:p>
              </table:table-cell>
              <table:table-cell office:value-type="float" office:value="3.34680035468615E-023">
                <text:p>3.34680035468615E-023</text:p>
              </table:table-cell>
              <table:table-cell office:value-type="float" office:value="1.42021687693848E-044">
                <text:p>1.42021687693848E-044</text:p>
              </table:table-cell>
              <table:table-cell office:value-type="float" office:value="3.57938740770814E-087">
                <text:p>3.57938740770814E-087</text:p>
              </table:table-cell>
              <table:table-cell office:value-type="float" office:value="3.14932629175756E-172">
                <text:p>3.14932629175756E-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0000000000210832485508634">
                <text:p>0.00000000000210832485508634</text:p>
              </table:table-cell>
              <table:table-cell office:value-type="float" office:value="4.03296443980587E-023">
                <text:p>4.03296443980587E-023</text:p>
              </table:table-cell>
              <table:table-cell office:value-type="float" office:value="2.060712983798E-044">
                <text:p>2.060712983798E-044</text:p>
              </table:table-cell>
              <table:table-cell office:value-type="float" office:value="7.530306316558E-087">
                <text:p>7.530306316558E-087</text:p>
              </table:table-cell>
              <table:table-cell office:value-type="float" office:value="1.39301457551946E-171">
                <text:p>1.39301457551946E-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0000000000232053386464371">
                <text:p>0.00000000000232053386464371</text:p>
              </table:table-cell>
              <table:table-cell office:value-type="float" office:value="4.88205850171934E-023">
                <text:p>4.88205850171934E-023</text:p>
              </table:table-cell>
              <table:table-cell office:value-type="float" office:value="3.01743417930711E-044">
                <text:p>3.01743417930711E-044</text:p>
              </table:table-cell>
              <table:table-cell office:value-type="float" office:value="1.61332141571273E-086">
                <text:p>1.61332141571273E-086</text:p>
              </table:table-cell>
              <table:table-cell office:value-type="float" office:value="6.38987870049512E-171">
                <text:p>6.38987870049512E-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255839273935596">
                <text:p>0.00000000000255839273935596</text:p>
              </table:table-cell>
              <table:table-cell office:value-type="float" office:value="5.92968021744893E-023">
                <text:p>5.92968021744893E-023</text:p>
              </table:table-cell>
              <table:table-cell office:value-type="float" office:value="4.44783787543373E-044">
                <text:p>4.44783787543373E-044</text:p>
              </table:table-cell>
              <table:table-cell office:value-type="float" office:value="3.50269393174226E-086">
                <text:p>3.50269393174226E-086</text:p>
              </table:table-cell>
              <table:table-cell office:value-type="float" office:value="3.01000672948417E-170">
                <text:p>3.01000672948417E-1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0000000000282959974073511">
                <text:p>0.00000000000282959974073511</text:p>
              </table:table-cell>
              <table:table-cell office:value-type="float" office:value="7.24774915744634E-023">
                <text:p>7.24774915744634E-023</text:p>
              </table:table-cell>
              <table:table-cell office:value-type="float" office:value="6.63946632867915E-044">
                <text:p>6.63946632867915E-044</text:p>
              </table:table-cell>
              <table:table-cell office:value-type="float" office:value="7.79857942266297E-086">
                <text:p>7.79857942266297E-086</text:p>
              </table:table-cell>
              <table:table-cell office:value-type="float" office:value="1.49105463144555E-169">
                <text:p>1.49105463144555E-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0000000000313736613677496">
                <text:p>0.00000000000313736613677496</text:p>
              </table:table-cell>
              <table:table-cell office:value-type="float" office:value="8.90283993388204E-023">
                <text:p>8.90283993388204E-023</text:p>
              </table:table-cell>
              <table:table-cell office:value-type="float" office:value="1.00095043219684E-043">
                <text:p>1.00095043219684E-043</text:p>
              </table:table-cell>
              <table:table-cell office:value-type="float" office:value="1.77095364581849E-085">
                <text:p>1.77095364581849E-085</text:p>
              </table:table-cell>
              <table:table-cell office:value-type="float" office:value="7.68360996279208E-169">
                <text:p>7.68360996279208E-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0000000000348690446849279">
                <text:p>0.00000000000348690446849279</text:p>
              </table:table-cell>
              <table:table-cell office:value-type="float" office:value="1.09878340607409E-022">
                <text:p>1.09878340607409E-022</text:p>
              </table:table-cell>
              <table:table-cell office:value-type="float" office:value="1.5233385131445E-043">
                <text:p>1.5233385131445E-043</text:p>
              </table:table-cell>
              <table:table-cell office:value-type="float" office:value="4.09822575410531E-085">
                <text:p>4.09822575410531E-085</text:p>
              </table:table-cell>
              <table:table-cell office:value-type="float" office:value="4.11168629083098E-168">
                <text:p>4.11168629083098E-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000000000388478841513323">
                <text:p>0.00000000000388478841513323</text:p>
              </table:table-cell>
              <table:table-cell office:value-type="float" office:value="1.36266478374776E-022">
                <text:p>1.36266478374776E-022</text:p>
              </table:table-cell>
              <table:table-cell office:value-type="float" office:value="2.34074958083214E-043">
                <text:p>2.34074958083214E-043</text:p>
              </table:table-cell>
              <table:table-cell office:value-type="float" office:value="9.66766574223551E-085">
                <text:p>9.66766574223551E-085</text:p>
              </table:table-cell>
              <table:table-cell office:value-type="float" office:value="2.28632151684018E-167">
                <text:p>2.28632151684018E-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0000000000431971588668545">
                <text:p>0.00000000000431971588668545</text:p>
              </table:table-cell>
              <table:table-cell office:value-type="float" office:value="1.68341259471116E-022">
                <text:p>1.68341259471116E-022</text:p>
              </table:table-cell>
              <table:table-cell office:value-type="float" office:value="3.56916307551344E-043">
                <text:p>3.56916307551344E-043</text:p>
              </table:table-cell>
              <table:table-cell office:value-type="float" office:value="2.24572531712287E-084">
                <text:p>2.24572531712287E-084</text:p>
              </table:table-cell>
              <table:table-cell office:value-type="float" office:value="1.23275007594095E-166">
                <text:p>1.23275007594095E-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484124145171666">
                <text:p>0.00000000000484124145171666</text:p>
              </table:table-cell>
              <table:table-cell office:value-type="float" office:value="2.11245979808103E-022">
                <text:p>2.11245979808103E-022</text:p>
              </table:table-cell>
              <table:table-cell office:value-type="float" office:value="5.61484461828887E-043">
                <text:p>5.61484461828887E-043</text:p>
              </table:table-cell>
              <table:table-cell office:value-type="float" office:value="5.55237433427233E-084">
                <text:p>5.55237433427233E-084</text:p>
              </table:table-cell>
              <table:table-cell office:value-type="float" office:value="7.52935605167807E-166">
                <text:p>7.52935605167807E-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0000000000543711651688329">
                <text:p>0.00000000000543711651688329</text:p>
              </table:table-cell>
              <table:table-cell office:value-type="float" office:value="2.66192489465699E-022">
                <text:p>2.66192489465699E-022</text:p>
              </table:table-cell>
              <table:table-cell office:value-type="float" office:value="8.90668753481632E-043">
                <text:p>8.90668753481632E-043</text:p>
              </table:table-cell>
              <table:table-cell office:value-type="float" office:value="1.39573520060567E-083">
                <text:p>1.39573520060567E-083</text:p>
              </table:table-cell>
              <table:table-cell office:value-type="float" office:value="4.75371940311937E-165">
                <text:p>4.75371940311937E-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612174757454807">
                <text:p>0.00000000000612174757454807</text:p>
              </table:table-cell>
              <table:table-cell office:value-type="float" office:value="3.37116452106783E-022">
                <text:p>3.37116452106783E-022</text:p>
              </table:table-cell>
              <table:table-cell office:value-type="float" office:value="1.42703483130969E-042">
                <text:p>1.42703483130969E-042</text:p>
              </table:table-cell>
              <table:table-cell office:value-type="float" office:value="3.57925969869836E-083">
                <text:p>3.57925969869836E-083</text:p>
              </table:table-cell>
              <table:table-cell office:value-type="float" office:value="3.12340160341623E-164">
                <text:p>3.12340160341623E-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0000000000691297466203458">
                <text:p>0.00000000000691297466203458</text:p>
              </table:table-cell>
              <table:table-cell office:value-type="float" office:value="4.29452085981306E-022">
                <text:p>4.29452085981306E-022</text:p>
              </table:table-cell>
              <table:table-cell office:value-type="float" office:value="2.31333468031859E-042">
                <text:p>2.31333468031859E-042</text:p>
              </table:table-cell>
              <table:table-cell office:value-type="float" office:value="9.39590422345384E-083">
                <text:p>9.39590422345384E-083</text:p>
              </table:table-cell>
              <table:table-cell office:value-type="float" office:value="2.15039112126678E-163">
                <text:p>2.15039112126678E-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00000000000782646828906315">
                <text:p>0.00000000000782646828906315</text:p>
              </table:table-cell>
              <table:table-cell office:value-type="float" office:value="5.49867915133214E-022">
                <text:p>5.49867915133214E-022</text:p>
              </table:table-cell>
              <table:table-cell office:value-type="float" office:value="3.78831059946254E-042">
                <text:p>3.78831059946254E-042</text:p>
              </table:table-cell>
              <table:table-cell office:value-type="float" office:value="2.51695553075127E-082">
                <text:p>2.51695553075127E-082</text:p>
              </table:table-cell>
              <table:table-cell office:value-type="float" office:value="1.54161591115673E-162">
                <text:p>1.54161591115673E-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00000000000889191558437288">
                <text:p>0.00000000000889191558437288</text:p>
              </table:table-cell>
              <table:table-cell office:value-type="float" office:value="7.08992464650833E-022">
                <text:p>7.08992464650833E-022</text:p>
              </table:table-cell>
              <table:table-cell office:value-type="float" office:value="6.29090547167898E-042">
                <text:p>6.29090547167898E-042</text:p>
              </table:table-cell>
              <table:table-cell office:value-type="float" office:value="6.9328938348557E-082">
                <text:p>6.9328938348557E-082</text:p>
              </table:table-cell>
              <table:table-cell office:value-type="float" office:value="1.16847966044252E-161">
                <text:p>1.16847966044252E-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0000000000101322155227598">
                <text:p>0.0000000000101322155227598</text:p>
              </table:table-cell>
              <table:table-cell office:value-type="float" office:value="9.19534565238156E-022">
                <text:p>9.19534565238156E-022</text:p>
              </table:table-cell>
              <table:table-cell office:value-type="float" office:value="1.0569398504695E-041">
                <text:p>1.0569398504695E-041</text:p>
              </table:table-cell>
              <table:table-cell office:value-type="float" office:value="1.95467899304258E-081">
                <text:p>1.95467899304258E-081</text:p>
              </table:table-cell>
              <table:table-cell office:value-type="float" office:value="9.27883600954776E-161">
                <text:p>9.27883600954776E-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0000000000115640385397234">
                <text:p>0.0000000000115640385397234</text:p>
              </table:table-cell>
              <table:table-cell office:value-type="float" office:value="1.19639684053476E-021">
                <text:p>1.19639684053476E-021</text:p>
              </table:table-cell>
              <table:table-cell office:value-type="float" office:value="1.78705086100253E-041">
                <text:p>1.78705086100253E-041</text:p>
              </table:table-cell>
              <table:table-cell office:value-type="float" office:value="5.58114274727765E-081">
                <text:p>5.58114274727765E-081</text:p>
              </table:table-cell>
              <table:table-cell office:value-type="float" office:value="7.55661406461078E-160">
                <text:p>7.55661406461078E-1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0000000000131481297769713">
                <text:p>0.0000000000131481297769713</text:p>
              </table:table-cell>
              <table:table-cell office:value-type="float" office:value="1.54486503121895E-021">
                <text:p>1.54486503121895E-021</text:p>
              </table:table-cell>
              <table:table-cell office:value-type="float" office:value="2.97611317114714E-041">
                <text:p>2.97611317114714E-041</text:p>
              </table:table-cell>
              <table:table-cell office:value-type="float" office:value="1.54607970431145E-080">
                <text:p>1.54607970431145E-080</text:p>
              </table:table-cell>
              <table:table-cell office:value-type="float" office:value="5.79281772828339E-159">
                <text:p>5.79281772828339E-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000000000015077832422841">
                <text:p>0.000000000015077832422841</text:p>
              </table:table-cell>
              <table:table-cell office:value-type="float" office:value="2.02912229186211E-021">
                <text:p>2.02912229186211E-021</text:p>
              </table:table-cell>
              <table:table-cell office:value-type="float" office:value="5.12774225805564E-041">
                <text:p>5.12774225805564E-041</text:p>
              </table:table-cell>
              <table:table-cell office:value-type="float" office:value="4.5838269782847E-080">
                <text:p>4.5838269782847E-080</text:p>
              </table:table-cell>
              <table:table-cell office:value-type="float" office:value="5.0861621306636E-158">
                <text:p>5.0861621306636E-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0000000000173687964764399">
                <text:p>0.0000000000173687964764399</text:p>
              </table:table-cell>
              <table:table-cell office:value-type="float" office:value="2.68914411254015E-021">
                <text:p>2.68914411254015E-021</text:p>
              </table:table-cell>
              <table:table-cell office:value-type="float" office:value="8.99402884963258E-041">
                <text:p>8.99402884963258E-041</text:p>
              </table:table-cell>
              <table:table-cell office:value-type="float" office:value="1.4083217543778E-079">
                <text:p>1.4083217543778E-079</text:p>
              </table:table-cell>
              <table:table-cell office:value-type="float" office:value="4.79536006282815E-157">
                <text:p>4.79536006282815E-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0000000000200455412503155">
                <text:p>0.0000000000200455412503155</text:p>
              </table:table-cell>
              <table:table-cell office:value-type="float" office:value="3.57717785758658E-021">
                <text:p>3.57717785758658E-021</text:p>
              </table:table-cell>
              <table:table-cell office:value-type="float" office:value="1.58931090995915E-040">
                <text:p>1.58931090995915E-040</text:p>
              </table:table-cell>
              <table:table-cell office:value-type="float" office:value="4.39150555325035E-079">
                <text:p>4.39150555325035E-079</text:p>
              </table:table-cell>
              <table:table-cell office:value-type="float" office:value="4.65707152632854E-156">
                <text:p>4.65707152632854E-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000000000023172582770766">
                <text:p>0.000000000023172582770766</text:p>
              </table:table-cell>
              <table:table-cell office:value-type="float" office:value="4.7738745089046E-021">
                <text:p>4.7738745089046E-021</text:p>
              </table:table-cell>
              <table:table-cell office:value-type="float" office:value="2.82655506168705E-040">
                <text:p>2.82655506168705E-040</text:p>
              </table:table-cell>
              <table:table-cell office:value-type="float" office:value="1.38707050061705E-078">
                <text:p>1.38707050061705E-078</text:p>
              </table:table-cell>
              <table:table-cell office:value-type="float" office:value="4.64020522565423E-155">
                <text:p>4.64020522565423E-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0000000000268568752322029">
                <text:p>0.0000000000268568752322029</text:p>
              </table:table-cell>
              <table:table-cell office:value-type="float" office:value="6.40372732759224E-021">
                <text:p>6.40372732759224E-021</text:p>
              </table:table-cell>
              <table:table-cell office:value-type="float" office:value="5.07867297047751E-040">
                <text:p>5.07867297047751E-040</text:p>
              </table:table-cell>
              <table:table-cell office:value-type="float" office:value="4.4714985364708E-078">
                <text:p>4.4714985364708E-078</text:p>
              </table:table-cell>
              <table:table-cell office:value-type="float" office:value="4.81594787978247E-154">
                <text:p>4.81594787978247E-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000000000311614824016695">
                <text:p>0.0000000000311614824016695</text:p>
              </table:table-cell>
              <table:table-cell office:value-type="float" office:value="8.60886813243422E-021">
                <text:p>8.60886813243422E-021</text:p>
              </table:table-cell>
              <table:table-cell office:value-type="float" office:value="9.16501752858888E-040">
                <text:p>9.16501752858888E-040</text:p>
              </table:table-cell>
              <table:table-cell office:value-type="float" office:value="1.4540358930201E-077">
                <text:p>1.4540358930201E-077</text:p>
              </table:table-cell>
              <table:table-cell office:value-type="float" office:value="5.08566670338853E-153">
                <text:p>5.08566670338853E-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000000000361741102814661">
                <text:p>0.0000000000361741102814661</text:p>
              </table:table-cell>
              <table:table-cell office:value-type="float" office:value="1.15846795376278E-020">
                <text:p>1.15846795376278E-020</text:p>
              </table:table-cell>
              <table:table-cell office:value-type="float" office:value="1.65712658067803E-039">
                <text:p>1.65712658067803E-039</text:p>
              </table:table-cell>
              <table:table-cell office:value-type="float" office:value="4.74640948743146E-077">
                <text:p>4.74640948743146E-077</text:p>
              </table:table-cell>
              <table:table-cell office:value-type="float" office:value="5.41176327712033E-152">
                <text:p>5.41176327712033E-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000000000420392119658159">
                <text:p>0.0000000000420392119658159</text:p>
              </table:table-cell>
              <table:table-cell office:value-type="float" office:value="1.56229740028081E-020">
                <text:p>1.56229740028081E-020</text:p>
              </table:table-cell>
              <table:table-cell office:value-type="float" office:value="3.00918163555028E-039">
                <text:p>3.00918163555028E-039</text:p>
              </table:table-cell>
              <table:table-cell office:value-type="float" office:value="1.56272440138456E-076">
                <text:p>1.56272440138456E-076</text:p>
              </table:table-cell>
              <table:table-cell office:value-type="float" office:value="5.85827784845328E-151">
                <text:p>5.85827784845328E-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000000000492433720323503">
                <text:p>0.0000000000492433720323503</text:p>
              </table:table-cell>
              <table:table-cell office:value-type="float" office:value="2.14029990126189E-020">
                <text:p>2.14029990126189E-020</text:p>
              </table:table-cell>
              <table:table-cell office:value-type="float" office:value="5.63844652696387E-039">
                <text:p>5.63844652696387E-039</text:p>
              </table:table-cell>
              <table:table-cell office:value-type="float" office:value="5.47761440729183E-076">
                <text:p>5.47761440729183E-076</text:p>
              </table:table-cell>
              <table:table-cell office:value-type="float" office:value="7.18691641343452E-150">
                <text:p>7.18691641343452E-1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0000000005790569005274">
                <text:p>0.00000000005790569005274</text:p>
              </table:table-cell>
              <table:table-cell office:value-type="float" office:value="2.95474789908424E-020">
                <text:p>2.95474789908424E-020</text:p>
              </table:table-cell>
              <table:table-cell office:value-type="float" office:value="1.07278598743379E-038">
                <text:p>1.07278598743379E-038</text:p>
              </table:table-cell>
              <table:table-cell office:value-type="float" office:value="1.97951089419224E-075">
                <text:p>1.97951089419224E-075</text:p>
              </table:table-cell>
              <table:table-cell office:value-type="float" office:value="9.37136424864919E-149">
                <text:p>9.37136424864919E-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00000000067900384745865">
                <text:p>0.000000000067900384745865</text:p>
              </table:table-cell>
              <table:table-cell office:value-type="float" office:value="4.05624691860343E-020">
                <text:p>4.05624691860343E-020</text:p>
              </table:table-cell>
              <table:table-cell office:value-type="float" office:value="2.01830142701351E-038">
                <text:p>2.01830142701351E-038</text:p>
              </table:table-cell>
              <table:table-cell office:value-type="float" office:value="6.99464062685138E-075">
                <text:p>6.99464062685138E-075</text:p>
              </table:table-cell>
              <table:table-cell office:value-type="float" office:value="1.1682760195878E-147">
                <text:p>1.1682760195878E-1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000000000806341723871443">
                <text:p>0.0000000000806341723871443</text:p>
              </table:table-cell>
              <table:table-cell office:value-type="float" office:value="5.71023982618131E-020">
                <text:p>5.71023982618131E-020</text:p>
              </table:table-cell>
              <table:table-cell office:value-type="float" office:value="3.99246849262042E-038">
                <text:p>3.99246849262042E-038</text:p>
              </table:table-cell>
              <table:table-cell office:value-type="float" office:value="2.73191727011094E-074">
                <text:p>2.73191727011094E-074</text:p>
              </table:table-cell>
              <table:table-cell office:value-type="float" office:value="1.77914416154426E-146">
                <text:p>1.77914416154426E-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000000000961196128862815">
                <text:p>0.0000000000961196128862815</text:p>
              </table:table-cell>
              <table:table-cell office:value-type="float" office:value="8.09931396848748E-020">
                <text:p>8.09931396848748E-020</text:p>
              </table:table-cell>
              <table:table-cell office:value-type="float" office:value="8.01668763177932E-038">
                <text:p>8.01668763177932E-038</text:p>
              </table:table-cell>
              <table:table-cell office:value-type="float" office:value="1.0993477218012E-073">
                <text:p>1.0993477218012E-073</text:p>
              </table:table-cell>
              <table:table-cell office:value-type="float" office:value="2.87592343175402E-145">
                <text:p>2.87592343175402E-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00000000114881123058007">
                <text:p>0.000000000114881123058007</text:p>
              </table:table-cell>
              <table:table-cell office:value-type="float" office:value="1.15479795186926E-019">
                <text:p>1.15479795186926E-019</text:p>
              </table:table-cell>
              <table:table-cell office:value-type="float" office:value="1.62648824208515E-037">
                <text:p>1.62648824208515E-037</text:p>
              </table:table-cell>
              <table:table-cell office:value-type="float" office:value="4.51628681720957E-073">
                <text:p>4.51628681720957E-073</text:p>
              </table:table-cell>
              <table:table-cell office:value-type="float" office:value="4.84479125101616E-144">
                <text:p>4.84479125101616E-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00000000137714897741529">
                <text:p>0.000000000137714897741529</text:p>
              </table:table-cell>
              <table:table-cell office:value-type="float" office:value="1.65626131548051E-019">
                <text:p>1.65626131548051E-019</text:p>
              </table:table-cell>
              <table:table-cell office:value-type="float" office:value="3.33894495136196E-037">
                <text:p>3.33894495136196E-037</text:p>
              </table:table-cell>
              <table:table-cell office:value-type="float" office:value="1.89934575978853E-072">
                <text:p>1.89934575978853E-072</text:p>
              </table:table-cell>
              <table:table-cell office:value-type="float" office:value="8.55256289568193E-143">
                <text:p>8.55256289568193E-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00000000165419104165999">
                <text:p>0.000000000165419104165999</text:p>
              </table:table-cell>
              <table:table-cell office:value-type="float" office:value="2.38492326667197E-019">
                <text:p>2.38492326667197E-019</text:p>
              </table:table-cell>
              <table:table-cell office:value-type="float" office:value="6.90858572129892E-037">
                <text:p>6.90858572129892E-037</text:p>
              </table:table-cell>
              <table:table-cell office:value-type="float" office:value="8.11418616796663E-072">
                <text:p>8.11418616796663E-072</text:p>
              </table:table-cell>
              <table:table-cell office:value-type="float" office:value="1.55786242065237E-141">
                <text:p>1.55786242065237E-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000000000199035372459673">
                <text:p>0.000000000199035372459673</text:p>
              </table:table-cell>
              <table:table-cell office:value-type="float" office:value="3.4457057306075E-019">
                <text:p>3.4457057306075E-019</text:p>
              </table:table-cell>
              <table:table-cell office:value-type="float" office:value="1.43900566132294E-036">
                <text:p>1.43900566132294E-036</text:p>
              </table:table-cell>
              <table:table-cell office:value-type="float" office:value="3.51276339860623E-071">
                <text:p>3.51276339860623E-071</text:p>
              </table:table-cell>
              <table:table-cell office:value-type="float" office:value="2.9138243691459E-140">
                <text:p>2.9138243691459E-1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000000000239732008678073">
                <text:p>0.000000000239732008678073</text:p>
              </table:table-cell>
              <table:table-cell office:value-type="float" office:value="4.98844678137658E-019">
                <text:p>4.98844678137658E-019</text:p>
              </table:table-cell>
              <table:table-cell office:value-type="float" office:value="3.00941632897667E-036">
                <text:p>3.00941632897667E-036</text:p>
              </table:table-cell>
              <table:table-cell office:value-type="float" office:value="1.53293768872237E-070">
                <text:p>1.53293768872237E-070</text:p>
              </table:table-cell>
              <table:table-cell office:value-type="float" office:value="5.53756535031817E-139">
                <text:p>5.53756535031817E-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000000000289753707168718">
                <text:p>0.000000000289753707168718</text:p>
              </table:table-cell>
              <table:table-cell office:value-type="float" office:value="7.27169158556479E-019">
                <text:p>7.27169158556479E-019</text:p>
              </table:table-cell>
              <table:table-cell office:value-type="float" office:value="6.38020096478891E-036">
                <text:p>6.38020096478891E-036</text:p>
              </table:table-cell>
              <table:table-cell office:value-type="float" office:value="6.87432495375804E-070">
                <text:p>6.87432495375804E-070</text:p>
              </table:table-cell>
              <table:table-cell office:value-type="float" office:value="1.11121865593599E-137">
                <text:p>1.11121865593599E-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000000000351143065787853">
                <text:p>0.000000000351143065787853</text:p>
              </table:table-cell>
              <table:table-cell office:value-type="float" office:value="1.06556837743505E-018">
                <text:p>1.06556837743505E-018</text:p>
              </table:table-cell>
              <table:table-cell office:value-type="float" office:value="1.3668080546903E-035">
                <text:p>1.3668080546903E-035</text:p>
              </table:table-cell>
              <table:table-cell office:value-type="float" office:value="3.14735872505023E-069">
                <text:p>3.14735872505023E-069</text:p>
              </table:table-cell>
              <table:table-cell office:value-type="float" office:value="2.32417852440672E-136">
                <text:p>2.32417852440672E-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000000000422635214294456">
                <text:p>0.000000000422635214294456</text:p>
              </table:table-cell>
              <table:table-cell office:value-type="float" office:value="1.54027951974443E-018">
                <text:p>1.54027951974443E-018</text:p>
              </table:table-cell>
              <table:table-cell office:value-type="float" office:value="2.84934769235644E-035">
                <text:p>2.84934769235644E-035</text:p>
              </table:table-cell>
              <table:table-cell office:value-type="float" office:value="1.3646193388013E-068">
                <text:p>1.3646193388013E-068</text:p>
              </table:table-cell>
              <table:table-cell office:value-type="float" office:value="4.35966908550524E-135">
                <text:p>4.35966908550524E-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00000000051377597091675">
                <text:p>0.00000000051377597091675</text:p>
              </table:table-cell>
              <table:table-cell office:value-type="float" office:value="2.27093020506155E-018">
                <text:p>2.27093020506155E-018</text:p>
              </table:table-cell>
              <table:table-cell office:value-type="float" office:value="6.17851682347227E-035">
                <text:p>6.17851682347227E-035</text:p>
              </table:table-cell>
              <table:table-cell office:value-type="float" office:value="6.40037944847964E-068">
                <text:p>6.40037944847964E-068</text:p>
              </table:table-cell>
              <table:table-cell office:value-type="float" office:value="9.56807526947044E-134">
                <text:p>9.56807526947044E-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000000000625512236869909">
                <text:p>0.000000000625512236869909</text:p>
              </table:table-cell>
              <table:table-cell office:value-type="float" office:value="3.35807871558901E-018">
                <text:p>3.35807871558901E-018</text:p>
              </table:table-cell>
              <table:table-cell office:value-type="float" office:value="1.34760265144945E-034">
                <text:p>1.34760265144945E-034</text:p>
              </table:table-cell>
              <table:table-cell office:value-type="float" office:value="3.03703357011634E-067">
                <text:p>3.03703357011634E-067</text:p>
              </table:table-cell>
              <table:table-cell office:value-type="float" office:value="2.14914679610238E-132">
                <text:p>2.14914679610238E-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000000000762727103921605">
                <text:p>0.000000000762727103921605</text:p>
              </table:table-cell>
              <table:table-cell office:value-type="float" office:value="4.98074892341268E-018">
                <text:p>4.98074892341268E-018</text:p>
              </table:table-cell>
              <table:table-cell office:value-type="float" office:value="2.95695642659541E-034">
                <text:p>2.95695642659541E-034</text:p>
              </table:table-cell>
              <table:table-cell office:value-type="float" office:value="1.45839531582378E-066">
                <text:p>1.45839531582378E-066</text:p>
              </table:table-cell>
              <table:table-cell office:value-type="float" office:value="4.94357440647832E-131">
                <text:p>4.94357440647832E-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000000000933472659759343">
                <text:p>0.000000000933472659759343</text:p>
              </table:table-cell>
              <table:table-cell office:value-type="float" office:value="7.44145686751219E-018">
                <text:p>7.44145686751219E-018</text:p>
              </table:table-cell>
              <table:table-cell office:value-type="float" office:value="6.58272676602519E-034">
                <text:p>6.58272676602519E-034</text:p>
              </table:table-cell>
              <table:table-cell office:value-type="float" office:value="7.20798614786117E-066">
                <text:p>7.20798614786117E-066</text:p>
              </table:table-cell>
              <table:table-cell office:value-type="float" office:value="1.20447865249227E-129">
                <text:p>1.20447865249227E-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00000000114710969702699">
                <text:p>0.00000000114710969702699</text:p>
              </table:table-cell>
              <table:table-cell office:value-type="float" office:value="1.12078148775653E-017">
                <text:p>1.12078148775653E-017</text:p>
              </table:table-cell>
              <table:table-cell office:value-type="float" office:value="1.48908969887606E-033">
                <text:p>1.48908969887606E-033</text:p>
              </table:table-cell>
              <table:table-cell office:value-type="float" office:value="3.67802043601257E-065">
                <text:p>3.67802043601257E-065</text:p>
              </table:table-cell>
              <table:table-cell office:value-type="float" office:value="3.12775808129293E-128">
                <text:p>3.12775808129293E-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41618796985982">
                <text:p>0.00000000141618796985982</text:p>
              </table:table-cell>
              <table:table-cell office:value-type="float" office:value="1.70357793878644E-017">
                <text:p>1.70357793878644E-017</text:p>
              </table:table-cell>
              <table:table-cell office:value-type="float" office:value="3.43037548259623E-033">
                <text:p>3.43037548259623E-033</text:p>
              </table:table-cell>
              <table:table-cell office:value-type="float" office:value="1.94613864807015E-064">
                <text:p>1.94613864807015E-064</text:p>
              </table:table-cell>
              <table:table-cell office:value-type="float" office:value="8.73240302048651E-127">
                <text:p>8.73240302048651E-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00175559588158882">
                <text:p>0.00000000175559588158882</text:p>
              </table:table-cell>
              <table:table-cell office:value-type="float" office:value="2.61055256350292E-017">
                <text:p>2.61055256350292E-017</text:p>
              </table:table-cell>
              <table:table-cell office:value-type="float" office:value="8.03104219832415E-033">
                <text:p>8.03104219832415E-033</text:p>
              </table:table-cell>
              <table:table-cell office:value-type="float" office:value="1.06341127073097E-063">
                <text:p>1.06341127073097E-063</text:p>
              </table:table-cell>
              <table:table-cell office:value-type="float" office:value="2.59967157223432E-125">
                <text:p>2.59967157223432E-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00218754532983534">
                <text:p>0.00000000218754532983534</text:p>
              </table:table-cell>
              <table:table-cell office:value-type="float" office:value="4.04116590547591E-017">
                <text:p>4.04116590547591E-017</text:p>
              </table:table-cell>
              <table:table-cell office:value-type="float" office:value="1.91845655096465E-032">
                <text:p>1.91845655096465E-032</text:p>
              </table:table-cell>
              <table:table-cell office:value-type="float" office:value="6.04879142786054E-063">
                <text:p>6.04879142786054E-063</text:p>
              </table:table-cell>
              <table:table-cell office:value-type="float" office:value="8.38538252761928E-124">
                <text:p>8.38538252761928E-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00273810876099817">
                <text:p>0.00000000273810876099817</text:p>
              </table:table-cell>
              <table:table-cell office:value-type="float" office:value="6.31176110138854E-017">
                <text:p>6.31176110138854E-017</text:p>
              </table:table-cell>
              <table:table-cell office:value-type="float" office:value="4.66460529458802E-032">
                <text:p>4.66460529458802E-032</text:p>
              </table:table-cell>
              <table:table-cell office:value-type="float" office:value="3.56404558279652E-062">
                <text:p>3.56404558279652E-062</text:p>
              </table:table-cell>
              <table:table-cell office:value-type="float" office:value="2.90190231024661E-122">
                <text:p>2.90190231024661E-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00034141238433741">
                <text:p>0.0000000034141238433741</text:p>
              </table:table-cell>
              <table:table-cell office:value-type="float" office:value="9.78274910925984E-017">
                <text:p>9.78274910925984E-017</text:p>
              </table:table-cell>
              <table:table-cell office:value-type="float" office:value="1.11688004276605E-031">
                <text:p>1.11688004276605E-031</text:p>
              </table:table-cell>
              <table:table-cell office:value-type="float" office:value="2.03643207037813E-061">
                <text:p>2.03643207037813E-061</text:p>
              </table:table-cell>
              <table:table-cell office:value-type="float" office:value="9.44361922771447E-121">
                <text:p>9.44361922771447E-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000432491931702185">
                <text:p>0.00000000432491931702185</text:p>
              </table:table-cell>
              <table:table-cell office:value-type="float" office:value="1.56453510329373E-016">
                <text:p>1.56453510329373E-016</text:p>
              </table:table-cell>
              <table:table-cell office:value-type="float" office:value="2.84637082650793E-031">
                <text:p>2.84637082650793E-031</text:p>
              </table:table-cell>
              <table:table-cell office:value-type="float" office:value="1.31778545270637E-060">
                <text:p>1.31778545270637E-060</text:p>
              </table:table-cell>
              <table:table-cell office:value-type="float" office:value="3.94052386948461E-119">
                <text:p>3.94052386948461E-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000551848897041394">
                <text:p>0.00000000551848897041394</text:p>
              </table:table-cell>
              <table:table-cell office:value-type="float" office:value="2.5381562236981E-016">
                <text:p>2.5381562236981E-016</text:p>
              </table:table-cell>
              <table:table-cell office:value-type="float" office:value="7.462938641778E-031">
                <text:p>7.462938641778E-031</text:p>
              </table:table-cell>
              <table:table-cell office:value-type="float" office:value="9.02401096858453E-060">
                <text:p>9.02401096858453E-060</text:p>
              </table:table-cell>
              <table:table-cell office:value-type="float" office:value="1.84095247185429E-117">
                <text:p>1.84095247185429E-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000706622698325515">
                <text:p>0.00000000706622698325515</text:p>
              </table:table-cell>
              <table:table-cell office:value-type="float" office:value="4.14614237380456E-016">
                <text:p>4.14614237380456E-016</text:p>
              </table:table-cell>
              <table:table-cell office:value-type="float" office:value="1.98358917460347E-030">
                <text:p>1.98358917460347E-030</text:p>
              </table:table-cell>
              <table:table-cell office:value-type="float" office:value="6.34945836440668E-059">
                <text:p>6.34945836440668E-059</text:p>
              </table:table-cell>
              <table:table-cell office:value-type="float" office:value="9.07881674631807E-116">
                <text:p>9.07881674631807E-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000906443585261314">
                <text:p>0.00000000906443585261314</text:p>
              </table:table-cell>
              <table:table-cell office:value-type="float" office:value="6.7966182130202E-016">
                <text:p>6.7966182130202E-016</text:p>
              </table:table-cell>
              <table:table-cell office:value-type="float" office:value="5.30867800335164E-030">
                <text:p>5.30867800335164E-030</text:p>
              </table:table-cell>
              <table:table-cell office:value-type="float" office:value="4.5290181801976E-058">
                <text:p>4.5290181801976E-058</text:p>
              </table:table-cell>
              <table:table-cell office:value-type="float" office:value="4.60065080726885E-114">
                <text:p>4.60065080726885E-1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00116511278582077">
                <text:p>0.0000000116511278582077</text:p>
              </table:table-cell>
              <table:table-cell office:value-type="float" office:value="1.11850358581875E-015">
                <text:p>1.11850358581875E-015</text:p>
              </table:table-cell>
              <table:table-cell office:value-type="float" office:value="1.43171408101177E-029">
                <text:p>1.43171408101177E-029</text:p>
              </table:table-cell>
              <table:table-cell office:value-type="float" office:value="3.28006843084793E-057">
                <text:p>3.28006843084793E-057</text:p>
              </table:table-cell>
              <table:table-cell office:value-type="float" office:value="2.4030958817258E-112">
                <text:p>2.4030958817258E-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00149961703454945">
                <text:p>0.0000000149961703454945</text:p>
              </table:table-cell>
              <table:table-cell office:value-type="float" office:value="1.84545181686558E-015">
                <text:p>1.84545181686558E-015</text:p>
              </table:table-cell>
              <table:table-cell office:value-type="float" office:value="3.88073517154779E-029">
                <text:p>3.88073517154779E-029</text:p>
              </table:table-cell>
              <table:table-cell office:value-type="float" office:value="2.39927947441999E-056">
                <text:p>2.39927947441999E-056</text:p>
              </table:table-cell>
              <table:table-cell office:value-type="float" office:value="1.28027248140887E-110">
                <text:p>1.28027248140887E-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00193356588006754">
                <text:p>0.0000000193356588006754</text:p>
              </table:table-cell>
              <table:table-cell office:value-type="float" office:value="3.05524421889313E-015">
                <text:p>3.05524421889313E-015</text:p>
              </table:table-cell>
              <table:table-cell office:value-type="float" office:value="1.0589326798925E-028">
                <text:p>1.0589326798925E-028</text:p>
              </table:table-cell>
              <table:table-cell office:value-type="float" office:value="1.77832037285374E-055">
                <text:p>1.77832037285374E-055</text:p>
              </table:table-cell>
              <table:table-cell office:value-type="float" office:value="7.00215775994427E-109">
                <text:p>7.00215775994427E-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00249536213726095">
                <text:p>0.0000000249536213726095</text:p>
              </table:table-cell>
              <table:table-cell office:value-type="float" office:value="5.0667639227239E-015">
                <text:p>5.0667639227239E-015</text:p>
              </table:table-cell>
              <table:table-cell office:value-type="float" office:value="2.89901715412686E-028">
                <text:p>2.89901715412686E-028</text:p>
              </table:table-cell>
              <table:table-cell office:value-type="float" office:value="1.32659266826833E-054">
                <text:p>1.32659266826833E-054</text:p>
              </table:table-cell>
              <table:table-cell office:value-type="float" office:value="3.87880504910007E-107">
                <text:p>3.87880504910007E-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00319309524748795">
                <text:p>0.0000000319309524748795</text:p>
              </table:table-cell>
              <table:table-cell office:value-type="float" office:value="8.26117453637126E-015">
                <text:p>8.26117453637126E-015</text:p>
              </table:table-cell>
              <table:table-cell office:value-type="float" office:value="7.67193836877926E-028">
                <text:p>7.67193836877926E-028</text:p>
              </table:table-cell>
              <table:table-cell office:value-type="float" office:value="9.24755816606557E-054">
                <text:p>9.24755816606557E-054</text:p>
              </table:table-cell>
              <table:table-cell office:value-type="float" office:value="1.87629768586334E-105">
                <text:p>1.87629768586334E-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00413430822347737">
                <text:p>0.0000000413430822347737</text:p>
              </table:table-cell>
              <table:table-cell office:value-type="float" office:value="0.0000000000000137861548371234">
                <text:p>0.0000000000000137861548371234</text:p>
              </table:table-cell>
              <table:table-cell office:value-type="float" office:value="2.12615273555525E-027">
                <text:p>2.12615273555525E-027</text:p>
              </table:table-cell>
              <table:table-cell office:value-type="float" office:value="7.06701264071829E-053">
                <text:p>7.06701264071829E-053</text:p>
              </table:table-cell>
              <table:table-cell office:value-type="float" office:value="1.09041734819904E-103">
                <text:p>1.09041734819904E-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00536942483138733">
                <text:p>0.0000000536942483138733</text:p>
              </table:table-cell>
              <table:table-cell office:value-type="float" office:value="0.0000000000000231439885374128">
                <text:p>0.0000000000000231439885374128</text:p>
              </table:table-cell>
              <table:table-cell office:value-type="float" office:value="5.96198155445012E-027">
                <text:p>5.96198155445012E-027</text:p>
              </table:table-cell>
              <table:table-cell office:value-type="float" office:value="5.52807504484779E-052">
                <text:p>5.52807504484779E-052</text:p>
              </table:table-cell>
              <table:table-cell office:value-type="float" office:value="6.63827942106716E-102">
                <text:p>6.63827942106716E-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00698973693582031">
                <text:p>0.0000000698973693582031</text:p>
              </table:table-cell>
              <table:table-cell office:value-type="float" office:value="0.0000000000000390281451957127">
                <text:p>0.0000000000000390281451957127</text:p>
              </table:table-cell>
              <table:table-cell office:value-type="float" office:value="1.68654584111875E-026">
                <text:p>1.68654584111875E-026</text:p>
              </table:table-cell>
              <table:table-cell office:value-type="float" office:value="4.4000016223635E-051">
                <text:p>4.4000016223635E-051</text:p>
              </table:table-cell>
              <table:table-cell office:value-type="float" office:value="4.18326574627284E-100">
                <text:p>4.18326574627284E-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00913994395249466">
                <text:p>0.0000000913994395249466</text:p>
              </table:table-cell>
              <table:table-cell office:value-type="float" office:value="0.000000000000066393223908941">
                <text:p>0.000000000000066393223908941</text:p>
              </table:table-cell>
              <table:table-cell office:value-type="float" office:value="4.85419018532043E-026">
                <text:p>4.85419018532043E-026</text:p>
              </table:table-cell>
              <table:table-cell office:value-type="float" office:value="3.62450061016902E-050">
                <text:p>3.62450061016902E-050</text:p>
              </table:table-cell>
              <table:table-cell office:value-type="float" office:value="2.82292846812861E-098">
                <text:p>2.82292846812861E-0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0120167893405921">
                <text:p>0.000000120167893405921</text:p>
              </table:table-cell>
              <table:table-cell office:value-type="float" office:value="0.000000000000114153094802116">
                <text:p>0.000000000000114153094802116</text:p>
              </table:table-cell>
              <table:table-cell office:value-type="float" office:value="1.42677710465449E-025">
                <text:p>1.42677710465449E-025</text:p>
              </table:table-cell>
              <table:table-cell office:value-type="float" office:value="3.11289263229947E-049">
                <text:p>3.11289263229947E-049</text:p>
              </table:table-cell>
              <table:table-cell office:value-type="float" office:value="2.07015133942483E-096">
                <text:p>2.07015133942483E-0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0015830266175912">
                <text:p>0.00000015830266175912</text:p>
              </table:table-cell>
              <table:table-cell office:value-type="float" office:value="0.00000000000019700609003758">
                <text:p>0.00000000000019700609003758</text:p>
              </table:table-cell>
              <table:table-cell office:value-type="float" office:value="4.22437266607344E-025">
                <text:p>4.22437266607344E-025</text:p>
              </table:table-cell>
              <table:table-cell office:value-type="float" office:value="2.71218663165108E-048">
                <text:p>2.71218663165108E-048</text:p>
              </table:table-cell>
              <table:table-cell office:value-type="float" office:value="1.56201747549809E-094">
                <text:p>1.56201747549809E-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00209124920844686">
                <text:p>0.000000209124920844686</text:p>
              </table:table-cell>
              <table:table-cell office:value-type="float" office:value="0.000000000000341832979993674">
                <text:p>0.000000000000341832979993674</text:p>
              </table:table-cell>
              <table:table-cell office:value-type="float" office:value="1.26401173800432E-024">
                <text:p>1.26401173800432E-024</text:p>
              </table:table-cell>
              <table:table-cell office:value-type="float" office:value="2.41286722072015E-047">
                <text:p>2.41286722072015E-047</text:p>
              </table:table-cell>
              <table:table-cell office:value-type="float" office:value="1.22850223797848E-092">
                <text:p>1.22850223797848E-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00277036515590253">
                <text:p>0.000000277036515590253</text:p>
              </table:table-cell>
              <table:table-cell office:value-type="float" office:value="0.000000000000596317545762126">
                <text:p>0.000000000000596317545762126</text:p>
              </table:table-cell>
              <table:table-cell office:value-type="float" office:value="3.82200589269255E-024">
                <text:p>3.82200589269255E-024</text:p>
              </table:table-cell>
              <table:table-cell office:value-type="float" office:value="2.19147805474992E-046">
                <text:p>2.19147805474992E-046</text:p>
              </table:table-cell>
              <table:table-cell office:value-type="float" office:value="1.00676740046873E-090">
                <text:p>1.00676740046873E-0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00368654823555293">
                <text:p>0.000000368654823555293</text:p>
              </table:table-cell>
              <table:table-cell office:value-type="float" office:value="0.00000000000104936111279207">
                <text:p>0.00000000000104936111279207</text:p>
              </table:table-cell>
              <table:table-cell office:value-type="float" office:value="1.17562392697343E-023">
                <text:p>1.17562392697343E-023</text:p>
              </table:table-cell>
              <table:table-cell office:value-type="float" office:value="2.05909848874925E-045">
                <text:p>2.05909848874925E-045</text:p>
              </table:table-cell>
              <table:table-cell office:value-type="float" office:value="8.82701341554957E-089">
                <text:p>8.82701341554957E-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00485856110693326">
                <text:p>0.000000485856110693326</text:p>
              </table:table-cell>
              <table:table-cell office:value-type="float" office:value="0.00000000000181132383441397">
                <text:p>0.00000000000181132383441397</text:p>
              </table:table-cell>
              <table:table-cell office:value-type="float" office:value="3.47941004004273E-023">
                <text:p>3.47941004004273E-023</text:p>
              </table:table-cell>
              <table:table-cell office:value-type="float" office:value="1.79121618624096E-044">
                <text:p>1.79121618624096E-044</text:p>
              </table:table-cell>
              <table:table-cell office:value-type="float" office:value="6.63385672563389E-087">
                <text:p>6.63385672563389E-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00653963261742454">
                <text:p>0.000000653963261742454</text:p>
              </table:table-cell>
              <table:table-cell office:value-type="float" office:value="0.00000000000325902289274725">
                <text:p>0.00000000000325902289274725</text:p>
              </table:table-cell>
              <table:table-cell office:value-type="float" office:value="1.11805360696498E-022">
                <text:p>1.11805360696498E-022</text:p>
              </table:table-cell>
              <table:table-cell office:value-type="float" office:value="1.83537313286182E-043">
                <text:p>1.83537313286182E-043</text:p>
              </table:table-cell>
              <table:table-cell office:value-type="float" office:value="6.91180638066079E-085">
                <text:p>6.91180638066079E-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00891448264817328">
                <text:p>0.000000891448264817328</text:p>
              </table:table-cell>
              <table:table-cell office:value-type="float" office:value="0.00000000000601093973131981">
                <text:p>0.00000000000601093973131981</text:p>
              </table:table-cell>
              <table:table-cell office:value-type="float" office:value="3.77307633371519E-022">
                <text:p>3.77307633371519E-022</text:p>
              </table:table-cell>
              <table:table-cell office:value-type="float" office:value="2.07295255275061E-042">
                <text:p>2.07295255275061E-042</text:p>
              </table:table-cell>
              <table:table-cell office:value-type="float" office:value="8.74432013379895E-083">
                <text:p>8.74432013379895E-0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0123009080251397">
                <text:p>0.00000123009080251397</text:p>
              </table:table-cell>
              <table:table-cell office:value-type="float" office:value="0.000000000011354030223242">
                <text:p>0.000000000011354030223242</text:p>
              </table:table-cell>
              <table:table-cell office:value-type="float" office:value="1.33465076197254E-021">
                <text:p>1.33465076197254E-021</text:p>
              </table:table-cell>
              <table:table-cell office:value-type="float" office:value="2.57070990232256E-041">
                <text:p>2.57070990232256E-041</text:p>
              </table:table-cell>
              <table:table-cell office:value-type="float" office:value="1.33282332261928E-080">
                <text:p>1.33282332261928E-0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017156236202802">
                <text:p>0.0000017156236202802</text:p>
              </table:table-cell>
              <table:table-cell office:value-type="float" office:value="0.0000000000218977189256462">
                <text:p>0.0000000000218977189256462</text:p>
              </table:table-cell>
              <table:table-cell office:value-type="float" office:value="4.91871709276972E-021">
                <text:p>4.91871709276972E-021</text:p>
              </table:table-cell>
              <table:table-cell office:value-type="float" office:value="3.45825398197551E-040">
                <text:p>3.45825398197551E-040</text:p>
              </table:table-cell>
              <table:table-cell office:value-type="float" office:value="2.3889564926158E-078">
                <text:p>2.3889564926158E-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0241719065680668">
                <text:p>0.00000241719065680668</text:p>
              </table:table-cell>
              <table:table-cell office:value-type="float" office:value="0.0000000000430720433003871">
                <text:p>0.0000000000430720433003871</text:p>
              </table:table-cell>
              <table:table-cell office:value-type="float" office:value="1.88428014086442E-020">
                <text:p>1.88428014086442E-020</text:p>
              </table:table-cell>
              <table:table-cell office:value-type="float" office:value="5.02317179034479E-039">
                <text:p>5.02317179034479E-039</text:p>
              </table:table-cell>
              <table:table-cell office:value-type="float" office:value="4.98848898377098E-076">
                <text:p>4.98848898377098E-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0342585738220242">
                <text:p>0.00000342585738220242</text:p>
              </table:table-cell>
              <table:table-cell office:value-type="float" office:value="0.0000000000856841898793455">
                <text:p>0.0000000000856841898793455</text:p>
              </table:table-cell>
              <table:table-cell office:value-type="float" office:value="7.37906846190256E-020">
                <text:p>7.37906846190256E-020</text:p>
              </table:table-cell>
              <table:table-cell office:value-type="float" office:value="7.61998604948853E-038">
                <text:p>7.61998604948853E-038</text:p>
              </table:table-cell>
              <table:table-cell office:value-type="float" office:value="1.1354319476582E-073">
                <text:p>1.1354319476582E-0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00487093288552011">
                <text:p>0.00000487093288552011</text:p>
              </table:table-cell>
              <table:table-cell office:value-type="float" office:value="0.000000000171459434546219">
                <text:p>0.000000000171459434546219</text:p>
              </table:table-cell>
              <table:table-cell office:value-type="float" office:value="2.92234118189768E-019">
                <text:p>2.92234118189768E-019</text:p>
              </table:table-cell>
              <table:table-cell office:value-type="float" office:value="1.18147384688964E-036">
                <text:p>1.18147384688964E-036</text:p>
              </table:table-cell>
              <table:table-cell office:value-type="float" office:value="2.69822621378787E-071">
                <text:p>2.69822621378787E-0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00697222342691952">
                <text:p>0.00000697222342691952</text:p>
              </table:table-cell>
              <table:table-cell office:value-type="float" office:value="0.000000000347518744359961">
                <text:p>0.000000000347518744359961</text:p>
              </table:table-cell>
              <table:table-cell office:value-type="float" office:value="1.18649410332363E-018">
                <text:p>1.18649410332363E-018</text:p>
              </table:table-cell>
              <table:table-cell office:value-type="float" office:value="1.92388283774036E-035">
                <text:p>1.92388283774036E-035</text:p>
              </table:table-cell>
              <table:table-cell office:value-type="float" office:value="7.06687992584255E-069">
                <text:p>7.06687992584255E-0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0100992938407908">
                <text:p>0.0000100992938407908</text:p>
              </table:table-cell>
              <table:table-cell office:value-type="float" office:value="0.000000000720682109602459">
                <text:p>0.000000000720682109602459</text:p>
              </table:table-cell>
              <table:table-cell office:value-type="float" office:value="5.03830765065793E-018">
                <text:p>5.03830765065793E-018</text:p>
              </table:table-cell>
              <table:table-cell office:value-type="float" office:value="3.42345199973094E-034">
                <text:p>3.42345199973094E-034</text:p>
              </table:table-cell>
              <table:table-cell office:value-type="float" office:value="2.20794464435164E-066">
                <text:p>2.20794464435164E-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0146456399198882">
                <text:p>0.0000146456399198882</text:p>
              </table:table-cell>
              <table:table-cell office:value-type="float" office:value="0.00000000149710631885592">
                <text:p>0.00000000149710631885592</text:p>
              </table:table-cell>
              <table:table-cell office:value-type="float" office:value="2.14539274620572E-017">
                <text:p>2.14539274620572E-017</text:p>
              </table:table-cell>
              <table:table-cell office:value-type="float" office:value="6.12141104914294E-033">
                <text:p>6.12141104914294E-033</text:p>
              </table:table-cell>
              <table:table-cell office:value-type="float" office:value="6.96040032206337E-064">
                <text:p>6.96040032206337E-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020814017607674">
                <text:p>0.000020814017607674</text:p>
              </table:table-cell>
              <table:table-cell office:value-type="float" office:value="0.00000000298729865185722">
                <text:p>0.00000000298729865185722</text:p>
              </table:table-cell>
              <table:table-cell office:value-type="float" office:value="8.42974482991855E-017">
                <text:p>8.42974482991855E-017</text:p>
              </table:table-cell>
              <table:table-cell office:value-type="float" office:value="9.32084144449932E-032">
                <text:p>9.32084144449932E-032</text:p>
              </table:table-cell>
              <table:table-cell office:value-type="float" office:value="1.59128767562123E-061">
                <text:p>1.59128767562123E-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0300380409005359">
                <text:p>0.0000300380409005359</text:p>
              </table:table-cell>
              <table:table-cell office:value-type="float" office:value="0.0000000061397739363264">
                <text:p>0.0000000061397739363264</text:p>
              </table:table-cell>
              <table:table-cell office:value-type="float" office:value="3.50972408122445E-016">
                <text:p>3.50972408122445E-016</text:p>
              </table:table-cell>
              <table:table-cell office:value-type="float" office:value="1.59140649068547E-030">
                <text:p>1.59140649068547E-030</text:p>
              </table:table-cell>
              <table:table-cell office:value-type="float" office:value="4.56783039952666E-059">
                <text:p>4.56783039952666E-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0434600110986381">
                <text:p>0.0000434600110986381</text:p>
              </table:table-cell>
              <table:table-cell office:value-type="float" office:value="0.0000000126737528822744">
                <text:p>0.0000000126737528822744</text:p>
              </table:table-cell>
              <table:table-cell office:value-type="float" office:value="1.47271905257522E-015">
                <text:p>1.47271905257522E-015</text:p>
              </table:table-cell>
              <table:table-cell office:value-type="float" office:value="2.75730825392973E-029">
                <text:p>2.75730825392973E-029</text:p>
              </table:table-cell>
              <table:table-cell office:value-type="float" office:value="1.34899757718268E-056">
                <text:p>1.34899757718268E-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0628616227802908">
                <text:p>0.0000628616227802908</text:p>
              </table:table-cell>
              <table:table-cell office:value-type="float" office:value="0.0000000261281665475439">
                <text:p>0.0000000261281665475439</text:p>
              </table:table-cell>
              <table:table-cell office:value-type="float" office:value="6.15913949119061E-015">
                <text:p>6.15913949119061E-015</text:p>
              </table:table-cell>
              <table:table-cell office:value-type="float" office:value="4.74152281972944E-028">
                <text:p>4.74152281972944E-028</text:p>
              </table:table-cell>
              <table:table-cell office:value-type="float" office:value="3.92077473969012E-054">
                <text:p>3.92077473969012E-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0906460315154403">
                <text:p>0.0000906460315154403</text:p>
              </table:table-cell>
              <table:table-cell office:value-type="float" office:value="0.000000053502182223381">
                <text:p>0.000000053502182223381</text:p>
              </table:table-cell>
              <table:table-cell office:value-type="float" office:value="0.0000000000000253932210413007">
                <text:p>0.0000000000000253932210413007</text:p>
              </table:table-cell>
              <table:table-cell office:value-type="float" office:value="7.91763443583455E-027">
                <text:p>7.91763443583455E-027</text:p>
              </table:table-cell>
              <table:table-cell office:value-type="float" office:value="1.07362496678624E-051">
                <text:p>1.07362496678624E-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0130567987855345">
                <text:p>0.000130567987855345</text:p>
              </table:table-cell>
              <table:table-cell office:value-type="float" office:value="0.000000109232111335368">
                <text:p>0.000000109232111335368</text:p>
              </table:table-cell>
              <table:table-cell office:value-type="float" office:value="0.000000000000103983000026548">
                <text:p>0.000000000000103983000026548</text:p>
              </table:table-cell>
              <table:table-cell office:value-type="float" office:value="1.303002120183E-025">
                <text:p>1.303002120183E-025</text:p>
              </table:table-cell>
              <table:table-cell office:value-type="float" office:value="2.85254728959229E-049">
                <text:p>2.85254728959229E-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0188474697851457">
                <text:p>0.000188474697851457</text:p>
              </table:table-cell>
              <table:table-cell office:value-type="float" office:value="0.000000223747970971784">
                <text:p>0.000000223747970971784</text:p>
              </table:table-cell>
              <table:table-cell office:value-type="float" office:value="0.000000000000428128356889146">
                <text:p>0.000000000000428128356889146</text:p>
              </table:table-cell>
              <table:table-cell office:value-type="float" office:value="2.16516741257195E-024">
                <text:p>2.16516741257195E-024</text:p>
              </table:table-cell>
              <table:table-cell office:value-type="float" office:value="7.71686787684919E-047">
                <text:p>7.71686787684919E-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0271316368230919">
                <text:p>0.000271316368230919</text:p>
              </table:table-cell>
              <table:table-cell office:value-type="float" office:value="0.000000455428400736616">
                <text:p>0.000000455428400736616</text:p>
              </table:table-cell>
              <table:table-cell office:value-type="float" office:value="0.00000000000173886555983063">
                <text:p>0.00000000000173886555983063</text:p>
              </table:table-cell>
              <table:table-cell office:value-type="float" office:value="3.49727939921946E-023">
                <text:p>3.49727939921946E-023</text:p>
              </table:table-cell>
              <table:table-cell office:value-type="float" office:value="1.97032215663701E-044">
                <text:p>1.97032215663701E-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0388994410308924">
                <text:p>0.000388994410308924</text:p>
              </table:table-cell>
              <table:table-cell office:value-type="float" office:value="0.000000918778594931232">
                <text:p>0.000000918778594931232</text:p>
              </table:table-cell>
              <table:table-cell office:value-type="float" office:value="0.00000000000693092608490451">
                <text:p>0.00000000000693092608490451</text:p>
              </table:table-cell>
              <table:table-cell office:value-type="float" office:value="5.43452579505727E-022">
                <text:p>5.43452579505727E-022</text:p>
              </table:table-cell>
              <table:table-cell office:value-type="float" office:value="4.65064144568003E-042">
                <text:p>4.65064144568003E-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0555325203058378">
                <text:p>0.000555325203058378</text:p>
              </table:table-cell>
              <table:table-cell office:value-type="float" office:value="0.00000183609732797084">
                <text:p>0.00000183609732797084</text:p>
              </table:table-cell>
              <table:table-cell office:value-type="float" office:value="0.0000000000270801635493828">
                <text:p>0.0000000000270801635493828</text:p>
              </table:table-cell>
              <table:table-cell office:value-type="float" office:value="8.10504905574034E-021">
                <text:p>8.10504905574034E-021</text:p>
              </table:table-cell>
              <table:table-cell office:value-type="float" office:value="1.00988455487305E-039">
                <text:p>1.00988455487305E-0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0778003275681537">
                <text:p>0.000778003275681537</text:p>
              </table:table-cell>
              <table:table-cell office:value-type="float" office:value="0.00000353356005061093">
                <text:p>0.00000353356005061093</text:p>
              </table:table-cell>
              <table:table-cell office:value-type="float" office:value="0.0000000000981093642063693">
                <text:p>0.0000000000981093642063693</text:p>
              </table:table-cell>
              <table:table-cell office:value-type="float" office:value="1.0390877087138E-019">
                <text:p>1.0390877087138E-019</text:p>
              </table:table-cell>
              <table:table-cell office:value-type="float" office:value="1.62000036064428E-037">
                <text:p>1.62000036064428E-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110158020027556">
                <text:p>0.00110158020027556</text:p>
              </table:table-cell>
              <table:table-cell office:value-type="float" office:value="0.00000693307312365669">
                <text:p>0.00000693307312365669</text:p>
              </table:table-cell>
              <table:table-cell office:value-type="float" office:value="0.000000000368656826050177">
                <text:p>0.000000000368656826050177</text:p>
              </table:table-cell>
              <table:table-cell office:value-type="float" office:value="1.42961143947932E-018">
                <text:p>1.42961143947932E-018</text:p>
              </table:table-cell>
              <table:table-cell office:value-type="float" office:value="2.98539669065531E-035">
                <text:p>2.98539669065531E-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155166560701381">
                <text:p>0.00155166560701381</text:p>
              </table:table-cell>
              <table:table-cell office:value-type="float" office:value="0.00001344888569149">
                <text:p>0.00001344888569149</text:p>
              </table:table-cell>
              <table:table-cell office:value-type="float" office:value="0.00000000135232251903118">
                <text:p>0.00000000135232251903118</text:p>
              </table:table-cell>
              <table:table-cell office:value-type="float" office:value="1.87176750981606E-017">
                <text:p>1.87176750981606E-017</text:p>
              </table:table-cell>
              <table:table-cell office:value-type="float" office:value="4.97450466630042E-033">
                <text:p>4.97450466630042E-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216879619121964">
                <text:p>0.00216879619121964</text:p>
              </table:table-cell>
              <table:table-cell office:value-type="float" office:value="0.0000256638597598831">
                <text:p>0.0000256638597598831</text:p>
              </table:table-cell>
              <table:table-cell office:value-type="float" office:value="0.00000000479494974347648">
                <text:p>0.00000000479494974347648</text:p>
              </table:table-cell>
              <table:table-cell office:value-type="float" office:value="2.28661513334788E-016">
                <text:p>2.28661513334788E-016</text:p>
              </table:table-cell>
              <table:table-cell office:value-type="float" office:value="7.20565046937347E-031">
                <text:p>7.20565046937347E-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0300868796919785">
                <text:p>0.00300868796919785</text:p>
              </table:table-cell>
              <table:table-cell office:value-type="float" office:value="0.0000481948246954867">
                <text:p>0.0000481948246954867</text:p>
              </table:table-cell>
              <table:table-cell office:value-type="float" office:value="0.0000000164446947684499">
                <text:p>0.0000000164446947684499</text:p>
              </table:table-cell>
              <table:table-cell office:value-type="float" office:value="2.60958747819728E-015">
                <text:p>2.60958747819728E-015</text:p>
              </table:table-cell>
              <table:table-cell office:value-type="float" office:value="9.09433050387759E-029">
                <text:p>9.09433050387759E-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0413984199047942">
                <text:p>0.00413984199047942</text:p>
              </table:table-cell>
              <table:table-cell office:value-type="float" office:value="0.0000889486528799954">
                <text:p>0.0000889486528799954</text:p>
              </table:table-cell>
              <table:table-cell office:value-type="float" office:value="0.0000000544037109902164">
                <text:p>0.0000000544037109902164</text:p>
              </table:table-cell>
              <table:table-cell office:value-type="float" office:value="0.0000000000000276701656794431">
                <text:p>0.0000000000000276701656794431</text:p>
              </table:table-cell>
              <table:table-cell office:value-type="float" office:value="9.89142998362461E-027">
                <text:p>9.89142998362461E-0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0566879983739235">
                <text:p>0.00566879983739235</text:p>
              </table:table-cell>
              <table:table-cell office:value-type="float" office:value="0.000162364404919361">
                <text:p>0.000162364404919361</text:p>
              </table:table-cell>
              <table:table-cell office:value-type="float" office:value="0.000000175755708211565">
                <text:p>0.000000175755708211565</text:p>
              </table:table-cell>
              <table:table-cell office:value-type="float" office:value="0.000000000000279211437323196">
                <text:p>0.000000000000279211437323196</text:p>
              </table:table-cell>
              <table:table-cell office:value-type="float" office:value="9.72179223839582E-025">
                <text:p>9.72179223839582E-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0770895841988537">
                <text:p>0.00770895841988537</text:p>
              </table:table-cell>
              <table:table-cell office:value-type="float" office:value="0.000291929914389277">
                <text:p>0.000291929914389277</text:p>
              </table:table-cell>
              <table:table-cell office:value-type="float" office:value="0.000000549968844142741">
                <text:p>0.000000549968844142741</text:p>
              </table:table-cell>
              <table:table-cell office:value-type="float" office:value="0.00000000000263806265463522">
                <text:p>0.00000000000263806265463522</text:p>
              </table:table-cell>
              <table:table-cell office:value-type="float" office:value="8.35851790198367E-023">
                <text:p>8.35851790198367E-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104119626162183">
                <text:p>0.0104119626162183</text:p>
              </table:table-cell>
              <table:table-cell office:value-type="float" office:value="0.000517041536327902">
                <text:p>0.000517041536327902</text:p>
              </table:table-cell>
              <table:table-cell office:value-type="float" office:value="0.00000166682383903234">
                <text:p>0.00000166682383903234</text:p>
              </table:table-cell>
              <table:table-cell office:value-type="float" office:value="0.000000000023330535024728">
                <text:p>0.000000000023330535024728</text:p>
              </table:table-cell>
              <table:table-cell office:value-type="float" office:value="6.28073888148746E-021">
                <text:p>6.28073888148746E-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13948837128304">
                <text:p>0.013948837128304</text:p>
              </table:table-cell>
              <table:table-cell office:value-type="float" office:value="0.000899735803840026">
                <text:p>0.000899735803840026</text:p>
              </table:table-cell>
              <table:table-cell office:value-type="float" office:value="0.00000486774208412657">
                <text:p>0.00000486774208412657</text:p>
              </table:table-cell>
              <table:table-cell office:value-type="float" office:value="0.000000000191141513473431">
                <text:p>0.000000000191141513473431</text:p>
              </table:table-cell>
              <table:table-cell office:value-type="float" office:value="4.03975987977095E-019">
                <text:p>4.03975987977095E-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183723959374262">
                <text:p>0.0183723959374262</text:p>
              </table:table-cell>
              <table:table-cell office:value-type="float" office:value="0.00151274703658674">
                <text:p>0.00151274703658674</text:p>
              </table:table-cell>
              <table:table-cell office:value-type="float" office:value="0.0000132604598932365">
                <text:p>0.0000132604598932365</text:p>
              </table:table-cell>
              <table:table-cell office:value-type="float" office:value="0.00000000136110936553881">
                <text:p>0.00000000136110936553881</text:p>
              </table:table-cell>
              <table:table-cell office:value-type="float" office:value="1.96027248820244E-017">
                <text:p>1.96027248820244E-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24480690499744">
                <text:p>0.024480690499744</text:p>
              </table:table-cell>
              <table:table-cell office:value-type="float" office:value="0.00259282081902257">
                <text:p>0.00259282081902257</text:p>
              </table:table-cell>
              <table:table-cell office:value-type="float" office:value="0.0000373542851514578">
                <text:p>0.0000373542851514578</text:p>
              </table:table-cell>
              <table:table-cell office:value-type="float" office:value="0.0000000103033785052338">
                <text:p>0.0000000103033785052338</text:p>
              </table:table-cell>
              <table:table-cell office:value-type="float" office:value="1.06790285009737E-015">
                <text:p>1.06790285009737E-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324544440041317">
                <text:p>0.0324544440041317</text:p>
              </table:table-cell>
              <table:table-cell office:value-type="float" office:value="0.00438875778663299">
                <text:p>0.00438875778663299</text:p>
              </table:table-cell>
              <table:table-cell office:value-type="float" office:value="0.000102295289635236">
                <text:p>0.000102295289635236</text:p>
              </table:table-cell>
              <table:table-cell office:value-type="float" office:value="0.0000000734153014071574">
                <text:p>0.0000000734153014071574</text:p>
              </table:table-cell>
              <table:table-cell office:value-type="float" office:value="0.0000000000000513050253180711">
                <text:p>0.00000000000005130502531807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426226503066698">
                <text:p>0.0426226503066698</text:p>
              </table:table-cell>
              <table:table-cell office:value-type="float" office:value="0.00727569612938618">
                <text:p>0.00727569612938618</text:p>
              </table:table-cell>
              <table:table-cell office:value-type="float" office:value="0.000267949521635702">
                <text:p>0.000267949521635702</text:p>
              </table:table-cell>
              <table:table-cell office:value-type="float" office:value="0.000000476789827668606">
                <text:p>0.000000476789827668606</text:p>
              </table:table-cell>
              <table:table-cell office:value-type="float" office:value="0.00000000000203845750575901">
                <text:p>0.00000000000203845750575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0555213792312984">
                <text:p>0.0555213792312984</text:p>
              </table:table-cell>
              <table:table-cell office:value-type="float" office:value="0.0118380890254472">
                <text:p>0.0118380890254472</text:p>
              </table:table-cell>
              <table:table-cell office:value-type="float" office:value="0.000673765970655575">
                <text:p>0.000673765970655575</text:p>
              </table:table-cell>
              <table:table-cell office:value-type="float" office:value="0.00000284062767180173">
                <text:p>0.00000284062767180173</text:p>
              </table:table-cell>
              <table:table-cell office:value-type="float" office:value="0.0000000000677876355762322">
                <text:p>0.00000000006778763557623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0718070717855593">
                <text:p>0.0718070717855593</text:p>
              </table:table-cell>
              <table:table-cell office:value-type="float" office:value="0.0189337864654853">
                <text:p>0.0189337864654853</text:p>
              </table:table-cell>
              <table:table-cell office:value-type="float" office:value="0.00163035296622523">
                <text:p>0.00163035296622523</text:p>
              </table:table-cell>
              <table:table-cell office:value-type="float" office:value="0.0000155863908545508">
                <text:p>0.0000155863908545508</text:p>
              </table:table-cell>
              <table:table-cell office:value-type="float" office:value="0.00000000189911385003067">
                <text:p>0.00000000189911385003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0920654008152372">
                <text:p>0.0920654008152372</text:p>
              </table:table-cell>
              <table:table-cell office:value-type="float" office:value="0.029674749285965">
                <text:p>0.029674749285965</text:p>
              </table:table-cell>
              <table:table-cell office:value-type="float" office:value="0.00377192330808383">
                <text:p>0.00377192330808383</text:p>
              </table:table-cell>
              <table:table-cell office:value-type="float" office:value="0.0000777117150993509">
                <text:p>0.0000777117150993509</text:p>
              </table:table-cell>
              <table:table-cell office:value-type="float" office:value="0.0000000435982417925437">
                <text:p>0.0000000435982417925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117167895909325">
                <text:p>0.117167895909325</text:p>
              </table:table-cell>
              <table:table-cell office:value-type="float" office:value="0.0456642009123394">
                <text:p>0.0456642009123394</text:p>
              </table:table-cell>
              <table:table-cell office:value-type="float" office:value="0.00836790416201085">
                <text:p>0.00836790416201085</text:p>
              </table:table-cell>
              <table:table-cell office:value-type="float" office:value="0.000353608185181372">
                <text:p>0.000353608185181372</text:p>
              </table:table-cell>
              <table:table-cell office:value-type="float" office:value="0.000000825618618984655">
                <text:p>0.000000825618618984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147739040383063">
                <text:p>0.147739040383063</text:p>
              </table:table-cell>
              <table:table-cell office:value-type="float" office:value="0.0687327429208449">
                <text:p>0.0687327429208449</text:p>
              </table:table-cell>
              <table:table-cell office:value-type="float" office:value="0.017661913532921">
                <text:p>0.017661913532921</text:p>
              </table:table-cell>
              <table:table-cell office:value-type="float" office:value="0.00144448996117584">
                <text:p>0.00144448996117584</text:p>
              </table:table-cell>
              <table:table-cell office:value-type="float" office:value="0.0000124619387425471">
                <text:p>0.0000124619387425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183113516155983">
                <text:p>0.183113516155983</text:p>
              </table:table-cell>
              <table:table-cell office:value-type="float" office:value="0.099777166099646">
                <text:p>0.099777166099646</text:p>
              </table:table-cell>
              <table:table-cell office:value-type="float" office:value="0.0345527511291446">
                <text:p>0.0345527511291446</text:p>
              </table:table-cell>
              <table:table-cell office:value-type="float" office:value="0.00503843377174049">
                <text:p>0.00503843377174049</text:p>
              </table:table-cell>
              <table:table-cell office:value-type="float" office:value="0.000135871160223909">
                <text:p>0.000135871160223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227627986105731">
                <text:p>0.227627986105731</text:p>
              </table:table-cell>
              <table:table-cell office:value-type="float" office:value="0.144550908092715">
                <text:p>0.144550908092715</text:p>
              </table:table-cell>
              <table:table-cell office:value-type="float" office:value="0.0665316889779853">
                <text:p>0.0665316889779853</text:p>
              </table:table-cell>
              <table:table-cell office:value-type="float" office:value="0.0167341661780168">
                <text:p>0.0167341661780168</text:p>
              </table:table-cell>
              <table:table-cell office:value-type="float" office:value="0.00131176711062066">
                <text:p>0.001311767110620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279753902186041">
                <text:p>0.279753902186041</text:p>
              </table:table-cell>
              <table:table-cell office:value-type="float" office:value="0.203686886308018">
                <text:p>0.203686886308018</text:p>
              </table:table-cell>
              <table:table-cell office:value-type="float" office:value="0.120197068872633">
                <text:p>0.120197068872633</text:p>
              </table:table-cell>
              <table:table-cell office:value-type="float" office:value="0.0482642864728605">
                <text:p>0.0482642864728605</text:p>
              </table:table-cell>
              <table:table-cell office:value-type="float" office:value="0.00934923003577397">
                <text:p>0.009349230035773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339800926370284">
                <text:p>0.339800926370284</text:p>
              </table:table-cell>
              <table:table-cell office:value-type="float" office:value="0.278815235071931">
                <text:p>0.278815235071931</text:p>
              </table:table-cell>
              <table:table-cell office:value-type="float" office:value="0.203024127902719">
                <text:p>0.203024127902719</text:p>
              </table:table-cell>
              <table:table-cell office:value-type="float" office:value="0.119761536631244">
                <text:p>0.119761536631244</text:p>
              </table:table-cell>
              <table:table-cell office:value-type="float" office:value="0.0480359636824835">
                <text:p>0.04803596368248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40767381979815">
                <text:p>0.40767381979815</text:p>
              </table:table-cell>
              <table:table-cell office:value-type="float" office:value="0.370111522613558">
                <text:p>0.370111522613558</text:p>
              </table:table-cell>
              <table:table-cell office:value-type="float" office:value="0.319244737937336">
                <text:p>0.319244737937336</text:p>
              </table:table-cell>
              <table:table-cell office:value-type="float" office:value="0.253003648532274">
                <text:p>0.253003648532274</text:p>
              </table:table-cell>
              <table:table-cell office:value-type="float" office:value="0.173347581770247">
                <text:p>0.1733475817702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482780274698382">
                <text:p>0.482780274698382</text:p>
              </table:table-cell>
              <table:table-cell office:value-type="float" office:value="0.475559992783248">
                <text:p>0.475559992783248</text:p>
              </table:table-cell>
              <table:table-cell office:value-type="float" office:value="0.465390771917916">
                <text:p>0.465390771917916</text:p>
              </table:table-cell>
              <table:table-cell office:value-type="float" office:value="0.451068753887111">
                <text:p>0.451068753887111</text:p>
              </table:table-cell>
              <table:table-cell office:value-type="float" office:value="0.430940126085191">
                <text:p>0.430940126085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562408007641843">
                <text:p>0.562408007641843</text:p>
              </table:table-cell>
              <table:table-cell office:value-type="float" office:value="0.588236203442473">
                <text:p>0.588236203442473</text:p>
              </table:table-cell>
              <table:table-cell office:value-type="float" office:value="0.623999328369901">
                <text:p>0.623999328369901</text:p>
              </table:table-cell>
              <table:table-cell office:value-type="float" office:value="0.672682740574075">
                <text:p>0.672682740574075</text:p>
              </table:table-cell>
              <table:table-cell office:value-type="float" office:value="0.736614110206399">
                <text:p>0.7366141102063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642937429085889">
                <text:p>0.642937429085889</text:p>
              </table:table-cell>
              <table:table-cell office:value-type="float" office:value="0.698497478997879">
                <text:p>0.698497478997879</text:p>
              </table:table-cell>
              <table:table-cell office:value-type="float" office:value="0.769423481875936">
                <text:p>0.769423481875936</text:p>
              </table:table-cell>
              <table:table-cell office:value-type="float" office:value="0.851578813043273">
                <text:p>0.851578813043273</text:p>
              </table:table-cell>
              <table:table-cell office:value-type="float" office:value="0.930039765079793">
                <text:p>0.930039765079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72057809472663">
                <text:p>0.72057809472663</text:p>
              </table:table-cell>
              <table:table-cell office:value-type="float" office:value="0.796709457886745">
                <text:p>0.796709457886745</text:p>
              </table:table-cell>
              <table:table-cell office:value-type="float" office:value="0.880200084105355">
                <text:p>0.880200084105355</text:p>
              </table:table-cell>
              <table:table-cell office:value-type="float" office:value="0.952016885602608">
                <text:p>0.952016885602608</text:p>
              </table:table-cell>
              <table:table-cell office:value-type="float" office:value="0.990750234520064">
                <text:p>0.9907502345200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792655442309989">
                <text:p>0.792655442309989</text:p>
              </table:table-cell>
              <table:table-cell office:value-type="float" office:value="0.876575777773436">
                <text:p>0.876575777773436</text:p>
              </table:table-cell>
              <table:table-cell office:value-type="float" office:value="0.949592420134782">
                <text:p>0.949592420134782</text:p>
              </table:table-cell>
              <table:table-cell office:value-type="float" office:value="0.98990728228575">
                <text:p>0.98990728228575</text:p>
              </table:table-cell>
              <table:table-cell office:value-type="float" office:value="0.999493140365509">
                <text:p>0.999493140365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853365529495678">
                <text:p>0.853365529495678</text:p>
              </table:table-cell>
              <table:table-cell office:value-type="float" office:value="0.93216446293952">
                <text:p>0.93216446293952</text:p>
              </table:table-cell>
              <table:table-cell office:value-type="float" office:value="0.982754239282999">
                <text:p>0.982754239282999</text:p>
              </table:table-cell>
              <table:table-cell office:value-type="float" office:value="0.998618671076676">
                <text:p>0.998618671076676</text:p>
              </table:table-cell>
              <table:table-cell office:value-type="float" office:value="0.999988569337659">
                <text:p>0.9999885693376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90608797797679">
                <text:p>0.90608797797679</text:p>
              </table:table-cell>
              <table:table-cell office:value-type="float" office:value="0.969246797624569">
                <text:p>0.969246797624569</text:p>
              </table:table-cell>
              <table:table-cell office:value-type="float" office:value="0.995969509188914">
                <text:p>0.995969509188914</text:p>
              </table:table-cell>
              <table:table-cell office:value-type="float" office:value="0.999911852796045">
                <text:p>0.999911852796045</text:p>
              </table:table-cell>
              <table:table-cell office:value-type="float" office:value="0.999999953313914">
                <text:p>0.9999999533139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46287063556677">
                <text:p>0.946287063556677</text:p>
              </table:table-cell>
              <table:table-cell office:value-type="float" office:value="0.988859741771837">
                <text:p>0.988859741771837</text:p>
              </table:table-cell>
              <table:table-cell office:value-type="float" office:value="0.999399294471508">
                <text:p>0.999399294471508</text:p>
              </table:table-cell>
              <table:table-cell office:value-type="float" office:value="0.999997756163269">
                <text:p>0.999997756163269</text:p>
              </table:table-cell>
              <table:table-cell office:value-type="float" office:value="0.999999995221208">
                <text:p>0.999999995221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73347122596635">
                <text:p>0.973347122596635</text:p>
              </table:table-cell>
              <table:table-cell office:value-type="float" office:value="0.996960288025371">
                <text:p>0.996960288025371</text:p>
              </table:table-cell>
              <table:table-cell office:value-type="float" office:value="0.99994934173878">
                <text:p>0.99994934173878</text:p>
              </table:table-cell>
              <table:table-cell office:value-type="float" office:value="1.00000002366773">
                <text:p>1.00000002366773</text:p>
              </table:table-cell>
              <table:table-cell office:value-type="float" office:value="1.00000000415976">
                <text:p>1.00000000415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89084821383748">
                <text:p>0.989084821383748</text:p>
              </table:table-cell>
              <table:table-cell office:value-type="float" office:value="0.999434508316958">
                <text:p>0.999434508316958</text:p>
              </table:table-cell>
              <table:table-cell office:value-type="float" office:value="0.999998020266523">
                <text:p>0.999998020266523</text:p>
              </table:table-cell>
              <table:table-cell office:value-type="float" office:value="1.00000003126752">
                <text:p>1.00000003126752</text:p>
              </table:table-cell>
              <table:table-cell office:value-type="float" office:value="0.999999993335449">
                <text:p>0.999999993335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6579927851516">
                <text:p>0.996579927851516</text:p>
              </table:table-cell>
              <table:table-cell office:value-type="float" office:value="0.999938346627763">
                <text:p>0.999938346627763</text:p>
              </table:table-cell>
              <table:table-cell office:value-type="float" office:value="0.999999983798261">
                <text:p>0.999999983798261</text:p>
              </table:table-cell>
              <table:table-cell office:value-type="float" office:value="1.00000003840407">
                <text:p>1.00000003840407</text:p>
              </table:table-cell>
              <table:table-cell office:value-type="float" office:value="1.00000000236894">
                <text:p>1.00000000236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9274512749907">
                <text:p>0.999274512749907</text:p>
              </table:table-cell>
              <table:table-cell office:value-type="float" office:value="0.999996910891317">
                <text:p>0.999996910891317</text:p>
              </table:table-cell>
              <table:table-cell office:value-type="float" office:value="0.999999999548655">
                <text:p>0.999999999548655</text:p>
              </table:table-cell>
              <table:table-cell office:value-type="float" office:value="1.00000003318358">
                <text:p>1.00000003318358</text:p>
              </table:table-cell>
              <table:table-cell office:value-type="float" office:value="0.999999992765108">
                <text:p>0.999999992765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919192450236">
                <text:p>0.999919192450236</text:p>
              </table:table-cell>
              <table:table-cell office:value-type="float" office:value="0.99999995787486">
                <text:p>0.99999995787486</text:p>
              </table:table-cell>
              <table:table-cell office:value-type="float" office:value="1.00000000606185">
                <text:p>1.00000000606185</text:p>
              </table:table-cell>
              <table:table-cell office:value-type="float" office:value="1.00000003507674">
                <text:p>1.00000003507674</text:p>
              </table:table-cell>
              <table:table-cell office:value-type="float" office:value="0.999999998759143">
                <text:p>0.999999998759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7544506013">
                <text:p>0.999997544506013</text:p>
              </table:table-cell>
              <table:table-cell office:value-type="float" office:value="1.00000000636871">
                <text:p>1.00000000636871</text:p>
              </table:table-cell>
              <table:table-cell office:value-type="float" office:value="1.00000001238561">
                <text:p>1.00000001238561</text:p>
              </table:table-cell>
              <table:table-cell office:value-type="float" office:value="1.00000004026704">
                <text:p>1.00000004026704</text:p>
              </table:table-cell>
              <table:table-cell office:value-type="float" office:value="0.999999999591387">
                <text:p>0.999999999591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0.999999997804987">
                <text:p>0.999999997804987</text:p>
              </table:table-cell>
              <table:table-cell office:value-type="float" office:value="0.999999991945062">
                <text:p>0.999999991945062</text:p>
              </table:table-cell>
              <table:table-cell office:value-type="float" office:value="0.999999995025851">
                <text:p>0.999999995025851</text:p>
              </table:table-cell>
              <table:table-cell office:value-type="float" office:value="1.00000001721401">
                <text:p>1.00000001721401</text:p>
              </table:table-cell>
              <table:table-cell office:value-type="float" office:value="0.999999984588145">
                <text:p>0.999999984588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1cm" chart:style-name="ch2">
          <text:p>Probability of Quorum Compromise vs Collusion</text:p>
        </chart:title>
        <chart:subtitle svg:x="3.726cm" svg:y="0.801cm" chart:style-name="ch3">
          <text:p>Weighted Selection with 10% Malicious Others</text:p>
        </chart:subtitle>
        <chart:legend chart:legend-position="end" svg:x="13.5cm" svg:y="3.205cm" style:legend-expansion="high" chart:style-name="ch4"/>
        <chart:plot-area chart:style-name="ch5" table:cell-range-address="'Weighted (10%)'.A2:'Weighted (10%)'.F202 'Weighted (10%)'.B1:'Weighted (10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5.168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2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10%)'.B2:'Weighted (10%)'.B202" chart:label-cell-address="'Weighted (10%)'.B1:'Weighted (10%)'.B1" chart:class="chart:scatter">
            <chart:domain table:cell-range-address="'Weighted (10%)'.A2:'Weighted (10%)'.A202"/>
            <chart:data-point chart:repeated="201"/>
          </chart:series>
          <chart:series chart:style-name="ch12" chart:values-cell-range-address="'Weighted (10%)'.C2:'Weighted (10%)'.C202" chart:label-cell-address="'Weighted (10%)'.C1:'Weighted (10%)'.C1" chart:class="chart:scatter">
            <chart:data-point chart:repeated="201"/>
          </chart:series>
          <chart:series chart:style-name="ch13" chart:values-cell-range-address="'Weighted (10%)'.D2:'Weighted (10%)'.D202" chart:label-cell-address="'Weighted (10%)'.D1:'Weighted (10%)'.D1" chart:class="chart:scatter">
            <chart:data-point chart:repeated="201"/>
          </chart:series>
          <chart:series chart:style-name="ch14" chart:values-cell-range-address="'Weighted (10%)'.E2:'Weighted (10%)'.E202" chart:label-cell-address="'Weighted (10%)'.E1:'Weighted (10%)'.E1" chart:class="chart:scatter">
            <chart:data-point chart:repeated="201"/>
          </chart:series>
          <chart:series chart:style-name="ch15" chart:values-cell-range-address="'Weighted (10%)'.F2:'Weighted (10%)'.F202" chart:label-cell-address="'Weighted (10%)'.F1:'Weighted (10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10%)'.B1:'Weighted (10%)'.B1</svg:desc>
                </draw:g>
              </table:table-cell>
              <table:table-cell office:value-type="string">
                <text:p>63</text:p>
                <draw:g>
                  <svg:desc>'Weighted (10%)'.C1:'Weighted (10%)'.C1</svg:desc>
                </draw:g>
              </table:table-cell>
              <table:table-cell office:value-type="string">
                <text:p>127</text:p>
                <draw:g>
                  <svg:desc>'Weighted (10%)'.D1:'Weighted (10%)'.D1</svg:desc>
                </draw:g>
              </table:table-cell>
              <table:table-cell office:value-type="string">
                <text:p>255</text:p>
                <draw:g>
                  <svg:desc>'Weighted (10%)'.E1:'Weighted (10%)'.E1</svg:desc>
                </draw:g>
              </table:table-cell>
              <table:table-cell office:value-type="string">
                <text:p>511</text:p>
                <draw:g>
                  <svg:desc>'Weighted (10%)'.F1:'Weighted (10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10%)'.A2:'Weighted (10%)'.A202</svg:desc>
                </draw:g>
              </table:table-cell>
              <table:table-cell office:value-type="float" office:value="0.00000000685060933502281">
                <text:p>0.00000000685060933502281</text:p>
                <draw:g>
                  <svg:desc>'Weighted (10%)'.B2:'Weighted (10%)'.B202</svg:desc>
                </draw:g>
              </table:table-cell>
              <table:table-cell office:value-type="float" office:value="3.89880152733631E-016">
                <text:p>3.89880152733631E-016</text:p>
                <draw:g>
                  <svg:desc>'Weighted (10%)'.C2:'Weighted (10%)'.C202</svg:desc>
                </draw:g>
              </table:table-cell>
              <table:table-cell office:value-type="float" office:value="1.75485821319989E-030">
                <text:p>1.75485821319989E-030</text:p>
                <draw:g>
                  <svg:desc>'Weighted (10%)'.D2:'Weighted (10%)'.D202</svg:desc>
                </draw:g>
              </table:table-cell>
              <table:table-cell office:value-type="float" office:value="4.9720846481194E-059">
                <text:p>4.9720846481194E-059</text:p>
                <draw:g>
                  <svg:desc>'Weighted (10%)'.E2:'Weighted (10%)'.E202</svg:desc>
                </draw:g>
              </table:table-cell>
              <table:table-cell office:value-type="float" office:value="5.56989281414976E-116">
                <text:p>5.56989281414976E-116</text:p>
                <draw:g>
                  <svg:desc>'Weighted (10%)'.F2:'Weighted (10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00000685476837168679">
                <text:p>0.00000000685476837168679</text:p>
              </table:table-cell>
              <table:table-cell office:value-type="float" office:value="3.90350108880082E-016">
                <text:p>3.90350108880082E-016</text:p>
              </table:table-cell>
              <table:table-cell office:value-type="float" office:value="1.759074248965E-030">
                <text:p>1.759074248965E-030</text:p>
              </table:table-cell>
              <table:table-cell office:value-type="float" office:value="4.99595435451208E-059">
                <text:p>4.99595435451208E-059</text:p>
              </table:table-cell>
              <table:table-cell office:value-type="float" office:value="5.62344640774186E-116">
                <text:p>5.62344640774186E-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000000686309347343923">
                <text:p>0.00000000686309347343923</text:p>
              </table:table-cell>
              <table:table-cell office:value-type="float" office:value="3.91291666302281E-016">
                <text:p>3.91291666302281E-016</text:p>
              </table:table-cell>
              <table:table-cell office:value-type="float" office:value="1.76753615001737E-030">
                <text:p>1.76753615001737E-030</text:p>
              </table:table-cell>
              <table:table-cell office:value-type="float" office:value="5.04403469293745E-059">
                <text:p>5.04403469293745E-059</text:p>
              </table:table-cell>
              <table:table-cell office:value-type="float" office:value="5.7320953717998E-116">
                <text:p>5.7320953717998E-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.00000000687331447901793">
                <text:p>0.00000000687331447901793</text:p>
              </table:table-cell>
              <table:table-cell office:value-type="float" office:value="3.92449183039774E-016">
                <text:p>3.92449183039774E-016</text:p>
              </table:table-cell>
              <table:table-cell office:value-type="float" office:value="1.77796645345233E-030">
                <text:p>1.77796645345233E-030</text:p>
              </table:table-cell>
              <table:table-cell office:value-type="float" office:value="5.10361609306381E-059">
                <text:p>5.10361609306381E-059</text:p>
              </table:table-cell>
              <table:table-cell office:value-type="float" office:value="5.8681740980267E-116">
                <text:p>5.8681740980267E-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00000000688543901894896">
                <text:p>0.00000000688543901894896</text:p>
              </table:table-cell>
              <table:table-cell office:value-type="float" office:value="3.93824482781096E-016">
                <text:p>3.93824482781096E-016</text:p>
              </table:table-cell>
              <table:table-cell office:value-type="float" office:value="1.79039893703081E-030">
                <text:p>1.79039893703081E-030</text:p>
              </table:table-cell>
              <table:table-cell office:value-type="float" office:value="5.17509011616043E-059">
                <text:p>5.17509011616043E-059</text:p>
              </table:table-cell>
              <table:table-cell office:value-type="float" office:value="6.03351894718812E-116">
                <text:p>6.03351894718812E-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000000689927702794972">
                <text:p>0.00000000689927702794972</text:p>
              </table:table-cell>
              <table:table-cell office:value-type="float" office:value="3.95397041754294E-016">
                <text:p>3.95397041754294E-016</text:p>
              </table:table-cell>
              <table:table-cell office:value-type="float" office:value="1.80466764881915E-030">
                <text:p>1.80466764881915E-030</text:p>
              </table:table-cell>
              <table:table-cell office:value-type="float" office:value="5.25773190609173E-059">
                <text:p>5.25773190609173E-059</text:p>
              </table:table-cell>
              <table:table-cell office:value-type="float" office:value="6.22755939629099E-116">
                <text:p>6.22755939629099E-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0000000691344040618743">
                <text:p>0.00000000691344040618743</text:p>
              </table:table-cell>
              <table:table-cell office:value-type="float" office:value="3.97009791417668E-016">
                <text:p>3.97009791417668E-016</text:p>
              </table:table-cell>
              <table:table-cell office:value-type="float" office:value="1.81935942664505E-030">
                <text:p>1.81935942664505E-030</text:p>
              </table:table-cell>
              <table:table-cell office:value-type="float" office:value="5.34350666315253E-059">
                <text:p>5.34350666315253E-059</text:p>
              </table:table-cell>
              <table:table-cell office:value-type="float" office:value="6.4322001698773E-116">
                <text:p>6.4322001698773E-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0.00000000692773040224198">
                <text:p>0.00000000692773040224198</text:p>
              </table:table-cell>
              <table:table-cell office:value-type="float" office:value="3.98640259159785E-016">
                <text:p>3.98640259159785E-016</text:p>
              </table:table-cell>
              <table:table-cell office:value-type="float" office:value="1.83427307542922E-030">
                <text:p>1.83427307542922E-030</text:p>
              </table:table-cell>
              <table:table-cell office:value-type="float" office:value="5.43128499422008E-059">
                <text:p>5.43128499422008E-059</text:p>
              </table:table-cell>
              <table:table-cell office:value-type="float" office:value="6.64504295941501E-116">
                <text:p>6.64504295941501E-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000000694284934958007">
                <text:p>0.00000000694284934958007</text:p>
              </table:table-cell>
              <table:table-cell office:value-type="float" office:value="4.00368946868529E-016">
                <text:p>4.00368946868529E-016</text:p>
              </table:table-cell>
              <table:table-cell office:value-type="float" office:value="1.85015111923957E-030">
                <text:p>1.85015111923957E-030</text:p>
              </table:table-cell>
              <table:table-cell office:value-type="float" office:value="5.5255239168838E-059">
                <text:p>5.5255239168838E-059</text:p>
              </table:table-cell>
              <table:table-cell office:value-type="float" office:value="6.87740337723303E-116">
                <text:p>6.87740337723303E-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695860171236847">
                <text:p>0.00000000695860171236847</text:p>
              </table:table-cell>
              <table:table-cell office:value-type="float" office:value="4.02173959923326E-016">
                <text:p>4.02173959923326E-016</text:p>
              </table:table-cell>
              <table:table-cell office:value-type="float" office:value="1.86680298691169E-030">
                <text:p>1.86680298691169E-030</text:p>
              </table:table-cell>
              <table:table-cell office:value-type="float" office:value="5.62522435745266E-059">
                <text:p>5.62522435745266E-059</text:p>
              </table:table-cell>
              <table:table-cell office:value-type="float" office:value="7.12757214106651E-116">
                <text:p>7.12757214106651E-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697438665480033">
                <text:p>0.00000000697438665480033</text:p>
              </table:table-cell>
              <table:table-cell office:value-type="float" office:value="4.0398678102806E-016">
                <text:p>4.0398678102806E-016</text:p>
              </table:table-cell>
              <table:table-cell office:value-type="float" office:value="1.88360165443411E-030">
                <text:p>1.88360165443411E-030</text:p>
              </table:table-cell>
              <table:table-cell office:value-type="float" office:value="5.72670525918052E-059">
                <text:p>5.72670525918052E-059</text:p>
              </table:table-cell>
              <table:table-cell office:value-type="float" office:value="7.38679352668753E-116">
                <text:p>7.38679352668753E-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698980148756492">
                <text:p>0.00000000698980148756492</text:p>
              </table:table-cell>
              <table:table-cell office:value-type="float" office:value="4.05760965727672E-016">
                <text:p>4.05760965727672E-016</text:p>
              </table:table-cell>
              <table:table-cell office:value-type="float" office:value="1.90011494618511E-030">
                <text:p>1.90011494618511E-030</text:p>
              </table:table-cell>
              <table:table-cell office:value-type="float" office:value="5.82734422487401E-059">
                <text:p>5.82734422487401E-059</text:p>
              </table:table-cell>
              <table:table-cell office:value-type="float" office:value="7.64843126519052E-116">
                <text:p>7.64843126519052E-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700635934365801">
                <text:p>0.00000000700635934365801</text:p>
              </table:table-cell>
              <table:table-cell office:value-type="float" office:value="4.0767101320635E-016">
                <text:p>4.0767101320635E-016</text:p>
              </table:table-cell>
              <table:table-cell office:value-type="float" office:value="1.91797291115362E-030">
                <text:p>1.91797291115362E-030</text:p>
              </table:table-cell>
              <table:table-cell office:value-type="float" office:value="5.93716302653647E-059">
                <text:p>5.93716302653647E-059</text:p>
              </table:table-cell>
              <table:table-cell office:value-type="float" office:value="7.93912531851114E-116">
                <text:p>7.93912531851114E-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702366221599815">
                <text:p>0.00000000702366221599815</text:p>
              </table:table-cell>
              <table:table-cell office:value-type="float" office:value="4.09671792383004E-016">
                <text:p>4.09671792383004E-016</text:p>
              </table:table-cell>
              <table:table-cell office:value-type="float" office:value="1.93676835485518E-030">
                <text:p>1.93676835485518E-030</text:p>
              </table:table-cell>
              <table:table-cell office:value-type="float" office:value="6.05385165512391E-059">
                <text:p>6.05385165512391E-059</text:p>
              </table:table-cell>
              <table:table-cell office:value-type="float" office:value="8.25393822767778E-116">
                <text:p>8.25393822767778E-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704141104233189">
                <text:p>0.00000000704141104233189</text:p>
              </table:table-cell>
              <table:table-cell office:value-type="float" office:value="4.11729136246315E-016">
                <text:p>4.11729136246315E-016</text:p>
              </table:table-cell>
              <table:table-cell office:value-type="float" office:value="1.95619037815045E-030">
                <text:p>1.95619037815045E-030</text:p>
              </table:table-cell>
              <table:table-cell office:value-type="float" office:value="6.17562053876897E-059">
                <text:p>6.17562053876897E-059</text:p>
              </table:table-cell>
              <table:table-cell office:value-type="float" office:value="8.58897670440914E-116">
                <text:p>8.58897670440914E-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70597101126913">
                <text:p>0.0000000070597101126913</text:p>
              </table:table-cell>
              <table:table-cell office:value-type="float" office:value="4.13855621155763E-016">
                <text:p>4.13855621155763E-016</text:p>
              </table:table-cell>
              <table:table-cell office:value-type="float" office:value="1.97636643113286E-030">
                <text:p>1.97636643113286E-030</text:p>
              </table:table-cell>
              <table:table-cell office:value-type="float" office:value="6.30339839954354E-059">
                <text:p>6.30339839954354E-059</text:p>
              </table:table-cell>
              <table:table-cell office:value-type="float" office:value="8.94770740681267E-116">
                <text:p>8.94770740681267E-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707876705925974">
                <text:p>0.00000000707876705925974</text:p>
              </table:table-cell>
              <table:table-cell office:value-type="float" office:value="4.16075959541499E-016">
                <text:p>4.16075959541499E-016</text:p>
              </table:table-cell>
              <table:table-cell office:value-type="float" office:value="1.99754307339728E-030">
                <text:p>1.99754307339728E-030</text:p>
              </table:table-cell>
              <table:table-cell office:value-type="float" office:value="6.43891750771214E-059">
                <text:p>6.43891750771214E-059</text:p>
              </table:table-cell>
              <table:table-cell office:value-type="float" office:value="9.33618281296319E-116">
                <text:p>9.33618281296319E-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709817872629956">
                <text:p>0.00000000709817872629956</text:p>
              </table:table-cell>
              <table:table-cell office:value-type="float" office:value="4.18343661105157E-016">
                <text:p>4.18343661105157E-016</text:p>
              </table:table-cell>
              <table:table-cell office:value-type="float" office:value="2.01928729694958E-030">
                <text:p>2.01928729694958E-030</text:p>
              </table:table-cell>
              <table:table-cell office:value-type="float" office:value="6.57956503596791E-059">
                <text:p>6.57956503596791E-059</text:p>
              </table:table-cell>
              <table:table-cell office:value-type="float" office:value="9.74807869887087E-116">
                <text:p>9.74807869887087E-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71181518054834">
                <text:p>0.0000000071181518054834</text:p>
              </table:table-cell>
              <table:table-cell office:value-type="float" office:value="4.2068336479145E-016">
                <text:p>4.2068336479145E-016</text:p>
              </table:table-cell>
              <table:table-cell office:value-type="float" office:value="2.0418448114238E-030">
                <text:p>2.0418448114238E-030</text:p>
              </table:table-cell>
              <table:table-cell office:value-type="float" office:value="6.7270758679936E-059">
                <text:p>6.7270758679936E-059</text:p>
              </table:table-cell>
              <table:table-cell office:value-type="float" office:value="1.0189617857464E-115">
                <text:p>1.0189617857464E-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713797119002233">
                <text:p>0.00000000713797119002233</text:p>
              </table:table-cell>
              <table:table-cell office:value-type="float" office:value="4.23011452096722E-016">
                <text:p>4.23011452096722E-016</text:p>
              </table:table-cell>
              <table:table-cell office:value-type="float" office:value="2.06441416495272E-030">
                <text:p>2.06441416495272E-030</text:p>
              </table:table-cell>
              <table:table-cell office:value-type="float" office:value="6.8762970823565E-059">
                <text:p>6.8762970823565E-059</text:p>
              </table:table-cell>
              <table:table-cell office:value-type="float" office:value="1.06462155634645E-115">
                <text:p>1.06462155634645E-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715897542107425">
                <text:p>0.00000000715897542107425</text:p>
              </table:table-cell>
              <table:table-cell office:value-type="float" office:value="4.25485670040463E-016">
                <text:p>4.25485670040463E-016</text:p>
              </table:table-cell>
              <table:table-cell office:value-type="float" office:value="2.08853564317822E-030">
                <text:p>2.08853564317822E-030</text:p>
              </table:table-cell>
              <table:table-cell office:value-type="float" office:value="7.03758616800821E-059">
                <text:p>7.03758616800821E-059</text:p>
              </table:table-cell>
              <table:table-cell office:value-type="float" office:value="1.11509820333131E-115">
                <text:p>1.11509820333131E-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0718076075980646">
                <text:p>0.00000000718076075980646</text:p>
              </table:table-cell>
              <table:table-cell office:value-type="float" office:value="4.28059425037299E-016">
                <text:p>4.28059425037299E-016</text:p>
              </table:table-cell>
              <table:table-cell office:value-type="float" office:value="2.11377548319371E-030">
                <text:p>2.11377548319371E-030</text:p>
              </table:table-cell>
              <table:table-cell office:value-type="float" office:value="7.20835062981987E-059">
                <text:p>7.20835062981987E-059</text:p>
              </table:table-cell>
              <table:table-cell office:value-type="float" office:value="1.16981290973444E-115">
                <text:p>1.16981290973444E-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072054067191431">
                <text:p>0.0000000072054067191431</text:p>
              </table:table-cell>
              <table:table-cell office:value-type="float" office:value="4.3098046174806E-016">
                <text:p>4.3098046174806E-016</text:p>
              </table:table-cell>
              <table:table-cell office:value-type="float" office:value="2.14260390254175E-030">
                <text:p>2.14260390254175E-030</text:p>
              </table:table-cell>
              <table:table-cell office:value-type="float" office:value="7.40589289321899E-059">
                <text:p>7.40589289321899E-059</text:p>
              </table:table-cell>
              <table:table-cell office:value-type="float" office:value="1.23474062081073E-115">
                <text:p>1.23474062081073E-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0723294090781239">
                <text:p>0.00000000723294090781239</text:p>
              </table:table-cell>
              <table:table-cell office:value-type="float" office:value="4.34255427890149E-016">
                <text:p>4.34255427890149E-016</text:p>
              </table:table-cell>
              <table:table-cell office:value-type="float" office:value="2.1751563024802E-030">
                <text:p>2.1751563024802E-030</text:p>
              </table:table-cell>
              <table:table-cell office:value-type="float" office:value="7.63215676871061E-059">
                <text:p>7.63215676871061E-059</text:p>
              </table:table-cell>
              <table:table-cell office:value-type="float" office:value="1.31126054840969E-115">
                <text:p>1.31126054840969E-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0726234767768894">
                <text:p>0.00000000726234767768894</text:p>
              </table:table-cell>
              <table:table-cell office:value-type="float" office:value="4.37766718831984E-016">
                <text:p>4.37766718831984E-016</text:p>
              </table:table-cell>
              <table:table-cell office:value-type="float" office:value="2.21032940322895E-030">
                <text:p>2.21032940322895E-030</text:p>
              </table:table-cell>
              <table:table-cell office:value-type="float" office:value="7.88045414302509E-059">
                <text:p>7.88045414302509E-059</text:p>
              </table:table-cell>
              <table:table-cell office:value-type="float" office:value="1.39787648581472E-115">
                <text:p>1.39787648581472E-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00729364800160097">
                <text:p>0.00000000729364800160097</text:p>
              </table:table-cell>
              <table:table-cell office:value-type="float" office:value="4.41519465454304E-016">
                <text:p>4.41519465454304E-016</text:p>
              </table:table-cell>
              <table:table-cell office:value-type="float" office:value="2.24823174672514E-030">
                <text:p>2.24823174672514E-030</text:p>
              </table:table-cell>
              <table:table-cell office:value-type="float" office:value="8.15245762223657E-059">
                <text:p>8.15245762223657E-059</text:p>
              </table:table-cell>
              <table:table-cell office:value-type="float" office:value="1.49593795569437E-115">
                <text:p>1.49593795569437E-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00732696825514531">
                <text:p>0.00000000732696825514531</text:p>
              </table:table-cell>
              <table:table-cell office:value-type="float" office:value="4.4553188516447E-016">
                <text:p>4.4553188516447E-016</text:p>
              </table:table-cell>
              <table:table-cell office:value-type="float" office:value="2.28911151480244E-030">
                <text:p>2.28911151480244E-030</text:p>
              </table:table-cell>
              <table:table-cell office:value-type="float" office:value="8.45099055898129E-059">
                <text:p>8.45099055898129E-059</text:p>
              </table:table-cell>
              <table:table-cell office:value-type="float" office:value="1.60738561964779E-115">
                <text:p>1.60738561964779E-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00736328526303431">
                <text:p>0.00000000736328526303431</text:p>
              </table:table-cell>
              <table:table-cell office:value-type="float" office:value="4.49925677227907E-016">
                <text:p>4.49925677227907E-016</text:p>
              </table:table-cell>
              <table:table-cell office:value-type="float" office:value="2.33429754753034E-030">
                <text:p>2.33429754753034E-030</text:p>
              </table:table-cell>
              <table:table-cell office:value-type="float" office:value="8.78720326060124E-059">
                <text:p>8.78720326060124E-059</text:p>
              </table:table-cell>
              <table:table-cell office:value-type="float" office:value="1.73768821898313E-115">
                <text:p>1.73768821898313E-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00740444685903585">
                <text:p>0.00000000740444685903585</text:p>
              </table:table-cell>
              <table:table-cell office:value-type="float" office:value="4.54931416215193E-016">
                <text:p>4.54931416215193E-016</text:p>
              </table:table-cell>
              <table:table-cell office:value-type="float" office:value="2.38631267699334E-030">
                <text:p>2.38631267699334E-030</text:p>
              </table:table-cell>
              <table:table-cell office:value-type="float" office:value="9.1823310294836E-059">
                <text:p>9.1823310294836E-059</text:p>
              </table:table-cell>
              <table:table-cell office:value-type="float" office:value="1.89730725031997E-115">
                <text:p>1.89730725031997E-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000744913541552449">
                <text:p>0.00000000744913541552449</text:p>
              </table:table-cell>
              <table:table-cell office:value-type="float" office:value="4.60397170735322E-016">
                <text:p>4.60397170735322E-016</text:p>
              </table:table-cell>
              <table:table-cell office:value-type="float" office:value="2.4437597628469E-030">
                <text:p>2.4437597628469E-030</text:p>
              </table:table-cell>
              <table:table-cell office:value-type="float" office:value="9.6287966731232E-059">
                <text:p>9.6287966731232E-059</text:p>
              </table:table-cell>
              <table:table-cell office:value-type="float" office:value="2.08609462840358E-115">
                <text:p>2.08609462840358E-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000749762270752836">
                <text:p>0.00000000749762270752836</text:p>
              </table:table-cell>
              <table:table-cell office:value-type="float" office:value="4.66364136121403E-016">
                <text:p>4.66364136121403E-016</text:p>
              </table:table-cell>
              <table:table-cell office:value-type="float" office:value="2.50725126151572E-030">
                <text:p>2.50725126151572E-030</text:p>
              </table:table-cell>
              <table:table-cell office:value-type="float" office:value="1.01345409191863E-058">
                <text:p>1.01345409191863E-058</text:p>
              </table:table-cell>
              <table:table-cell office:value-type="float" office:value="2.31075026409789E-115">
                <text:p>2.31075026409789E-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00075479162340662">
                <text:p>0.0000000075479162340662</text:p>
              </table:table-cell>
              <table:table-cell office:value-type="float" office:value="4.72593648736189E-016">
                <text:p>4.72593648736189E-016</text:p>
              </table:table-cell>
              <table:table-cell office:value-type="float" office:value="2.5744015879764E-030">
                <text:p>2.5744015879764E-030</text:p>
              </table:table-cell>
              <table:table-cell office:value-type="float" office:value="1.06834831910831E-058">
                <text:p>1.06834831910831E-058</text:p>
              </table:table-cell>
              <table:table-cell office:value-type="float" office:value="2.56758036387451E-115">
                <text:p>2.56758036387451E-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000760505925636829">
                <text:p>0.00000000760505925636829</text:p>
              </table:table-cell>
              <table:table-cell office:value-type="float" office:value="4.79721281601867E-016">
                <text:p>4.79721281601867E-016</text:p>
              </table:table-cell>
              <table:table-cell office:value-type="float" office:value="2.65231683230736E-030">
                <text:p>2.65231683230736E-030</text:p>
              </table:table-cell>
              <table:table-cell office:value-type="float" office:value="1.13385310903881E-058">
                <text:p>1.13385310903881E-058</text:p>
              </table:table-cell>
              <table:table-cell office:value-type="float" office:value="2.89174077673598E-115">
                <text:p>2.89174077673598E-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000766468741924778">
                <text:p>0.00000000766468741924778</text:p>
              </table:table-cell>
              <table:table-cell office:value-type="float" office:value="4.87215274629361E-016">
                <text:p>4.87215274629361E-016</text:p>
              </table:table-cell>
              <table:table-cell office:value-type="float" office:value="2.73548396670087E-030">
                <text:p>2.73548396670087E-030</text:p>
              </table:table-cell>
              <table:table-cell office:value-type="float" office:value="1.20591883872585E-058">
                <text:p>1.20591883872585E-058</text:p>
              </table:table-cell>
              <table:table-cell office:value-type="float" office:value="3.27060032904021E-115">
                <text:p>3.27060032904021E-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000772806478932274">
                <text:p>0.00000000772806478932274</text:p>
              </table:table-cell>
              <table:table-cell office:value-type="float" office:value="4.95243638759849E-016">
                <text:p>4.95243638759849E-016</text:p>
              </table:table-cell>
              <table:table-cell office:value-type="float" office:value="2.82599970321887E-030">
                <text:p>2.82599970321887E-030</text:p>
              </table:table-cell>
              <table:table-cell office:value-type="float" office:value="1.28686976055051E-058">
                <text:p>1.28686976055051E-058</text:p>
              </table:table-cell>
              <table:table-cell office:value-type="float" office:value="3.72394341283171E-115">
                <text:p>3.72394341283171E-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0000779471292460191">
                <text:p>0.00000000779471292460191</text:p>
              </table:table-cell>
              <table:table-cell office:value-type="float" office:value="5.03756487432673E-016">
                <text:p>5.03756487432673E-016</text:p>
              </table:table-cell>
              <table:table-cell office:value-type="float" office:value="2.92358013298926E-030">
                <text:p>2.92358013298926E-030</text:p>
              </table:table-cell>
              <table:table-cell office:value-type="float" office:value="1.37707764795509E-058">
                <text:p>1.37707764795509E-058</text:p>
              </table:table-cell>
              <table:table-cell office:value-type="float" office:value="4.26374060136368E-115">
                <text:p>4.26374060136368E-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000078651513728005">
                <text:p>0.0000000078651513728005</text:p>
              </table:table-cell>
              <table:table-cell office:value-type="float" office:value="5.12831642347688E-016">
                <text:p>5.12831642347688E-016</text:p>
              </table:table-cell>
              <table:table-cell office:value-type="float" office:value="3.02942204723271E-030">
                <text:p>3.02942204723271E-030</text:p>
              </table:table-cell>
              <table:table-cell office:value-type="float" office:value="1.47836965344482E-058">
                <text:p>1.47836965344482E-058</text:p>
              </table:table-cell>
              <table:table-cell office:value-type="float" office:value="4.9133434412486E-115">
                <text:p>4.9133434412486E-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0000793867170455711">
                <text:p>0.00000000793867170455711</text:p>
              </table:table-cell>
              <table:table-cell office:value-type="float" office:value="5.22389503129159E-016">
                <text:p>5.22389503129159E-016</text:p>
              </table:table-cell>
              <table:table-cell office:value-type="float" office:value="3.14291960762407E-030">
                <text:p>3.14291960762407E-030</text:p>
              </table:table-cell>
              <table:table-cell office:value-type="float" office:value="1.59097294101308E-058">
                <text:p>1.59097294101308E-058</text:p>
              </table:table-cell>
              <table:table-cell office:value-type="float" office:value="5.68946613050134E-115">
                <text:p>5.68946613050134E-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0000801488454003247">
                <text:p>0.00000000801488454003247</text:p>
              </table:table-cell>
              <table:table-cell office:value-type="float" office:value="5.32389808623523E-016">
                <text:p>5.32389808623523E-016</text:p>
              </table:table-cell>
              <table:table-cell office:value-type="float" office:value="3.26389561081154E-030">
                <text:p>3.26389561081154E-030</text:p>
              </table:table-cell>
              <table:table-cell office:value-type="float" office:value="1.71553528160417E-058">
                <text:p>1.71553528160417E-058</text:p>
              </table:table-cell>
              <table:table-cell office:value-type="float" office:value="6.61421518290617E-115">
                <text:p>6.61421518290617E-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0000809361919394688">
                <text:p>0.00000000809361919394688</text:p>
              </table:table-cell>
              <table:table-cell office:value-type="float" office:value="5.42819734732087E-016">
                <text:p>5.42819734732087E-016</text:p>
              </table:table-cell>
              <table:table-cell office:value-type="float" office:value="3.39249162930577E-030">
                <text:p>3.39249162930577E-030</text:p>
              </table:table-cell>
              <table:table-cell office:value-type="float" office:value="1.85307898429327E-058">
                <text:p>1.85307898429327E-058</text:p>
              </table:table-cell>
              <table:table-cell office:value-type="float" office:value="7.71610888869471E-115">
                <text:p>7.71610888869471E-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0000817632942868202">
                <text:p>0.00000000817632942868202</text:p>
              </table:table-cell>
              <table:table-cell office:value-type="float" office:value="5.53884312999951E-016">
                <text:p>5.53884312999951E-016</text:p>
              </table:table-cell>
              <table:table-cell office:value-type="float" office:value="3.53161711126427E-030">
                <text:p>3.53161711126427E-030</text:p>
              </table:table-cell>
              <table:table-cell office:value-type="float" office:value="2.00784376555965E-058">
                <text:p>2.00784376555965E-058</text:p>
              </table:table-cell>
              <table:table-cell office:value-type="float" office:value="9.05730413941096E-115">
                <text:p>9.05730413941096E-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00000825946610951875">
                <text:p>0.00000000825946610951875</text:p>
              </table:table-cell>
              <table:table-cell office:value-type="float" office:value="5.65117470900226E-016">
                <text:p>5.65117470900226E-016</text:p>
              </table:table-cell>
              <table:table-cell office:value-type="float" office:value="3.67570928636942E-030">
                <text:p>3.67570928636942E-030</text:p>
              </table:table-cell>
              <table:table-cell office:value-type="float" office:value="2.17466106988153E-058">
                <text:p>2.17466106988153E-058</text:p>
              </table:table-cell>
              <table:table-cell office:value-type="float" office:value="1.06230989189069E-114">
                <text:p>1.06230989189069E-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00000835395544249352">
                <text:p>0.00000000835395544249352</text:p>
              </table:table-cell>
              <table:table-cell office:value-type="float" office:value="5.78020370199112E-016">
                <text:p>5.78020370199112E-016</text:p>
              </table:table-cell>
              <table:table-cell office:value-type="float" office:value="3.84475963430654E-030">
                <text:p>3.84475963430654E-030</text:p>
              </table:table-cell>
              <table:table-cell office:value-type="float" office:value="2.37883921709756E-058">
                <text:p>2.37883921709756E-058</text:p>
              </table:table-cell>
              <table:table-cell office:value-type="float" office:value="1.27092009869618E-114">
                <text:p>1.27092009869618E-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00000845484926607864">
                <text:p>0.00000000845484926607864</text:p>
              </table:table-cell>
              <table:table-cell office:value-type="float" office:value="5.91957176008396E-016">
                <text:p>5.91957176008396E-016</text:p>
              </table:table-cell>
              <table:table-cell office:value-type="float" office:value="4.03160637611356E-030">
                <text:p>4.03160637611356E-030</text:p>
              </table:table-cell>
              <table:table-cell office:value-type="float" office:value="2.61514433720493E-058">
                <text:p>2.61514433720493E-058</text:p>
              </table:table-cell>
              <table:table-cell office:value-type="float" office:value="1.53565916995074E-114">
                <text:p>1.53565916995074E-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00000856112074718767">
                <text:p>0.00000000856112074718767</text:p>
              </table:table-cell>
              <table:table-cell office:value-type="float" office:value="6.06814819052227E-016">
                <text:p>6.06814819052227E-016</text:p>
              </table:table-cell>
              <table:table-cell office:value-type="float" office:value="4.23565898018304E-030">
                <text:p>4.23565898018304E-030</text:p>
              </table:table-cell>
              <table:table-cell office:value-type="float" office:value="2.88596121936185E-058">
                <text:p>2.88596121936185E-058</text:p>
              </table:table-cell>
              <table:table-cell office:value-type="float" office:value="1.86980546771188E-114">
                <text:p>1.86980546771188E-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0000086751446770786">
                <text:p>0.0000000086751446770786</text:p>
              </table:table-cell>
              <table:table-cell office:value-type="float" office:value="6.22959363724521E-016">
                <text:p>6.22959363724521E-016</text:p>
              </table:table-cell>
              <table:table-cell office:value-type="float" office:value="4.46307064108577E-030">
                <text:p>4.46307064108577E-030</text:p>
              </table:table-cell>
              <table:table-cell office:value-type="float" office:value="3.20346228447581E-058">
                <text:p>3.20346228447581E-058</text:p>
              </table:table-cell>
              <table:table-cell office:value-type="float" office:value="2.30335694286928E-114">
                <text:p>2.30335694286928E-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00000879405746662657">
                <text:p>0.00000000879405746662657</text:p>
              </table:table-cell>
              <table:table-cell office:value-type="float" office:value="6.40019933879441E-016">
                <text:p>6.40019933879441E-016</text:p>
              </table:table-cell>
              <table:table-cell office:value-type="float" office:value="4.70981854662125E-030">
                <text:p>4.70981854662125E-030</text:p>
              </table:table-cell>
              <table:table-cell office:value-type="float" office:value="3.56665486461317E-058">
                <text:p>3.56665486461317E-058</text:p>
              </table:table-cell>
              <table:table-cell office:value-type="float" office:value="2.85461754427333E-114">
                <text:p>2.85461754427333E-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00000891762769125199">
                <text:p>0.00000000891762769125199</text:p>
              </table:table-cell>
              <table:table-cell office:value-type="float" office:value="6.57990842049434E-016">
                <text:p>6.57990842049434E-016</text:p>
              </table:table-cell>
              <table:table-cell office:value-type="float" office:value="4.97687988638108E-030">
                <text:p>4.97687988638108E-030</text:p>
              </table:table-cell>
              <table:table-cell office:value-type="float" office:value="3.98166852383947E-058">
                <text:p>3.98166852383947E-058</text:p>
              </table:table-cell>
              <table:table-cell office:value-type="float" office:value="3.5567812798312E-114">
                <text:p>3.5567812798312E-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00000904650735311268">
                <text:p>0.00000000904650735311268</text:p>
              </table:table-cell>
              <table:table-cell office:value-type="float" office:value="6.76996676390842E-016">
                <text:p>6.76996676390842E-016</text:p>
              </table:table-cell>
              <table:table-cell office:value-type="float" office:value="5.26729791213821E-030">
                <text:p>5.26729791213821E-030</text:p>
              </table:table-cell>
              <table:table-cell office:value-type="float" office:value="4.45883656713495E-058">
                <text:p>4.45883656713495E-058</text:p>
              </table:table-cell>
              <table:table-cell office:value-type="float" office:value="4.45931652302238E-114">
                <text:p>4.45931652302238E-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00000918280912289993">
                <text:p>0.00000000918280912289993</text:p>
              </table:table-cell>
              <table:table-cell office:value-type="float" office:value="6.97388877319076E-016">
                <text:p>6.97388877319076E-016</text:p>
              </table:table-cell>
              <table:table-cell office:value-type="float" office:value="5.58801685556622E-030">
                <text:p>5.58801685556622E-030</text:p>
              </table:table-cell>
              <table:table-cell office:value-type="float" office:value="5.01708733123781E-058">
                <text:p>5.01708733123781E-058</text:p>
              </table:table-cell>
              <table:table-cell office:value-type="float" office:value="5.64445876678024E-114">
                <text:p>5.64445876678024E-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000000932837025229925">
                <text:p>0.00000000932837025229925</text:p>
              </table:table-cell>
              <table:table-cell office:value-type="float" office:value="7.19497642752381E-016">
                <text:p>7.19497642752381E-016</text:p>
              </table:table-cell>
              <table:table-cell office:value-type="float" office:value="5.94639262964903E-030">
                <text:p>5.94639262964903E-030</text:p>
              </table:table-cell>
              <table:table-cell office:value-type="float" office:value="5.67973404819386E-058">
                <text:p>5.67973404819386E-058</text:p>
              </table:table-cell>
              <table:table-cell office:value-type="float" office:value="7.23207796483285E-114">
                <text:p>7.23207796483285E-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000000947659112573966">
                <text:p>0.00000000947659112573966</text:p>
              </table:table-cell>
              <table:table-cell office:value-type="float" office:value="7.42361773049475E-016">
                <text:p>7.42361773049475E-016</text:p>
              </table:table-cell>
              <table:table-cell office:value-type="float" office:value="6.32867441834512E-030">
                <text:p>6.32867441834512E-030</text:p>
              </table:table-cell>
              <table:table-cell office:value-type="float" office:value="6.43176989762082E-058">
                <text:p>6.43176989762082E-058</text:p>
              </table:table-cell>
              <table:table-cell office:value-type="float" office:value="9.27162289942698E-114">
                <text:p>9.27162289942698E-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000000964094621548315">
                <text:p>0.00000000964094621548315</text:p>
              </table:table-cell>
              <table:table-cell office:value-type="float" office:value="7.68129292331226E-016">
                <text:p>7.68129292331226E-016</text:p>
              </table:table-cell>
              <table:table-cell office:value-type="float" office:value="6.77370793713565E-030">
                <text:p>6.77370793713565E-030</text:p>
              </table:table-cell>
              <table:table-cell office:value-type="float" office:value="7.36599379156802E-058">
                <text:p>7.36599379156802E-058</text:p>
              </table:table-cell>
              <table:table-cell office:value-type="float" office:value="1.21572319785671E-113">
                <text:p>1.21572319785671E-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000000981647649790143">
                <text:p>0.00000000981647649790143</text:p>
              </table:table-cell>
              <table:table-cell office:value-type="float" office:value="7.96130004950507E-016">
                <text:p>7.96130004950507E-016</text:p>
              </table:table-cell>
              <table:table-cell office:value-type="float" office:value="7.27437578453165E-030">
                <text:p>7.27437578453165E-030</text:p>
              </table:table-cell>
              <table:table-cell office:value-type="float" office:value="8.4925247667656E-058">
                <text:p>8.4925247667656E-058</text:p>
              </table:table-cell>
              <table:table-cell office:value-type="float" office:value="1.61553595430607E-113">
                <text:p>1.61553595430607E-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00000100096873496266">
                <text:p>0.0000000100096873496266</text:p>
              </table:table-cell>
              <table:table-cell office:value-type="float" office:value="8.27525613607389E-016">
                <text:p>8.27525613607389E-016</text:p>
              </table:table-cell>
              <table:table-cell office:value-type="float" office:value="7.85687564166697E-030">
                <text:p>7.85687564166697E-030</text:p>
              </table:table-cell>
              <table:table-cell office:value-type="float" office:value="9.90378380039298E-058">
                <text:p>9.90378380039298E-058</text:p>
              </table:table-cell>
              <table:table-cell office:value-type="float" office:value="2.19637065892628E-113">
                <text:p>2.19637065892628E-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0000010221138657724">
                <text:p>0.000000010221138657724</text:p>
              </table:table-cell>
              <table:table-cell office:value-type="float" office:value="8.62574831563551E-016">
                <text:p>8.62574831563551E-016</text:p>
              </table:table-cell>
              <table:table-cell office:value-type="float" office:value="8.53354142723757E-030">
                <text:p>8.53354142723757E-030</text:p>
              </table:table-cell>
              <table:table-cell office:value-type="float" office:value="1.1678989772884E-057">
                <text:p>1.1678989772884E-057</text:p>
              </table:table-cell>
              <table:table-cell office:value-type="float" office:value="3.05325970305298E-113">
                <text:p>3.05325970305298E-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00000104498464631042">
                <text:p>0.0000000104498464631042</text:p>
              </table:table-cell>
              <table:table-cell office:value-type="float" office:value="9.01295632356862E-016">
                <text:p>9.01295632356862E-016</text:p>
              </table:table-cell>
              <table:table-cell office:value-type="float" office:value="9.31343415916108E-030">
                <text:p>9.31343415916108E-030</text:p>
              </table:table-cell>
              <table:table-cell office:value-type="float" office:value="1.39060001016466E-057">
                <text:p>1.39060001016466E-057</text:p>
              </table:table-cell>
              <table:table-cell office:value-type="float" office:value="4.32711462589264E-113">
                <text:p>4.32711462589264E-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00000106955019411661">
                <text:p>0.0000000106955019411661</text:p>
              </table:table-cell>
              <table:table-cell office:value-type="float" office:value="9.43824205428418E-016">
                <text:p>9.43824205428418E-016</text:p>
              </table:table-cell>
              <table:table-cell office:value-type="float" office:value="1.02091296184645E-029">
                <text:p>1.02091296184645E-029</text:p>
              </table:table-cell>
              <table:table-cell office:value-type="float" office:value="1.67027215257561E-057">
                <text:p>1.67027215257561E-057</text:p>
              </table:table-cell>
              <table:table-cell office:value-type="float" office:value="6.24023277949966E-113">
                <text:p>6.24023277949966E-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00000109649432678765">
                <text:p>0.0000000109649432678765</text:p>
              </table:table-cell>
              <table:table-cell office:value-type="float" office:value="9.91588009908816E-016">
                <text:p>9.91588009908816E-016</text:p>
              </table:table-cell>
              <table:table-cell office:value-type="float" office:value="1.12638756082506E-029">
                <text:p>1.12638756082506E-029</text:p>
              </table:table-cell>
              <table:table-cell office:value-type="float" office:value="2.03235769805655E-057">
                <text:p>2.03235769805655E-057</text:p>
              </table:table-cell>
              <table:table-cell office:value-type="float" office:value="9.23520663337146E-113">
                <text:p>9.23520663337146E-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00000112567406344073">
                <text:p>0.0000000112567406344073</text:p>
              </table:table-cell>
              <table:table-cell office:value-type="float" office:value="1.04463279945445E-015">
                <text:p>1.04463279945445E-015</text:p>
              </table:table-cell>
              <table:table-cell office:value-type="float" office:value="1.24957096024295E-029">
                <text:p>1.24957096024295E-029</text:p>
              </table:table-cell>
              <table:table-cell office:value-type="float" office:value="2.50005830842666E-057">
                <text:p>2.50005830842666E-057</text:p>
              </table:table-cell>
              <table:table-cell office:value-type="float" office:value="1.39687046899566E-112">
                <text:p>1.39687046899566E-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00000115722092236782">
                <text:p>0.0000000115722092236782</text:p>
              </table:table-cell>
              <table:table-cell office:value-type="float" office:value="1.10352154620785E-015">
                <text:p>1.10352154620785E-015</text:p>
              </table:table-cell>
              <table:table-cell office:value-type="float" office:value="1.39377599613908E-029">
                <text:p>1.39377599613908E-029</text:p>
              </table:table-cell>
              <table:table-cell office:value-type="float" office:value="3.10890342304585E-057">
                <text:p>3.10890342304585E-057</text:p>
              </table:table-cell>
              <table:table-cell office:value-type="float" office:value="2.1590826925505E-112">
                <text:p>2.1590826925505E-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00000119015760961445">
                <text:p>0.0000000119015760961445</text:p>
              </table:table-cell>
              <table:table-cell office:value-type="float" office:value="1.1667121290046E-015">
                <text:p>1.1667121290046E-015</text:p>
              </table:table-cell>
              <table:table-cell office:value-type="float" office:value="1.55723034691642E-029">
                <text:p>1.55723034691642E-029</text:p>
              </table:table-cell>
              <table:table-cell office:value-type="float" office:value="3.87896867137525E-057">
                <text:p>3.87896867137525E-057</text:p>
              </table:table-cell>
              <table:table-cell office:value-type="float" office:value="3.35956186061259E-112">
                <text:p>3.35956186061259E-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00000122742708808492">
                <text:p>0.0000000122742708808492</text:p>
              </table:table-cell>
              <table:table-cell office:value-type="float" office:value="1.24031788490709E-015">
                <text:p>1.24031788490709E-015</text:p>
              </table:table-cell>
              <table:table-cell office:value-type="float" office:value="1.75899479233824E-029">
                <text:p>1.75899479233824E-029</text:p>
              </table:table-cell>
              <table:table-cell office:value-type="float" office:value="4.94660738622537E-057">
                <text:p>4.94660738622537E-057</text:p>
              </table:table-cell>
              <table:table-cell office:value-type="float" office:value="5.46058714064349E-112">
                <text:p>5.46058714064349E-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00000126735766425092">
                <text:p>0.0000000126735766425092</text:p>
              </table:table-cell>
              <table:table-cell office:value-type="float" office:value="1.32165473362564E-015">
                <text:p>1.32165473362564E-015</text:p>
              </table:table-cell>
              <table:table-cell office:value-type="float" office:value="1.99617371430045E-029">
                <text:p>1.99617371430045E-029</text:p>
              </table:table-cell>
              <table:table-cell office:value-type="float" office:value="6.36697522836167E-057">
                <text:p>6.36697522836167E-057</text:p>
              </table:table-cell>
              <table:table-cell office:value-type="float" office:value="9.04181792164429E-112">
                <text:p>9.04181792164429E-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00000131010185400548">
                <text:p>0.0000000131010185400548</text:p>
              </table:table-cell>
              <table:table-cell office:value-type="float" office:value="1.4115590440984E-015">
                <text:p>1.4115590440984E-015</text:p>
              </table:table-cell>
              <table:table-cell office:value-type="float" office:value="2.27569915504106E-029">
                <text:p>2.27569915504106E-029</text:p>
              </table:table-cell>
              <table:table-cell office:value-type="float" office:value="8.27017723829524E-057">
                <text:p>8.27017723829524E-057</text:p>
              </table:table-cell>
              <table:table-cell office:value-type="float" office:value="1.52466578473728E-111">
                <text:p>1.52466578473728E-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00000135645581836649">
                <text:p>0.0000000135645581836649</text:p>
              </table:table-cell>
              <table:table-cell office:value-type="float" office:value="1.51236860956071E-015">
                <text:p>1.51236860956071E-015</text:p>
              </table:table-cell>
              <table:table-cell office:value-type="float" office:value="2.61080144845519E-029">
                <text:p>2.61080144845519E-029</text:p>
              </table:table-cell>
              <table:table-cell office:value-type="float" office:value="1.0878485577436E-056">
                <text:p>1.0878485577436E-056</text:p>
              </table:table-cell>
              <table:table-cell office:value-type="float" office:value="2.636482050987E-111">
                <text:p>2.636482050987E-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000000140658347892085">
                <text:p>0.0000000140658347892085</text:p>
              </table:table-cell>
              <table:table-cell office:value-type="float" office:value="1.6252620054785E-015">
                <text:p>1.6252620054785E-015</text:p>
              </table:table-cell>
              <table:table-cell office:value-type="float" office:value="3.01324824328648E-029">
                <text:p>3.01324824328648E-029</text:p>
              </table:table-cell>
              <table:table-cell office:value-type="float" office:value="1.44815051371198E-056">
                <text:p>1.44815051371198E-056</text:p>
              </table:table-cell>
              <table:table-cell office:value-type="float" office:value="4.66923810910861E-111">
                <text:p>4.66923810910861E-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00000014597057455632">
                <text:p>0.000000014597057455632</text:p>
              </table:table-cell>
              <table:table-cell office:value-type="float" office:value="1.74929330948349E-015">
                <text:p>1.74929330948349E-015</text:p>
              </table:table-cell>
              <table:table-cell office:value-type="float" office:value="3.4884795379136E-029">
                <text:p>3.4884795379136E-029</text:p>
              </table:table-cell>
              <table:table-cell office:value-type="float" office:value="1.93969024404214E-056">
                <text:p>1.93969024404214E-056</text:p>
              </table:table-cell>
              <table:table-cell office:value-type="float" office:value="8.37157500792672E-111">
                <text:p>8.37157500792672E-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000000151660681422273">
                <text:p>0.0000000151660681422273</text:p>
              </table:table-cell>
              <table:table-cell office:value-type="float" office:value="1.88715902095739E-015">
                <text:p>1.88715902095739E-015</text:p>
              </table:table-cell>
              <table:table-cell office:value-type="float" office:value="4.05733560628476E-029">
                <text:p>4.05733560628476E-029</text:p>
              </table:table-cell>
              <table:table-cell office:value-type="float" office:value="2.62209244827074E-056">
                <text:p>2.62209244827074E-056</text:p>
              </table:table-cell>
              <table:table-cell office:value-type="float" office:value="1.52880584046689E-110">
                <text:p>1.52880584046689E-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000000157776626372602">
                <text:p>0.0000000157776626372602</text:p>
              </table:table-cell>
              <table:table-cell office:value-type="float" office:value="2.04111828326551E-015">
                <text:p>2.04111828326551E-015</text:p>
              </table:table-cell>
              <table:table-cell office:value-type="float" office:value="4.74310236885499E-029">
                <text:p>4.74310236885499E-029</text:p>
              </table:table-cell>
              <table:table-cell office:value-type="float" office:value="3.58084987477322E-056">
                <text:p>3.58084987477322E-056</text:p>
              </table:table-cell>
              <table:table-cell office:value-type="float" office:value="2.84925668350012E-110">
                <text:p>2.84925668350012E-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000000164046024415774">
                <text:p>0.0000000164046024415774</text:p>
              </table:table-cell>
              <table:table-cell office:value-type="float" office:value="2.20514736525374E-015">
                <text:p>2.20514736525374E-015</text:p>
              </table:table-cell>
              <table:table-cell office:value-type="float" office:value="5.53231335029452E-029">
                <text:p>5.53231335029452E-029</text:p>
              </table:table-cell>
              <table:table-cell office:value-type="float" office:value="4.86825004562608E-056">
                <text:p>4.86825004562608E-056</text:p>
              </table:table-cell>
              <table:table-cell office:value-type="float" office:value="5.26273109098354E-110">
                <text:p>5.26273109098354E-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000000171061427412994">
                <text:p>0.0000000171061427412994</text:p>
              </table:table-cell>
              <table:table-cell office:value-type="float" office:value="2.39613870686945E-015">
                <text:p>2.39613870686945E-015</text:p>
              </table:table-cell>
              <table:table-cell office:value-type="float" office:value="6.52736071766988E-029">
                <text:p>6.52736071766988E-029</text:p>
              </table:table-cell>
              <table:table-cell office:value-type="float" office:value="6.77187493775289E-056">
                <text:p>6.77187493775289E-056</text:p>
              </table:table-cell>
              <table:table-cell office:value-type="float" office:value="1.01757406680885E-109">
                <text:p>1.01757406680885E-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000000178555743178839">
                <text:p>0.0000000178555743178839</text:p>
              </table:table-cell>
              <table:table-cell office:value-type="float" office:value="2.60884730428156E-015">
                <text:p>2.60884730428156E-015</text:p>
              </table:table-cell>
              <table:table-cell office:value-type="float" office:value="7.73186468447066E-029">
                <text:p>7.73186468447066E-029</text:p>
              </table:table-cell>
              <table:table-cell office:value-type="float" office:value="9.49439742765899E-056">
                <text:p>9.49439742765899E-056</text:p>
              </table:table-cell>
              <table:table-cell office:value-type="float" office:value="1.99874172118844E-109">
                <text:p>1.99874172118844E-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000000186570807875605">
                <text:p>0.0000000186570807875605</text:p>
              </table:table-cell>
              <table:table-cell office:value-type="float" office:value="2.84624938596296E-015">
                <text:p>2.84624938596296E-015</text:p>
              </table:table-cell>
              <table:table-cell office:value-type="float" office:value="9.19595458081285E-029">
                <text:p>9.19595458081285E-029</text:p>
              </table:table-cell>
              <table:table-cell office:value-type="float" office:value="1.34198668415113E-055">
                <text:p>1.34198668415113E-055</text:p>
              </table:table-cell>
              <table:table-cell office:value-type="float" office:value="3.99008897250967E-109">
                <text:p>3.99008897250967E-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000000195188883708944">
                <text:p>0.0000000195188883708944</text:p>
              </table:table-cell>
              <table:table-cell office:value-type="float" office:value="3.11293463624286E-015">
                <text:p>3.11293463624286E-015</text:p>
              </table:table-cell>
              <table:table-cell office:value-type="float" office:value="1.09911688240565E-028">
                <text:p>1.09911688240565E-028</text:p>
              </table:table-cell>
              <table:table-cell office:value-type="float" office:value="1.91551987185673E-055">
                <text:p>1.91551987185673E-055</text:p>
              </table:table-cell>
              <table:table-cell office:value-type="float" office:value="8.12292836498255E-109">
                <text:p>8.12292836498255E-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000000204459699102097">
                <text:p>0.0000000204459699102097</text:p>
              </table:table-cell>
              <table:table-cell office:value-type="float" office:value="3.41302214058743E-015">
                <text:p>3.41302214058743E-015</text:p>
              </table:table-cell>
              <table:table-cell office:value-type="float" office:value="1.32015185896808E-028">
                <text:p>1.32015185896808E-028</text:p>
              </table:table-cell>
              <table:table-cell office:value-type="float" office:value="2.76108350711855E-055">
                <text:p>2.76108350711855E-055</text:p>
              </table:table-cell>
              <table:table-cell office:value-type="float" office:value="1.68632069389237E-108">
                <text:p>1.68632069389237E-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000000214378159239129">
                <text:p>0.0000000214378159239129</text:p>
              </table:table-cell>
              <table:table-cell office:value-type="float" office:value="3.74921239538691E-015">
                <text:p>3.74921239538691E-015</text:p>
              </table:table-cell>
              <table:table-cell office:value-type="float" office:value="1.59168989291242E-028">
                <text:p>1.59168989291242E-028</text:p>
              </table:table-cell>
              <table:table-cell office:value-type="float" office:value="4.01025613539853E-055">
                <text:p>4.01025613539853E-055</text:p>
              </table:table-cell>
              <table:table-cell office:value-type="float" office:value="3.55433044892473E-108">
                <text:p>3.55433044892473E-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000000225155732643652">
                <text:p>0.0000000225155732643652</text:p>
              </table:table-cell>
              <table:table-cell office:value-type="float" office:value="4.13224861888009E-015">
                <text:p>4.13224861888009E-015</text:p>
              </table:table-cell>
              <table:table-cell office:value-type="float" office:value="1.93183109568908E-028">
                <text:p>1.93183109568908E-028</text:p>
              </table:table-cell>
              <table:table-cell office:value-type="float" office:value="5.90203423245052E-055">
                <text:p>5.90203423245052E-055</text:p>
              </table:table-cell>
              <table:table-cell office:value-type="float" office:value="7.69191556052198E-108">
                <text:p>7.69191556052198E-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000000236802720931735">
                <text:p>0.0000000236802720931735</text:p>
              </table:table-cell>
              <table:table-cell office:value-type="float" office:value="4.56692011441667E-015">
                <text:p>4.56692011441667E-015</text:p>
              </table:table-cell>
              <table:table-cell office:value-type="float" office:value="2.35748160367581E-028">
                <text:p>2.35748160367581E-028</text:p>
              </table:table-cell>
              <table:table-cell office:value-type="float" office:value="8.78122724454375E-055">
                <text:p>8.78122724454375E-055</text:p>
              </table:table-cell>
              <table:table-cell office:value-type="float" office:value="1.70116364691284E-107">
                <text:p>1.70116364691284E-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000000249383079819715">
                <text:p>0.0000000249383079819715</text:p>
              </table:table-cell>
              <table:table-cell office:value-type="float" office:value="5.06060010170911E-015">
                <text:p>5.06060010170911E-015</text:p>
              </table:table-cell>
              <table:table-cell office:value-type="float" office:value="2.8920002535303E-028">
                <text:p>2.8920002535303E-028</text:p>
              </table:table-cell>
              <table:table-cell office:value-type="float" office:value="1.32019367854392E-054">
                <text:p>1.32019367854392E-054</text:p>
              </table:table-cell>
              <table:table-cell office:value-type="float" office:value="3.84151827742751E-107">
                <text:p>3.84151827742751E-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00000262993249399697">
                <text:p>0.0000000262993249399697</text:p>
              </table:table-cell>
              <table:table-cell office:value-type="float" office:value="5.62293649533931E-015">
                <text:p>5.62293649533931E-015</text:p>
              </table:table-cell>
              <table:table-cell office:value-type="float" office:value="3.56697869088549E-028">
                <text:p>3.56697869088549E-028</text:p>
              </table:table-cell>
              <table:table-cell office:value-type="float" office:value="2.00637022348171E-054">
                <text:p>2.00637022348171E-054</text:p>
              </table:table-cell>
              <table:table-cell office:value-type="float" office:value="8.86397493155713E-107">
                <text:p>8.86397493155713E-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000000277126364352017">
                <text:p>0.0000000277126364352017</text:p>
              </table:table-cell>
              <table:table-cell office:value-type="float" office:value="6.23791617406952E-015">
                <text:p>6.23791617406952E-015</text:p>
              </table:table-cell>
              <table:table-cell office:value-type="float" office:value="4.38568305527766E-028">
                <text:p>4.38568305527766E-028</text:p>
              </table:table-cell>
              <table:table-cell office:value-type="float" office:value="3.03010559143866E-054">
                <text:p>3.03010559143866E-054</text:p>
              </table:table-cell>
              <table:table-cell office:value-type="float" office:value="2.01978233884637E-106">
                <text:p>2.01978233884637E-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000000293216011550492">
                <text:p>0.0000000293216011550492</text:p>
              </table:table-cell>
              <table:table-cell office:value-type="float" office:value="6.97648081856642E-015">
                <text:p>6.97648081856642E-015</text:p>
              </table:table-cell>
              <table:table-cell office:value-type="float" office:value="5.47999438425691E-028">
                <text:p>5.47999438425691E-028</text:p>
              </table:table-cell>
              <table:table-cell office:value-type="float" office:value="4.72586043389801E-054">
                <text:p>4.72586043389801E-054</text:p>
              </table:table-cell>
              <table:table-cell office:value-type="float" office:value="4.90792895622453E-106">
                <text:p>4.90792895622453E-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000000310623770950065">
                <text:p>0.0000000310623770950065</text:p>
              </table:table-cell>
              <table:table-cell office:value-type="float" office:value="7.82160741630972E-015">
                <text:p>7.82160741630972E-015</text:p>
              </table:table-cell>
              <table:table-cell office:value-type="float" office:value="6.88075359851781E-028">
                <text:p>6.88075359851781E-028</text:p>
              </table:table-cell>
              <table:table-cell office:value-type="float" office:value="7.44247204635685E-054">
                <text:p>7.44247204635685E-054</text:p>
              </table:table-cell>
              <table:table-cell office:value-type="float" office:value="1.2159215885932E-105">
                <text:p>1.2159215885932E-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000000329546183798662">
                <text:p>0.0000000329546183798662</text:p>
              </table:table-cell>
              <table:table-cell office:value-type="float" office:value="8.79450311955598E-015">
                <text:p>8.79450311955598E-015</text:p>
              </table:table-cell>
              <table:table-cell office:value-type="float" office:value="8.6893807219556E-028">
                <text:p>8.6893807219556E-028</text:p>
              </table:table-cell>
              <table:table-cell office:value-type="float" office:value="1.18558437496864E-053">
                <text:p>1.18558437496864E-053</text:p>
              </table:table-cell>
              <table:table-cell office:value-type="float" office:value="3.08216530895992E-105">
                <text:p>3.08216530895992E-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000000350218272356765">
                <text:p>0.0000000350218272356765</text:p>
              </table:table-cell>
              <table:table-cell office:value-type="float" office:value="9.92185489951989E-015">
                <text:p>9.92185489951989E-015</text:p>
              </table:table-cell>
              <table:table-cell office:value-type="float" office:value="1.10473344752907E-027">
                <text:p>1.10473344752907E-027</text:p>
              </table:table-cell>
              <table:table-cell office:value-type="float" office:value="1.91408952625946E-053">
                <text:p>1.91408952625946E-053</text:p>
              </table:table-cell>
              <table:table-cell office:value-type="float" office:value="8.0245058496681E-105">
                <text:p>8.0245058496681E-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0000000372751430858119">
                <text:p>0.0000000372751430858119</text:p>
              </table:table-cell>
              <table:table-cell office:value-type="float" office:value="0.0000000000000112273200961583">
                <text:p>0.0000000000000112273200961583</text:p>
              </table:table-cell>
              <table:table-cell office:value-type="float" office:value="1.41290889831685E-027">
                <text:p>1.41290889831685E-027</text:p>
              </table:table-cell>
              <table:table-cell office:value-type="float" office:value="3.12717441834278E-053">
                <text:p>3.12717441834278E-053</text:p>
              </table:table-cell>
              <table:table-cell office:value-type="float" office:value="2.13936574473534E-104">
                <text:p>2.13936574473534E-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0000000397531326652458">
                <text:p>0.0000000397531326652458</text:p>
              </table:table-cell>
              <table:table-cell office:value-type="float" office:value="0.0000000000000127551037881427">
                <text:p>0.0000000000000127551037881427</text:p>
              </table:table-cell>
              <table:table-cell office:value-type="float" office:value="1.82137942277663E-027">
                <text:p>1.82137942277663E-027</text:p>
              </table:table-cell>
              <table:table-cell office:value-type="float" office:value="5.19016135679228E-053">
                <text:p>5.19016135679228E-053</text:p>
              </table:table-cell>
              <table:table-cell office:value-type="float" office:value="5.88585299182072E-104">
                <text:p>5.88585299182072E-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0000000424705807346002">
                <text:p>0.0000000424705807346002</text:p>
              </table:table-cell>
              <table:table-cell office:value-type="float" office:value="0.0000000000000145413498603493">
                <text:p>0.0000000000000145413498603493</text:p>
              </table:table-cell>
              <table:table-cell office:value-type="float" office:value="2.36425531108202E-027">
                <text:p>2.36425531108202E-027</text:p>
              </table:table-cell>
              <table:table-cell office:value-type="float" office:value="8.73386352283395E-053">
                <text:p>8.73386352283395E-053</text:p>
              </table:table-cell>
              <table:table-cell office:value-type="float" office:value="1.66459614226349E-103">
                <text:p>1.66459614226349E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0000000454224110597381">
                <text:p>0.0000000454224110597381</text:p>
              </table:table-cell>
              <table:table-cell office:value-type="float" office:value="0.0000000000000166128474588145">
                <text:p>0.0000000000000166128474588145</text:p>
              </table:table-cell>
              <table:table-cell office:value-type="float" office:value="3.08186095641765E-027">
                <text:p>3.08186095641765E-027</text:p>
              </table:table-cell>
              <table:table-cell office:value-type="float" office:value="1.48206902086395E-052">
                <text:p>1.48206902086395E-052</text:p>
              </table:table-cell>
              <table:table-cell office:value-type="float" office:value="4.78705424001026E-103">
                <text:p>4.78705424001026E-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0000000484981869951328">
                <text:p>0.0000000484981869951328</text:p>
              </table:table-cell>
              <table:table-cell office:value-type="float" office:value="0.0000000000000189164610322624">
                <text:p>0.0000000000000189164610322624</text:p>
              </table:table-cell>
              <table:table-cell office:value-type="float" office:value="3.99075427998775E-027">
                <text:p>3.99075427998775E-027</text:p>
              </table:table-cell>
              <table:table-cell office:value-type="float" office:value="2.48191854949085E-052">
                <text:p>2.48191854949085E-052</text:p>
              </table:table-cell>
              <table:table-cell office:value-type="float" office:value="1.34076293385922E-102">
                <text:p>1.34076293385922E-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0000000520233772433367">
                <text:p>0.0000000520233772433367</text:p>
              </table:table-cell>
              <table:table-cell office:value-type="float" office:value="0.0000000000000217385716159627">
                <text:p>0.0000000000000217385716159627</text:p>
              </table:table-cell>
              <table:table-cell office:value-type="float" office:value="5.26313585636764E-027">
                <text:p>5.26313585636764E-027</text:p>
              </table:table-cell>
              <table:table-cell office:value-type="float" office:value="4.31079787058506E-052">
                <text:p>4.31079787058506E-052</text:p>
              </table:table-cell>
              <table:table-cell office:value-type="float" office:value="4.03918743240525E-102">
                <text:p>4.03918743240525E-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0000000559511164517512">
                <text:p>0.0000000559511164517512</text:p>
              </table:table-cell>
              <table:table-cell office:value-type="float" office:value="0.0000000000000251114488165498">
                <text:p>0.0000000000000251114488165498</text:p>
              </table:table-cell>
              <table:table-cell office:value-type="float" office:value="7.01305098237304E-027">
                <text:p>7.01305098237304E-027</text:p>
              </table:table-cell>
              <table:table-cell office:value-type="float" office:value="7.64268737236799E-052">
                <text:p>7.64268737236799E-052</text:p>
              </table:table-cell>
              <table:table-cell office:value-type="float" office:value="1.2677845314616E-101">
                <text:p>1.2677845314616E-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0000000602524444052989">
                <text:p>0.0000000602524444052989</text:p>
              </table:table-cell>
              <table:table-cell office:value-type="float" office:value="0.000000000000029081013406223">
                <text:p>0.000000000000029081013406223</text:p>
              </table:table-cell>
              <table:table-cell office:value-type="float" office:value="9.39178006465123E-027">
                <text:p>9.39178006465123E-027</text:p>
              </table:table-cell>
              <table:table-cell office:value-type="float" office:value="1.36859658748405E-051">
                <text:p>1.36859658748405E-051</text:p>
              </table:table-cell>
              <table:table-cell office:value-type="float" office:value="4.0594073149305E-101">
                <text:p>4.0594073149305E-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0000000649595391981401">
                <text:p>0.0000000649595391981401</text:p>
              </table:table-cell>
              <table:table-cell office:value-type="float" office:value="0.0000000000000337550171874191">
                <text:p>0.0000000000000337550171874191</text:p>
              </table:table-cell>
              <table:table-cell office:value-type="float" office:value="1.26344441882644E-026">
                <text:p>1.26344441882644E-026</text:p>
              </table:table-cell>
              <table:table-cell office:value-type="float" office:value="2.47300037707451E-051">
                <text:p>2.47300037707451E-051</text:p>
              </table:table-cell>
              <table:table-cell office:value-type="float" office:value="1.3234366848318E-100">
                <text:p>1.3234366848318E-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0000000701524957057918">
                <text:p>0.0000000701524957057918</text:p>
              </table:table-cell>
              <table:table-cell office:value-type="float" office:value="0.0000000000000393108773030307">
                <text:p>0.0000000000000393108773030307</text:p>
              </table:table-cell>
              <table:table-cell office:value-type="float" office:value="1.71094479474503E-026">
                <text:p>1.71094479474503E-026</text:p>
              </table:table-cell>
              <table:table-cell office:value-type="float" office:value="4.52788958713782E-051">
                <text:p>4.52788958713782E-051</text:p>
              </table:table-cell>
              <table:table-cell office:value-type="float" office:value="4.42964797146482E-100">
                <text:p>4.42964797146482E-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000000758295342910359">
                <text:p>0.0000000758295342910359</text:p>
              </table:table-cell>
              <table:table-cell office:value-type="float" office:value="0.0000000000000458632765103544">
                <text:p>0.0000000000000458632765103544</text:p>
              </table:table-cell>
              <table:table-cell office:value-type="float" office:value="2.32519042417843E-026">
                <text:p>2.32519042417843E-026</text:p>
              </table:table-cell>
              <table:table-cell office:value-type="float" office:value="8.34908932180038E-051">
                <text:p>8.34908932180038E-051</text:p>
              </table:table-cell>
              <table:table-cell office:value-type="float" office:value="1.50371202206047E-099">
                <text:p>1.50371202206047E-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000000820154889240115">
                <text:p>0.0000000820154889240115</text:p>
              </table:table-cell>
              <table:table-cell office:value-type="float" office:value="0.000000000000053571275134828">
                <text:p>0.000000000000053571275134828</text:p>
              </table:table-cell>
              <table:table-cell office:value-type="float" office:value="3.1673747371576E-026">
                <text:p>3.1673747371576E-026</text:p>
              </table:table-cell>
              <table:table-cell office:value-type="float" office:value="1.54670678687051E-050">
                <text:p>1.54670678687051E-050</text:p>
              </table:table-cell>
              <table:table-cell office:value-type="float" office:value="5.15228603833741E-099">
                <text:p>5.15228603833741E-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00000088788644384685">
                <text:p>0.000000088788644384685</text:p>
              </table:table-cell>
              <table:table-cell office:value-type="float" office:value="0.0000000000000626894119318429">
                <text:p>0.0000000000000626894119318429</text:p>
              </table:table-cell>
              <table:table-cell office:value-type="float" office:value="4.33029208355635E-026">
                <text:p>4.33029208355635E-026</text:p>
              </table:table-cell>
              <table:table-cell office:value-type="float" office:value="2.8861314743647E-050">
                <text:p>2.8861314743647E-050</text:p>
              </table:table-cell>
              <table:table-cell office:value-type="float" office:value="1.791014842004E-098">
                <text:p>1.791014842004E-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000000965585583423343">
                <text:p>0.0000000965585583423343</text:p>
              </table:table-cell>
              <table:table-cell office:value-type="float" office:value="0.0000000000000740212760367019">
                <text:p>0.0000000000000740212760367019</text:p>
              </table:table-cell>
              <table:table-cell office:value-type="float" office:value="6.02682545404584E-026">
                <text:p>6.02682545404584E-026</text:p>
              </table:table-cell>
              <table:table-cell office:value-type="float" office:value="5.58063282586972E-050">
                <text:p>5.58063282586972E-050</text:p>
              </table:table-cell>
              <table:table-cell office:value-type="float" office:value="6.68450026187884E-098">
                <text:p>6.68450026187884E-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00000105266442184468">
                <text:p>0.000000105266442184468</text:p>
              </table:table-cell>
              <table:table-cell office:value-type="float" office:value="0.0000000000000878261534121189">
                <text:p>0.0000000000000878261534121189</text:p>
              </table:table-cell>
              <table:table-cell office:value-type="float" office:value="8.4691752511253E-026">
                <text:p>8.4691752511253E-026</text:p>
              </table:table-cell>
              <table:table-cell office:value-type="float" office:value="1.09997583372033E-049">
                <text:p>1.09997583372033E-049</text:p>
              </table:table-cell>
              <table:table-cell office:value-type="float" office:value="2.59223038532507E-097">
                <text:p>2.59223038532507E-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00000114633210660308">
                <text:p>0.000000114633210660308</text:p>
              </table:table-cell>
              <table:table-cell office:value-type="float" office:value="0.000000000000103976930589092">
                <text:p>0.000000000000103976930589092</text:p>
              </table:table-cell>
              <table:table-cell office:value-type="float" office:value="1.18491858406899E-025">
                <text:p>1.18491858406899E-025</text:p>
              </table:table-cell>
              <table:table-cell office:value-type="float" office:value="2.14919453876019E-049">
                <text:p>2.14919453876019E-049</text:p>
              </table:table-cell>
              <table:table-cell office:value-type="float" office:value="9.8779463596272E-097">
                <text:p>9.8779463596272E-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00000125736302786505">
                <text:p>0.000000125736302786505</text:p>
              </table:table-cell>
              <table:table-cell office:value-type="float" office:value="0.000000000000124865089489301">
                <text:p>0.000000000000124865089489301</text:p>
              </table:table-cell>
              <table:table-cell office:value-type="float" office:value="1.70547029179713E-025">
                <text:p>1.70547029179713E-025</text:p>
              </table:table-cell>
              <table:table-cell office:value-type="float" office:value="4.44333292706898E-049">
                <text:p>4.44333292706898E-049</text:p>
              </table:table-cell>
              <table:table-cell office:value-type="float" office:value="4.21371647708936E-096">
                <text:p>4.21371647708936E-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00000138260022875177">
                <text:p>0.000000138260022875177</text:p>
              </table:table-cell>
              <table:table-cell office:value-type="float" office:value="0.000000000000150690984129181">
                <text:p>0.000000000000150690984129181</text:p>
              </table:table-cell>
              <table:table-cell office:value-type="float" office:value="2.47886412180439E-025">
                <text:p>2.47886412180439E-025</text:p>
              </table:table-cell>
              <table:table-cell office:value-type="float" office:value="9.36731510926463E-049">
                <text:p>9.36731510926463E-049</text:p>
              </table:table-cell>
              <table:table-cell office:value-type="float" office:value="1.86886285170794E-095">
                <text:p>1.86886285170794E-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00000152320934824521">
                <text:p>0.000000152320934824521</text:p>
              </table:table-cell>
              <table:table-cell office:value-type="float" office:value="0.00000000000018254203956424">
                <text:p>0.00000000000018254203956424</text:p>
              </table:table-cell>
              <table:table-cell office:value-type="float" office:value="3.62988938136476E-025">
                <text:p>3.62988938136476E-025</text:p>
              </table:table-cell>
              <table:table-cell office:value-type="float" office:value="2.00427760111379E-048">
                <text:p>2.00427760111379E-048</text:p>
              </table:table-cell>
              <table:table-cell office:value-type="float" office:value="8.53757516339513E-095">
                <text:p>8.53757516339513E-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0000016816607938212">
                <text:p>0.00000016816607938212</text:p>
              </table:table-cell>
              <table:table-cell office:value-type="float" office:value="0.000000000000222046058431353">
                <text:p>0.000000000000222046058431353</text:p>
              </table:table-cell>
              <table:table-cell office:value-type="float" office:value="5.35937149222115E-025">
                <text:p>5.35937149222115E-025</text:p>
              </table:table-cell>
              <table:table-cell office:value-type="float" office:value="4.35943078101638E-048">
                <text:p>4.35943078101638E-048</text:p>
              </table:table-cell>
              <table:table-cell office:value-type="float" office:value="4.03013204612265E-094">
                <text:p>4.03013204612265E-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00000185959829641999">
                <text:p>0.000000185959829641999</text:p>
              </table:table-cell>
              <table:table-cell office:value-type="float" office:value="0.000000000000270959117958926">
                <text:p>0.000000000000270959117958926</text:p>
              </table:table-cell>
              <table:table-cell office:value-type="float" office:value="7.96287914194797E-025">
                <text:p>7.96287914194797E-025</text:p>
              </table:table-cell>
              <table:table-cell office:value-type="float" office:value="9.60167363875642E-048">
                <text:p>9.60167363875642E-048</text:p>
              </table:table-cell>
              <table:table-cell office:value-type="float" office:value="1.95059828645636E-093">
                <text:p>1.95059828645636E-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000000205933980372066">
                <text:p>0.000000205933980372066</text:p>
              </table:table-cell>
              <table:table-cell office:value-type="float" office:value="0.000000000000331587665298426">
                <text:p>0.000000000000331587665298426</text:p>
              </table:table-cell>
              <table:table-cell office:value-type="float" office:value="1.1897889635235E-024">
                <text:p>1.1897889635235E-024</text:p>
              </table:table-cell>
              <table:table-cell office:value-type="float" office:value="2.13858182717733E-047">
                <text:p>2.13858182717733E-047</text:p>
              </table:table-cell>
              <table:table-cell office:value-type="float" office:value="9.65415548672186E-093">
                <text:p>9.65415548672186E-0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00000022830593291885">
                <text:p>0.00000022830593291885</text:p>
              </table:table-cell>
              <table:table-cell office:value-type="float" office:value="0.000000000000406662203290227">
                <text:p>0.000000000000406662203290227</text:p>
              </table:table-cell>
              <table:table-cell office:value-type="float" office:value="1.78537694610181E-024">
                <text:p>1.78537694610181E-024</text:p>
              </table:table-cell>
              <table:table-cell office:value-type="float" office:value="4.80399677282862E-047">
                <text:p>4.80399677282862E-047</text:p>
              </table:table-cell>
              <table:table-cell office:value-type="float" office:value="4.85997051588945E-092">
                <text:p>4.85997051588945E-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000000253729814411282">
                <text:p>0.000000253729814411282</text:p>
              </table:table-cell>
              <table:table-cell office:value-type="float" office:value="0.000000000000501148835566731">
                <text:p>0.000000000000501148835566731</text:p>
              </table:table-cell>
              <table:table-cell office:value-type="float" office:value="2.70488894300785E-024">
                <text:p>2.70488894300785E-024</text:p>
              </table:table-cell>
              <table:table-cell office:value-type="float" office:value="1.09992147062638E-046">
                <text:p>1.09992147062638E-046</text:p>
              </table:table-cell>
              <table:table-cell office:value-type="float" office:value="2.54144095113402E-091">
                <text:p>2.54144095113402E-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000000282556230541769">
                <text:p>0.000000282556230541769</text:p>
              </table:table-cell>
              <table:table-cell office:value-type="float" office:value="0.000000000000620052099719223">
                <text:p>0.000000000000620052099719223</text:p>
              </table:table-cell>
              <table:table-cell office:value-type="float" office:value="4.13041712408102E-024">
                <text:p>4.13041712408102E-024</text:p>
              </table:table-cell>
              <table:table-cell office:value-type="float" office:value="2.55821548645559E-046">
                <text:p>2.55821548645559E-046</text:p>
              </table:table-cell>
              <table:table-cell office:value-type="float" office:value="1.37127783544546E-090">
                <text:p>1.37127783544546E-0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000000313621109993157">
                <text:p>0.000000313621109993157</text:p>
              </table:table-cell>
              <table:table-cell office:value-type="float" office:value="0.000000000000762155920149135">
                <text:p>0.000000000000762155920149135</text:p>
              </table:table-cell>
              <table:table-cell office:value-type="float" office:value="6.22541122922177E-024">
                <text:p>6.22541122922177E-024</text:p>
              </table:table-cell>
              <table:table-cell office:value-type="float" office:value="5.79686939315279E-046">
                <text:p>5.79686939315279E-046</text:p>
              </table:table-cell>
              <table:table-cell office:value-type="float" office:value="7.02350048725141E-090">
                <text:p>7.02350048725141E-0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000000350255540026104">
                <text:p>0.000000350255540026104</text:p>
              </table:table-cell>
              <table:table-cell office:value-type="float" office:value="0.000000000000948305365515668">
                <text:p>0.000000000000948305365515668</text:p>
              </table:table-cell>
              <table:table-cell office:value-type="float" office:value="9.61267551913602E-024">
                <text:p>9.61267551913602E-024</text:p>
              </table:table-cell>
              <table:table-cell office:value-type="float" office:value="1.37840203187681E-045">
                <text:p>1.37840203187681E-045</text:p>
              </table:table-cell>
              <table:table-cell office:value-type="float" office:value="3.96054880441033E-089">
                <text:p>3.96054880441033E-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000000391729452045251">
                <text:p>0.000000391729452045251</text:p>
              </table:table-cell>
              <table:table-cell office:value-type="float" office:value="0.00000000000118323084917197">
                <text:p>0.00000000000118323084917197</text:p>
              </table:table-cell>
              <table:table-cell office:value-type="float" office:value="1.492539803168E-023">
                <text:p>1.492539803168E-023</text:p>
              </table:table-cell>
              <table:table-cell office:value-type="float" office:value="3.31390001050771E-045">
                <text:p>3.31390001050771E-045</text:p>
              </table:table-cell>
              <table:table-cell office:value-type="float" office:value="2.28291149810073E-088">
                <text:p>2.28291149810073E-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000000438754649619059">
                <text:p>0.000000438754649619059</text:p>
              </table:table-cell>
              <table:table-cell office:value-type="float" office:value="0.00000000000148058148703682">
                <text:p>0.00000000000148058148703682</text:p>
              </table:table-cell>
              <table:table-cell office:value-type="float" office:value="2.33056510935934E-023">
                <text:p>2.33056510935934E-023</text:p>
              </table:table-cell>
              <table:table-cell office:value-type="float" office:value="8.05711261097325E-045">
                <text:p>8.05711261097325E-045</text:p>
              </table:table-cell>
              <table:table-cell office:value-type="float" office:value="1.34568810885236E-087">
                <text:p>1.34568810885236E-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000000492755733946745">
                <text:p>0.000000492755733946745</text:p>
              </table:table-cell>
              <table:table-cell office:value-type="float" office:value="0.00000000000186253260118204">
                <text:p>0.00000000000186253260118204</text:p>
              </table:table-cell>
              <table:table-cell office:value-type="float" office:value="3.67765041168069E-023">
                <text:p>3.67765041168069E-023</text:p>
              </table:table-cell>
              <table:table-cell office:value-type="float" office:value="2.00042267407591E-044">
                <text:p>2.00042267407591E-044</text:p>
              </table:table-cell>
              <table:table-cell office:value-type="float" office:value="8.27100588416766E-087">
                <text:p>8.27100588416766E-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000000555051967142627">
                <text:p>0.000000555051967142627</text:p>
              </table:table-cell>
              <table:table-cell office:value-type="float" office:value="0.00000000000235676008947802">
                <text:p>0.00000000000235676008947802</text:p>
              </table:table-cell>
              <table:table-cell office:value-type="float" office:value="5.87099455612495E-023">
                <text:p>5.87099455612495E-023</text:p>
              </table:table-cell>
              <table:table-cell office:value-type="float" office:value="5.0825097454668E-044">
                <text:p>5.0825097454668E-044</text:p>
              </table:table-cell>
              <table:table-cell office:value-type="float" office:value="5.3229194574308E-086">
                <text:p>5.3229194574308E-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62730969585706">
                <text:p>0.00000062730969585706</text:p>
              </table:table-cell>
              <table:table-cell office:value-type="float" office:value="0.00000000000300172246576148">
                <text:p>0.00000000000300172246576148</text:p>
              </table:table-cell>
              <table:table-cell office:value-type="float" office:value="9.49482395465988E-023">
                <text:p>9.49482395465988E-023</text:p>
              </table:table-cell>
              <table:table-cell office:value-type="float" office:value="1.32509516552772E-043">
                <text:p>1.32509516552772E-043</text:p>
              </table:table-cell>
              <table:table-cell office:value-type="float" office:value="3.60669924593671E-085">
                <text:p>3.60669924593671E-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711154619316839">
                <text:p>0.000000711154619316839</text:p>
              </table:table-cell>
              <table:table-cell office:value-type="float" office:value="0.00000000000384631674550241">
                <text:p>0.00000000000384631674550241</text:p>
              </table:table-cell>
              <table:table-cell office:value-type="float" office:value="1.55399151625598E-022">
                <text:p>1.55399151625598E-022</text:p>
              </table:table-cell>
              <table:table-cell office:value-type="float" office:value="3.53780866313216E-043">
                <text:p>3.53780866313216E-043</text:p>
              </table:table-cell>
              <table:table-cell office:value-type="float" office:value="2.56242687603352E-084">
                <text:p>2.56242687603352E-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809193650201093">
                <text:p>0.000000809193650201093</text:p>
              </table:table-cell>
              <table:table-cell office:value-type="float" office:value="0.00000000000496450704576998">
                <text:p>0.00000000000496450704576998</text:p>
              </table:table-cell>
              <table:table-cell office:value-type="float" office:value="2.58025402273866E-022">
                <text:p>2.58025402273866E-022</text:p>
              </table:table-cell>
              <table:table-cell office:value-type="float" office:value="9.71990522034719E-043">
                <text:p>9.71990522034719E-043</text:p>
              </table:table-cell>
              <table:table-cell office:value-type="float" office:value="1.92756570256751E-083">
                <text:p>1.92756570256751E-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923867244006824">
                <text:p>0.000000923867244006824</text:p>
              </table:table-cell>
              <table:table-cell office:value-type="float" office:value="0.00000000000645044596594852">
                <text:p>0.00000000000645044596594852</text:p>
              </table:table-cell>
              <table:table-cell office:value-type="float" office:value="4.34091900788969E-022">
                <text:p>4.34091900788969E-022</text:p>
              </table:table-cell>
              <table:table-cell office:value-type="float" office:value="2.74118361593229E-042">
                <text:p>2.74118361593229E-042</text:p>
              </table:table-cell>
              <table:table-cell office:value-type="float" office:value="1.52756743524273E-082">
                <text:p>1.52756743524273E-0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105317367335068">
                <text:p>0.00000105317367335068</text:p>
              </table:table-cell>
              <table:table-cell office:value-type="float" office:value="0.00000000000835538319741984">
                <text:p>0.00000000000835538319741984</text:p>
              </table:table-cell>
              <table:table-cell office:value-type="float" office:value="7.25809011822422E-022">
                <text:p>7.25809011822422E-022</text:p>
              </table:table-cell>
              <table:table-cell office:value-type="float" office:value="7.63575110851431E-042">
                <text:p>7.63575110851431E-042</text:p>
              </table:table-cell>
              <table:table-cell office:value-type="float" office:value="1.18102814005772E-081">
                <text:p>1.18102814005772E-0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1212857596767">
                <text:p>0.000001212857596767</text:p>
              </table:table-cell>
              <table:table-cell office:value-type="float" office:value="0.0000000000110420609815991">
                <text:p>0.0000000000110420609815991</text:p>
              </table:table-cell>
              <table:table-cell office:value-type="float" office:value="1.26280038902803E-021">
                <text:p>1.26280038902803E-021</text:p>
              </table:table-cell>
              <table:table-cell office:value-type="float" office:value="2.30229126058828E-041">
                <text:p>2.30229126058828E-041</text:p>
              </table:table-cell>
              <table:table-cell office:value-type="float" office:value="1.06944926222579E-080">
                <text:p>1.06944926222579E-0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140399819807554">
                <text:p>0.00000140399819807554</text:p>
              </table:table-cell>
              <table:table-cell office:value-type="float" office:value="0.0000000000147416531690223">
                <text:p>0.0000000000147416531690223</text:p>
              </table:table-cell>
              <table:table-cell office:value-type="float" office:value="2.2417277555917E-021">
                <text:p>2.2417277555917E-021</text:p>
              </table:table-cell>
              <table:table-cell office:value-type="float" office:value="7.22516190572461E-041">
                <text:p>7.22516190572461E-041</text:p>
              </table:table-cell>
              <table:table-cell office:value-type="float" office:value="1.04887463141802E-079">
                <text:p>1.04887463141802E-0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163013119723358">
                <text:p>0.00000163013119723358</text:p>
              </table:table-cell>
              <table:table-cell office:value-type="float" office:value="0.0000000000197961434501815">
                <text:p>0.0000000000197961434501815</text:p>
              </table:table-cell>
              <table:table-cell office:value-type="float" office:value="4.02570444014163E-021">
                <text:p>4.02570444014163E-021</text:p>
              </table:table-cell>
              <table:table-cell office:value-type="float" office:value="2.31999720939129E-040">
                <text:p>2.31999720939129E-040</text:p>
              </table:table-cell>
              <table:table-cell office:value-type="float" office:value="1.07676635159968E-078">
                <text:p>1.07676635159968E-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189644860511403">
                <text:p>0.00000189644860511403</text:p>
              </table:table-cell>
              <table:table-cell office:value-type="float" office:value="0.0000000000266863453809345">
                <text:p>0.0000000000266863453809345</text:p>
              </table:table-cell>
              <table:table-cell office:value-type="float" office:value="7.28438972746909E-021">
                <text:p>7.28438972746909E-021</text:p>
              </table:table-cell>
              <table:table-cell office:value-type="float" office:value="7.56228295799936E-040">
                <text:p>7.56228295799936E-040</text:p>
              </table:table-cell>
              <table:table-cell office:value-type="float" office:value="1.1389640442447E-077">
                <text:p>1.1389640442447E-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221098189631937">
                <text:p>0.00000221098189631937</text:p>
              </table:table-cell>
              <table:table-cell office:value-type="float" office:value="0.0000000000361238753219093">
                <text:p>0.0000000000361238753219093</text:p>
              </table:table-cell>
              <table:table-cell office:value-type="float" office:value="1.32885626672004E-020">
                <text:p>1.32885626672004E-020</text:p>
              </table:table-cell>
              <table:table-cell office:value-type="float" office:value="2.50508443577736E-039">
                <text:p>2.50508443577736E-039</text:p>
              </table:table-cell>
              <table:table-cell office:value-type="float" office:value="1.24406116687654E-076">
                <text:p>1.24406116687654E-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25821286751921">
                <text:p>0.0000025821286751921</text:p>
              </table:table-cell>
              <table:table-cell office:value-type="float" office:value="0.0000000000490619806371185">
                <text:p>0.0000000000490619806371185</text:p>
              </table:table-cell>
              <table:table-cell office:value-type="float" office:value="2.44004002025963E-020">
                <text:p>2.44004002025963E-020</text:p>
              </table:table-cell>
              <table:table-cell office:value-type="float" office:value="8.40620266555258E-039">
                <text:p>8.40620266555258E-039</text:p>
              </table:table-cell>
              <table:table-cell office:value-type="float" office:value="1.39420823402097E-075">
                <text:p>1.39420823402097E-0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302163105616698">
                <text:p>0.00000302163105616698</text:p>
              </table:table-cell>
              <table:table-cell office:value-type="float" office:value="0.0000000000668929869512693">
                <text:p>0.0000000000668929869512693</text:p>
              </table:table-cell>
              <table:table-cell office:value-type="float" office:value="4.51463499212994E-020">
                <text:p>4.51463499212994E-020</text:p>
              </table:table-cell>
              <table:table-cell office:value-type="float" office:value="2.86368044105798E-038">
                <text:p>2.86368044105798E-038</text:p>
              </table:table-cell>
              <table:table-cell office:value-type="float" office:value="1.6100516356064E-074">
                <text:p>1.6100516356064E-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354121994204758">
                <text:p>0.00000354121994204758</text:p>
              </table:table-cell>
              <table:table-cell office:value-type="float" office:value="0.0000000000914658896274702">
                <text:p>0.0000000000914658896274702</text:p>
              </table:table-cell>
              <table:table-cell office:value-type="float" office:value="8.39993830258501E-020">
                <text:p>8.39993830258501E-020</text:p>
              </table:table-cell>
              <table:table-cell office:value-type="float" office:value="9.86377085318518E-038">
                <text:p>9.86377085318518E-038</text:p>
              </table:table-cell>
              <table:table-cell office:value-type="float" office:value="1.90053392817368E-073">
                <text:p>1.90053392817368E-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413180183945081">
                <text:p>0.00000413180183945081</text:p>
              </table:table-cell>
              <table:table-cell office:value-type="float" office:value="0.000000000123967503587052">
                <text:p>0.000000000123967503587052</text:p>
              </table:table-cell>
              <table:table-cell office:value-type="float" office:value="1.5356420344738E-019">
                <text:p>1.5356420344738E-019</text:p>
              </table:table-cell>
              <table:table-cell office:value-type="float" office:value="3.28021401817196E-037">
                <text:p>3.28021401817196E-037</text:p>
              </table:table-cell>
              <table:table-cell office:value-type="float" office:value="2.09127644172554E-072">
                <text:p>2.09127644172554E-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486101335355033">
                <text:p>0.00000486101335355033</text:p>
              </table:table-cell>
              <table:table-cell office:value-type="float" office:value="0.000000000170772085706084">
                <text:p>0.000000000170772085706084</text:p>
              </table:table-cell>
              <table:table-cell office:value-type="float" office:value="2.89914707269557E-019">
                <text:p>2.89914707269557E-019</text:p>
              </table:table-cell>
              <table:table-cell office:value-type="float" office:value="1.16287302889579E-036">
                <text:p>1.16287302889579E-036</text:p>
              </table:table-cell>
              <table:table-cell office:value-type="float" office:value="2.61411372597733E-071">
                <text:p>2.61411372597733E-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573539879843046">
                <text:p>0.00000573539879843046</text:p>
              </table:table-cell>
              <table:table-cell office:value-type="float" office:value="0.000000000236563359330618">
                <text:p>0.000000000236563359330618</text:p>
              </table:table-cell>
              <table:table-cell office:value-type="float" office:value="5.53360559562072E-019">
                <text:p>5.53360559562072E-019</text:p>
              </table:table-cell>
              <table:table-cell office:value-type="float" office:value="4.21296145991705E-036">
                <text:p>4.21296145991705E-036</text:p>
              </table:table-cell>
              <table:table-cell office:value-type="float" office:value="3.41188848651381E-070">
                <text:p>3.41188848651381E-0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678351448471144">
                <text:p>0.00000678351448471144</text:p>
              </table:table-cell>
              <table:table-cell office:value-type="float" office:value="0.000000000329239522941491">
                <text:p>0.000000000329239522941491</text:p>
              </table:table-cell>
              <table:table-cell office:value-type="float" office:value="1.06593605585216E-018">
                <text:p>1.06593605585216E-018</text:p>
              </table:table-cell>
              <table:table-cell office:value-type="float" office:value="1.5542645985497E-035">
                <text:p>1.5542645985497E-035</text:p>
              </table:table-cell>
              <table:table-cell office:value-type="float" office:value="4.61678239248691E-069">
                <text:p>4.61678239248691E-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805402748991212">
                <text:p>0.00000805402748991212</text:p>
              </table:table-cell>
              <table:table-cell office:value-type="float" office:value="0.000000000461650885058411">
                <text:p>0.000000000461650885058411</text:p>
              </table:table-cell>
              <table:table-cell office:value-type="float" office:value="2.0836328958713E-018">
                <text:p>2.0836328958713E-018</text:p>
              </table:table-cell>
              <table:table-cell office:value-type="float" office:value="5.90314090599069E-035">
                <text:p>5.90314090599069E-035</text:p>
              </table:table-cell>
              <table:table-cell office:value-type="float" office:value="6.61925167257638E-068">
                <text:p>6.61925167257638E-0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960561523574962">
                <text:p>0.00000960561523574962</text:p>
              </table:table-cell>
              <table:table-cell office:value-type="float" office:value="0.000000000652997911448074">
                <text:p>0.000000000652997911448074</text:p>
              </table:table-cell>
              <table:table-cell office:value-type="float" office:value="4.14363451521622E-018">
                <text:p>4.14363451521622E-018</text:p>
              </table:table-cell>
              <table:table-cell office:value-type="float" office:value="2.31980820085891E-034">
                <text:p>2.31980820085891E-034</text:p>
              </table:table-cell>
              <table:table-cell office:value-type="float" office:value="1.0157031100214E-066">
                <text:p>1.0157031100214E-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114824943869431">
                <text:p>0.0000114824943869431</text:p>
              </table:table-cell>
              <table:table-cell office:value-type="float" office:value="0.000000000927731948218192">
                <text:p>0.000000000927731948218192</text:p>
              </table:table-cell>
              <table:table-cell office:value-type="float" office:value="8.31135534933972E-018">
                <text:p>8.31135534933972E-018</text:p>
              </table:table-cell>
              <table:table-cell office:value-type="float" office:value="9.27214757023001E-034">
                <text:p>9.27214757023001E-034</text:p>
              </table:table-cell>
              <table:table-cell office:value-type="float" office:value="1.61190307627079E-065">
                <text:p>1.61190307627079E-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137653731493404">
                <text:p>0.0000137653731493404</text:p>
              </table:table-cell>
              <table:table-cell office:value-type="float" office:value="0.00000000132530928732553">
                <text:p>0.00000000132530928732553</text:p>
              </table:table-cell>
              <table:table-cell office:value-type="float" office:value="1.68508552133845E-017">
                <text:p>1.68508552133845E-017</text:p>
              </table:table-cell>
              <table:table-cell office:value-type="float" office:value="3.78540903288302E-033">
                <text:p>3.78540903288302E-033</text:p>
              </table:table-cell>
              <table:table-cell office:value-type="float" office:value="2.66809107444407E-064">
                <text:p>2.66809107444407E-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165497204615779">
                <text:p>0.0000165497204615779</text:p>
              </table:table-cell>
              <table:table-cell office:value-type="float" office:value="0.00000000190375648647667">
                <text:p>0.00000000190375648647667</text:p>
              </table:table-cell>
              <table:table-cell office:value-type="float" office:value="3.45347825065725E-017">
                <text:p>3.45347825065725E-017</text:p>
              </table:table-cell>
              <table:table-cell office:value-type="float" office:value="1.5786766154076E-032">
                <text:p>1.5786766154076E-032</text:p>
              </table:table-cell>
              <table:table-cell office:value-type="float" office:value="4.60715309364624E-063">
                <text:p>4.60715309364624E-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199773141206562">
                <text:p>0.0000199773141206562</text:p>
              </table:table-cell>
              <table:table-cell office:value-type="float" office:value="0.00000000275593042533231">
                <text:p>0.00000000275593042533231</text:p>
              </table:table-cell>
              <table:table-cell office:value-type="float" office:value="7.18584765488874E-017">
                <text:p>7.18584765488874E-017</text:p>
              </table:table-cell>
              <table:table-cell office:value-type="float" office:value="6.78420411054867E-032">
                <text:p>6.78420411054867E-032</text:p>
              </table:table-cell>
              <table:table-cell office:value-type="float" office:value="8.44428874793634E-062">
                <text:p>8.44428874793634E-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239865391982512">
                <text:p>0.0000239865391982512</text:p>
              </table:table-cell>
              <table:table-cell office:value-type="float" office:value="0.00000000394736832901872">
                <text:p>0.00000000394736832901872</text:p>
              </table:table-cell>
              <table:table-cell office:value-type="float" office:value="1.46378440506488E-016">
                <text:p>1.46378440506488E-016</text:p>
              </table:table-cell>
              <table:table-cell office:value-type="float" office:value="2.79428840459035E-031">
                <text:p>2.79428840459035E-031</text:p>
              </table:table-cell>
              <table:table-cell office:value-type="float" office:value="1.42178866294565E-060">
                <text:p>1.42178866294565E-0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292380378346623">
                <text:p>0.0000292380378346623</text:p>
              </table:table-cell>
              <table:table-cell office:value-type="float" office:value="0.00000000582289172440705">
                <text:p>0.00000000582289172440705</text:p>
              </table:table-cell>
              <table:table-cell office:value-type="float" office:value="3.16023317055973E-016">
                <text:p>3.16023317055973E-016</text:p>
              </table:table-cell>
              <table:table-cell office:value-type="float" office:value="1.29172479276068E-030">
                <text:p>1.29172479276068E-030</text:p>
              </table:table-cell>
              <table:table-cell office:value-type="float" office:value="3.01295184377007E-059">
                <text:p>3.01295184377007E-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359848865315372">
                <text:p>0.0000359848865315372</text:p>
              </table:table-cell>
              <table:table-cell office:value-type="float" office:value="0.00000000875208640000848">
                <text:p>0.00000000875208640000848</text:p>
              </table:table-cell>
              <table:table-cell office:value-type="float" office:value="7.07909267800952E-016">
                <text:p>7.07909267800952E-016</text:p>
              </table:table-cell>
              <table:table-cell office:value-type="float" office:value="6.42418805163757E-030">
                <text:p>6.42418805163757E-030</text:p>
              </table:table-cell>
              <table:table-cell office:value-type="float" office:value="7.38510874073992E-058">
                <text:p>7.38510874073992E-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447109645774454">
                <text:p>0.0000447109645774454</text:p>
              </table:table-cell>
              <table:table-cell office:value-type="float" office:value="0.0000000133990431345755">
                <text:p>0.0000000133990431345755</text:p>
              </table:table-cell>
              <table:table-cell office:value-type="float" office:value="1.64411114339284E-015">
                <text:p>1.64411114339284E-015</text:p>
              </table:table-cell>
              <table:table-cell office:value-type="float" office:value="3.4320641173176E-029">
                <text:p>3.4320641173176E-029</text:p>
              </table:table-cell>
              <table:table-cell office:value-type="float" office:value="2.0873201475822E-056">
                <text:p>2.0873201475822E-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560325875654916">
                <text:p>0.0000560325875654916</text:p>
              </table:table-cell>
              <table:table-cell office:value-type="float" office:value="0.0000000208566221191096">
                <text:p>0.0000000208566221191096</text:p>
              </table:table-cell>
              <table:table-cell office:value-type="float" office:value="3.94469169497345E-015">
                <text:p>3.94469169497345E-015</text:p>
              </table:table-cell>
              <table:table-cell office:value-type="float" office:value="1.9554313385671E-028">
                <text:p>1.9554313385671E-028</text:p>
              </table:table-cell>
              <table:table-cell office:value-type="float" office:value="6.70509242491696E-055">
                <text:p>6.70509242491696E-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70808989583134">
                <text:p>0.000070808989583134</text:p>
              </table:table-cell>
              <table:table-cell office:value-type="float" office:value="0.0000000329901538091573">
                <text:p>0.0000000329901538091573</text:p>
              </table:table-cell>
              <table:table-cell office:value-type="float" office:value="9.76630909058609E-015">
                <text:p>9.76630909058609E-015</text:p>
              </table:table-cell>
              <table:table-cell office:value-type="float" office:value="1.18542778484161E-027">
                <text:p>1.18542778484161E-027</text:p>
              </table:table-cell>
              <table:table-cell office:value-type="float" office:value="2.43654430478734E-053">
                <text:p>2.43654430478734E-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899786751731544">
                <text:p>0.0000899786751731544</text:p>
              </table:table-cell>
              <table:table-cell office:value-type="float" office:value="0.0000000527340404447836">
                <text:p>0.0000000527340404447836</text:p>
              </table:table-cell>
              <table:table-cell office:value-type="float" office:value="0.0000000000000246779309852616">
                <text:p>0.0000000000000246779309852616</text:p>
              </table:table-cell>
              <table:table-cell office:value-type="float" office:value="7.48061741679819E-027">
                <text:p>7.48061741679819E-027</text:p>
              </table:table-cell>
              <table:table-cell office:value-type="float" office:value="9.58738299963552E-052">
                <text:p>9.58738299963552E-0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114762580460932">
                <text:p>0.000114762580460932</text:p>
              </table:table-cell>
              <table:table-cell office:value-type="float" office:value="0.0000000848776873384656">
                <text:p>0.0000000848776873384656</text:p>
              </table:table-cell>
              <table:table-cell office:value-type="float" office:value="0.0000000000000631865432782792">
                <text:p>0.0000000000000631865432782792</text:p>
              </table:table-cell>
              <table:table-cell office:value-type="float" office:value="4.84396154282675E-026">
                <text:p>4.84396154282675E-026</text:p>
              </table:table-cell>
              <table:table-cell office:value-type="float" office:value="3.9695516298369E-050">
                <text:p>3.9695516298369E-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147281529381659">
                <text:p>0.000147281529381659</text:p>
              </table:table-cell>
              <table:table-cell office:value-type="float" office:value="0.000000138223414705721">
                <text:p>0.000000138223414705721</text:p>
              </table:table-cell>
              <table:table-cell office:value-type="float" office:value="0.000000000000165494524373775">
                <text:p>0.000000000000165494524373775</text:p>
              </table:table-cell>
              <table:table-cell office:value-type="float" office:value="3.27941788813133E-025">
                <text:p>3.27941788813133E-025</text:p>
              </table:table-cell>
              <table:table-cell office:value-type="float" office:value="1.79506519652549E-048">
                <text:p>1.79506519652549E-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190890353277648">
                <text:p>0.000190890353277648</text:p>
              </table:table-cell>
              <table:table-cell office:value-type="float" office:value="0.0000002293802480369">
                <text:p>0.0000002293802480369</text:p>
              </table:table-cell>
              <table:table-cell office:value-type="float" office:value="0.000000000000449649963279269">
                <text:p>0.000000000000449649963279269</text:p>
              </table:table-cell>
              <table:table-cell office:value-type="float" office:value="2.38661398877764E-024">
                <text:p>2.38661398877764E-024</text:p>
              </table:table-cell>
              <table:table-cell office:value-type="float" office:value="9.36923893240092E-047">
                <text:p>9.36923893240092E-0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248012398261612">
                <text:p>0.000248012398261612</text:p>
              </table:table-cell>
              <table:table-cell office:value-type="float" office:value="0.000000382273708685633">
                <text:p>0.000000382273708685633</text:p>
              </table:table-cell>
              <table:table-cell office:value-type="float" office:value="0.0000000000012312587984037">
                <text:p>0.0000000000012312587984037</text:p>
              </table:table-cell>
              <table:table-cell office:value-type="float" office:value="1.76280184160726E-023">
                <text:p>1.76280184160726E-023</text:p>
              </table:table-cell>
              <table:table-cell office:value-type="float" office:value="5.0332828186574E-045">
                <text:p>5.0332828186574E-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318143729830569">
                <text:p>0.000318143729830569</text:p>
              </table:table-cell>
              <table:table-cell office:value-type="float" office:value="0.000000621116142110951">
                <text:p>0.000000621116142110951</text:p>
              </table:table-cell>
              <table:table-cell office:value-type="float" office:value="0.00000000000320506007457663">
                <text:p>0.00000000000320506007457663</text:p>
              </table:table-cell>
              <table:table-cell office:value-type="float" office:value="1.17677557903799E-022">
                <text:p>1.17677557903799E-022</text:p>
              </table:table-cell>
              <table:table-cell office:value-type="float" office:value="2.20888433054294E-043">
                <text:p>2.20888433054294E-0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413188763042506">
                <text:p>0.000413188763042506</text:p>
              </table:table-cell>
              <table:table-cell office:value-type="float" office:value="0.00000103326330880221">
                <text:p>0.00000103326330880221</text:p>
              </table:table-cell>
              <table:table-cell office:value-type="float" office:value="0.00000000000873414607184827">
                <text:p>0.00000000000873414607184827</text:p>
              </table:table-cell>
              <table:table-cell office:value-type="float" office:value="8.59703872536218E-022">
                <text:p>8.59703872536218E-022</text:p>
              </table:table-cell>
              <table:table-cell office:value-type="float" office:value="1.15922480941061E-041">
                <text:p>1.15922480941061E-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538416473578589">
                <text:p>0.000538416473578589</text:p>
              </table:table-cell>
              <table:table-cell office:value-type="float" office:value="0.00000172901137490347">
                <text:p>0.00000172901137490347</text:p>
              </table:table-cell>
              <table:table-cell office:value-type="float" office:value="0.0000000000240605276793488">
                <text:p>0.0000000000240605276793488</text:p>
              </table:table-cell>
              <table:table-cell office:value-type="float" office:value="6.41163931559235E-021">
                <text:p>6.41163931559235E-021</text:p>
              </table:table-cell>
              <table:table-cell office:value-type="float" office:value="6.33333241048789E-040">
                <text:p>6.33333241048789E-0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702500236534451">
                <text:p>0.000702500236534451</text:p>
              </table:table-cell>
              <table:table-cell office:value-type="float" office:value="0.00000289856730654031">
                <text:p>0.00000289856730654031</text:p>
              </table:table-cell>
              <table:table-cell office:value-type="float" office:value="0.0000000000664680089669456">
                <text:p>0.0000000000664680089669456</text:p>
              </table:table-cell>
              <table:table-cell office:value-type="float" office:value="4.8041891723666E-020">
                <text:p>4.8041891723666E-020</text:p>
              </table:table-cell>
              <table:table-cell office:value-type="float" office:value="3.48913875458284E-038">
                <text:p>3.48913875458284E-0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915884052402917">
                <text:p>0.000915884052402917</text:p>
              </table:table-cell>
              <table:table-cell office:value-type="float" office:value="0.00000484855289255933">
                <text:p>0.00000484855289255933</text:p>
              </table:table-cell>
              <table:table-cell office:value-type="float" office:value="0.000000000182667662886359">
                <text:p>0.000000000182667662886359</text:p>
              </table:table-cell>
              <table:table-cell office:value-type="float" office:value="3.55932889624332E-019">
                <text:p>3.55932889624332E-019</text:p>
              </table:table-cell>
              <table:table-cell office:value-type="float" office:value="1.87752436198335E-036">
                <text:p>1.87752436198335E-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119480099996897">
                <text:p>0.00119480099996897</text:p>
              </table:table-cell>
              <table:table-cell office:value-type="float" office:value="0.00000811362594068941">
                <text:p>0.00000811362594068941</text:p>
              </table:table-cell>
              <table:table-cell office:value-type="float" office:value="0.000000000501930445468627">
                <text:p>0.000000000501930445468627</text:p>
              </table:table-cell>
              <table:table-cell office:value-type="float" office:value="2.63340421776142E-018">
                <text:p>2.63340421776142E-018</text:p>
              </table:table-cell>
              <table:table-cell office:value-type="float" office:value="1.00637465174525E-034">
                <text:p>1.00637465174525E-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156324116336372">
                <text:p>0.00156324116336372</text:p>
              </table:table-cell>
              <table:table-cell office:value-type="float" office:value="0.0000136433930525788">
                <text:p>0.0000136433930525788</text:p>
              </table:table-cell>
              <table:table-cell office:value-type="float" office:value="0.00000000139092626966306">
                <text:p>0.00000000139092626966306</text:p>
              </table:table-cell>
              <table:table-cell office:value-type="float" office:value="1.97893885946228E-017">
                <text:p>1.97893885946228E-017</text:p>
              </table:table-cell>
              <table:table-cell office:value-type="float" office:value="5.55691034807515E-033">
                <text:p>5.55691034807515E-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20438849227428">
                <text:p>0.0020438849227428</text:p>
              </table:table-cell>
              <table:table-cell office:value-type="float" office:value="0.0000228903914491134">
                <text:p>0.0000228903914491134</text:p>
              </table:table-cell>
              <table:table-cell office:value-type="float" office:value="0.00000000383313398372397">
                <text:p>0.00000000383313398372397</text:p>
              </table:table-cell>
              <table:table-cell office:value-type="float" office:value="1.46895147441848E-016">
                <text:p>1.46895147441848E-016</text:p>
              </table:table-cell>
              <table:table-cell office:value-type="float" office:value="2.98998420100316E-031">
                <text:p>2.98998420100316E-0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266775534003691">
                <text:p>0.00266775534003691</text:p>
              </table:table-cell>
              <table:table-cell office:value-type="float" office:value="0.0000382408341176023">
                <text:p>0.0000382408341176023</text:p>
              </table:table-cell>
              <table:table-cell office:value-type="float" office:value="0.0000000104623599244358">
                <text:p>0.0000000104623599244358</text:p>
              </table:table-cell>
              <table:table-cell office:value-type="float" office:value="1.06833398504421E-015">
                <text:p>1.06833398504421E-015</text:p>
              </table:table-cell>
              <table:table-cell office:value-type="float" office:value="1.54234662115544E-029">
                <text:p>1.54234662115544E-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347517785051087">
                <text:p>0.00347517785051087</text:p>
              </table:table-cell>
              <table:table-cell office:value-type="float" office:value="0.0000635753943733509">
                <text:p>0.0000635753943733509</text:p>
              </table:table-cell>
              <table:table-cell office:value-type="float" office:value="0.0000000282481603439268">
                <text:p>0.0000000282481603439268</text:p>
              </table:table-cell>
              <table:table-cell office:value-type="float" office:value="7.59297308027435E-015">
                <text:p>7.59297308027435E-015</text:p>
              </table:table-cell>
              <table:table-cell office:value-type="float" office:value="7.58735902875811E-028">
                <text:p>7.58735902875811E-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446890450794851">
                <text:p>0.00446890450794851</text:p>
              </table:table-cell>
              <table:table-cell office:value-type="float" office:value="0.000102993139697935">
                <text:p>0.000102993139697935</text:p>
              </table:table-cell>
              <table:table-cell office:value-type="float" office:value="0.0000000724086518769644">
                <text:p>0.0000000724086518769644</text:p>
              </table:table-cell>
              <table:table-cell office:value-type="float" office:value="0.0000000000000486269980933724">
                <text:p>0.0000000000000486269980933724</text:p>
              </table:table-cell>
              <table:table-cell office:value-type="float" office:value="3.02947960558116E-026">
                <text:p>3.02947960558116E-0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579841823431425">
                <text:p>0.00579841823431425</text:p>
              </table:table-cell>
              <table:table-cell office:value-type="float" office:value="0.000169534252376591">
                <text:p>0.000169534252376591</text:p>
              </table:table-cell>
              <table:table-cell office:value-type="float" office:value="0.00000019117814294265">
                <text:p>0.00000019117814294265</text:p>
              </table:table-cell>
              <table:table-cell office:value-type="float" office:value="0.000000000000329528082740801">
                <text:p>0.000000000000329528082740801</text:p>
              </table:table-cell>
              <table:table-cell office:value-type="float" office:value="1.35054992669555E-024">
                <text:p>1.35054992669555E-0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750178381913542">
                <text:p>0.00750178381913542</text:p>
              </table:table-cell>
              <table:table-cell office:value-type="float" office:value="0.000277162457600909">
                <text:p>0.000277162457600909</text:p>
              </table:table-cell>
              <table:table-cell office:value-type="float" office:value="0.000000497218817848265">
                <text:p>0.000000497218817848265</text:p>
              </table:table-cell>
              <table:table-cell office:value-type="float" office:value="0.00000000000216336501352502">
                <text:p>0.00000000000216336501352502</text:p>
              </table:table-cell>
              <table:table-cell office:value-type="float" office:value="5.64055683255414E-023">
                <text:p>5.64055683255414E-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965801189583852">
                <text:p>0.00965801189583852</text:p>
              </table:table-cell>
              <table:table-cell office:value-type="float" office:value="0.000448260814406291">
                <text:p>0.000448260814406291</text:p>
              </table:table-cell>
              <table:table-cell office:value-type="float" office:value="0.00000126400317596624">
                <text:p>0.00000126400317596624</text:p>
              </table:table-cell>
              <table:table-cell office:value-type="float" office:value="0.0000000000135484619681487">
                <text:p>0.0000000000135484619681487</text:p>
              </table:table-cell>
              <table:table-cell office:value-type="float" office:value="2.14011768470188E-021">
                <text:p>2.14011768470188E-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123740019889934">
                <text:p>0.0123740019889934</text:p>
              </table:table-cell>
              <table:table-cell office:value-type="float" office:value="0.000717261133995589">
                <text:p>0.000717261133995589</text:p>
              </table:table-cell>
              <table:table-cell office:value-type="float" office:value="0.00000314090487641385">
                <text:p>0.00000314090487641385</text:p>
              </table:table-cell>
              <table:table-cell office:value-type="float" office:value="0.000000000080935648959132">
                <text:p>0.000000000080935648959132</text:p>
              </table:table-cell>
              <table:table-cell office:value-type="float" office:value="7.37421477971252E-020">
                <text:p>7.37421477971252E-0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157676765631602">
                <text:p>0.0157676765631602</text:p>
              </table:table-cell>
              <table:table-cell office:value-type="float" office:value="0.00113407983380377">
                <text:p>0.00113407983380377</text:p>
              </table:table-cell>
              <table:table-cell office:value-type="float" office:value="0.00000761014575542308">
                <text:p>0.00000761014575542308</text:p>
              </table:table-cell>
              <table:table-cell office:value-type="float" office:value="0.00000000045888348703433">
                <text:p>0.00000000045888348703433</text:p>
              </table:table-cell>
              <table:table-cell office:value-type="float" office:value="2.28434349723037E-018">
                <text:p>2.28434349723037E-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200319162813812">
                <text:p>0.0200319162813812</text:p>
              </table:table-cell>
              <table:table-cell office:value-type="float" office:value="0.00177990204928111">
                <text:p>0.00177990204928111</text:p>
              </table:table-cell>
              <table:table-cell office:value-type="float" office:value="0.0000181340656958454">
                <text:p>0.0000181340656958454</text:p>
              </table:table-cell>
              <table:table-cell office:value-type="float" office:value="0.00000000251075078220669">
                <text:p>0.00000000251075078220669</text:p>
              </table:table-cell>
              <table:table-cell office:value-type="float" office:value="6.57290478442981E-017">
                <text:p>6.57290478442981E-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253309394331155">
                <text:p>0.0253309394331155</text:p>
              </table:table-cell>
              <table:table-cell office:value-type="float" office:value="0.00276389846531465">
                <text:p>0.00276389846531465</text:p>
              </table:table-cell>
              <table:table-cell office:value-type="float" office:value="0.0000422239942378376">
                <text:p>0.0000422239942378376</text:p>
              </table:table-cell>
              <table:table-cell office:value-type="float" office:value="0.0000000130871440284946">
                <text:p>0.0000000130871440284946</text:p>
              </table:table-cell>
              <table:table-cell office:value-type="float" office:value="1.71196203404196E-015">
                <text:p>1.71196203404196E-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318816353764797">
                <text:p>0.0318816353764797</text:p>
              </table:table-cell>
              <table:table-cell office:value-type="float" office:value="0.00424568308245867">
                <text:p>0.00424568308245867</text:p>
              </table:table-cell>
              <table:table-cell office:value-type="float" office:value="0.0000960202006809311">
                <text:p>0.0000960202006809311</text:p>
              </table:table-cell>
              <table:table-cell office:value-type="float" office:value="0.0000000649042672172251">
                <text:p>0.0000000649042672172251</text:p>
              </table:table-cell>
              <table:table-cell office:value-type="float" office:value="0.0000000000000402464850464946">
                <text:p>0.0000000000000402464850464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398950520060579">
                <text:p>0.0398950520060579</text:p>
              </table:table-cell>
              <table:table-cell office:value-type="float" office:value="0.00643790528481657">
                <text:p>0.00643790528481657</text:p>
              </table:table-cell>
              <table:table-cell office:value-type="float" office:value="0.000212346885128451">
                <text:p>0.000212346885128451</text:p>
              </table:table-cell>
              <table:table-cell office:value-type="float" office:value="0.000000303626262993377">
                <text:p>0.000000303626262993377</text:p>
              </table:table-cell>
              <table:table-cell office:value-type="float" office:value="0.000000000000839265410541186">
                <text:p>0.000000000000839265410541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492937726180709">
                <text:p>0.0492937726180709</text:p>
              </table:table-cell>
              <table:table-cell office:value-type="float" office:value="0.00951380766159962">
                <text:p>0.00951380766159962</text:p>
              </table:table-cell>
              <table:table-cell office:value-type="float" office:value="0.000445653428357754">
                <text:p>0.000445653428357754</text:p>
              </table:table-cell>
              <table:table-cell office:value-type="float" office:value="0.00000127753444675935">
                <text:p>0.00000127753444675935</text:p>
              </table:table-cell>
              <table:table-cell office:value-type="float" office:value="0.0000000000141332580453238">
                <text:p>0.0000000000141332580453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614692160191881">
                <text:p>0.0614692160191881</text:p>
              </table:table-cell>
              <table:table-cell office:value-type="float" office:value="0.014262532274547">
                <text:p>0.014262532274547</text:p>
              </table:table-cell>
              <table:table-cell office:value-type="float" office:value="0.000957402224495708">
                <text:p>0.000957402224495708</text:p>
              </table:table-cell>
              <table:table-cell office:value-type="float" office:value="0.00000559527844897572">
                <text:p>0.00000559527844897572</text:p>
              </table:table-cell>
              <table:table-cell office:value-type="float" office:value="0.000000000255905457222766">
                <text:p>0.000000000255905457222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763701093616944">
                <text:p>0.0763701093616944</text:p>
              </table:table-cell>
              <table:table-cell office:value-type="float" office:value="0.0211740487486583">
                <text:p>0.0211740487486583</text:p>
              </table:table-cell>
              <table:table-cell office:value-type="float" office:value="0.00201016466927549">
                <text:p>0.00201016466927549</text:p>
              </table:table-cell>
              <table:table-cell office:value-type="float" office:value="0.0000233002673791905">
                <text:p>0.0000233002673791905</text:p>
              </table:table-cell>
              <table:table-cell office:value-type="float" office:value="0.0000000041653630272298">
                <text:p>0.0000000041653630272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942120252518244">
                <text:p>0.0942120252518244</text:p>
              </table:table-cell>
              <table:table-cell office:value-type="float" office:value="0.0309299162756313">
                <text:p>0.0309299162756313</text:p>
              </table:table-cell>
              <table:table-cell office:value-type="float" office:value="0.00407361189425924">
                <text:p>0.00407361189425924</text:p>
              </table:table-cell>
              <table:table-cell office:value-type="float" office:value="0.0000900026809147755">
                <text:p>0.0000900026809147755</text:p>
              </table:table-cell>
              <table:table-cell office:value-type="float" office:value="0.0000000580156304290087">
                <text:p>0.0000000580156304290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115498908114714">
                <text:p>0.115498908114714</text:p>
              </table:table-cell>
              <table:table-cell office:value-type="float" office:value="0.0445147573145095">
                <text:p>0.0445147573145095</text:p>
              </table:table-cell>
              <table:table-cell office:value-type="float" office:value="0.00798463609690955">
                <text:p>0.00798463609690955</text:p>
              </table:table-cell>
              <table:table-cell office:value-type="float" office:value="0.000323563558798838">
                <text:p>0.000323563558798838</text:p>
              </table:table-cell>
              <table:table-cell office:value-type="float" office:value="0.000000695232669990705">
                <text:p>0.0000006952326699907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140809678713661">
                <text:p>0.140809678713661</text:p>
              </table:table-cell>
              <table:table-cell office:value-type="float" office:value="0.063180649050455">
                <text:p>0.063180649050455</text:p>
              </table:table-cell>
              <table:table-cell office:value-type="float" office:value="0.0151555871904044">
                <text:p>0.0151555871904044</text:p>
              </table:table-cell>
              <table:table-cell office:value-type="float" office:value="0.00108402616618135">
                <text:p>0.00108402616618135</text:p>
              </table:table-cell>
              <table:table-cell office:value-type="float" office:value="0.00000717566960631964">
                <text:p>0.00000717566960631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170497238294483">
                <text:p>0.170497238294483</text:p>
              </table:table-cell>
              <table:table-cell office:value-type="float" office:value="0.0882075805306913">
                <text:p>0.0882075805306913</text:p>
              </table:table-cell>
              <table:table-cell office:value-type="float" office:value="0.0277095952620881">
                <text:p>0.0277095952620881</text:p>
              </table:table-cell>
              <table:table-cell office:value-type="float" office:value="0.00334705415232224">
                <text:p>0.00334705415232224</text:p>
              </table:table-cell>
              <table:table-cell office:value-type="float" office:value="0.0000623169383370617">
                <text:p>0.0000623169383370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205221296320528">
                <text:p>0.205221296320528</text:p>
              </table:table-cell>
              <table:table-cell office:value-type="float" office:value="0.121280667478874">
                <text:p>0.121280667478874</text:p>
              </table:table-cell>
              <table:table-cell office:value-type="float" office:value="0.0488717961534605">
                <text:p>0.0488717961534605</text:p>
              </table:table-cell>
              <table:table-cell office:value-type="float" office:value="0.00953692155471623">
                <text:p>0.00953692155471623</text:p>
              </table:table-cell>
              <table:table-cell office:value-type="float" office:value="0.000455444416603347">
                <text:p>0.000455444416603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245179293936974">
                <text:p>0.245179293936974</text:p>
              </table:table-cell>
              <table:table-cell office:value-type="float" office:value="0.163727980328674">
                <text:p>0.163727980328674</text:p>
              </table:table-cell>
              <table:table-cell office:value-type="float" office:value="0.0826327354854327">
                <text:p>0.0826327354854327</text:p>
              </table:table-cell>
              <table:table-cell office:value-type="float" office:value="0.0247499955726315">
                <text:p>0.0247499955726315</text:p>
              </table:table-cell>
              <table:table-cell office:value-type="float" office:value="0.00272403190833133">
                <text:p>0.00272403190833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288957988170259">
                <text:p>0.288957988170259</text:p>
              </table:table-cell>
              <table:table-cell office:value-type="float" office:value="0.214766639681065">
                <text:p>0.214766639681065</text:p>
              </table:table-cell>
              <table:table-cell office:value-type="float" office:value="0.131484511802533">
                <text:p>0.131484511802533</text:p>
              </table:table-cell>
              <table:table-cell office:value-type="float" office:value="0.0565254460755704">
                <text:p>0.0565254460755704</text:p>
              </table:table-cell>
              <table:table-cell office:value-type="float" office:value="0.0124766537659548">
                <text:p>0.01247665376595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341127295836525">
                <text:p>0.341127295836525</text:p>
              </table:table-cell>
              <table:table-cell office:value-type="float" office:value="0.280543387233588">
                <text:p>0.280543387233588</text:p>
              </table:table-cell>
              <table:table-cell office:value-type="float" office:value="0.20508645788208">
                <text:p>0.20508645788208</text:p>
              </table:table-cell>
              <table:table-cell office:value-type="float" office:value="0.121832253251998">
                <text:p>0.121832253251998</text:p>
              </table:table-cell>
              <table:table-cell office:value-type="float" office:value="0.049509927397211">
                <text:p>0.0495099273972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398943038214425">
                <text:p>0.398943038214425</text:p>
              </table:table-cell>
              <table:table-cell office:value-type="float" office:value="0.358087809867545">
                <text:p>0.358087809867545</text:p>
              </table:table-cell>
              <table:table-cell office:value-type="float" office:value="0.303214006804663">
                <text:p>0.303214006804663</text:p>
              </table:table-cell>
              <table:table-cell office:value-type="float" office:value="0.23291234324456">
                <text:p>0.23291234324456</text:p>
              </table:table-cell>
              <table:table-cell office:value-type="float" office:value="0.151062344089214">
                <text:p>0.151062344089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462025075495049">
                <text:p>0.462025075495049</text:p>
              </table:table-cell>
              <table:table-cell office:value-type="float" office:value="0.44616784714514">
                <text:p>0.44616784714514</text:p>
              </table:table-cell>
              <table:table-cell office:value-type="float" office:value="0.423954283805737">
                <text:p>0.423954283805737</text:p>
              </table:table-cell>
              <table:table-cell office:value-type="float" office:value="0.393005034973969">
                <text:p>0.393005034973969</text:p>
              </table:table-cell>
              <table:table-cell office:value-type="float" office:value="0.35043552561242">
                <text:p>0.35043552561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529602326552214">
                <text:p>0.529602326552214</text:p>
              </table:table-cell>
              <table:table-cell office:value-type="float" office:value="0.541988675997066">
                <text:p>0.541988675997066</text:p>
              </table:table-cell>
              <table:table-cell office:value-type="float" office:value="0.559386463314219">
                <text:p>0.559386463314219</text:p>
              </table:table-cell>
              <table:table-cell office:value-type="float" office:value="0.583755705590943">
                <text:p>0.583755705590943</text:p>
              </table:table-cell>
              <table:table-cell office:value-type="float" office:value="0.617633550162299">
                <text:p>0.617633550162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600499550254312">
                <text:p>0.600499550254312</text:p>
              </table:table-cell>
              <table:table-cell office:value-type="float" office:value="0.641146546217151">
                <text:p>0.641146546217151</text:p>
              </table:table-cell>
              <table:table-cell office:value-type="float" office:value="0.695770627506105">
                <text:p>0.695770627506105</text:p>
              </table:table-cell>
              <table:table-cell office:value-type="float" office:value="0.765828666437697">
                <text:p>0.765828666437697</text:p>
              </table:table-cell>
              <table:table-cell office:value-type="float" office:value="0.847570887648818">
                <text:p>0.8475708876488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671801752414718">
                <text:p>0.671801752414718</text:p>
              </table:table-cell>
              <table:table-cell office:value-type="float" office:value="0.7361877190373">
                <text:p>0.7361877190373</text:p>
              </table:table-cell>
              <table:table-cell office:value-type="float" office:value="0.814610957183665">
                <text:p>0.814610957183665</text:p>
              </table:table-cell>
              <table:table-cell office:value-type="float" office:value="0.897420430320601">
                <text:p>0.897420430320601</text:p>
              </table:table-cell>
              <table:table-cell office:value-type="float" office:value="0.963488810340039">
                <text:p>0.963488810340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740278848546314">
                <text:p>0.740278848546314</text:p>
              </table:table-cell>
              <table:table-cell office:value-type="float" office:value="0.819800742487515">
                <text:p>0.819800742487515</text:p>
              </table:table-cell>
              <table:table-cell office:value-type="float" office:value="0.902508493723846">
                <text:p>0.902508493723846</text:p>
              </table:table-cell>
              <table:table-cell office:value-type="float" office:value="0.966716834869025">
                <text:p>0.966716834869025</text:p>
              </table:table-cell>
              <table:table-cell office:value-type="float" office:value="0.995281480714249">
                <text:p>0.995281480714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803062654944313">
                <text:p>0.803062654944313</text:p>
              </table:table-cell>
              <table:table-cell office:value-type="float" office:value="0.886953666015537">
                <text:p>0.886953666015537</text:p>
              </table:table-cell>
              <table:table-cell office:value-type="float" office:value="0.956848520590053">
                <text:p>0.956848520590053</text:p>
              </table:table-cell>
              <table:table-cell office:value-type="float" office:value="0.992410609153609">
                <text:p>0.992410609153609</text:p>
              </table:table-cell>
              <table:table-cell office:value-type="float" office:value="0.999704319378482">
                <text:p>0.999704319378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858556847874886">
                <text:p>0.858556847874886</text:p>
              </table:table-cell>
              <table:table-cell office:value-type="float" office:value="0.936319378285398">
                <text:p>0.936319378285398</text:p>
              </table:table-cell>
              <table:table-cell office:value-type="float" office:value="0.984625500738733">
                <text:p>0.984625500738733</text:p>
              </table:table-cell>
              <table:table-cell office:value-type="float" office:value="0.998886421750939">
                <text:p>0.998886421750939</text:p>
              </table:table-cell>
              <table:table-cell office:value-type="float" office:value="0.999992445317333">
                <text:p>0.999992445317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903141560781452">
                <text:p>0.903141560781452</text:p>
              </table:table-cell>
              <table:table-cell office:value-type="float" office:value="0.967492945810529">
                <text:p>0.967492945810529</text:p>
              </table:table-cell>
              <table:table-cell office:value-type="float" office:value="0.995532608365545">
                <text:p>0.995532608365545</text:p>
              </table:table-cell>
              <table:table-cell office:value-type="float" office:value="0.99989272470905">
                <text:p>0.99989272470905</text:p>
              </table:table-cell>
              <table:table-cell office:value-type="float" office:value="0.999999925023456">
                <text:p>0.999999925023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940097101647419">
                <text:p>0.940097101647419</text:p>
              </table:table-cell>
              <table:table-cell office:value-type="float" office:value="0.986394946666314">
                <text:p>0.986394946666314</text:p>
              </table:table-cell>
              <table:table-cell office:value-type="float" office:value="0.999124058181074">
                <text:p>0.999124058181074</text:p>
              </table:table-cell>
              <table:table-cell office:value-type="float" office:value="0.999995331915656">
                <text:p>0.999995331915656</text:p>
              </table:table-cell>
              <table:table-cell office:value-type="float" office:value="1.00000000834811">
                <text:p>1.000000008348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6696489992661">
                <text:p>0.96696489992661</text:p>
              </table:table-cell>
              <table:table-cell office:value-type="float" office:value="0.995464025574474">
                <text:p>0.995464025574474</text:p>
              </table:table-cell>
              <table:table-cell office:value-type="float" office:value="0.999891058685717">
                <text:p>0.999891058685717</text:p>
              </table:table-cell>
              <table:table-cell office:value-type="float" office:value="0.99999995490493">
                <text:p>0.99999995490493</text:p>
              </table:table-cell>
              <table:table-cell office:value-type="float" office:value="0.99999999779435">
                <text:p>0.999999997794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84212227657996">
                <text:p>0.984212227657996</text:p>
              </table:table-cell>
              <table:table-cell office:value-type="float" office:value="0.998863202273071">
                <text:p>0.998863202273071</text:p>
              </table:table-cell>
              <table:table-cell office:value-type="float" office:value="0.999992373675512">
                <text:p>0.999992373675512</text:p>
              </table:table-cell>
              <table:table-cell office:value-type="float" office:value="1">
                <text:p>1</text:p>
              </table:table-cell>
              <table:table-cell office:value-type="float" office:value="1.00000001274275">
                <text:p>1.00000001274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9378035462557">
                <text:p>0.99378035462557</text:p>
              </table:table-cell>
              <table:table-cell office:value-type="float" office:value="0.99980616825163">
                <text:p>0.99980616825163</text:p>
              </table:table-cell>
              <table:table-cell office:value-type="float" office:value="0.999999762520962">
                <text:p>0.999999762520962</text:p>
              </table:table-cell>
              <table:table-cell office:value-type="float" office:value="1">
                <text:p>1</text:p>
              </table:table-cell>
              <table:table-cell office:value-type="float" office:value="1.00000000566832">
                <text:p>1.00000000566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8127707480049">
                <text:p>0.998127707480049</text:p>
              </table:table-cell>
              <table:table-cell office:value-type="float" office:value="0.99998067912374">
                <text:p>0.999980679123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752302">
                <text:p>1.00000000752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9618967767313">
                <text:p>0.999618967767313</text:p>
              </table:table-cell>
              <table:table-cell office:value-type="float" office:value="0.999999132358774">
                <text:p>0.9999991323587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1036408">
                <text:p>1.00000001036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959367006585">
                <text:p>0.999959367006585</text:p>
              </table:table-cell>
              <table:table-cell office:value-type="float" office:value="0.999999985317863">
                <text:p>0.999999985317863</text:p>
              </table:table-cell>
              <table:table-cell office:value-type="float" office:value="1.00000000012273">
                <text:p>1.00000000012273</text:p>
              </table:table-cell>
              <table:table-cell office:value-type="float" office:value="1">
                <text:p>1</text:p>
              </table:table-cell>
              <table:table-cell office:value-type="float" office:value="0.999999991358258">
                <text:p>0.999999991358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8841247788">
                <text:p>0.9999988412477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451062">
                <text:p>1.000000004510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693016">
                <text:p>1.00000000693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0.5" chart:interval-major="0.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4cm" chart:style-name="ch2">
          <text:p>Probability of Quorum Compromise vs Collusion</text:p>
        </chart:title>
        <chart:subtitle svg:x="6.07cm" svg:y="0.845cm" chart:style-name="ch3">
          <text:p>Unweighted Selection</text:p>
        </chart:subtitle>
        <chart:legend chart:legend-position="end" svg:x="13.5cm" svg:y="3.205cm" style:legend-expansion="high" chart:style-name="ch4"/>
        <chart:plot-area chart:style-name="ch5" table:cell-range-address="'Unweighted Selection'.A2:'Unweighted Selection'.F202 'Unweighted Selection'.B1:'Unweighted Selection'.F1" chart:data-source-has-labels="row" svg:x="1.373cm" svg:y="1.311cm" svg:width="12.313cm" svg:height="6.261cm">
          <chartooo:coordinate-region svg:x="2.629cm" svg:y="1.51cm" svg:width="10.711cm" svg:height="5.416cm"/>
          <chart:axis chart:dimension="x" chart:name="primary-x" chart:style-name="ch6">
            <chart:title svg:x="5.171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17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Unweighted Selection'.B2:'Unweighted Selection'.B202" chart:label-cell-address="'Unweighted Selection'.B1:'Unweighted Selection'.B1" chart:class="chart:scatter">
            <chart:domain table:cell-range-address="'Unweighted Selection'.A2:'Unweighted Selection'.A202"/>
            <chart:data-point chart:repeated="201"/>
          </chart:series>
          <chart:series chart:style-name="ch12" chart:values-cell-range-address="'Unweighted Selection'.C2:'Unweighted Selection'.C202" chart:label-cell-address="'Unweighted Selection'.C1:'Unweighted Selection'.C1" chart:class="chart:scatter">
            <chart:data-point chart:repeated="201"/>
          </chart:series>
          <chart:series chart:style-name="ch13" chart:values-cell-range-address="'Unweighted Selection'.D2:'Unweighted Selection'.D202" chart:label-cell-address="'Unweighted Selection'.D1:'Unweighted Selection'.D1" chart:class="chart:scatter">
            <chart:data-point chart:repeated="201"/>
          </chart:series>
          <chart:series chart:style-name="ch14" chart:values-cell-range-address="'Unweighted Selection'.E2:'Unweighted Selection'.E202" chart:label-cell-address="'Unweighted Selection'.E1:'Unweighted Selection'.E1" chart:class="chart:scatter">
            <chart:data-point chart:repeated="201"/>
          </chart:series>
          <chart:series chart:style-name="ch15" chart:values-cell-range-address="'Unweighted Selection'.F2:'Unweighted Selection'.F202" chart:label-cell-address="'Unweighted Selection'.F1:'Unweighted Selection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Unweighted Selection'.B1:'Unweighted Selection'.B1</svg:desc>
                </draw:g>
              </table:table-cell>
              <table:table-cell office:value-type="string">
                <text:p>63</text:p>
                <draw:g>
                  <svg:desc>'Unweighted Selection'.C1:'Unweighted Selection'.C1</svg:desc>
                </draw:g>
              </table:table-cell>
              <table:table-cell office:value-type="string">
                <text:p>127</text:p>
                <draw:g>
                  <svg:desc>'Unweighted Selection'.D1:'Unweighted Selection'.D1</svg:desc>
                </draw:g>
              </table:table-cell>
              <table:table-cell office:value-type="string">
                <text:p>255</text:p>
                <draw:g>
                  <svg:desc>'Unweighted Selection'.E1:'Unweighted Selection'.E1</svg:desc>
                </draw:g>
              </table:table-cell>
              <table:table-cell office:value-type="string">
                <text:p>511</text:p>
                <draw:g>
                  <svg:desc>'Unweighted Selection'.F1:'Unweighted Selec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nweighted Selection'.A2:'Unweighted Selection'.A202</svg:desc>
                </draw:g>
              </table:table-cell>
              <table:table-cell office:value-type="float" office:value="1E-050">
                <text:p>1E-050</text:p>
                <draw:g>
                  <svg:desc>'Unweighted Selection'.B2:'Unweighted Selection'.B202</svg:desc>
                </draw:g>
              </table:table-cell>
              <table:table-cell office:value-type="float" office:value="1E-070">
                <text:p>1E-070</text:p>
                <draw:g>
                  <svg:desc>'Unweighted Selection'.C2:'Unweighted Selection'.C202</svg:desc>
                </draw:g>
              </table:table-cell>
              <table:table-cell office:value-type="float" office:value="0">
                <text:p>0</text:p>
                <draw:g>
                  <svg:desc>'Unweighted Selection'.D2:'Unweighted Selection'.D202</svg:desc>
                </draw:g>
              </table:table-cell>
              <table:table-cell office:value-type="float" office:value="0">
                <text:p>0</text:p>
                <draw:g>
                  <svg:desc>'Unweighted Selection'.E2:'Unweighted Selection'.E202</svg:desc>
                </draw:g>
              </table:table-cell>
              <table:table-cell office:value-type="float" office:value="0">
                <text:p>0</text:p>
                <draw:g>
                  <svg:desc>'Unweighted Selection'.F2:'Unweighted Selection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1.4513993060094E-032">
                <text:p>1.4513993060094E-032</text:p>
              </table:table-cell>
              <table:table-cell office:value-type="float" office:value="1E-065">
                <text:p>1E-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.17030884339056E-025">
                <text:p>1.17030884339056E-025</text:p>
              </table:table-cell>
              <table:table-cell office:value-type="float" office:value="1.69638042512201E-053">
                <text:p>1.69638042512201E-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2.47381842439891E-022">
                <text:p>2.47381842439891E-022</text:p>
              </table:table-cell>
              <table:table-cell office:value-type="float" office:value="5.04365325784314E-045">
                <text:p>5.04365325784314E-045</text:p>
              </table:table-cell>
              <table:table-cell office:value-type="float" office:value="1.62357555849661E-102">
                <text:p>1.62357555849661E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3.37059898820686E-020">
                <text:p>3.37059898820686E-020</text:p>
              </table:table-cell>
              <table:table-cell office:value-type="float" office:value="4.12127716629567E-040">
                <text:p>4.12127716629567E-040</text:p>
              </table:table-cell>
              <table:table-cell office:value-type="float" office:value="4.25384985140807E-086">
                <text:p>4.25384985140807E-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1.61794053647151E-018">
                <text:p>1.61794053647151E-018</text:p>
              </table:table-cell>
              <table:table-cell office:value-type="float" office:value="2.14674266768331E-036">
                <text:p>2.14674266768331E-036</text:p>
              </table:table-cell>
              <table:table-cell office:value-type="float" office:value="3.06454003935454E-076">
                <text:p>3.06454003935454E-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3.54519597787521E-017">
                <text:p>3.54519597787521E-017</text:p>
              </table:table-cell>
              <table:table-cell office:value-type="float" office:value="1.69387901909828E-033">
                <text:p>1.69387901909828E-033</text:p>
              </table:table-cell>
              <table:table-cell office:value-type="float" office:value="3.60627049100268E-069">
                <text:p>3.60627049100268E-069</text:p>
              </table:table-cell>
              <table:table-cell office:value-type="float" office:value="9.97440760099731E-165">
                <text:p>9.97440760099731E-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4.15274270403024E-016">
                <text:p>4.15274270403024E-016</text:p>
              </table:table-cell>
              <table:table-cell office:value-type="float" office:value="3.20336756029021E-031">
                <text:p>3.20336756029021E-031</text:p>
              </table:table-cell>
              <table:table-cell office:value-type="float" office:value="7.52436846687536E-064">
                <text:p>7.52436846687536E-064</text:p>
              </table:table-cell>
              <table:table-cell office:value-type="float" office:value="4.04842811359833E-145">
                <text:p>4.04842811359833E-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3.75973886175586E-015">
                <text:p>3.75973886175586E-015</text:p>
              </table:table-cell>
              <table:table-cell office:value-type="float" office:value="3.34084558454387E-029">
                <text:p>3.34084558454387E-029</text:p>
              </table:table-cell>
              <table:table-cell office:value-type="float" office:value="2.91144825125474E-059">
                <text:p>2.91144825125474E-059</text:p>
              </table:table-cell>
              <table:table-cell office:value-type="float" office:value="2.51517666348333E-131">
                <text:p>2.51517666348333E-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00000256073062164122">
                <text:p>0.0000000000000256073062164122</text:p>
              </table:table-cell>
              <table:table-cell office:value-type="float" office:value="1.85402907506409E-027">
                <text:p>1.85402907506409E-027</text:p>
              </table:table-cell>
              <table:table-cell office:value-type="float" office:value="2.25058660088602E-055">
                <text:p>2.25058660088602E-055</text:p>
              </table:table-cell>
              <table:table-cell office:value-type="float" office:value="1.0574802563479E-120">
                <text:p>1.0574802563479E-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139765186273138">
                <text:p>0.000000000000139765186273138</text:p>
              </table:table-cell>
              <table:table-cell office:value-type="float" office:value="6.33919401325793E-026">
                <text:p>6.33919401325793E-026</text:p>
              </table:table-cell>
              <table:table-cell office:value-type="float" office:value="5.28446885229868E-052">
                <text:p>5.28446885229868E-052</text:p>
              </table:table-cell>
              <table:table-cell office:value-type="float" office:value="5.27411717669316E-112">
                <text:p>5.27411717669316E-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0000600012332707717">
                <text:p>0.000000000000600012332707717</text:p>
              </table:table-cell>
              <table:table-cell office:value-type="float" office:value="1.29679043863564E-024">
                <text:p>1.29679043863564E-024</text:p>
              </table:table-cell>
              <table:table-cell office:value-type="float" office:value="3.73774265835911E-049">
                <text:p>3.73774265835911E-049</text:p>
              </table:table-cell>
              <table:table-cell office:value-type="float" office:value="6.33043596081403E-105">
                <text:p>6.33043596081403E-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238621400359111">
                <text:p>0.00000000000238621400359111</text:p>
              </table:table-cell>
              <table:table-cell office:value-type="float" office:value="2.23961185651874E-023">
                <text:p>2.23961185651874E-023</text:p>
              </table:table-cell>
              <table:table-cell office:value-type="float" office:value="1.73556890499815E-046">
                <text:p>1.73556890499815E-046</text:p>
              </table:table-cell>
              <table:table-cell office:value-type="float" office:value="1.76374915146672E-098">
                <text:p>1.76374915146672E-098</text:p>
              </table:table-cell>
              <table:table-cell office:value-type="float" office:value="1.9713949394955E-249">
                <text:p>1.9713949394955E-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000840063369534593">
                <text:p>0.00000000000840063369534593</text:p>
              </table:table-cell>
              <table:table-cell office:value-type="float" office:value="2.9818462516506E-022">
                <text:p>2.9818462516506E-022</text:p>
              </table:table-cell>
              <table:table-cell office:value-type="float" office:value="4.42057575945643E-044">
                <text:p>4.42057575945643E-044</text:p>
              </table:table-cell>
              <table:table-cell office:value-type="float" office:value="8.65445555804525E-093">
                <text:p>8.65445555804525E-093</text:p>
              </table:table-cell>
              <table:table-cell office:value-type="float" office:value="1.30286954968707E-226">
                <text:p>1.30286954968707E-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00254173722419284">
                <text:p>0.0000000000254173722419284</text:p>
              </table:table-cell>
              <table:table-cell office:value-type="float" office:value="2.8888650388924E-021">
                <text:p>2.8888650388924E-021</text:p>
              </table:table-cell>
              <table:table-cell office:value-type="float" office:value="5.54338882142806E-042">
                <text:p>5.54338882142806E-042</text:p>
              </table:table-cell>
              <table:table-cell office:value-type="float" office:value="6.57981303920629E-088">
                <text:p>6.57981303920629E-088</text:p>
              </table:table-cell>
              <table:table-cell office:value-type="float" office:value="6.72085029552031E-210">
                <text:p>6.72085029552031E-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00741422919859269">
                <text:p>0.0000000000741422919859269</text:p>
              </table:table-cell>
              <table:table-cell office:value-type="float" office:value="2.58260404279343E-020">
                <text:p>2.58260404279343E-020</text:p>
              </table:table-cell>
              <table:table-cell office:value-type="float" office:value="5.72565863186739E-040">
                <text:p>5.72565863186739E-040</text:p>
              </table:table-cell>
              <table:table-cell office:value-type="float" office:value="2.7571223232874E-083">
                <text:p>2.7571223232874E-083</text:p>
              </table:table-cell>
              <table:table-cell office:value-type="float" office:value="1.92664114468582E-195">
                <text:p>1.92664114468582E-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0200213483907165">
                <text:p>0.000000000200213483907165</text:p>
              </table:table-cell>
              <table:table-cell office:value-type="float" office:value="1.96272271609574E-019">
                <text:p>1.96272271609574E-019</text:p>
              </table:table-cell>
              <table:table-cell office:value-type="float" office:value="4.11592359124588E-038">
                <text:p>4.11592359124588E-038</text:p>
              </table:table-cell>
              <table:table-cell office:value-type="float" office:value="4.49795484549672E-079">
                <text:p>4.49795484549672E-079</text:p>
              </table:table-cell>
              <table:table-cell office:value-type="float" office:value="4.57624754215374E-183">
                <text:p>4.57624754215374E-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0486044058501323">
                <text:p>0.000000000486044058501323</text:p>
              </table:table-cell>
              <table:table-cell office:value-type="float" office:value="1.19591305743434E-018">
                <text:p>1.19591305743434E-018</text:p>
              </table:table-cell>
              <table:table-cell office:value-type="float" office:value="1.83107823684357E-036">
                <text:p>1.83107823684357E-036</text:p>
              </table:table-cell>
              <table:table-cell office:value-type="float" office:value="2.27842872224914E-075">
                <text:p>2.27842872224914E-075</text:p>
              </table:table-cell>
              <table:table-cell office:value-type="float" office:value="1.16454421319374E-172">
                <text:p>1.16454421319374E-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115867544316751">
                <text:p>0.00000000115867544316751</text:p>
              </table:table-cell>
              <table:table-cell office:value-type="float" office:value="6.99959342722905E-018">
                <text:p>6.99959342722905E-018</text:p>
              </table:table-cell>
              <table:table-cell office:value-type="float" office:value="7.39613110293041E-035">
                <text:p>7.39613110293041E-035</text:p>
              </table:table-cell>
              <table:table-cell office:value-type="float" office:value="8.69027625424523E-072">
                <text:p>8.69027625424523E-072</text:p>
              </table:table-cell>
              <table:table-cell office:value-type="float" office:value="6.08599444597386E-163">
                <text:p>6.08599444597386E-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261890653858099">
                <text:p>0.00000000261890653858099</text:p>
              </table:table-cell>
              <table:table-cell office:value-type="float" office:value="3.66595735930968E-017">
                <text:p>3.66595735930968E-017</text:p>
              </table:table-cell>
              <table:table-cell office:value-type="float" office:value="2.343202990757E-033">
                <text:p>2.343202990757E-033</text:p>
              </table:table-cell>
              <table:table-cell office:value-type="float" office:value="1.82581295803649E-068">
                <text:p>1.82581295803649E-068</text:p>
              </table:table-cell>
              <table:table-cell office:value-type="float" office:value="3.54274355092198E-154">
                <text:p>3.54274355092198E-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564390734552278">
                <text:p>0.00000000564390734552278</text:p>
              </table:table-cell>
              <table:table-cell office:value-type="float" office:value="1.73864064895583E-016">
                <text:p>1.73864064895583E-016</text:p>
              </table:table-cell>
              <table:table-cell office:value-type="float" office:value="5.98296337037295E-032">
                <text:p>5.98296337037295E-032</text:p>
              </table:table-cell>
              <table:table-cell office:value-type="float" office:value="2.2757543869588E-065">
                <text:p>2.2757543869588E-065</text:p>
              </table:table-cell>
              <table:table-cell office:value-type="float" office:value="3.39265124087262E-146">
                <text:p>3.39265124087262E-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113000125009577">
                <text:p>0.0000000113000125009577</text:p>
              </table:table-cell>
              <table:table-cell office:value-type="float" office:value="7.0885157976559E-016">
                <text:p>7.0885157976559E-016</text:p>
              </table:table-cell>
              <table:table-cell office:value-type="float" office:value="1.10742147833844E-030">
                <text:p>1.10742147833844E-030</text:p>
              </table:table-cell>
              <table:table-cell office:value-type="float" office:value="1.35044134559063E-062">
                <text:p>1.35044134559063E-062</text:p>
              </table:table-cell>
              <table:table-cell office:value-type="float" office:value="3.52896516803032E-139">
                <text:p>3.52896516803032E-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224768002411477">
                <text:p>0.0000000224768002411477</text:p>
              </table:table-cell>
              <table:table-cell office:value-type="float" office:value="2.84655088901449E-015">
                <text:p>2.84655088901449E-015</text:p>
              </table:table-cell>
              <table:table-cell office:value-type="float" office:value="1.97394558660351E-029">
                <text:p>1.97394558660351E-029</text:p>
              </table:table-cell>
              <table:table-cell office:value-type="float" office:value="7.16035893332121E-060">
                <text:p>7.16035893332121E-060</text:p>
              </table:table-cell>
              <table:table-cell office:value-type="float" office:value="2.14825141541445E-132">
                <text:p>2.14825141541445E-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431502449918423">
                <text:p>0.0000000431502449918423</text:p>
              </table:table-cell>
              <table:table-cell office:value-type="float" office:value="0.0000000000000106212119754431">
                <text:p>0.0000000000000106212119754431</text:p>
              </table:table-cell>
              <table:table-cell office:value-type="float" office:value="3.00494121022578E-028">
                <text:p>3.00494121022578E-028</text:p>
              </table:table-cell>
              <table:table-cell office:value-type="float" office:value="2.62361036936531E-057">
                <text:p>2.62361036936531E-057</text:p>
              </table:table-cell>
              <table:table-cell office:value-type="float" office:value="4.24572455361314E-126">
                <text:p>4.24572455361314E-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781142873782186">
                <text:p>0.0000000781142873782186</text:p>
              </table:table-cell>
              <table:table-cell office:value-type="float" office:value="0.0000000000000351474252633437">
                <text:p>0.0000000000000351474252633437</text:p>
              </table:table-cell>
              <table:table-cell office:value-type="float" office:value="3.55265458528732E-027">
                <text:p>3.55265458528732E-027</text:p>
              </table:table-cell>
              <table:table-cell office:value-type="float" office:value="5.44292803201631E-055">
                <text:p>5.44292803201631E-055</text:p>
              </table:table-cell>
              <table:table-cell office:value-type="float" office:value="1.77706702635056E-120">
                <text:p>1.77706702635056E-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141102037821831">
                <text:p>0.000000141102037821831</text:p>
              </table:table-cell>
              <table:table-cell office:value-type="float" office:value="0.000000000000115633753754347">
                <text:p>0.000000000000115633753754347</text:p>
              </table:table-cell>
              <table:table-cell office:value-type="float" office:value="4.13262083236375E-026">
                <text:p>4.13262083236375E-026</text:p>
              </table:table-cell>
              <table:table-cell office:value-type="float" office:value="1.07022880194026E-052">
                <text:p>1.07022880194026E-052</text:p>
              </table:table-cell>
              <table:table-cell office:value-type="float" office:value="5.71385730171402E-115">
                <text:p>5.71385730171402E-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24797471401499">
                <text:p>0.00000024797471401499</text:p>
              </table:table-cell>
              <table:table-cell office:value-type="float" office:value="0.000000000000359469294164647">
                <text:p>0.000000000000359469294164647</text:p>
              </table:table-cell>
              <table:table-cell office:value-type="float" office:value="4.26107185691382E-025">
                <text:p>4.26107185691382E-025</text:p>
              </table:table-cell>
              <table:table-cell office:value-type="float" office:value="1.59676651975732E-050">
                <text:p>1.59676651975732E-050</text:p>
              </table:table-cell>
              <table:table-cell office:value-type="float" office:value="8.45256361908821E-110">
                <text:p>8.45256361908821E-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415252677414944">
                <text:p>0.000000415252677414944</text:p>
              </table:table-cell>
              <table:table-cell office:value-type="float" office:value="0.00000000000101284754179662">
                <text:p>0.00000000000101284754179662</text:p>
              </table:table-cell>
              <table:table-cell office:value-type="float" office:value="3.57756129246595E-024">
                <text:p>3.57756129246595E-024</text:p>
              </table:table-cell>
              <table:table-cell office:value-type="float" office:value="1.51274406380931E-048">
                <text:p>1.51274406380931E-048</text:p>
              </table:table-cell>
              <table:table-cell office:value-type="float" office:value="3.88250608606354E-105">
                <text:p>3.88250608606354E-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695638744570918">
                <text:p>0.000000695638744570918</text:p>
              </table:table-cell>
              <table:table-cell office:value-type="float" office:value="0.00000000000285270267672428">
                <text:p>0.00000000000285270267672428</text:p>
              </table:table-cell>
              <table:table-cell office:value-type="float" office:value="2.99218582618475E-023">
                <text:p>2.99218582618475E-023</text:p>
              </table:table-cell>
              <table:table-cell office:value-type="float" office:value="1.40403471225055E-046">
                <text:p>1.40403471225055E-046</text:p>
              </table:table-cell>
              <table:table-cell office:value-type="float" office:value="1.5696519751741E-100">
                <text:p>1.5696519751741E-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114007563984247">
                <text:p>0.00000114007563984247</text:p>
              </table:table-cell>
              <table:table-cell office:value-type="float" office:value="0.00000000000768022557578551">
                <text:p>0.00000000000768022557578551</text:p>
              </table:table-cell>
              <table:table-cell office:value-type="float" office:value="2.27496655146525E-022">
                <text:p>2.27496655146525E-022</text:p>
              </table:table-cell>
              <table:table-cell office:value-type="float" office:value="1.05153459494082E-044">
                <text:p>1.05153459494082E-044</text:p>
              </table:table-cell>
              <table:table-cell office:value-type="float" office:value="3.58338709389916E-096">
                <text:p>3.58338709389916E-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183067052111581">
                <text:p>0.00000183067052111581</text:p>
              </table:table-cell>
              <table:table-cell office:value-type="float" office:value="0.0000000000198263582876873">
                <text:p>0.0000000000198263582876873</text:p>
              </table:table-cell>
              <table:table-cell office:value-type="float" office:value="1.58294751297657E-021">
                <text:p>1.58294751297657E-021</text:p>
              </table:table-cell>
              <table:table-cell office:value-type="float" office:value="6.45790843487697E-043">
                <text:p>6.45790843487697E-043</text:p>
              </table:table-cell>
              <table:table-cell office:value-type="float" office:value="4.85906982398678E-092">
                <text:p>4.85906982398678E-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282864854030551">
                <text:p>0.00000282864854030551</text:p>
              </table:table-cell>
              <table:table-cell office:value-type="float" office:value="0.0000000000473417978379925">
                <text:p>0.0000000000473417978379925</text:p>
              </table:table-cell>
              <table:table-cell office:value-type="float" office:value="9.36956612884392E-021">
                <text:p>9.36956612884392E-021</text:p>
              </table:table-cell>
              <table:table-cell office:value-type="float" office:value="2.7906320958474E-041">
                <text:p>2.7906320958474E-041</text:p>
              </table:table-cell>
              <table:table-cell office:value-type="float" office:value="2.78656723320505E-088">
                <text:p>2.78656723320505E-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438053205218334">
                <text:p>0.00000438053205218334</text:p>
              </table:table-cell>
              <table:table-cell office:value-type="float" office:value="0.000000000113447584848809">
                <text:p>0.000000000113447584848809</text:p>
              </table:table-cell>
              <table:table-cell office:value-type="float" office:value="5.574511349086E-020">
                <text:p>5.574511349086E-020</text:p>
              </table:table-cell>
              <table:table-cell office:value-type="float" office:value="1.20976286256476E-039">
                <text:p>1.20976286256476E-039</text:p>
              </table:table-cell>
              <table:table-cell office:value-type="float" office:value="1.54041407641162E-084">
                <text:p>1.54041407641162E-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667061065997795">
                <text:p>0.00000667061065997795</text:p>
              </table:table-cell>
              <table:table-cell office:value-type="float" office:value="0.000000000262626452615211">
                <text:p>0.000000000262626452615211</text:p>
              </table:table-cell>
              <table:table-cell office:value-type="float" office:value="3.084524676876E-019">
                <text:p>3.084524676876E-019</text:p>
              </table:table-cell>
              <table:table-cell office:value-type="float" office:value="4.46709650595698E-038">
                <text:p>4.46709650595698E-038</text:p>
              </table:table-cell>
              <table:table-cell office:value-type="float" office:value="5.67235195713657E-081">
                <text:p>5.67235195713657E-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982708380708104">
                <text:p>0.00000982708380708104</text:p>
              </table:table-cell>
              <table:table-cell office:value-type="float" office:value="0.000000000568613168213712">
                <text:p>0.000000000568613168213712</text:p>
              </table:table-cell>
              <table:table-cell office:value-type="float" office:value="1.48648414551524E-018">
                <text:p>1.48648414551524E-018</text:p>
              </table:table-cell>
              <table:table-cell office:value-type="float" office:value="1.22504054477666E-036">
                <text:p>1.22504054477666E-036</text:p>
              </table:table-cell>
              <table:table-cell office:value-type="float" office:value="1.02745296571968E-077">
                <text:p>1.02745296571968E-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145205158113826">
                <text:p>0.0000145205158113826</text:p>
              </table:table-cell>
              <table:table-cell office:value-type="float" office:value="0.00000000123741817011412">
                <text:p>0.00000000123741817011412</text:p>
              </table:table-cell>
              <table:table-cell office:value-type="float" office:value="7.22598221943289E-018">
                <text:p>7.22598221943289E-018</text:p>
              </table:table-cell>
              <table:table-cell office:value-type="float" office:value="3.40191670198373E-035">
                <text:p>3.40191670198373E-035</text:p>
              </table:table-cell>
              <table:table-cell office:value-type="float" office:value="1.85778775111276E-074">
                <text:p>1.85778775111276E-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211546170702807">
                <text:p>0.0000211546170702807</text:p>
              </table:table-cell>
              <table:table-cell office:value-type="float" office:value="0.00000000261597752686888">
                <text:p>0.00000000261597752686888</text:p>
              </table:table-cell>
              <table:table-cell office:value-type="float" office:value="3.30611073996239E-017">
                <text:p>3.30611073996239E-017</text:p>
              </table:table-cell>
              <table:table-cell office:value-type="float" office:value="8.27306241351795E-034">
                <text:p>8.27306241351795E-034</text:p>
              </table:table-cell>
              <table:table-cell office:value-type="float" office:value="2.42258331585743E-071">
                <text:p>2.42258331585743E-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299425711238309">
                <text:p>0.0000299425711238309</text:p>
              </table:table-cell>
              <table:table-cell office:value-type="float" office:value="0.00000000521762786330259">
                <text:p>0.00000000521762786330259</text:p>
              </table:table-cell>
              <table:table-cell office:value-type="float" office:value="1.34196851153141E-016">
                <text:p>1.34196851153141E-016</text:p>
              </table:table-cell>
              <table:table-cell office:value-type="float" office:value="1.55778929039932E-032">
                <text:p>1.55778929039932E-032</text:p>
              </table:table-cell>
              <table:table-cell office:value-type="float" office:value="1.73727964296963E-068">
                <text:p>1.73727964296963E-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425250222192762">
                <text:p>0.0000425250222192762</text:p>
              </table:table-cell>
              <table:table-cell office:value-type="float" office:value="0.0000000104687960636005">
                <text:p>0.0000000104687960636005</text:p>
              </table:table-cell>
              <table:table-cell office:value-type="float" office:value="5.50514669285898E-016">
                <text:p>5.50514669285898E-016</text:p>
              </table:table-cell>
              <table:table-cell office:value-type="float" office:value="2.98597304146794E-031">
                <text:p>2.98597304146794E-031</text:p>
              </table:table-cell>
              <table:table-cell office:value-type="float" office:value="1.26896626754887E-065">
                <text:p>1.26896626754887E-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59671948127882">
                <text:p>0.000059671948127882</text:p>
              </table:table-cell>
              <table:table-cell office:value-type="float" office:value="0.0000000204926996485942">
                <text:p>0.0000000204926996485942</text:p>
              </table:table-cell>
              <table:table-cell office:value-type="float" office:value="2.14504197035672E-015">
                <text:p>2.14504197035672E-015</text:p>
              </table:table-cell>
              <table:table-cell office:value-type="float" office:value="5.1177866811593E-030">
                <text:p>5.1177866811593E-030</text:p>
              </table:table-cell>
              <table:table-cell office:value-type="float" office:value="7.07913755814205E-063">
                <text:p>7.07913755814205E-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82779960001575">
                <text:p>0.000082779960001575</text:p>
              </table:table-cell>
              <table:table-cell office:value-type="float" office:value="0.0000000391843275729093">
                <text:p>0.0000000391843275729093</text:p>
              </table:table-cell>
              <table:table-cell office:value-type="float" office:value="7.95920412243942E-015">
                <text:p>7.95920412243942E-015</text:p>
              </table:table-cell>
              <table:table-cell office:value-type="float" office:value="7.88955990108094E-029">
                <text:p>7.88955990108094E-029</text:p>
              </table:table-cell>
              <table:table-cell office:value-type="float" office:value="3.06430338910034E-060">
                <text:p>3.06430338910034E-0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112064820134574">
                <text:p>0.000112064820134574</text:p>
              </table:table-cell>
              <table:table-cell office:value-type="float" office:value="0.0000000713353415393848">
                <text:p>0.0000000713353415393848</text:p>
              </table:table-cell>
              <table:table-cell office:value-type="float" office:value="0.0000000000000267076140173742">
                <text:p>0.0000000000000267076140173742</text:p>
              </table:table-cell>
              <table:table-cell office:value-type="float" office:value="9.82809692927567E-028">
                <text:p>9.82809692927567E-028</text:p>
              </table:table-cell>
              <table:table-cell office:value-type="float" office:value="8.14188954571574E-058">
                <text:p>8.14188954571574E-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152256210690056">
                <text:p>0.000152256210690056</text:p>
              </table:table-cell>
              <table:table-cell office:value-type="float" office:value="0.000000130697880269572">
                <text:p>0.000000130697880269572</text:p>
              </table:table-cell>
              <table:table-cell office:value-type="float" office:value="0.0000000000000906680581082257">
                <text:p>0.0000000000000906680581082257</text:p>
              </table:table-cell>
              <table:table-cell office:value-type="float" office:value="1.25025552186536E-026">
                <text:p>1.25025552186536E-026</text:p>
              </table:table-cell>
              <table:table-cell office:value-type="float" office:value="2.23386272834218E-055">
                <text:p>2.23386272834218E-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204817920107972">
                <text:p>0.000204817920107972</text:p>
              </table:table-cell>
              <table:table-cell office:value-type="float" office:value="0.000000234634175882533">
                <text:p>0.000000234634175882533</text:p>
              </table:table-cell>
              <table:table-cell office:value-type="float" office:value="0.000000000000295043289578079">
                <text:p>0.000000000000295043289578079</text:p>
              </table:table-cell>
              <table:table-cell office:value-type="float" office:value="1.45181056684022E-025">
                <text:p>1.45181056684022E-025</text:p>
              </table:table-cell>
              <table:table-cell office:value-type="float" office:value="4.94453871859652E-053">
                <text:p>4.94453871859652E-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269589134508616">
                <text:p>0.000269589134508616</text:p>
              </table:table-cell>
              <table:table-cell office:value-type="float" office:value="0.000000403230996329552">
                <text:p>0.000000403230996329552</text:p>
              </table:table-cell>
              <table:table-cell office:value-type="float" office:value="0.00000000000087819723238251">
                <text:p>0.00000000000087819723238251</text:p>
              </table:table-cell>
              <table:table-cell office:value-type="float" office:value="1.39685001086068E-024">
                <text:p>1.39685001086068E-024</text:p>
              </table:table-cell>
              <table:table-cell office:value-type="float" office:value="7.15123710371266E-051">
                <text:p>7.15123710371266E-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356122183117951">
                <text:p>0.000356122183117951</text:p>
              </table:table-cell>
              <table:table-cell office:value-type="float" office:value="0.000000697407475971706">
                <text:p>0.000000697407475971706</text:p>
              </table:table-cell>
              <table:table-cell office:value-type="float" office:value="0.00000000000264469803487191">
                <text:p>0.00000000000264469803487191</text:p>
              </table:table-cell>
              <table:table-cell office:value-type="float" office:value="1.37325303044954E-023">
                <text:p>1.37325303044954E-023</text:p>
              </table:table-cell>
              <table:table-cell office:value-type="float" office:value="1.07263027418619E-048">
                <text:p>1.07263027418619E-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46634990973542">
                <text:p>0.00046634990973542</text:p>
              </table:table-cell>
              <table:table-cell office:value-type="float" office:value="0.00000118483867638303">
                <text:p>0.00000118483867638303</text:p>
              </table:table-cell>
              <table:table-cell office:value-type="float" office:value="0.00000000000767436804572495">
                <text:p>0.00000000000767436804572495</text:p>
              </table:table-cell>
              <table:table-cell office:value-type="float" office:value="1.2467986040582E-022">
                <text:p>1.2467986040582E-022</text:p>
              </table:table-cell>
              <table:table-cell office:value-type="float" office:value="1.33752209005059E-046">
                <text:p>1.33752209005059E-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598874630365782">
                <text:p>0.000598874630365782</text:p>
              </table:table-cell>
              <table:table-cell office:value-type="float" office:value="0.00000193577959896151">
                <text:p>0.00000193577959896151</text:p>
              </table:table-cell>
              <table:table-cell office:value-type="float" office:value="0.0000000000205648132947322">
                <text:p>0.0000000000205648132947322</text:p>
              </table:table-cell>
              <table:table-cell office:value-type="float" office:value="9.57663607700144E-022">
                <text:p>9.57663607700144E-022</text:p>
              </table:table-cell>
              <table:table-cell office:value-type="float" office:value="1.14661334653046E-044">
                <text:p>1.14661334653046E-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771767432162985">
                <text:p>0.000771767432162985</text:p>
              </table:table-cell>
              <table:table-cell office:value-type="float" office:value="0.00000318232392501658">
                <text:p>0.00000318232392501658</text:p>
              </table:table-cell>
              <table:table-cell office:value-type="float" office:value="0.0000000000557362017624684">
                <text:p>0.0000000000557362017624684</text:p>
              </table:table-cell>
              <table:table-cell office:value-type="float" office:value="7.51303830565082E-021">
                <text:p>7.51303830565082E-021</text:p>
              </table:table-cell>
              <table:table-cell office:value-type="float" office:value="1.02063974816414E-042">
                <text:p>1.02063974816414E-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986926381569217">
                <text:p>0.000986926381569217</text:p>
              </table:table-cell>
              <table:table-cell office:value-type="float" office:value="0.00000514934775766505">
                <text:p>0.00000514934775766505</text:p>
              </table:table-cell>
              <table:table-cell office:value-type="float" office:value="0.000000000146174261304563">
                <text:p>0.000000000146174261304563</text:p>
              </table:table-cell>
              <table:table-cell office:value-type="float" office:value="5.49449726836277E-020">
                <text:p>5.49449726836277E-020</text:p>
              </table:table-cell>
              <table:table-cell office:value-type="float" office:value="7.73336827332405E-041">
                <text:p>7.73336827332405E-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125273412860637">
                <text:p>0.00125273412860637</text:p>
              </table:table-cell>
              <table:table-cell office:value-type="float" office:value="0.00000820615854910167">
                <text:p>0.00000820615854910167</text:p>
              </table:table-cell>
              <table:table-cell office:value-type="float" office:value="0.000000000371422525348665">
                <text:p>0.000000000371422525348665</text:p>
              </table:table-cell>
              <table:table-cell office:value-type="float" office:value="3.75615731457886E-019">
                <text:p>3.75615731457886E-019</text:p>
              </table:table-cell>
              <table:table-cell office:value-type="float" office:value="5.02205053855975E-039">
                <text:p>5.02205053855975E-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156323343781221">
                <text:p>0.00156323343781221</text:p>
              </table:table-cell>
              <table:table-cell office:value-type="float" office:value="0.0000126403438874915">
                <text:p>0.0000126403438874915</text:p>
              </table:table-cell>
              <table:table-cell office:value-type="float" office:value="0.000000000880790764677813">
                <text:p>0.000000000880790764677813</text:p>
              </table:table-cell>
              <table:table-cell office:value-type="float" office:value="2.22268837493925E-018">
                <text:p>2.22268837493925E-018</text:p>
              </table:table-cell>
              <table:table-cell office:value-type="float" office:value="2.36842872586972E-037">
                <text:p>2.36842872586972E-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195718054141956">
                <text:p>0.00195718054141956</text:p>
              </table:table-cell>
              <table:table-cell office:value-type="float" office:value="0.0000195833468934603">
                <text:p>0.0000195833468934603</text:p>
              </table:table-cell>
              <table:table-cell office:value-type="float" office:value="0.00000000211074577974055">
                <text:p>0.00000000211074577974055</text:p>
              </table:table-cell>
              <table:table-cell office:value-type="float" office:value="1.34132250882714E-017">
                <text:p>1.34132250882714E-017</text:p>
              </table:table-cell>
              <table:table-cell office:value-type="float" office:value="1.1580627086446E-035">
                <text:p>1.1580627086446E-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243415849801014">
                <text:p>0.00243415849801014</text:p>
              </table:table-cell>
              <table:table-cell office:value-type="float" office:value="0.0000299278198300601">
                <text:p>0.0000299278198300601</text:p>
              </table:table-cell>
              <table:table-cell office:value-type="float" office:value="0.00000000491673154266991">
                <text:p>0.00000000491673154266991</text:p>
              </table:table-cell>
              <table:table-cell office:value-type="float" office:value="7.62051645115883E-017">
                <text:p>7.62051645115883E-017</text:p>
              </table:table-cell>
              <table:table-cell office:value-type="float" office:value="4.93910425533458E-034">
                <text:p>4.93910425533458E-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298083501626206">
                <text:p>0.00298083501626206</text:p>
              </table:table-cell>
              <table:table-cell office:value-type="float" office:value="0.0000443490995561956">
                <text:p>0.0000443490995561956</text:p>
              </table:table-cell>
              <table:table-cell office:value-type="float" office:value="0.0000000107599085728121">
                <text:p>0.0000000107599085728121</text:p>
              </table:table-cell>
              <table:table-cell office:value-type="float" office:value="3.80155471769727E-016">
                <text:p>3.80155471769727E-016</text:p>
              </table:table-cell>
              <table:table-cell office:value-type="float" office:value="1.58206904478487E-032">
                <text:p>1.58206904478487E-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366174938929955">
                <text:p>0.00366174938929955</text:p>
              </table:table-cell>
              <table:table-cell office:value-type="float" office:value="0.0000660738203505016">
                <text:p>0.0000660738203505016</text:p>
              </table:table-cell>
              <table:table-cell office:value-type="float" office:value="0.0000000237758614467802">
                <text:p>0.0000000237758614467802</text:p>
              </table:table-cell>
              <table:table-cell office:value-type="float" office:value="1.93084747765948E-015">
                <text:p>1.93084747765948E-015</text:p>
              </table:table-cell>
              <table:table-cell office:value-type="float" office:value="5.24028645965762E-031">
                <text:p>5.24028645965762E-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447127214266036">
                <text:p>0.00447127214266036</text:p>
              </table:table-cell>
              <table:table-cell office:value-type="float" office:value="0.0000972305759809956">
                <text:p>0.0000972305759809956</text:p>
              </table:table-cell>
              <table:table-cell office:value-type="float" office:value="0.0000000512056179990113">
                <text:p>0.0000000512056179990113</text:p>
              </table:table-cell>
              <table:table-cell office:value-type="float" office:value="9.28723178499847E-015">
                <text:p>9.28723178499847E-015</text:p>
              </table:table-cell>
              <table:table-cell office:value-type="float" office:value="1.5358089218335E-029">
                <text:p>1.5358089218335E-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538319175812434">
                <text:p>0.00538319175812434</text:p>
              </table:table-cell>
              <table:table-cell office:value-type="float" office:value="0.000139127801368434">
                <text:p>0.000139127801368434</text:p>
              </table:table-cell>
              <table:table-cell office:value-type="float" office:value="0.000000104209855869651">
                <text:p>0.000000104209855869651</text:p>
              </table:table-cell>
              <table:table-cell office:value-type="float" office:value="0.0000000000000397138853922539">
                <text:p>0.0000000000000397138853922539</text:p>
              </table:table-cell>
              <table:table-cell office:value-type="float" office:value="3.47937897434975E-028">
                <text:p>3.47937897434975E-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650010480895502">
                <text:p>0.00650010480895502</text:p>
              </table:table-cell>
              <table:table-cell office:value-type="float" office:value="0.000200062357800147">
                <text:p>0.000200062357800147</text:p>
              </table:table-cell>
              <table:table-cell office:value-type="float" office:value="0.000000213936704259858">
                <text:p>0.000000213936704259858</text:p>
              </table:table-cell>
              <table:table-cell office:value-type="float" office:value="0.000000000000172575336489112">
                <text:p>0.000000000000172575336489112</text:p>
              </table:table-cell>
              <table:table-cell office:value-type="float" office:value="8.12284481475186E-027">
                <text:p>8.12284481475186E-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780603425239463">
                <text:p>0.00780603425239463</text:p>
              </table:table-cell>
              <table:table-cell office:value-type="float" office:value="0.000284462930680923">
                <text:p>0.000284462930680923</text:p>
              </table:table-cell>
              <table:table-cell office:value-type="float" office:value="0.000000429045691429772">
                <text:p>0.000000429045691429772</text:p>
              </table:table-cell>
              <table:table-cell office:value-type="float" office:value="0.000000000000713669777349633">
                <text:p>0.000000000000713669777349633</text:p>
              </table:table-cell>
              <table:table-cell office:value-type="float" office:value="1.69775386850085E-025">
                <text:p>1.69775386850085E-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932486047074559">
                <text:p>0.00932486047074559</text:p>
              </table:table-cell>
              <table:table-cell office:value-type="float" office:value="0.000400073977190275">
                <text:p>0.000400073977190275</text:p>
              </table:table-cell>
              <table:table-cell office:value-type="float" office:value="0.00000084112777383998">
                <text:p>0.00000084112777383998</text:p>
              </table:table-cell>
              <table:table-cell office:value-type="float" office:value="0.00000000000281279711484868">
                <text:p>0.00000000000281279711484868</text:p>
              </table:table-cell>
              <table:table-cell office:value-type="float" office:value="3.18803482534771E-024">
                <text:p>3.18803482534771E-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110004368025249">
                <text:p>0.0110004368025249</text:p>
              </table:table-cell>
              <table:table-cell office:value-type="float" office:value="0.0005489107984214">
                <text:p>0.0005489107984214</text:p>
              </table:table-cell>
              <table:table-cell office:value-type="float" office:value="0.00000156871365160468">
                <text:p>0.00000156871365160468</text:p>
              </table:table-cell>
              <table:table-cell office:value-type="float" office:value="0.00000000000999779279886621">
                <text:p>0.00000000000999779279886621</text:p>
              </table:table-cell>
              <table:table-cell office:value-type="float" office:value="4.78174851687794E-023">
                <text:p>4.78174851687794E-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130112904181565">
                <text:p>0.0130112904181565</text:p>
              </table:table-cell>
              <table:table-cell office:value-type="float" office:value="0.000756351791760143">
                <text:p>0.000756351791760143</text:p>
              </table:table-cell>
              <table:table-cell office:value-type="float" office:value="0.00000294723193864895">
                <text:p>0.00000294723193864895</text:p>
              </table:table-cell>
              <table:table-cell office:value-type="float" office:value="0.0000000000360093461272102">
                <text:p>0.0000000000360093461272102</text:p>
              </table:table-cell>
              <table:table-cell office:value-type="float" office:value="7.34986753926985E-022">
                <text:p>7.34986753926985E-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15315299683109">
                <text:p>0.015315299683109</text:p>
              </table:table-cell>
              <table:table-cell office:value-type="float" office:value="0.00103178245728511">
                <text:p>0.00103178245728511</text:p>
              </table:table-cell>
              <table:table-cell office:value-type="float" office:value="0.0000054227307569603">
                <text:p>0.0000054227307569603</text:p>
              </table:table-cell>
              <table:table-cell office:value-type="float" office:value="0.000000000124091280090979">
                <text:p>0.000000000124091280090979</text:p>
              </table:table-cell>
              <table:table-cell office:value-type="float" office:value="1.02433767472524E-020">
                <text:p>1.02433767472524E-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178211861904863">
                <text:p>0.0178211861904863</text:p>
              </table:table-cell>
              <table:table-cell office:value-type="float" office:value="0.00137600626983261">
                <text:p>0.00137600626983261</text:p>
              </table:table-cell>
              <table:table-cell office:value-type="float" office:value="0.00000953338230904906">
                <text:p>0.00000953338230904906</text:p>
              </table:table-cell>
              <table:table-cell office:value-type="float" office:value="0.000000000389247457434848">
                <text:p>0.000000000389247457434848</text:p>
              </table:table-cell>
              <table:table-cell office:value-type="float" office:value="1.16457963203678E-019">
                <text:p>1.16457963203678E-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207869506118718">
                <text:p>0.0207869506118718</text:p>
              </table:table-cell>
              <table:table-cell office:value-type="float" office:value="0.00184202726653833">
                <text:p>0.00184202726653833</text:p>
              </table:table-cell>
              <table:table-cell office:value-type="float" office:value="0.0000168654424383165">
                <text:p>0.0000168654424383165</text:p>
              </table:table-cell>
              <table:table-cell office:value-type="float" office:value="0.00000000123444517694098">
                <text:p>0.00000000123444517694098</text:p>
              </table:table-cell>
              <table:table-cell office:value-type="float" office:value="1.3505855849179E-018">
                <text:p>1.3505855849179E-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241382746435356">
                <text:p>0.0241382746435356</text:p>
              </table:table-cell>
              <table:table-cell office:value-type="float" office:value="0.00244313815529299">
                <text:p>0.00244313815529299</text:p>
              </table:table-cell>
              <table:table-cell office:value-type="float" office:value="0.0000292658109145351">
                <text:p>0.0000292658109145351</text:p>
              </table:table-cell>
              <table:table-cell office:value-type="float" office:value="0.00000000375811333215006">
                <text:p>0.00000000375811333215006</text:p>
              </table:table-cell>
              <table:table-cell office:value-type="float" office:value="1.43116967461973E-017">
                <text:p>1.43116967461973E-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277352707507194">
                <text:p>0.0277352707507194</text:p>
              </table:table-cell>
              <table:table-cell office:value-type="float" office:value="0.0031739270035702">
                <text:p>0.0031739270035702</text:p>
              </table:table-cell>
              <table:table-cell office:value-type="float" office:value="0.0000487146035730143">
                <text:p>0.0000487146035730143</text:p>
              </table:table-cell>
              <table:table-cell office:value-type="float" office:value="0.0000000105012779184912">
                <text:p>0.0000000105012779184912</text:p>
              </table:table-cell>
              <table:table-cell office:value-type="float" office:value="1.26052736631993E-016">
                <text:p>1.26052736631993E-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319374894444356">
                <text:p>0.0319374894444356</text:p>
              </table:table-cell>
              <table:table-cell office:value-type="float" office:value="0.00413684287152428">
                <text:p>0.00413684287152428</text:p>
              </table:table-cell>
              <table:table-cell office:value-type="float" office:value="0.0000815084366589915">
                <text:p>0.0000815084366589915</text:p>
              </table:table-cell>
              <table:table-cell office:value-type="float" office:value="0.0000000295977789060379">
                <text:p>0.0000000295977789060379</text:p>
              </table:table-cell>
              <table:table-cell office:value-type="float" office:value="1.12699356685459E-015">
                <text:p>1.12699356685459E-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366248113017394">
                <text:p>0.0366248113017394</text:p>
              </table:table-cell>
              <table:table-cell office:value-type="float" office:value="0.00534573751657505">
                <text:p>0.00534573751657505</text:p>
              </table:table-cell>
              <table:table-cell office:value-type="float" office:value="0.000133950465829714">
                <text:p>0.000133950465829714</text:p>
              </table:table-cell>
              <table:table-cell office:value-type="float" office:value="0.0000000803076713739279">
                <text:p>0.0000000803076713739279</text:p>
              </table:table-cell>
              <table:table-cell office:value-type="float" office:value="9.26679838065002E-015">
                <text:p>9.26679838065002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41593655335319">
                <text:p>0.041593655335319</text:p>
              </table:table-cell>
              <table:table-cell office:value-type="float" office:value="0.00677789176988096">
                <text:p>0.00677789176988096</text:p>
              </table:table-cell>
              <table:table-cell office:value-type="float" office:value="0.000211920000446453">
                <text:p>0.000211920000446453</text:p>
              </table:table-cell>
              <table:table-cell office:value-type="float" office:value="0.000000201509844914319">
                <text:p>0.000000201509844914319</text:p>
              </table:table-cell>
              <table:table-cell office:value-type="float" office:value="0.0000000000000644049448559068">
                <text:p>0.0000000000000644049448559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473282207557822">
                <text:p>0.0473282207557822</text:p>
              </table:table-cell>
              <table:table-cell office:value-type="float" office:value="0.00861756182901705">
                <text:p>0.00861756182901705</text:p>
              </table:table-cell>
              <table:table-cell office:value-type="float" office:value="0.000336638376254958">
                <text:p>0.000336638376254958</text:p>
              </table:table-cell>
              <table:table-cell office:value-type="float" office:value="0.00000050879566932942">
                <text:p>0.00000050879566932942</text:p>
              </table:table-cell>
              <table:table-cell office:value-type="float" office:value="0.000000000000452079570697613">
                <text:p>0.000000000000452079570697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53647159900243">
                <text:p>0.053647159900243</text:p>
              </table:table-cell>
              <table:table-cell office:value-type="float" office:value="0.0108691351141699">
                <text:p>0.0108691351141699</text:p>
              </table:table-cell>
              <table:table-cell office:value-type="float" office:value="0.000525852667880673">
                <text:p>0.000525852667880673</text:p>
              </table:table-cell>
              <table:table-cell office:value-type="float" office:value="0.00000123973863637749">
                <text:p>0.00000123973863637749</text:p>
              </table:table-cell>
              <table:table-cell office:value-type="float" office:value="0.00000000000293457968343792">
                <text:p>0.00000000000293457968343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605823791304087">
                <text:p>0.0605823791304087</text:p>
              </table:table-cell>
              <table:table-cell office:value-type="float" office:value="0.0136020840950946">
                <text:p>0.0136020840950946</text:p>
              </table:table-cell>
              <table:table-cell office:value-type="float" office:value="0.000808037407344375">
                <text:p>0.000808037407344375</text:p>
              </table:table-cell>
              <table:table-cell office:value-type="float" office:value="0.00000291730427272373">
                <text:p>0.00000291730427272373</text:p>
              </table:table-cell>
              <table:table-cell office:value-type="float" office:value="0.0000000000176457532975987">
                <text:p>0.0000000000176457532975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678208034698584">
                <text:p>0.0678208034698584</text:p>
              </table:table-cell>
              <table:table-cell office:value-type="float" office:value="0.0167366756255342">
                <text:p>0.0167366756255342</text:p>
              </table:table-cell>
              <table:table-cell office:value-type="float" office:value="0.00120047334249788">
                <text:p>0.00120047334249788</text:p>
              </table:table-cell>
              <table:table-cell office:value-type="float" office:value="0.00000640617369594516">
                <text:p>0.00000640617369594516</text:p>
              </table:table-cell>
              <table:table-cell office:value-type="float" office:value="0.0000000000914950393562396">
                <text:p>0.0000000000914950393562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760480083485006">
                <text:p>0.0760480083485006</text:p>
              </table:table-cell>
              <table:table-cell office:value-type="float" office:value="0.0206368945417638">
                <text:p>0.0206368945417638</text:p>
              </table:table-cell>
              <table:table-cell office:value-type="float" office:value="0.00178812122878978">
                <text:p>0.00178812122878978</text:p>
              </table:table-cell>
              <table:table-cell office:value-type="float" office:value="0.000014109891903195">
                <text:p>0.000014109891903195</text:p>
              </table:table-cell>
              <table:table-cell office:value-type="float" office:value="0.000000000475804880193334">
                <text:p>0.000000000475804880193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849755409636175">
                <text:p>0.0849755409636175</text:p>
              </table:table-cell>
              <table:table-cell office:value-type="float" office:value="0.0252601438777117">
                <text:p>0.0252601438777117</text:p>
              </table:table-cell>
              <table:table-cell office:value-type="float" office:value="0.00262264632109702">
                <text:p>0.00262264632109702</text:p>
              </table:table-cell>
              <table:table-cell office:value-type="float" office:value="0.0000300741368254979">
                <text:p>0.0000300741368254979</text:p>
              </table:table-cell>
              <table:table-cell office:value-type="float" office:value="0.00000000230232724774174">
                <text:p>0.00000000230232724774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941920356107473">
                <text:p>0.0941920356107473</text:p>
              </table:table-cell>
              <table:table-cell office:value-type="float" office:value="0.0304434564036524">
                <text:p>0.0304434564036524</text:p>
              </table:table-cell>
              <table:table-cell office:value-type="float" office:value="0.00372995845383036">
                <text:p>0.00372995845383036</text:p>
              </table:table-cell>
              <table:table-cell office:value-type="float" office:value="0.0000601846077663413">
                <text:p>0.0000601846077663413</text:p>
              </table:table-cell>
              <table:table-cell office:value-type="float" office:value="0.00000000973645316055631">
                <text:p>0.00000000973645316055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104555188015569">
                <text:p>0.104555188015569</text:p>
              </table:table-cell>
              <table:table-cell office:value-type="float" office:value="0.036749468243832">
                <text:p>0.036749468243832</text:p>
              </table:table-cell>
              <table:table-cell office:value-type="float" office:value="0.00531277640186882">
                <text:p>0.00531277640186882</text:p>
              </table:table-cell>
              <table:table-cell office:value-type="float" office:value="0.000120515796903048">
                <text:p>0.000120515796903048</text:p>
              </table:table-cell>
              <table:table-cell office:value-type="float" office:value="0.0000000410778211905987">
                <text:p>0.0000000410778211905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115679111718757">
                <text:p>0.115679111718757</text:p>
              </table:table-cell>
              <table:table-cell office:value-type="float" office:value="0.0440574158000086">
                <text:p>0.0440574158000086</text:p>
              </table:table-cell>
              <table:table-cell office:value-type="float" office:value="0.00745802837899255">
                <text:p>0.00745802837899255</text:p>
              </table:table-cell>
              <table:table-cell office:value-type="float" office:value="0.000233950919749209">
                <text:p>0.000233950919749209</text:p>
              </table:table-cell>
              <table:table-cell office:value-type="float" office:value="0.000000161882704198716">
                <text:p>0.000000161882704198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12757711632956">
                <text:p>0.12757711632956</text:p>
              </table:table-cell>
              <table:table-cell office:value-type="float" office:value="0.0524637735534227">
                <text:p>0.0524637735534227</text:p>
              </table:table-cell>
              <table:table-cell office:value-type="float" office:value="0.0103212929050876">
                <text:p>0.0103212929050876</text:p>
              </table:table-cell>
              <table:table-cell office:value-type="float" office:value="0.000440526785533225">
                <text:p>0.000440526785533225</text:p>
              </table:table-cell>
              <table:table-cell office:value-type="float" office:value="0.000000596621154950506">
                <text:p>0.000000596621154950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139690596375595">
                <text:p>0.139690596375595</text:p>
              </table:table-cell>
              <table:table-cell office:value-type="float" office:value="0.0616195554344833">
                <text:p>0.0616195554344833</text:p>
              </table:table-cell>
              <table:table-cell office:value-type="float" office:value="0.0139003105163496">
                <text:p>0.0139003105163496</text:p>
              </table:table-cell>
              <table:table-cell office:value-type="float" office:value="0.000784703861604541">
                <text:p>0.000784703861604541</text:p>
              </table:table-cell>
              <table:table-cell office:value-type="float" office:value="0.0000019534424090383">
                <text:p>0.0000019534424090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15312532215526">
                <text:p>0.15312532215526</text:p>
              </table:table-cell>
              <table:table-cell office:value-type="float" office:value="0.0724441214548797">
                <text:p>0.0724441214548797</text:p>
              </table:table-cell>
              <table:table-cell office:value-type="float" office:value="0.0187223782780698">
                <text:p>0.0187223782780698</text:p>
              </table:table-cell>
              <table:table-cell office:value-type="float" office:value="0.0013942517070117">
                <text:p>0.0013942517070117</text:p>
              </table:table-cell>
              <table:table-cell office:value-type="float" office:value="0.00000633571511683143">
                <text:p>0.00000633571511683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16734780301481">
                <text:p>0.16734780301481</text:p>
              </table:table-cell>
              <table:table-cell office:value-type="float" office:value="0.084631646255133">
                <text:p>0.084631646255133</text:p>
              </table:table-cell>
              <table:table-cell office:value-type="float" office:value="0.024879940584902">
                <text:p>0.024879940584902</text:p>
              </table:table-cell>
              <table:table-cell office:value-type="float" office:value="0.00240671918378093">
                <text:p>0.00240671918378093</text:p>
              </table:table-cell>
              <table:table-cell office:value-type="float" office:value="0.0000192803347318859">
                <text:p>0.0000192803347318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181684531088487">
                <text:p>0.181684531088487</text:p>
              </table:table-cell>
              <table:table-cell office:value-type="float" office:value="0.0976336889056225">
                <text:p>0.0976336889056225</text:p>
              </table:table-cell>
              <table:table-cell office:value-type="float" office:value="0.0322551640903304">
                <text:p>0.0322551640903304</text:p>
              </table:table-cell>
              <table:table-cell office:value-type="float" office:value="0.00395057642421229">
                <text:p>0.00395057642421229</text:p>
              </table:table-cell>
              <table:table-cell office:value-type="float" office:value="0.0000527153059084434">
                <text:p>0.0000527153059084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197429199856369">
                <text:p>0.197429199856369</text:p>
              </table:table-cell>
              <table:table-cell office:value-type="float" office:value="0.112693474278823">
                <text:p>0.112693474278823</text:p>
              </table:table-cell>
              <table:table-cell office:value-type="float" office:value="0.0417798403433422">
                <text:p>0.0417798403433422</text:p>
              </table:table-cell>
              <table:table-cell office:value-type="float" office:value="0.0064539049592905">
                <text:p>0.0064539049592905</text:p>
              </table:table-cell>
              <table:table-cell office:value-type="float" office:value="0.000142035228705823">
                <text:p>0.000142035228705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213931920241406">
                <text:p>0.213931920241406</text:p>
              </table:table-cell>
              <table:table-cell office:value-type="float" office:value="0.129301587709678">
                <text:p>0.129301587709678</text:p>
              </table:table-cell>
              <table:table-cell office:value-type="float" office:value="0.0534332590750172">
                <text:p>0.0534332590750172</text:p>
              </table:table-cell>
              <table:table-cell office:value-type="float" office:value="0.0102583369962787">
                <text:p>0.0102583369962787</text:p>
              </table:table-cell>
              <table:table-cell office:value-type="float" office:value="0.000360146475118759">
                <text:p>0.000360146475118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230407556192571">
                <text:p>0.230407556192571</text:p>
              </table:table-cell>
              <table:table-cell office:value-type="float" office:value="0.14666762772688">
                <text:p>0.14666762772688</text:p>
              </table:table-cell>
              <table:table-cell office:value-type="float" office:value="0.0668256171211633">
                <text:p>0.0668256171211633</text:p>
              </table:table-cell>
              <table:table-cell office:value-type="float" office:value="0.0155824862427669">
                <text:p>0.0155824862427669</text:p>
              </table:table-cell>
              <table:table-cell office:value-type="float" office:value="0.000829289555754091">
                <text:p>0.000829289555754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248328994580889">
                <text:p>0.248328994580889</text:p>
              </table:table-cell>
              <table:table-cell office:value-type="float" office:value="0.166385492228453">
                <text:p>0.166385492228453</text:p>
              </table:table-cell>
              <table:table-cell office:value-type="float" office:value="0.0834246863409708">
                <text:p>0.0834246863409708</text:p>
              </table:table-cell>
              <table:table-cell office:value-type="float" office:value="0.0235079722521142">
                <text:p>0.0235079722521142</text:p>
              </table:table-cell>
              <table:table-cell office:value-type="float" office:value="0.00187248580913315">
                <text:p>0.00187248580913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266932175742391">
                <text:p>0.266932175742391</text:p>
              </table:table-cell>
              <table:table-cell office:value-type="float" office:value="0.187696439924275">
                <text:p>0.187696439924275</text:p>
              </table:table-cell>
              <table:table-cell office:value-type="float" office:value="0.102906352295807">
                <text:p>0.102906352295807</text:p>
              </table:table-cell>
              <table:table-cell office:value-type="float" office:value="0.0345561012006401">
                <text:p>0.0345561012006401</text:p>
              </table:table-cell>
              <table:table-cell office:value-type="float" office:value="0.00399044810865038">
                <text:p>0.00399044810865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285331046937903">
                <text:p>0.285331046937903</text:p>
              </table:table-cell>
              <table:table-cell office:value-type="float" office:value="0.209548263546873">
                <text:p>0.209548263546873</text:p>
              </table:table-cell>
              <table:table-cell office:value-type="float" office:value="0.124410573971159">
                <text:p>0.124410573971159</text:p>
              </table:table-cell>
              <table:table-cell office:value-type="float" office:value="0.0487775943543343">
                <text:p>0.0487775943543343</text:p>
              </table:table-cell>
              <table:table-cell office:value-type="float" office:value="0.0078027863683786">
                <text:p>0.00780278636837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30515848623024">
                <text:p>0.30515848623024</text:p>
              </table:table-cell>
              <table:table-cell office:value-type="float" office:value="0.233881718440386">
                <text:p>0.233881718440386</text:p>
              </table:table-cell>
              <table:table-cell office:value-type="float" office:value="0.150016090224937">
                <text:p>0.150016090224937</text:p>
              </table:table-cell>
              <table:table-cell office:value-type="float" office:value="0.0682544660228827">
                <text:p>0.0682544660228827</text:p>
              </table:table-cell>
              <table:table-cell office:value-type="float" office:value="0.0148942925539913">
                <text:p>0.0148942925539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325546003337759">
                <text:p>0.325546003337759</text:p>
              </table:table-cell>
              <table:table-cell office:value-type="float" office:value="0.259667404031466">
                <text:p>0.259667404031466</text:p>
              </table:table-cell>
              <table:table-cell office:value-type="float" office:value="0.178870575464353">
                <text:p>0.178870575464353</text:p>
              </table:table-cell>
              <table:table-cell office:value-type="float" office:value="0.093207440255268">
                <text:p>0.093207440255268</text:p>
              </table:table-cell>
              <table:table-cell office:value-type="float" office:value="0.0269180505386513">
                <text:p>0.026918050538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34644310033074">
                <text:p>0.34644310033074</text:p>
              </table:table-cell>
              <table:table-cell office:value-type="float" office:value="0.286812397847883">
                <text:p>0.286812397847883</text:p>
              </table:table-cell>
              <table:table-cell office:value-type="float" office:value="0.210947323387045">
                <text:p>0.210947323387045</text:p>
              </table:table-cell>
              <table:table-cell office:value-type="float" office:value="0.12428721458532">
                <text:p>0.12428721458532</text:p>
              </table:table-cell>
              <table:table-cell office:value-type="float" office:value="0.046114431347486">
                <text:p>0.04611443134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366858058925166">
                <text:p>0.366858058925166</text:p>
              </table:table-cell>
              <table:table-cell office:value-type="float" office:value="0.313943064507002">
                <text:p>0.313943064507002</text:p>
              </table:table-cell>
              <table:table-cell office:value-type="float" office:value="0.244535675599431">
                <text:p>0.244535675599431</text:p>
              </table:table-cell>
              <table:table-cell office:value-type="float" office:value="0.160151216089542">
                <text:p>0.160151216089542</text:p>
              </table:table-cell>
              <table:table-cell office:value-type="float" office:value="0.0734926810260326">
                <text:p>0.0734926810260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388590473158394">
                <text:p>0.388590473158394</text:p>
              </table:table-cell>
              <table:table-cell office:value-type="float" office:value="0.343394813138762">
                <text:p>0.343394813138762</text:p>
              </table:table-cell>
              <table:table-cell office:value-type="float" office:value="0.282483071514065">
                <text:p>0.282483071514065</text:p>
              </table:table-cell>
              <table:table-cell office:value-type="float" office:value="0.204191723639685">
                <text:p>0.204191723639685</text:p>
              </table:table-cell>
              <table:table-cell office:value-type="float" office:value="0.113830886223332">
                <text:p>0.113830886223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410660215202736">
                <text:p>0.410660215202736</text:p>
              </table:table-cell>
              <table:table-cell office:value-type="float" office:value="0.373805815894432">
                <text:p>0.373805815894432</text:p>
              </table:table-cell>
              <table:table-cell office:value-type="float" office:value="0.323021330589873">
                <text:p>0.323021330589873</text:p>
              </table:table-cell>
              <table:table-cell office:value-type="float" office:value="0.254696687053801">
                <text:p>0.254696687053801</text:p>
              </table:table-cell>
              <table:table-cell office:value-type="float" office:value="0.167834791265194">
                <text:p>0.167834791265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432026542884894">
                <text:p>0.432026542884894</text:p>
              </table:table-cell>
              <table:table-cell office:value-type="float" office:value="0.403633831730289">
                <text:p>0.403633831730289</text:p>
              </table:table-cell>
              <table:table-cell office:value-type="float" office:value="0.36385479387945">
                <text:p>0.36385479387945</text:p>
              </table:table-cell>
              <table:table-cell office:value-type="float" office:value="0.30847277334186">
                <text:p>0.30847277334186</text:p>
              </table:table-cell>
              <table:table-cell office:value-type="float" office:value="0.232737541800706">
                <text:p>0.232737541800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454567401590399">
                <text:p>0.454567401590399</text:p>
              </table:table-cell>
              <table:table-cell office:value-type="float" office:value="0.435411278784985">
                <text:p>0.435411278784985</text:p>
              </table:table-cell>
              <table:table-cell office:value-type="float" office:value="0.408235899493807">
                <text:p>0.408235899493807</text:p>
              </table:table-cell>
              <table:table-cell office:value-type="float" office:value="0.36941219609093">
                <text:p>0.36941219609093</text:p>
              </table:table-cell>
              <table:table-cell office:value-type="float" office:value="0.313305166995638">
                <text:p>0.313305166995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477248490716995">
                <text:p>0.477248490716995</text:p>
              </table:table-cell>
              <table:table-cell office:value-type="float" office:value="0.467601480304455">
                <text:p>0.467601480304455</text:p>
              </table:table-cell>
              <table:table-cell office:value-type="float" office:value="0.453813025206385">
                <text:p>0.453813025206385</text:p>
              </table:table-cell>
              <table:table-cell office:value-type="float" office:value="0.433806333272983">
                <text:p>0.433806333272983</text:p>
              </table:table-cell>
              <table:table-cell office:value-type="float" office:value="0.403913434142383">
                <text:p>0.403913434142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500000000001551">
                <text:p>0.500000000001551</text:p>
              </table:table-cell>
              <table:table-cell office:value-type="float" office:value="0.499999999997797">
                <text:p>0.499999999997797</text:p>
              </table:table-cell>
              <table:table-cell office:value-type="float" office:value="0.499999999998703">
                <text:p>0.499999999998703</text:p>
              </table:table-cell>
              <table:table-cell office:value-type="float" office:value="0.499999999997295">
                <text:p>0.499999999997295</text:p>
              </table:table-cell>
              <table:table-cell office:value-type="float" office:value="0.499999999999534">
                <text:p>0.499999999999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521763269500013">
                <text:p>0.521763269500013</text:p>
              </table:table-cell>
              <table:table-cell office:value-type="float" office:value="0.530992721628396">
                <text:p>0.530992721628396</text:p>
              </table:table-cell>
              <table:table-cell office:value-type="float" office:value="0.544187165933063">
                <text:p>0.544187165933063</text:p>
              </table:table-cell>
              <table:table-cell office:value-type="float" office:value="0.563340395024954">
                <text:p>0.563340395024954</text:p>
              </table:table-cell>
              <table:table-cell office:value-type="float" office:value="0.591985207147685">
                <text:p>0.591985207147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544448878558486">
                <text:p>0.544448878558486</text:p>
              </table:table-cell>
              <table:table-cell office:value-type="float" office:value="0.563196273145248">
                <text:p>0.563196273145248</text:p>
              </table:table-cell>
              <table:table-cell office:value-type="float" office:value="0.589803248549759">
                <text:p>0.589803248549759</text:p>
              </table:table-cell>
              <table:table-cell office:value-type="float" office:value="0.627848718018569">
                <text:p>0.627848718018569</text:p>
              </table:table-cell>
              <table:table-cell office:value-type="float" office:value="0.682936025479447">
                <text:p>0.682936025479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566997271538271">
                <text:p>0.566997271538271</text:p>
              </table:table-cell>
              <table:table-cell office:value-type="float" office:value="0.594995826295733">
                <text:p>0.594995826295733</text:p>
              </table:table-cell>
              <table:table-cell office:value-type="float" office:value="0.634247995342436">
                <text:p>0.634247995342436</text:p>
              </table:table-cell>
              <table:table-cell office:value-type="float" office:value="0.688969486206545">
                <text:p>0.688969486206545</text:p>
              </table:table-cell>
              <table:table-cell office:value-type="float" office:value="0.764015175678453">
                <text:p>0.764015175678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588373566834451">
                <text:p>0.588373566834451</text:p>
              </table:table-cell>
              <table:table-cell office:value-type="float" office:value="0.624852805612127">
                <text:p>0.624852805612127</text:p>
              </table:table-cell>
              <table:table-cell office:value-type="float" office:value="0.675163206720752">
                <text:p>0.675163206720752</text:p>
              </table:table-cell>
              <table:table-cell office:value-type="float" office:value="0.742969085447241">
                <text:p>0.742969085447241</text:p>
              </table:table-cell>
              <table:table-cell office:value-type="float" office:value="0.829493999673052">
                <text:p>0.8294939996730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610456529702127">
                <text:p>0.610456529702127</text:p>
              </table:table-cell>
              <table:table-cell office:value-type="float" office:value="0.655301729389492">
                <text:p>0.655301729389492</text:p>
              </table:table-cell>
              <table:table-cell office:value-type="float" office:value="0.715805696648051">
                <text:p>0.715805696648051</text:p>
              </table:table-cell>
              <table:table-cell office:value-type="float" office:value="0.793743708090242">
                <text:p>0.793743708090242</text:p>
              </table:table-cell>
              <table:table-cell office:value-type="float" office:value="0.884113963928599">
                <text:p>0.884113963928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632204915679468">
                <text:p>0.632204915679468</text:p>
              </table:table-cell>
              <table:table-cell office:value-type="float" office:value="0.684798536673095">
                <text:p>0.684798536673095</text:p>
              </table:table-cell>
              <table:table-cell office:value-type="float" office:value="0.753872822275349">
                <text:p>0.753872822275349</text:p>
              </table:table-cell>
              <table:table-cell office:value-type="float" office:value="0.838072865066194">
                <text:p>0.838072865066194</text:p>
              </table:table-cell>
              <table:table-cell office:value-type="float" office:value="0.92501746670308">
                <text:p>0.92501746670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652637601231567">
                <text:p>0.652637601231567</text:p>
              </table:table-cell>
              <table:table-cell office:value-type="float" office:value="0.711978250513087">
                <text:p>0.711978250513087</text:p>
              </table:table-cell>
              <table:table-cell office:value-type="float" office:value="0.787586427258575">
                <text:p>0.787586427258575</text:p>
              </table:table-cell>
              <table:table-cell office:value-type="float" office:value="0.874214805134251">
                <text:p>0.874214805134251</text:p>
              </table:table-cell>
              <table:table-cell office:value-type="float" office:value="0.95284982783437">
                <text:p>0.95284982783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673555642131493">
                <text:p>0.673555642131493</text:p>
              </table:table-cell>
              <table:table-cell office:value-type="float" office:value="0.739179888359704">
                <text:p>0.739179888359704</text:p>
              </table:table-cell>
              <table:table-cell office:value-type="float" office:value="0.819801261468864">
                <text:p>0.819801261468864</text:p>
              </table:table-cell>
              <table:table-cell office:value-type="float" office:value="0.905572701762952">
                <text:p>0.905572701762952</text:p>
              </table:table-cell>
              <table:table-cell office:value-type="float" office:value="0.972414065400023">
                <text:p>0.9724140654000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693966396592">
                <text:p>0.693966396592</text:p>
              </table:table-cell>
              <table:table-cell office:value-type="float" office:value="0.765026771007521">
                <text:p>0.765026771007521</text:p>
              </table:table-cell>
              <table:table-cell office:value-type="float" office:value="0.848797044822604">
                <text:p>0.848797044822604</text:p>
              </table:table-cell>
              <table:table-cell office:value-type="float" office:value="0.930779773792451">
                <text:p>0.930779773792451</text:p>
              </table:table-cell>
              <table:table-cell office:value-type="float" office:value="0.984700226260833">
                <text:p>0.984700226260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713819176637635">
                <text:p>0.713819176637635</text:p>
              </table:table-cell>
              <table:table-cell office:value-type="float" office:value="0.789424988427991">
                <text:p>0.789424988427991</text:p>
              </table:table-cell>
              <table:table-cell office:value-type="float" office:value="0.87454319874264">
                <text:p>0.87454319874264</text:p>
              </table:table-cell>
              <table:table-cell office:value-type="float" office:value="0.950479183416064">
                <text:p>0.950479183416064</text:p>
              </table:table-cell>
              <table:table-cell office:value-type="float" office:value="0.99196552438062">
                <text:p>0.991965524380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732244066978532">
                <text:p>0.732244066978532</text:p>
              </table:table-cell>
              <table:table-cell office:value-type="float" office:value="0.811341170394653">
                <text:p>0.811341170394653</text:p>
              </table:table-cell>
              <table:table-cell office:value-type="float" office:value="0.896178154169167">
                <text:p>0.896178154169167</text:p>
              </table:table-cell>
              <table:table-cell office:value-type="float" office:value="0.964880618771021">
                <text:p>0.964880618771021</text:p>
              </table:table-cell>
              <table:table-cell office:value-type="float" office:value="0.995881434740223">
                <text:p>0.9958814347402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750876103506753">
                <text:p>0.750876103506753</text:p>
              </table:table-cell>
              <table:table-cell office:value-type="float" office:value="0.832720965105381">
                <text:p>0.832720965105381</text:p>
              </table:table-cell>
              <table:table-cell office:value-type="float" office:value="0.915789750841558">
                <text:p>0.915789750841558</text:p>
              </table:table-cell>
              <table:table-cell office:value-type="float" office:value="0.976082144797554">
                <text:p>0.976082144797554</text:p>
              </table:table-cell>
              <table:table-cell office:value-type="float" office:value="0.998062576354922">
                <text:p>0.998062576354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768827866769114">
                <text:p>0.768827866769114</text:p>
              </table:table-cell>
              <table:table-cell office:value-type="float" office:value="0.852508327086266">
                <text:p>0.852508327086266</text:p>
              </table:table-cell>
              <table:table-cell office:value-type="float" office:value="0.932509623211805">
                <text:p>0.932509623211805</text:p>
              </table:table-cell>
              <table:table-cell office:value-type="float" office:value="0.984127756290923">
                <text:p>0.984127756290923</text:p>
              </table:table-cell>
              <table:table-cell office:value-type="float" office:value="0.999139773156125">
                <text:p>0.999139773156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785333672055256">
                <text:p>0.785333672055256</text:p>
              </table:table-cell>
              <table:table-cell office:value-type="float" office:value="0.869940612891045">
                <text:p>0.869940612891045</text:p>
              </table:table-cell>
              <table:table-cell office:value-type="float" office:value="0.946007493835907">
                <text:p>0.946007493835907</text:p>
              </table:table-cell>
              <table:table-cell office:value-type="float" office:value="0.989539309538935">
                <text:p>0.989539309538935</text:p>
              </table:table-cell>
              <table:table-cell office:value-type="float" office:value="0.999625496159665">
                <text:p>0.999625496159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801868923818907">
                <text:p>0.801868923818907</text:p>
              </table:table-cell>
              <table:table-cell office:value-type="float" office:value="0.88661693366166">
                <text:p>0.88661693366166</text:p>
              </table:table-cell>
              <table:table-cell office:value-type="float" office:value="0.957759771340904">
                <text:p>0.957759771340904</text:p>
              </table:table-cell>
              <table:table-cell office:value-type="float" office:value="0.993411010544394">
                <text:p>0.993411010544394</text:p>
              </table:table-cell>
              <table:table-cell office:value-type="float" office:value="0.999851915273879">
                <text:p>0.999851915273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81764690585398">
                <text:p>0.81764690585398</text:p>
              </table:table-cell>
              <table:table-cell office:value-type="float" office:value="0.901743110020306">
                <text:p>0.901743110020306</text:p>
              </table:table-cell>
              <table:table-cell office:value-type="float" office:value="0.96737119953552">
                <text:p>0.96737119953552</text:p>
              </table:table-cell>
              <table:table-cell office:value-type="float" office:value="0.99596188290816">
                <text:p>0.99596188290816</text:p>
              </table:table-cell>
              <table:table-cell office:value-type="float" office:value="0.999944893017376">
                <text:p>0.999944893017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83201601608321">
                <text:p>0.83201601608321</text:p>
              </table:table-cell>
              <table:table-cell office:value-type="float" office:value="0.914806349359549">
                <text:p>0.914806349359549</text:p>
              </table:table-cell>
              <table:table-cell office:value-type="float" office:value="0.974818159653293">
                <text:p>0.974818159653293</text:p>
              </table:table-cell>
              <table:table-cell office:value-type="float" office:value="0.997537069618208">
                <text:p>0.997537069618208</text:p>
              </table:table-cell>
              <table:table-cell office:value-type="float" office:value="0.999979792732219">
                <text:p>0.999979792732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846272671854718">
                <text:p>0.846272671854718</text:p>
              </table:table-cell>
              <table:table-cell office:value-type="float" office:value="0.927054903778682">
                <text:p>0.927054903778682</text:p>
              </table:table-cell>
              <table:table-cell office:value-type="float" office:value="0.981039452840342">
                <text:p>0.981039452840342</text:p>
              </table:table-cell>
              <table:table-cell office:value-type="float" office:value="0.998571406803934">
                <text:p>0.998571406803934</text:p>
              </table:table-cell>
              <table:table-cell office:value-type="float" office:value="0.99999334141647">
                <text:p>0.9999933414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859741682207387">
                <text:p>0.859741682207387</text:p>
              </table:table-cell>
              <table:table-cell office:value-type="float" office:value="0.937937042857021">
                <text:p>0.937937042857021</text:p>
              </table:table-cell>
              <table:table-cell office:value-type="float" office:value="0.985914542089167">
                <text:p>0.985914542089167</text:p>
              </table:table-cell>
              <table:table-cell office:value-type="float" office:value="0.99919494875496">
                <text:p>0.99919494875496</text:p>
              </table:table-cell>
              <table:table-cell office:value-type="float" office:value="0.999997941268192">
                <text:p>0.999997941268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872422883673817">
                <text:p>0.872422883673817</text:p>
              </table:table-cell>
              <table:table-cell office:value-type="float" office:value="0.947536226441983">
                <text:p>0.947536226441983</text:p>
              </table:table-cell>
              <table:table-cell office:value-type="float" office:value="0.989678707093684">
                <text:p>0.989678707093684</text:p>
              </table:table-cell>
              <table:table-cell office:value-type="float" office:value="0.999559473210236">
                <text:p>0.999559473210236</text:p>
              </table:table-cell>
              <table:table-cell office:value-type="float" office:value="0.999999403379718">
                <text:p>0.999999403379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883819761180414">
                <text:p>0.883819761180414</text:p>
              </table:table-cell>
              <table:table-cell office:value-type="float" office:value="0.955600623916707">
                <text:p>0.955600623916707</text:p>
              </table:table-cell>
              <table:table-cell office:value-type="float" office:value="0.992433637517642">
                <text:p>0.992433637517642</text:p>
              </table:table-cell>
              <table:table-cell office:value-type="float" office:value="0.999759370931464">
                <text:p>0.999759370931464</text:p>
              </table:table-cell>
              <table:table-cell office:value-type="float" office:value="0.99999982843496">
                <text:p>0.99999982843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894977092974158">
                <text:p>0.894977092974158</text:p>
              </table:table-cell>
              <table:table-cell office:value-type="float" office:value="0.962954329762862">
                <text:p>0.962954329762862</text:p>
              </table:table-cell>
              <table:table-cell office:value-type="float" office:value="0.994606677258543">
                <text:p>0.994606677258543</text:p>
              </table:table-cell>
              <table:table-cell office:value-type="float" office:value="0.99987587830183">
                <text:p>0.99987587830183</text:p>
              </table:table-cell>
              <table:table-cell office:value-type="float" office:value="0.999999956334939">
                <text:p>0.999999956334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905372992139742">
                <text:p>0.905372992139742</text:p>
              </table:table-cell>
              <table:table-cell office:value-type="float" office:value="0.969301890766006">
                <text:p>0.969301890766006</text:p>
              </table:table-cell>
              <table:table-cell office:value-type="float" office:value="0.996211074781719">
                <text:p>0.996211074781719</text:p>
              </table:table-cell>
              <table:table-cell office:value-type="float" office:value="0.999937930195803">
                <text:p>0.999937930195803</text:p>
              </table:table-cell>
              <table:table-cell office:value-type="float" office:value="0.999999989618687">
                <text:p>0.999999989618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914620043325792">
                <text:p>0.914620043325792</text:p>
              </table:table-cell>
              <table:table-cell office:value-type="float" office:value="0.97452104094953">
                <text:p>0.97452104094953</text:p>
              </table:table-cell>
              <table:table-cell office:value-type="float" office:value="0.997334233500549">
                <text:p>0.997334233500549</text:p>
              </table:table-cell>
              <table:table-cell office:value-type="float" office:value="0.99996894267167">
                <text:p>0.99996894267167</text:p>
              </table:table-cell>
              <table:table-cell office:value-type="float" office:value="0.99999999753996">
                <text:p>0.99999999753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923578581543152">
                <text:p>0.923578581543152</text:p>
              </table:table-cell>
              <table:table-cell office:value-type="float" office:value="0.979177778297782">
                <text:p>0.979177778297782</text:p>
              </table:table-cell>
              <table:table-cell office:value-type="float" office:value="0.998181272588058">
                <text:p>0.998181272588058</text:p>
              </table:table-cell>
              <table:table-cell office:value-type="float" office:value="0.999985408222276">
                <text:p>0.999985408222276</text:p>
              </table:table-cell>
              <table:table-cell office:value-type="float" office:value="0.999999999491161">
                <text:p>0.999999999491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931835706447455">
                <text:p>0.931835706447455</text:p>
              </table:table-cell>
              <table:table-cell office:value-type="float" office:value="0.983107583211466">
                <text:p>0.983107583211466</text:p>
              </table:table-cell>
              <table:table-cell office:value-type="float" office:value="0.998778151303088">
                <text:p>0.998778151303088</text:p>
              </table:table-cell>
              <table:table-cell office:value-type="float" office:value="0.999993365488936">
                <text:p>0.999993365488936</text:p>
              </table:table-cell>
              <table:table-cell office:value-type="float" office:value="0.99999999990443">
                <text:p>0.99999999990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939101633326012">
                <text:p>0.939101633326012</text:p>
              </table:table-cell>
              <table:table-cell office:value-type="float" office:value="0.986267021212934">
                <text:p>0.986267021212934</text:p>
              </table:table-cell>
              <table:table-cell office:value-type="float" office:value="0.999177030670935">
                <text:p>0.999177030670935</text:p>
              </table:table-cell>
              <table:table-cell office:value-type="float" office:value="0.999996974461193">
                <text:p>0.999996974461193</text:p>
              </table:table-cell>
              <table:table-cell office:value-type="float" office:value="0.999999999982196">
                <text:p>0.999999999982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946064349570589">
                <text:p>0.946064349570589</text:p>
              </table:table-cell>
              <table:table-cell office:value-type="float" office:value="0.989022577818215">
                <text:p>0.989022577818215</text:p>
              </table:table-cell>
              <table:table-cell office:value-type="float" office:value="0.99946405167833">
                <text:p>0.99946405167833</text:p>
              </table:table-cell>
              <table:table-cell office:value-type="float" office:value="0.99999871233292">
                <text:p>0.99999871233292</text:p>
              </table:table-cell>
              <table:table-cell office:value-type="float" office:value="0.999999999995603">
                <text:p>0.999999999995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952409429398758">
                <text:p>0.952409429398758</text:p>
              </table:table-cell>
              <table:table-cell office:value-type="float" office:value="0.99129358749427">
                <text:p>0.99129358749427</text:p>
              </table:table-cell>
              <table:table-cell office:value-type="float" office:value="0.999656650963192">
                <text:p>0.999656650963192</text:p>
              </table:table-cell>
              <table:table-cell office:value-type="float" office:value="0.999999470719033">
                <text:p>0.999999470719033</text:p>
              </table:table-cell>
              <table:table-cell office:value-type="float" office:value="0.999999999996522">
                <text:p>0.9999999999965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957930055614271">
                <text:p>0.957930055614271</text:p>
              </table:table-cell>
              <table:table-cell office:value-type="float" office:value="0.99307685408905">
                <text:p>0.99307685408905</text:p>
              </table:table-cell>
              <table:table-cell office:value-type="float" office:value="0.999779228470686">
                <text:p>0.999779228470686</text:p>
              </table:table-cell>
              <table:table-cell office:value-type="float" office:value="0.9999997812684">
                <text:p>0.9999997812684</text:p>
              </table:table-cell>
              <table:table-cell office:value-type="float" office:value="0.999999999997808">
                <text:p>0.9999999999978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963159861070225">
                <text:p>0.963159861070225</text:p>
              </table:table-cell>
              <table:table-cell office:value-type="float" office:value="0.994595380194182">
                <text:p>0.994595380194182</text:p>
              </table:table-cell>
              <table:table-cell office:value-type="float" office:value="0.999863179821573">
                <text:p>0.999863179821573</text:p>
              </table:table-cell>
              <table:table-cell office:value-type="float" office:value="0.999999916194968">
                <text:p>0.999999916194968</text:p>
              </table:table-cell>
              <table:table-cell office:value-type="float" office:value="0.99999999999888">
                <text:p>0.99999999999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967869047904728">
                <text:p>0.967869047904728</text:p>
              </table:table-cell>
              <table:table-cell office:value-type="float" office:value="0.995816046912757">
                <text:p>0.995816046912757</text:p>
              </table:table-cell>
              <table:table-cell office:value-type="float" office:value="0.9999166810989">
                <text:p>0.9999166810989</text:p>
              </table:table-cell>
              <table:table-cell office:value-type="float" office:value="0.99999996905969">
                <text:p>0.99999996905969</text:p>
              </table:table-cell>
              <table:table-cell office:value-type="float" office:value="1.00000000000056">
                <text:p>1.00000000000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972091648838209">
                <text:p>0.972091648838209</text:p>
              </table:table-cell>
              <table:table-cell office:value-type="float" office:value="0.996788714194784">
                <text:p>0.996788714194784</text:p>
              </table:table-cell>
              <table:table-cell office:value-type="float" office:value="0.999950163996094">
                <text:p>0.999950163996094</text:p>
              </table:table-cell>
              <table:table-cell office:value-type="float" office:value="0.999999989002176">
                <text:p>0.999999989002176</text:p>
              </table:table-cell>
              <table:table-cell office:value-type="float" office:value="1.00000000000228">
                <text:p>1.000000000002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975706759118217">
                <text:p>0.975706759118217</text:p>
              </table:table-cell>
              <table:table-cell office:value-type="float" office:value="0.997527188277549">
                <text:p>0.997527188277549</text:p>
              </table:table-cell>
              <table:table-cell office:value-type="float" office:value="0.999970037321691">
                <text:p>0.999970037321691</text:p>
              </table:table-cell>
              <table:table-cell office:value-type="float" office:value="0.999999996054529">
                <text:p>0.999999996054529</text:p>
              </table:table-cell>
              <table:table-cell office:value-type="float" office:value="1.00000000000135">
                <text:p>1.00000000000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979075594418942">
                <text:p>0.979075594418942</text:p>
              </table:table-cell>
              <table:table-cell office:value-type="float" office:value="0.998134859042624">
                <text:p>0.998134859042624</text:p>
              </table:table-cell>
              <table:table-cell office:value-type="float" office:value="0.999982718646666">
                <text:p>0.999982718646666</text:p>
              </table:table-cell>
              <table:table-cell office:value-type="float" office:value="0.999999998696146">
                <text:p>0.999999998696146</text:p>
              </table:table-cell>
              <table:table-cell office:value-type="float" office:value="0.999999999999696">
                <text:p>0.999999999999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982057442601254">
                <text:p>0.982057442601254</text:p>
              </table:table-cell>
              <table:table-cell office:value-type="float" office:value="0.998606159239561">
                <text:p>0.998606159239561</text:p>
              </table:table-cell>
              <table:table-cell office:value-type="float" office:value="0.999990223211576">
                <text:p>0.999990223211576</text:p>
              </table:table-cell>
              <table:table-cell office:value-type="float" office:value="0.999999999584286">
                <text:p>0.999999999584286</text:p>
              </table:table-cell>
              <table:table-cell office:value-type="float" office:value="1.00000000000022">
                <text:p>1.0000000000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984577415861473">
                <text:p>0.984577415861473</text:p>
              </table:table-cell>
              <table:table-cell office:value-type="float" office:value="0.998954425924488">
                <text:p>0.998954425924488</text:p>
              </table:table-cell>
              <table:table-cell office:value-type="float" office:value="0.999994434175094">
                <text:p>0.999994434175094</text:p>
              </table:table-cell>
              <table:table-cell office:value-type="float" office:value="0.999999999862913">
                <text:p>0.999999999862913</text:p>
              </table:table-cell>
              <table:table-cell office:value-type="float" office:value="0.999999999999665">
                <text:p>0.999999999999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986894844006004">
                <text:p>0.986894844006004</text:p>
              </table:table-cell>
              <table:table-cell office:value-type="float" office:value="0.999233208581621">
                <text:p>0.999233208581621</text:p>
              </table:table-cell>
              <table:table-cell office:value-type="float" office:value="0.999996972290616">
                <text:p>0.999996972290616</text:p>
              </table:table-cell>
              <table:table-cell office:value-type="float" office:value="0.999999999957406">
                <text:p>0.999999999957406</text:p>
              </table:table-cell>
              <table:table-cell office:value-type="float" office:value="1.00000000000222">
                <text:p>1.00000000000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988917836399492">
                <text:p>0.988917836399492</text:p>
              </table:table-cell>
              <table:table-cell office:value-type="float" office:value="0.999443266707787">
                <text:p>0.999443266707787</text:p>
              </table:table-cell>
              <table:table-cell office:value-type="float" office:value="0.999998386969623">
                <text:p>0.999998386969623</text:p>
              </table:table-cell>
              <table:table-cell office:value-type="float" office:value="0.999999999986263">
                <text:p>0.999999999986263</text:p>
              </table:table-cell>
              <table:table-cell office:value-type="float" office:value="1.00000000000285">
                <text:p>1.0000000000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990603885090411">
                <text:p>0.990603885090411</text:p>
              </table:table-cell>
              <table:table-cell office:value-type="float" office:value="0.999594048098667">
                <text:p>0.999594048098667</text:p>
              </table:table-cell>
              <table:table-cell office:value-type="float" office:value="0.999999134327224">
                <text:p>0.999999134327224</text:p>
              </table:table-cell>
              <table:table-cell office:value-type="float" office:value="0.999999999992414">
                <text:p>0.999999999992414</text:p>
              </table:table-cell>
              <table:table-cell office:value-type="float" office:value="1.00000000000152">
                <text:p>1.000000000001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992132535873781">
                <text:p>0.992132535873781</text:p>
              </table:table-cell>
              <table:table-cell office:value-type="float" office:value="0.99971122266411">
                <text:p>0.99971122266411</text:p>
              </table:table-cell>
              <table:table-cell office:value-type="float" office:value="0.999999558007344">
                <text:p>0.999999558007344</text:p>
              </table:table-cell>
              <table:table-cell office:value-type="float" office:value="0.999999999997012">
                <text:p>0.999999999997012</text:p>
              </table:table-cell>
              <table:table-cell office:value-type="float" office:value="1.00000000000397">
                <text:p>1.000000000003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993447212653942">
                <text:p>0.993447212653942</text:p>
              </table:table-cell>
              <table:table-cell office:value-type="float" office:value="0.999796805418802">
                <text:p>0.999796805418802</text:p>
              </table:table-cell>
              <table:table-cell office:value-type="float" office:value="0.999999779383129">
                <text:p>0.999999779383129</text:p>
              </table:table-cell>
              <table:table-cell office:value-type="float" office:value="0.999999999992549">
                <text:p>0.999999999992549</text:p>
              </table:table-cell>
              <table:table-cell office:value-type="float" office:value="0.999999999998858">
                <text:p>0.999999999998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994571870739348">
                <text:p>0.994571870739348</text:p>
              </table:table-cell>
              <table:table-cell office:value-type="float" office:value="0.999858623748727">
                <text:p>0.999858623748727</text:p>
              </table:table-cell>
              <table:table-cell office:value-type="float" office:value="0.999999892423863">
                <text:p>0.999999892423863</text:p>
              </table:table-cell>
              <table:table-cell office:value-type="float" office:value="0.999999999992903">
                <text:p>0.999999999992903</text:p>
              </table:table-cell>
              <table:table-cell office:value-type="float" office:value="0.99999999999832">
                <text:p>0.99999999999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995490330878979">
                <text:p>0.995490330878979</text:p>
              </table:table-cell>
              <table:table-cell office:value-type="float" office:value="0.999901149647154">
                <text:p>0.999901149647154</text:p>
              </table:table-cell>
              <table:table-cell office:value-type="float" office:value="0.999999947085737">
                <text:p>0.999999947085737</text:p>
              </table:table-cell>
              <table:table-cell office:value-type="float" office:value="0.999999999993782">
                <text:p>0.999999999993782</text:p>
              </table:table-cell>
              <table:table-cell office:value-type="float" office:value="0.999999999999007">
                <text:p>0.999999999999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996305857580295">
                <text:p>0.996305857580295</text:p>
              </table:table-cell>
              <table:table-cell office:value-type="float" office:value="0.999932789925519">
                <text:p>0.999932789925519</text:p>
              </table:table-cell>
              <table:table-cell office:value-type="float" office:value="0.99999997540172">
                <text:p>0.99999997540172</text:p>
              </table:table-cell>
              <table:table-cell office:value-type="float" office:value="0.999999999991939">
                <text:p>0.999999999991939</text:p>
              </table:table-cell>
              <table:table-cell office:value-type="float" office:value="0.999999999998117">
                <text:p>0.999999999998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996991997565566">
                <text:p>0.996991997565566</text:p>
              </table:table-cell>
              <table:table-cell office:value-type="float" office:value="0.999954863594434">
                <text:p>0.999954863594434</text:p>
              </table:table-cell>
              <table:table-cell office:value-type="float" office:value="0.999999988857092">
                <text:p>0.999999988857092</text:p>
              </table:table-cell>
              <table:table-cell office:value-type="float" office:value="0.999999999996903">
                <text:p>0.999999999996903</text:p>
              </table:table-cell>
              <table:table-cell office:value-type="float" office:value="1.00000000000205">
                <text:p>1.00000000000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997543011845171">
                <text:p>0.997543011845171</text:p>
              </table:table-cell>
              <table:table-cell office:value-type="float" office:value="0.999969524432503">
                <text:p>0.999969524432503</text:p>
              </table:table-cell>
              <table:table-cell office:value-type="float" office:value="0.999999994899769">
                <text:p>0.999999994899769</text:p>
              </table:table-cell>
              <table:table-cell office:value-type="float" office:value="0.999999999992646">
                <text:p>0.999999999992646</text:p>
              </table:table-cell>
              <table:table-cell office:value-type="float" office:value="0.999999999998201">
                <text:p>0.999999999998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998023902407518">
                <text:p>0.998023902407518</text:p>
              </table:table-cell>
              <table:table-cell office:value-type="float" office:value="0.999980046584823">
                <text:p>0.999980046584823</text:p>
              </table:table-cell>
              <table:table-cell office:value-type="float" office:value="0.999999997806877">
                <text:p>0.999999997806877</text:p>
              </table:table-cell>
              <table:table-cell office:value-type="float" office:value="0.999999999993369">
                <text:p>0.999999999993369</text:p>
              </table:table-cell>
              <table:table-cell office:value-type="float" office:value="0.999999999999558">
                <text:p>0.9999999999995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998421192726318">
                <text:p>0.998421192726318</text:p>
              </table:table-cell>
              <table:table-cell office:value-type="float" office:value="0.999987112998902">
                <text:p>0.999987112998902</text:p>
              </table:table-cell>
              <table:table-cell office:value-type="float" office:value="0.999999999084067">
                <text:p>0.999999999084067</text:p>
              </table:table-cell>
              <table:table-cell office:value-type="float" office:value="0.999999999995115">
                <text:p>0.999999999995115</text:p>
              </table:table-cell>
              <table:table-cell office:value-type="float" office:value="1.00000000000121">
                <text:p>1.00000000000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998747265873258">
                <text:p>0.998747265873258</text:p>
              </table:table-cell>
              <table:table-cell office:value-type="float" office:value="0.999991793835278">
                <text:p>0.999991793835278</text:p>
              </table:table-cell>
              <table:table-cell office:value-type="float" office:value="0.999999999625677">
                <text:p>0.999999999625677</text:p>
              </table:table-cell>
              <table:table-cell office:value-type="float" office:value="0.999999999993214">
                <text:p>0.999999999993214</text:p>
              </table:table-cell>
              <table:table-cell office:value-type="float" office:value="0.999999999998843">
                <text:p>0.999999999998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999002634991187">
                <text:p>0.999002634991187</text:p>
              </table:table-cell>
              <table:table-cell office:value-type="float" office:value="0.999994743605042">
                <text:p>0.999994743605042</text:p>
              </table:table-cell>
              <table:table-cell office:value-type="float" office:value="0.999999999845368">
                <text:p>0.999999999845368</text:p>
              </table:table-cell>
              <table:table-cell office:value-type="float" office:value="0.999999999994213">
                <text:p>0.999999999994213</text:p>
              </table:table-cell>
              <table:table-cell office:value-type="float" office:value="0.999999999999225">
                <text:p>0.999999999999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999219813196343">
                <text:p>0.999219813196343</text:p>
              </table:table-cell>
              <table:table-cell office:value-type="float" office:value="0.999996749327849">
                <text:p>0.999996749327849</text:p>
              </table:table-cell>
              <table:table-cell office:value-type="float" office:value="0.999999999942094">
                <text:p>0.999999999942094</text:p>
              </table:table-cell>
              <table:table-cell office:value-type="float" office:value="0.999999999995959">
                <text:p>0.999999999995959</text:p>
              </table:table-cell>
              <table:table-cell office:value-type="float" office:value="1.00000000000193">
                <text:p>1.000000000001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99939438503788">
                <text:p>0.99939438503788</text:p>
              </table:table-cell>
              <table:table-cell office:value-type="float" office:value="0.999998021250899">
                <text:p>0.999998021250899</text:p>
              </table:table-cell>
              <table:table-cell office:value-type="float" office:value="0.999999999975069">
                <text:p>0.999999999975069</text:p>
              </table:table-cell>
              <table:table-cell office:value-type="float" office:value="0.999999999991976">
                <text:p>0.999999999991976</text:p>
              </table:table-cell>
              <table:table-cell office:value-type="float" office:value="0.999999999998026">
                <text:p>0.9999999999980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999528240811472">
                <text:p>0.999528240811472</text:p>
              </table:table-cell>
              <table:table-cell office:value-type="float" office:value="0.999998788016298">
                <text:p>0.999998788016298</text:p>
              </table:table-cell>
              <table:table-cell office:value-type="float" office:value="0.999999999993176">
                <text:p>0.999999999993176</text:p>
              </table:table-cell>
              <table:table-cell office:value-type="float" office:value="0.999999999996344">
                <text:p>0.999999999996344</text:p>
              </table:table-cell>
              <table:table-cell office:value-type="float" office:value="1.00000000000208">
                <text:p>1.00000000000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999639613590383">
                <text:p>0.999639613590383</text:p>
              </table:table-cell>
              <table:table-cell office:value-type="float" office:value="0.999999286067905">
                <text:p>0.999999286067905</text:p>
              </table:table-cell>
              <table:table-cell office:value-type="float" office:value="0.999999999995337">
                <text:p>0.999999999995337</text:p>
              </table:table-cell>
              <table:table-cell office:value-type="float" office:value="0.99999999999324">
                <text:p>0.99999999999324</text:p>
              </table:table-cell>
              <table:table-cell office:value-type="float" office:value="0.999999999999776">
                <text:p>0.99999999999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999727077303546">
                <text:p>0.999727077303546</text:p>
              </table:table-cell>
              <table:table-cell office:value-type="float" office:value="0.999999586886336">
                <text:p>0.999999586886336</text:p>
              </table:table-cell>
              <table:table-cell office:value-type="float" office:value="0.999999999999079">
                <text:p>0.999999999999079</text:p>
              </table:table-cell>
              <table:table-cell office:value-type="float" office:value="0.999999999995516">
                <text:p>0.999999999995516</text:p>
              </table:table-cell>
              <table:table-cell office:value-type="float" office:value="1.00000000000105">
                <text:p>1.000000000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999792569403705">
                <text:p>0.999792569403705</text:p>
              </table:table-cell>
              <table:table-cell office:value-type="float" office:value="0.999999759423284">
                <text:p>0.999999759423284</text:p>
              </table:table-cell>
              <table:table-cell office:value-type="float" office:value="0.999999999999584">
                <text:p>0.999999999999584</text:p>
              </table:table-cell>
              <table:table-cell office:value-type="float" office:value="0.999999999996393">
                <text:p>0.999999999996393</text:p>
              </table:table-cell>
              <table:table-cell office:value-type="float" office:value="1.00000000000194">
                <text:p>1.00000000000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99984573658285">
                <text:p>0.99984573658285</text:p>
              </table:table-cell>
              <table:table-cell office:value-type="float" office:value="0.999999865872862">
                <text:p>0.999999865872862</text:p>
              </table:table-cell>
              <table:table-cell office:value-type="float" office:value="0.999999999999336">
                <text:p>0.999999999999336</text:p>
              </table:table-cell>
              <table:table-cell office:value-type="float" office:value="0.999999999995616">
                <text:p>0.999999999995616</text:p>
              </table:table-cell>
              <table:table-cell office:value-type="float" office:value="1.00000000000079">
                <text:p>1.000000000000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99988640769589">
                <text:p>0.99988640769589</text:p>
              </table:table-cell>
              <table:table-cell office:value-type="float" office:value="0.99999992672442">
                <text:p>0.99999992672442</text:p>
              </table:table-cell>
              <table:table-cell office:value-type="float" office:value="0.99999999999951">
                <text:p>0.99999999999951</text:p>
              </table:table-cell>
              <table:table-cell office:value-type="float" office:value="0.99999999999601">
                <text:p>0.99999999999601</text:p>
              </table:table-cell>
              <table:table-cell office:value-type="float" office:value="1.00000000000042">
                <text:p>1.00000000000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999917220040794">
                <text:p>0.999917220040794</text:p>
              </table:table-cell>
              <table:table-cell office:value-type="float" office:value="0.999999960809391">
                <text:p>0.999999960809391</text:p>
              </table:table-cell>
              <table:table-cell office:value-type="float" office:value="0.999999999996698">
                <text:p>0.999999999996698</text:p>
              </table:table-cell>
              <table:table-cell office:value-type="float" office:value="0.999999999993865">
                <text:p>0.999999999993865</text:p>
              </table:table-cell>
              <table:table-cell office:value-type="float" office:value="0.999999999998412">
                <text:p>0.999999999998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999939458610601">
                <text:p>0.999939458610601</text:p>
              </table:table-cell>
              <table:table-cell office:value-type="float" office:value="0.999999978909547">
                <text:p>0.999999978909547</text:p>
              </table:table-cell>
              <table:table-cell office:value-type="float" office:value="1.00000000000142">
                <text:p>1.00000000000142</text:p>
              </table:table-cell>
              <table:table-cell office:value-type="float" office:value="0.999999999998525">
                <text:p>0.999999999998525</text:p>
              </table:table-cell>
              <table:table-cell office:value-type="float" office:value="1.0000000000043">
                <text:p>1.0000000000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999956833374979">
                <text:p>0.999956833374979</text:p>
              </table:table-cell>
              <table:table-cell office:value-type="float" office:value="0.999999989209816">
                <text:p>0.999999989209816</text:p>
              </table:table-cell>
              <table:table-cell office:value-type="float" office:value="0.999999999999093">
                <text:p>0.999999999999093</text:p>
              </table:table-cell>
              <table:table-cell office:value-type="float" office:value="0.99999999999424">
                <text:p>0.99999999999424</text:p>
              </table:table-cell>
              <table:table-cell office:value-type="float" office:value="0.999999999999674">
                <text:p>0.999999999999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999969589350291">
                <text:p>0.999969589350291</text:p>
              </table:table-cell>
              <table:table-cell office:value-type="float" office:value="0.999999994612198">
                <text:p>0.999999994612198</text:p>
              </table:table-cell>
              <table:table-cell office:value-type="float" office:value="0.99999999999672">
                <text:p>0.99999999999672</text:p>
              </table:table-cell>
              <table:table-cell office:value-type="float" office:value="0.999999999992863">
                <text:p>0.999999999992863</text:p>
              </table:table-cell>
              <table:table-cell office:value-type="float" office:value="0.999999999998371">
                <text:p>0.9999999999983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99997850306548">
                <text:p>0.99997850306548</text:p>
              </table:table-cell>
              <table:table-cell office:value-type="float" office:value="0.999999997294974">
                <text:p>0.999999997294974</text:p>
              </table:table-cell>
              <table:table-cell office:value-type="float" office:value="0.999999999999868">
                <text:p>0.999999999999868</text:p>
              </table:table-cell>
              <table:table-cell office:value-type="float" office:value="0.999999999995925">
                <text:p>0.999999999995925</text:p>
              </table:table-cell>
              <table:table-cell office:value-type="float" office:value="1.00000000000132">
                <text:p>1.00000000000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999985235717548">
                <text:p>0.999985235717548</text:p>
              </table:table-cell>
              <table:table-cell office:value-type="float" office:value="0.99999999871578">
                <text:p>0.99999999871578</text:p>
              </table:table-cell>
              <table:table-cell office:value-type="float" office:value="0.999999999999519">
                <text:p>0.999999999999519</text:p>
              </table:table-cell>
              <table:table-cell office:value-type="float" office:value="0.999999999994712">
                <text:p>0.999999999994712</text:p>
              </table:table-cell>
              <table:table-cell office:value-type="float" office:value="1.00000000000039">
                <text:p>1.00000000000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999990001639714">
                <text:p>0.999990001639714</text:p>
              </table:table-cell>
              <table:table-cell office:value-type="float" office:value="0.999999999407835">
                <text:p>0.999999999407835</text:p>
              </table:table-cell>
              <table:table-cell office:value-type="float" office:value="1.00000000000161">
                <text:p>1.00000000000161</text:p>
              </table:table-cell>
              <table:table-cell office:value-type="float" office:value="0.999999999996016">
                <text:p>0.999999999996016</text:p>
              </table:table-cell>
              <table:table-cell office:value-type="float" office:value="1.00000000000208">
                <text:p>1.00000000000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999993208788129">
                <text:p>0.999993208788129</text:p>
              </table:table-cell>
              <table:table-cell office:value-type="float" office:value="0.999999999724282">
                <text:p>0.999999999724282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0.999999999996255">
                <text:p>0.999999999996255</text:p>
              </table:table-cell>
              <table:table-cell office:value-type="float" office:value="1.0000000000012">
                <text:p>1.000000000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999995537110503">
                <text:p>0.999995537110503</text:p>
              </table:table-cell>
              <table:table-cell office:value-type="float" office:value="0.999999999876393">
                <text:p>0.999999999876393</text:p>
              </table:table-cell>
              <table:table-cell office:value-type="float" office:value="0.999999999999363">
                <text:p>0.999999999999363</text:p>
              </table:table-cell>
              <table:table-cell office:value-type="float" office:value="0.99999999999433">
                <text:p>0.99999999999433</text:p>
              </table:table-cell>
              <table:table-cell office:value-type="float" office:value="1.00000000000054">
                <text:p>1.000000000000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999997115998646">
                <text:p>0.999997115998646</text:p>
              </table:table-cell>
              <table:table-cell office:value-type="float" office:value="0.999999999944434">
                <text:p>0.999999999944434</text:p>
              </table:table-cell>
              <table:table-cell office:value-type="float" office:value="0.999999999997743">
                <text:p>0.999999999997743</text:p>
              </table:table-cell>
              <table:table-cell office:value-type="float" office:value="0.999999999992893">
                <text:p>0.999999999992893</text:p>
              </table:table-cell>
              <table:table-cell office:value-type="float" office:value="0.999999999999482">
                <text:p>0.999999999999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999998169333296">
                <text:p>0.999998169333296</text:p>
              </table:table-cell>
              <table:table-cell office:value-type="float" office:value="0.999999999975476">
                <text:p>0.999999999975476</text:p>
              </table:table-cell>
              <table:table-cell office:value-type="float" office:value="1.00000000000063">
                <text:p>1.00000000000063</text:p>
              </table:table-cell>
              <table:table-cell office:value-type="float" office:value="0.99999999999567">
                <text:p>0.99999999999567</text:p>
              </table:table-cell>
              <table:table-cell office:value-type="float" office:value="1.00000000000174">
                <text:p>1.000000000001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999998835732706">
                <text:p>0.999998835732706</text:p>
              </table:table-cell>
              <table:table-cell office:value-type="float" office:value="0.999999999991856">
                <text:p>0.999999999991856</text:p>
              </table:table-cell>
              <table:table-cell office:value-type="float" office:value="1.0000000000055">
                <text:p>1.0000000000055</text:p>
              </table:table-cell>
              <table:table-cell office:value-type="float" office:value="1.00000000000106">
                <text:p>1.00000000000106</text:p>
              </table:table-cell>
              <table:table-cell office:value-type="float" office:value="1.00000000000655">
                <text:p>1.00000000000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999999288944124">
                <text:p>0.999999288944124</text:p>
              </table:table-cell>
              <table:table-cell office:value-type="float" office:value="0.999999999992018">
                <text:p>0.999999999992018</text:p>
              </table:table-cell>
              <table:table-cell office:value-type="float" office:value="0.999999999998865">
                <text:p>0.999999999998865</text:p>
              </table:table-cell>
              <table:table-cell office:value-type="float" office:value="0.999999999994904">
                <text:p>0.999999999994904</text:p>
              </table:table-cell>
              <table:table-cell office:value-type="float" office:value="1.00000000000054">
                <text:p>1.000000000000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999999575127322">
                <text:p>0.999999575127322</text:p>
              </table:table-cell>
              <table:table-cell office:value-type="float" office:value="0.999999999992958">
                <text:p>0.999999999992958</text:p>
              </table:table-cell>
              <table:table-cell office:value-type="float" office:value="0.999999999999093">
                <text:p>0.999999999999093</text:p>
              </table:table-cell>
              <table:table-cell office:value-type="float" office:value="0.999999999994575">
                <text:p>0.999999999994575</text:p>
              </table:table-cell>
              <table:table-cell office:value-type="float" office:value="1.00000000000029">
                <text:p>1.00000000000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999999746025956">
                <text:p>0.999999746025956</text:p>
              </table:table-cell>
              <table:table-cell office:value-type="float" office:value="0.999999999995763">
                <text:p>0.999999999995763</text:p>
              </table:table-cell>
              <table:table-cell office:value-type="float" office:value="1.00000000000029">
                <text:p>1.00000000000029</text:p>
              </table:table-cell>
              <table:table-cell office:value-type="float" office:value="0.999999999996226">
                <text:p>0.999999999996226</text:p>
              </table:table-cell>
              <table:table-cell office:value-type="float" office:value="1.00000000000219">
                <text:p>1.000000000002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999999855321559">
                <text:p>0.999999855321559</text:p>
              </table:table-cell>
              <table:table-cell office:value-type="float" office:value="0.99999999999611">
                <text:p>0.99999999999611</text:p>
              </table:table-cell>
              <table:table-cell office:value-type="float" office:value="1.00000000000095">
                <text:p>1.00000000000095</text:p>
              </table:table-cell>
              <table:table-cell office:value-type="float" office:value="0.999999999997653">
                <text:p>0.999999999997653</text:p>
              </table:table-cell>
              <table:table-cell office:value-type="float" office:value="1.00000000000171">
                <text:p>1.000000000001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999999919804245">
                <text:p>0.999999919804245</text:p>
              </table:table-cell>
              <table:table-cell office:value-type="float" office:value="0.999999999992903">
                <text:p>0.999999999992903</text:p>
              </table:table-cell>
              <table:table-cell office:value-type="float" office:value="0.999999999995926">
                <text:p>0.999999999995926</text:p>
              </table:table-cell>
              <table:table-cell office:value-type="float" office:value="0.999999999992777">
                <text:p>0.999999999992777</text:p>
              </table:table-cell>
              <table:table-cell office:value-type="float" office:value="0.999999999997227">
                <text:p>0.999999999997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999999955647173">
                <text:p>0.999999955647173</text:p>
              </table:table-cell>
              <table:table-cell office:value-type="float" office:value="0.999999999996333">
                <text:p>0.999999999996333</text:p>
              </table:table-cell>
              <table:table-cell office:value-type="float" office:value="1.00000000000143">
                <text:p>1.00000000000143</text:p>
              </table:table-cell>
              <table:table-cell office:value-type="float" office:value="0.999999999995801">
                <text:p>0.999999999995801</text:p>
              </table:table-cell>
              <table:table-cell office:value-type="float" office:value="1.0000000000018">
                <text:p>1.00000000000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999999976865438">
                <text:p>0.999999976865438</text:p>
              </table:table-cell>
              <table:table-cell office:value-type="float" office:value="0.999999999994889">
                <text:p>0.999999999994889</text:p>
              </table:table-cell>
              <table:table-cell office:value-type="float" office:value="0.99999999999887">
                <text:p>0.99999999999887</text:p>
              </table:table-cell>
              <table:table-cell office:value-type="float" office:value="0.999999999995884">
                <text:p>0.999999999995884</text:p>
              </table:table-cell>
              <table:table-cell office:value-type="float" office:value="1.000000000001">
                <text:p>1.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999999988350431">
                <text:p>0.999999988350431</text:p>
              </table:table-cell>
              <table:table-cell office:value-type="float" office:value="0.999999999993141">
                <text:p>0.999999999993141</text:p>
              </table:table-cell>
              <table:table-cell office:value-type="float" office:value="0.999999999997567">
                <text:p>0.999999999997567</text:p>
              </table:table-cell>
              <table:table-cell office:value-type="float" office:value="0.999999999992936">
                <text:p>0.999999999992936</text:p>
              </table:table-cell>
              <table:table-cell office:value-type="float" office:value="0.999999999998362">
                <text:p>0.999999999998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999999994173985">
                <text:p>0.999999994173985</text:p>
              </table:table-cell>
              <table:table-cell office:value-type="float" office:value="0.999999999993326">
                <text:p>0.999999999993326</text:p>
              </table:table-cell>
              <table:table-cell office:value-type="float" office:value="0.99999999999777">
                <text:p>0.99999999999777</text:p>
              </table:table-cell>
              <table:table-cell office:value-type="float" office:value="0.999999999994868">
                <text:p>0.999999999994868</text:p>
              </table:table-cell>
              <table:table-cell office:value-type="float" office:value="0.999999999999929">
                <text:p>0.9999999999999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999999997292857">
                <text:p>0.999999997292857</text:p>
              </table:table-cell>
              <table:table-cell office:value-type="float" office:value="0.999999999995922">
                <text:p>0.999999999995922</text:p>
              </table:table-cell>
              <table:table-cell office:value-type="float" office:value="0.999999999999967">
                <text:p>0.999999999999967</text:p>
              </table:table-cell>
              <table:table-cell office:value-type="float" office:value="0.999999999995539">
                <text:p>0.999999999995539</text:p>
              </table:table-cell>
              <table:table-cell office:value-type="float" office:value="1.00000000000207">
                <text:p>1.00000000000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999999998803512">
                <text:p>0.999999998803512</text:p>
              </table:table-cell>
              <table:table-cell office:value-type="float" office:value="0.999999999994553">
                <text:p>0.999999999994553</text:p>
              </table:table-cell>
              <table:table-cell office:value-type="float" office:value="1.0000000000001">
                <text:p>1.0000000000001</text:p>
              </table:table-cell>
              <table:table-cell office:value-type="float" office:value="0.999999999996037">
                <text:p>0.999999999996037</text:p>
              </table:table-cell>
              <table:table-cell office:value-type="float" office:value="1.00000000000172">
                <text:p>1.000000000001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999999999499546">
                <text:p>0.999999999499546</text:p>
              </table:table-cell>
              <table:table-cell office:value-type="float" office:value="0.999999999995252">
                <text:p>0.999999999995252</text:p>
              </table:table-cell>
              <table:table-cell office:value-type="float" office:value="0.999999999999694">
                <text:p>0.999999999999694</text:p>
              </table:table-cell>
              <table:table-cell office:value-type="float" office:value="0.999999999995704">
                <text:p>0.999999999995704</text:p>
              </table:table-cell>
              <table:table-cell office:value-type="float" office:value="1.00000000000121">
                <text:p>1.000000000001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999999999798577">
                <text:p>0.999999999798577</text:p>
              </table:table-cell>
              <table:table-cell office:value-type="float" office:value="0.999999999997143">
                <text:p>0.999999999997143</text:p>
              </table:table-cell>
              <table:table-cell office:value-type="float" office:value="1.00000000000104">
                <text:p>1.00000000000104</text:p>
              </table:table-cell>
              <table:table-cell office:value-type="float" office:value="0.999999999997624">
                <text:p>0.999999999997624</text:p>
              </table:table-cell>
              <table:table-cell office:value-type="float" office:value="1.00000000000284">
                <text:p>1.00000000000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999999999925111">
                <text:p>0.999999999925111</text:p>
              </table:table-cell>
              <table:table-cell office:value-type="float" office:value="0.999999999993951">
                <text:p>0.999999999993951</text:p>
              </table:table-cell>
              <table:table-cell office:value-type="float" office:value="0.999999999996609">
                <text:p>0.999999999996609</text:p>
              </table:table-cell>
              <table:table-cell office:value-type="float" office:value="0.999999999994734">
                <text:p>0.999999999994734</text:p>
              </table:table-cell>
              <table:table-cell office:value-type="float" office:value="0.999999999999623">
                <text:p>0.999999999999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999999999978685">
                <text:p>0.999999999978685</text:p>
              </table:table-cell>
              <table:table-cell office:value-type="float" office:value="0.999999999997631">
                <text:p>0.999999999997631</text:p>
              </table:table-cell>
              <table:table-cell office:value-type="float" office:value="1.00000000000099">
                <text:p>1.00000000000099</text:p>
              </table:table-cell>
              <table:table-cell office:value-type="float" office:value="0.999999999997776">
                <text:p>0.999999999997776</text:p>
              </table:table-cell>
              <table:table-cell office:value-type="float" office:value="1.00000000000385">
                <text:p>1.000000000003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999999999994369">
                <text:p>0.999999999994369</text:p>
              </table:table-cell>
              <table:table-cell office:value-type="float" office:value="0.999999999993705">
                <text:p>0.999999999993705</text:p>
              </table:table-cell>
              <table:table-cell office:value-type="float" office:value="0.999999999999562">
                <text:p>0.999999999999562</text:p>
              </table:table-cell>
              <table:table-cell office:value-type="float" office:value="0.999999999996176">
                <text:p>0.999999999996176</text:p>
              </table:table-cell>
              <table:table-cell office:value-type="float" office:value="1.00000000000065">
                <text:p>1.00000000000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1.00000000000124">
                <text:p>1.00000000000124</text:p>
              </table:table-cell>
              <table:table-cell office:value-type="float" office:value="0.999999999995563">
                <text:p>0.999999999995563</text:p>
              </table:table-cell>
              <table:table-cell office:value-type="float" office:value="1.0000000000004">
                <text:p>1.0000000000004</text:p>
              </table:table-cell>
              <table:table-cell office:value-type="float" office:value="0.999999999995783">
                <text:p>0.999999999995783</text:p>
              </table:table-cell>
              <table:table-cell office:value-type="float" office:value="1.00000000000131">
                <text:p>1.000000000001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1.00000000000394">
                <text:p>1.00000000000394</text:p>
              </table:table-cell>
              <table:table-cell office:value-type="float" office:value="0.999999999994555">
                <text:p>0.999999999994555</text:p>
              </table:table-cell>
              <table:table-cell office:value-type="float" office:value="0.999999999997934">
                <text:p>0.999999999997934</text:p>
              </table:table-cell>
              <table:table-cell office:value-type="float" office:value="0.999999999994899">
                <text:p>0.999999999994899</text:p>
              </table:table-cell>
              <table:table-cell office:value-type="float" office:value="1.00000000000022">
                <text:p>1.00000000000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1.00000000000573">
                <text:p>1.00000000000573</text:p>
              </table:table-cell>
              <table:table-cell office:value-type="float" office:value="0.999999999998488">
                <text:p>0.999999999998488</text:p>
              </table:table-cell>
              <table:table-cell office:value-type="float" office:value="1.00000000000098">
                <text:p>1.00000000000098</text:p>
              </table:table-cell>
              <table:table-cell office:value-type="float" office:value="0.999999999998626">
                <text:p>0.999999999998626</text:p>
              </table:table-cell>
              <table:table-cell office:value-type="float" office:value="1.00000000000261">
                <text:p>1.000000000002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1.00000000000435">
                <text:p>1.00000000000435</text:p>
              </table:table-cell>
              <table:table-cell office:value-type="float" office:value="0.999999999995862">
                <text:p>0.999999999995862</text:p>
              </table:table-cell>
              <table:table-cell office:value-type="float" office:value="0.999999999998845">
                <text:p>0.999999999998845</text:p>
              </table:table-cell>
              <table:table-cell office:value-type="float" office:value="0.999999999994849">
                <text:p>0.999999999994849</text:p>
              </table:table-cell>
              <table:table-cell office:value-type="float" office:value="1.00000000000103">
                <text:p>1.00000000000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1.00000000000443">
                <text:p>1.00000000000443</text:p>
              </table:table-cell>
              <table:table-cell office:value-type="float" office:value="0.99999999999704">
                <text:p>0.99999999999704</text:p>
              </table:table-cell>
              <table:table-cell office:value-type="float" office:value="0.999999999998974">
                <text:p>0.999999999998974</text:p>
              </table:table-cell>
              <table:table-cell office:value-type="float" office:value="0.999999999995101">
                <text:p>0.999999999995101</text:p>
              </table:table-cell>
              <table:table-cell office:value-type="float" office:value="1.00000000000081">
                <text:p>1.00000000000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1.00000000000432">
                <text:p>1.00000000000432</text:p>
              </table:table-cell>
              <table:table-cell office:value-type="float" office:value="0.999999999995369">
                <text:p>0.999999999995369</text:p>
              </table:table-cell>
              <table:table-cell office:value-type="float" office:value="0.999999999998286">
                <text:p>0.999999999998286</text:p>
              </table:table-cell>
              <table:table-cell office:value-type="float" office:value="0.999999999994488">
                <text:p>0.999999999994488</text:p>
              </table:table-cell>
              <table:table-cell office:value-type="float" office:value="0.999999999998655">
                <text:p>0.9999999999986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1.00000000000686">
                <text:p>1.00000000000686</text:p>
              </table:table-cell>
              <table:table-cell office:value-type="float" office:value="0.999999999998428">
                <text:p>0.999999999998428</text:p>
              </table:table-cell>
              <table:table-cell office:value-type="float" office:value="1.00000000000175">
                <text:p>1.00000000000175</text:p>
              </table:table-cell>
              <table:table-cell office:value-type="float" office:value="0.999999999997578">
                <text:p>0.999999999997578</text:p>
              </table:table-cell>
              <table:table-cell office:value-type="float" office:value="1.00000000000506">
                <text:p>1.000000000005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1.00000000000252">
                <text:p>1.00000000000252</text:p>
              </table:table-cell>
              <table:table-cell office:value-type="float" office:value="0.999999999993627">
                <text:p>0.999999999993627</text:p>
              </table:table-cell>
              <table:table-cell office:value-type="float" office:value="0.999999999997424">
                <text:p>0.999999999997424</text:p>
              </table:table-cell>
              <table:table-cell office:value-type="float" office:value="0.999999999991956">
                <text:p>0.999999999991956</text:p>
              </table:table-cell>
              <table:table-cell office:value-type="float" office:value="0.999999999998116">
                <text:p>0.99999999999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1.00000000000794">
                <text:p>1.00000000000794</text:p>
              </table:table-cell>
              <table:table-cell office:value-type="float" office:value="0.999999999995245">
                <text:p>0.999999999995245</text:p>
              </table:table-cell>
              <table:table-cell office:value-type="float" office:value="1.0000000000004">
                <text:p>1.0000000000004</text:p>
              </table:table-cell>
              <table:table-cell office:value-type="float" office:value="0.999999999996908">
                <text:p>0.999999999996908</text:p>
              </table:table-cell>
              <table:table-cell office:value-type="float" office:value="1.00000000000191">
                <text:p>1.000000000001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1.00000000000518">
                <text:p>1.00000000000518</text:p>
              </table:table-cell>
              <table:table-cell office:value-type="float" office:value="0.999999999997244">
                <text:p>0.999999999997244</text:p>
              </table:table-cell>
              <table:table-cell office:value-type="float" office:value="1.0000000000021">
                <text:p>1.0000000000021</text:p>
              </table:table-cell>
              <table:table-cell office:value-type="float" office:value="0.999999999994743">
                <text:p>0.999999999994743</text:p>
              </table:table-cell>
              <table:table-cell office:value-type="float" office:value="1.00000000000078">
                <text:p>1.00000000000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9999999642">
                <text:p>0.999999999999642</text:p>
              </table:table-cell>
              <table:table-cell office:value-type="float" office:value="0.999999999993679">
                <text:p>0.999999999993679</text:p>
              </table:table-cell>
              <table:table-cell office:value-type="float" office:value="0.999999999997041">
                <text:p>0.999999999997041</text:p>
              </table:table-cell>
              <table:table-cell office:value-type="float" office:value="0.999999999993825">
                <text:p>0.999999999993825</text:p>
              </table:table-cell>
              <table:table-cell office:value-type="float" office:value="1.00000000000035">
                <text:p>1.000000000000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.00000000001144">
                <text:p>1.00000000001144</text:p>
              </table:table-cell>
              <table:table-cell office:value-type="float" office:value="0.999999999998771">
                <text:p>0.999999999998771</text:p>
              </table:table-cell>
              <table:table-cell office:value-type="float" office:value="1.00000000000688">
                <text:p>1.00000000000688</text:p>
              </table:table-cell>
              <table:table-cell office:value-type="float" office:value="1.00000000000236">
                <text:p>1.00000000000236</text:p>
              </table:table-cell>
              <table:table-cell office:value-type="float" office:value="1.00000000000902">
                <text:p>1.000000000009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70">
      <number:fraction number:min-integer-digits="0" number:min-numerator-digits="1" number:min-denominator-digits="1"/>
    </number:number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7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50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6cm" svg:y="0.917cm" chart:style-name="ch2">
          <text:p>Cumulative Probability of Quorum Compromise</text:p>
        </chart:title>
        <chart:subtitle svg:x="5.191cm" svg:y="1.6cm" chart:style-name="ch3">
          <text:p>10 Year Period at 50% Collusion</text:p>
        </chart:subtitle>
        <chart:legend chart:legend-position="end" svg:x="13.2cm" svg:y="3.854cm" style:legend-expansion="high" chart:style-name="ch4"/>
        <chart:plot-area chart:style-name="ch5" table:cell-range-address="Cumulative.A1:Cumulative.E9" chart:data-source-has-labels="both" svg:x="1.331cm" svg:y="2.19cm" svg:width="12.449cm" svg:height="5.649cm">
          <chartooo:coordinate-region svg:x="2.482cm" svg:y="2.389cm" svg:width="10.702cm" svg:height="4.803cm"/>
          <chart:axis chart:dimension="x" chart:name="primary-x" chart:style-name="ch6" chartooo:axis-type="auto">
            <chartooo:date-scale/>
            <chart:title svg:x="6.016cm" svg:y="8.019cm" chart:style-name="ch7">
              <text:p>Rotation Rate (days)</text:p>
            </chart:title>
            <chart:categories table:cell-range-address="Cumulative.A2:Cumulative.A9"/>
          </chart:axis>
          <chart:axis chart:dimension="y" chart:name="primary-y" chart:style-name="ch8">
            <chart:title svg:x="0.451cm" svg:y="6.804cm" chart:style-name="ch9">
              <text:p>Compromise Probability</text:p>
            </chart:title>
            <chart:grid chart:style-name="ch10" chart:class="major"/>
          </chart:axis>
          <chart:series chart:style-name="ch11" chart:values-cell-range-address="Cumulative.B2:Cumulative.B9" chart:label-cell-address="Cumulative.B1:Cumulative.B1" chart:class="chart:line">
            <chart:data-point chart:repeated="8"/>
          </chart:series>
          <chart:series chart:style-name="ch12" chart:values-cell-range-address="Cumulative.C2:Cumulative.C9" chart:label-cell-address="Cumulative.C1:Cumulative.C1" chart:class="chart:line">
            <chart:data-point chart:repeated="8"/>
          </chart:series>
          <chart:series chart:style-name="ch13" chart:values-cell-range-address="Cumulative.D2:Cumulative.D9" chart:label-cell-address="Cumulative.D1:Cumulative.D1" chart:class="chart:line">
            <chart:data-point chart:repeated="8"/>
          </chart:series>
          <chart:series chart:style-name="ch14" chart:values-cell-range-address="Cumulative.E2:Cumulative.E9" chart:label-cell-address="Cumulative.E1:Cumulative.E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Cumulative.B1:Cumulative.B1</svg:desc>
                </draw:g>
              </table:table-cell>
              <table:table-cell office:value-type="string">
                <text:p>63</text:p>
                <draw:g>
                  <svg:desc>Cumulative.C1:Cumulative.C1</svg:desc>
                </draw:g>
              </table:table-cell>
              <table:table-cell office:value-type="string">
                <text:p>127</text:p>
                <draw:g>
                  <svg:desc>Cumulative.D1:Cumulative.D1</svg:desc>
                </draw:g>
              </table:table-cell>
              <table:table-cell office:value-type="string">
                <text:p>255</text:p>
                <draw:g>
                  <svg:desc>Cumulative.E1:Cumulative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umulative.A2:Cumulative.A9</svg:desc>
                </draw:g>
              </table:table-cell>
              <table:table-cell office:value-type="float" office:value="0.000384148730170978">
                <text:p>0.000384148730170978</text:p>
                <draw:g>
                  <svg:desc>Cumulative.B2:Cumulative.B9</svg:desc>
                </draw:g>
              </table:table-cell>
              <table:table-cell office:value-type="float" office:value="0.000000000320565459902867">
                <text:p>0.000000000320565459902867</text:p>
                <draw:g>
                  <svg:desc>Cumulative.C2:Cumulative.C9</svg:desc>
                </draw:g>
              </table:table-cell>
              <table:table-cell office:value-type="float" office:value="3.09124896666073E-022">
                <text:p>3.09124896666073E-022</text:p>
                <draw:g>
                  <svg:desc>Cumulative.D2:Cumulative.D9</svg:desc>
                </draw:g>
              </table:table-cell>
              <table:table-cell office:value-type="float" office:value="4.0149117930792E-046">
                <text:p>4.0149117930792E-046</text:p>
                <draw:g>
                  <svg:desc>Cumulative.E2:Cumulative.E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192092814910259">
                <text:p>0.000192092814910259</text:p>
              </table:table-cell>
              <table:table-cell office:value-type="float" office:value="0.000000000160282729964279">
                <text:p>0.000000000160282729964279</text:p>
              </table:table-cell>
              <table:table-cell office:value-type="float" office:value="1.54562448333037E-022">
                <text:p>1.54562448333037E-022</text:p>
              </table:table-cell>
              <table:table-cell office:value-type="float" office:value="2.0074558965396E-046">
                <text:p>2.0074558965396E-0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28065976917971">
                <text:p>0.000128065976917971</text:p>
              </table:table-cell>
              <table:table-cell office:value-type="float" office:value="0.000000000106855153312374">
                <text:p>0.000000000106855153312374</text:p>
              </table:table-cell>
              <table:table-cell office:value-type="float" office:value="1.03041632222025E-022">
                <text:p>1.03041632222025E-022</text:p>
              </table:table-cell>
              <table:table-cell office:value-type="float" office:value="1.3383039310264E-046">
                <text:p>1.3383039310264E-0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960510203543853">
                <text:p>0.0000960510203543853</text:p>
              </table:table-cell>
              <table:table-cell office:value-type="float" office:value="0.0000000000801413649853507">
                <text:p>0.0000000000801413649853507</text:p>
              </table:table-cell>
              <table:table-cell office:value-type="float" office:value="7.72812241665184E-023">
                <text:p>7.72812241665184E-023</text:p>
              </table:table-cell>
              <table:table-cell office:value-type="float" office:value="1.0037279482698E-046">
                <text:p>1.0037279482698E-0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5488742708665">
                <text:p>0.00005488742708665</text:p>
              </table:table-cell>
              <table:table-cell office:value-type="float" office:value="0.0000000000457950657067011">
                <text:p>0.0000000000457950657067011</text:p>
              </table:table-cell>
              <table:table-cell office:value-type="float" office:value="4.41606995237248E-023">
                <text:p>4.41606995237248E-023</text:p>
              </table:table-cell>
              <table:table-cell office:value-type="float" office:value="5.73558827582744E-047">
                <text:p>5.73558827582744E-0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274440901323666">
                <text:p>0.0000274440901323666</text:p>
              </table:table-cell>
              <table:table-cell office:value-type="float" office:value="0.0000000000228975328536127">
                <text:p>0.0000000000228975328536127</text:p>
              </table:table-cell>
              <table:table-cell office:value-type="float" office:value="2.20803497618624E-023">
                <text:p>2.20803497618624E-023</text:p>
              </table:table-cell>
              <table:table-cell office:value-type="float" office:value="2.86779413791372E-047">
                <text:p>2.86779413791372E-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12807335791914">
                <text:p>0.000012807335791914</text:p>
              </table:table-cell>
              <table:table-cell office:value-type="float" office:value="0.0000000000106855153317512">
                <text:p>0.0000000000106855153317512</text:p>
              </table:table-cell>
              <table:table-cell office:value-type="float" office:value="1.03041632222025E-023">
                <text:p>1.03041632222025E-023</text:p>
              </table:table-cell>
              <table:table-cell office:value-type="float" office:value="1.3383039310264E-047">
                <text:p>1.3383039310264E-04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0000105266392319875">
                <text:p>0.00000105266392319875</text:p>
              </table:table-cell>
              <table:table-cell office:value-type="float" office:value="0.000000000000878261534120842">
                <text:p>0.000000000000878261534120842</text:p>
              </table:table-cell>
              <table:table-cell office:value-type="float" office:value="8.4691752511253E-025">
                <text:p>8.4691752511253E-025</text:p>
              </table:table-cell>
              <table:table-cell office:value-type="float" office:value="1.09997583372033E-048">
                <text:p>1.09997583372033E-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